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831in" svg:y="1.1268in">
            <draw:object draw:notify-on-update-of-ranges="Sheet1.B2:Sheet1.B95 Sheet1.C1:Sheet1.C1 Sheet1.C2:Sheet1.C95 Sheet1.Q2:Sheet1.Q127 Sheet1.R2:Sheet1.R127 Sheet1.AF2:Sheet1.AF89 Sheet1.AG2:Sheet1.AG89 Sheet1.BJ2:Sheet1.BJ89 Sheet1.BK2:Sheet1.BK89 Sheet1.AU2:Sheet1.AU89 Sheet1.AV2:Sheet1.AV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386in" svg:y="0.6665in">
            <draw:object draw:notify-on-update-of-ranges="Sheet1.E2:Sheet1.E89 Sheet1.F1:Sheet1.F1 Sheet1.F2:Sheet1.F89 Sheet1.AX2:Sheet1.AX89 Sheet1.AY2:Sheet1.AY89 Sheet1.AI2:Sheet1.AI89 Sheet1.AJ2:Sheet1.AJ89 Sheet1.BM2:Sheet1.BM89 Sheet1.BN2:Sheet1.BN89 Sheet1.T2:Sheet1.T127 Sheet1.U2:Sheet1.U1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7059in" svg:y="4.3717in">
            <draw:object draw:notify-on-update-of-ranges="Sheet1.E2:Sheet1.E95 Sheet1.G1:Sheet1.G1 Sheet1.G2:Sheet1.G95 Sheet1.AX2:Sheet1.AX100 Sheet1.AZ2:Sheet1.AZ100 Sheet1.AI2:Sheet1.AI89 Sheet1.AK2:Sheet1.AK89 Sheet1.BM2:Sheet1.BM89 Sheet1.BO2:Sheet1.BO89 Sheet1.T2:Sheet1.T89 Sheet1.V2:Sheet1.V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2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0.201598">
            <text:p>0.201598</text:p>
          </table:table-cell>
          <table:table-cell office:value-type="float" office:value="-0.22286">
            <text:p>-0.22286</text:p>
          </table:table-cell>
          <table:table-cell office:value-type="float" office:value="1.01279">
            <text:p>1.01279</text:p>
          </table:table-cell>
          <table:table-cell office:value-type="float" office:value="1">
            <text:p>1</text:p>
          </table:table-cell>
          <table:table-cell office:value-type="float" office:value="-0.0270319">
            <text:p>-0.0270319</text:p>
          </table:table-cell>
          <table:table-cell office:value-type="float" office:value="0.00388156">
            <text:p>0.00388156</text:p>
          </table:table-cell>
          <table:table-cell office:value-type="float" office:value="-0.000836101">
            <text:p>-0.000836101</text:p>
          </table:table-cell>
          <table:table-cell table:number-columns-repeated="3" office:value-type="float" office:value="0">
            <text:p>0</text:p>
          </table:table-cell>
          <table:table-cell office:value-type="float" office:value="-0.38808">
            <text:p>-0.38808</text:p>
          </table:table-cell>
          <table:table-cell office:value-type="float" office:value="0.0557251">
            <text:p>0.0557251</text:p>
          </table:table-cell>
          <table:table-cell office:value-type="float" office:value="-0.0120034">
            <text:p>-0.0120034</text:p>
          </table:table-cell>
          <table:table-cell/>
          <table:table-cell office:value-type="float" office:value="0">
            <text:p>0</text:p>
          </table:table-cell>
          <table:table-cell office:value-type="float" office:value="0.211693">
            <text:p>0.211693</text:p>
          </table:table-cell>
          <table:table-cell office:value-type="float" office:value="-0.219467">
            <text:p>-0.219467</text:p>
          </table:table-cell>
          <table:table-cell office:value-type="float" office:value="0.969529">
            <text:p>0.969529</text:p>
          </table:table-cell>
          <table:table-cell office:value-type="float" office:value="1">
            <text:p>1</text:p>
          </table:table-cell>
          <table:table-cell office:value-type="float" office:value="0.000972403">
            <text:p>0.000972403</text:p>
          </table:table-cell>
          <table:table-cell office:value-type="float" office:value="-0.00200404">
            <text:p>-0.00200404</text:p>
          </table:table-cell>
          <table:table-cell office:value-type="float" office:value="-0.000100641">
            <text:p>-0.00010064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1164">
            <text:p>0.0141164</text:p>
          </table:table-cell>
          <table:table-cell office:value-type="float" office:value="-0.0290928">
            <text:p>-0.0290928</text:p>
          </table:table-cell>
          <table:table-cell office:value-type="float" office:value="-0.00146102">
            <text:p>-0.00146102</text:p>
          </table:table-cell>
          <table:table-cell/>
          <table:table-cell office:value-type="float" office:value="0">
            <text:p>0</text:p>
          </table:table-cell>
          <table:table-cell office:value-type="float" office:value="0.315308">
            <text:p>0.315308</text:p>
          </table:table-cell>
          <table:table-cell office:value-type="float" office:value="-0.218343">
            <text:p>-0.218343</text:p>
          </table:table-cell>
          <table:table-cell office:value-type="float" office:value="1.02009">
            <text:p>1.02009</text:p>
          </table:table-cell>
          <table:table-cell office:value-type="float" office:value="1">
            <text:p>1</text:p>
          </table:table-cell>
          <table:table-cell office:value-type="float" office:value="0.00275368">
            <text:p>0.00275368</text:p>
          </table:table-cell>
          <table:table-cell office:value-type="float" office:value="0.00208028">
            <text:p>0.00208028</text:p>
          </table:table-cell>
          <table:table-cell office:value-type="float" office:value="-0.00146933">
            <text:p>-0.001469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1064">
            <text:p>0.0531064</text:p>
          </table:table-cell>
          <table:table-cell office:value-type="float" office:value="0.0401194">
            <text:p>0.0401194</text:p>
          </table:table-cell>
          <table:table-cell office:value-type="float" office:value="-0.028337">
            <text:p>-0.028337</text:p>
          </table:table-cell>
          <table:table-cell/>
          <table:table-cell office:value-type="float" office:value="0">
            <text:p>0</text:p>
          </table:table-cell>
          <table:table-cell office:value-type="float" office:value="0.324963">
            <text:p>0.324963</text:p>
          </table:table-cell>
          <table:table-cell office:value-type="float" office:value="-0.234251">
            <text:p>-0.234251</text:p>
          </table:table-cell>
          <table:table-cell office:value-type="float" office:value="1.06833">
            <text:p>1.06833</text:p>
          </table:table-cell>
          <table:table-cell office:value-type="float" office:value="1">
            <text:p>1</text:p>
          </table:table-cell>
          <table:table-cell office:value-type="float" office:value="-0.0059527">
            <text:p>-0.0059527</text:p>
          </table:table-cell>
          <table:table-cell office:value-type="float" office:value="-0.000548228">
            <text:p>-0.000548228</text:p>
          </table:table-cell>
          <table:table-cell office:value-type="float" office:value="-0.00196259">
            <text:p>-0.00196259</text:p>
          </table:table-cell>
          <table:table-cell table:number-columns-repeated="3" office:value-type="float" office:value="0">
            <text:p>0</text:p>
          </table:table-cell>
          <table:table-cell office:value-type="float" office:value="-0.103617">
            <text:p>-0.103617</text:p>
          </table:table-cell>
          <table:table-cell office:value-type="float" office:value="-0.00954288">
            <text:p>-0.00954288</text:p>
          </table:table-cell>
          <table:table-cell office:value-type="float" office:value="-0.0341624">
            <text:p>-0.0341624</text:p>
          </table:table-cell>
          <table:table-cell/>
          <table:table-cell office:value-type="float" office:value="0">
            <text:p>0</text:p>
          </table:table-cell>
          <table:table-cell office:value-type="float" office:value="0.303853">
            <text:p>0.303853</text:p>
          </table:table-cell>
          <table:table-cell office:value-type="float" office:value="-0.210328">
            <text:p>-0.210328</text:p>
          </table:table-cell>
          <table:table-cell office:value-type="float" office:value="0.93558">
            <text:p>0.93558</text:p>
          </table:table-cell>
          <table:table-cell office:value-type="float" office:value="1">
            <text:p>1</text:p>
          </table:table-cell>
          <table:table-cell office:value-type="float" office:value="0.0510194">
            <text:p>0.0510194</text:p>
          </table:table-cell>
          <table:table-cell office:value-type="float" office:value="0.0550288">
            <text:p>0.0550288</text:p>
          </table:table-cell>
          <table:table-cell office:value-type="float" office:value="-0.00260418">
            <text:p>-0.00260418</text:p>
          </table:table-cell>
          <table:table-cell table:number-columns-repeated="3" office:value-type="float" office:value="0">
            <text:p>0</text:p>
          </table:table-cell>
          <table:table-cell office:value-type="float" office:value="1.03658">
            <text:p>1.03658</text:p>
          </table:table-cell>
          <table:table-cell office:value-type="float" office:value="1.11804">
            <text:p>1.11804</text:p>
          </table:table-cell>
          <table:table-cell office:value-type="float" office:value="-0.0529099">
            <text:p>-0.0529099</text:p>
          </table:table-cell>
        </table:table-row>
        <table:table-row table:style-name="ro4">
          <table:table-cell office:value-type="float" office:value="0.191959">
            <text:p>0.191959</text:p>
          </table:table-cell>
          <table:table-cell office:value-type="float" office:value="0.187298">
            <text:p>0.187298</text:p>
          </table:table-cell>
          <table:table-cell office:value-type="float" office:value="-0.220806">
            <text:p>-0.220806</text:p>
          </table:table-cell>
          <table:table-cell office:value-type="float" office:value="1.01235">
            <text:p>1.01235</text:p>
          </table:table-cell>
          <table:table-cell office:value-type="float" office:value="0.974937">
            <text:p>0.974937</text:p>
          </table:table-cell>
          <table:table-cell office:value-type="float" office:value="0.0743401">
            <text:p>0.0743401</text:p>
          </table:table-cell>
          <table:table-cell office:value-type="float" office:value="-0.0353613">
            <text:p>-0.0353613</text:p>
          </table:table-cell>
          <table:table-cell office:value-type="float" office:value="-0.0354021">
            <text:p>-0.0354021</text:p>
          </table:table-cell>
          <table:table-cell office:value-type="float" office:value="-0.0744954">
            <text:p>-0.0744954</text:p>
          </table:table-cell>
          <table:table-cell office:value-type="float" office:value="0.0106969">
            <text:p>0.0106969</text:p>
          </table:table-cell>
          <table:table-cell office:value-type="float" office:value="-0.00230416">
            <text:p>-0.00230416</text:p>
          </table:table-cell>
          <table:table-cell office:value-type="float" office:value="1.3762">
            <text:p>1.3762</text:p>
          </table:table-cell>
          <table:table-cell office:value-type="float" office:value="-0.540237">
            <text:p>-0.540237</text:p>
          </table:table-cell>
          <table:table-cell office:value-type="float" office:value="-0.482821">
            <text:p>-0.482821</text:p>
          </table:table-cell>
          <table:table-cell/>
          <table:table-cell office:value-type="float" office:value="0.402853">
            <text:p>0.402853</text:p>
          </table:table-cell>
          <table:table-cell office:value-type="float" office:value="0.213984">
            <text:p>0.213984</text:p>
          </table:table-cell>
          <table:table-cell office:value-type="float" office:value="-0.224188">
            <text:p>-0.224188</text:p>
          </table:table-cell>
          <table:table-cell office:value-type="float" office:value="0.969292">
            <text:p>0.969292</text:p>
          </table:table-cell>
          <table:table-cell office:value-type="float" office:value="0.947561">
            <text:p>0.947561</text:p>
          </table:table-cell>
          <table:table-cell office:value-type="float" office:value="-0.00405761">
            <text:p>-0.00405761</text:p>
          </table:table-cell>
          <table:table-cell office:value-type="float" office:value="-0.00550099">
            <text:p>-0.00550099</text:p>
          </table:table-cell>
          <table:table-cell office:value-type="float" office:value="-0.00235421">
            <text:p>-0.00235421</text:p>
          </table:table-cell>
          <table:table-cell office:value-type="float" office:value="0.00568686">
            <text:p>0.00568686</text:p>
          </table:table-cell>
          <table:table-cell office:value-type="float" office:value="-0.0117201">
            <text:p>-0.0117201</text:p>
          </table:table-cell>
          <table:table-cell office:value-type="float" office:value="-0.000588576">
            <text:p>-0.000588576</text:p>
          </table:table-cell>
          <table:table-cell office:value-type="float" office:value="-0.00547985">
            <text:p>-0.00547985</text:p>
          </table:table-cell>
          <table:table-cell office:value-type="float" office:value="0.0143632">
            <text:p>0.0143632</text:p>
          </table:table-cell>
          <table:table-cell office:value-type="float" office:value="-0.000246719">
            <text:p>-0.000246719</text:p>
          </table:table-cell>
          <table:table-cell/>
          <table:table-cell office:value-type="float" office:value="0.335089">
            <text:p>0.335089</text:p>
          </table:table-cell>
          <table:table-cell office:value-type="float" office:value="0.321271">
            <text:p>0.321271</text:p>
          </table:table-cell>
          <table:table-cell office:value-type="float" office:value="-0.213838">
            <text:p>-0.213838</text:p>
          </table:table-cell>
          <table:table-cell office:value-type="float" office:value="1.01691">
            <text:p>1.01691</text:p>
          </table:table-cell>
          <table:table-cell office:value-type="float" office:value="0.942216">
            <text:p>0.942216</text:p>
          </table:table-cell>
          <table:table-cell office:value-type="float" office:value="0.0054697">
            <text:p>0.0054697</text:p>
          </table:table-cell>
          <table:table-cell office:value-type="float" office:value="0.00284318">
            <text:p>0.00284318</text:p>
          </table:table-cell>
          <table:table-cell office:value-type="float" office:value="-0.00332668">
            <text:p>-0.00332668</text:p>
          </table:table-cell>
          <table:table-cell office:value-type="float" office:value="0.0177954">
            <text:p>0.0177954</text:p>
          </table:table-cell>
          <table:table-cell office:value-type="float" office:value="0.0134436">
            <text:p>0.0134436</text:p>
          </table:table-cell>
          <table:table-cell office:value-type="float" office:value="-0.0094954">
            <text:p>-0.0094954</text:p>
          </table:table-cell>
          <table:table-cell office:value-type="float" office:value="-0.0295931">
            <text:p>-0.0295931</text:p>
          </table:table-cell>
          <table:table-cell office:value-type="float" office:value="-0.0158576">
            <text:p>-0.0158576</text:p>
          </table:table-cell>
          <table:table-cell office:value-type="float" office:value="0.00534454">
            <text:p>0.00534454</text:p>
          </table:table-cell>
          <table:table-cell/>
          <table:table-cell office:value-type="float" office:value="0.392476">
            <text:p>0.392476</text:p>
          </table:table-cell>
          <table:table-cell office:value-type="float" office:value="0.309002">
            <text:p>0.309002</text:p>
          </table:table-cell>
          <table:table-cell office:value-type="float" office:value="-0.235721">
            <text:p>-0.235721</text:p>
          </table:table-cell>
          <table:table-cell office:value-type="float" office:value="1.06307">
            <text:p>1.06307</text:p>
          </table:table-cell>
          <table:table-cell office:value-type="float" office:value="0.939016">
            <text:p>0.939016</text:p>
          </table:table-cell>
          <table:table-cell office:value-type="float" office:value="-0.0137497">
            <text:p>-0.0137497</text:p>
          </table:table-cell>
          <table:table-cell office:value-type="float" office:value="-0.00195258">
            <text:p>-0.00195258</text:p>
          </table:table-cell>
          <table:table-cell office:value-type="float" office:value="0.00333633">
            <text:p>0.00333633</text:p>
          </table:table-cell>
          <table:table-cell office:value-type="float" office:value="-0.0406673">
            <text:p>-0.0406673</text:p>
          </table:table-cell>
          <table:table-cell office:value-type="float" office:value="-0.00374535">
            <text:p>-0.00374535</text:p>
          </table:table-cell>
          <table:table-cell office:value-type="float" office:value="-0.0134079">
            <text:p>-0.0134079</text:p>
          </table:table-cell>
          <table:table-cell office:value-type="float" office:value="0.134388">
            <text:p>0.134388</text:p>
          </table:table-cell>
          <table:table-cell office:value-type="float" office:value="0.0148806">
            <text:p>0.0148806</text:p>
          </table:table-cell>
          <table:table-cell office:value-type="float" office:value="0.106371">
            <text:p>0.106371</text:p>
          </table:table-cell>
          <table:table-cell/>
          <table:table-cell office:value-type="float" office:value="0.0450721">
            <text:p>0.0450721</text:p>
          </table:table-cell>
          <table:table-cell office:value-type="float" office:value="0.305959">
            <text:p>0.305959</text:p>
          </table:table-cell>
          <table:table-cell office:value-type="float" office:value="-0.208056">
            <text:p>-0.208056</text:p>
          </table:table-cell>
          <table:table-cell office:value-type="float" office:value="0.935472">
            <text:p>0.935472</text:p>
          </table:table-cell>
          <table:table-cell office:value-type="float" office:value="0.991601">
            <text:p>0.991601</text:p>
          </table:table-cell>
          <table:table-cell office:value-type="float" office:value="0.00103779">
            <text:p>0.00103779</text:p>
          </table:table-cell>
          <table:table-cell office:value-type="float" office:value="0.00180327">
            <text:p>0.00180327</text:p>
          </table:table-cell>
          <table:table-cell office:value-type="float" office:value="-0.000919974">
            <text:p>-0.000919974</text:p>
          </table:table-cell>
          <table:table-cell office:value-type="float" office:value="0.0467207">
            <text:p>0.0467207</text:p>
          </table:table-cell>
          <table:table-cell office:value-type="float" office:value="0.0503923">
            <text:p>0.0503923</text:p>
          </table:table-cell>
          <table:table-cell office:value-type="float" office:value="-0.00238476">
            <text:p>-0.00238476</text:p>
          </table:table-cell>
          <table:table-cell office:value-type="float" office:value="-0.0994429">
            <text:p>-0.0994429</text:p>
          </table:table-cell>
          <table:table-cell office:value-type="float" office:value="-0.099431">
            <text:p>-0.099431</text:p>
          </table:table-cell>
          <table:table-cell office:value-type="float" office:value="-0.0093069">
            <text:p>-0.0093069</text:p>
          </table:table-cell>
        </table:table-row>
        <table:table-row table:style-name="ro4">
          <table:table-cell office:value-type="float" office:value="0.274226">
            <text:p>0.274226</text:p>
          </table:table-cell>
          <table:table-cell office:value-type="float" office:value="0.190484">
            <text:p>0.190484</text:p>
          </table:table-cell>
          <table:table-cell office:value-type="float" office:value="-0.223583">
            <text:p>-0.223583</text:p>
          </table:table-cell>
          <table:table-cell office:value-type="float" office:value="1.00889">
            <text:p>1.00889</text:p>
          </table:table-cell>
          <table:table-cell office:value-type="float" office:value="0.964389">
            <text:p>0.964389</text:p>
          </table:table-cell>
          <table:table-cell office:value-type="float" office:value="-0.014558">
            <text:p>-0.014558</text:p>
          </table:table-cell>
          <table:table-cell office:value-type="float" office:value="0.00100821">
            <text:p>0.00100821</text:p>
          </table:table-cell>
          <table:table-cell office:value-type="float" office:value="-0.00292523">
            <text:p>-0.00292523</text:p>
          </table:table-cell>
          <table:table-cell office:value-type="float" office:value="0.03872">
            <text:p>0.03872</text:p>
          </table:table-cell>
          <table:table-cell office:value-type="float" office:value="-0.0337467">
            <text:p>-0.0337467</text:p>
          </table:table-cell>
          <table:table-cell office:value-type="float" office:value="-0.0420244">
            <text:p>-0.0420244</text:p>
          </table:table-cell>
          <table:table-cell office:value-type="float" office:value="-0.0878023">
            <text:p>-0.0878023</text:p>
          </table:table-cell>
          <table:table-cell office:value-type="float" office:value="0.0833007">
            <text:p>0.0833007</text:p>
          </table:table-cell>
          <table:table-cell office:value-type="float" office:value="0.0908474">
            <text:p>0.0908474</text:p>
          </table:table-cell>
          <table:table-cell/>
          <table:table-cell office:value-type="float" office:value="1.4708">
            <text:p>1.4708</text:p>
          </table:table-cell>
          <table:table-cell office:value-type="float" office:value="0.213807">
            <text:p>0.213807</text:p>
          </table:table-cell>
          <table:table-cell office:value-type="float" office:value="-0.220323">
            <text:p>-0.220323</text:p>
          </table:table-cell>
          <table:table-cell office:value-type="float" office:value="0.968382">
            <text:p>0.968382</text:p>
          </table:table-cell>
          <table:table-cell office:value-type="float" office:value="0.821473">
            <text:p>0.821473</text:p>
          </table:table-cell>
          <table:table-cell office:value-type="float" office:value="-0.0200872">
            <text:p>-0.0200872</text:p>
          </table:table-cell>
          <table:table-cell office:value-type="float" office:value="-0.00236676">
            <text:p>-0.00236676</text:p>
          </table:table-cell>
          <table:table-cell office:value-type="float" office:value="-0.0104432">
            <text:p>-0.0104432</text:p>
          </table:table-cell>
          <table:table-cell office:value-type="float" office:value="-0.000165336">
            <text:p>-0.000165336</text:p>
          </table:table-cell>
          <table:table-cell office:value-type="float" office:value="0.00361903">
            <text:p>0.00361903</text:p>
          </table:table-cell>
          <table:table-cell office:value-type="float" office:value="-0.000852059">
            <text:p>-0.000852059</text:p>
          </table:table-cell>
          <table:table-cell office:value-type="float" office:value="-0.00184079">
            <text:p>-0.00184079</text:p>
          </table:table-cell>
          <table:table-cell office:value-type="float" office:value="0.00899236">
            <text:p>0.00899236</text:p>
          </table:table-cell>
          <table:table-cell office:value-type="float" office:value="-0.0326556">
            <text:p>-0.0326556</text:p>
          </table:table-cell>
          <table:table-cell/>
          <table:table-cell office:value-type="float" office:value="1.30513">
            <text:p>1.30513</text:p>
          </table:table-cell>
          <table:table-cell office:value-type="float" office:value="0.310687">
            <text:p>0.310687</text:p>
          </table:table-cell>
          <table:table-cell office:value-type="float" office:value="-0.215719">
            <text:p>-0.215719</text:p>
          </table:table-cell>
          <table:table-cell office:value-type="float" office:value="1.01273">
            <text:p>1.01273</text:p>
          </table:table-cell>
          <table:table-cell office:value-type="float" office:value="0.793084">
            <text:p>0.793084</text:p>
          </table:table-cell>
          <table:table-cell office:value-type="float" office:value="-0.0078767">
            <text:p>-0.0078767</text:p>
          </table:table-cell>
          <table:table-cell office:value-type="float" office:value="0.014579">
            <text:p>0.014579</text:p>
          </table:table-cell>
          <table:table-cell office:value-type="float" office:value="0.0159395">
            <text:p>0.0159395</text:p>
          </table:table-cell>
          <table:table-cell office:value-type="float" office:value="-0.0109111">
            <text:p>-0.0109111</text:p>
          </table:table-cell>
          <table:table-cell office:value-type="float" office:value="-0.00193895">
            <text:p>-0.00193895</text:p>
          </table:table-cell>
          <table:table-cell office:value-type="float" office:value="-0.00431099">
            <text:p>-0.00431099</text:p>
          </table:table-cell>
          <table:table-cell office:value-type="float" office:value="-0.00594379">
            <text:p>-0.00594379</text:p>
          </table:table-cell>
          <table:table-cell office:value-type="float" office:value="0.374908">
            <text:p>0.374908</text:p>
          </table:table-cell>
          <table:table-cell office:value-type="float" office:value="0.427343">
            <text:p>0.427343</text:p>
          </table:table-cell>
          <table:table-cell/>
          <table:table-cell office:value-type="float" office:value="0.662549">
            <text:p>0.662549</text:p>
          </table:table-cell>
          <table:table-cell office:value-type="float" office:value="0.307821">
            <text:p>0.307821</text:p>
          </table:table-cell>
          <table:table-cell office:value-type="float" office:value="-0.235647">
            <text:p>-0.235647</text:p>
          </table:table-cell>
          <table:table-cell office:value-type="float" office:value="1.0672">
            <text:p>1.0672</text:p>
          </table:table-cell>
          <table:table-cell office:value-type="float" office:value="0.899226">
            <text:p>0.899226</text:p>
          </table:table-cell>
          <table:table-cell office:value-type="float" office:value="-0.0176926">
            <text:p>-0.0176926</text:p>
          </table:table-cell>
          <table:table-cell office:value-type="float" office:value="-0.00249833">
            <text:p>-0.00249833</text:p>
          </table:table-cell>
          <table:table-cell office:value-type="float" office:value="-0.00302044">
            <text:p>-0.00302044</text:p>
          </table:table-cell>
          <table:table-cell office:value-type="float" office:value="-0.00437266">
            <text:p>-0.00437266</text:p>
          </table:table-cell>
          <table:table-cell office:value-type="float" office:value="0.000273491">
            <text:p>0.000273491</text:p>
          </table:table-cell>
          <table:table-cell office:value-type="float" office:value="0.0153201">
            <text:p>0.0153201</text:p>
          </table:table-cell>
          <table:table-cell office:value-type="float" office:value="0.0510617">
            <text:p>0.0510617</text:p>
          </table:table-cell>
          <table:table-cell office:value-type="float" office:value="0.00922397">
            <text:p>0.00922397</text:p>
          </table:table-cell>
          <table:table-cell office:value-type="float" office:value="-0.162902">
            <text:p>-0.162902</text:p>
          </table:table-cell>
          <table:table-cell/>
          <table:table-cell office:value-type="float" office:value="0.515046">
            <text:p>0.515046</text:p>
          </table:table-cell>
          <table:table-cell office:value-type="float" office:value="0.305952">
            <text:p>0.305952</text:p>
          </table:table-cell>
          <table:table-cell office:value-type="float" office:value="-0.206335">
            <text:p>-0.206335</text:p>
          </table:table-cell>
          <table:table-cell office:value-type="float" office:value="0.932296">
            <text:p>0.932296</text:p>
          </table:table-cell>
          <table:table-cell office:value-type="float" office:value="0.908119">
            <text:p>0.908119</text:p>
          </table:table-cell>
          <table:table-cell office:value-type="float" office:value="-0.00409542">
            <text:p>-0.00409542</text:p>
          </table:table-cell>
          <table:table-cell office:value-type="float" office:value="0.00244794">
            <text:p>0.00244794</text:p>
          </table:table-cell>
          <table:table-cell office:value-type="float" office:value="-0.000749327">
            <text:p>-0.000749327</text:p>
          </table:table-cell>
          <table:table-cell table:style-name="ce1" office:value-type="string">
            <text:p>-1.48358e-05</text:p>
          </table:table-cell>
          <table:table-cell office:value-type="float" office:value="0.00366234">
            <text:p>0.00366234</text:p>
          </table:table-cell>
          <table:table-cell office:value-type="float" office:value="-0.00675876">
            <text:p>-0.00675876</text:p>
          </table:table-cell>
          <table:table-cell office:value-type="float" office:value="-0.0475062">
            <text:p>-0.0475062</text:p>
          </table:table-cell>
          <table:table-cell office:value-type="float" office:value="-0.0199573">
            <text:p>-0.0199573</text:p>
          </table:table-cell>
          <table:table-cell office:value-type="float" office:value="0.0951429">
            <text:p>0.0951429</text:p>
          </table:table-cell>
        </table:table-row>
        <table:table-row table:style-name="ro4">
          <table:table-cell office:value-type="float" office:value="0.689605">
            <text:p>0.689605</text:p>
          </table:table-cell>
          <table:table-cell office:value-type="float" office:value="0.191418">
            <text:p>0.191418</text:p>
          </table:table-cell>
          <table:table-cell office:value-type="float" office:value="-0.223228">
            <text:p>-0.223228</text:p>
          </table:table-cell>
          <table:table-cell office:value-type="float" office:value="1.00711">
            <text:p>1.00711</text:p>
          </table:table-cell>
          <table:table-cell office:value-type="float" office:value="0.912849">
            <text:p>0.912849</text:p>
          </table:table-cell>
          <table:table-cell office:value-type="float" office:value="-0.0104639">
            <text:p>-0.0104639</text:p>
          </table:table-cell>
          <table:table-cell office:value-type="float" office:value="-0.00254533">
            <text:p>-0.00254533</text:p>
          </table:table-cell>
          <table:table-cell office:value-type="float" office:value="-0.00817015">
            <text:p>-0.00817015</text:p>
          </table:table-cell>
          <table:table-cell office:value-type="float" office:value="0.00224881">
            <text:p>0.00224881</text:p>
          </table:table-cell>
          <table:table-cell office:value-type="float" office:value="0.000854708">
            <text:p>0.000854708</text:p>
          </table:table-cell>
          <table:table-cell office:value-type="float" office:value="-0.00428826">
            <text:p>-0.00428826</text:p>
          </table:table-cell>
          <table:table-cell office:value-type="float" office:value="0.0208225">
            <text:p>0.0208225</text:p>
          </table:table-cell>
          <table:table-cell office:value-type="float" office:value="0.00463443">
            <text:p>0.00463443</text:p>
          </table:table-cell>
          <table:table-cell office:value-type="float" office:value="0.0258064">
            <text:p>0.0258064</text:p>
          </table:table-cell>
          <table:table-cell/>
          <table:table-cell office:value-type="float" office:value="1.57086">
            <text:p>1.57086</text:p>
          </table:table-cell>
          <table:table-cell office:value-type="float" office:value="0.213772">
            <text:p>0.213772</text:p>
          </table:table-cell>
          <table:table-cell office:value-type="float" office:value="-0.219871">
            <text:p>-0.219871</text:p>
          </table:table-cell>
          <table:table-cell office:value-type="float" office:value="0.96797">
            <text:p>0.96797</text:p>
          </table:table-cell>
          <table:table-cell office:value-type="float" office:value="0.810556">
            <text:p>0.810556</text:p>
          </table:table-cell>
          <table:table-cell office:value-type="float" office:value="-0.020695">
            <text:p>-0.020695</text:p>
          </table:table-cell>
          <table:table-cell office:value-type="float" office:value="-0.0084176">
            <text:p>-0.0084176</text:p>
          </table:table-cell>
          <table:table-cell office:value-type="float" office:value="-0.0125811">
            <text:p>-0.0125811</text:p>
          </table:table-cell>
          <table:table-cell office:value-type="float" office:value="-0.000349526">
            <text:p>-0.000349526</text:p>
          </table:table-cell>
          <table:table-cell office:value-type="float" office:value="0.0045188">
            <text:p>0.0045188</text:p>
          </table:table-cell>
          <table:table-cell office:value-type="float" office:value="-0.00411957">
            <text:p>-0.00411957</text:p>
          </table:table-cell>
          <table:table-cell office:value-type="float" office:value="0.00966557">
            <text:p>0.00966557</text:p>
          </table:table-cell>
          <table:table-cell office:value-type="float" office:value="-0.0844025">
            <text:p>-0.0844025</text:p>
          </table:table-cell>
          <table:table-cell office:value-type="float" office:value="-0.0472767">
            <text:p>-0.0472767</text:p>
          </table:table-cell>
          <table:table-cell/>
          <table:table-cell office:value-type="float" office:value="1.37069">
            <text:p>1.37069</text:p>
          </table:table-cell>
          <table:table-cell office:value-type="float" office:value="0.309946">
            <text:p>0.309946</text:p>
          </table:table-cell>
          <table:table-cell office:value-type="float" office:value="-0.214235">
            <text:p>-0.214235</text:p>
          </table:table-cell>
          <table:table-cell office:value-type="float" office:value="1.01428">
            <text:p>1.01428</text:p>
          </table:table-cell>
          <table:table-cell office:value-type="float" office:value="0.783902">
            <text:p>0.783902</text:p>
          </table:table-cell>
          <table:table-cell office:value-type="float" office:value="-0.00673308">
            <text:p>-0.00673308</text:p>
          </table:table-cell>
          <table:table-cell office:value-type="float" office:value="-0.0172979">
            <text:p>-0.0172979</text:p>
          </table:table-cell>
          <table:table-cell office:value-type="float" office:value="-0.0165221">
            <text:p>-0.0165221</text:p>
          </table:table-cell>
          <table:table-cell office:value-type="float" office:value="-0.0113008">
            <text:p>-0.0113008</text:p>
          </table:table-cell>
          <table:table-cell office:value-type="float" office:value="0.0226389">
            <text:p>0.0226389</text:p>
          </table:table-cell>
          <table:table-cell office:value-type="float" office:value="0.0237044">
            <text:p>0.0237044</text:p>
          </table:table-cell>
          <table:table-cell office:value-type="float" office:value="0.0327585">
            <text:p>0.0327585</text:p>
          </table:table-cell>
          <table:table-cell office:value-type="float" office:value="-0.304619">
            <text:p>-0.304619</text:p>
          </table:table-cell>
          <table:table-cell office:value-type="float" office:value="-0.278302">
            <text:p>-0.278302</text:p>
          </table:table-cell>
          <table:table-cell/>
          <table:table-cell office:value-type="float" office:value="0.826853">
            <text:p>0.826853</text:p>
          </table:table-cell>
          <table:table-cell office:value-type="float" office:value="0.308481">
            <text:p>0.308481</text:p>
          </table:table-cell>
          <table:table-cell office:value-type="float" office:value="-0.235353">
            <text:p>-0.235353</text:p>
          </table:table-cell>
          <table:table-cell office:value-type="float" office:value="1.06532">
            <text:p>1.06532</text:p>
          </table:table-cell>
          <table:table-cell office:value-type="float" office:value="0.875848">
            <text:p>0.875848</text:p>
          </table:table-cell>
          <table:table-cell office:value-type="float" office:value="-0.0289295">
            <text:p>-0.0289295</text:p>
          </table:table-cell>
          <table:table-cell office:value-type="float" office:value="-0.00660066">
            <text:p>-0.00660066</text:p>
          </table:table-cell>
          <table:table-cell office:value-type="float" office:value="0.00424626">
            <text:p>0.00424626</text:p>
          </table:table-cell>
          <table:table-cell office:value-type="float" office:value="0.00401698">
            <text:p>0.00401698</text:p>
          </table:table-cell>
          <table:table-cell office:value-type="float" office:value="0.00178902">
            <text:p>0.00178902</text:p>
          </table:table-cell>
          <table:table-cell office:value-type="float" office:value="-0.0114454">
            <text:p>-0.0114454</text:p>
          </table:table-cell>
          <table:table-cell office:value-type="float" office:value="-0.156597">
            <text:p>-0.156597</text:p>
          </table:table-cell>
          <table:table-cell office:value-type="float" office:value="-0.0629711">
            <text:p>-0.0629711</text:p>
          </table:table-cell>
          <table:table-cell office:value-type="float" office:value="0.0133907">
            <text:p>0.0133907</text:p>
          </table:table-cell>
          <table:table-cell/>
          <table:table-cell office:value-type="float" office:value="0.676579">
            <text:p>0.676579</text:p>
          </table:table-cell>
          <table:table-cell office:value-type="float" office:value="0.30471">
            <text:p>0.30471</text:p>
          </table:table-cell>
          <table:table-cell office:value-type="float" office:value="-0.206264">
            <text:p>-0.206264</text:p>
          </table:table-cell>
          <table:table-cell office:value-type="float" office:value="0.933687">
            <text:p>0.933687</text:p>
          </table:table-cell>
          <table:table-cell office:value-type="float" office:value="0.881079">
            <text:p>0.881079</text:p>
          </table:table-cell>
          <table:table-cell office:value-type="float" office:value="-0.00162314">
            <text:p>-0.00162314</text:p>
          </table:table-cell>
          <table:table-cell office:value-type="float" office:value="0.00184477">
            <text:p>0.00184477</text:p>
          </table:table-cell>
          <table:table-cell table:style-name="ce1" office:value-type="float" office:value="-0.00358918">
            <text:p>-0.00358918</text:p>
          </table:table-cell>
          <table:table-cell office:value-type="float" office:value="-0.00768864">
            <text:p>-0.00768864</text:p>
          </table:table-cell>
          <table:table-cell office:value-type="float" office:value="0.00043858">
            <text:p>0.00043858</text:p>
          </table:table-cell>
          <table:table-cell office:value-type="float" office:value="0.00860995">
            <text:p>0.00860995</text:p>
          </table:table-cell>
          <table:table-cell office:value-type="float" office:value="0.0649503">
            <text:p>0.0649503</text:p>
          </table:table-cell>
          <table:table-cell office:value-type="float" office:value="-0.0224727">
            <text:p>-0.0224727</text:p>
          </table:table-cell>
          <table:table-cell office:value-type="float" office:value="-0.00951091">
            <text:p>-0.00951091</text:p>
          </table:table-cell>
        </table:table-row>
        <table:table-row table:style-name="ro4">
          <table:table-cell office:value-type="float" office:value="1.12775">
            <text:p>1.12775</text:p>
          </table:table-cell>
          <table:table-cell office:value-type="float" office:value="0.196401">
            <text:p>0.196401</text:p>
          </table:table-cell>
          <table:table-cell office:value-type="float" office:value="-0.221963">
            <text:p>-0.221963</text:p>
          </table:table-cell>
          <table:table-cell office:value-type="float" office:value="1.01018">
            <text:p>1.01018</text:p>
          </table:table-cell>
          <table:table-cell office:value-type="float" office:value="0.861466">
            <text:p>0.861466</text:p>
          </table:table-cell>
          <table:table-cell office:value-type="float" office:value="-0.00868083">
            <text:p>-0.00868083</text:p>
          </table:table-cell>
          <table:table-cell office:value-type="float" office:value="-0.00334253">
            <text:p>-0.00334253</text:p>
          </table:table-cell>
          <table:table-cell office:value-type="float" office:value="-0.00929528">
            <text:p>-0.00929528</text:p>
          </table:table-cell>
          <table:table-cell office:value-type="float" office:value="0.0113722">
            <text:p>0.0113722</text:p>
          </table:table-cell>
          <table:table-cell office:value-type="float" office:value="0.00288527">
            <text:p>0.00288527</text:p>
          </table:table-cell>
          <table:table-cell office:value-type="float" office:value="0.00701875">
            <text:p>0.00701875</text:p>
          </table:table-cell>
          <table:table-cell office:value-type="float" office:value="-0.0204507">
            <text:p>-0.0204507</text:p>
          </table:table-cell>
          <table:table-cell office:value-type="float" office:value="-0.00575626">
            <text:p>-0.00575626</text:p>
          </table:table-cell>
          <table:table-cell office:value-type="float" office:value="-0.0159753">
            <text:p>-0.0159753</text:p>
          </table:table-cell>
          <table:table-cell/>
          <table:table-cell office:value-type="float" office:value="1.67702">
            <text:p>1.67702</text:p>
          </table:table-cell>
          <table:table-cell office:value-type="float" office:value="0.213844">
            <text:p>0.213844</text:p>
          </table:table-cell>
          <table:table-cell office:value-type="float" office:value="-0.220342">
            <text:p>-0.220342</text:p>
          </table:table-cell>
          <table:table-cell office:value-type="float" office:value="0.967">
            <text:p>0.967</text:p>
          </table:table-cell>
          <table:table-cell office:value-type="float" office:value="0.799131">
            <text:p>0.799131</text:p>
          </table:table-cell>
          <table:table-cell office:value-type="float" office:value="-0.0246282">
            <text:p>-0.0246282</text:p>
          </table:table-cell>
          <table:table-cell office:value-type="float" office:value="-0.00354516">
            <text:p>-0.00354516</text:p>
          </table:table-cell>
          <table:table-cell office:value-type="float" office:value="-0.00408574">
            <text:p>-0.00408574</text:p>
          </table:table-cell>
          <table:table-cell office:value-type="float" office:value="0.00067658">
            <text:p>0.00067658</text:p>
          </table:table-cell>
          <table:table-cell office:value-type="float" office:value="-0.00444145">
            <text:p>-0.00444145</text:p>
          </table:table-cell>
          <table:table-cell office:value-type="float" office:value="-0.00913851">
            <text:p>-0.00913851</text:p>
          </table:table-cell>
          <table:table-cell office:value-type="float" office:value="-0.0293146">
            <text:p>-0.0293146</text:p>
          </table:table-cell>
          <table:table-cell office:value-type="float" office:value="0.0070895">
            <text:p>0.0070895</text:p>
          </table:table-cell>
          <table:table-cell office:value-type="float" office:value="0.103127">
            <text:p>0.103127</text:p>
          </table:table-cell>
          <table:table-cell/>
          <table:table-cell office:value-type="float" office:value="1.50475">
            <text:p>1.50475</text:p>
          </table:table-cell>
          <table:table-cell office:value-type="float" office:value="0.30902">
            <text:p>0.30902</text:p>
          </table:table-cell>
          <table:table-cell office:value-type="float" office:value="-0.216675">
            <text:p>-0.216675</text:p>
          </table:table-cell>
          <table:table-cell office:value-type="float" office:value="1.01246">
            <text:p>1.01246</text:p>
          </table:table-cell>
          <table:table-cell office:value-type="float" office:value="0.765455">
            <text:p>0.765455</text:p>
          </table:table-cell>
          <table:table-cell office:value-type="float" office:value="-0.009138">
            <text:p>-0.009138</text:p>
          </table:table-cell>
          <table:table-cell office:value-type="float" office:value="-0.00555599">
            <text:p>-0.00555599</text:p>
          </table:table-cell>
          <table:table-cell office:value-type="float" office:value="-0.00512169">
            <text:p>-0.00512169</text:p>
          </table:table-cell>
          <table:table-cell office:value-type="float" office:value="-0.00690904">
            <text:p>-0.00690904</text:p>
          </table:table-cell>
          <table:table-cell office:value-type="float" office:value="-0.0181998">
            <text:p>-0.0181998</text:p>
          </table:table-cell>
          <table:table-cell office:value-type="float" office:value="-0.0136062">
            <text:p>-0.0136062</text:p>
          </table:table-cell>
          <table:table-cell table:style-name="ce1" office:value-type="string">
            <text:p>5.54026e-05</text:p>
          </table:table-cell>
          <table:table-cell office:value-type="float" office:value="0.0519036">
            <text:p>0.0519036</text:p>
          </table:table-cell>
          <table:table-cell office:value-type="float" office:value="0.0384685">
            <text:p>0.0384685</text:p>
          </table:table-cell>
          <table:table-cell/>
          <table:table-cell office:value-type="float" office:value="0.958808">
            <text:p>0.958808</text:p>
          </table:table-cell>
          <table:table-cell office:value-type="float" office:value="0.306284">
            <text:p>0.306284</text:p>
          </table:table-cell>
          <table:table-cell office:value-type="float" office:value="-0.236214">
            <text:p>-0.236214</text:p>
          </table:table-cell>
          <table:table-cell office:value-type="float" office:value="1.06405">
            <text:p>1.06405</text:p>
          </table:table-cell>
          <table:table-cell office:value-type="float" office:value="0.857514">
            <text:p>0.857514</text:p>
          </table:table-cell>
          <table:table-cell office:value-type="float" office:value="-0.0259245">
            <text:p>-0.0259245</text:p>
          </table:table-cell>
          <table:table-cell office:value-type="float" office:value="-0.0145198">
            <text:p>-0.0145198</text:p>
          </table:table-cell>
          <table:table-cell office:value-type="float" office:value="0.00943287">
            <text:p>0.00943287</text:p>
          </table:table-cell>
          <table:table-cell office:value-type="float" office:value="-0.0166467">
            <text:p>-0.0166467</text:p>
          </table:table-cell>
          <table:table-cell office:value-type="float" office:value="-0.00652032">
            <text:p>-0.00652032</text:p>
          </table:table-cell>
          <table:table-cell office:value-type="float" office:value="-0.00967846">
            <text:p>-0.00967846</text:p>
          </table:table-cell>
          <table:table-cell office:value-type="float" office:value="-0.0240874">
            <text:p>-0.0240874</text:p>
          </table:table-cell>
          <table:table-cell office:value-type="float" office:value="-0.167658">
            <text:p>-0.167658</text:p>
          </table:table-cell>
          <table:table-cell office:value-type="float" office:value="0.103858">
            <text:p>0.103858</text:p>
          </table:table-cell>
          <table:table-cell/>
          <table:table-cell office:value-type="float" office:value="0.845142">
            <text:p>0.845142</text:p>
          </table:table-cell>
          <table:table-cell office:value-type="float" office:value="0.30526">
            <text:p>0.30526</text:p>
          </table:table-cell>
          <table:table-cell office:value-type="float" office:value="-0.206829">
            <text:p>-0.206829</text:p>
          </table:table-cell>
          <table:table-cell office:value-type="float" office:value="0.934868">
            <text:p>0.934868</text:p>
          </table:table-cell>
          <table:table-cell office:value-type="float" office:value="0.853721">
            <text:p>0.853721</text:p>
          </table:table-cell>
          <table:table-cell office:value-type="float" office:value="-0.00345522">
            <text:p>-0.00345522</text:p>
          </table:table-cell>
          <table:table-cell office:value-type="float" office:value="0.00443797">
            <text:p>0.00443797</text:p>
          </table:table-cell>
          <table:table-cell office:value-type="float" office:value="-0.00692539">
            <text:p>-0.00692539</text:p>
          </table:table-cell>
          <table:table-cell office:value-type="float" office:value="0.00325957">
            <text:p>0.00325957</text:p>
          </table:table-cell>
          <table:table-cell office:value-type="float" office:value="-0.00334948">
            <text:p>-0.00334948</text:p>
          </table:table-cell>
          <table:table-cell office:value-type="float" office:value="0.00700676">
            <text:p>0.00700676</text:p>
          </table:table-cell>
          <table:table-cell office:value-type="float" office:value="0.0199882">
            <text:p>0.0199882</text:p>
          </table:table-cell>
          <table:table-cell office:value-type="float" office:value="0.0539524">
            <text:p>0.0539524</text:p>
          </table:table-cell>
          <table:table-cell office:value-type="float" office:value="-0.0890379">
            <text:p>-0.0890379</text:p>
          </table:table-cell>
        </table:table-row>
        <table:table-row table:style-name="ro4">
          <table:table-cell office:value-type="float" office:value="1.42929">
            <text:p>1.42929</text:p>
          </table:table-cell>
          <table:table-cell office:value-type="float" office:value="0.19797">
            <text:p>0.19797</text:p>
          </table:table-cell>
          <table:table-cell office:value-type="float" office:value="-0.221617">
            <text:p>-0.221617</text:p>
          </table:table-cell>
          <table:table-cell office:value-type="float" office:value="1.01085">
            <text:p>1.01085</text:p>
          </table:table-cell>
          <table:table-cell office:value-type="float" office:value="0.827794">
            <text:p>0.827794</text:p>
          </table:table-cell>
          <table:table-cell office:value-type="float" office:value="-0.00785802">
            <text:p>-0.00785802</text:p>
          </table:table-cell>
          <table:table-cell office:value-type="float" office:value="-0.00354101">
            <text:p>-0.00354101</text:p>
          </table:table-cell>
          <table:table-cell office:value-type="float" office:value="-0.00947659">
            <text:p>-0.00947659</text:p>
          </table:table-cell>
          <table:table-cell office:value-type="float" office:value="0.00520558">
            <text:p>0.00520558</text:p>
          </table:table-cell>
          <table:table-cell office:value-type="float" office:value="0.00114957">
            <text:p>0.00114957</text:p>
          </table:table-cell>
          <table:table-cell office:value-type="float" office:value="0.00220165">
            <text:p>0.00220165</text:p>
          </table:table-cell>
          <table:table-cell office:value-type="float" office:value="-0.0125224">
            <text:p>-0.0125224</text:p>
          </table:table-cell>
          <table:table-cell office:value-type="float" office:value="0.00293943">
            <text:p>0.00293943</text:p>
          </table:table-cell>
          <table:table-cell office:value-type="float" office:value="-0.000272436">
            <text:p>-0.000272436</text:p>
          </table:table-cell>
          <table:table-cell/>
          <table:table-cell office:value-type="float" office:value="1.90281">
            <text:p>1.90281</text:p>
          </table:table-cell>
          <table:table-cell office:value-type="float" office:value="0.212502">
            <text:p>0.212502</text:p>
          </table:table-cell>
          <table:table-cell office:value-type="float" office:value="-0.220984">
            <text:p>-0.220984</text:p>
          </table:table-cell>
          <table:table-cell office:value-type="float" office:value="0.970194">
            <text:p>0.970194</text:p>
          </table:table-cell>
          <table:table-cell office:value-type="float" office:value="0.775367">
            <text:p>0.775367</text:p>
          </table:table-cell>
          <table:table-cell office:value-type="float" office:value="-0.0273813">
            <text:p>-0.0273813</text:p>
          </table:table-cell>
          <table:table-cell office:value-type="float" office:value="-0.00460679">
            <text:p>-0.00460679</text:p>
          </table:table-cell>
          <table:table-cell office:value-type="float" office:value="-0.00726327">
            <text:p>-0.00726327</text:p>
          </table:table-cell>
          <table:table-cell office:value-type="float" office:value="-0.00594228">
            <text:p>-0.00594228</text:p>
          </table:table-cell>
          <table:table-cell office:value-type="float" office:value="-0.00284073">
            <text:p>-0.00284073</text:p>
          </table:table-cell>
          <table:table-cell office:value-type="float" office:value="0.0141462">
            <text:p>0.0141462</text:p>
          </table:table-cell>
          <table:table-cell office:value-type="float" office:value="0.00141968">
            <text:p>0.00141968</text:p>
          </table:table-cell>
          <table:table-cell office:value-type="float" office:value="0.00365141">
            <text:p>0.00365141</text:p>
          </table:table-cell>
          <table:table-cell office:value-type="float" office:value="-0.00613342">
            <text:p>-0.00613342</text:p>
          </table:table-cell>
          <table:table-cell/>
          <table:table-cell office:value-type="float" office:value="1.93398">
            <text:p>1.93398</text:p>
          </table:table-cell>
          <table:table-cell office:value-type="float" office:value="0.306065">
            <text:p>0.306065</text:p>
          </table:table-cell>
          <table:table-cell office:value-type="float" office:value="-0.214924">
            <text:p>-0.214924</text:p>
          </table:table-cell>
          <table:table-cell office:value-type="float" office:value="1.0137">
            <text:p>1.0137</text:p>
          </table:table-cell>
          <table:table-cell office:value-type="float" office:value="0.709265">
            <text:p>0.709265</text:p>
          </table:table-cell>
          <table:table-cell office:value-type="float" office:value="-0.010708">
            <text:p>-0.010708</text:p>
          </table:table-cell>
          <table:table-cell office:value-type="float" office:value="-0.00510496">
            <text:p>-0.00510496</text:p>
          </table:table-cell>
          <table:table-cell office:value-type="float" office:value="-0.00608727">
            <text:p>-0.00608727</text:p>
          </table:table-cell>
          <table:table-cell office:value-type="float" office:value="-0.00688526">
            <text:p>-0.00688526</text:p>
          </table:table-cell>
          <table:table-cell office:value-type="float" office:value="0.00407857">
            <text:p>0.00407857</text:p>
          </table:table-cell>
          <table:table-cell office:value-type="float" office:value="0.00290544">
            <text:p>0.00290544</text:p>
          </table:table-cell>
          <table:table-cell office:value-type="float" office:value="0.037055">
            <text:p>0.037055</text:p>
          </table:table-cell>
          <table:table-cell office:value-type="float" office:value="0.0267021">
            <text:p>0.0267021</text:p>
          </table:table-cell>
          <table:table-cell office:value-type="float" office:value="-0.0406998">
            <text:p>-0.0406998</text:p>
          </table:table-cell>
          <table:table-cell/>
          <table:table-cell office:value-type="float" office:value="1.06466">
            <text:p>1.06466</text:p>
          </table:table-cell>
          <table:table-cell office:value-type="float" office:value="0.304252">
            <text:p>0.304252</text:p>
          </table:table-cell>
          <table:table-cell office:value-type="float" office:value="-0.238782">
            <text:p>-0.238782</text:p>
          </table:table-cell>
          <table:table-cell office:value-type="float" office:value="1.06418">
            <text:p>1.06418</text:p>
          </table:table-cell>
          <table:table-cell office:value-type="float" office:value="0.843084">
            <text:p>0.843084</text:p>
          </table:table-cell>
          <table:table-cell office:value-type="float" office:value="-0.0229381">
            <text:p>-0.0229381</text:p>
          </table:table-cell>
          <table:table-cell office:value-type="float" office:value="-0.0022353">
            <text:p>-0.0022353</text:p>
          </table:table-cell>
          <table:table-cell office:value-type="float" office:value="0.0143261">
            <text:p>0.0143261</text:p>
          </table:table-cell>
          <table:table-cell office:value-type="float" office:value="-0.0191963">
            <text:p>-0.0191963</text:p>
          </table:table-cell>
          <table:table-cell office:value-type="float" office:value="-0.0242666">
            <text:p>-0.0242666</text:p>
          </table:table-cell>
          <table:table-cell office:value-type="float" office:value="0.00131471">
            <text:p>0.00131471</text:p>
          </table:table-cell>
          <table:table-cell office:value-type="float" office:value="0.0749435">
            <text:p>0.0749435</text:p>
          </table:table-cell>
          <table:table-cell office:value-type="float" office:value="0.122644">
            <text:p>0.122644</text:p>
          </table:table-cell>
          <table:table-cell office:value-type="float" office:value="0.15431">
            <text:p>0.15431</text:p>
          </table:table-cell>
          <table:table-cell/>
          <table:table-cell office:value-type="float" office:value="0.940098">
            <text:p>0.940098</text:p>
          </table:table-cell>
          <table:table-cell office:value-type="float" office:value="0.305749">
            <text:p>0.305749</text:p>
          </table:table-cell>
          <table:table-cell office:value-type="float" office:value="-0.206661">
            <text:p>-0.206661</text:p>
          </table:table-cell>
          <table:table-cell office:value-type="float" office:value="0.93473">
            <text:p>0.93473</text:p>
          </table:table-cell>
          <table:table-cell office:value-type="float" office:value="0.838685">
            <text:p>0.838685</text:p>
          </table:table-cell>
          <table:table-cell office:value-type="float" office:value="-0.00498349">
            <text:p>-0.00498349</text:p>
          </table:table-cell>
          <table:table-cell office:value-type="float" office:value="0.00178962">
            <text:p>0.00178962</text:p>
          </table:table-cell>
          <table:table-cell office:value-type="float" office:value="-0.00433376">
            <text:p>-0.00433376</text:p>
          </table:table-cell>
          <table:table-cell office:value-type="float" office:value="0.00515757">
            <text:p>0.00515757</text:p>
          </table:table-cell>
          <table:table-cell office:value-type="float" office:value="0.00177362">
            <text:p>0.00177362</text:p>
          </table:table-cell>
          <table:table-cell office:value-type="float" office:value="-0.00144793">
            <text:p>-0.00144793</text:p>
          </table:table-cell>
          <table:table-cell office:value-type="float" office:value="-0.0116453">
            <text:p>-0.0116453</text:p>
          </table:table-cell>
          <table:table-cell office:value-type="float" office:value="-0.00962817">
            <text:p>-0.00962817</text:p>
          </table:table-cell>
          <table:table-cell office:value-type="float" office:value="-0.0130928">
            <text:p>-0.0130928</text:p>
          </table:table-cell>
        </table:table-row>
        <table:table-row table:style-name="ro4">
          <table:table-cell office:value-type="float" office:value="1.92898">
            <text:p>1.92898</text:p>
          </table:table-cell>
          <table:table-cell office:value-type="float" office:value="0.197445">
            <text:p>0.197445</text:p>
          </table:table-cell>
          <table:table-cell office:value-type="float" office:value="-0.220308">
            <text:p>-0.220308</text:p>
          </table:table-cell>
          <table:table-cell office:value-type="float" office:value="1.01188">
            <text:p>1.01188</text:p>
          </table:table-cell>
          <table:table-cell office:value-type="float" office:value="0.774868">
            <text:p>0.774868</text:p>
          </table:table-cell>
          <table:table-cell office:value-type="float" office:value="-0.00889649">
            <text:p>-0.00889649</text:p>
          </table:table-cell>
          <table:table-cell office:value-type="float" office:value="-0.00393131">
            <text:p>-0.00393131</text:p>
          </table:table-cell>
          <table:table-cell office:value-type="float" office:value="-0.0106286">
            <text:p>-0.0106286</text:p>
          </table:table-cell>
          <table:table-cell office:value-type="float" office:value="-0.0010517">
            <text:p>-0.0010517</text:p>
          </table:table-cell>
          <table:table-cell office:value-type="float" office:value="0.00261837">
            <text:p>0.00261837</text:p>
          </table:table-cell>
          <table:table-cell office:value-type="float" office:value="0.00206552">
            <text:p>0.00206552</text:p>
          </table:table-cell>
          <table:table-cell office:value-type="float" office:value="0.00501751">
            <text:p>0.00501751</text:p>
          </table:table-cell>
          <table:table-cell office:value-type="float" office:value="-0.000867523">
            <text:p>-0.000867523</text:p>
          </table:table-cell>
          <table:table-cell office:value-type="float" office:value="0.00257894">
            <text:p>0.00257894</text:p>
          </table:table-cell>
          <table:table-cell/>
          <table:table-cell office:value-type="float" office:value="2.50669">
            <text:p>2.50669</text:p>
          </table:table-cell>
          <table:table-cell office:value-type="float" office:value="0.209432">
            <text:p>0.209432</text:p>
          </table:table-cell>
          <table:table-cell office:value-type="float" office:value="-0.221368">
            <text:p>-0.221368</text:p>
          </table:table-cell>
          <table:table-cell office:value-type="float" office:value="0.9765">
            <text:p>0.9765</text:p>
          </table:table-cell>
          <table:table-cell office:value-type="float" office:value="0.715222">
            <text:p>0.715222</text:p>
          </table:table-cell>
          <table:table-cell office:value-type="float" office:value="-0.0375245">
            <text:p>-0.0375245</text:p>
          </table:table-cell>
          <table:table-cell office:value-type="float" office:value="-0.0056864">
            <text:p>-0.0056864</text:p>
          </table:table-cell>
          <table:table-cell office:value-type="float" office:value="-0.00431709">
            <text:p>-0.00431709</text:p>
          </table:table-cell>
          <table:table-cell office:value-type="float" office:value="-0.00508496">
            <text:p>-0.00508496</text:p>
          </table:table-cell>
          <table:table-cell office:value-type="float" office:value="-0.000635701">
            <text:p>-0.000635701</text:p>
          </table:table-cell>
          <table:table-cell office:value-type="float" office:value="0.0104424">
            <text:p>0.0104424</text:p>
          </table:table-cell>
          <table:table-cell office:value-type="float" office:value="0.00552408">
            <text:p>0.00552408</text:p>
          </table:table-cell>
          <table:table-cell office:value-type="float" office:value="0.00268711">
            <text:p>0.00268711</text:p>
          </table:table-cell>
          <table:table-cell office:value-type="float" office:value="-0.0160077">
            <text:p>-0.0160077</text:p>
          </table:table-cell>
          <table:table-cell/>
          <table:table-cell office:value-type="float" office:value="2.13436">
            <text:p>2.13436</text:p>
          </table:table-cell>
          <table:table-cell office:value-type="float" office:value="0.306173">
            <text:p>0.306173</text:p>
          </table:table-cell>
          <table:table-cell office:value-type="float" office:value="-0.213035">
            <text:p>-0.213035</text:p>
          </table:table-cell>
          <table:table-cell office:value-type="float" office:value="1.01265">
            <text:p>1.01265</text:p>
          </table:table-cell>
          <table:table-cell office:value-type="float" office:value="0.684463">
            <text:p>0.684463</text:p>
          </table:table-cell>
          <table:table-cell office:value-type="float" office:value="-0.0138823">
            <text:p>-0.0138823</text:p>
          </table:table-cell>
          <table:table-cell office:value-type="float" office:value="-0.00292533">
            <text:p>-0.00292533</text:p>
          </table:table-cell>
          <table:table-cell office:value-type="float" office:value="-0.00729301">
            <text:p>-0.00729301</text:p>
          </table:table-cell>
          <table:table-cell office:value-type="float" office:value="0.000540019">
            <text:p>0.000540019</text:p>
          </table:table-cell>
          <table:table-cell office:value-type="float" office:value="0.00942928">
            <text:p>0.00942928</text:p>
          </table:table-cell>
          <table:table-cell office:value-type="float" office:value="-0.00525019">
            <text:p>-0.00525019</text:p>
          </table:table-cell>
          <table:table-cell office:value-type="float" office:value="-0.0344998">
            <text:p>-0.0344998</text:p>
          </table:table-cell>
          <table:table-cell office:value-type="float" office:value="0.0399688">
            <text:p>0.0399688</text:p>
          </table:table-cell>
          <table:table-cell office:value-type="float" office:value="-0.0331325">
            <text:p>-0.0331325</text:p>
          </table:table-cell>
          <table:table-cell/>
          <table:table-cell office:value-type="float" office:value="1.16133">
            <text:p>1.16133</text:p>
          </table:table-cell>
          <table:table-cell office:value-type="float" office:value="0.303097">
            <text:p>0.303097</text:p>
          </table:table-cell>
          <table:table-cell office:value-type="float" office:value="-0.239982">
            <text:p>-0.239982</text:p>
          </table:table-cell>
          <table:table-cell office:value-type="float" office:value="1.06575">
            <text:p>1.06575</text:p>
          </table:table-cell>
          <table:table-cell office:value-type="float" office:value="0.830118">
            <text:p>0.830118</text:p>
          </table:table-cell>
          <table:table-cell office:value-type="float" office:value="-0.0241849">
            <text:p>-0.0241849</text:p>
          </table:table-cell>
          <table:table-cell office:value-type="float" office:value="-0.005922">
            <text:p>-0.005922</text:p>
          </table:table-cell>
          <table:table-cell office:value-type="float" office:value="0.00328279">
            <text:p>0.00328279</text:p>
          </table:table-cell>
          <table:table-cell office:value-type="float" office:value="-0.0119513">
            <text:p>-0.0119513</text:p>
          </table:table-cell>
          <table:table-cell office:value-type="float" office:value="-0.0124102">
            <text:p>-0.0124102</text:p>
          </table:table-cell>
          <table:table-cell office:value-type="float" office:value="0.0162324">
            <text:p>0.0162324</text:p>
          </table:table-cell>
          <table:table-cell office:value-type="float" office:value="0.0690006">
            <text:p>0.0690006</text:p>
          </table:table-cell>
          <table:table-cell office:value-type="float" office:value="0.0646052">
            <text:p>0.0646052</text:p>
          </table:table-cell>
          <table:table-cell office:value-type="float" office:value="-0.102103">
            <text:p>-0.102103</text:p>
          </table:table-cell>
          <table:table-cell/>
          <table:table-cell office:value-type="float" office:value="1.34478">
            <text:p>1.34478</text:p>
          </table:table-cell>
          <table:table-cell office:value-type="float" office:value="0.30593">
            <text:p>0.30593</text:p>
          </table:table-cell>
          <table:table-cell office:value-type="float" office:value="-0.20752">
            <text:p>-0.20752</text:p>
          </table:table-cell>
          <table:table-cell office:value-type="float" office:value="0.932">
            <text:p>0.932</text:p>
          </table:table-cell>
          <table:table-cell office:value-type="float" office:value="0.777518">
            <text:p>0.777518</text:p>
          </table:table-cell>
          <table:table-cell office:value-type="float" office:value="-0.00155771">
            <text:p>-0.00155771</text:p>
          </table:table-cell>
          <table:table-cell office:value-type="float" office:value="0.0179453">
            <text:p>0.0179453</text:p>
          </table:table-cell>
          <table:table-cell office:value-type="float" office:value="-0.0279981">
            <text:p>-0.0279981</text:p>
          </table:table-cell>
          <table:table-cell office:value-type="float" office:value="0.000444902">
            <text:p>0.000444902</text:p>
          </table:table-cell>
          <table:table-cell office:value-type="float" office:value="-0.00212276">
            <text:p>-0.00212276</text:p>
          </table:table-cell>
          <table:table-cell office:value-type="float" office:value="-0.00674638">
            <text:p>-0.00674638</text:p>
          </table:table-cell>
          <table:table-cell office:value-type="float" office:value="0.115001">
            <text:p>0.115001</text:p>
          </table:table-cell>
          <table:table-cell office:value-type="float" office:value="0.355182">
            <text:p>0.355182</text:p>
          </table:table-cell>
          <table:table-cell office:value-type="float" office:value="-0.40791">
            <text:p>-0.40791</text:p>
          </table:table-cell>
        </table:table-row>
        <table:table-row table:style-name="ro4">
          <table:table-cell office:value-type="float" office:value="2.61983">
            <text:p>2.61983</text:p>
          </table:table-cell>
          <table:table-cell office:value-type="float" office:value="0.199113">
            <text:p>0.199113</text:p>
          </table:table-cell>
          <table:table-cell office:value-type="float" office:value="-0.218914">
            <text:p>-0.218914</text:p>
          </table:table-cell>
          <table:table-cell office:value-type="float" office:value="1.01454">
            <text:p>1.01454</text:p>
          </table:table-cell>
          <table:table-cell office:value-type="float" office:value="0.70722">
            <text:p>0.70722</text:p>
          </table:table-cell>
          <table:table-cell office:value-type="float" office:value="-0.0155893">
            <text:p>-0.0155893</text:p>
          </table:table-cell>
          <table:table-cell office:value-type="float" office:value="0.00789651">
            <text:p>0.00789651</text:p>
          </table:table-cell>
          <table:table-cell office:value-type="float" office:value="-0.0182843">
            <text:p>-0.0182843</text:p>
          </table:table-cell>
          <table:table-cell office:value-type="float" office:value="0.00241468">
            <text:p>0.00241468</text:p>
          </table:table-cell>
          <table:table-cell office:value-type="float" office:value="0.00201903">
            <text:p>0.00201903</text:p>
          </table:table-cell>
          <table:table-cell office:value-type="float" office:value="0.0038472">
            <text:p>0.0038472</text:p>
          </table:table-cell>
          <table:table-cell office:value-type="float" office:value="-0.0979064">
            <text:p>-0.0979064</text:p>
          </table:table-cell>
          <table:table-cell office:value-type="float" office:value="0.178396">
            <text:p>0.178396</text:p>
          </table:table-cell>
          <table:table-cell office:value-type="float" office:value="-0.104277">
            <text:p>-0.104277</text:p>
          </table:table-cell>
          <table:table-cell/>
          <table:table-cell office:value-type="float" office:value="2.97144">
            <text:p>2.97144</text:p>
          </table:table-cell>
          <table:table-cell office:value-type="float" office:value="0.208262">
            <text:p>0.208262</text:p>
          </table:table-cell>
          <table:table-cell office:value-type="float" office:value="-0.221083">
            <text:p>-0.221083</text:p>
          </table:table-cell>
          <table:table-cell office:value-type="float" office:value="0.977896">
            <text:p>0.977896</text:p>
          </table:table-cell>
          <table:table-cell office:value-type="float" office:value="0.67213">
            <text:p>0.67213</text:p>
          </table:table-cell>
          <table:table-cell office:value-type="float" office:value="-0.0430946">
            <text:p>-0.0430946</text:p>
          </table:table-cell>
          <table:table-cell office:value-type="float" office:value="-0.00510774">
            <text:p>-0.00510774</text:p>
          </table:table-cell>
          <table:table-cell office:value-type="float" office:value="-0.00510145">
            <text:p>-0.00510145</text:p>
          </table:table-cell>
          <table:table-cell office:value-type="float" office:value="-0.00251763">
            <text:p>-0.00251763</text:p>
          </table:table-cell>
          <table:table-cell office:value-type="float" office:value="0.000613136">
            <text:p>0.000613136</text:p>
          </table:table-cell>
          <table:table-cell office:value-type="float" office:value="0.00300274">
            <text:p>0.00300274</text:p>
          </table:table-cell>
          <table:table-cell office:value-type="float" office:value="0.0156136">
            <text:p>0.0156136</text:p>
          </table:table-cell>
          <table:table-cell office:value-type="float" office:value="0.0139259">
            <text:p>0.0139259</text:p>
          </table:table-cell>
          <table:table-cell office:value-type="float" office:value="-0.0135685">
            <text:p>-0.0135685</text:p>
          </table:table-cell>
          <table:table-cell/>
          <table:table-cell office:value-type="float" office:value="2.47017">
            <text:p>2.47017</text:p>
          </table:table-cell>
          <table:table-cell office:value-type="float" office:value="0.302464">
            <text:p>0.302464</text:p>
          </table:table-cell>
          <table:table-cell office:value-type="float" office:value="-0.205361">
            <text:p>-0.205361</text:p>
          </table:table-cell>
          <table:table-cell office:value-type="float" office:value="1.00715">
            <text:p>1.00715</text:p>
          </table:table-cell>
          <table:table-cell office:value-type="float" office:value="0.644829">
            <text:p>0.644829</text:p>
          </table:table-cell>
          <table:table-cell office:value-type="float" office:value="-0.0198261">
            <text:p>-0.0198261</text:p>
          </table:table-cell>
          <table:table-cell office:value-type="float" office:value="0.00255584">
            <text:p>0.00255584</text:p>
          </table:table-cell>
          <table:table-cell office:value-type="float" office:value="-0.0126677">
            <text:p>-0.0126677</text:p>
          </table:table-cell>
          <table:table-cell office:value-type="float" office:value="-0.0110454">
            <text:p>-0.0110454</text:p>
          </table:table-cell>
          <table:table-cell office:value-type="float" office:value="0.0228513">
            <text:p>0.0228513</text:p>
          </table:table-cell>
          <table:table-cell office:value-type="float" office:value="-0.0163765">
            <text:p>-0.0163765</text:p>
          </table:table-cell>
          <table:table-cell office:value-type="float" office:value="-0.05033">
            <text:p>-0.05033</text:p>
          </table:table-cell>
          <table:table-cell office:value-type="float" office:value="0.00154006">
            <text:p>0.00154006</text:p>
          </table:table-cell>
          <table:table-cell office:value-type="float" office:value="-0.0171866">
            <text:p>-0.0171866</text:p>
          </table:table-cell>
          <table:table-cell/>
          <table:table-cell office:value-type="float" office:value="1.39917">
            <text:p>1.39917</text:p>
          </table:table-cell>
          <table:table-cell office:value-type="float" office:value="0.304158">
            <text:p>0.304158</text:p>
          </table:table-cell>
          <table:table-cell office:value-type="float" office:value="-0.239279">
            <text:p>-0.239279</text:p>
          </table:table-cell>
          <table:table-cell office:value-type="float" office:value="1.06384">
            <text:p>1.06384</text:p>
          </table:table-cell>
          <table:table-cell office:value-type="float" office:value="0.799061">
            <text:p>0.799061</text:p>
          </table:table-cell>
          <table:table-cell office:value-type="float" office:value="-0.0270022">
            <text:p>-0.0270022</text:p>
          </table:table-cell>
          <table:table-cell office:value-type="float" office:value="-0.00746289">
            <text:p>-0.00746289</text:p>
          </table:table-cell>
          <table:table-cell office:value-type="float" office:value="0.00660108">
            <text:p>0.00660108</text:p>
          </table:table-cell>
          <table:table-cell office:value-type="float" office:value="0.0044599">
            <text:p>0.0044599</text:p>
          </table:table-cell>
          <table:table-cell office:value-type="float" office:value="0.00295557">
            <text:p>0.00295557</text:p>
          </table:table-cell>
          <table:table-cell office:value-type="float" office:value="-0.00805213">
            <text:p>-0.00805213</text:p>
          </table:table-cell>
          <table:table-cell office:value-type="float" office:value="-0.00746302">
            <text:p>-0.00746302</text:p>
          </table:table-cell>
          <table:table-cell office:value-type="float" office:value="0.0105107">
            <text:p>0.0105107</text:p>
          </table:table-cell>
          <table:table-cell office:value-type="float" office:value="-0.00588189">
            <text:p>-0.00588189</text:p>
          </table:table-cell>
          <table:table-cell/>
          <table:table-cell office:value-type="float" office:value="1.41229">
            <text:p>1.41229</text:p>
          </table:table-cell>
          <table:table-cell office:value-type="float" office:value="0.306484">
            <text:p>0.306484</text:p>
          </table:table-cell>
          <table:table-cell office:value-type="float" office:value="-0.206044">
            <text:p>-0.206044</text:p>
          </table:table-cell>
          <table:table-cell office:value-type="float" office:value="0.929686">
            <text:p>0.929686</text:p>
          </table:table-cell>
          <table:table-cell office:value-type="float" office:value="0.767758">
            <text:p>0.767758</text:p>
          </table:table-cell>
          <table:table-cell office:value-type="float" office:value="-0.010206">
            <text:p>-0.010206</text:p>
          </table:table-cell>
          <table:table-cell office:value-type="float" office:value="-0.000249931">
            <text:p>-0.000249931</text:p>
          </table:table-cell>
          <table:table-cell office:value-type="float" office:value="-0.00700799">
            <text:p>-0.00700799</text:p>
          </table:table-cell>
          <table:table-cell office:value-type="float" office:value="0.00820813">
            <text:p>0.00820813</text:p>
          </table:table-cell>
          <table:table-cell office:value-type="float" office:value="0.0218541">
            <text:p>0.0218541</text:p>
          </table:table-cell>
          <table:table-cell office:value-type="float" office:value="-0.0342827">
            <text:p>-0.0342827</text:p>
          </table:table-cell>
          <table:table-cell office:value-type="float" office:value="-0.0777561">
            <text:p>-0.0777561</text:p>
          </table:table-cell>
          <table:table-cell office:value-type="float" office:value="-0.0861215">
            <text:p>-0.0861215</text:p>
          </table:table-cell>
          <table:table-cell office:value-type="float" office:value="0.118944">
            <text:p>0.118944</text:p>
          </table:table-cell>
        </table:table-row>
        <table:table-row table:style-name="ro4">
          <table:table-cell office:value-type="float" office:value="2.89555">
            <text:p>2.89555</text:p>
          </table:table-cell>
          <table:table-cell office:value-type="float" office:value="0.192336">
            <text:p>0.192336</text:p>
          </table:table-cell>
          <table:table-cell office:value-type="float" office:value="-0.204795">
            <text:p>-0.204795</text:p>
          </table:table-cell>
          <table:table-cell office:value-type="float" office:value="1.00767">
            <text:p>1.00767</text:p>
          </table:table-cell>
          <table:table-cell office:value-type="float" office:value="0.681901">
            <text:p>0.681901</text:p>
          </table:table-cell>
          <table:table-cell office:value-type="float" office:value="-0.0188329">
            <text:p>-0.0188329</text:p>
          </table:table-cell>
          <table:table-cell office:value-type="float" office:value="0.0128355">
            <text:p>0.0128355</text:p>
          </table:table-cell>
          <table:table-cell office:value-type="float" office:value="-0.0220258">
            <text:p>-0.0220258</text:p>
          </table:table-cell>
          <table:table-cell office:value-type="float" office:value="-0.0245797">
            <text:p>-0.0245797</text:p>
          </table:table-cell>
          <table:table-cell office:value-type="float" office:value="0.0512056">
            <text:p>0.0512056</text:p>
          </table:table-cell>
          <table:table-cell office:value-type="float" office:value="-0.0249037">
            <text:p>-0.0249037</text:p>
          </table:table-cell>
          <table:table-cell office:value-type="float" office:value="-0.00444652">
            <text:p>-0.00444652</text:p>
          </table:table-cell>
          <table:table-cell office:value-type="float" office:value="-0.00579655">
            <text:p>-0.00579655</text:p>
          </table:table-cell>
          <table:table-cell office:value-type="float" office:value="-0.00621658">
            <text:p>-0.00621658</text:p>
          </table:table-cell>
          <table:table-cell/>
          <table:table-cell office:value-type="float" office:value="3.17094">
            <text:p>3.17094</text:p>
          </table:table-cell>
          <table:table-cell office:value-type="float" office:value="0.208381">
            <text:p>0.208381</text:p>
          </table:table-cell>
          <table:table-cell table:style-name="ce1" office:value-type="float" office:value="-0.220406">
            <text:p>-0.220406</text:p>
          </table:table-cell>
          <table:table-cell office:value-type="float" office:value="0.977955">
            <text:p>0.977955</text:p>
          </table:table-cell>
          <table:table-cell office:value-type="float" office:value="0.654439">
            <text:p>0.654439</text:p>
          </table:table-cell>
          <table:table-cell office:value-type="float" office:value="-0.0530805">
            <text:p>-0.0530805</text:p>
          </table:table-cell>
          <table:table-cell office:value-type="float" office:value="0.00329491">
            <text:p>0.00329491</text:p>
          </table:table-cell>
          <table:table-cell office:value-type="float" office:value="-0.0079568">
            <text:p>-0.0079568</text:p>
          </table:table-cell>
          <table:table-cell office:value-type="float" office:value="0.000597222">
            <text:p>0.000597222</text:p>
          </table:table-cell>
          <table:table-cell office:value-type="float" office:value="0.00339131">
            <text:p>0.00339131</text:p>
          </table:table-cell>
          <table:table-cell office:value-type="float" office:value="0.000295856">
            <text:p>0.000295856</text:p>
          </table:table-cell>
          <table:table-cell office:value-type="float" office:value="-0.10339">
            <text:p>-0.10339</text:p>
          </table:table-cell>
          <table:table-cell office:value-type="float" office:value="0.126008">
            <text:p>0.126008</text:p>
          </table:table-cell>
          <table:table-cell office:value-type="float" office:value="-0.0423343">
            <text:p>-0.0423343</text:p>
          </table:table-cell>
          <table:table-cell/>
          <table:table-cell office:value-type="float" office:value="3.10171">
            <text:p>3.10171</text:p>
          </table:table-cell>
          <table:table-cell office:value-type="float" office:value="0.275415">
            <text:p>0.275415</text:p>
          </table:table-cell>
          <table:table-cell office:value-type="float" office:value="-0.190315">
            <text:p>-0.190315</text:p>
          </table:table-cell>
          <table:table-cell office:value-type="float" office:value="0.989956">
            <text:p>0.989956</text:p>
          </table:table-cell>
          <table:table-cell office:value-type="float" office:value="0.576404">
            <text:p>0.576404</text:p>
          </table:table-cell>
          <table:table-cell office:value-type="float" office:value="-0.0445088">
            <text:p>-0.0445088</text:p>
          </table:table-cell>
          <table:table-cell office:value-type="float" office:value="0.0254896">
            <text:p>0.0254896</text:p>
          </table:table-cell>
          <table:table-cell office:value-type="float" office:value="-0.0446552">
            <text:p>-0.0446552</text:p>
          </table:table-cell>
          <table:table-cell office:value-type="float" office:value="-0.0428305">
            <text:p>-0.0428305</text:p>
          </table:table-cell>
          <table:table-cell office:value-type="float" office:value="0.0238239">
            <text:p>0.0238239</text:p>
          </table:table-cell>
          <table:table-cell office:value-type="float" office:value="-0.0272304">
            <text:p>-0.0272304</text:p>
          </table:table-cell>
          <table:table-cell office:value-type="float" office:value="0.0627039">
            <text:p>0.0627039</text:p>
          </table:table-cell>
          <table:table-cell office:value-type="float" office:value="0.198619">
            <text:p>0.198619</text:p>
          </table:table-cell>
          <table:table-cell office:value-type="float" office:value="-0.293469">
            <text:p>-0.293469</text:p>
          </table:table-cell>
          <table:table-cell/>
          <table:table-cell office:value-type="float" office:value="4.49567">
            <text:p>4.49567</text:p>
          </table:table-cell>
          <table:table-cell office:value-type="float" office:value="0.24641">
            <text:p>0.24641</text:p>
          </table:table-cell>
          <table:table-cell office:value-type="float" office:value="-0.129347">
            <text:p>-0.129347</text:p>
          </table:table-cell>
          <table:table-cell office:value-type="float" office:value="0.982508">
            <text:p>0.982508</text:p>
          </table:table-cell>
          <table:table-cell office:value-type="float" office:value="0.486384">
            <text:p>0.486384</text:p>
          </table:table-cell>
          <table:table-cell office:value-type="float" office:value="-0.0898868">
            <text:p>-0.0898868</text:p>
          </table:table-cell>
          <table:table-cell office:value-type="float" office:value="0.119736">
            <text:p>0.119736</text:p>
          </table:table-cell>
          <table:table-cell office:value-type="float" office:value="-0.0622452">
            <text:p>-0.0622452</text:p>
          </table:table-cell>
          <table:table-cell office:value-type="float" office:value="-0.0186493">
            <text:p>-0.0186493</text:p>
          </table:table-cell>
          <table:table-cell office:value-type="float" office:value="0.035502">
            <text:p>0.035502</text:p>
          </table:table-cell>
          <table:table-cell office:value-type="float" office:value="-0.0262654">
            <text:p>-0.0262654</text:p>
          </table:table-cell>
          <table:table-cell office:value-type="float" office:value="0.10615">
            <text:p>0.10615</text:p>
          </table:table-cell>
          <table:table-cell office:value-type="float" office:value="0.349867">
            <text:p>0.349867</text:p>
          </table:table-cell>
          <table:table-cell office:value-type="float" office:value="-0.0892637">
            <text:p>-0.0892637</text:p>
          </table:table-cell>
          <table:table-cell/>
          <table:table-cell office:value-type="float" office:value="1.78959">
            <text:p>1.78959</text:p>
          </table:table-cell>
          <table:table-cell office:value-type="float" office:value="0.298511">
            <text:p>0.298511</text:p>
          </table:table-cell>
          <table:table-cell office:value-type="float" office:value="-0.210059">
            <text:p>-0.210059</text:p>
          </table:table-cell>
          <table:table-cell office:value-type="float" office:value="0.933683">
            <text:p>0.933683</text:p>
          </table:table-cell>
          <table:table-cell office:value-type="float" office:value="0.71542">
            <text:p>0.71542</text:p>
          </table:table-cell>
          <table:table-cell office:value-type="float" office:value="-0.0178459">
            <text:p>-0.0178459</text:p>
          </table:table-cell>
          <table:table-cell office:value-type="float" office:value="-0.00269435">
            <text:p>-0.00269435</text:p>
          </table:table-cell>
          <table:table-cell office:value-type="float" office:value="-0.00398513">
            <text:p>-0.00398513</text:p>
          </table:table-cell>
          <table:table-cell office:value-type="float" office:value="-0.0211296">
            <text:p>-0.0211296</text:p>
          </table:table-cell>
          <table:table-cell office:value-type="float" office:value="-0.0106398">
            <text:p>-0.0106398</text:p>
          </table:table-cell>
          <table:table-cell office:value-type="float" office:value="0.0105952">
            <text:p>0.0105952</text:p>
          </table:table-cell>
          <table:table-cell office:value-type="float" office:value="0.0269232">
            <text:p>0.0269232</text:p>
          </table:table-cell>
          <table:table-cell office:value-type="float" office:value="0.0151251">
            <text:p>0.0151251</text:p>
          </table:table-cell>
          <table:table-cell office:value-type="float" office:value="0.0354512">
            <text:p>0.0354512</text:p>
          </table:table-cell>
        </table:table-row>
        <table:table-row table:style-name="ro4">
          <table:table-cell office:value-type="float" office:value="3.74002">
            <text:p>3.74002</text:p>
          </table:table-cell>
          <table:table-cell office:value-type="float" office:value="0.168408">
            <text:p>0.168408</text:p>
          </table:table-cell>
          <table:table-cell office:value-type="float" office:value="-0.165687">
            <text:p>-0.165687</text:p>
          </table:table-cell>
          <table:table-cell office:value-type="float" office:value="0.982208">
            <text:p>0.982208</text:p>
          </table:table-cell>
          <table:table-cell office:value-type="float" office:value="0.609856">
            <text:p>0.609856</text:p>
          </table:table-cell>
          <table:table-cell office:value-type="float" office:value="-0.0454221">
            <text:p>-0.0454221</text:p>
          </table:table-cell>
          <table:table-cell office:value-type="float" office:value="0.0537809">
            <text:p>0.0537809</text:p>
          </table:table-cell>
          <table:table-cell table:style-name="ce1" office:value-type="float" office:value="-0.053716">
            <text:p>-0.053716</text:p>
          </table:table-cell>
          <table:table-cell office:value-type="float" office:value="-0.0283346">
            <text:p>-0.0283346</text:p>
          </table:table-cell>
          <table:table-cell office:value-type="float" office:value="0.0463105">
            <text:p>0.0463105</text:p>
          </table:table-cell>
          <table:table-cell office:value-type="float" office:value="-0.0301535">
            <text:p>-0.0301535</text:p>
          </table:table-cell>
          <table:table-cell office:value-type="float" office:value="-0.0148707">
            <text:p>-0.0148707</text:p>
          </table:table-cell>
          <table:table-cell office:value-type="float" office:value="0.0574487">
            <text:p>0.0574487</text:p>
          </table:table-cell>
          <table:table-cell office:value-type="float" office:value="-0.0425392">
            <text:p>-0.0425392</text:p>
          </table:table-cell>
          <table:table-cell/>
          <table:table-cell office:value-type="float" office:value="3.30475">
            <text:p>3.30475</text:p>
          </table:table-cell>
          <table:table-cell office:value-type="float" office:value="0.206609">
            <text:p>0.206609</text:p>
          </table:table-cell>
          <table:table-cell office:value-type="float" office:value="-0.217696">
            <text:p>-0.217696</text:p>
          </table:table-cell>
          <table:table-cell office:value-type="float" office:value="0.977236">
            <text:p>0.977236</text:p>
          </table:table-cell>
          <table:table-cell office:value-type="float" office:value="0.642834">
            <text:p>0.642834</text:p>
          </table:table-cell>
          <table:table-cell office:value-type="float" office:value="-0.0468885">
            <text:p>-0.0468885</text:p>
          </table:table-cell>
          <table:table-cell office:value-type="float" office:value="-0.00110012">
            <text:p>-0.00110012</text:p>
          </table:table-cell>
          <table:table-cell office:value-type="float" office:value="-0.012132">
            <text:p>-0.012132</text:p>
          </table:table-cell>
          <table:table-cell office:value-type="float" office:value="-0.0132377">
            <text:p>-0.0132377</text:p>
          </table:table-cell>
          <table:table-cell office:value-type="float" office:value="0.0202527">
            <text:p>0.0202527</text:p>
          </table:table-cell>
          <table:table-cell office:value-type="float" office:value="-0.005369">
            <text:p>-0.005369</text:p>
          </table:table-cell>
          <table:table-cell office:value-type="float" office:value="0.0509942">
            <text:p>0.0509942</text:p>
          </table:table-cell>
          <table:table-cell office:value-type="float" office:value="0.00328435">
            <text:p>0.00328435</text:p>
          </table:table-cell>
          <table:table-cell office:value-type="float" office:value="-0.0785835">
            <text:p>-0.0785835</text:p>
          </table:table-cell>
          <table:table-cell/>
          <table:table-cell office:value-type="float" office:value="3.17133">
            <text:p>3.17133</text:p>
          </table:table-cell>
          <table:table-cell office:value-type="float" office:value="0.272737">
            <text:p>0.272737</text:p>
          </table:table-cell>
          <table:table-cell office:value-type="float" office:value="-0.187694">
            <text:p>-0.187694</text:p>
          </table:table-cell>
          <table:table-cell office:value-type="float" office:value="0.986638">
            <text:p>0.986638</text:p>
          </table:table-cell>
          <table:table-cell office:value-type="float" office:value="0.569319">
            <text:p>0.569319</text:p>
          </table:table-cell>
          <table:table-cell office:value-type="float" office:value="-0.0490562">
            <text:p>-0.0490562</text:p>
          </table:table-cell>
          <table:table-cell office:value-type="float" office:value="0.0251479">
            <text:p>0.0251479</text:p>
          </table:table-cell>
          <table:table-cell office:value-type="float" office:value="-0.0254832">
            <text:p>-0.0254832</text:p>
          </table:table-cell>
          <table:table-cell office:value-type="float" office:value="-0.0384651">
            <text:p>-0.0384651</text:p>
          </table:table-cell>
          <table:table-cell office:value-type="float" office:value="0.0376517">
            <text:p>0.0376517</text:p>
          </table:table-cell>
          <table:table-cell office:value-type="float" office:value="-0.0476616">
            <text:p>-0.0476616</text:p>
          </table:table-cell>
          <table:table-cell office:value-type="float" office:value="0.0204226">
            <text:p>0.0204226</text:p>
          </table:table-cell>
          <table:table-cell office:value-type="float" office:value="0.122451">
            <text:p>0.122451</text:p>
          </table:table-cell>
          <table:table-cell office:value-type="float" office:value="0.174502">
            <text:p>0.174502</text:p>
          </table:table-cell>
          <table:table-cell/>
          <table:table-cell office:value-type="float" office:value="4.63359">
            <text:p>4.63359</text:p>
          </table:table-cell>
          <table:table-cell office:value-type="float" office:value="0.245857">
            <text:p>0.245857</text:p>
          </table:table-cell>
          <table:table-cell office:value-type="float" office:value="-0.117796">
            <text:p>-0.117796</text:p>
          </table:table-cell>
          <table:table-cell office:value-type="float" office:value="0.977188">
            <text:p>0.977188</text:p>
          </table:table-cell>
          <table:table-cell office:value-type="float" office:value="0.475748">
            <text:p>0.475748</text:p>
          </table:table-cell>
          <table:table-cell office:value-type="float" office:value="-0.0967417">
            <text:p>-0.0967417</text:p>
          </table:table-cell>
          <table:table-cell office:value-type="float" office:value="0.109349">
            <text:p>0.109349</text:p>
          </table:table-cell>
          <table:table-cell office:value-type="float" office:value="-0.0608766">
            <text:p>-0.0608766</text:p>
          </table:table-cell>
          <table:table-cell office:value-type="float" office:value="-0.00400927">
            <text:p>-0.00400927</text:p>
          </table:table-cell>
          <table:table-cell office:value-type="float" office:value="0.0837552">
            <text:p>0.0837552</text:p>
          </table:table-cell>
          <table:table-cell office:value-type="float" office:value="-0.0385766">
            <text:p>-0.0385766</text:p>
          </table:table-cell>
          <table:table-cell office:value-type="float" office:value="-0.0206573">
            <text:p>-0.0206573</text:p>
          </table:table-cell>
          <table:table-cell office:value-type="float" office:value="-0.104083">
            <text:p>-0.104083</text:p>
          </table:table-cell>
          <table:table-cell office:value-type="float" office:value="0.0351456">
            <text:p>0.0351456</text:p>
          </table:table-cell>
          <table:table-cell/>
          <table:table-cell office:value-type="float" office:value="2.14584">
            <text:p>2.14584</text:p>
          </table:table-cell>
          <table:table-cell office:value-type="float" office:value="0.294401">
            <text:p>0.294401</text:p>
          </table:table-cell>
          <table:table-cell office:value-type="float" office:value="-0.21193">
            <text:p>-0.21193</text:p>
          </table:table-cell>
          <table:table-cell office:value-type="float" office:value="0.941957">
            <text:p>0.941957</text:p>
          </table:table-cell>
          <table:table-cell office:value-type="float" office:value="0.669282">
            <text:p>0.669282</text:p>
          </table:table-cell>
          <table:table-cell office:value-type="float" office:value="-0.0280927">
            <text:p>-0.0280927</text:p>
          </table:table-cell>
          <table:table-cell office:value-type="float" office:value="0.00712287">
            <text:p>0.00712287</text:p>
          </table:table-cell>
          <table:table-cell office:value-type="float" office:value="-0.020154">
            <text:p>-0.020154</text:p>
          </table:table-cell>
          <table:table-cell office:value-type="float" office:value="-0.0115382">
            <text:p>-0.0115382</text:p>
          </table:table-cell>
          <table:table-cell office:value-type="float" office:value="-0.00525155">
            <text:p>-0.00525155</text:p>
          </table:table-cell>
          <table:table-cell office:value-type="float" office:value="0.0232247">
            <text:p>0.0232247</text:p>
          </table:table-cell>
          <table:table-cell office:value-type="float" office:value="-0.0758525">
            <text:p>-0.0758525</text:p>
          </table:table-cell>
          <table:table-cell office:value-type="float" office:value="0.251882">
            <text:p>0.251882</text:p>
          </table:table-cell>
          <table:table-cell office:value-type="float" office:value="-0.46836">
            <text:p>-0.46836</text:p>
          </table:table-cell>
        </table:table-row>
        <table:table-row table:style-name="ro4">
          <table:table-cell office:value-type="float" office:value="4.66348">
            <text:p>4.66348</text:p>
          </table:table-cell>
          <table:table-cell office:value-type="float" office:value="0.129561">
            <text:p>0.129561</text:p>
          </table:table-cell>
          <table:table-cell office:value-type="float" office:value="-0.0739306">
            <text:p>-0.0739306</text:p>
          </table:table-cell>
          <table:table-cell office:value-type="float" office:value="0.918086">
            <text:p>0.918086</text:p>
          </table:table-cell>
          <table:table-cell office:value-type="float" office:value="0.539756">
            <text:p>0.539756</text:p>
          </table:table-cell>
          <table:table-cell office:value-type="float" office:value="-0.0966867">
            <text:p>-0.0966867</text:p>
          </table:table-cell>
          <table:table-cell office:value-type="float" office:value="0.199355">
            <text:p>0.199355</text:p>
          </table:table-cell>
          <table:table-cell office:value-type="float" office:value="-0.125034">
            <text:p>-0.125034</text:p>
          </table:table-cell>
          <table:table-cell office:value-type="float" office:value="-0.0420671">
            <text:p>-0.0420671</text:p>
          </table:table-cell>
          <table:table-cell office:value-type="float" office:value="0.099362">
            <text:p>0.099362</text:p>
          </table:table-cell>
          <table:table-cell office:value-type="float" office:value="-0.0694367">
            <text:p>-0.0694367</text:p>
          </table:table-cell>
          <table:table-cell office:value-type="float" office:value="-0.153162">
            <text:p>-0.153162</text:p>
          </table:table-cell>
          <table:table-cell office:value-type="float" office:value="0.791704">
            <text:p>0.791704</text:p>
          </table:table-cell>
          <table:table-cell office:value-type="float" office:value="-0.0503312">
            <text:p>-0.0503312</text:p>
          </table:table-cell>
          <table:table-cell/>
          <table:table-cell office:value-type="float" office:value="3.57236">
            <text:p>3.57236</text:p>
          </table:table-cell>
          <table:table-cell office:value-type="float" office:value="0.206719">
            <text:p>0.206719</text:p>
          </table:table-cell>
          <table:table-cell office:value-type="float" office:value="-0.212041">
            <text:p>-0.212041</text:p>
          </table:table-cell>
          <table:table-cell office:value-type="float" office:value="0.970172">
            <text:p>0.970172</text:p>
          </table:table-cell>
          <table:table-cell office:value-type="float" office:value="0.620239">
            <text:p>0.620239</text:p>
          </table:table-cell>
          <table:table-cell office:value-type="float" office:value="-0.0566145">
            <text:p>-0.0566145</text:p>
          </table:table-cell>
          <table:table-cell office:value-type="float" office:value="-0.000163251">
            <text:p>-0.000163251</text:p>
          </table:table-cell>
          <table:table-cell office:value-type="float" office:value="-0.00917784">
            <text:p>-0.00917784</text:p>
          </table:table-cell>
          <table:table-cell office:value-type="float" office:value="0.000408556">
            <text:p>0.000408556</text:p>
          </table:table-cell>
          <table:table-cell office:value-type="float" office:value="0.0211316">
            <text:p>0.0211316</text:p>
          </table:table-cell>
          <table:table-cell office:value-type="float" office:value="-0.0263982">
            <text:p>-0.0263982</text:p>
          </table:table-cell>
          <table:table-cell office:value-type="float" office:value="-0.0689743">
            <text:p>-0.0689743</text:p>
          </table:table-cell>
          <table:table-cell office:value-type="float" office:value="-0.0618412">
            <text:p>-0.0618412</text:p>
          </table:table-cell>
          <table:table-cell office:value-type="float" office:value="0.106967">
            <text:p>0.106967</text:p>
          </table:table-cell>
          <table:table-cell/>
          <table:table-cell office:value-type="float" office:value="3.30263">
            <text:p>3.30263</text:p>
          </table:table-cell>
          <table:table-cell office:value-type="float" office:value="0.268039">
            <text:p>0.268039</text:p>
          </table:table-cell>
          <table:table-cell office:value-type="float" office:value="-0.180639">
            <text:p>-0.180639</text:p>
          </table:table-cell>
          <table:table-cell office:value-type="float" office:value="0.983388">
            <text:p>0.983388</text:p>
          </table:table-cell>
          <table:table-cell office:value-type="float" office:value="0.556195">
            <text:p>0.556195</text:p>
          </table:table-cell>
          <table:table-cell office:value-type="float" office:value="-0.0546868">
            <text:p>-0.0546868</text:p>
          </table:table-cell>
          <table:table-cell office:value-type="float" office:value="0.0266056">
            <text:p>0.0266056</text:p>
          </table:table-cell>
          <table:table-cell office:value-type="float" office:value="-0.036842">
            <text:p>-0.036842</text:p>
          </table:table-cell>
          <table:table-cell office:value-type="float" office:value="-0.0357836">
            <text:p>-0.0357836</text:p>
          </table:table-cell>
          <table:table-cell office:value-type="float" office:value="0.0537297">
            <text:p>0.0537297</text:p>
          </table:table-cell>
          <table:table-cell office:value-type="float" office:value="-0.0247494">
            <text:p>-0.0247494</text:p>
          </table:table-cell>
          <table:table-cell office:value-type="float" office:value="0.000231054">
            <text:p>0.000231054</text:p>
          </table:table-cell>
          <table:table-cell office:value-type="float" office:value="-0.00428101">
            <text:p>-0.00428101</text:p>
          </table:table-cell>
          <table:table-cell office:value-type="float" office:value="-0.0232836">
            <text:p>-0.0232836</text:p>
          </table:table-cell>
          <table:table-cell/>
          <table:table-cell office:value-type="float" office:value="5.23124">
            <text:p>5.23124</text:p>
          </table:table-cell>
          <table:table-cell office:value-type="float" office:value="0.236082">
            <text:p>0.236082</text:p>
          </table:table-cell>
          <table:table-cell office:value-type="float" office:value="-0.104916">
            <text:p>-0.104916</text:p>
          </table:table-cell>
          <table:table-cell office:value-type="float" office:value="0.966686">
            <text:p>0.966686</text:p>
          </table:table-cell>
          <table:table-cell office:value-type="float" office:value="0.432279">
            <text:p>0.432279</text:p>
          </table:table-cell>
          <table:table-cell office:value-type="float" office:value="-0.106784">
            <text:p>-0.106784</text:p>
          </table:table-cell>
          <table:table-cell office:value-type="float" office:value="0.115941">
            <text:p>0.115941</text:p>
          </table:table-cell>
          <table:table-cell office:value-type="float" office:value="-0.0621087">
            <text:p>-0.0621087</text:p>
          </table:table-cell>
          <table:table-cell office:value-type="float" office:value="-0.016355">
            <text:p>-0.016355</text:p>
          </table:table-cell>
          <table:table-cell office:value-type="float" office:value="0.0215504">
            <text:p>0.0215504</text:p>
          </table:table-cell>
          <table:table-cell office:value-type="float" office:value="-0.0175719">
            <text:p>-0.0175719</text:p>
          </table:table-cell>
          <table:table-cell office:value-type="float" office:value="0.0171273">
            <text:p>0.0171273</text:p>
          </table:table-cell>
          <table:table-cell office:value-type="float" office:value="-0.104251">
            <text:p>-0.104251</text:p>
          </table:table-cell>
          <table:table-cell office:value-type="float" office:value="0.118053">
            <text:p>0.118053</text:p>
          </table:table-cell>
          <table:table-cell/>
          <table:table-cell office:value-type="float" office:value="2.21266">
            <text:p>2.21266</text:p>
          </table:table-cell>
          <table:table-cell office:value-type="float" office:value="0.293291">
            <text:p>0.293291</text:p>
          </table:table-cell>
          <table:table-cell office:value-type="float" office:value="-0.211156">
            <text:p>-0.211156</text:p>
          </table:table-cell>
          <table:table-cell office:value-type="float" office:value="0.941418">
            <text:p>0.941418</text:p>
          </table:table-cell>
          <table:table-cell office:value-type="float" office:value="0.660965">
            <text:p>0.660965</text:p>
          </table:table-cell>
          <table:table-cell office:value-type="float" office:value="-0.0253147">
            <text:p>-0.0253147</text:p>
          </table:table-cell>
          <table:table-cell office:value-type="float" office:value="-0.003757">
            <text:p>-0.003757</text:p>
          </table:table-cell>
          <table:table-cell table:style-name="ce1" office:value-type="string">
            <text:p>-4.22794e-05</text:p>
          </table:table-cell>
          <table:table-cell office:value-type="float" office:value="-0.0166065">
            <text:p>-0.0166065</text:p>
          </table:table-cell>
          <table:table-cell office:value-type="float" office:value="0.0115787">
            <text:p>0.0115787</text:p>
          </table:table-cell>
          <table:table-cell office:value-type="float" office:value="-0.00807015">
            <text:p>-0.00807015</text:p>
          </table:table-cell>
          <table:table-cell office:value-type="float" office:value="0.0194322">
            <text:p>0.0194322</text:p>
          </table:table-cell>
          <table:table-cell office:value-type="float" office:value="-0.0138346">
            <text:p>-0.0138346</text:p>
          </table:table-cell>
          <table:table-cell office:value-type="float" office:value="0.0109215">
            <text:p>0.0109215</text:p>
          </table:table-cell>
        </table:table-row>
        <table:table-row table:style-name="ro4">
          <table:table-cell office:value-type="float" office:value="4.76398">
            <text:p>4.76398</text:p>
          </table:table-cell>
          <table:table-cell office:value-type="float" office:value="0.123786">
            <text:p>0.123786</text:p>
          </table:table-cell>
          <table:table-cell office:value-type="float" office:value="-0.0559494">
            <text:p>-0.0559494</text:p>
          </table:table-cell>
          <table:table-cell office:value-type="float" office:value="0.9106">
            <text:p>0.9106</text:p>
          </table:table-cell>
          <table:table-cell office:value-type="float" office:value="0.532631">
            <text:p>0.532631</text:p>
          </table:table-cell>
          <table:table-cell office:value-type="float" office:value="-0.0791009">
            <text:p>-0.0791009</text:p>
          </table:table-cell>
          <table:table-cell office:value-type="float" office:value="0.162383">
            <text:p>0.162383</text:p>
          </table:table-cell>
          <table:table-cell office:value-type="float" office:value="-0.124878">
            <text:p>-0.124878</text:p>
          </table:table-cell>
          <table:table-cell office:value-type="float" office:value="-0.0574592">
            <text:p>-0.0574592</text:p>
          </table:table-cell>
          <table:table-cell office:value-type="float" office:value="0.178925">
            <text:p>0.178925</text:p>
          </table:table-cell>
          <table:table-cell office:value-type="float" office:value="-0.0744948">
            <text:p>-0.0744948</text:p>
          </table:table-cell>
          <table:table-cell office:value-type="float" office:value="0.204241">
            <text:p>0.204241</text:p>
          </table:table-cell>
          <table:table-cell office:value-type="float" office:value="-0.0963705">
            <text:p>-0.0963705</text:p>
          </table:table-cell>
          <table:table-cell office:value-type="float" office:value="0.0704554">
            <text:p>0.0704554</text:p>
          </table:table-cell>
          <table:table-cell/>
          <table:table-cell office:value-type="float" office:value="3.73896">
            <text:p>3.73896</text:p>
          </table:table-cell>
          <table:table-cell office:value-type="float" office:value="0.204872">
            <text:p>0.204872</text:p>
          </table:table-cell>
          <table:table-cell office:value-type="float" office:value="-0.210237">
            <text:p>-0.210237</text:p>
          </table:table-cell>
          <table:table-cell office:value-type="float" office:value="0.968743">
            <text:p>0.968743</text:p>
          </table:table-cell>
          <table:table-cell office:value-type="float" office:value="0.606576">
            <text:p>0.606576</text:p>
          </table:table-cell>
          <table:table-cell office:value-type="float" office:value="-0.0507312">
            <text:p>-0.0507312</text:p>
          </table:table-cell>
          <table:table-cell office:value-type="float" office:value="0.00377232">
            <text:p>0.00377232</text:p>
          </table:table-cell>
          <table:table-cell office:value-type="float" office:value="-0.0181298">
            <text:p>-0.0181298</text:p>
          </table:table-cell>
          <table:table-cell office:value-type="float" office:value="-0.0110826">
            <text:p>-0.0110826</text:p>
          </table:table-cell>
          <table:table-cell office:value-type="float" office:value="0.0108289">
            <text:p>0.0108289</text:p>
          </table:table-cell>
          <table:table-cell office:value-type="float" office:value="-0.00857757">
            <text:p>-0.00857757</text:p>
          </table:table-cell>
          <table:table-cell office:value-type="float" office:value="0.0826682">
            <text:p>0.0826682</text:p>
          </table:table-cell>
          <table:table-cell office:value-type="float" office:value="-0.014795">
            <text:p>-0.014795</text:p>
          </table:table-cell>
          <table:table-cell office:value-type="float" office:value="-0.0176393">
            <text:p>-0.0176393</text:p>
          </table:table-cell>
          <table:table-cell/>
          <table:table-cell office:value-type="float" office:value="4.20182">
            <text:p>4.20182</text:p>
          </table:table-cell>
          <table:table-cell office:value-type="float" office:value="0.236049">
            <text:p>0.236049</text:p>
          </table:table-cell>
          <table:table-cell office:value-type="float" office:value="-0.135787">
            <text:p>-0.135787</text:p>
          </table:table-cell>
          <table:table-cell office:value-type="float" office:value="0.942308">
            <text:p>0.942308</text:p>
          </table:table-cell>
          <table:table-cell office:value-type="float" office:value="0.474091">
            <text:p>0.474091</text:p>
          </table:table-cell>
          <table:table-cell office:value-type="float" office:value="-0.095154">
            <text:p>-0.095154</text:p>
          </table:table-cell>
          <table:table-cell office:value-type="float" office:value="0.0777252">
            <text:p>0.0777252</text:p>
          </table:table-cell>
          <table:table-cell office:value-type="float" office:value="-0.0792683">
            <text:p>-0.0792683</text:p>
          </table:table-cell>
          <table:table-cell office:value-type="float" office:value="-0.0355758">
            <text:p>-0.0355758</text:p>
          </table:table-cell>
          <table:table-cell office:value-type="float" office:value="0.0498802">
            <text:p>0.0498802</text:p>
          </table:table-cell>
          <table:table-cell office:value-type="float" office:value="-0.0456859">
            <text:p>-0.0456859</text:p>
          </table:table-cell>
          <table:table-cell office:value-type="float" office:value="-0.14854">
            <text:p>-0.14854</text:p>
          </table:table-cell>
          <table:table-cell office:value-type="float" office:value="0.179185">
            <text:p>0.179185</text:p>
          </table:table-cell>
          <table:table-cell office:value-type="float" office:value="-0.0248346">
            <text:p>-0.0248346</text:p>
          </table:table-cell>
          <table:table-cell/>
          <table:table-cell office:value-type="float" office:value="5.53547">
            <text:p>5.53547</text:p>
          </table:table-cell>
          <table:table-cell office:value-type="float" office:value="0.232692">
            <text:p>0.232692</text:p>
          </table:table-cell>
          <table:table-cell office:value-type="float" office:value="-0.108009">
            <text:p>-0.108009</text:p>
          </table:table-cell>
          <table:table-cell office:value-type="float" office:value="0.972267">
            <text:p>0.972267</text:p>
          </table:table-cell>
          <table:table-cell office:value-type="float" office:value="0.4117">
            <text:p>0.4117</text:p>
          </table:table-cell>
          <table:table-cell office:value-type="float" office:value="-0.111331">
            <text:p>-0.111331</text:p>
          </table:table-cell>
          <table:table-cell office:value-type="float" office:value="0.116578">
            <text:p>0.116578</text:p>
          </table:table-cell>
          <table:table-cell office:value-type="float" office:value="-0.0604522">
            <text:p>-0.0604522</text:p>
          </table:table-cell>
          <table:table-cell office:value-type="float" office:value="-0.0111443">
            <text:p>-0.0111443</text:p>
          </table:table-cell>
          <table:table-cell office:value-type="float" office:value="-0.0101664">
            <text:p>-0.0101664</text:p>
          </table:table-cell>
          <table:table-cell office:value-type="float" office:value="0.0183442">
            <text:p>0.0183442</text:p>
          </table:table-cell>
          <table:table-cell office:value-type="float" office:value="-0.000131766">
            <text:p>-0.000131766</text:p>
          </table:table-cell>
          <table:table-cell office:value-type="float" office:value="0.0159453">
            <text:p>0.0159453</text:p>
          </table:table-cell>
          <table:table-cell office:value-type="float" office:value="-0.0278332">
            <text:p>-0.0278332</text:p>
          </table:table-cell>
          <table:table-cell/>
          <table:table-cell office:value-type="float" office:value="2.91358">
            <text:p>2.91358</text:p>
          </table:table-cell>
          <table:table-cell office:value-type="float" office:value="0.291198">
            <text:p>0.291198</text:p>
          </table:table-cell>
          <table:table-cell office:value-type="float" office:value="-0.209837">
            <text:p>-0.209837</text:p>
          </table:table-cell>
          <table:table-cell office:value-type="float" office:value="0.941127">
            <text:p>0.941127</text:p>
          </table:table-cell>
          <table:table-cell office:value-type="float" office:value="0.579716">
            <text:p>0.579716</text:p>
          </table:table-cell>
          <table:table-cell office:value-type="float" office:value="-0.0339049">
            <text:p>-0.0339049</text:p>
          </table:table-cell>
          <table:table-cell office:value-type="float" office:value="-0.00133684">
            <text:p>-0.00133684</text:p>
          </table:table-cell>
          <table:table-cell office:value-type="float" office:value="0.0013677">
            <text:p>0.0013677</text:p>
          </table:table-cell>
          <table:table-cell office:value-type="float" office:value="-0.00298614">
            <text:p>-0.00298614</text:p>
          </table:table-cell>
          <table:table-cell office:value-type="float" office:value="0.00188179">
            <text:p>0.00188179</text:p>
          </table:table-cell>
          <table:table-cell office:value-type="float" office:value="-0.000415066">
            <text:p>-0.000415066</text:p>
          </table:table-cell>
          <table:table-cell office:value-type="float" office:value="-0.0680697">
            <text:p>-0.0680697</text:p>
          </table:table-cell>
          <table:table-cell office:value-type="float" office:value="0.0421471">
            <text:p>0.0421471</text:p>
          </table:table-cell>
          <table:table-cell office:value-type="float" office:value="0.0593031">
            <text:p>0.0593031</text:p>
          </table:table-cell>
        </table:table-row>
        <table:table-row table:style-name="ro4">
          <table:table-cell office:value-type="float" office:value="4.86426">
            <text:p>4.86426</text:p>
          </table:table-cell>
          <table:table-cell office:value-type="float" office:value="0.120078">
            <text:p>0.120078</text:p>
          </table:table-cell>
          <table:table-cell office:value-type="float" office:value="-0.038976">
            <text:p>-0.038976</text:p>
          </table:table-cell>
          <table:table-cell office:value-type="float" office:value="0.903838">
            <text:p>0.903838</text:p>
          </table:table-cell>
          <table:table-cell office:value-type="float" office:value="0.525615">
            <text:p>0.525615</text:p>
          </table:table-cell>
          <table:table-cell office:value-type="float" office:value="-0.0939023">
            <text:p>-0.0939023</text:p>
          </table:table-cell>
          <table:table-cell office:value-type="float" office:value="0.153123">
            <text:p>0.153123</text:p>
          </table:table-cell>
          <table:table-cell office:value-type="float" office:value="-0.123574">
            <text:p>-0.123574</text:p>
          </table:table-cell>
          <table:table-cell office:value-type="float" office:value="-0.0369781">
            <text:p>-0.0369781</text:p>
          </table:table-cell>
          <table:table-cell office:value-type="float" office:value="0.169261">
            <text:p>0.169261</text:p>
          </table:table-cell>
          <table:table-cell office:value-type="float" office:value="-0.0674296">
            <text:p>-0.0674296</text:p>
          </table:table-cell>
          <table:table-cell office:value-type="float" office:value="0.0209192">
            <text:p>0.0209192</text:p>
          </table:table-cell>
          <table:table-cell office:value-type="float" office:value="-0.457599">
            <text:p>-0.457599</text:p>
          </table:table-cell>
          <table:table-cell office:value-type="float" office:value="0.1817">
            <text:p>0.1817</text:p>
          </table:table-cell>
          <table:table-cell/>
          <table:table-cell office:value-type="float" office:value="3.90357">
            <text:p>3.90357</text:p>
          </table:table-cell>
          <table:table-cell office:value-type="float" office:value="0.205288">
            <text:p>0.205288</text:p>
          </table:table-cell>
          <table:table-cell office:value-type="float" office:value="-0.208856">
            <text:p>-0.208856</text:p>
          </table:table-cell>
          <table:table-cell office:value-type="float" office:value="0.966853">
            <text:p>0.966853</text:p>
          </table:table-cell>
          <table:table-cell office:value-type="float" office:value="0.593371">
            <text:p>0.593371</text:p>
          </table:table-cell>
          <table:table-cell office:value-type="float" office:value="-0.0587357">
            <text:p>-0.0587357</text:p>
          </table:table-cell>
          <table:table-cell office:value-type="float" office:value="0.0146785">
            <text:p>0.0146785</text:p>
          </table:table-cell>
          <table:table-cell office:value-type="float" office:value="-0.0218325">
            <text:p>-0.0218325</text:p>
          </table:table-cell>
          <table:table-cell office:value-type="float" office:value="0.00252545">
            <text:p>0.00252545</text:p>
          </table:table-cell>
          <table:table-cell office:value-type="float" office:value="0.00839349">
            <text:p>0.00839349</text:p>
          </table:table-cell>
          <table:table-cell office:value-type="float" office:value="-0.0114812">
            <text:p>-0.0114812</text:p>
          </table:table-cell>
          <table:table-cell office:value-type="float" office:value="-0.0335507">
            <text:p>-0.0335507</text:p>
          </table:table-cell>
          <table:table-cell office:value-type="float" office:value="0.12927">
            <text:p>0.12927</text:p>
          </table:table-cell>
          <table:table-cell office:value-type="float" office:value="-0.032701">
            <text:p>-0.032701</text:p>
          </table:table-cell>
          <table:table-cell/>
          <table:table-cell office:value-type="float" office:value="4.43894">
            <text:p>4.43894</text:p>
          </table:table-cell>
          <table:table-cell office:value-type="float" office:value="0.219261">
            <text:p>0.219261</text:p>
          </table:table-cell>
          <table:table-cell office:value-type="float" office:value="-0.113885">
            <text:p>-0.113885</text:p>
          </table:table-cell>
          <table:table-cell office:value-type="float" office:value="0.930078">
            <text:p>0.930078</text:p>
          </table:table-cell>
          <table:table-cell office:value-type="float" office:value="0.454537">
            <text:p>0.454537</text:p>
          </table:table-cell>
          <table:table-cell office:value-type="float" office:value="-0.0997069">
            <text:p>-0.0997069</text:p>
          </table:table-cell>
          <table:table-cell office:value-type="float" office:value="0.0884884">
            <text:p>0.0884884</text:p>
          </table:table-cell>
          <table:table-cell office:value-type="float" office:value="-0.087792">
            <text:p>-0.087792</text:p>
          </table:table-cell>
          <table:table-cell office:value-type="float" office:value="-0.070798">
            <text:p>-0.070798</text:p>
          </table:table-cell>
          <table:table-cell office:value-type="float" office:value="0.0923692">
            <text:p>0.0923692</text:p>
          </table:table-cell>
          <table:table-cell office:value-type="float" office:value="-0.0515747">
            <text:p>-0.0515747</text:p>
          </table:table-cell>
          <table:table-cell office:value-type="float" office:value="0.151768">
            <text:p>0.151768</text:p>
          </table:table-cell>
          <table:table-cell office:value-type="float" office:value="-0.0956164">
            <text:p>-0.0956164</text:p>
          </table:table-cell>
          <table:table-cell office:value-type="float" office:value="0.0540047">
            <text:p>0.0540047</text:p>
          </table:table-cell>
          <table:table-cell/>
          <table:table-cell office:value-type="float" office:value="6.03099">
            <text:p>6.03099</text:p>
          </table:table-cell>
          <table:table-cell office:value-type="float" office:value="0.227137">
            <text:p>0.227137</text:p>
          </table:table-cell>
          <table:table-cell office:value-type="float" office:value="-0.109132">
            <text:p>-0.109132</text:p>
          </table:table-cell>
          <table:table-cell office:value-type="float" office:value="0.974522">
            <text:p>0.974522</text:p>
          </table:table-cell>
          <table:table-cell office:value-type="float" office:value="0.380259">
            <text:p>0.380259</text:p>
          </table:table-cell>
          <table:table-cell office:value-type="float" office:value="-0.119778">
            <text:p>-0.119778</text:p>
          </table:table-cell>
          <table:table-cell office:value-type="float" office:value="0.116067">
            <text:p>0.116067</text:p>
          </table:table-cell>
          <table:table-cell office:value-type="float" office:value="-0.0581946">
            <text:p>-0.0581946</text:p>
          </table:table-cell>
          <table:table-cell office:value-type="float" office:value="-0.0112096">
            <text:p>-0.0112096</text:p>
          </table:table-cell>
          <table:table-cell office:value-type="float" office:value="-0.00226515">
            <text:p>-0.00226515</text:p>
          </table:table-cell>
          <table:table-cell office:value-type="float" office:value="0.00455222">
            <text:p>0.00455222</text:p>
          </table:table-cell>
          <table:table-cell office:value-type="float" office:value="-0.0335758">
            <text:p>-0.0335758</text:p>
          </table:table-cell>
          <table:table-cell office:value-type="float" office:value="0.0232827">
            <text:p>0.0232827</text:p>
          </table:table-cell>
          <table:table-cell office:value-type="float" office:value="-0.039417">
            <text:p>-0.039417</text:p>
          </table:table-cell>
          <table:table-cell/>
          <table:table-cell office:value-type="float" office:value="3.2013">
            <text:p>3.2013</text:p>
          </table:table-cell>
          <table:table-cell office:value-type="float" office:value="0.284704">
            <text:p>0.284704</text:p>
          </table:table-cell>
          <table:table-cell office:value-type="float" office:value="-0.205807">
            <text:p>-0.205807</text:p>
          </table:table-cell>
          <table:table-cell office:value-type="float" office:value="0.945917">
            <text:p>0.945917</text:p>
          </table:table-cell>
          <table:table-cell office:value-type="float" office:value="0.54933">
            <text:p>0.54933</text:p>
          </table:table-cell>
          <table:table-cell office:value-type="float" office:value="-0.0420356">
            <text:p>-0.0420356</text:p>
          </table:table-cell>
          <table:table-cell office:value-type="float" office:value="0.00290305">
            <text:p>0.00290305</text:p>
          </table:table-cell>
          <table:table-cell office:value-type="float" office:value="0.00241009">
            <text:p>0.00241009</text:p>
          </table:table-cell>
          <table:table-cell office:value-type="float" office:value="-0.0225708">
            <text:p>-0.0225708</text:p>
          </table:table-cell>
          <table:table-cell office:value-type="float" office:value="0.0140081">
            <text:p>0.0140081</text:p>
          </table:table-cell>
          <table:table-cell office:value-type="float" office:value="0.0166473">
            <text:p>0.0166473</text:p>
          </table:table-cell>
          <table:table-cell office:value-type="float" office:value="-0.0398334">
            <text:p>-0.0398334</text:p>
          </table:table-cell>
          <table:table-cell office:value-type="float" office:value="0.030347">
            <text:p>0.030347</text:p>
          </table:table-cell>
          <table:table-cell office:value-type="float" office:value="-0.0374658">
            <text:p>-0.0374658</text:p>
          </table:table-cell>
        </table:table-row>
        <table:table-row table:style-name="ro4">
          <table:table-cell office:value-type="float" office:value="5.09625">
            <text:p>5.09625</text:p>
          </table:table-cell>
          <table:table-cell office:value-type="float" office:value="0.112625">
            <text:p>0.112625</text:p>
          </table:table-cell>
          <table:table-cell office:value-type="float" office:value="-0.0243371">
            <text:p>-0.0243371</text:p>
          </table:table-cell>
          <table:table-cell office:value-type="float" office:value="0.897974">
            <text:p>0.897974</text:p>
          </table:table-cell>
          <table:table-cell office:value-type="float" office:value="0.509736">
            <text:p>0.509736</text:p>
          </table:table-cell>
          <table:table-cell office:value-type="float" office:value="-0.100166">
            <text:p>-0.100166</text:p>
          </table:table-cell>
          <table:table-cell office:value-type="float" office:value="0.185532">
            <text:p>0.185532</text:p>
          </table:table-cell>
          <table:table-cell office:value-type="float" office:value="-0.135524">
            <text:p>-0.135524</text:p>
          </table:table-cell>
          <table:table-cell office:value-type="float" office:value="-0.0321249">
            <text:p>-0.0321249</text:p>
          </table:table-cell>
          <table:table-cell office:value-type="float" office:value="0.0630995">
            <text:p>0.0630995</text:p>
          </table:table-cell>
          <table:table-cell office:value-type="float" office:value="-0.0252756">
            <text:p>-0.0252756</text:p>
          </table:table-cell>
          <table:table-cell office:value-type="float" office:value="0.0368168">
            <text:p>0.0368168</text:p>
          </table:table-cell>
          <table:table-cell office:value-type="float" office:value="-0.0594154">
            <text:p>-0.0594154</text:p>
          </table:table-cell>
          <table:table-cell office:value-type="float" office:value="0.0503985">
            <text:p>0.0503985</text:p>
          </table:table-cell>
          <table:table-cell/>
          <table:table-cell office:value-type="float" office:value="4.30686">
            <text:p>4.30686</text:p>
          </table:table-cell>
          <table:table-cell office:value-type="float" office:value="0.20085">
            <text:p>0.20085</text:p>
          </table:table-cell>
          <table:table-cell office:value-type="float" office:value="-0.184446">
            <text:p>-0.184446</text:p>
          </table:table-cell>
          <table:table-cell office:value-type="float" office:value="0.956904">
            <text:p>0.956904</text:p>
          </table:table-cell>
          <table:table-cell office:value-type="float" office:value="0.562222">
            <text:p>0.562222</text:p>
          </table:table-cell>
          <table:table-cell office:value-type="float" office:value="-0.0643152">
            <text:p>-0.0643152</text:p>
          </table:table-cell>
          <table:table-cell office:value-type="float" office:value="0.0294936">
            <text:p>0.0294936</text:p>
          </table:table-cell>
          <table:table-cell office:value-type="float" office:value="-0.0394332">
            <text:p>-0.0394332</text:p>
          </table:table-cell>
          <table:table-cell office:value-type="float" office:value="-0.0110052">
            <text:p>-0.0110052</text:p>
          </table:table-cell>
          <table:table-cell office:value-type="float" office:value="0.0605267">
            <text:p>0.0605267</text:p>
          </table:table-cell>
          <table:table-cell office:value-type="float" office:value="-0.0246692">
            <text:p>-0.0246692</text:p>
          </table:table-cell>
          <table:table-cell office:value-type="float" office:value="0.0233257">
            <text:p>0.0233257</text:p>
          </table:table-cell>
          <table:table-cell office:value-type="float" office:value="-0.0714948">
            <text:p>-0.0714948</text:p>
          </table:table-cell>
          <table:table-cell office:value-type="float" office:value="-0.109004">
            <text:p>-0.109004</text:p>
          </table:table-cell>
          <table:table-cell/>
          <table:table-cell office:value-type="float" office:value="4.73941">
            <text:p>4.73941</text:p>
          </table:table-cell>
          <table:table-cell office:value-type="float" office:value="0.21169">
            <text:p>0.21169</text:p>
          </table:table-cell>
          <table:table-cell office:value-type="float" office:value="-0.0947628">
            <text:p>-0.0947628</text:p>
          </table:table-cell>
          <table:table-cell office:value-type="float" office:value="0.919457">
            <text:p>0.919457</text:p>
          </table:table-cell>
          <table:table-cell office:value-type="float" office:value="0.430913">
            <text:p>0.430913</text:p>
          </table:table-cell>
          <table:table-cell office:value-type="float" office:value="-0.116362">
            <text:p>-0.116362</text:p>
          </table:table-cell>
          <table:table-cell office:value-type="float" office:value="0.108256">
            <text:p>0.108256</text:p>
          </table:table-cell>
          <table:table-cell office:value-type="float" office:value="-0.100112">
            <text:p>-0.100112</text:p>
          </table:table-cell>
          <table:table-cell office:value-type="float" office:value="-0.0251964">
            <text:p>-0.0251964</text:p>
          </table:table-cell>
          <table:table-cell office:value-type="float" office:value="0.0636393">
            <text:p>0.0636393</text:p>
          </table:table-cell>
          <table:table-cell office:value-type="float" office:value="-0.0353479">
            <text:p>-0.0353479</text:p>
          </table:table-cell>
          <table:table-cell office:value-type="float" office:value="-0.0977407">
            <text:p>-0.0977407</text:p>
          </table:table-cell>
          <table:table-cell office:value-type="float" office:value="-0.0175055">
            <text:p>-0.0175055</text:p>
          </table:table-cell>
          <table:table-cell office:value-type="float" office:value="-0.01012">
            <text:p>-0.01012</text:p>
          </table:table-cell>
          <table:table-cell/>
          <table:table-cell office:value-type="float" office:value="6.59877">
            <text:p>6.59877</text:p>
          </table:table-cell>
          <table:table-cell office:value-type="float" office:value="0.209949">
            <text:p>0.209949</text:p>
          </table:table-cell>
          <table:table-cell office:value-type="float" office:value="-0.102912">
            <text:p>-0.102912</text:p>
          </table:table-cell>
          <table:table-cell office:value-type="float" office:value="0.9644">
            <text:p>0.9644</text:p>
          </table:table-cell>
          <table:table-cell office:value-type="float" office:value="0.347174">
            <text:p>0.347174</text:p>
          </table:table-cell>
          <table:table-cell office:value-type="float" office:value="-0.1297">
            <text:p>-0.1297</text:p>
          </table:table-cell>
          <table:table-cell office:value-type="float" office:value="0.119397">
            <text:p>0.119397</text:p>
          </table:table-cell>
          <table:table-cell office:value-type="float" office:value="-0.0613335">
            <text:p>-0.0613335</text:p>
          </table:table-cell>
          <table:table-cell office:value-type="float" office:value="-0.0302733">
            <text:p>-0.0302733</text:p>
          </table:table-cell>
          <table:table-cell office:value-type="float" office:value="0.0109543">
            <text:p>0.0109543</text:p>
          </table:table-cell>
          <table:table-cell office:value-type="float" office:value="-0.017828">
            <text:p>-0.017828</text:p>
          </table:table-cell>
          <table:table-cell office:value-type="float" office:value="0.140271">
            <text:p>0.140271</text:p>
          </table:table-cell>
          <table:table-cell office:value-type="float" office:value="-0.0381295">
            <text:p>-0.0381295</text:p>
          </table:table-cell>
          <table:table-cell office:value-type="float" office:value="0.0821694">
            <text:p>0.0821694</text:p>
          </table:table-cell>
          <table:table-cell/>
          <table:table-cell office:value-type="float" office:value="4.0128">
            <text:p>4.0128</text:p>
          </table:table-cell>
          <table:table-cell office:value-type="float" office:value="0.240156">
            <text:p>0.240156</text:p>
          </table:table-cell>
          <table:table-cell office:value-type="float" office:value="-0.174455">
            <text:p>-0.174455</text:p>
          </table:table-cell>
          <table:table-cell office:value-type="float" office:value="0.934754">
            <text:p>0.934754</text:p>
          </table:table-cell>
          <table:table-cell office:value-type="float" office:value="0.471936">
            <text:p>0.471936</text:p>
          </table:table-cell>
          <table:table-cell office:value-type="float" office:value="-0.0902581">
            <text:p>-0.0902581</text:p>
          </table:table-cell>
          <table:table-cell office:value-type="float" office:value="0.0352039">
            <text:p>0.0352039</text:p>
          </table:table-cell>
          <table:table-cell office:value-type="float" office:value="-0.0188644">
            <text:p>-0.0188644</text:p>
          </table:table-cell>
          <table:table-cell office:value-type="float" office:value="-0.0548956">
            <text:p>-0.0548956</text:p>
          </table:table-cell>
          <table:table-cell office:value-type="float" office:value="0.0386347">
            <text:p>0.0386347</text:p>
          </table:table-cell>
          <table:table-cell office:value-type="float" office:value="-0.0137561">
            <text:p>-0.0137561</text:p>
          </table:table-cell>
          <table:table-cell office:value-type="float" office:value="0.0102154">
            <text:p>0.0102154</text:p>
          </table:table-cell>
          <table:table-cell office:value-type="float" office:value="0.0201018">
            <text:p>0.0201018</text:p>
          </table:table-cell>
          <table:table-cell office:value-type="float" office:value="-0.161234">
            <text:p>-0.161234</text:p>
          </table:table-cell>
        </table:table-row>
        <table:table-row table:style-name="ro4">
          <table:table-cell office:value-type="float" office:value="5.481">
            <text:p>5.481</text:p>
          </table:table-cell>
          <table:table-cell office:value-type="float" office:value="0.105715">
            <text:p>0.105715</text:p>
          </table:table-cell>
          <table:table-cell office:value-type="float" office:value="-0.00885505">
            <text:p>-0.00885505</text:p>
          </table:table-cell>
          <table:table-cell office:value-type="float" office:value="0.89571">
            <text:p>0.89571</text:p>
          </table:table-cell>
          <table:table-cell office:value-type="float" office:value="0.484452">
            <text:p>0.484452</text:p>
          </table:table-cell>
          <table:table-cell office:value-type="float" office:value="-0.109838">
            <text:p>-0.109838</text:p>
          </table:table-cell>
          <table:table-cell table:style-name="ce1" office:value-type="float" office:value="0.199167">
            <text:p>0.199167</text:p>
          </table:table-cell>
          <table:table-cell office:value-type="float" office:value="-0.14112">
            <text:p>-0.14112</text:p>
          </table:table-cell>
          <table:table-cell office:value-type="float" office:value="-0.0179597">
            <text:p>-0.0179597</text:p>
          </table:table-cell>
          <table:table-cell office:value-type="float" office:value="0.0402396">
            <text:p>0.0402396</text:p>
          </table:table-cell>
          <table:table-cell office:value-type="float" office:value="-0.00588493">
            <text:p>-0.00588493</text:p>
          </table:table-cell>
          <table:table-cell office:value-type="float" office:value="-0.0129667">
            <text:p>-0.0129667</text:p>
          </table:table-cell>
          <table:table-cell office:value-type="float" office:value="-0.0458456">
            <text:p>-0.0458456</text:p>
          </table:table-cell>
          <table:table-cell office:value-type="float" office:value="-0.0060726">
            <text:p>-0.0060726</text:p>
          </table:table-cell>
          <table:table-cell/>
          <table:table-cell office:value-type="float" office:value="4.47312">
            <text:p>4.47312</text:p>
          </table:table-cell>
          <table:table-cell office:value-type="float" office:value="0.199665">
            <text:p>0.199665</text:p>
          </table:table-cell>
          <table:table-cell office:value-type="float" office:value="-0.176359">
            <text:p>-0.176359</text:p>
          </table:table-cell>
          <table:table-cell office:value-type="float" office:value="0.94979">
            <text:p>0.94979</text:p>
          </table:table-cell>
          <table:table-cell office:value-type="float" office:value="0.549862">
            <text:p>0.549862</text:p>
          </table:table-cell>
          <table:table-cell office:value-type="float" office:value="-0.0733409">
            <text:p>-0.0733409</text:p>
          </table:table-cell>
          <table:table-cell office:value-type="float" office:value="0.0380288">
            <text:p>0.0380288</text:p>
          </table:table-cell>
          <table:table-cell office:value-type="float" office:value="-0.0349582">
            <text:p>-0.0349582</text:p>
          </table:table-cell>
          <table:table-cell office:value-type="float" office:value="-0.00712707">
            <text:p>-0.00712707</text:p>
          </table:table-cell>
          <table:table-cell office:value-type="float" office:value="0.04864">
            <text:p>0.04864</text:p>
          </table:table-cell>
          <table:table-cell office:value-type="float" office:value="-0.0427922">
            <text:p>-0.0427922</text:p>
          </table:table-cell>
          <table:table-cell office:value-type="float" office:value="-0.0733621">
            <text:p>-0.0733621</text:p>
          </table:table-cell>
          <table:table-cell office:value-type="float" office:value="-0.047087">
            <text:p>-0.047087</text:p>
          </table:table-cell>
          <table:table-cell office:value-type="float" office:value="0.0897809">
            <text:p>0.0897809</text:p>
          </table:table-cell>
          <table:table-cell/>
          <table:table-cell office:value-type="float" office:value="4.90698">
            <text:p>4.90698</text:p>
          </table:table-cell>
          <table:table-cell office:value-type="float" office:value="0.204724">
            <text:p>0.204724</text:p>
          </table:table-cell>
          <table:table-cell office:value-type="float" office:value="-0.0845907">
            <text:p>-0.0845907</text:p>
          </table:table-cell>
          <table:table-cell office:value-type="float" office:value="0.91325">
            <text:p>0.91325</text:p>
          </table:table-cell>
          <table:table-cell office:value-type="float" office:value="0.418277">
            <text:p>0.418277</text:p>
          </table:table-cell>
          <table:table-cell office:value-type="float" office:value="-0.125252">
            <text:p>-0.125252</text:p>
          </table:table-cell>
          <table:table-cell office:value-type="float" office:value="0.119914">
            <text:p>0.119914</text:p>
          </table:table-cell>
          <table:table-cell office:value-type="float" office:value="-0.10305">
            <text:p>-0.10305</text:p>
          </table:table-cell>
          <table:table-cell office:value-type="float" office:value="-0.0415741">
            <text:p>-0.0415741</text:p>
          </table:table-cell>
          <table:table-cell office:value-type="float" office:value="0.060706">
            <text:p>0.060706</text:p>
          </table:table-cell>
          <table:table-cell office:value-type="float" office:value="-0.0370437">
            <text:p>-0.0370437</text:p>
          </table:table-cell>
          <table:table-cell office:value-type="float" office:value="-0.10428">
            <text:p>-0.10428</text:p>
          </table:table-cell>
          <table:table-cell office:value-type="float" office:value="0.0248266">
            <text:p>0.0248266</text:p>
          </table:table-cell>
          <table:table-cell office:value-type="float" office:value="0.0540501">
            <text:p>0.0540501</text:p>
          </table:table-cell>
          <table:table-cell/>
          <table:table-cell office:value-type="float" office:value="6.73056">
            <text:p>6.73056</text:p>
          </table:table-cell>
          <table:table-cell office:value-type="float" office:value="0.208395">
            <text:p>0.208395</text:p>
          </table:table-cell>
          <table:table-cell office:value-type="float" office:value="-0.102131">
            <text:p>-0.102131</text:p>
          </table:table-cell>
          <table:table-cell office:value-type="float" office:value="0.963478">
            <text:p>0.963478</text:p>
          </table:table-cell>
          <table:table-cell office:value-type="float" office:value="0.339915">
            <text:p>0.339915</text:p>
          </table:table-cell>
          <table:table-cell office:value-type="float" office:value="-0.137767">
            <text:p>-0.137767</text:p>
          </table:table-cell>
          <table:table-cell office:value-type="float" office:value="0.136273">
            <text:p>0.136273</text:p>
          </table:table-cell>
          <table:table-cell office:value-type="float" office:value="-0.0669184">
            <text:p>-0.0669184</text:p>
          </table:table-cell>
          <table:table-cell office:value-type="float" office:value="-0.0117869">
            <text:p>-0.0117869</text:p>
          </table:table-cell>
          <table:table-cell office:value-type="float" office:value="0.00592921">
            <text:p>0.00592921</text:p>
          </table:table-cell>
          <table:table-cell office:value-type="float" office:value="-0.00699889">
            <text:p>-0.00699889</text:p>
          </table:table-cell>
          <table:table-cell office:value-type="float" office:value="0.00198773">
            <text:p>0.00198773</text:p>
          </table:table-cell>
          <table:table-cell office:value-type="float" office:value="0.251937">
            <text:p>0.251937</text:p>
          </table:table-cell>
          <table:table-cell office:value-type="float" office:value="-0.0234891">
            <text:p>-0.0234891</text:p>
          </table:table-cell>
          <table:table-cell/>
          <table:table-cell office:value-type="float" office:value="4.18047">
            <text:p>4.18047</text:p>
          </table:table-cell>
          <table:table-cell office:value-type="float" office:value="0.231239">
            <text:p>0.231239</text:p>
          </table:table-cell>
          <table:table-cell office:value-type="float" office:value="-0.167412">
            <text:p>-0.167412</text:p>
          </table:table-cell>
          <table:table-cell office:value-type="float" office:value="0.927914">
            <text:p>0.927914</text:p>
          </table:table-cell>
          <table:table-cell office:value-type="float" office:value="0.457358">
            <text:p>0.457358</text:p>
          </table:table-cell>
          <table:table-cell office:value-type="float" office:value="-0.0999903">
            <text:p>-0.0999903</text:p>
          </table:table-cell>
          <table:table-cell office:value-type="float" office:value="0.0456376">
            <text:p>0.0456376</text:p>
          </table:table-cell>
          <table:table-cell office:value-type="float" office:value="-0.0201023">
            <text:p>-0.0201023</text:p>
          </table:table-cell>
          <table:table-cell office:value-type="float" office:value="-0.0531828">
            <text:p>-0.0531828</text:p>
          </table:table-cell>
          <table:table-cell office:value-type="float" office:value="0.0420052">
            <text:p>0.0420052</text:p>
          </table:table-cell>
          <table:table-cell office:value-type="float" office:value="-0.0407902">
            <text:p>-0.0407902</text:p>
          </table:table-cell>
          <table:table-cell office:value-type="float" office:value="0.00297079">
            <text:p>0.00297079</text:p>
          </table:table-cell>
          <table:table-cell office:value-type="float" office:value="0.0857332">
            <text:p>0.0857332</text:p>
          </table:table-cell>
          <table:table-cell office:value-type="float" office:value="0.00667479">
            <text:p>0.00667479</text:p>
          </table:table-cell>
        </table:table-row>
        <table:table-row table:style-name="ro4">
          <table:table-cell office:value-type="float" office:value="5.9001">
            <text:p>5.9001</text:p>
          </table:table-cell>
          <table:table-cell office:value-type="float" office:value="0.0959112">
            <text:p>0.0959112</text:p>
          </table:table-cell>
          <table:table-cell table:style-name="ce1" office:value-type="string">
            <text:p>-4.31827e-05</text:p>
          </table:table-cell>
          <table:table-cell office:value-type="float" office:value="0.892177">
            <text:p>0.892177</text:p>
          </table:table-cell>
          <table:table-cell office:value-type="float" office:value="0.458336">
            <text:p>0.458336</text:p>
          </table:table-cell>
          <table:table-cell office:value-type="float" office:value="-0.118005">
            <text:p>-0.118005</text:p>
          </table:table-cell>
          <table:table-cell office:value-type="float" office:value="0.209526">
            <text:p>0.209526</text:p>
          </table:table-cell>
          <table:table-cell office:value-type="float" office:value="-0.143169">
            <text:p>-0.143169</text:p>
          </table:table-cell>
          <table:table-cell table:style-name="ce1" office:value-type="float" office:value="-0.023394">
            <text:p>-0.023394</text:p>
          </table:table-cell>
          <table:table-cell office:value-type="float" office:value="0.021026">
            <text:p>0.021026</text:p>
          </table:table-cell>
          <table:table-cell office:value-type="float" office:value="-0.00842992">
            <text:p>-0.00842992</text:p>
          </table:table-cell>
          <table:table-cell office:value-type="float" office:value="0.0258446">
            <text:p>0.0258446</text:p>
          </table:table-cell>
          <table:table-cell office:value-type="float" office:value="0.0121128">
            <text:p>0.0121128</text:p>
          </table:table-cell>
          <table:table-cell office:value-type="float" office:value="0.035287">
            <text:p>0.035287</text:p>
          </table:table-cell>
          <table:table-cell/>
          <table:table-cell office:value-type="float" office:value="4.67154">
            <text:p>4.67154</text:p>
          </table:table-cell>
          <table:table-cell office:value-type="float" office:value="0.195362">
            <text:p>0.195362</text:p>
          </table:table-cell>
          <table:table-cell office:value-type="float" office:value="-0.168561">
            <text:p>-0.168561</text:p>
          </table:table-cell>
          <table:table-cell office:value-type="float" office:value="0.944833">
            <text:p>0.944833</text:p>
          </table:table-cell>
          <table:table-cell office:value-type="float" office:value="0.535466">
            <text:p>0.535466</text:p>
          </table:table-cell>
          <table:table-cell office:value-type="float" office:value="-0.0744609">
            <text:p>-0.0744609</text:p>
          </table:table-cell>
          <table:table-cell office:value-type="float" office:value="0.0484485">
            <text:p>0.0484485</text:p>
          </table:table-cell>
          <table:table-cell office:value-type="float" office:value="-0.044147">
            <text:p>-0.044147</text:p>
          </table:table-cell>
          <table:table-cell office:value-type="float" office:value="-0.021684">
            <text:p>-0.021684</text:p>
          </table:table-cell>
          <table:table-cell office:value-type="float" office:value="0.0392967">
            <text:p>0.0392967</text:p>
          </table:table-cell>
          <table:table-cell office:value-type="float" office:value="-0.0249773">
            <text:p>-0.0249773</text:p>
          </table:table-cell>
          <table:table-cell office:value-type="float" office:value="0.0175679">
            <text:p>0.0175679</text:p>
          </table:table-cell>
          <table:table-cell office:value-type="float" office:value="0.0059832">
            <text:p>0.0059832</text:p>
          </table:table-cell>
          <table:table-cell table:style-name="ce1" office:value-type="float" office:value="0.013364">
            <text:p>0.013364</text:p>
          </table:table-cell>
          <table:table-cell/>
          <table:table-cell office:value-type="float" office:value="5.13789">
            <text:p>5.13789</text:p>
          </table:table-cell>
          <table:table-cell office:value-type="float" office:value="0.189564">
            <text:p>0.189564</text:p>
          </table:table-cell>
          <table:table-cell office:value-type="float" office:value="-0.0692492">
            <text:p>-0.0692492</text:p>
          </table:table-cell>
          <table:table-cell office:value-type="float" office:value="0.907578">
            <text:p>0.907578</text:p>
          </table:table-cell>
          <table:table-cell office:value-type="float" office:value="0.401468">
            <text:p>0.401468</text:p>
          </table:table-cell>
          <table:table-cell office:value-type="float" office:value="-0.137642">
            <text:p>-0.137642</text:p>
          </table:table-cell>
          <table:table-cell office:value-type="float" office:value="0.139753">
            <text:p>0.139753</text:p>
          </table:table-cell>
          <table:table-cell office:value-type="float" office:value="-0.112489">
            <text:p>-0.112489</text:p>
          </table:table-cell>
          <table:table-cell office:value-type="float" office:value="-0.0656538">
            <text:p>-0.0656538</text:p>
          </table:table-cell>
          <table:table-cell office:value-type="float" office:value="0.0664388">
            <text:p>0.0664388</text:p>
          </table:table-cell>
          <table:table-cell office:value-type="float" office:value="-0.0245628">
            <text:p>-0.0245628</text:p>
          </table:table-cell>
          <table:table-cell office:value-type="float" office:value="-0.00621826">
            <text:p>-0.00621826</text:p>
          </table:table-cell>
          <table:table-cell office:value-type="float" office:value="0.113117">
            <text:p>0.113117</text:p>
          </table:table-cell>
          <table:table-cell office:value-type="float" office:value="-0.0425358">
            <text:p>-0.0425358</text:p>
          </table:table-cell>
          <table:table-cell/>
          <table:table-cell office:value-type="float" office:value="6.87109">
            <text:p>6.87109</text:p>
          </table:table-cell>
          <table:table-cell office:value-type="float" office:value="0.206778">
            <text:p>0.206778</text:p>
          </table:table-cell>
          <table:table-cell office:value-type="float" office:value="-0.0963227">
            <text:p>-0.0963227</text:p>
          </table:table-cell>
          <table:table-cell office:value-type="float" office:value="0.96203">
            <text:p>0.96203</text:p>
          </table:table-cell>
          <table:table-cell office:value-type="float" office:value="0.332343">
            <text:p>0.332343</text:p>
          </table:table-cell>
          <table:table-cell office:value-type="float" office:value="-0.143441">
            <text:p>-0.143441</text:p>
          </table:table-cell>
          <table:table-cell office:value-type="float" office:value="0.132805">
            <text:p>0.132805</text:p>
          </table:table-cell>
          <table:table-cell office:value-type="float" office:value="-0.0717155">
            <text:p>-0.0717155</text:p>
          </table:table-cell>
          <table:table-cell office:value-type="float" office:value="-0.0115076">
            <text:p>-0.0115076</text:p>
          </table:table-cell>
          <table:table-cell office:value-type="float" office:value="0.0413317">
            <text:p>0.0413317</text:p>
          </table:table-cell>
          <table:table-cell office:value-type="float" office:value="-0.0102996">
            <text:p>-0.0102996</text:p>
          </table:table-cell>
          <table:table-cell office:value-type="float" office:value="-0.0650137">
            <text:p>-0.0650137</text:p>
          </table:table-cell>
          <table:table-cell office:value-type="float" office:value="0.0375176">
            <text:p>0.0375176</text:p>
          </table:table-cell>
          <table:table-cell office:value-type="float" office:value="-0.084628">
            <text:p>-0.084628</text:p>
          </table:table-cell>
          <table:table-cell/>
          <table:table-cell office:value-type="float" office:value="4.44915">
            <text:p>4.44915</text:p>
          </table:table-cell>
          <table:table-cell office:value-type="float" office:value="0.217165">
            <text:p>0.217165</text:p>
          </table:table-cell>
          <table:table-cell office:value-type="float" office:value="-0.149937">
            <text:p>-0.149937</text:p>
          </table:table-cell>
          <table:table-cell office:value-type="float" office:value="0.917437">
            <text:p>0.917437</text:p>
          </table:table-cell>
          <table:table-cell office:value-type="float" office:value="0.434932">
            <text:p>0.434932</text:p>
          </table:table-cell>
          <table:table-cell office:value-type="float" office:value="-0.107745">
            <text:p>-0.107745</text:p>
          </table:table-cell>
          <table:table-cell office:value-type="float" office:value="0.070863">
            <text:p>0.070863</text:p>
          </table:table-cell>
          <table:table-cell office:value-type="float" office:value="-0.0436539">
            <text:p>-0.0436539</text:p>
          </table:table-cell>
          <table:table-cell office:value-type="float" office:value="-0.0523846">
            <text:p>-0.0523846</text:p>
          </table:table-cell>
          <table:table-cell office:value-type="float" office:value="0.06504">
            <text:p>0.06504</text:p>
          </table:table-cell>
          <table:table-cell office:value-type="float" office:value="-0.0389969">
            <text:p>-0.0389969</text:p>
          </table:table-cell>
          <table:table-cell office:value-type="float" office:value="0.149051">
            <text:p>0.149051</text:p>
          </table:table-cell>
          <table:table-cell office:value-type="float" office:value="0.205756">
            <text:p>0.205756</text:p>
          </table:table-cell>
          <table:table-cell office:value-type="float" office:value="-0.254555">
            <text:p>-0.254555</text:p>
          </table:table-cell>
        </table:table-row>
        <table:table-row table:style-name="ro4">
          <table:table-cell office:value-type="float" office:value="6.3069">
            <text:p>6.3069</text:p>
          </table:table-cell>
          <table:table-cell office:value-type="float" office:value="0.0906714">
            <text:p>0.0906714</text:p>
          </table:table-cell>
          <table:table-cell office:value-type="float" office:value="0.0105148">
            <text:p>0.0105148</text:p>
          </table:table-cell>
          <table:table-cell office:value-type="float" office:value="0.894588">
            <text:p>0.894588</text:p>
          </table:table-cell>
          <table:table-cell office:value-type="float" office:value="0.434333">
            <text:p>0.434333</text:p>
          </table:table-cell>
          <table:table-cell office:value-type="float" office:value="-0.132548">
            <text:p>-0.132548</text:p>
          </table:table-cell>
          <table:table-cell table:style-name="ce1" office:value-type="float" office:value="0.236106">
            <text:p>0.236106</text:p>
          </table:table-cell>
          <table:table-cell office:value-type="float" office:value="-0.149048">
            <text:p>-0.149048</text:p>
          </table:table-cell>
          <table:table-cell office:value-type="float" office:value="-0.0128803">
            <text:p>-0.0128803</text:p>
          </table:table-cell>
          <table:table-cell office:value-type="float" office:value="0.0259535">
            <text:p>0.0259535</text:p>
          </table:table-cell>
          <table:table-cell office:value-type="float" office:value="0.00592494">
            <text:p>0.00592494</text:p>
          </table:table-cell>
          <table:table-cell office:value-type="float" office:value="-0.113574">
            <text:p>-0.113574</text:p>
          </table:table-cell>
          <table:table-cell office:value-type="float" office:value="0.24599">
            <text:p>0.24599</text:p>
          </table:table-cell>
          <table:table-cell office:value-type="float" office:value="-0.0867153">
            <text:p>-0.0867153</text:p>
          </table:table-cell>
          <table:table-cell/>
          <table:table-cell office:value-type="float" office:value="5.21019">
            <text:p>5.21019</text:p>
          </table:table-cell>
          <table:table-cell office:value-type="float" office:value="0.188779">
            <text:p>0.188779</text:p>
          </table:table-cell>
          <table:table-cell office:value-type="float" office:value="-0.145658">
            <text:p>-0.145658</text:p>
          </table:table-cell>
          <table:table-cell office:value-type="float" office:value="0.935257">
            <text:p>0.935257</text:p>
          </table:table-cell>
          <table:table-cell office:value-type="float" office:value="0.498256">
            <text:p>0.498256</text:p>
          </table:table-cell>
          <table:table-cell office:value-type="float" office:value="-0.088433">
            <text:p>-0.088433</text:p>
          </table:table-cell>
          <table:table-cell office:value-type="float" office:value="0.069451">
            <text:p>0.069451</text:p>
          </table:table-cell>
          <table:table-cell office:value-type="float" office:value="-0.0528681">
            <text:p>-0.0528681</text:p>
          </table:table-cell>
          <table:table-cell office:value-type="float" office:value="-0.012221">
            <text:p>-0.012221</text:p>
          </table:table-cell>
          <table:table-cell office:value-type="float" office:value="0.0425195">
            <text:p>0.0425195</text:p>
          </table:table-cell>
          <table:table-cell office:value-type="float" office:value="-0.0177788">
            <text:p>-0.0177788</text:p>
          </table:table-cell>
          <table:table-cell office:value-type="float" office:value="-0.0352435">
            <text:p>-0.0352435</text:p>
          </table:table-cell>
          <table:table-cell office:value-type="float" office:value="-0.0183718">
            <text:p>-0.0183718</text:p>
          </table:table-cell>
          <table:table-cell office:value-type="float" office:value="0.0375258">
            <text:p>0.0375258</text:p>
          </table:table-cell>
          <table:table-cell/>
          <table:table-cell office:value-type="float" office:value="5.26998">
            <text:p>5.26998</text:p>
          </table:table-cell>
          <table:table-cell office:value-type="float" office:value="0.180783">
            <text:p>0.180783</text:p>
          </table:table-cell>
          <table:table-cell office:value-type="float" office:value="-0.0584998">
            <text:p>-0.0584998</text:p>
          </table:table-cell>
          <table:table-cell office:value-type="float" office:value="0.903592">
            <text:p>0.903592</text:p>
          </table:table-cell>
          <table:table-cell office:value-type="float" office:value="0.392158">
            <text:p>0.392158</text:p>
          </table:table-cell>
          <table:table-cell office:value-type="float" office:value="-0.144893">
            <text:p>-0.144893</text:p>
          </table:table-cell>
          <table:table-cell office:value-type="float" office:value="0.148465">
            <text:p>0.148465</text:p>
          </table:table-cell>
          <table:table-cell office:value-type="float" office:value="-0.116699">
            <text:p>-0.116699</text:p>
          </table:table-cell>
          <table:table-cell office:value-type="float" office:value="-0.0664751">
            <text:p>-0.0664751</text:p>
          </table:table-cell>
          <table:table-cell office:value-type="float" office:value="0.0813803">
            <text:p>0.0813803</text:p>
          </table:table-cell>
          <table:table-cell office:value-type="float" office:value="-0.0301812">
            <text:p>-0.0301812</text:p>
          </table:table-cell>
          <table:table-cell office:value-type="float" office:value="0.0264021">
            <text:p>0.0264021</text:p>
          </table:table-cell>
          <table:table-cell office:value-type="float" office:value="0.054404">
            <text:p>0.054404</text:p>
          </table:table-cell>
          <table:table-cell office:value-type="float" office:value="-0.0384821">
            <text:p>-0.0384821</text:p>
          </table:table-cell>
          <table:table-cell/>
          <table:table-cell office:value-type="float" office:value="7.06887">
            <text:p>7.06887</text:p>
          </table:table-cell>
          <table:table-cell office:value-type="float" office:value="0.201959">
            <text:p>0.201959</text:p>
          </table:table-cell>
          <table:table-cell office:value-type="float" office:value="-0.0866801">
            <text:p>-0.0866801</text:p>
          </table:table-cell>
          <table:table-cell office:value-type="float" office:value="0.956683">
            <text:p>0.956683</text:p>
          </table:table-cell>
          <table:table-cell office:value-type="float" office:value="0.32197">
            <text:p>0.32197</text:p>
          </table:table-cell>
          <table:table-cell office:value-type="float" office:value="-0.147653">
            <text:p>-0.147653</text:p>
          </table:table-cell>
          <table:table-cell office:value-type="float" office:value="0.139502">
            <text:p>0.139502</text:p>
          </table:table-cell>
          <table:table-cell office:value-type="float" office:value="-0.0724217">
            <text:p>-0.0724217</text:p>
          </table:table-cell>
          <table:table-cell office:value-type="float" office:value="-0.0243664">
            <text:p>-0.0243664</text:p>
          </table:table-cell>
          <table:table-cell office:value-type="float" office:value="0.0487522">
            <text:p>0.0487522</text:p>
          </table:table-cell>
          <table:table-cell office:value-type="float" office:value="-0.0270379">
            <text:p>-0.0270379</text:p>
          </table:table-cell>
          <table:table-cell office:value-type="float" office:value="-0.0288803">
            <text:p>-0.0288803</text:p>
          </table:table-cell>
          <table:table-cell office:value-type="float" office:value="-0.0223375">
            <text:p>-0.0223375</text:p>
          </table:table-cell>
          <table:table-cell office:value-type="float" office:value="0.011311">
            <text:p>0.011311</text:p>
          </table:table-cell>
          <table:table-cell/>
          <table:table-cell office:value-type="float" office:value="4.5803">
            <text:p>4.5803</text:p>
          </table:table-cell>
          <table:table-cell office:value-type="float" office:value="0.212858">
            <text:p>0.212858</text:p>
          </table:table-cell>
          <table:table-cell office:value-type="float" office:value="-0.137868">
            <text:p>-0.137868</text:p>
          </table:table-cell>
          <table:table-cell office:value-type="float" office:value="0.907944">
            <text:p>0.907944</text:p>
          </table:table-cell>
          <table:table-cell office:value-type="float" office:value="0.424388">
            <text:p>0.424388</text:p>
          </table:table-cell>
          <table:table-cell office:value-type="float" office:value="-0.12216">
            <text:p>-0.12216</text:p>
          </table:table-cell>
          <table:table-cell office:value-type="float" office:value="0.0742057">
            <text:p>0.0742057</text:p>
          </table:table-cell>
          <table:table-cell office:value-type="float" office:value="-0.0399581">
            <text:p>-0.0399581</text:p>
          </table:table-cell>
          <table:table-cell office:value-type="float" office:value="-0.0328365">
            <text:p>-0.0328365</text:p>
          </table:table-cell>
          <table:table-cell office:value-type="float" office:value="0.0920251">
            <text:p>0.0920251</text:p>
          </table:table-cell>
          <table:table-cell office:value-type="float" office:value="-0.072382">
            <text:p>-0.072382</text:p>
          </table:table-cell>
          <table:table-cell office:value-type="float" office:value="-0.0828673">
            <text:p>-0.0828673</text:p>
          </table:table-cell>
          <table:table-cell office:value-type="float" office:value="-0.0185076">
            <text:p>-0.0185076</text:p>
          </table:table-cell>
          <table:table-cell office:value-type="float" office:value="0.0776739">
            <text:p>0.0776739</text:p>
          </table:table-cell>
        </table:table-row>
        <table:table-row table:style-name="ro4">
          <table:table-cell office:value-type="float" office:value="6.572">
            <text:p>6.572</text:p>
          </table:table-cell>
          <table:table-cell office:value-type="float" office:value="0.0792753">
            <text:p>0.0792753</text:p>
          </table:table-cell>
          <table:table-cell office:value-type="float" office:value="0.0346824">
            <text:p>0.0346824</text:p>
          </table:table-cell>
          <table:table-cell office:value-type="float" office:value="0.890064">
            <text:p>0.890064</text:p>
          </table:table-cell>
          <table:table-cell office:value-type="float" office:value="0.419372">
            <text:p>0.419372</text:p>
          </table:table-cell>
          <table:table-cell office:value-type="float" office:value="-0.142169">
            <text:p>-0.142169</text:p>
          </table:table-cell>
          <table:table-cell table:style-name="ce1" office:value-type="float" office:value="0.263444">
            <text:p>0.263444</text:p>
          </table:table-cell>
          <table:table-cell office:value-type="float" office:value="-0.15518">
            <text:p>-0.15518</text:p>
          </table:table-cell>
          <table:table-cell office:value-type="float" office:value="-0.0429885">
            <text:p>-0.0429885</text:p>
          </table:table-cell>
          <table:table-cell office:value-type="float" office:value="0.0911649">
            <text:p>0.0911649</text:p>
          </table:table-cell>
          <table:table-cell office:value-type="float" office:value="-0.0170631">
            <text:p>-0.0170631</text:p>
          </table:table-cell>
          <table:table-cell office:value-type="float" office:value="-0.044647">
            <text:p>-0.044647</text:p>
          </table:table-cell>
          <table:table-cell office:value-type="float" office:value="0.214129">
            <text:p>0.214129</text:p>
          </table:table-cell>
          <table:table-cell office:value-type="float" office:value="-0.0706583">
            <text:p>-0.0706583</text:p>
          </table:table-cell>
          <table:table-cell/>
          <table:table-cell office:value-type="float" office:value="5.507">
            <text:p>5.507</text:p>
          </table:table-cell>
          <table:table-cell office:value-type="float" office:value="0.182047">
            <text:p>0.182047</text:p>
          </table:table-cell>
          <table:table-cell office:value-type="float" office:value="-0.134656">
            <text:p>-0.134656</text:p>
          </table:table-cell>
          <table:table-cell office:value-type="float" office:value="0.933286">
            <text:p>0.933286</text:p>
          </table:table-cell>
          <table:table-cell office:value-type="float" office:value="0.47887">
            <text:p>0.47887</text:p>
          </table:table-cell>
          <table:table-cell office:value-type="float" office:value="-0.09844">
            <text:p>-0.09844</text:p>
          </table:table-cell>
          <table:table-cell office:value-type="float" office:value="0.0785309">
            <text:p>0.0785309</text:p>
          </table:table-cell>
          <table:table-cell office:value-type="float" office:value="-0.0617182">
            <text:p>-0.0617182</text:p>
          </table:table-cell>
          <table:table-cell office:value-type="float" office:value="-0.0226816">
            <text:p>-0.0226816</text:p>
          </table:table-cell>
          <table:table-cell office:value-type="float" office:value="0.0370666">
            <text:p>0.0370666</text:p>
          </table:table-cell>
          <table:table-cell table:style-name="ce1" office:value-type="float" office:value="-0.00664075">
            <text:p>-0.00664075</text:p>
          </table:table-cell>
          <table:table-cell office:value-type="float" office:value="-0.0344254">
            <text:p>-0.0344254</text:p>
          </table:table-cell>
          <table:table-cell office:value-type="float" office:value="-0.0353231">
            <text:p>-0.0353231</text:p>
          </table:table-cell>
          <table:table-cell office:value-type="float" office:value="-0.0658107">
            <text:p>-0.0658107</text:p>
          </table:table-cell>
          <table:table-cell/>
          <table:table-cell office:value-type="float" office:value="5.78379">
            <text:p>5.78379</text:p>
          </table:table-cell>
          <table:table-cell office:value-type="float" office:value="0.153598">
            <text:p>0.153598</text:p>
          </table:table-cell>
          <table:table-cell office:value-type="float" office:value="-0.00232201">
            <text:p>-0.00232201</text:p>
          </table:table-cell>
          <table:table-cell office:value-type="float" office:value="0.877924">
            <text:p>0.877924</text:p>
          </table:table-cell>
          <table:table-cell office:value-type="float" office:value="0.357951">
            <text:p>0.357951</text:p>
          </table:table-cell>
          <table:table-cell office:value-type="float" office:value="-0.175811">
            <text:p>-0.175811</text:p>
          </table:table-cell>
          <table:table-cell office:value-type="float" office:value="0.199893">
            <text:p>0.199893</text:p>
          </table:table-cell>
          <table:table-cell office:value-type="float" office:value="-0.137057">
            <text:p>-0.137057</text:p>
          </table:table-cell>
          <table:table-cell office:value-type="float" office:value="-0.0529093">
            <text:p>-0.0529093</text:p>
          </table:table-cell>
          <table:table-cell office:value-type="float" office:value="0.109334">
            <text:p>0.109334</text:p>
          </table:table-cell>
          <table:table-cell office:value-type="float" office:value="-0.0499541">
            <text:p>-0.0499541</text:p>
          </table:table-cell>
          <table:table-cell office:value-type="float" office:value="-0.0627025">
            <text:p>-0.0627025</text:p>
          </table:table-cell>
          <table:table-cell office:value-type="float" office:value="-0.062108">
            <text:p>-0.062108</text:p>
          </table:table-cell>
          <table:table-cell office:value-type="float" office:value="0.0931488">
            <text:p>0.0931488</text:p>
          </table:table-cell>
          <table:table-cell/>
          <table:table-cell office:value-type="float" office:value="7.39912">
            <text:p>7.39912</text:p>
          </table:table-cell>
          <table:table-cell office:value-type="float" office:value="0.190762">
            <text:p>0.190762</text:p>
          </table:table-cell>
          <table:table-cell office:value-type="float" office:value="-0.0730162">
            <text:p>-0.0730162</text:p>
          </table:table-cell>
          <table:table-cell office:value-type="float" office:value="0.948987">
            <text:p>0.948987</text:p>
          </table:table-cell>
          <table:table-cell office:value-type="float" office:value="0.305366">
            <text:p>0.305366</text:p>
          </table:table-cell>
          <table:table-cell office:value-type="float" office:value="-0.158356">
            <text:p>-0.158356</text:p>
          </table:table-cell>
          <table:table-cell office:value-type="float" office:value="0.155268">
            <text:p>0.155268</text:p>
          </table:table-cell>
          <table:table-cell office:value-type="float" office:value="-0.078795">
            <text:p>-0.078795</text:p>
          </table:table-cell>
          <table:table-cell office:value-type="float" office:value="-0.033904">
            <text:p>-0.033904</text:p>
          </table:table-cell>
          <table:table-cell office:value-type="float" office:value="0.0413753">
            <text:p>0.0413753</text:p>
          </table:table-cell>
          <table:table-cell office:value-type="float" office:value="-0.0233025">
            <text:p>-0.0233025</text:p>
          </table:table-cell>
          <table:table-cell office:value-type="float" office:value="0.00343116">
            <text:p>0.00343116</text:p>
          </table:table-cell>
          <table:table-cell office:value-type="float" office:value="0.0304753">
            <text:p>0.0304753</text:p>
          </table:table-cell>
          <table:table-cell office:value-type="float" office:value="0.0110371">
            <text:p>0.0110371</text:p>
          </table:table-cell>
          <table:table-cell/>
          <table:table-cell office:value-type="float" office:value="4.85396">
            <text:p>4.85396</text:p>
          </table:table-cell>
          <table:table-cell office:value-type="float" office:value="0.197666">
            <text:p>0.197666</text:p>
          </table:table-cell>
          <table:table-cell office:value-type="float" office:value="-0.114069">
            <text:p>-0.114069</text:p>
          </table:table-cell>
          <table:table-cell office:value-type="float" office:value="0.893952">
            <text:p>0.893952</text:p>
          </table:table-cell>
          <table:table-cell office:value-type="float" office:value="0.403201">
            <text:p>0.403201</text:p>
          </table:table-cell>
          <table:table-cell office:value-type="float" office:value="-0.135736">
            <text:p>-0.135736</text:p>
          </table:table-cell>
          <table:table-cell office:value-type="float" office:value="0.0898547">
            <text:p>0.0898547</text:p>
          </table:table-cell>
          <table:table-cell office:value-type="float" office:value="-0.0526064">
            <text:p>-0.0526064</text:p>
          </table:table-cell>
          <table:table-cell office:value-type="float" office:value="-0.0555145">
            <text:p>-0.0555145</text:p>
          </table:table-cell>
          <table:table-cell office:value-type="float" office:value="0.0869601">
            <text:p>0.0869601</text:p>
          </table:table-cell>
          <table:table-cell office:value-type="float" office:value="-0.0511252">
            <text:p>-0.0511252</text:p>
          </table:table-cell>
          <table:table-cell office:value-type="float" office:value="0.00923621">
            <text:p>0.00923621</text:p>
          </table:table-cell>
          <table:table-cell office:value-type="float" office:value="-0.170702">
            <text:p>-0.170702</text:p>
          </table:table-cell>
          <table:table-cell office:value-type="float" office:value="0.0735615">
            <text:p>0.0735615</text:p>
          </table:table-cell>
        </table:table-row>
        <table:table-row table:style-name="ro4">
          <table:table-cell office:value-type="float" office:value="6.73588">
            <text:p>6.73588</text:p>
          </table:table-cell>
          <table:table-cell office:value-type="float" office:value="0.0710308">
            <text:p>0.0710308</text:p>
          </table:table-cell>
          <table:table-cell office:value-type="float" office:value="0.0553745">
            <text:p>0.0553745</text:p>
          </table:table-cell>
          <table:table-cell office:value-type="float" office:value="0.88537">
            <text:p>0.88537</text:p>
          </table:table-cell>
          <table:table-cell office:value-type="float" office:value="0.410382">
            <text:p>0.410382</text:p>
          </table:table-cell>
          <table:table-cell office:value-type="float" office:value="-0.165564">
            <text:p>-0.165564</text:p>
          </table:table-cell>
          <table:table-cell table:style-name="ce1" office:value-type="float" office:value="0.196991">
            <text:p>0.196991</text:p>
          </table:table-cell>
          <table:table-cell office:value-type="float" office:value="-0.125145">
            <text:p>-0.125145</text:p>
          </table:table-cell>
          <table:table-cell office:value-type="float" office:value="-0.0503056">
            <text:p>-0.0503056</text:p>
          </table:table-cell>
          <table:table-cell office:value-type="float" office:value="0.126258">
            <text:p>0.126258</text:p>
          </table:table-cell>
          <table:table-cell office:value-type="float" office:value="-0.0286431">
            <text:p>-0.0286431</text:p>
          </table:table-cell>
          <table:table-cell office:value-type="float" office:value="-0.249898">
            <text:p>-0.249898</text:p>
          </table:table-cell>
          <table:table-cell office:value-type="float" office:value="-1.07821">
            <text:p>-1.07821</text:p>
          </table:table-cell>
          <table:table-cell office:value-type="float" office:value="0.448565">
            <text:p>0.448565</text:p>
          </table:table-cell>
          <table:table-cell/>
          <table:table-cell office:value-type="float" office:value="5.77507">
            <text:p>5.77507</text:p>
          </table:table-cell>
          <table:table-cell office:value-type="float" office:value="0.173493">
            <text:p>0.173493</text:p>
          </table:table-cell>
          <table:table-cell office:value-type="float" office:value="-0.127258">
            <text:p>-0.127258</text:p>
          </table:table-cell>
          <table:table-cell office:value-type="float" office:value="0.926776">
            <text:p>0.926776</text:p>
          </table:table-cell>
          <table:table-cell office:value-type="float" office:value="0.46201">
            <text:p>0.46201</text:p>
          </table:table-cell>
          <table:table-cell office:value-type="float" office:value="-0.0604039">
            <text:p>-0.0604039</text:p>
          </table:table-cell>
          <table:table-cell office:value-type="float" office:value="0.0918682">
            <text:p>0.0918682</text:p>
          </table:table-cell>
          <table:table-cell office:value-type="float" office:value="-0.059395">
            <text:p>-0.059395</text:p>
          </table:table-cell>
          <table:table-cell office:value-type="float" office:value="-0.03191">
            <text:p>-0.03191</text:p>
          </table:table-cell>
          <table:table-cell office:value-type="float" office:value="0.0275976">
            <text:p>0.0275976</text:p>
          </table:table-cell>
          <table:table-cell office:value-type="float" office:value="-0.0242825">
            <text:p>-0.0242825</text:p>
          </table:table-cell>
          <table:table-cell office:value-type="float" office:value="0.684153">
            <text:p>0.684153</text:p>
          </table:table-cell>
          <table:table-cell office:value-type="float" office:value="0.0665554">
            <text:p>0.0665554</text:p>
          </table:table-cell>
          <table:table-cell office:value-type="float" office:value="0.0948758">
            <text:p>0.0948758</text:p>
          </table:table-cell>
          <table:table-cell/>
          <table:table-cell office:value-type="float" office:value="6.13773">
            <text:p>6.13773</text:p>
          </table:table-cell>
          <table:table-cell office:value-type="float" office:value="0.127016">
            <text:p>0.127016</text:p>
          </table:table-cell>
          <table:table-cell office:value-type="float" office:value="0.0285949">
            <text:p>0.0285949</text:p>
          </table:table-cell>
          <table:table-cell office:value-type="float" office:value="0.871913">
            <text:p>0.871913</text:p>
          </table:table-cell>
          <table:table-cell office:value-type="float" office:value="0.33614">
            <text:p>0.33614</text:p>
          </table:table-cell>
          <table:table-cell office:value-type="float" office:value="-0.189518">
            <text:p>-0.189518</text:p>
          </table:table-cell>
          <table:table-cell office:value-type="float" office:value="0.185876">
            <text:p>0.185876</text:p>
          </table:table-cell>
          <table:table-cell office:value-type="float" office:value="-0.1986">
            <text:p>-0.1986</text:p>
          </table:table-cell>
          <table:table-cell office:value-type="float" office:value="-0.0751019">
            <text:p>-0.0751019</text:p>
          </table:table-cell>
          <table:table-cell office:value-type="float" office:value="0.0873518">
            <text:p>0.0873518</text:p>
          </table:table-cell>
          <table:table-cell office:value-type="float" office:value="-0.0169854">
            <text:p>-0.0169854</text:p>
          </table:table-cell>
          <table:table-cell office:value-type="float" office:value="0.227891">
            <text:p>0.227891</text:p>
          </table:table-cell>
          <table:table-cell office:value-type="float" office:value="-0.875912">
            <text:p>-0.875912</text:p>
          </table:table-cell>
          <table:table-cell office:value-type="float" office:value="-1.03779">
            <text:p>-1.03779</text:p>
          </table:table-cell>
          <table:table-cell/>
          <table:table-cell office:value-type="float" office:value="7.86816">
            <text:p>7.86816</text:p>
          </table:table-cell>
          <table:table-cell office:value-type="float" office:value="0.175615">
            <text:p>0.175615</text:p>
          </table:table-cell>
          <table:table-cell office:value-type="float" office:value="-0.0469047">
            <text:p>-0.0469047</text:p>
          </table:table-cell>
          <table:table-cell office:value-type="float" office:value="0.940485">
            <text:p>0.940485</text:p>
          </table:table-cell>
          <table:table-cell office:value-type="float" office:value="0.283245">
            <text:p>0.283245</text:p>
          </table:table-cell>
          <table:table-cell office:value-type="float" office:value="-0.15215">
            <text:p>-0.15215</text:p>
          </table:table-cell>
          <table:table-cell office:value-type="float" office:value="0.215296">
            <text:p>0.215296</text:p>
          </table:table-cell>
          <table:table-cell office:value-type="float" office:value="-0.118185">
            <text:p>-0.118185</text:p>
          </table:table-cell>
          <table:table-cell office:value-type="float" office:value="-0.0322946">
            <text:p>-0.0322946</text:p>
          </table:table-cell>
          <table:table-cell office:value-type="float" office:value="0.0556696">
            <text:p>0.0556696</text:p>
          </table:table-cell>
          <table:table-cell office:value-type="float" office:value="-0.0181256">
            <text:p>-0.0181256</text:p>
          </table:table-cell>
          <table:table-cell office:value-type="float" office:value="0.384431">
            <text:p>0.384431</text:p>
          </table:table-cell>
          <table:table-cell office:value-type="float" office:value="0.604938">
            <text:p>0.604938</text:p>
          </table:table-cell>
          <table:table-cell office:value-type="float" office:value="-0.557976">
            <text:p>-0.557976</text:p>
          </table:table-cell>
          <table:table-cell/>
          <table:table-cell office:value-type="float" office:value="5.08078">
            <text:p>5.08078</text:p>
          </table:table-cell>
          <table:table-cell office:value-type="float" office:value="0.185549">
            <text:p>0.185549</text:p>
          </table:table-cell>
          <table:table-cell office:value-type="float" office:value="-0.103127">
            <text:p>-0.103127</text:p>
          </table:table-cell>
          <table:table-cell office:value-type="float" office:value="0.886141">
            <text:p>0.886141</text:p>
          </table:table-cell>
          <table:table-cell office:value-type="float" office:value="0.386446">
            <text:p>0.386446</text:p>
          </table:table-cell>
          <table:table-cell office:value-type="float" office:value="-0.148647">
            <text:p>-0.148647</text:p>
          </table:table-cell>
          <table:table-cell office:value-type="float" office:value="0.109986">
            <text:p>0.109986</text:p>
          </table:table-cell>
          <table:table-cell office:value-type="float" office:value="-0.0648783">
            <text:p>-0.0648783</text:p>
          </table:table-cell>
          <table:table-cell office:value-type="float" office:value="-0.0534196">
            <text:p>-0.0534196</text:p>
          </table:table-cell>
          <table:table-cell office:value-type="float" office:value="0.048243">
            <text:p>0.048243</text:p>
          </table:table-cell>
          <table:table-cell office:value-type="float" office:value="-0.0344406">
            <text:p>-0.0344406</text:p>
          </table:table-cell>
          <table:table-cell office:value-type="float" office:value="0.00356375">
            <text:p>0.00356375</text:p>
          </table:table-cell>
          <table:table-cell office:value-type="float" office:value="0.0896606">
            <text:p>0.0896606</text:p>
          </table:table-cell>
          <table:table-cell office:value-type="float" office:value="-0.0416613">
            <text:p>-0.0416613</text:p>
          </table:table-cell>
        </table:table-row>
        <table:table-row table:style-name="ro4">
          <table:table-cell office:value-type="float" office:value="6.80061">
            <text:p>6.80061</text:p>
          </table:table-cell>
          <table:table-cell office:value-type="float" office:value="0.0667281">
            <text:p>0.0667281</text:p>
          </table:table-cell>
          <table:table-cell office:value-type="float" office:value="0.0590296">
            <text:p>0.0590296</text:p>
          </table:table-cell>
          <table:table-cell office:value-type="float" office:value="0.885395">
            <text:p>0.885395</text:p>
          </table:table-cell>
          <table:table-cell office:value-type="float" office:value="0.406885">
            <text:p>0.406885</text:p>
          </table:table-cell>
          <table:table-cell table:style-name="ce1" office:value-type="float" office:value="-0.153281">
            <text:p>-0.153281</text:p>
          </table:table-cell>
          <table:table-cell table:style-name="ce1" office:value-type="float" office:value="0.272625">
            <text:p>0.272625</text:p>
          </table:table-cell>
          <table:table-cell office:value-type="float" office:value="-0.155455">
            <text:p>-0.155455</text:p>
          </table:table-cell>
          <table:table-cell office:value-type="float" office:value="-0.0664797">
            <text:p>-0.0664797</text:p>
          </table:table-cell>
          <table:table-cell office:value-type="float" office:value="0.0564729">
            <text:p>0.0564729</text:p>
          </table:table-cell>
          <table:table-cell office:value-type="float" office:value="0.000389362">
            <text:p>0.000389362</text:p>
          </table:table-cell>
          <table:table-cell office:value-type="float" office:value="0.0100983">
            <text:p>0.0100983</text:p>
          </table:table-cell>
          <table:table-cell office:value-type="float" office:value="0.046249">
            <text:p>0.046249</text:p>
          </table:table-cell>
          <table:table-cell office:value-type="float" office:value="-0.0219573">
            <text:p>-0.0219573</text:p>
          </table:table-cell>
          <table:table-cell/>
          <table:table-cell office:value-type="float" office:value="5.80943">
            <text:p>5.80943</text:p>
          </table:table-cell>
          <table:table-cell office:value-type="float" office:value="0.173204">
            <text:p>0.173204</text:p>
          </table:table-cell>
          <table:table-cell office:value-type="float" office:value="-0.126232">
            <text:p>-0.126232</text:p>
          </table:table-cell>
          <table:table-cell office:value-type="float" office:value="0.926054">
            <text:p>0.926054</text:p>
          </table:table-cell>
          <table:table-cell office:value-type="float" office:value="0.459893">
            <text:p>0.459893</text:p>
          </table:table-cell>
          <table:table-cell office:value-type="float" office:value="-0.113123">
            <text:p>-0.113123</text:p>
          </table:table-cell>
          <table:table-cell office:value-type="float" office:value="0.0759188">
            <text:p>0.0759188</text:p>
          </table:table-cell>
          <table:table-cell office:value-type="float" office:value="-0.0849766">
            <text:p>-0.0849766</text:p>
          </table:table-cell>
          <table:table-cell office:value-type="float" office:value="-0.0084053">
            <text:p>-0.0084053</text:p>
          </table:table-cell>
          <table:table-cell office:value-type="float" office:value="0.0298842">
            <text:p>0.0298842</text:p>
          </table:table-cell>
          <table:table-cell office:value-type="float" office:value="-0.021023">
            <text:p>-0.021023</text:p>
          </table:table-cell>
          <table:table-cell office:value-type="float" office:value="-0.103698">
            <text:p>-0.103698</text:p>
          </table:table-cell>
          <table:table-cell office:value-type="float" office:value="-0.182434">
            <text:p>-0.182434</text:p>
          </table:table-cell>
          <table:table-cell office:value-type="float" office:value="-0.269042">
            <text:p>-0.269042</text:p>
          </table:table-cell>
          <table:table-cell/>
          <table:table-cell office:value-type="float" office:value="6.17352">
            <text:p>6.17352</text:p>
          </table:table-cell>
          <table:table-cell office:value-type="float" office:value="0.12462">
            <text:p>0.12462</text:p>
          </table:table-cell>
          <table:table-cell office:value-type="float" office:value="0.0305993">
            <text:p>0.0305993</text:p>
          </table:table-cell>
          <table:table-cell office:value-type="float" office:value="0.869975">
            <text:p>0.869975</text:p>
          </table:table-cell>
          <table:table-cell office:value-type="float" office:value="0.33401">
            <text:p>0.33401</text:p>
          </table:table-cell>
          <table:table-cell office:value-type="float" office:value="-0.187134">
            <text:p>-0.187134</text:p>
          </table:table-cell>
          <table:table-cell office:value-type="float" office:value="0.214271">
            <text:p>0.214271</text:p>
          </table:table-cell>
          <table:table-cell office:value-type="float" office:value="-0.127072">
            <text:p>-0.127072</text:p>
          </table:table-cell>
          <table:table-cell office:value-type="float" office:value="-0.066945">
            <text:p>-0.066945</text:p>
          </table:table-cell>
          <table:table-cell office:value-type="float" office:value="0.0560004">
            <text:p>0.0560004</text:p>
          </table:table-cell>
          <table:table-cell office:value-type="float" office:value="-0.0541308">
            <text:p>-0.0541308</text:p>
          </table:table-cell>
          <table:table-cell office:value-type="float" office:value="0.306398">
            <text:p>0.306398</text:p>
          </table:table-cell>
          <table:table-cell office:value-type="float" office:value="-0.311413">
            <text:p>-0.311413</text:p>
          </table:table-cell>
          <table:table-cell office:value-type="float" office:value="0.442814">
            <text:p>0.442814</text:p>
          </table:table-cell>
          <table:table-cell/>
          <table:table-cell office:value-type="float" office:value="7.89932">
            <text:p>7.89932</text:p>
          </table:table-cell>
          <table:table-cell office:value-type="float" office:value="0.174982">
            <text:p>0.174982</text:p>
          </table:table-cell>
          <table:table-cell office:value-type="float" office:value="-0.0445827">
            <text:p>-0.0445827</text:p>
          </table:table-cell>
          <table:table-cell office:value-type="float" office:value="0.939379">
            <text:p>0.939379</text:p>
          </table:table-cell>
          <table:table-cell office:value-type="float" office:value="0.281834">
            <text:p>0.281834</text:p>
          </table:table-cell>
          <table:table-cell office:value-type="float" office:value="-0.175774">
            <text:p>-0.175774</text:p>
          </table:table-cell>
          <table:table-cell office:value-type="float" office:value="0.18058">
            <text:p>0.18058</text:p>
          </table:table-cell>
          <table:table-cell office:value-type="float" office:value="-0.0857925">
            <text:p>-0.0857925</text:p>
          </table:table-cell>
          <table:table-cell office:value-type="float" office:value="-0.0203161">
            <text:p>-0.0203161</text:p>
          </table:table-cell>
          <table:table-cell office:value-type="float" office:value="0.0745189">
            <text:p>0.0745189</text:p>
          </table:table-cell>
          <table:table-cell office:value-type="float" office:value="-0.0355116">
            <text:p>-0.0355116</text:p>
          </table:table-cell>
          <table:table-cell office:value-type="float" office:value="-0.0336622">
            <text:p>-0.0336622</text:p>
          </table:table-cell>
          <table:table-cell office:value-type="float" office:value="-0.0687144">
            <text:p>-0.0687144</text:p>
          </table:table-cell>
          <table:table-cell office:value-type="float" office:value="0.0507262">
            <text:p>0.0507262</text:p>
          </table:table-cell>
          <table:table-cell/>
          <table:table-cell office:value-type="float" office:value="5.38044">
            <text:p>5.38044</text:p>
          </table:table-cell>
          <table:table-cell office:value-type="float" office:value="0.169862">
            <text:p>0.169862</text:p>
          </table:table-cell>
          <table:table-cell office:value-type="float" office:value="-0.0806196">
            <text:p>-0.0806196</text:p>
          </table:table-cell>
          <table:table-cell office:value-type="float" office:value="0.872079">
            <text:p>0.872079</text:p>
          </table:table-cell>
          <table:table-cell office:value-type="float" office:value="0.365373">
            <text:p>0.365373</text:p>
          </table:table-cell>
          <table:table-cell office:value-type="float" office:value="-0.163756">
            <text:p>-0.163756</text:p>
          </table:table-cell>
          <table:table-cell office:value-type="float" office:value="0.128034">
            <text:p>0.128034</text:p>
          </table:table-cell>
          <table:table-cell office:value-type="float" office:value="-0.0775731">
            <text:p>-0.0775731</text:p>
          </table:table-cell>
          <table:table-cell office:value-type="float" office:value="-0.0523517">
            <text:p>-0.0523517</text:p>
          </table:table-cell>
          <table:table-cell office:value-type="float" office:value="0.0751107">
            <text:p>0.0751107</text:p>
          </table:table-cell>
          <table:table-cell office:value-type="float" office:value="-0.0469248">
            <text:p>-0.0469248</text:p>
          </table:table-cell>
          <table:table-cell office:value-type="float" office:value="0.0313435">
            <text:p>0.0313435</text:p>
          </table:table-cell>
          <table:table-cell office:value-type="float" office:value="-0.0456403">
            <text:p>-0.0456403</text:p>
          </table:table-cell>
          <table:table-cell office:value-type="float" office:value="0.0159863">
            <text:p>0.0159863</text:p>
          </table:table-cell>
        </table:table-row>
        <table:table-row table:style-name="ro4">
          <table:table-cell office:value-type="float" office:value="7.50007">
            <text:p>7.50007</text:p>
          </table:table-cell>
          <table:table-cell office:value-type="float" office:value="0.0251688">
            <text:p>0.0251688</text:p>
          </table:table-cell>
          <table:table-cell office:value-type="float" office:value="0.121157">
            <text:p>0.121157</text:p>
          </table:table-cell>
          <table:table-cell office:value-type="float" office:value="0.874925">
            <text:p>0.874925</text:p>
          </table:table-cell>
          <table:table-cell office:value-type="float" office:value="0.370941">
            <text:p>0.370941</text:p>
          </table:table-cell>
          <table:table-cell table:style-name="ce1" office:value-type="float" office:value="-0.17735">
            <text:p>-0.17735</text:p>
          </table:table-cell>
          <table:table-cell office:value-type="float" office:value="0.319128">
            <text:p>0.319128</text:p>
          </table:table-cell>
          <table:table-cell office:value-type="float" office:value="-0.15745">
            <text:p>-0.15745</text:p>
          </table:table-cell>
          <table:table-cell office:value-type="float" office:value="-0.0594163">
            <text:p>-0.0594163</text:p>
          </table:table-cell>
          <table:table-cell office:value-type="float" office:value="0.0888221">
            <text:p>0.0888221</text:p>
          </table:table-cell>
          <table:table-cell office:value-type="float" office:value="-0.0149688">
            <text:p>-0.0149688</text:p>
          </table:table-cell>
          <table:table-cell office:value-type="float" office:value="0.263575">
            <text:p>0.263575</text:p>
          </table:table-cell>
          <table:table-cell office:value-type="float" office:value="-0.204353">
            <text:p>-0.204353</text:p>
          </table:table-cell>
          <table:table-cell office:value-type="float" office:value="0.142542">
            <text:p>0.142542</text:p>
          </table:table-cell>
          <table:table-cell/>
          <table:table-cell office:value-type="float" office:value="5.87509">
            <text:p>5.87509</text:p>
          </table:table-cell>
          <table:table-cell office:value-type="float" office:value="0.172205">
            <text:p>0.172205</text:p>
          </table:table-cell>
          <table:table-cell office:value-type="float" office:value="-0.125056">
            <text:p>-0.125056</text:p>
          </table:table-cell>
          <table:table-cell office:value-type="float" office:value="0.923514">
            <text:p>0.923514</text:p>
          </table:table-cell>
          <table:table-cell office:value-type="float" office:value="0.455873">
            <text:p>0.455873</text:p>
          </table:table-cell>
          <table:table-cell office:value-type="float" office:value="-0.109636">
            <text:p>-0.109636</text:p>
          </table:table-cell>
          <table:table-cell office:value-type="float" office:value="0.0896922">
            <text:p>0.0896922</text:p>
          </table:table-cell>
          <table:table-cell office:value-type="float" office:value="-0.0624149">
            <text:p>-0.0624149</text:p>
          </table:table-cell>
          <table:table-cell office:value-type="float" office:value="-0.0152139">
            <text:p>-0.0152139</text:p>
          </table:table-cell>
          <table:table-cell office:value-type="float" office:value="0.0179059">
            <text:p>0.0179059</text:p>
          </table:table-cell>
          <table:table-cell office:value-type="float" office:value="-0.0386878">
            <text:p>-0.0386878</text:p>
          </table:table-cell>
          <table:table-cell office:value-type="float" office:value="-0.0225307">
            <text:p>-0.0225307</text:p>
          </table:table-cell>
          <table:table-cell office:value-type="float" office:value="0.016803">
            <text:p>0.016803</text:p>
          </table:table-cell>
          <table:table-cell office:value-type="float" office:value="0.12058">
            <text:p>0.12058</text:p>
          </table:table-cell>
          <table:table-cell/>
          <table:table-cell office:value-type="float" office:value="6.32162">
            <text:p>6.32162</text:p>
          </table:table-cell>
          <table:table-cell office:value-type="float" office:value="0.121426">
            <text:p>0.121426</text:p>
          </table:table-cell>
          <table:table-cell office:value-type="float" office:value="0.0320625">
            <text:p>0.0320625</text:p>
          </table:table-cell>
          <table:table-cell office:value-type="float" office:value="0.871671">
            <text:p>0.871671</text:p>
          </table:table-cell>
          <table:table-cell office:value-type="float" office:value="0.325338">
            <text:p>0.325338</text:p>
          </table:table-cell>
          <table:table-cell office:value-type="float" office:value="-0.2083">
            <text:p>-0.2083</text:p>
          </table:table-cell>
          <table:table-cell office:value-type="float" office:value="0.244429">
            <text:p>0.244429</text:p>
          </table:table-cell>
          <table:table-cell office:value-type="float" office:value="-0.147708">
            <text:p>-0.147708</text:p>
          </table:table-cell>
          <table:table-cell office:value-type="float" office:value="-0.0215669">
            <text:p>-0.0215669</text:p>
          </table:table-cell>
          <table:table-cell office:value-type="float" office:value="0.00987959">
            <text:p>0.00987959</text:p>
          </table:table-cell>
          <table:table-cell office:value-type="float" office:value="0.0114508">
            <text:p>0.0114508</text:p>
          </table:table-cell>
          <table:table-cell office:value-type="float" office:value="-0.116888">
            <text:p>-0.116888</text:p>
          </table:table-cell>
          <table:table-cell office:value-type="float" office:value="0.327446">
            <text:p>0.327446</text:p>
          </table:table-cell>
          <table:table-cell office:value-type="float" office:value="-0.102235">
            <text:p>-0.102235</text:p>
          </table:table-cell>
          <table:table-cell/>
          <table:table-cell office:value-type="float" office:value="8.26679">
            <text:p>8.26679</text:p>
          </table:table-cell>
          <table:table-cell office:value-type="float" office:value="0.16297">
            <text:p>0.16297</text:p>
          </table:table-cell>
          <table:table-cell office:value-type="float" office:value="-0.026478">
            <text:p>-0.026478</text:p>
          </table:table-cell>
          <table:table-cell office:value-type="float" office:value="0.933179">
            <text:p>0.933179</text:p>
          </table:table-cell>
          <table:table-cell office:value-type="float" office:value="0.26571">
            <text:p>0.26571</text:p>
          </table:table-cell>
          <table:table-cell office:value-type="float" office:value="-0.189593">
            <text:p>-0.189593</text:p>
          </table:table-cell>
          <table:table-cell office:value-type="float" office:value="0.2086">
            <text:p>0.2086</text:p>
          </table:table-cell>
          <table:table-cell office:value-type="float" office:value="-0.0827349">
            <text:p>-0.0827349</text:p>
          </table:table-cell>
          <table:table-cell office:value-type="float" office:value="-0.0326861">
            <text:p>-0.0326861</text:p>
          </table:table-cell>
          <table:table-cell office:value-type="float" office:value="0.0492681">
            <text:p>0.0492681</text:p>
          </table:table-cell>
          <table:table-cell office:value-type="float" office:value="-0.0168711">
            <text:p>-0.0168711</text:p>
          </table:table-cell>
          <table:table-cell office:value-type="float" office:value="-0.0372454">
            <text:p>-0.0372454</text:p>
          </table:table-cell>
          <table:table-cell office:value-type="float" office:value="0.147795">
            <text:p>0.147795</text:p>
          </table:table-cell>
          <table:table-cell office:value-type="float" office:value="0.165875">
            <text:p>0.165875</text:p>
          </table:table-cell>
          <table:table-cell/>
          <table:table-cell office:value-type="float" office:value="5.78469">
            <text:p>5.78469</text:p>
          </table:table-cell>
          <table:table-cell office:value-type="float" office:value="0.15382">
            <text:p>0.15382</text:p>
          </table:table-cell>
          <table:table-cell office:value-type="float" office:value="-0.0577143">
            <text:p>-0.0577143</text:p>
          </table:table-cell>
          <table:table-cell office:value-type="float" office:value="0.855722">
            <text:p>0.855722</text:p>
          </table:table-cell>
          <table:table-cell office:value-type="float" office:value="0.338752">
            <text:p>0.338752</text:p>
          </table:table-cell>
          <table:table-cell office:value-type="float" office:value="-0.193401">
            <text:p>-0.193401</text:p>
          </table:table-cell>
          <table:table-cell office:value-type="float" office:value="0.212381">
            <text:p>0.212381</text:p>
          </table:table-cell>
          <table:table-cell office:value-type="float" office:value="-0.105858">
            <text:p>-0.105858</text:p>
          </table:table-cell>
          <table:table-cell office:value-type="float" office:value="-0.0396809">
            <text:p>-0.0396809</text:p>
          </table:table-cell>
          <table:table-cell office:value-type="float" office:value="0.0566602">
            <text:p>0.0566602</text:p>
          </table:table-cell>
          <table:table-cell office:value-type="float" office:value="-0.0404622">
            <text:p>-0.0404622</text:p>
          </table:table-cell>
          <table:table-cell office:value-type="float" office:value="-0.245372">
            <text:p>-0.245372</text:p>
          </table:table-cell>
          <table:table-cell office:value-type="float" office:value="1.24147">
            <text:p>1.24147</text:p>
          </table:table-cell>
          <table:table-cell office:value-type="float" office:value="-0.22902">
            <text:p>-0.22902</text:p>
          </table:table-cell>
        </table:table-row>
        <table:table-row table:style-name="ro4">
          <table:table-cell office:value-type="float" office:value="7.73186">
            <text:p>7.73186</text:p>
          </table:table-cell>
          <table:table-cell office:value-type="float" office:value="0.025558">
            <text:p>0.025558</text:p>
          </table:table-cell>
          <table:table-cell office:value-type="float" office:value="0.130766">
            <text:p>0.130766</text:p>
          </table:table-cell>
          <table:table-cell office:value-type="float" office:value="0.879114">
            <text:p>0.879114</text:p>
          </table:table-cell>
          <table:table-cell office:value-type="float" office:value="0.359744">
            <text:p>0.359744</text:p>
          </table:table-cell>
          <table:table-cell office:value-type="float" office:value="-0.197374">
            <text:p>-0.197374</text:p>
          </table:table-cell>
          <table:table-cell office:value-type="float" office:value="0.337196">
            <text:p>0.337196</text:p>
          </table:table-cell>
          <table:table-cell office:value-type="float" office:value="-0.188296">
            <text:p>-0.188296</text:p>
          </table:table-cell>
          <table:table-cell office:value-type="float" office:value="0.00167892">
            <text:p>0.00167892</text:p>
          </table:table-cell>
          <table:table-cell office:value-type="float" office:value="0.0414542">
            <text:p>0.0414542</text:p>
          </table:table-cell>
          <table:table-cell office:value-type="float" office:value="0.0180717">
            <text:p>0.0180717</text:p>
          </table:table-cell>
          <table:table-cell office:value-type="float" office:value="-0.104368">
            <text:p>-0.104368</text:p>
          </table:table-cell>
          <table:table-cell office:value-type="float" office:value="-0.0173275">
            <text:p>-0.0173275</text:p>
          </table:table-cell>
          <table:table-cell office:value-type="float" office:value="-0.395659">
            <text:p>-0.395659</text:p>
          </table:table-cell>
          <table:table-cell/>
          <table:table-cell office:value-type="float" office:value="6.10984">
            <text:p>6.10984</text:p>
          </table:table-cell>
          <table:table-cell office:value-type="float" office:value="0.167392">
            <text:p>0.167392</text:p>
          </table:table-cell>
          <table:table-cell office:value-type="float" office:value="-0.119926">
            <text:p>-0.119926</text:p>
          </table:table-cell>
          <table:table-cell office:value-type="float" office:value="0.921077">
            <text:p>0.921077</text:p>
          </table:table-cell>
          <table:table-cell office:value-type="float" office:value="0.441786">
            <text:p>0.441786</text:p>
          </table:table-cell>
          <table:table-cell office:value-type="float" office:value="-0.11591">
            <text:p>-0.11591</text:p>
          </table:table-cell>
          <table:table-cell office:value-type="float" office:value="0.0963003">
            <text:p>0.0963003</text:p>
          </table:table-cell>
          <table:table-cell office:value-type="float" office:value="-0.072722">
            <text:p>-0.072722</text:p>
          </table:table-cell>
          <table:table-cell office:value-type="float" office:value="-0.0205031">
            <text:p>-0.0205031</text:p>
          </table:table-cell>
          <table:table-cell office:value-type="float" office:value="0.0218505">
            <text:p>0.0218505</text:p>
          </table:table-cell>
          <table:table-cell office:value-type="float" office:value="-0.0103809">
            <text:p>-0.0103809</text:p>
          </table:table-cell>
          <table:table-cell office:value-type="float" office:value="-0.0115986">
            <text:p>-0.0115986</text:p>
          </table:table-cell>
          <table:table-cell office:value-type="float" office:value="0.0359561">
            <text:p>0.0359561</text:p>
          </table:table-cell>
          <table:table-cell office:value-type="float" office:value="-0.0224423">
            <text:p>-0.0224423</text:p>
          </table:table-cell>
          <table:table-cell/>
          <table:table-cell office:value-type="float" office:value="6.53799">
            <text:p>6.53799</text:p>
          </table:table-cell>
          <table:table-cell office:value-type="float" office:value="0.111288">
            <text:p>0.111288</text:p>
          </table:table-cell>
          <table:table-cell office:value-type="float" office:value="0.0495288">
            <text:p>0.0495288</text:p>
          </table:table-cell>
          <table:table-cell office:value-type="float" office:value="0.869363">
            <text:p>0.869363</text:p>
          </table:table-cell>
          <table:table-cell office:value-type="float" office:value="0.313072">
            <text:p>0.313072</text:p>
          </table:table-cell>
          <table:table-cell office:value-type="float" office:value="-0.209018">
            <text:p>-0.209018</text:p>
          </table:table-cell>
          <table:table-cell office:value-type="float" office:value="0.2521">
            <text:p>0.2521</text:p>
          </table:table-cell>
          <table:table-cell office:value-type="float" office:value="-0.145272">
            <text:p>-0.145272</text:p>
          </table:table-cell>
          <table:table-cell office:value-type="float" office:value="-0.0468571">
            <text:p>-0.0468571</text:p>
          </table:table-cell>
          <table:table-cell office:value-type="float" office:value="0.0807268">
            <text:p>0.0807268</text:p>
          </table:table-cell>
          <table:table-cell office:value-type="float" office:value="-0.010669">
            <text:p>-0.010669</text:p>
          </table:table-cell>
          <table:table-cell office:value-type="float" office:value="0.110659">
            <text:p>0.110659</text:p>
          </table:table-cell>
          <table:table-cell office:value-type="float" office:value="0.0246962">
            <text:p>0.0246962</text:p>
          </table:table-cell>
          <table:table-cell office:value-type="float" office:value="0.0256609">
            <text:p>0.0256609</text:p>
          </table:table-cell>
          <table:table-cell/>
          <table:table-cell office:value-type="float" office:value="8.30136">
            <text:p>8.30136</text:p>
          </table:table-cell>
          <table:table-cell office:value-type="float" office:value="0.161796">
            <text:p>0.161796</text:p>
          </table:table-cell>
          <table:table-cell office:value-type="float" office:value="-0.0245983">
            <text:p>-0.0245983</text:p>
          </table:table-cell>
          <table:table-cell office:value-type="float" office:value="0.932794">
            <text:p>0.932794</text:p>
          </table:table-cell>
          <table:table-cell office:value-type="float" office:value="0.264241">
            <text:p>0.264241</text:p>
          </table:table-cell>
          <table:table-cell office:value-type="float" office:value="-0.187938">
            <text:p>-0.187938</text:p>
          </table:table-cell>
          <table:table-cell office:value-type="float" office:value="0.20246">
            <text:p>0.20246</text:p>
          </table:table-cell>
          <table:table-cell office:value-type="float" office:value="-0.0878246">
            <text:p>-0.0878246</text:p>
          </table:table-cell>
          <table:table-cell office:value-type="float" office:value="-0.0339736">
            <text:p>-0.0339736</text:p>
          </table:table-cell>
          <table:table-cell office:value-type="float" office:value="0.0543771">
            <text:p>0.0543771</text:p>
          </table:table-cell>
          <table:table-cell office:value-type="float" office:value="-0.0111371">
            <text:p>-0.0111371</text:p>
          </table:table-cell>
          <table:table-cell office:value-type="float" office:value="0.0147911">
            <text:p>0.0147911</text:p>
          </table:table-cell>
          <table:table-cell office:value-type="float" office:value="0.000673045">
            <text:p>0.000673045</text:p>
          </table:table-cell>
          <table:table-cell office:value-type="float" office:value="0.0735072">
            <text:p>0.0735072</text:p>
          </table:table-cell>
          <table:table-cell/>
          <table:table-cell office:value-type="float" office:value="5.84842">
            <text:p>5.84842</text:p>
          </table:table-cell>
          <table:table-cell office:value-type="float" office:value="0.150295">
            <text:p>0.150295</text:p>
          </table:table-cell>
          <table:table-cell office:value-type="float" office:value="-0.0490609">
            <text:p>-0.0490609</text:p>
          </table:table-cell>
          <table:table-cell office:value-type="float" office:value="0.852213">
            <text:p>0.852213</text:p>
          </table:table-cell>
          <table:table-cell office:value-type="float" office:value="0.334736">
            <text:p>0.334736</text:p>
          </table:table-cell>
          <table:table-cell office:value-type="float" office:value="-0.168172">
            <text:p>-0.168172</text:p>
          </table:table-cell>
          <table:table-cell office:value-type="float" office:value="0.154659">
            <text:p>0.154659</text:p>
          </table:table-cell>
          <table:table-cell office:value-type="float" office:value="-0.104433">
            <text:p>-0.104433</text:p>
          </table:table-cell>
          <table:table-cell office:value-type="float" office:value="-0.0553187">
            <text:p>-0.0553187</text:p>
          </table:table-cell>
          <table:table-cell office:value-type="float" office:value="0.13578">
            <text:p>0.13578</text:p>
          </table:table-cell>
          <table:table-cell office:value-type="float" office:value="-0.0550579">
            <text:p>-0.0550579</text:p>
          </table:table-cell>
          <table:table-cell office:value-type="float" office:value="0.370681">
            <text:p>0.370681</text:p>
          </table:table-cell>
          <table:table-cell office:value-type="float" office:value="-0.250102">
            <text:p>-0.250102</text:p>
          </table:table-cell>
          <table:table-cell office:value-type="float" office:value="-0.100864">
            <text:p>-0.100864</text:p>
          </table:table-cell>
        </table:table-row>
        <table:table-row table:style-name="ro4">
          <table:table-cell office:value-type="float" office:value="7.83209">
            <text:p>7.83209</text:p>
          </table:table-cell>
          <table:table-cell office:value-type="float" office:value="0.0246779">
            <text:p>0.0246779</text:p>
          </table:table-cell>
          <table:table-cell office:value-type="float" office:value="0.134747">
            <text:p>0.134747</text:p>
          </table:table-cell>
          <table:table-cell office:value-type="float" office:value="0.876951">
            <text:p>0.876951</text:p>
          </table:table-cell>
          <table:table-cell office:value-type="float" office:value="0.355008">
            <text:p>0.355008</text:p>
          </table:table-cell>
          <table:table-cell office:value-type="float" office:value="-0.192386">
            <text:p>-0.192386</text:p>
          </table:table-cell>
          <table:table-cell office:value-type="float" office:value="0.341567">
            <text:p>0.341567</text:p>
          </table:table-cell>
          <table:table-cell office:value-type="float" office:value="-0.153813">
            <text:p>-0.153813</text:p>
          </table:table-cell>
          <table:table-cell office:value-type="float" office:value="-0.00878156">
            <text:p>-0.00878156</text:p>
          </table:table-cell>
          <table:table-cell table:style-name="ce1" office:value-type="float" office:value="0.0397176">
            <text:p>0.0397176</text:p>
          </table:table-cell>
          <table:table-cell office:value-type="float" office:value="-0.0215841">
            <text:p>-0.0215841</text:p>
          </table:table-cell>
          <table:table-cell office:value-type="float" office:value="-0.00518233">
            <text:p>-0.00518233</text:p>
          </table:table-cell>
          <table:table-cell office:value-type="float" office:value="-0.00748289">
            <text:p>-0.00748289</text:p>
          </table:table-cell>
          <table:table-cell office:value-type="float" office:value="0.184421">
            <text:p>0.184421</text:p>
          </table:table-cell>
          <table:table-cell/>
          <table:table-cell office:value-type="float" office:value="6.60796">
            <text:p>6.60796</text:p>
          </table:table-cell>
          <table:table-cell office:value-type="float" office:value="0.154301">
            <text:p>0.154301</text:p>
          </table:table-cell>
          <table:table-cell office:value-type="float" office:value="-0.100121">
            <text:p>-0.100121</text:p>
          </table:table-cell>
          <table:table-cell office:value-type="float" office:value="0.910338">
            <text:p>0.910338</text:p>
          </table:table-cell>
          <table:table-cell office:value-type="float" office:value="0.413321">
            <text:p>0.413321</text:p>
          </table:table-cell>
          <table:table-cell office:value-type="float" office:value="-0.106602">
            <text:p>-0.106602</text:p>
          </table:table-cell>
          <table:table-cell office:value-type="float" office:value="0.137709">
            <text:p>0.137709</text:p>
          </table:table-cell>
          <table:table-cell office:value-type="float" office:value="-0.0902801">
            <text:p>-0.0902801</text:p>
          </table:table-cell>
          <table:table-cell office:value-type="float" office:value="-0.0262806">
            <text:p>-0.0262806</text:p>
          </table:table-cell>
          <table:table-cell office:value-type="float" office:value="0.0397609">
            <text:p>0.0397609</text:p>
          </table:table-cell>
          <table:table-cell office:value-type="float" office:value="-0.0215597">
            <text:p>-0.0215597</text:p>
          </table:table-cell>
          <table:table-cell office:value-type="float" office:value="0.372128">
            <text:p>0.372128</text:p>
          </table:table-cell>
          <table:table-cell office:value-type="float" office:value="0.331997">
            <text:p>0.331997</text:p>
          </table:table-cell>
          <table:table-cell office:value-type="float" office:value="-0.0907814">
            <text:p>-0.0907814</text:p>
          </table:table-cell>
          <table:table-cell/>
          <table:table-cell office:value-type="float" office:value="6.6491">
            <text:p>6.6491</text:p>
          </table:table-cell>
          <table:table-cell office:value-type="float" office:value="0.107448">
            <text:p>0.107448</text:p>
          </table:table-cell>
          <table:table-cell office:value-type="float" office:value="0.0588037">
            <text:p>0.0588037</text:p>
          </table:table-cell>
          <table:table-cell office:value-type="float" office:value="0.868494">
            <text:p>0.868494</text:p>
          </table:table-cell>
          <table:table-cell office:value-type="float" office:value="0.306953">
            <text:p>0.306953</text:p>
          </table:table-cell>
          <table:table-cell office:value-type="float" office:value="-0.217562">
            <text:p>-0.217562</text:p>
          </table:table-cell>
          <table:table-cell office:value-type="float" office:value="0.258004">
            <text:p>0.258004</text:p>
          </table:table-cell>
          <table:table-cell office:value-type="float" office:value="-0.147131">
            <text:p>-0.147131</text:p>
          </table:table-cell>
          <table:table-cell office:value-type="float" office:value="-0.0345612">
            <text:p>-0.0345612</text:p>
          </table:table-cell>
          <table:table-cell office:value-type="float" office:value="0.083471">
            <text:p>0.083471</text:p>
          </table:table-cell>
          <table:table-cell office:value-type="float" office:value="-0.0078177">
            <text:p>-0.0078177</text:p>
          </table:table-cell>
          <table:table-cell office:value-type="float" office:value="-0.000130676">
            <text:p>-0.000130676</text:p>
          </table:table-cell>
          <table:table-cell office:value-type="float" office:value="-0.0408744">
            <text:p>-0.0408744</text:p>
          </table:table-cell>
          <table:table-cell office:value-type="float" office:value="0.000775939">
            <text:p>0.000775939</text:p>
          </table:table-cell>
          <table:table-cell/>
          <table:table-cell office:value-type="float" office:value="8.3993">
            <text:p>8.3993</text:p>
          </table:table-cell>
          <table:table-cell office:value-type="float" office:value="0.158611">
            <text:p>0.158611</text:p>
          </table:table-cell>
          <table:table-cell office:value-type="float" office:value="-0.0192661">
            <text:p>-0.0192661</text:p>
          </table:table-cell>
          <table:table-cell office:value-type="float" office:value="0.932409">
            <text:p>0.932409</text:p>
          </table:table-cell>
          <table:table-cell office:value-type="float" office:value="0.260124">
            <text:p>0.260124</text:p>
          </table:table-cell>
          <table:table-cell office:value-type="float" office:value="-0.190944">
            <text:p>-0.190944</text:p>
          </table:table-cell>
          <table:table-cell office:value-type="float" office:value="0.195531">
            <text:p>0.195531</text:p>
          </table:table-cell>
          <table:table-cell office:value-type="float" office:value="-0.0906614">
            <text:p>-0.0906614</text:p>
          </table:table-cell>
          <table:table-cell office:value-type="float" office:value="-0.032525">
            <text:p>-0.032525</text:p>
          </table:table-cell>
          <table:table-cell office:value-type="float" office:value="0.054443">
            <text:p>0.054443</text:p>
          </table:table-cell>
          <table:table-cell office:value-type="float" office:value="-0.00393781">
            <text:p>-0.00393781</text:p>
          </table:table-cell>
          <table:table-cell office:value-type="float" office:value="0.0178576">
            <text:p>0.0178576</text:p>
          </table:table-cell>
          <table:table-cell office:value-type="float" office:value="-0.211679">
            <text:p>-0.211679</text:p>
          </table:table-cell>
          <table:table-cell office:value-type="float" office:value="0.0153015">
            <text:p>0.0153015</text:p>
          </table:table-cell>
          <table:table-cell/>
          <table:table-cell office:value-type="float" office:value="5.91666">
            <text:p>5.91666</text:p>
          </table:table-cell>
          <table:table-cell office:value-type="float" office:value="0.148246">
            <text:p>0.148246</text:p>
          </table:table-cell>
          <table:table-cell office:value-type="float" office:value="-0.0409599">
            <text:p>-0.0409599</text:p>
          </table:table-cell>
          <table:table-cell office:value-type="float" office:value="0.847987">
            <text:p>0.847987</text:p>
          </table:table-cell>
          <table:table-cell office:value-type="float" office:value="0.330489">
            <text:p>0.330489</text:p>
          </table:table-cell>
          <table:table-cell office:value-type="float" office:value="-0.189519">
            <text:p>-0.189519</text:p>
          </table:table-cell>
          <table:table-cell office:value-type="float" office:value="0.169899">
            <text:p>0.169899</text:p>
          </table:table-cell>
          <table:table-cell office:value-type="float" office:value="-0.100045">
            <text:p>-0.100045</text:p>
          </table:table-cell>
          <table:table-cell office:value-type="float" office:value="-0.0300233">
            <text:p>-0.0300233</text:p>
          </table:table-cell>
          <table:table-cell office:value-type="float" office:value="0.118713">
            <text:p>0.118713</text:p>
          </table:table-cell>
          <table:table-cell office:value-type="float" office:value="-0.0619408">
            <text:p>-0.0619408</text:p>
          </table:table-cell>
          <table:table-cell office:value-type="float" office:value="-0.063764">
            <text:p>-0.063764</text:p>
          </table:table-cell>
          <table:table-cell office:value-type="float" office:value="-0.0732095">
            <text:p>-0.0732095</text:p>
          </table:table-cell>
          <table:table-cell office:value-type="float" office:value="0.0881265">
            <text:p>0.0881265</text:p>
          </table:table-cell>
        </table:table-row>
        <table:table-row table:style-name="ro4">
          <table:table-cell office:value-type="float" office:value="7.96786">
            <text:p>7.96786</text:p>
          </table:table-cell>
          <table:table-cell office:value-type="float" office:value="0.02339">
            <text:p>0.02339</text:p>
          </table:table-cell>
          <table:table-cell office:value-type="float" office:value="0.140001">
            <text:p>0.140001</text:p>
          </table:table-cell>
          <table:table-cell office:value-type="float" office:value="0.87742">
            <text:p>0.87742</text:p>
          </table:table-cell>
          <table:table-cell office:value-type="float" office:value="0.348692">
            <text:p>0.348692</text:p>
          </table:table-cell>
          <table:table-cell office:value-type="float" office:value="-0.192467">
            <text:p>-0.192467</text:p>
          </table:table-cell>
          <table:table-cell office:value-type="float" office:value="0.346761">
            <text:p>0.346761</text:p>
          </table:table-cell>
          <table:table-cell office:value-type="float" office:value="-0.162294">
            <text:p>-0.162294</text:p>
          </table:table-cell>
          <table:table-cell office:value-type="float" office:value="-0.00948518">
            <text:p>-0.00948518</text:p>
          </table:table-cell>
          <table:table-cell office:value-type="float" office:value="0.0387016">
            <text:p>0.0387016</text:p>
          </table:table-cell>
          <table:table-cell office:value-type="float" office:value="0.00345529">
            <text:p>0.00345529</text:p>
          </table:table-cell>
          <table:table-cell office:value-type="float" office:value="0.0150698">
            <text:p>0.0150698</text:p>
          </table:table-cell>
          <table:table-cell office:value-type="float" office:value="-0.00437739">
            <text:p>-0.00437739</text:p>
          </table:table-cell>
          <table:table-cell office:value-type="float" office:value="0.0278395">
            <text:p>0.0278395</text:p>
          </table:table-cell>
          <table:table-cell/>
          <table:table-cell office:value-type="float" office:value="6.67577">
            <text:p>6.67577</text:p>
          </table:table-cell>
          <table:table-cell office:value-type="float" office:value="0.15423">
            <text:p>0.15423</text:p>
          </table:table-cell>
          <table:table-cell office:value-type="float" office:value="-0.0958982">
            <text:p>-0.0958982</text:p>
          </table:table-cell>
          <table:table-cell office:value-type="float" office:value="0.908458">
            <text:p>0.908458</text:p>
          </table:table-cell>
          <table:table-cell office:value-type="float" office:value="0.40959">
            <text:p>0.40959</text:p>
          </table:table-cell>
          <table:table-cell office:value-type="float" office:value="-0.137266">
            <text:p>-0.137266</text:p>
          </table:table-cell>
          <table:table-cell office:value-type="float" office:value="0.105241">
            <text:p>0.105241</text:p>
          </table:table-cell>
          <table:table-cell office:value-type="float" office:value="-0.0820062">
            <text:p>-0.0820062</text:p>
          </table:table-cell>
          <table:table-cell office:value-type="float" office:value="-0.00104733">
            <text:p>-0.00104733</text:p>
          </table:table-cell>
          <table:table-cell office:value-type="float" office:value="0.062273">
            <text:p>0.062273</text:p>
          </table:table-cell>
          <table:table-cell office:value-type="float" office:value="-0.0277154">
            <text:p>-0.0277154</text:p>
          </table:table-cell>
          <table:table-cell office:value-type="float" office:value="-0.0980658">
            <text:p>-0.0980658</text:p>
          </table:table-cell>
          <table:table-cell office:value-type="float" office:value="-0.229138">
            <text:p>-0.229138</text:p>
          </table:table-cell>
          <table:table-cell office:value-type="float" office:value="0.0667199">
            <text:p>0.0667199</text:p>
          </table:table-cell>
          <table:table-cell/>
          <table:table-cell office:value-type="float" office:value="7.27912">
            <text:p>7.27912</text:p>
          </table:table-cell>
          <table:table-cell office:value-type="float" office:value="0.0856218">
            <text:p>0.0856218</text:p>
          </table:table-cell>
          <table:table-cell office:value-type="float" office:value="0.0951679">
            <text:p>0.0951679</text:p>
          </table:table-cell>
          <table:table-cell office:value-type="float" office:value="0.863877">
            <text:p>0.863877</text:p>
          </table:table-cell>
          <table:table-cell office:value-type="float" office:value="0.274455">
            <text:p>0.274455</text:p>
          </table:table-cell>
          <table:table-cell office:value-type="float" office:value="-0.232611">
            <text:p>-0.232611</text:p>
          </table:table-cell>
          <table:table-cell office:value-type="float" office:value="0.280156">
            <text:p>0.280156</text:p>
          </table:table-cell>
          <table:table-cell office:value-type="float" office:value="-0.150236">
            <text:p>-0.150236</text:p>
          </table:table-cell>
          <table:table-cell office:value-type="float" office:value="-0.0346435">
            <text:p>-0.0346435</text:p>
          </table:table-cell>
          <table:table-cell office:value-type="float" office:value="0.0577195">
            <text:p>0.0577195</text:p>
          </table:table-cell>
          <table:table-cell office:value-type="float" office:value="-0.00732884">
            <text:p>-0.00732884</text:p>
          </table:table-cell>
          <table:table-cell office:value-type="float" office:value="0.136679">
            <text:p>0.136679</text:p>
          </table:table-cell>
          <table:table-cell office:value-type="float" office:value="-0.248403">
            <text:p>-0.248403</text:p>
          </table:table-cell>
          <table:table-cell office:value-type="float" office:value="0.0244749">
            <text:p>0.0244749</text:p>
          </table:table-cell>
          <table:table-cell/>
          <table:table-cell office:value-type="float" office:value="8.53494">
            <text:p>8.53494</text:p>
          </table:table-cell>
          <table:table-cell office:value-type="float" office:value="0.154527">
            <text:p>0.154527</text:p>
          </table:table-cell>
          <table:table-cell office:value-type="float" office:value="-0.015776">
            <text:p>-0.015776</text:p>
          </table:table-cell>
          <table:table-cell office:value-type="float" office:value="0.932156">
            <text:p>0.932156</text:p>
          </table:table-cell>
          <table:table-cell office:value-type="float" office:value="0.254529">
            <text:p>0.254529</text:p>
          </table:table-cell>
          <table:table-cell office:value-type="float" office:value="-0.191139">
            <text:p>-0.191139</text:p>
          </table:table-cell>
          <table:table-cell office:value-type="float" office:value="0.209417">
            <text:p>0.209417</text:p>
          </table:table-cell>
          <table:table-cell office:value-type="float" office:value="-0.0947455">
            <text:p>-0.0947455</text:p>
          </table:table-cell>
          <table:table-cell office:value-type="float" office:value="-0.0301028">
            <text:p>-0.0301028</text:p>
          </table:table-cell>
          <table:table-cell office:value-type="float" office:value="0.0257311">
            <text:p>0.0257311</text:p>
          </table:table-cell>
          <table:table-cell office:value-type="float" office:value="-0.00186232">
            <text:p>-0.00186232</text:p>
          </table:table-cell>
          <table:table-cell office:value-type="float" office:value="0.0847604">
            <text:p>0.0847604</text:p>
          </table:table-cell>
          <table:table-cell office:value-type="float" office:value="0.0155719">
            <text:p>0.0155719</text:p>
          </table:table-cell>
          <table:table-cell office:value-type="float" office:value="-0.0605125">
            <text:p>-0.0605125</text:p>
          </table:table-cell>
          <table:table-cell/>
          <table:table-cell office:value-type="float" office:value="6.04848">
            <text:p>6.04848</text:p>
          </table:table-cell>
          <table:table-cell office:value-type="float" office:value="0.143181">
            <text:p>0.143181</text:p>
          </table:table-cell>
          <table:table-cell office:value-type="float" office:value="-0.0265836">
            <text:p>-0.0265836</text:p>
          </table:table-cell>
          <table:table-cell office:value-type="float" office:value="0.841353">
            <text:p>0.841353</text:p>
          </table:table-cell>
          <table:table-cell office:value-type="float" office:value="0.322437">
            <text:p>0.322437</text:p>
          </table:table-cell>
          <table:table-cell office:value-type="float" office:value="-0.196221">
            <text:p>-0.196221</text:p>
          </table:table-cell>
          <table:table-cell office:value-type="float" office:value="0.169497">
            <text:p>0.169497</text:p>
          </table:table-cell>
          <table:table-cell office:value-type="float" office:value="-0.108898">
            <text:p>-0.108898</text:p>
          </table:table-cell>
          <table:table-cell office:value-type="float" office:value="-0.0384284">
            <text:p>-0.0384284</text:p>
          </table:table-cell>
          <table:table-cell office:value-type="float" office:value="0.109063">
            <text:p>0.109063</text:p>
          </table:table-cell>
          <table:table-cell office:value-type="float" office:value="-0.0503243">
            <text:p>-0.0503243</text:p>
          </table:table-cell>
          <table:table-cell office:value-type="float" office:value="-0.0748742">
            <text:p>-0.0748742</text:p>
          </table:table-cell>
          <table:table-cell office:value-type="float" office:value="-0.354335">
            <text:p>-0.354335</text:p>
          </table:table-cell>
          <table:table-cell office:value-type="float" office:value="0.0246639">
            <text:p>0.0246639</text:p>
          </table:table-cell>
        </table:table-row>
        <table:table-row table:style-name="ro4">
          <table:table-cell office:value-type="float" office:value="8.33204">
            <text:p>8.33204</text:p>
          </table:table-cell>
          <table:table-cell office:value-type="float" office:value="0.0219344">
            <text:p>0.0219344</text:p>
          </table:table-cell>
          <table:table-cell office:value-type="float" office:value="0.153515">
            <text:p>0.153515</text:p>
          </table:table-cell>
          <table:table-cell office:value-type="float" office:value="0.88237">
            <text:p>0.88237</text:p>
          </table:table-cell>
          <table:table-cell office:value-type="float" office:value="0.332299">
            <text:p>0.332299</text:p>
          </table:table-cell>
          <table:table-cell office:value-type="float" office:value="-0.194189">
            <text:p>-0.194189</text:p>
          </table:table-cell>
          <table:table-cell office:value-type="float" office:value="0.356477">
            <text:p>0.356477</text:p>
          </table:table-cell>
          <table:table-cell office:value-type="float" office:value="-0.160281">
            <text:p>-0.160281</text:p>
          </table:table-cell>
          <table:table-cell office:value-type="float" office:value="-0.00399706">
            <text:p>-0.00399706</text:p>
          </table:table-cell>
          <table:table-cell office:value-type="float" office:value="0.0371074">
            <text:p>0.0371074</text:p>
          </table:table-cell>
          <table:table-cell office:value-type="float" office:value="0.0135939">
            <text:p>0.0135939</text:p>
          </table:table-cell>
          <table:table-cell office:value-type="float" office:value="0.0094233">
            <text:p>0.0094233</text:p>
          </table:table-cell>
          <table:table-cell office:value-type="float" office:value="-0.049887">
            <text:p>-0.049887</text:p>
          </table:table-cell>
          <table:table-cell office:value-type="float" office:value="-0.0168231">
            <text:p>-0.0168231</text:p>
          </table:table-cell>
          <table:table-cell/>
          <table:table-cell office:value-type="float" office:value="6.87774">
            <text:p>6.87774</text:p>
          </table:table-cell>
          <table:table-cell office:value-type="float" office:value="0.150019">
            <text:p>0.150019</text:p>
          </table:table-cell>
          <table:table-cell office:value-type="float" office:value="-0.0926677">
            <text:p>-0.0926677</text:p>
          </table:table-cell>
          <table:table-cell office:value-type="float" office:value="0.905582">
            <text:p>0.905582</text:p>
          </table:table-cell>
          <table:table-cell office:value-type="float" office:value="0.398677">
            <text:p>0.398677</text:p>
          </table:table-cell>
          <table:table-cell office:value-type="float" office:value="-0.147505">
            <text:p>-0.147505</text:p>
          </table:table-cell>
          <table:table-cell office:value-type="float" office:value="0.290038">
            <text:p>0.290038</text:p>
          </table:table-cell>
          <table:table-cell office:value-type="float" office:value="-0.122617">
            <text:p>-0.122617</text:p>
          </table:table-cell>
          <table:table-cell office:value-type="float" office:value="-0.0208533">
            <text:p>-0.0208533</text:p>
          </table:table-cell>
          <table:table-cell office:value-type="float" office:value="0.0159949">
            <text:p>0.0159949</text:p>
          </table:table-cell>
          <table:table-cell office:value-type="float" office:value="-0.0142403">
            <text:p>-0.0142403</text:p>
          </table:table-cell>
          <table:table-cell office:value-type="float" office:value="-0.140274">
            <text:p>-0.140274</text:p>
          </table:table-cell>
          <table:table-cell office:value-type="float" office:value="2.46894">
            <text:p>2.46894</text:p>
          </table:table-cell>
          <table:table-cell office:value-type="float" office:value="-0.492384">
            <text:p>-0.492384</text:p>
          </table:table-cell>
          <table:table-cell/>
          <table:table-cell office:value-type="float" office:value="7.44374">
            <text:p>7.44374</text:p>
          </table:table-cell>
          <table:table-cell office:value-type="float" office:value="0.0836227">
            <text:p>0.0836227</text:p>
          </table:table-cell>
          <table:table-cell office:value-type="float" office:value="0.097938">
            <text:p>0.097938</text:p>
          </table:table-cell>
          <table:table-cell office:value-type="float" office:value="0.863333">
            <text:p>0.863333</text:p>
          </table:table-cell>
          <table:table-cell office:value-type="float" office:value="0.266546">
            <text:p>0.266546</text:p>
          </table:table-cell>
          <table:table-cell office:value-type="float" office:value="-0.240797">
            <text:p>-0.240797</text:p>
          </table:table-cell>
          <table:table-cell office:value-type="float" office:value="0.295148">
            <text:p>0.295148</text:p>
          </table:table-cell>
          <table:table-cell office:value-type="float" office:value="-0.151149">
            <text:p>-0.151149</text:p>
          </table:table-cell>
          <table:table-cell office:value-type="float" office:value="-0.0121436">
            <text:p>-0.0121436</text:p>
          </table:table-cell>
          <table:table-cell office:value-type="float" office:value="0.0168277">
            <text:p>0.0168277</text:p>
          </table:table-cell>
          <table:table-cell office:value-type="float" office:value="-0.00329981">
            <text:p>-0.00329981</text:p>
          </table:table-cell>
          <table:table-cell office:value-type="float" office:value="-0.0200024">
            <text:p>-0.0200024</text:p>
          </table:table-cell>
          <table:table-cell office:value-type="float" office:value="0.0632308">
            <text:p>0.0632308</text:p>
          </table:table-cell>
          <table:table-cell office:value-type="float" office:value="0.00925786">
            <text:p>0.00925786</text:p>
          </table:table-cell>
          <table:table-cell/>
          <table:table-cell office:value-type="float" office:value="8.74592">
            <text:p>8.74592</text:p>
          </table:table-cell>
          <table:table-cell office:value-type="float" office:value="0.151949">
            <text:p>0.151949</text:p>
          </table:table-cell>
          <table:table-cell office:value-type="float" office:value="-0.00965419">
            <text:p>-0.00965419</text:p>
          </table:table-cell>
          <table:table-cell office:value-type="float" office:value="0.929069">
            <text:p>0.929069</text:p>
          </table:table-cell>
          <table:table-cell office:value-type="float" office:value="0.246064">
            <text:p>0.246064</text:p>
          </table:table-cell>
          <table:table-cell office:value-type="float" office:value="-0.20019">
            <text:p>-0.20019</text:p>
          </table:table-cell>
          <table:table-cell office:value-type="float" office:value="0.229548">
            <text:p>0.229548</text:p>
          </table:table-cell>
          <table:table-cell office:value-type="float" office:value="-0.0988179">
            <text:p>-0.0988179</text:p>
          </table:table-cell>
          <table:table-cell office:value-type="float" office:value="-0.0122203">
            <text:p>-0.0122203</text:p>
          </table:table-cell>
          <table:table-cell office:value-type="float" office:value="0.0290164">
            <text:p>0.0290164</text:p>
          </table:table-cell>
          <table:table-cell office:value-type="float" office:value="-0.0146291">
            <text:p>-0.0146291</text:p>
          </table:table-cell>
          <table:table-cell office:value-type="float" office:value="-0.0512419">
            <text:p>-0.0512419</text:p>
          </table:table-cell>
          <table:table-cell office:value-type="float" office:value="0.256741">
            <text:p>0.256741</text:p>
          </table:table-cell>
          <table:table-cell office:value-type="float" office:value="-0.0667087">
            <text:p>-0.0667087</text:p>
          </table:table-cell>
          <table:table-cell/>
          <table:table-cell office:value-type="float" office:value="6.18965">
            <text:p>6.18965</text:p>
          </table:table-cell>
          <table:table-cell office:value-type="float" office:value="0.136264">
            <text:p>0.136264</text:p>
          </table:table-cell>
          <table:table-cell office:value-type="float" office:value="-0.0182487">
            <text:p>-0.0182487</text:p>
          </table:table-cell>
          <table:table-cell office:value-type="float" office:value="0.83474">
            <text:p>0.83474</text:p>
          </table:table-cell>
          <table:table-cell office:value-type="float" office:value="0.314031">
            <text:p>0.314031</text:p>
          </table:table-cell>
          <table:table-cell office:value-type="float" office:value="-0.211148">
            <text:p>-0.211148</text:p>
          </table:table-cell>
          <table:table-cell office:value-type="float" office:value="0.207289">
            <text:p>0.207289</text:p>
          </table:table-cell>
          <table:table-cell office:value-type="float" office:value="-0.117076">
            <text:p>-0.117076</text:p>
          </table:table-cell>
          <table:table-cell office:value-type="float" office:value="-0.0489983">
            <text:p>-0.0489983</text:p>
          </table:table-cell>
          <table:table-cell office:value-type="float" office:value="0.0590423">
            <text:p>0.0590423</text:p>
          </table:table-cell>
          <table:table-cell office:value-type="float" office:value="-0.0468426">
            <text:p>-0.0468426</text:p>
          </table:table-cell>
          <table:table-cell office:value-type="float" office:value="-0.211242">
            <text:p>-0.211242</text:p>
          </table:table-cell>
          <table:table-cell office:value-type="float" office:value="0.336704">
            <text:p>0.336704</text:p>
          </table:table-cell>
          <table:table-cell office:value-type="float" office:value="-0.0106036">
            <text:p>-0.0106036</text:p>
          </table:table-cell>
        </table:table-row>
        <table:table-row table:style-name="ro4">
          <table:table-cell office:value-type="float" office:value="8.76853">
            <text:p>8.76853</text:p>
          </table:table-cell>
          <table:table-cell office:value-type="float" office:value="0.0219851">
            <text:p>0.0219851</text:p>
          </table:table-cell>
          <table:table-cell office:value-type="float" office:value="0.160207">
            <text:p>0.160207</text:p>
          </table:table-cell>
          <table:table-cell office:value-type="float" office:value="0.885099">
            <text:p>0.885099</text:p>
          </table:table-cell>
          <table:table-cell office:value-type="float" office:value="0.313663">
            <text:p>0.313663</text:p>
          </table:table-cell>
          <table:table-cell office:value-type="float" office:value="-0.209545">
            <text:p>-0.209545</text:p>
          </table:table-cell>
          <table:table-cell office:value-type="float" office:value="0.346061">
            <text:p>0.346061</text:p>
          </table:table-cell>
          <table:table-cell office:value-type="float" office:value="-0.146189">
            <text:p>-0.146189</text:p>
          </table:table-cell>
          <table:table-cell office:value-type="float" office:value="0.000116126">
            <text:p>0.000116126</text:p>
          </table:table-cell>
          <table:table-cell office:value-type="float" office:value="0.0153322">
            <text:p>0.0153322</text:p>
          </table:table-cell>
          <table:table-cell office:value-type="float" office:value="0.00625075">
            <text:p>0.00625075</text:p>
          </table:table-cell>
          <table:table-cell office:value-type="float" office:value="-0.211109">
            <text:p>-0.211109</text:p>
          </table:table-cell>
          <table:table-cell office:value-type="float" office:value="-0.259634">
            <text:p>-0.259634</text:p>
          </table:table-cell>
          <table:table-cell office:value-type="float" office:value="0.167727">
            <text:p>0.167727</text:p>
          </table:table-cell>
          <table:table-cell/>
          <table:table-cell office:value-type="float" office:value="6.94397">
            <text:p>6.94397</text:p>
          </table:table-cell>
          <table:table-cell office:value-type="float" office:value="0.148022">
            <text:p>0.148022</text:p>
          </table:table-cell>
          <table:table-cell office:value-type="float" office:value="-0.0807766">
            <text:p>-0.0807766</text:p>
          </table:table-cell>
          <table:table-cell office:value-type="float" office:value="0.902479">
            <text:p>0.902479</text:p>
          </table:table-cell>
          <table:table-cell office:value-type="float" office:value="0.395162">
            <text:p>0.395162</text:p>
          </table:table-cell>
          <table:table-cell office:value-type="float" office:value="-0.140654">
            <text:p>-0.140654</text:p>
          </table:table-cell>
          <table:table-cell office:value-type="float" office:value="0.136551">
            <text:p>0.136551</text:p>
          </table:table-cell>
          <table:table-cell office:value-type="float" office:value="-0.0927605">
            <text:p>-0.0927605</text:p>
          </table:table-cell>
          <table:table-cell office:value-type="float" office:value="-0.0301445">
            <text:p>-0.0301445</text:p>
          </table:table-cell>
          <table:table-cell office:value-type="float" office:value="0.179527">
            <text:p>0.179527</text:p>
          </table:table-cell>
          <table:table-cell office:value-type="float" office:value="-0.0468538">
            <text:p>-0.0468538</text:p>
          </table:table-cell>
          <table:table-cell office:value-type="float" office:value="0.00654799">
            <text:p>0.00654799</text:p>
          </table:table-cell>
          <table:table-cell office:value-type="float" office:value="-0.1435">
            <text:p>-0.1435</text:p>
          </table:table-cell>
          <table:table-cell office:value-type="float" office:value="0.0304319">
            <text:p>0.0304319</text:p>
          </table:table-cell>
          <table:table-cell/>
          <table:table-cell office:value-type="float" office:value="7.75371">
            <text:p>7.75371</text:p>
          </table:table-cell>
          <table:table-cell office:value-type="float" office:value="0.0779367">
            <text:p>0.0779367</text:p>
          </table:table-cell>
          <table:table-cell office:value-type="float" office:value="0.109229">
            <text:p>0.109229</text:p>
          </table:table-cell>
          <table:table-cell office:value-type="float" office:value="0.8632">
            <text:p>0.8632</text:p>
          </table:table-cell>
          <table:table-cell office:value-type="float" office:value="0.252267">
            <text:p>0.252267</text:p>
          </table:table-cell>
          <table:table-cell office:value-type="float" office:value="-0.24584">
            <text:p>-0.24584</text:p>
          </table:table-cell>
          <table:table-cell office:value-type="float" office:value="0.309095">
            <text:p>0.309095</text:p>
          </table:table-cell>
          <table:table-cell office:value-type="float" office:value="-0.153209">
            <text:p>-0.153209</text:p>
          </table:table-cell>
          <table:table-cell office:value-type="float" office:value="-0.0183437">
            <text:p>-0.0183437</text:p>
          </table:table-cell>
          <table:table-cell office:value-type="float" office:value="0.0364274">
            <text:p>0.0364274</text:p>
          </table:table-cell>
          <table:table-cell office:value-type="float" office:value="-0.000430148">
            <text:p>-0.000430148</text:p>
          </table:table-cell>
          <table:table-cell office:value-type="float" office:value="0.00570974">
            <text:p>0.00570974</text:p>
          </table:table-cell>
          <table:table-cell office:value-type="float" office:value="0.0903666">
            <text:p>0.0903666</text:p>
          </table:table-cell>
          <table:table-cell office:value-type="float" office:value="-0.0348772">
            <text:p>-0.0348772</text:p>
          </table:table-cell>
          <table:table-cell/>
          <table:table-cell office:value-type="float" office:value="8.96712">
            <text:p>8.96712</text:p>
          </table:table-cell>
          <table:table-cell office:value-type="float" office:value="0.146739">
            <text:p>0.146739</text:p>
          </table:table-cell>
          <table:table-cell office:value-type="float" office:value="0.00932655">
            <text:p>0.00932655</text:p>
          </table:table-cell>
          <table:table-cell office:value-type="float" office:value="0.922569">
            <text:p>0.922569</text:p>
          </table:table-cell>
          <table:table-cell office:value-type="float" office:value="0.23749">
            <text:p>0.23749</text:p>
          </table:table-cell>
          <table:table-cell office:value-type="float" office:value="-0.202947">
            <text:p>-0.202947</text:p>
          </table:table-cell>
          <table:table-cell office:value-type="float" office:value="0.236917">
            <text:p>0.236917</text:p>
          </table:table-cell>
          <table:table-cell office:value-type="float" office:value="-0.101219">
            <text:p>-0.101219</text:p>
          </table:table-cell>
          <table:table-cell office:value-type="float" office:value="-0.023555">
            <text:p>-0.023555</text:p>
          </table:table-cell>
          <table:table-cell office:value-type="float" office:value="0.0858077">
            <text:p>0.0858077</text:p>
          </table:table-cell>
          <table:table-cell office:value-type="float" office:value="-0.0293851">
            <text:p>-0.0293851</text:p>
          </table:table-cell>
          <table:table-cell office:value-type="float" office:value="0.0136937">
            <text:p>0.0136937</text:p>
          </table:table-cell>
          <table:table-cell office:value-type="float" office:value="-0.0313477">
            <text:p>-0.0313477</text:p>
          </table:table-cell>
          <table:table-cell office:value-type="float" office:value="0.0185843">
            <text:p>0.0185843</text:p>
          </table:table-cell>
          <table:table-cell/>
          <table:table-cell office:value-type="float" office:value="6.48463">
            <text:p>6.48463</text:p>
          </table:table-cell>
          <table:table-cell office:value-type="float" office:value="0.103429">
            <text:p>0.103429</text:p>
          </table:table-cell>
          <table:table-cell office:value-type="float" office:value="0.0284653">
            <text:p>0.0284653</text:p>
          </table:table-cell>
          <table:table-cell office:value-type="float" office:value="0.82">
            <text:p>0.82</text:p>
          </table:table-cell>
          <table:table-cell office:value-type="float" office:value="0.297166">
            <text:p>0.297166</text:p>
          </table:table-cell>
          <table:table-cell office:value-type="float" office:value="-0.233645">
            <text:p>-0.233645</text:p>
          </table:table-cell>
          <table:table-cell office:value-type="float" office:value="0.232832">
            <text:p>0.232832</text:p>
          </table:table-cell>
          <table:table-cell office:value-type="float" office:value="-0.128125">
            <text:p>-0.128125</text:p>
          </table:table-cell>
          <table:table-cell office:value-type="float" office:value="-0.11131">
            <text:p>-0.11131</text:p>
          </table:table-cell>
          <table:table-cell office:value-type="float" office:value="0.158363">
            <text:p>0.158363</text:p>
          </table:table-cell>
          <table:table-cell office:value-type="float" office:value="-0.0499704">
            <text:p>-0.0499704</text:p>
          </table:table-cell>
          <table:table-cell office:value-type="float" office:value="0.126407">
            <text:p>0.126407</text:p>
          </table:table-cell>
          <table:table-cell office:value-type="float" office:value="-0.270601">
            <text:p>-0.270601</text:p>
          </table:table-cell>
          <table:table-cell office:value-type="float" office:value="0.0758341">
            <text:p>0.0758341</text:p>
          </table:table-cell>
        </table:table-row>
        <table:table-row table:style-name="ro4">
          <table:table-cell office:value-type="float" office:value="8.83569">
            <text:p>8.83569</text:p>
          </table:table-cell>
          <table:table-cell office:value-type="float" office:value="0.0210407">
            <text:p>0.0210407</text:p>
          </table:table-cell>
          <table:table-cell office:value-type="float" office:value="0.160066">
            <text:p>0.160066</text:p>
          </table:table-cell>
          <table:table-cell office:value-type="float" office:value="0.886275">
            <text:p>0.886275</text:p>
          </table:table-cell>
          <table:table-cell office:value-type="float" office:value="0.31089">
            <text:p>0.31089</text:p>
          </table:table-cell>
          <table:table-cell office:value-type="float" office:value="-0.194723">
            <text:p>-0.194723</text:p>
          </table:table-cell>
          <table:table-cell office:value-type="float" office:value="0.361396">
            <text:p>0.361396</text:p>
          </table:table-cell>
          <table:table-cell office:value-type="float" office:value="-0.161865">
            <text:p>-0.161865</text:p>
          </table:table-cell>
          <table:table-cell office:value-type="float" office:value="-0.0140613">
            <text:p>-0.0140613</text:p>
          </table:table-cell>
          <table:table-cell office:value-type="float" office:value="-0.00210405">
            <text:p>-0.00210405</text:p>
          </table:table-cell>
          <table:table-cell office:value-type="float" office:value="0.0175148">
            <text:p>0.0175148</text:p>
          </table:table-cell>
          <table:table-cell office:value-type="float" office:value="0.0343247">
            <text:p>0.0343247</text:p>
          </table:table-cell>
          <table:table-cell office:value-type="float" office:value="-0.0138777">
            <text:p>-0.0138777</text:p>
          </table:table-cell>
          <table:table-cell office:value-type="float" office:value="-0.086886">
            <text:p>-0.086886</text:p>
          </table:table-cell>
          <table:table-cell/>
          <table:table-cell office:value-type="float" office:value="7.7769">
            <text:p>7.7769</text:p>
          </table:table-cell>
          <table:table-cell office:value-type="float" office:value="0.127457">
            <text:p>0.127457</text:p>
          </table:table-cell>
          <table:table-cell office:value-type="float" office:value="-0.0307988">
            <text:p>-0.0307988</text:p>
          </table:table-cell>
          <table:table-cell office:value-type="float" office:value="0.884566">
            <text:p>0.884566</text:p>
          </table:table-cell>
          <table:table-cell office:value-type="float" office:value="0.353516">
            <text:p>0.353516</text:p>
          </table:table-cell>
          <table:table-cell office:value-type="float" office:value="-0.163738">
            <text:p>-0.163738</text:p>
          </table:table-cell>
          <table:table-cell office:value-type="float" office:value="0.17295">
            <text:p>0.17295</text:p>
          </table:table-cell>
          <table:table-cell office:value-type="float" office:value="-0.108204">
            <text:p>-0.108204</text:p>
          </table:table-cell>
          <table:table-cell office:value-type="float" office:value="-0.0246905">
            <text:p>-0.0246905</text:p>
          </table:table-cell>
          <table:table-cell office:value-type="float" office:value="0.0600025">
            <text:p>0.0600025</text:p>
          </table:table-cell>
          <table:table-cell office:value-type="float" office:value="-0.0215062">
            <text:p>-0.0215062</text:p>
          </table:table-cell>
          <table:table-cell office:value-type="float" office:value="0.0376072">
            <text:p>0.0376072</text:p>
          </table:table-cell>
          <table:table-cell office:value-type="float" office:value="-0.177113">
            <text:p>-0.177113</text:p>
          </table:table-cell>
          <table:table-cell office:value-type="float" office:value="0.0569801">
            <text:p>0.0569801</text:p>
          </table:table-cell>
          <table:table-cell/>
          <table:table-cell office:value-type="float" office:value="7.97355">
            <text:p>7.97355</text:p>
          </table:table-cell>
          <table:table-cell office:value-type="float" office:value="0.0741799">
            <text:p>0.0741799</text:p>
          </table:table-cell>
          <table:table-cell office:value-type="float" office:value="0.121605">
            <text:p>0.121605</text:p>
          </table:table-cell>
          <table:table-cell office:value-type="float" office:value="0.86142">
            <text:p>0.86142</text:p>
          </table:table-cell>
          <table:table-cell office:value-type="float" office:value="0.242605">
            <text:p>0.242605</text:p>
          </table:table-cell>
          <table:table-cell office:value-type="float" office:value="-0.246566">
            <text:p>-0.246566</text:p>
          </table:table-cell>
          <table:table-cell office:value-type="float" office:value="0.300532">
            <text:p>0.300532</text:p>
          </table:table-cell>
          <table:table-cell office:value-type="float" office:value="-0.154426">
            <text:p>-0.154426</text:p>
          </table:table-cell>
          <table:table-cell office:value-type="float" office:value="-0.0170885">
            <text:p>-0.0170885</text:p>
          </table:table-cell>
          <table:table-cell office:value-type="float" office:value="0.056294">
            <text:p>0.056294</text:p>
          </table:table-cell>
          <table:table-cell office:value-type="float" office:value="-0.00809772">
            <text:p>-0.00809772</text:p>
          </table:table-cell>
          <table:table-cell office:value-type="float" office:value="0.0637733">
            <text:p>0.0637733</text:p>
          </table:table-cell>
          <table:table-cell office:value-type="float" office:value="-0.341148">
            <text:p>-0.341148</text:p>
          </table:table-cell>
          <table:table-cell office:value-type="float" office:value="-0.0121762">
            <text:p>-0.0121762</text:p>
          </table:table-cell>
          <table:table-cell/>
          <table:table-cell office:value-type="float" office:value="9.33792">
            <text:p>9.33792</text:p>
          </table:table-cell>
          <table:table-cell office:value-type="float" office:value="0.139887">
            <text:p>0.139887</text:p>
          </table:table-cell>
          <table:table-cell office:value-type="float" office:value="0.0368343">
            <text:p>0.0368343</text:p>
          </table:table-cell>
          <table:table-cell office:value-type="float" office:value="0.914229">
            <text:p>0.914229</text:p>
          </table:table-cell>
          <table:table-cell office:value-type="float" office:value="0.223783">
            <text:p>0.223783</text:p>
          </table:table-cell>
          <table:table-cell office:value-type="float" office:value="-0.209094">
            <text:p>-0.209094</text:p>
          </table:table-cell>
          <table:table-cell office:value-type="float" office:value="0.248554">
            <text:p>0.248554</text:p>
          </table:table-cell>
          <table:table-cell office:value-type="float" office:value="-0.104335">
            <text:p>-0.104335</text:p>
          </table:table-cell>
          <table:table-cell office:value-type="float" office:value="-0.0184773">
            <text:p>-0.0184773</text:p>
          </table:table-cell>
          <table:table-cell office:value-type="float" office:value="0.0741838">
            <text:p>0.0741838</text:p>
          </table:table-cell>
          <table:table-cell office:value-type="float" office:value="-0.0224939">
            <text:p>-0.0224939</text:p>
          </table:table-cell>
          <table:table-cell office:value-type="float" office:value="0.0253741">
            <text:p>0.0253741</text:p>
          </table:table-cell>
          <table:table-cell office:value-type="float" office:value="-0.285582">
            <text:p>-0.285582</text:p>
          </table:table-cell>
          <table:table-cell office:value-type="float" office:value="0.0843948">
            <text:p>0.0843948</text:p>
          </table:table-cell>
          <table:table-cell/>
          <table:table-cell office:value-type="float" office:value="6.93423">
            <text:p>6.93423</text:p>
          </table:table-cell>
          <table:table-cell office:value-type="float" office:value="0.078936">
            <text:p>0.078936</text:p>
          </table:table-cell>
          <table:table-cell office:value-type="float" office:value="0.0449657">
            <text:p>0.0449657</text:p>
          </table:table-cell>
          <table:table-cell office:value-type="float" office:value="0.812863">
            <text:p>0.812863</text:p>
          </table:table-cell>
          <table:table-cell office:value-type="float" office:value="0.273187">
            <text:p>0.273187</text:p>
          </table:table-cell>
          <table:table-cell office:value-type="float" office:value="-0.253085">
            <text:p>-0.253085</text:p>
          </table:table-cell>
          <table:table-cell office:value-type="float" office:value="0.269879">
            <text:p>0.269879</text:p>
          </table:table-cell>
          <table:table-cell office:value-type="float" office:value="-0.132232">
            <text:p>-0.132232</text:p>
          </table:table-cell>
          <table:table-cell office:value-type="float" office:value="-0.0544774">
            <text:p>-0.0544774</text:p>
          </table:table-cell>
          <table:table-cell office:value-type="float" office:value="0.0366999">
            <text:p>0.0366999</text:p>
          </table:table-cell>
          <table:table-cell office:value-type="float" office:value="-0.0158751">
            <text:p>-0.0158751</text:p>
          </table:table-cell>
          <table:table-cell office:value-type="float" office:value="0.146227">
            <text:p>0.146227</text:p>
          </table:table-cell>
          <table:table-cell office:value-type="float" office:value="0.372666">
            <text:p>0.372666</text:p>
          </table:table-cell>
          <table:table-cell office:value-type="float" office:value="0.0836398">
            <text:p>0.0836398</text:p>
          </table:table-cell>
        </table:table-row>
        <table:table-row table:style-name="ro4">
          <table:table-cell office:value-type="float" office:value="9.06802">
            <text:p>9.06802</text:p>
          </table:table-cell>
          <table:table-cell office:value-type="float" office:value="0.0196266">
            <text:p>0.0196266</text:p>
          </table:table-cell>
          <table:table-cell office:value-type="float" office:value="0.158828">
            <text:p>0.158828</text:p>
          </table:table-cell>
          <table:table-cell office:value-type="float" office:value="0.885654">
            <text:p>0.885654</text:p>
          </table:table-cell>
          <table:table-cell office:value-type="float" office:value="0.301484">
            <text:p>0.301484</text:p>
          </table:table-cell>
          <table:table-cell office:value-type="float" office:value="-0.194144">
            <text:p>-0.194144</text:p>
          </table:table-cell>
          <table:table-cell office:value-type="float" office:value="0.356992">
            <text:p>0.356992</text:p>
          </table:table-cell>
          <table:table-cell office:value-type="float" office:value="-0.155566">
            <text:p>-0.155566</text:p>
          </table:table-cell>
          <table:table-cell office:value-type="float" office:value="-0.00608665">
            <text:p>-0.00608665</text:p>
          </table:table-cell>
          <table:table-cell office:value-type="float" office:value="-0.00532828">
            <text:p>-0.00532828</text:p>
          </table:table-cell>
          <table:table-cell office:value-type="float" office:value="-0.00267154">
            <text:p>-0.00267154</text:p>
          </table:table-cell>
          <table:table-cell office:value-type="float" office:value="0.0557089">
            <text:p>0.0557089</text:p>
          </table:table-cell>
          <table:table-cell office:value-type="float" office:value="-0.0512029">
            <text:p>-0.0512029</text:p>
          </table:table-cell>
          <table:table-cell office:value-type="float" office:value="0.0444255">
            <text:p>0.0444255</text:p>
          </table:table-cell>
          <table:table-cell/>
          <table:table-cell office:value-type="float" office:value="7.87543">
            <text:p>7.87543</text:p>
          </table:table-cell>
          <table:table-cell office:value-type="float" office:value="0.125389">
            <text:p>0.125389</text:p>
          </table:table-cell>
          <table:table-cell office:value-type="float" office:value="-0.0266063">
            <text:p>-0.0266063</text:p>
          </table:table-cell>
          <table:table-cell office:value-type="float" office:value="0.883">
            <text:p>0.883</text:p>
          </table:table-cell>
          <table:table-cell office:value-type="float" office:value="0.348889">
            <text:p>0.348889</text:p>
          </table:table-cell>
          <table:table-cell office:value-type="float" office:value="-0.166528">
            <text:p>-0.166528</text:p>
          </table:table-cell>
          <table:table-cell office:value-type="float" office:value="0.216671">
            <text:p>0.216671</text:p>
          </table:table-cell>
          <table:table-cell office:value-type="float" office:value="-0.112902">
            <text:p>-0.112902</text:p>
          </table:table-cell>
          <table:table-cell office:value-type="float" office:value="-0.0209852">
            <text:p>-0.0209852</text:p>
          </table:table-cell>
          <table:table-cell office:value-type="float" office:value="0.0425523">
            <text:p>0.0425523</text:p>
          </table:table-cell>
          <table:table-cell office:value-type="float" office:value="-0.0158921">
            <text:p>-0.0158921</text:p>
          </table:table-cell>
          <table:table-cell office:value-type="float" office:value="0.030604">
            <text:p>0.030604</text:p>
          </table:table-cell>
          <table:table-cell office:value-type="float" office:value="0.420312">
            <text:p>0.420312</text:p>
          </table:table-cell>
          <table:table-cell office:value-type="float" office:value="0.00684233">
            <text:p>0.00684233</text:p>
          </table:table-cell>
          <table:table-cell/>
          <table:table-cell office:value-type="float" office:value="8.10581">
            <text:p>8.10581</text:p>
          </table:table-cell>
          <table:table-cell office:value-type="float" office:value="0.0730353">
            <text:p>0.0730353</text:p>
          </table:table-cell>
          <table:table-cell office:value-type="float" office:value="0.123083">
            <text:p>0.123083</text:p>
          </table:table-cell>
          <table:table-cell office:value-type="float" office:value="0.860136">
            <text:p>0.860136</text:p>
          </table:table-cell>
          <table:table-cell office:value-type="float" office:value="0.236973">
            <text:p>0.236973</text:p>
          </table:table-cell>
          <table:table-cell office:value-type="float" office:value="-0.246463">
            <text:p>-0.246463</text:p>
          </table:table-cell>
          <table:table-cell office:value-type="float" office:value="0.312592">
            <text:p>0.312592</text:p>
          </table:table-cell>
          <table:table-cell office:value-type="float" office:value="-0.14995">
            <text:p>-0.14995</text:p>
          </table:table-cell>
          <table:table-cell office:value-type="float" office:value="-0.00865405">
            <text:p>-0.00865405</text:p>
          </table:table-cell>
          <table:table-cell office:value-type="float" office:value="0.0111751">
            <text:p>0.0111751</text:p>
          </table:table-cell>
          <table:table-cell office:value-type="float" office:value="-0.00970809">
            <text:p>-0.00970809</text:p>
          </table:table-cell>
          <table:table-cell office:value-type="float" office:value="0.0743228">
            <text:p>0.0743228</text:p>
          </table:table-cell>
          <table:table-cell office:value-type="float" office:value="-0.0554025">
            <text:p>-0.0554025</text:p>
          </table:table-cell>
          <table:table-cell office:value-type="float" office:value="0.100885">
            <text:p>0.100885</text:p>
          </table:table-cell>
          <table:table-cell/>
          <table:table-cell office:value-type="float" office:value="9.54314">
            <text:p>9.54314</text:p>
          </table:table-cell>
          <table:table-cell office:value-type="float" office:value="0.137164">
            <text:p>0.137164</text:p>
          </table:table-cell>
          <table:table-cell office:value-type="float" office:value="0.040031">
            <text:p>0.040031</text:p>
          </table:table-cell>
          <table:table-cell office:value-type="float" office:value="0.913167">
            <text:p>0.913167</text:p>
          </table:table-cell>
          <table:table-cell office:value-type="float" office:value="0.21654">
            <text:p>0.21654</text:p>
          </table:table-cell>
          <table:table-cell office:value-type="float" office:value="-0.219102">
            <text:p>-0.219102</text:p>
          </table:table-cell>
          <table:table-cell office:value-type="float" office:value="0.267575">
            <text:p>0.267575</text:p>
          </table:table-cell>
          <table:table-cell office:value-type="float" office:value="-0.111983">
            <text:p>-0.111983</text:p>
          </table:table-cell>
          <table:table-cell office:value-type="float" office:value="-0.0132701">
            <text:p>-0.0132701</text:p>
          </table:table-cell>
          <table:table-cell office:value-type="float" office:value="0.0155768">
            <text:p>0.0155768</text:p>
          </table:table-cell>
          <table:table-cell office:value-type="float" office:value="-0.0051745">
            <text:p>-0.0051745</text:p>
          </table:table-cell>
          <table:table-cell office:value-type="float" office:value="-0.105663">
            <text:p>-0.105663</text:p>
          </table:table-cell>
          <table:table-cell office:value-type="float" office:value="0.0831742">
            <text:p>0.0831742</text:p>
          </table:table-cell>
          <table:table-cell office:value-type="float" office:value="-0.0648503">
            <text:p>-0.0648503</text:p>
          </table:table-cell>
          <table:table-cell/>
          <table:table-cell office:value-type="float" office:value="7.01609">
            <text:p>7.01609</text:p>
          </table:table-cell>
          <table:table-cell office:value-type="float" office:value="0.0754565">
            <text:p>0.0754565</text:p>
          </table:table-cell>
          <table:table-cell office:value-type="float" office:value="0.0504666">
            <text:p>0.0504666</text:p>
          </table:table-cell>
          <table:table-cell office:value-type="float" office:value="0.812123">
            <text:p>0.812123</text:p>
          </table:table-cell>
          <table:table-cell office:value-type="float" office:value="0.269034">
            <text:p>0.269034</text:p>
          </table:table-cell>
          <table:table-cell office:value-type="float" office:value="-0.270859">
            <text:p>-0.270859</text:p>
          </table:table-cell>
          <table:table-cell office:value-type="float" office:value="0.273755">
            <text:p>0.273755</text:p>
          </table:table-cell>
          <table:table-cell office:value-type="float" office:value="-0.146133">
            <text:p>-0.146133</text:p>
          </table:table-cell>
          <table:table-cell office:value-type="float" office:value="-0.0425081">
            <text:p>-0.0425081</text:p>
          </table:table-cell>
          <table:table-cell office:value-type="float" office:value="0.0672041">
            <text:p>0.0672041</text:p>
          </table:table-cell>
          <table:table-cell office:value-type="float" office:value="-0.00902882">
            <text:p>-0.00902882</text:p>
          </table:table-cell>
          <table:table-cell office:value-type="float" office:value="-0.162414">
            <text:p>-0.162414</text:p>
          </table:table-cell>
          <table:table-cell office:value-type="float" office:value="0.285025">
            <text:p>0.285025</text:p>
          </table:table-cell>
          <table:table-cell office:value-type="float" office:value="-0.194805">
            <text:p>-0.194805</text:p>
          </table:table-cell>
        </table:table-row>
        <table:table-row table:style-name="ro4">
          <table:table-cell office:value-type="float" office:value="9.20119">
            <text:p>9.20119</text:p>
          </table:table-cell>
          <table:table-cell office:value-type="float" office:value="0.019804">
            <text:p>0.019804</text:p>
          </table:table-cell>
          <table:table-cell office:value-type="float" office:value="0.15721">
            <text:p>0.15721</text:p>
          </table:table-cell>
          <table:table-cell office:value-type="float" office:value="0.886086">
            <text:p>0.886086</text:p>
          </table:table-cell>
          <table:table-cell office:value-type="float" office:value="0.296222">
            <text:p>0.296222</text:p>
          </table:table-cell>
          <table:table-cell table:style-name="ce1" office:value-type="float" office:value="-0.197438">
            <text:p>-0.197438</text:p>
          </table:table-cell>
          <table:table-cell office:value-type="float" office:value="0.359393">
            <text:p>0.359393</text:p>
          </table:table-cell>
          <table:table-cell office:value-type="float" office:value="-0.15878">
            <text:p>-0.15878</text:p>
          </table:table-cell>
          <table:table-cell office:value-type="float" office:value="0.00133221">
            <text:p>0.00133221</text:p>
          </table:table-cell>
          <table:table-cell office:value-type="float" office:value="-0.0121471">
            <text:p>-0.0121471</text:p>
          </table:table-cell>
          <table:table-cell office:value-type="float" office:value="0.00324469">
            <text:p>0.00324469</text:p>
          </table:table-cell>
          <table:table-cell office:value-type="float" office:value="-0.0019886">
            <text:p>-0.0019886</text:p>
          </table:table-cell>
          <table:table-cell office:value-type="float" office:value="0.0174754">
            <text:p>0.0174754</text:p>
          </table:table-cell>
          <table:table-cell office:value-type="float" office:value="-0.0121385">
            <text:p>-0.0121385</text:p>
          </table:table-cell>
          <table:table-cell/>
          <table:table-cell office:value-type="float" office:value="7.97534">
            <text:p>7.97534</text:p>
          </table:table-cell>
          <table:table-cell office:value-type="float" office:value="0.123598">
            <text:p>0.123598</text:p>
          </table:table-cell>
          <table:table-cell office:value-type="float" office:value="-0.0181594">
            <text:p>-0.0181594</text:p>
          </table:table-cell>
          <table:table-cell office:value-type="float" office:value="0.881481">
            <text:p>0.881481</text:p>
          </table:table-cell>
          <table:table-cell office:value-type="float" office:value="0.344259">
            <text:p>0.344259</text:p>
          </table:table-cell>
          <table:table-cell office:value-type="float" office:value="-0.171266">
            <text:p>-0.171266</text:p>
          </table:table-cell>
          <table:table-cell office:value-type="float" office:value="0.192589">
            <text:p>0.192589</text:p>
          </table:table-cell>
          <table:table-cell office:value-type="float" office:value="-0.114928">
            <text:p>-0.114928</text:p>
          </table:table-cell>
          <table:table-cell office:value-type="float" office:value="-0.0179276">
            <text:p>-0.0179276</text:p>
          </table:table-cell>
          <table:table-cell office:value-type="float" office:value="0.0845457">
            <text:p>0.0845457</text:p>
          </table:table-cell>
          <table:table-cell office:value-type="float" office:value="-0.0152085">
            <text:p>-0.0152085</text:p>
          </table:table-cell>
          <table:table-cell office:value-type="float" office:value="-0.00784633">
            <text:p>-0.00784633</text:p>
          </table:table-cell>
          <table:table-cell office:value-type="float" office:value="-0.10553">
            <text:p>-0.10553</text:p>
          </table:table-cell>
          <table:table-cell office:value-type="float" office:value="0.00122661">
            <text:p>0.00122661</text:p>
          </table:table-cell>
          <table:table-cell/>
          <table:table-cell office:value-type="float" office:value="8.21132">
            <text:p>8.21132</text:p>
          </table:table-cell>
          <table:table-cell office:value-type="float" office:value="0.0729496">
            <text:p>0.0729496</text:p>
          </table:table-cell>
          <table:table-cell office:value-type="float" office:value="0.123646">
            <text:p>0.123646</text:p>
          </table:table-cell>
          <table:table-cell office:value-type="float" office:value="0.860235">
            <text:p>0.860235</text:p>
          </table:table-cell>
          <table:table-cell office:value-type="float" office:value="0.232573">
            <text:p>0.232573</text:p>
          </table:table-cell>
          <table:table-cell office:value-type="float" office:value="-0.249721">
            <text:p>-0.249721</text:p>
          </table:table-cell>
          <table:table-cell office:value-type="float" office:value="0.31493">
            <text:p>0.31493</text:p>
          </table:table-cell>
          <table:table-cell office:value-type="float" office:value="-0.154075">
            <text:p>-0.154075</text:p>
          </table:table-cell>
          <table:table-cell office:value-type="float" office:value="-0.000812393">
            <text:p>-0.000812393</text:p>
          </table:table-cell>
          <table:table-cell office:value-type="float" office:value="0.00532971">
            <text:p>0.00532971</text:p>
          </table:table-cell>
          <table:table-cell office:value-type="float" office:value="0.000936102">
            <text:p>0.000936102</text:p>
          </table:table-cell>
          <table:table-cell office:value-type="float" office:value="0.000431536">
            <text:p>0.000431536</text:p>
          </table:table-cell>
          <table:table-cell office:value-type="float" office:value="-0.00806713">
            <text:p>-0.00806713</text:p>
          </table:table-cell>
          <table:table-cell office:value-type="float" office:value="0.000444889">
            <text:p>0.000444889</text:p>
          </table:table-cell>
          <table:table-cell/>
          <table:table-cell office:value-type="float" office:value="9.80346">
            <text:p>9.80346</text:p>
          </table:table-cell>
          <table:table-cell office:value-type="float" office:value="0.126549">
            <text:p>0.126549</text:p>
          </table:table-cell>
          <table:table-cell office:value-type="float" office:value="0.0497223">
            <text:p>0.0497223</text:p>
          </table:table-cell>
          <table:table-cell office:value-type="float" office:value="0.907425">
            <text:p>0.907425</text:p>
          </table:table-cell>
          <table:table-cell office:value-type="float" office:value="0.207689">
            <text:p>0.207689</text:p>
          </table:table-cell>
          <table:table-cell office:value-type="float" office:value="-0.224658">
            <text:p>-0.224658</text:p>
          </table:table-cell>
          <table:table-cell office:value-type="float" office:value="0.280638">
            <text:p>0.280638</text:p>
          </table:table-cell>
          <table:table-cell office:value-type="float" office:value="-0.115295">
            <text:p>-0.115295</text:p>
          </table:table-cell>
          <table:table-cell office:value-type="float" office:value="-0.0407762">
            <text:p>-0.0407762</text:p>
          </table:table-cell>
          <table:table-cell office:value-type="float" office:value="0.0372287">
            <text:p>0.0372287</text:p>
          </table:table-cell>
          <table:table-cell office:value-type="float" office:value="-0.0220563">
            <text:p>-0.0220563</text:p>
          </table:table-cell>
          <table:table-cell office:value-type="float" office:value="0.0299489">
            <text:p>0.0299489</text:p>
          </table:table-cell>
          <table:table-cell office:value-type="float" office:value="0.110695">
            <text:p>0.110695</text:p>
          </table:table-cell>
          <table:table-cell office:value-type="float" office:value="-0.00558304">
            <text:p>-0.00558304</text:p>
          </table:table-cell>
          <table:table-cell/>
          <table:table-cell office:value-type="float" office:value="7.2664">
            <text:p>7.2664</text:p>
          </table:table-cell>
          <table:table-cell office:value-type="float" office:value="0.0546403">
            <text:p>0.0546403</text:p>
          </table:table-cell>
          <table:table-cell office:value-type="float" office:value="0.0851467">
            <text:p>0.0851467</text:p>
          </table:table-cell>
          <table:table-cell office:value-type="float" office:value="0.797658">
            <text:p>0.797658</text:p>
          </table:table-cell>
          <table:table-cell office:value-type="float" office:value="0.256723">
            <text:p>0.256723</text:p>
          </table:table-cell>
          <table:table-cell office:value-type="float" office:value="-0.28238">
            <text:p>-0.28238</text:p>
          </table:table-cell>
          <table:table-cell office:value-type="float" office:value="0.289775">
            <text:p>0.289775</text:p>
          </table:table-cell>
          <table:table-cell office:value-type="float" office:value="-0.147494">
            <text:p>-0.147494</text:p>
          </table:table-cell>
          <table:table-cell office:value-type="float" office:value="-0.083162">
            <text:p>-0.083162</text:p>
          </table:table-cell>
          <table:table-cell office:value-type="float" office:value="0.138549">
            <text:p>0.138549</text:p>
          </table:table-cell>
          <table:table-cell office:value-type="float" office:value="-0.0577906">
            <text:p>-0.0577906</text:p>
          </table:table-cell>
          <table:table-cell office:value-type="float" office:value="0.110815">
            <text:p>0.110815</text:p>
          </table:table-cell>
          <table:table-cell office:value-type="float" office:value="-0.22132">
            <text:p>-0.22132</text:p>
          </table:table-cell>
          <table:table-cell office:value-type="float" office:value="0.16427">
            <text:p>0.16427</text:p>
          </table:table-cell>
        </table:table-row>
        <table:table-row table:style-name="ro4">
          <table:table-cell office:value-type="float" office:value="9.76807">
            <text:p>9.76807</text:p>
          </table:table-cell>
          <table:table-cell office:value-type="float" office:value="0.0199202">
            <text:p>0.0199202</text:p>
          </table:table-cell>
          <table:table-cell office:value-type="float" office:value="0.15594">
            <text:p>0.15594</text:p>
          </table:table-cell>
          <table:table-cell office:value-type="float" office:value="0.884025">
            <text:p>0.884025</text:p>
          </table:table-cell>
          <table:table-cell office:value-type="float" office:value="0.27483">
            <text:p>0.27483</text:p>
          </table:table-cell>
          <table:table-cell table:style-name="ce1" office:value-type="float" office:value="-0.20563">
            <text:p>-0.20563</text:p>
          </table:table-cell>
          <table:table-cell office:value-type="float" office:value="0.354833">
            <text:p>0.354833</text:p>
          </table:table-cell>
          <table:table-cell office:value-type="float" office:value="-0.160271">
            <text:p>-0.160271</text:p>
          </table:table-cell>
          <table:table-cell office:value-type="float" office:value="0.000204906">
            <text:p>0.000204906</text:p>
          </table:table-cell>
          <table:table-cell office:value-type="float" office:value="-0.00224057">
            <text:p>-0.00224057</text:p>
          </table:table-cell>
          <table:table-cell office:value-type="float" office:value="-0.00363641">
            <text:p>-0.00363641</text:p>
          </table:table-cell>
          <table:table-cell office:value-type="float" office:value="-0.112993">
            <text:p>-0.112993</text:p>
          </table:table-cell>
          <table:table-cell office:value-type="float" office:value="-0.033386">
            <text:p>-0.033386</text:p>
          </table:table-cell>
          <table:table-cell office:value-type="float" office:value="0.0186447">
            <text:p>0.0186447</text:p>
          </table:table-cell>
          <table:table-cell/>
          <table:table-cell office:value-type="float" office:value="8.27548">
            <text:p>8.27548</text:p>
          </table:table-cell>
          <table:table-cell office:value-type="float" office:value="0.11751">
            <text:p>0.11751</text:p>
          </table:table-cell>
          <table:table-cell office:value-type="float" office:value="-0.00229033">
            <text:p>-0.00229033</text:p>
          </table:table-cell>
          <table:table-cell office:value-type="float" office:value="0.877026">
            <text:p>0.877026</text:p>
          </table:table-cell>
          <table:table-cell office:value-type="float" office:value="0.330718">
            <text:p>0.330718</text:p>
          </table:table-cell>
          <table:table-cell office:value-type="float" office:value="-0.181775">
            <text:p>-0.181775</text:p>
          </table:table-cell>
          <table:table-cell office:value-type="float" office:value="0.218882">
            <text:p>0.218882</text:p>
          </table:table-cell>
          <table:table-cell office:value-type="float" office:value="-0.121189">
            <text:p>-0.121189</text:p>
          </table:table-cell>
          <table:table-cell office:value-type="float" office:value="-0.0202826">
            <text:p>-0.0202826</text:p>
          </table:table-cell>
          <table:table-cell office:value-type="float" office:value="0.052872">
            <text:p>0.052872</text:p>
          </table:table-cell>
          <table:table-cell office:value-type="float" office:value="-0.0148404">
            <text:p>-0.0148404</text:p>
          </table:table-cell>
          <table:table-cell office:value-type="float" office:value="-0.0446791">
            <text:p>-0.0446791</text:p>
          </table:table-cell>
          <table:table-cell office:value-type="float" office:value="0.089627">
            <text:p>0.089627</text:p>
          </table:table-cell>
          <table:table-cell office:value-type="float" office:value="-0.0178137">
            <text:p>-0.0178137</text:p>
          </table:table-cell>
          <table:table-cell/>
          <table:table-cell office:value-type="float" office:value="8.51258">
            <text:p>8.51258</text:p>
          </table:table-cell>
          <table:table-cell office:value-type="float" office:value="0.072744">
            <text:p>0.072744</text:p>
          </table:table-cell>
          <table:table-cell office:value-type="float" office:value="0.124519">
            <text:p>0.124519</text:p>
          </table:table-cell>
          <table:table-cell office:value-type="float" office:value="0.860557">
            <text:p>0.860557</text:p>
          </table:table-cell>
          <table:table-cell office:value-type="float" office:value="0.220454">
            <text:p>0.220454</text:p>
          </table:table-cell>
          <table:table-cell office:value-type="float" office:value="-0.250459">
            <text:p>-0.250459</text:p>
          </table:table-cell>
          <table:table-cell office:value-type="float" office:value="0.315231">
            <text:p>0.315231</text:p>
          </table:table-cell>
          <table:table-cell office:value-type="float" office:value="-0.153855">
            <text:p>-0.153855</text:p>
          </table:table-cell>
          <table:table-cell office:value-type="float" office:value="-0.000682386">
            <text:p>-0.000682386</text:p>
          </table:table-cell>
          <table:table-cell office:value-type="float" office:value="0.00289937">
            <text:p>0.00289937</text:p>
          </table:table-cell>
          <table:table-cell office:value-type="float" office:value="0.00107013">
            <text:p>0.00107013</text:p>
          </table:table-cell>
          <table:table-cell office:value-type="float" office:value="-0.0078382">
            <text:p>-0.0078382</text:p>
          </table:table-cell>
          <table:table-cell office:value-type="float" office:value="-0.00665179">
            <text:p>-0.00665179</text:p>
          </table:table-cell>
          <table:table-cell office:value-type="float" office:value="-0.00349609">
            <text:p>-0.00349609</text:p>
          </table:table-cell>
          <table:table-cell/>
          <table:table-cell office:value-type="float" office:value="10.1027">
            <text:p>10.1027</text:p>
          </table:table-cell>
          <table:table-cell office:value-type="float" office:value="0.117029">
            <text:p>0.117029</text:p>
          </table:table-cell>
          <table:table-cell office:value-type="float" office:value="0.0707746">
            <text:p>0.0707746</text:p>
          </table:table-cell>
          <table:table-cell office:value-type="float" office:value="0.900325">
            <text:p>0.900325</text:p>
          </table:table-cell>
          <table:table-cell office:value-type="float" office:value="0.19796">
            <text:p>0.19796</text:p>
          </table:table-cell>
          <table:table-cell office:value-type="float" office:value="-0.23854">
            <text:p>-0.23854</text:p>
          </table:table-cell>
          <table:table-cell office:value-type="float" office:value="0.280496">
            <text:p>0.280496</text:p>
          </table:table-cell>
          <table:table-cell office:value-type="float" office:value="-0.128209">
            <text:p>-0.128209</text:p>
          </table:table-cell>
          <table:table-cell office:value-type="float" office:value="-0.0318143">
            <text:p>-0.0318143</text:p>
          </table:table-cell>
          <table:table-cell office:value-type="float" office:value="0.0703529">
            <text:p>0.0703529</text:p>
          </table:table-cell>
          <table:table-cell office:value-type="float" office:value="-0.0237269">
            <text:p>-0.0237269</text:p>
          </table:table-cell>
          <table:table-cell office:value-type="float" office:value="-0.054732">
            <text:p>-0.054732</text:p>
          </table:table-cell>
          <table:table-cell office:value-type="float" office:value="-0.307015">
            <text:p>-0.307015</text:p>
          </table:table-cell>
          <table:table-cell office:value-type="float" office:value="-0.114414">
            <text:p>-0.114414</text:p>
          </table:table-cell>
          <table:table-cell/>
          <table:table-cell office:value-type="float" office:value="7.61664">
            <text:p>7.61664</text:p>
          </table:table-cell>
          <table:table-cell office:value-type="float" office:value="0.0391071">
            <text:p>0.0391071</text:p>
          </table:table-cell>
          <table:table-cell office:value-type="float" office:value="0.106523">
            <text:p>0.106523</text:p>
          </table:table-cell>
          <table:table-cell office:value-type="float" office:value="0.797568">
            <text:p>0.797568</text:p>
          </table:table-cell>
          <table:table-cell office:value-type="float" office:value="0.240437">
            <text:p>0.240437</text:p>
          </table:table-cell>
          <table:table-cell office:value-type="float" office:value="-0.312614">
            <text:p>-0.312614</text:p>
          </table:table-cell>
          <table:table-cell office:value-type="float" office:value="0.324324">
            <text:p>0.324324</text:p>
          </table:table-cell>
          <table:table-cell office:value-type="float" office:value="-0.14003">
            <text:p>-0.14003</text:p>
          </table:table-cell>
          <table:table-cell office:value-type="float" office:value="-0.0443502">
            <text:p>-0.0443502</text:p>
          </table:table-cell>
          <table:table-cell office:value-type="float" office:value="0.0610338">
            <text:p>0.0610338</text:p>
          </table:table-cell>
          <table:table-cell office:value-type="float" office:value="-0.000256956">
            <text:p>-0.000256956</text:p>
          </table:table-cell>
          <table:table-cell office:value-type="float" office:value="-0.244522">
            <text:p>-0.244522</text:p>
          </table:table-cell>
          <table:table-cell office:value-type="float" office:value="0.190375">
            <text:p>0.190375</text:p>
          </table:table-cell>
          <table:table-cell office:value-type="float" office:value="0.218741">
            <text:p>0.218741</text:p>
          </table:table-cell>
        </table:table-row>
        <table:table-row table:style-name="ro4">
          <table:table-cell office:value-type="float" office:value="9.83584">
            <text:p>9.83584</text:p>
          </table:table-cell>
          <table:table-cell office:value-type="float" office:value="0.0194152">
            <text:p>0.0194152</text:p>
          </table:table-cell>
          <table:table-cell office:value-type="float" office:value="0.155635">
            <text:p>0.155635</text:p>
          </table:table-cell>
          <table:table-cell office:value-type="float" office:value="0.883864">
            <text:p>0.883864</text:p>
          </table:table-cell>
          <table:table-cell office:value-type="float" office:value="0.272378">
            <text:p>0.272378</text:p>
          </table:table-cell>
          <table:table-cell office:value-type="float" office:value="-0.19592">
            <text:p>-0.19592</text:p>
          </table:table-cell>
          <table:table-cell office:value-type="float" office:value="0.358648">
            <text:p>0.358648</text:p>
          </table:table-cell>
          <table:table-cell office:value-type="float" office:value="-0.161334">
            <text:p>-0.161334</text:p>
          </table:table-cell>
          <table:table-cell office:value-type="float" office:value="-0.0074524">
            <text:p>-0.0074524</text:p>
          </table:table-cell>
          <table:table-cell office:value-type="float" office:value="-0.00450308">
            <text:p>-0.00450308</text:p>
          </table:table-cell>
          <table:table-cell office:value-type="float" office:value="-0.0023729">
            <text:p>-0.0023729</text:p>
          </table:table-cell>
          <table:table-cell office:value-type="float" office:value="0.0442651">
            <text:p>0.0442651</text:p>
          </table:table-cell>
          <table:table-cell office:value-type="float" office:value="0.0296997">
            <text:p>0.0296997</text:p>
          </table:table-cell>
          <table:table-cell office:value-type="float" office:value="0.00565226">
            <text:p>0.00565226</text:p>
          </table:table-cell>
          <table:table-cell/>
          <table:table-cell office:value-type="float" office:value="8.44799">
            <text:p>8.44799</text:p>
          </table:table-cell>
          <table:table-cell office:value-type="float" office:value="0.112681">
            <text:p>0.112681</text:p>
          </table:table-cell>
          <table:table-cell office:value-type="float" office:value="0.00949857">
            <text:p>0.00949857</text:p>
          </table:table-cell>
          <table:table-cell office:value-type="float" office:value="0.873936">
            <text:p>0.873936</text:p>
          </table:table-cell>
          <table:table-cell office:value-type="float" office:value="0.323176">
            <text:p>0.323176</text:p>
          </table:table-cell>
          <table:table-cell office:value-type="float" office:value="-0.183371">
            <text:p>-0.183371</text:p>
          </table:table-cell>
          <table:table-cell office:value-type="float" office:value="0.218494">
            <text:p>0.218494</text:p>
          </table:table-cell>
          <table:table-cell office:value-type="float" office:value="-0.117169">
            <text:p>-0.117169</text:p>
          </table:table-cell>
          <table:table-cell office:value-type="float" office:value="-0.0279905">
            <text:p>-0.0279905</text:p>
          </table:table-cell>
          <table:table-cell office:value-type="float" office:value="0.0683343">
            <text:p>0.0683343</text:p>
          </table:table-cell>
          <table:table-cell office:value-type="float" office:value="-0.0179136">
            <text:p>-0.0179136</text:p>
          </table:table-cell>
          <table:table-cell office:value-type="float" office:value="0.0257882">
            <text:p>0.0257882</text:p>
          </table:table-cell>
          <table:table-cell office:value-type="float" office:value="-0.105718">
            <text:p>-0.105718</text:p>
          </table:table-cell>
          <table:table-cell office:value-type="float" office:value="0.0936792">
            <text:p>0.0936792</text:p>
          </table:table-cell>
          <table:table-cell/>
          <table:table-cell office:value-type="float" office:value="9.01084">
            <text:p>9.01084</text:p>
          </table:table-cell>
          <table:table-cell office:value-type="float" office:value="0.0704581">
            <text:p>0.0704581</text:p>
          </table:table-cell>
          <table:table-cell office:value-type="float" office:value="0.124312">
            <text:p>0.124312</text:p>
          </table:table-cell>
          <table:table-cell office:value-type="float" office:value="0.860222">
            <text:p>0.860222</text:p>
          </table:table-cell>
          <table:table-cell office:value-type="float" office:value="0.201782">
            <text:p>0.201782</text:p>
          </table:table-cell>
          <table:table-cell office:value-type="float" office:value="-0.253814">
            <text:p>-0.253814</text:p>
          </table:table-cell>
          <table:table-cell office:value-type="float" office:value="0.313813">
            <text:p>0.313813</text:p>
          </table:table-cell>
          <table:table-cell office:value-type="float" office:value="-0.153855">
            <text:p>-0.153855</text:p>
          </table:table-cell>
          <table:table-cell office:value-type="float" office:value="-0.00458784">
            <text:p>-0.00458784</text:p>
          </table:table-cell>
          <table:table-cell office:value-type="float" office:value="-0.000414948">
            <text:p>-0.000414948</text:p>
          </table:table-cell>
          <table:table-cell office:value-type="float" office:value="-0.000671827">
            <text:p>-0.000671827</text:p>
          </table:table-cell>
          <table:table-cell office:value-type="float" office:value="-0.0182838">
            <text:p>-0.0182838</text:p>
          </table:table-cell>
          <table:table-cell office:value-type="float" office:value="-0.0115876">
            <text:p>-0.0115876</text:p>
          </table:table-cell>
          <table:table-cell office:value-type="float" office:value="0.00330658">
            <text:p>0.00330658</text:p>
          </table:table-cell>
          <table:table-cell/>
          <table:table-cell office:value-type="float" office:value="10.2399">
            <text:p>10.2399</text:p>
          </table:table-cell>
          <table:table-cell office:value-type="float" office:value="0.111632">
            <text:p>0.111632</text:p>
          </table:table-cell>
          <table:table-cell office:value-type="float" office:value="0.0746472">
            <text:p>0.0746472</text:p>
          </table:table-cell>
          <table:table-cell office:value-type="float" office:value="0.894914">
            <text:p>0.894914</text:p>
          </table:table-cell>
          <table:table-cell office:value-type="float" office:value="0.193652">
            <text:p>0.193652</text:p>
          </table:table-cell>
          <table:table-cell office:value-type="float" office:value="-0.255988">
            <text:p>-0.255988</text:p>
          </table:table-cell>
          <table:table-cell office:value-type="float" office:value="0.290807">
            <text:p>0.290807</text:p>
          </table:table-cell>
          <table:table-cell office:value-type="float" office:value="-0.124413">
            <text:p>-0.124413</text:p>
          </table:table-cell>
          <table:table-cell office:value-type="float" office:value="-0.0393259">
            <text:p>-0.0393259</text:p>
          </table:table-cell>
          <table:table-cell office:value-type="float" office:value="0.0282173">
            <text:p>0.0282173</text:p>
          </table:table-cell>
          <table:table-cell office:value-type="float" office:value="-0.0394294">
            <text:p>-0.0394294</text:p>
          </table:table-cell>
          <table:table-cell office:value-type="float" office:value="-0.250504">
            <text:p>-0.250504</text:p>
          </table:table-cell>
          <table:table-cell office:value-type="float" office:value="-0.128115">
            <text:p>-0.128115</text:p>
          </table:table-cell>
          <table:table-cell office:value-type="float" office:value="0.0657708">
            <text:p>0.0657708</text:p>
          </table:table-cell>
          <table:table-cell/>
          <table:table-cell office:value-type="float" office:value="7.71661">
            <text:p>7.71661</text:p>
          </table:table-cell>
          <table:table-cell office:value-type="float" office:value="0.0322295">
            <text:p>0.0322295</text:p>
          </table:table-cell>
          <table:table-cell office:value-type="float" office:value="0.114527">
            <text:p>0.114527</text:p>
          </table:table-cell>
          <table:table-cell office:value-type="float" office:value="0.799728">
            <text:p>0.799728</text:p>
          </table:table-cell>
          <table:table-cell office:value-type="float" office:value="0.235981">
            <text:p>0.235981</text:p>
          </table:table-cell>
          <table:table-cell office:value-type="float" office:value="-0.312377">
            <text:p>-0.312377</text:p>
          </table:table-cell>
          <table:table-cell office:value-type="float" office:value="0.311047">
            <text:p>0.311047</text:p>
          </table:table-cell>
          <table:table-cell office:value-type="float" office:value="-0.142546">
            <text:p>-0.142546</text:p>
          </table:table-cell>
          <table:table-cell office:value-type="float" office:value="-0.0687955">
            <text:p>-0.0687955</text:p>
          </table:table-cell>
          <table:table-cell office:value-type="float" office:value="0.0800659">
            <text:p>0.0800659</text:p>
          </table:table-cell>
          <table:table-cell office:value-type="float" office:value="0.021611">
            <text:p>0.021611</text:p>
          </table:table-cell>
          <table:table-cell office:value-type="float" office:value="-0.0517357">
            <text:p>-0.0517357</text:p>
          </table:table-cell>
          <table:table-cell office:value-type="float" office:value="-0.275712">
            <text:p>-0.275712</text:p>
          </table:table-cell>
          <table:table-cell office:value-type="float" office:value="0.0855208">
            <text:p>0.0855208</text:p>
          </table:table-cell>
        </table:table-row>
        <table:table-row table:style-name="ro4">
          <table:table-cell office:value-type="float" office:value="10.004">
            <text:p>10.004</text:p>
          </table:table-cell>
          <table:table-cell office:value-type="float" office:value="0.0194138">
            <text:p>0.0194138</text:p>
          </table:table-cell>
          <table:table-cell office:value-type="float" office:value="0.155718">
            <text:p>0.155718</text:p>
          </table:table-cell>
          <table:table-cell office:value-type="float" office:value="0.883625">
            <text:p>0.883625</text:p>
          </table:table-cell>
          <table:table-cell office:value-type="float" office:value="0.266388">
            <text:p>0.266388</text:p>
          </table:table-cell>
          <table:table-cell office:value-type="float" office:value="-0.202791">
            <text:p>-0.202791</text:p>
          </table:table-cell>
          <table:table-cell office:value-type="float" office:value="0.35027">
            <text:p>0.35027</text:p>
          </table:table-cell>
          <table:table-cell office:value-type="float" office:value="-0.160917">
            <text:p>-0.160917</text:p>
          </table:table-cell>
          <table:table-cell table:style-name="ce1" office:value-type="string">
            <text:p>-8.28874e-06</text:p>
          </table:table-cell>
          <table:table-cell office:value-type="float" office:value="0.000491556">
            <text:p>0.000491556</text:p>
          </table:table-cell>
          <table:table-cell office:value-type="float" office:value="-0.00142235">
            <text:p>-0.00142235</text:p>
          </table:table-cell>
          <table:table-cell office:value-type="float" office:value="-0.0620063">
            <text:p>-0.0620063</text:p>
          </table:table-cell>
          <table:table-cell office:value-type="float" office:value="-0.095631">
            <text:p>-0.095631</text:p>
          </table:table-cell>
          <table:table-cell office:value-type="float" office:value="0.0176956">
            <text:p>0.0176956</text:p>
          </table:table-cell>
          <table:table-cell/>
          <table:table-cell office:value-type="float" office:value="8.62024">
            <text:p>8.62024</text:p>
          </table:table-cell>
          <table:table-cell office:value-type="float" office:value="0.108625">
            <text:p>0.108625</text:p>
          </table:table-cell>
          <table:table-cell office:value-type="float" office:value="0.0181322">
            <text:p>0.0181322</text:p>
          </table:table-cell>
          <table:table-cell office:value-type="float" office:value="0.87363">
            <text:p>0.87363</text:p>
          </table:table-cell>
          <table:table-cell office:value-type="float" office:value="0.315819">
            <text:p>0.315819</text:p>
          </table:table-cell>
          <table:table-cell office:value-type="float" office:value="-0.181708">
            <text:p>-0.181708</text:p>
          </table:table-cell>
          <table:table-cell office:value-type="float" office:value="0.234547">
            <text:p>0.234547</text:p>
          </table:table-cell>
          <table:table-cell office:value-type="float" office:value="-0.12716">
            <text:p>-0.12716</text:p>
          </table:table-cell>
          <table:table-cell office:value-type="float" office:value="-0.0235487">
            <text:p>-0.0235487</text:p>
          </table:table-cell>
          <table:table-cell office:value-type="float" office:value="0.0501253">
            <text:p>0.0501253</text:p>
          </table:table-cell>
          <table:table-cell office:value-type="float" office:value="-0.00177816">
            <text:p>-0.00177816</text:p>
          </table:table-cell>
          <table:table-cell office:value-type="float" office:value="0.116251">
            <text:p>0.116251</text:p>
          </table:table-cell>
          <table:table-cell office:value-type="float" office:value="0.0271088">
            <text:p>0.0271088</text:p>
          </table:table-cell>
          <table:table-cell office:value-type="float" office:value="-0.0636969">
            <text:p>-0.0636969</text:p>
          </table:table-cell>
          <table:table-cell/>
          <table:table-cell office:value-type="float" office:value="9.33074">
            <text:p>9.33074</text:p>
          </table:table-cell>
          <table:table-cell office:value-type="float" office:value="0.0671194">
            <text:p>0.0671194</text:p>
          </table:table-cell>
          <table:table-cell office:value-type="float" office:value="0.122994">
            <text:p>0.122994</text:p>
          </table:table-cell>
          <table:table-cell office:value-type="float" office:value="0.860346">
            <text:p>0.860346</text:p>
          </table:table-cell>
          <table:table-cell office:value-type="float" office:value="0.190636">
            <text:p>0.190636</text:p>
          </table:table-cell>
          <table:table-cell office:value-type="float" office:value="-0.261116">
            <text:p>-0.261116</text:p>
          </table:table-cell>
          <table:table-cell office:value-type="float" office:value="0.301963">
            <text:p>0.301963</text:p>
          </table:table-cell>
          <table:table-cell office:value-type="float" office:value="-0.161958">
            <text:p>-0.161958</text:p>
          </table:table-cell>
          <table:table-cell office:value-type="float" office:value="-0.0104367">
            <text:p>-0.0104367</text:p>
          </table:table-cell>
          <table:table-cell office:value-type="float" office:value="-0.00412178">
            <text:p>-0.00412178</text:p>
          </table:table-cell>
          <table:table-cell office:value-type="float" office:value="0.000385934">
            <text:p>0.000385934</text:p>
          </table:table-cell>
          <table:table-cell office:value-type="float" office:value="-0.0825965">
            <text:p>-0.0825965</text:p>
          </table:table-cell>
          <table:table-cell office:value-type="float" office:value="-0.200685">
            <text:p>-0.200685</text:p>
          </table:table-cell>
          <table:table-cell office:value-type="float" office:value="-0.158771">
            <text:p>-0.158771</text:p>
          </table:table-cell>
          <table:table-cell/>
          <table:table-cell office:value-type="float" office:value="10.3712">
            <text:p>10.3712</text:p>
          </table:table-cell>
          <table:table-cell office:value-type="float" office:value="0.102155">
            <text:p>0.102155</text:p>
          </table:table-cell>
          <table:table-cell office:value-type="float" office:value="0.0761437">
            <text:p>0.0761437</text:p>
          </table:table-cell>
          <table:table-cell office:value-type="float" office:value="0.890871">
            <text:p>0.890871</text:p>
          </table:table-cell>
          <table:table-cell office:value-type="float" office:value="0.18962">
            <text:p>0.18962</text:p>
          </table:table-cell>
          <table:table-cell office:value-type="float" office:value="-0.238069">
            <text:p>-0.238069</text:p>
          </table:table-cell>
          <table:table-cell office:value-type="float" office:value="0.314118">
            <text:p>0.314118</text:p>
          </table:table-cell>
          <table:table-cell office:value-type="float" office:value="-0.139339">
            <text:p>-0.139339</text:p>
          </table:table-cell>
          <table:table-cell office:value-type="float" office:value="-0.072205">
            <text:p>-0.072205</text:p>
          </table:table-cell>
          <table:table-cell office:value-type="float" office:value="0.0114019">
            <text:p>0.0114019</text:p>
          </table:table-cell>
          <table:table-cell office:value-type="float" office:value="-0.0307969">
            <text:p>-0.0307969</text:p>
          </table:table-cell>
          <table:table-cell office:value-type="float" office:value="0.279722">
            <text:p>0.279722</text:p>
          </table:table-cell>
          <table:table-cell office:value-type="float" office:value="0.278945">
            <text:p>0.278945</text:p>
          </table:table-cell>
          <table:table-cell office:value-type="float" office:value="-0.141367">
            <text:p>-0.141367</text:p>
          </table:table-cell>
          <table:table-cell/>
          <table:table-cell office:value-type="float" office:value="7.95222">
            <text:p>7.95222</text:p>
          </table:table-cell>
          <table:table-cell office:value-type="float" office:value="0.0131481">
            <text:p>0.0131481</text:p>
          </table:table-cell>
          <table:table-cell office:value-type="float" office:value="0.118086">
            <text:p>0.118086</text:p>
          </table:table-cell>
          <table:table-cell office:value-type="float" office:value="0.809568">
            <text:p>0.809568</text:p>
          </table:table-cell>
          <table:table-cell office:value-type="float" office:value="0.225803">
            <text:p>0.225803</text:p>
          </table:table-cell>
          <table:table-cell office:value-type="float" office:value="-0.321758">
            <text:p>-0.321758</text:p>
          </table:table-cell>
          <table:table-cell office:value-type="float" office:value="0.32987">
            <text:p>0.32987</text:p>
          </table:table-cell>
          <table:table-cell office:value-type="float" office:value="-0.144025">
            <text:p>-0.144025</text:p>
          </table:table-cell>
          <table:table-cell office:value-type="float" office:value="-0.0809852">
            <text:p>-0.0809852</text:p>
          </table:table-cell>
          <table:table-cell office:value-type="float" office:value="0.0151042">
            <text:p>0.0151042</text:p>
          </table:table-cell>
          <table:table-cell office:value-type="float" office:value="0.041761">
            <text:p>0.041761</text:p>
          </table:table-cell>
          <table:table-cell office:value-type="float" office:value="0.176165">
            <text:p>0.176165</text:p>
          </table:table-cell>
          <table:table-cell office:value-type="float" office:value="0.154478">
            <text:p>0.154478</text:p>
          </table:table-cell>
          <table:table-cell office:value-type="float" office:value="-0.177599">
            <text:p>-0.177599</text:p>
          </table:table-cell>
        </table:table-row>
        <table:table-row table:style-name="ro4">
          <table:table-cell office:value-type="float" office:value="10.3381">
            <text:p>10.3381</text:p>
          </table:table-cell>
          <table:table-cell office:value-type="float" office:value="0.0124898">
            <text:p>0.0124898</text:p>
          </table:table-cell>
          <table:table-cell office:value-type="float" office:value="0.145208">
            <text:p>0.145208</text:p>
          </table:table-cell>
          <table:table-cell office:value-type="float" office:value="0.885125">
            <text:p>0.885125</text:p>
          </table:table-cell>
          <table:table-cell office:value-type="float" office:value="0.254876">
            <text:p>0.254876</text:p>
          </table:table-cell>
          <table:table-cell office:value-type="float" office:value="-0.249886">
            <text:p>-0.249886</text:p>
          </table:table-cell>
          <table:table-cell office:value-type="float" office:value="0.273891">
            <text:p>0.273891</text:p>
          </table:table-cell>
          <table:table-cell office:value-type="float" office:value="-0.163784">
            <text:p>-0.163784</text:p>
          </table:table-cell>
          <table:table-cell office:value-type="float" office:value="-0.0207245">
            <text:p>-0.0207245</text:p>
          </table:table-cell>
          <table:table-cell office:value-type="float" office:value="-0.0314586">
            <text:p>-0.0314586</text:p>
          </table:table-cell>
          <table:table-cell office:value-type="float" office:value="0.00448971">
            <text:p>0.00448971</text:p>
          </table:table-cell>
          <table:table-cell office:value-type="float" office:value="-0.608439">
            <text:p>-0.608439</text:p>
          </table:table-cell>
          <table:table-cell office:value-type="float" office:value="-0.995351">
            <text:p>-0.995351</text:p>
          </table:table-cell>
          <table:table-cell office:value-type="float" office:value="-0.0451808">
            <text:p>-0.0451808</text:p>
          </table:table-cell>
          <table:table-cell/>
          <table:table-cell office:value-type="float" office:value="8.73571">
            <text:p>8.73571</text:p>
          </table:table-cell>
          <table:table-cell office:value-type="float" office:value="0.107456">
            <text:p>0.107456</text:p>
          </table:table-cell>
          <table:table-cell office:value-type="float" office:value="0.0242817">
            <text:p>0.0242817</text:p>
          </table:table-cell>
          <table:table-cell office:value-type="float" office:value="0.872575">
            <text:p>0.872575</text:p>
          </table:table-cell>
          <table:table-cell office:value-type="float" office:value="0.31098">
            <text:p>0.31098</text:p>
          </table:table-cell>
          <table:table-cell office:value-type="float" office:value="-0.205348">
            <text:p>-0.205348</text:p>
          </table:table-cell>
          <table:table-cell office:value-type="float" office:value="0.264895">
            <text:p>0.264895</text:p>
          </table:table-cell>
          <table:table-cell office:value-type="float" office:value="-0.127591">
            <text:p>-0.127591</text:p>
          </table:table-cell>
          <table:table-cell office:value-type="float" office:value="-0.0101251">
            <text:p>-0.0101251</text:p>
          </table:table-cell>
          <table:table-cell office:value-type="float" office:value="0.0532556">
            <text:p>0.0532556</text:p>
          </table:table-cell>
          <table:table-cell office:value-type="float" office:value="-0.00913331">
            <text:p>-0.00913331</text:p>
          </table:table-cell>
          <table:table-cell office:value-type="float" office:value="-0.218718">
            <text:p>-0.218718</text:p>
          </table:table-cell>
          <table:table-cell office:value-type="float" office:value="0.375293">
            <text:p>0.375293</text:p>
          </table:table-cell>
          <table:table-cell office:value-type="float" office:value="-0.0423536">
            <text:p>-0.0423536</text:p>
          </table:table-cell>
          <table:table-cell/>
          <table:table-cell office:value-type="float" office:value="9.4197">
            <text:p>9.4197</text:p>
          </table:table-cell>
          <table:table-cell office:value-type="float" office:value="0.0655373">
            <text:p>0.0655373</text:p>
          </table:table-cell>
          <table:table-cell office:value-type="float" office:value="0.121039">
            <text:p>0.121039</text:p>
          </table:table-cell>
          <table:table-cell office:value-type="float" office:value="0.859124">
            <text:p>0.859124</text:p>
          </table:table-cell>
          <table:table-cell office:value-type="float" office:value="0.187647">
            <text:p>0.187647</text:p>
          </table:table-cell>
          <table:table-cell office:value-type="float" office:value="-0.261908">
            <text:p>-0.261908</text:p>
          </table:table-cell>
          <table:table-cell office:value-type="float" office:value="0.305294">
            <text:p>0.305294</text:p>
          </table:table-cell>
          <table:table-cell office:value-type="float" office:value="-0.156717">
            <text:p>-0.156717</text:p>
          </table:table-cell>
          <table:table-cell office:value-type="float" office:value="-0.0177847">
            <text:p>-0.0177847</text:p>
          </table:table-cell>
          <table:table-cell office:value-type="float" office:value="-0.0219752">
            <text:p>-0.0219752</text:p>
          </table:table-cell>
          <table:table-cell office:value-type="float" office:value="-0.0137387">
            <text:p>-0.0137387</text:p>
          </table:table-cell>
          <table:table-cell office:value-type="float" office:value="-0.0541314">
            <text:p>-0.0541314</text:p>
          </table:table-cell>
          <table:table-cell office:value-type="float" office:value="-0.0659199">
            <text:p>-0.0659199</text:p>
          </table:table-cell>
          <table:table-cell office:value-type="float" office:value="-0.0101839">
            <text:p>-0.0101839</text:p>
          </table:table-cell>
          <table:table-cell/>
          <table:table-cell office:value-type="float" office:value="10.5028">
            <text:p>10.5028</text:p>
          </table:table-cell>
          <table:table-cell office:value-type="float" office:value="0.0974971">
            <text:p>0.0974971</text:p>
          </table:table-cell>
          <table:table-cell office:value-type="float" office:value="0.0824713">
            <text:p>0.0824713</text:p>
          </table:table-cell>
          <table:table-cell office:value-type="float" office:value="0.884373">
            <text:p>0.884373</text:p>
          </table:table-cell>
          <table:table-cell office:value-type="float" office:value="0.185662">
            <text:p>0.185662</text:p>
          </table:table-cell>
          <table:table-cell office:value-type="float" office:value="-0.251813">
            <text:p>-0.251813</text:p>
          </table:table-cell>
          <table:table-cell office:value-type="float" office:value="0.304816">
            <text:p>0.304816</text:p>
          </table:table-cell>
          <table:table-cell office:value-type="float" office:value="-0.121044">
            <text:p>-0.121044</text:p>
          </table:table-cell>
          <table:table-cell office:value-type="float" office:value="-0.0354062">
            <text:p>-0.0354062</text:p>
          </table:table-cell>
          <table:table-cell office:value-type="float" office:value="0.0480985">
            <text:p>0.0480985</text:p>
          </table:table-cell>
          <table:table-cell office:value-type="float" office:value="-0.0493945">
            <text:p>-0.0493945</text:p>
          </table:table-cell>
          <table:table-cell office:value-type="float" office:value="0.0663856">
            <text:p>0.0663856</text:p>
          </table:table-cell>
          <table:table-cell office:value-type="float" office:value="-0.049118">
            <text:p>-0.049118</text:p>
          </table:table-cell>
          <table:table-cell office:value-type="float" office:value="0.314988">
            <text:p>0.314988</text:p>
          </table:table-cell>
          <table:table-cell/>
          <table:table-cell office:value-type="float" office:value="8.18942">
            <text:p>8.18942</text:p>
          </table:table-cell>
          <table:table-cell office:value-type="float" office:value="0.00385016">
            <text:p>0.00385016</text:p>
          </table:table-cell>
          <table:table-cell office:value-type="float" office:value="0.13036">
            <text:p>0.13036</text:p>
          </table:table-cell>
          <table:table-cell office:value-type="float" office:value="0.809482">
            <text:p>0.809482</text:p>
          </table:table-cell>
          <table:table-cell office:value-type="float" office:value="0.215999">
            <text:p>0.215999</text:p>
          </table:table-cell>
          <table:table-cell office:value-type="float" office:value="-0.331622">
            <text:p>-0.331622</text:p>
          </table:table-cell>
          <table:table-cell office:value-type="float" office:value="0.327584">
            <text:p>0.327584</text:p>
          </table:table-cell>
          <table:table-cell office:value-type="float" office:value="-0.137278">
            <text:p>-0.137278</text:p>
          </table:table-cell>
          <table:table-cell office:value-type="float" office:value="-0.0391999">
            <text:p>-0.0391999</text:p>
          </table:table-cell>
          <table:table-cell office:value-type="float" office:value="0.0517454">
            <text:p>0.0517454</text:p>
          </table:table-cell>
          <table:table-cell office:value-type="float" office:value="-0.00036435">
            <text:p>-0.00036435</text:p>
          </table:table-cell>
          <table:table-cell office:value-type="float" office:value="0.0970922">
            <text:p>0.0970922</text:p>
          </table:table-cell>
          <table:table-cell office:value-type="float" office:value="-0.206001">
            <text:p>-0.206001</text:p>
          </table:table-cell>
          <table:table-cell office:value-type="float" office:value="0.0411393">
            <text:p>0.0411393</text:p>
          </table:table-cell>
        </table:table-row>
        <table:table-row table:style-name="ro4">
          <table:table-cell office:value-type="float" office:value="10.4056">
            <text:p>10.4056</text:p>
          </table:table-cell>
          <table:table-cell office:value-type="float" office:value="0.00832011">
            <text:p>0.00832011</text:p>
          </table:table-cell>
          <table:table-cell office:value-type="float" office:value="0.138551">
            <text:p>0.138551</text:p>
          </table:table-cell>
          <table:table-cell office:value-type="float" office:value="0.885222">
            <text:p>0.885222</text:p>
          </table:table-cell>
          <table:table-cell office:value-type="float" office:value="0.252612">
            <text:p>0.252612</text:p>
          </table:table-cell>
          <table:table-cell office:value-type="float" office:value="-0.205039">
            <text:p>-0.205039</text:p>
          </table:table-cell>
          <table:table-cell office:value-type="float" office:value="0.338909">
            <text:p>0.338909</text:p>
          </table:table-cell>
          <table:table-cell office:value-type="float" office:value="-0.160654">
            <text:p>-0.160654</text:p>
          </table:table-cell>
          <table:table-cell office:value-type="float" office:value="-0.0617855">
            <text:p>-0.0617855</text:p>
          </table:table-cell>
          <table:table-cell office:value-type="float" office:value="-0.0986308">
            <text:p>-0.0986308</text:p>
          </table:table-cell>
          <table:table-cell office:value-type="float" office:value="0.00144064">
            <text:p>0.00144064</text:p>
          </table:table-cell>
          <table:table-cell office:value-type="float" office:value="0.148711">
            <text:p>0.148711</text:p>
          </table:table-cell>
          <table:table-cell office:value-type="float" office:value="0.120839">
            <text:p>0.120839</text:p>
          </table:table-cell>
          <table:table-cell office:value-type="float" office:value="0.00372374">
            <text:p>0.00372374</text:p>
          </table:table-cell>
          <table:table-cell/>
          <table:table-cell office:value-type="float" office:value="8.8756">
            <text:p>8.8756</text:p>
          </table:table-cell>
          <table:table-cell office:value-type="float" office:value="0.101759">
            <text:p>0.101759</text:p>
          </table:table-cell>
          <table:table-cell office:value-type="float" office:value="0.039077">
            <text:p>0.039077</text:p>
          </table:table-cell>
          <table:table-cell office:value-type="float" office:value="0.870468">
            <text:p>0.870468</text:p>
          </table:table-cell>
          <table:table-cell office:value-type="float" office:value="0.305217">
            <text:p>0.305217</text:p>
          </table:table-cell>
          <table:table-cell office:value-type="float" office:value="-0.337925">
            <text:p>-0.337925</text:p>
          </table:table-cell>
          <table:table-cell office:value-type="float" office:value="0.533279">
            <text:p>0.533279</text:p>
          </table:table-cell>
          <table:table-cell office:value-type="float" office:value="-0.204224">
            <text:p>-0.204224</text:p>
          </table:table-cell>
          <table:table-cell office:value-type="float" office:value="-0.0407232">
            <text:p>-0.0407232</text:p>
          </table:table-cell>
          <table:table-cell office:value-type="float" office:value="0.105758">
            <text:p>0.105758</text:p>
          </table:table-cell>
          <table:table-cell office:value-type="float" office:value="-0.0150585">
            <text:p>-0.0150585</text:p>
          </table:table-cell>
          <table:table-cell office:value-type="float" office:value="-2.01057">
            <text:p>-2.01057</text:p>
          </table:table-cell>
          <table:table-cell office:value-type="float" office:value="3.98964">
            <text:p>3.98964</text:p>
          </table:table-cell>
          <table:table-cell office:value-type="float" office:value="-1.11329">
            <text:p>-1.11329</text:p>
          </table:table-cell>
          <table:table-cell/>
          <table:table-cell office:value-type="float" office:value="9.94237">
            <text:p>9.94237</text:p>
          </table:table-cell>
          <table:table-cell office:value-type="float" office:value="0.0414536">
            <text:p>0.0414536</text:p>
          </table:table-cell>
          <table:table-cell office:value-type="float" office:value="0.0915445">
            <text:p>0.0915445</text:p>
          </table:table-cell>
          <table:table-cell office:value-type="float" office:value="0.849161">
            <text:p>0.849161</text:p>
          </table:table-cell>
          <table:table-cell office:value-type="float" office:value="0.17101">
            <text:p>0.17101</text:p>
          </table:table-cell>
          <table:table-cell office:value-type="float" office:value="-0.274732">
            <text:p>-0.274732</text:p>
          </table:table-cell>
          <table:table-cell office:value-type="float" office:value="0.279685">
            <text:p>0.279685</text:p>
          </table:table-cell>
          <table:table-cell office:value-type="float" office:value="-0.173848">
            <text:p>-0.173848</text:p>
          </table:table-cell>
          <table:table-cell office:value-type="float" office:value="-0.0460778">
            <text:p>-0.0460778</text:p>
          </table:table-cell>
          <table:table-cell office:value-type="float" office:value="-0.0564298">
            <text:p>-0.0564298</text:p>
          </table:table-cell>
          <table:table-cell office:value-type="float" office:value="-0.0190615">
            <text:p>-0.0190615</text:p>
          </table:table-cell>
          <table:table-cell office:value-type="float" office:value="0.214882">
            <text:p>0.214882</text:p>
          </table:table-cell>
          <table:table-cell office:value-type="float" office:value="0.0797864">
            <text:p>0.0797864</text:p>
          </table:table-cell>
          <table:table-cell office:value-type="float" office:value="-0.141619">
            <text:p>-0.141619</text:p>
          </table:table-cell>
          <table:table-cell/>
          <table:table-cell office:value-type="float" office:value="10.6352">
            <text:p>10.6352</text:p>
          </table:table-cell>
          <table:table-cell office:value-type="float" office:value="0.0939716">
            <text:p>0.0939716</text:p>
          </table:table-cell>
          <table:table-cell office:value-type="float" office:value="0.0879815">
            <text:p>0.0879815</text:p>
          </table:table-cell>
          <table:table-cell office:value-type="float" office:value="0.883358">
            <text:p>0.883358</text:p>
          </table:table-cell>
          <table:table-cell office:value-type="float" office:value="0.181761">
            <text:p>0.181761</text:p>
          </table:table-cell>
          <table:table-cell office:value-type="float" office:value="-0.256781">
            <text:p>-0.256781</text:p>
          </table:table-cell>
          <table:table-cell office:value-type="float" office:value="0.308952">
            <text:p>0.308952</text:p>
          </table:table-cell>
          <table:table-cell table:style-name="ce1" office:value-type="float" office:value="-0.137167">
            <text:p>-0.137167</text:p>
          </table:table-cell>
          <table:table-cell office:value-type="float" office:value="-0.0266111">
            <text:p>-0.0266111</text:p>
          </table:table-cell>
          <table:table-cell office:value-type="float" office:value="0.0415911">
            <text:p>0.0415911</text:p>
          </table:table-cell>
          <table:table-cell office:value-type="float" office:value="-0.00766365">
            <text:p>-0.00766365</text:p>
          </table:table-cell>
          <table:table-cell office:value-type="float" office:value="0.029668">
            <text:p>0.029668</text:p>
          </table:table-cell>
          <table:table-cell office:value-type="float" office:value="-0.0617943">
            <text:p>-0.0617943</text:p>
          </table:table-cell>
          <table:table-cell office:value-type="float" office:value="-0.0170682">
            <text:p>-0.0170682</text:p>
          </table:table-cell>
          <table:table-cell/>
          <table:table-cell office:value-type="float" office:value="8.42042">
            <text:p>8.42042</text:p>
          </table:table-cell>
          <table:table-cell table:style-name="ce1" office:value-type="string">
            <text:p>-2.40682e-05</text:p>
          </table:table-cell>
          <table:table-cell office:value-type="float" office:value="0.131321">
            <text:p>0.131321</text:p>
          </table:table-cell>
          <table:table-cell office:value-type="float" office:value="0.811593">
            <text:p>0.811593</text:p>
          </table:table-cell>
          <table:table-cell office:value-type="float" office:value="0.206861">
            <text:p>0.206861</text:p>
          </table:table-cell>
          <table:table-cell office:value-type="float" office:value="-0.338311">
            <text:p>-0.338311</text:p>
          </table:table-cell>
          <table:table-cell office:value-type="float" office:value="0.329661">
            <text:p>0.329661</text:p>
          </table:table-cell>
          <table:table-cell office:value-type="float" office:value="-0.138806">
            <text:p>-0.138806</text:p>
          </table:table-cell>
          <table:table-cell table:style-name="ce1" office:value-type="float" office:value="-0.0167714">
            <text:p>-0.0167714</text:p>
          </table:table-cell>
          <table:table-cell office:value-type="float" office:value="0.00415861">
            <text:p>0.00415861</text:p>
          </table:table-cell>
          <table:table-cell office:value-type="float" office:value="0.00913891">
            <text:p>0.00913891</text:p>
          </table:table-cell>
          <table:table-cell office:value-type="float" office:value="0.00692727">
            <text:p>0.00692727</text:p>
          </table:table-cell>
          <table:table-cell office:value-type="float" office:value="-0.0950431">
            <text:p>-0.0950431</text:p>
          </table:table-cell>
          <table:table-cell office:value-type="float" office:value="-0.0469438">
            <text:p>-0.0469438</text:p>
          </table:table-cell>
        </table:table-row>
        <table:table-row table:style-name="ro4">
          <table:table-cell office:value-type="float" office:value="10.5731">
            <text:p>10.5731</text:p>
          </table:table-cell>
          <table:table-cell office:value-type="float" office:value="0.00214376">
            <text:p>0.00214376</text:p>
          </table:table-cell>
          <table:table-cell office:value-type="float" office:value="0.125423">
            <text:p>0.125423</text:p>
          </table:table-cell>
          <table:table-cell office:value-type="float" office:value="0.885568">
            <text:p>0.885568</text:p>
          </table:table-cell>
          <table:table-cell office:value-type="float" office:value="0.24708">
            <text:p>0.24708</text:p>
          </table:table-cell>
          <table:table-cell office:value-type="float" office:value="-0.213531">
            <text:p>-0.213531</text:p>
          </table:table-cell>
          <table:table-cell office:value-type="float" office:value="0.333744">
            <text:p>0.333744</text:p>
          </table:table-cell>
          <table:table-cell office:value-type="float" office:value="-0.16575">
            <text:p>-0.16575</text:p>
          </table:table-cell>
          <table:table-cell office:value-type="float" office:value="-0.036882">
            <text:p>-0.036882</text:p>
          </table:table-cell>
          <table:table-cell table:style-name="ce1" office:value-type="float" office:value="-0.0783948">
            <text:p>-0.0783948</text:p>
          </table:table-cell>
          <table:table-cell office:value-type="float" office:value="0.00206423">
            <text:p>0.00206423</text:p>
          </table:table-cell>
          <table:table-cell office:value-type="float" office:value="0.0852493">
            <text:p>0.0852493</text:p>
          </table:table-cell>
          <table:table-cell office:value-type="float" office:value="0.211533">
            <text:p>0.211533</text:p>
          </table:table-cell>
          <table:table-cell office:value-type="float" office:value="-0.0716434">
            <text:p>-0.0716434</text:p>
          </table:table-cell>
          <table:table-cell/>
          <table:table-cell office:value-type="float" office:value="8.91072">
            <text:p>8.91072</text:p>
          </table:table-cell>
          <table:table-cell office:value-type="float" office:value="0.0978506">
            <text:p>0.0978506</text:p>
          </table:table-cell>
          <table:table-cell office:value-type="float" office:value="0.0477087">
            <text:p>0.0477087</text:p>
          </table:table-cell>
          <table:table-cell office:value-type="float" office:value="0.868567">
            <text:p>0.868567</text:p>
          </table:table-cell>
          <table:table-cell office:value-type="float" office:value="0.303788">
            <text:p>0.303788</text:p>
          </table:table-cell>
          <table:table-cell office:value-type="float" office:value="-0.191291">
            <text:p>-0.191291</text:p>
          </table:table-cell>
          <table:table-cell office:value-type="float" office:value="0.235235">
            <text:p>0.235235</text:p>
          </table:table-cell>
          <table:table-cell office:value-type="float" office:value="-0.123034">
            <text:p>-0.123034</text:p>
          </table:table-cell>
          <table:table-cell office:value-type="float" office:value="-0.111317">
            <text:p>-0.111317</text:p>
          </table:table-cell>
          <table:table-cell office:value-type="float" office:value="0.245839">
            <text:p>0.245839</text:p>
          </table:table-cell>
          <table:table-cell office:value-type="float" office:value="-0.0541475">
            <text:p>-0.0541475</text:p>
          </table:table-cell>
          <table:table-cell office:value-type="float" office:value="0.26909">
            <text:p>0.26909</text:p>
          </table:table-cell>
          <table:table-cell office:value-type="float" office:value="-0.644">
            <text:p>-0.644</text:p>
          </table:table-cell>
          <table:table-cell office:value-type="float" office:value="0.144505">
            <text:p>0.144505</text:p>
          </table:table-cell>
          <table:table-cell/>
          <table:table-cell office:value-type="float" office:value="10.0139">
            <text:p>10.0139</text:p>
          </table:table-cell>
          <table:table-cell office:value-type="float" office:value="0.0392578">
            <text:p>0.0392578</text:p>
          </table:table-cell>
          <table:table-cell office:value-type="float" office:value="0.0879182">
            <text:p>0.0879182</text:p>
          </table:table-cell>
          <table:table-cell office:value-type="float" office:value="0.847074">
            <text:p>0.847074</text:p>
          </table:table-cell>
          <table:table-cell office:value-type="float" office:value="0.168852">
            <text:p>0.168852</text:p>
          </table:table-cell>
          <table:table-cell office:value-type="float" office:value="-0.293232">
            <text:p>-0.293232</text:p>
          </table:table-cell>
          <table:table-cell office:value-type="float" office:value="0.264543">
            <text:p>0.264543</text:p>
          </table:table-cell>
          <table:table-cell office:value-type="float" office:value="-0.164479">
            <text:p>-0.164479</text:p>
          </table:table-cell>
          <table:table-cell office:value-type="float" office:value="-0.0307163">
            <text:p>-0.0307163</text:p>
          </table:table-cell>
          <table:table-cell office:value-type="float" office:value="-0.050726">
            <text:p>-0.050726</text:p>
          </table:table-cell>
          <table:table-cell office:value-type="float" office:value="-0.0291856">
            <text:p>-0.0291856</text:p>
          </table:table-cell>
          <table:table-cell office:value-type="float" office:value="-0.125654">
            <text:p>-0.125654</text:p>
          </table:table-cell>
          <table:table-cell office:value-type="float" office:value="-0.150671">
            <text:p>-0.150671</text:p>
          </table:table-cell>
          <table:table-cell office:value-type="float" office:value="0.0964659">
            <text:p>0.0964659</text:p>
          </table:table-cell>
          <table:table-cell/>
          <table:table-cell office:value-type="float" office:value="10.9035">
            <text:p>10.9035</text:p>
          </table:table-cell>
          <table:table-cell office:value-type="float" office:value="0.088968">
            <text:p>0.088968</text:p>
          </table:table-cell>
          <table:table-cell office:value-type="float" office:value="0.0946917">
            <text:p>0.0946917</text:p>
          </table:table-cell>
          <table:table-cell office:value-type="float" office:value="0.880074">
            <text:p>0.880074</text:p>
          </table:table-cell>
          <table:table-cell office:value-type="float" office:value="0.174109">
            <text:p>0.174109</text:p>
          </table:table-cell>
          <table:table-cell office:value-type="float" office:value="-0.26665">
            <text:p>-0.26665</text:p>
          </table:table-cell>
          <table:table-cell office:value-type="float" office:value="0.319917">
            <text:p>0.319917</text:p>
          </table:table-cell>
          <table:table-cell office:value-type="float" office:value="-0.14079">
            <text:p>-0.14079</text:p>
          </table:table-cell>
          <table:table-cell office:value-type="float" office:value="-0.0186527">
            <text:p>-0.0186527</text:p>
          </table:table-cell>
          <table:table-cell office:value-type="float" office:value="0.0250149">
            <text:p>0.0250149</text:p>
          </table:table-cell>
          <table:table-cell office:value-type="float" office:value="-0.0122422">
            <text:p>-0.0122422</text:p>
          </table:table-cell>
          <table:table-cell office:value-type="float" office:value="-0.0633272">
            <text:p>-0.0633272</text:p>
          </table:table-cell>
          <table:table-cell office:value-type="float" office:value="0.04027">
            <text:p>0.04027</text:p>
          </table:table-cell>
          <table:table-cell office:value-type="float" office:value="-0.023892">
            <text:p>-0.023892</text:p>
          </table:table-cell>
          <table:table-cell/>
          <table:table-cell office:value-type="float" office:value="8.52046">
            <text:p>8.52046</text:p>
          </table:table-cell>
          <table:table-cell office:value-type="float" office:value="-0.00163263">
            <text:p>-0.00163263</text:p>
          </table:table-cell>
          <table:table-cell office:value-type="float" office:value="0.130785">
            <text:p>0.130785</text:p>
          </table:table-cell>
          <table:table-cell office:value-type="float" office:value="0.812037">
            <text:p>0.812037</text:p>
          </table:table-cell>
          <table:table-cell office:value-type="float" office:value="0.203024">
            <text:p>0.203024</text:p>
          </table:table-cell>
          <table:table-cell office:value-type="float" office:value="-0.338535">
            <text:p>-0.338535</text:p>
          </table:table-cell>
          <table:table-cell office:value-type="float" office:value="0.333776">
            <text:p>0.333776</text:p>
          </table:table-cell>
          <table:table-cell office:value-type="float" office:value="-0.136099">
            <text:p>-0.136099</text:p>
          </table:table-cell>
          <table:table-cell office:value-type="float" office:value="-0.0160784">
            <text:p>-0.0160784</text:p>
          </table:table-cell>
          <table:table-cell office:value-type="float" office:value="-0.00534999">
            <text:p>-0.00534999</text:p>
          </table:table-cell>
          <table:table-cell office:value-type="float" office:value="0.00444242">
            <text:p>0.00444242</text:p>
          </table:table-cell>
          <table:table-cell office:value-type="float" office:value="0.037076">
            <text:p>0.037076</text:p>
          </table:table-cell>
          <table:table-cell office:value-type="float" office:value="0.0174792">
            <text:p>0.0174792</text:p>
          </table:table-cell>
          <table:table-cell office:value-type="float" office:value="0.00887535">
            <text:p>0.00887535</text:p>
          </table:table-cell>
        </table:table-row>
        <table:table-row table:style-name="ro4">
          <table:table-cell office:value-type="float" office:value="10.768">
            <text:p>10.768</text:p>
          </table:table-cell>
          <table:table-cell office:value-type="float" office:value="-0.00180653">
            <text:p>-0.00180653</text:p>
          </table:table-cell>
          <table:table-cell office:value-type="float" office:value="0.11818">
            <text:p>0.11818</text:p>
          </table:table-cell>
          <table:table-cell office:value-type="float" office:value="0.883247">
            <text:p>0.883247</text:p>
          </table:table-cell>
          <table:table-cell office:value-type="float" office:value="0.240791">
            <text:p>0.240791</text:p>
          </table:table-cell>
          <table:table-cell office:value-type="float" office:value="-0.451258">
            <text:p>-0.451258</text:p>
          </table:table-cell>
          <table:table-cell office:value-type="float" office:value="-0.0477431">
            <text:p>-0.0477431</text:p>
          </table:table-cell>
          <table:table-cell office:value-type="float" office:value="-0.0566737">
            <text:p>-0.0566737</text:p>
          </table:table-cell>
          <table:table-cell office:value-type="float" office:value="-0.0202608">
            <text:p>-0.0202608</text:p>
          </table:table-cell>
          <table:table-cell office:value-type="float" office:value="-0.0371519">
            <text:p>-0.0371519</text:p>
          </table:table-cell>
          <table:table-cell office:value-type="float" office:value="-0.0119042">
            <text:p>-0.0119042</text:p>
          </table:table-cell>
          <table:table-cell office:value-type="float" office:value="-3.29027">
            <text:p>-3.29027</text:p>
          </table:table-cell>
          <table:table-cell office:value-type="float" office:value="-5.21154">
            <text:p>-5.21154</text:p>
          </table:table-cell>
          <table:table-cell office:value-type="float" office:value="1.5496">
            <text:p>1.5496</text:p>
          </table:table-cell>
          <table:table-cell/>
          <table:table-cell office:value-type="float" office:value="9.28838">
            <text:p>9.28838</text:p>
          </table:table-cell>
          <table:table-cell office:value-type="float" office:value="0.0941906">
            <text:p>0.0941906</text:p>
          </table:table-cell>
          <table:table-cell office:value-type="float" office:value="0.0486996">
            <text:p>0.0486996</text:p>
          </table:table-cell>
          <table:table-cell office:value-type="float" office:value="0.868728">
            <text:p>0.868728</text:p>
          </table:table-cell>
          <table:table-cell office:value-type="float" office:value="0.288828">
            <text:p>0.288828</text:p>
          </table:table-cell>
          <table:table-cell office:value-type="float" office:value="-0.210287">
            <text:p>-0.210287</text:p>
          </table:table-cell>
          <table:table-cell office:value-type="float" office:value="0.267637">
            <text:p>0.267637</text:p>
          </table:table-cell>
          <table:table-cell office:value-type="float" office:value="-0.130124">
            <text:p>-0.130124</text:p>
          </table:table-cell>
          <table:table-cell office:value-type="float" office:value="-0.00969123">
            <text:p>-0.00969123</text:p>
          </table:table-cell>
          <table:table-cell office:value-type="float" office:value="0.00262353">
            <text:p>0.00262353</text:p>
          </table:table-cell>
          <table:table-cell office:value-type="float" office:value="0.000426918">
            <text:p>0.000426918</text:p>
          </table:table-cell>
          <table:table-cell office:value-type="float" office:value="-0.0586568">
            <text:p>-0.0586568</text:p>
          </table:table-cell>
          <table:table-cell office:value-type="float" office:value="0.130783">
            <text:p>0.130783</text:p>
          </table:table-cell>
          <table:table-cell office:value-type="float" office:value="-0.0231463">
            <text:p>-0.0231463</text:p>
          </table:table-cell>
          <table:table-cell/>
          <table:table-cell office:value-type="float" office:value="10.2429">
            <text:p>10.2429</text:p>
          </table:table-cell>
          <table:table-cell office:value-type="float" office:value="0.0256304">
            <text:p>0.0256304</text:p>
          </table:table-cell>
          <table:table-cell office:value-type="float" office:value="0.0683954">
            <text:p>0.0683954</text:p>
          </table:table-cell>
          <table:table-cell office:value-type="float" office:value="0.84545">
            <text:p>0.84545</text:p>
          </table:table-cell>
          <table:table-cell office:value-type="float" office:value="0.16212">
            <text:p>0.16212</text:p>
          </table:table-cell>
          <table:table-cell office:value-type="float" office:value="-0.298653">
            <text:p>-0.298653</text:p>
          </table:table-cell>
          <table:table-cell office:value-type="float" office:value="0.255953">
            <text:p>0.255953</text:p>
          </table:table-cell>
          <table:table-cell office:value-type="float" office:value="-0.168311">
            <text:p>-0.168311</text:p>
          </table:table-cell>
          <table:table-cell office:value-type="float" office:value="-0.0594966">
            <text:p>-0.0594966</text:p>
          </table:table-cell>
          <table:table-cell office:value-type="float" office:value="-0.0852363">
            <text:p>-0.0852363</text:p>
          </table:table-cell>
          <table:table-cell office:value-type="float" office:value="-0.00709067">
            <text:p>-0.00709067</text:p>
          </table:table-cell>
          <table:table-cell office:value-type="float" office:value="0.0834884">
            <text:p>0.0834884</text:p>
          </table:table-cell>
          <table:table-cell office:value-type="float" office:value="0.124283">
            <text:p>0.124283</text:p>
          </table:table-cell>
          <table:table-cell office:value-type="float" office:value="0.0148166">
            <text:p>0.0148166</text:p>
          </table:table-cell>
          <table:table-cell/>
          <table:table-cell office:value-type="float" office:value="11.5438">
            <text:p>11.5438</text:p>
          </table:table-cell>
          <table:table-cell office:value-type="float" office:value="0.0510555">
            <text:p>0.0510555</text:p>
          </table:table-cell>
          <table:table-cell office:value-type="float" office:value="0.127223">
            <text:p>0.127223</text:p>
          </table:table-cell>
          <table:table-cell office:value-type="float" office:value="0.862438">
            <text:p>0.862438</text:p>
          </table:table-cell>
          <table:table-cell office:value-type="float" office:value="0.157122">
            <text:p>0.157122</text:p>
          </table:table-cell>
          <table:table-cell office:value-type="float" office:value="-0.292707">
            <text:p>-0.292707</text:p>
          </table:table-cell>
          <table:table-cell office:value-type="float" office:value="0.332676">
            <text:p>0.332676</text:p>
          </table:table-cell>
          <table:table-cell office:value-type="float" office:value="-0.152734">
            <text:p>-0.152734</text:p>
          </table:table-cell>
          <table:table-cell office:value-type="float" office:value="-0.0592049">
            <text:p>-0.0592049</text:p>
          </table:table-cell>
          <table:table-cell office:value-type="float" office:value="0.0508021">
            <text:p>0.0508021</text:p>
          </table:table-cell>
          <table:table-cell office:value-type="float" office:value="-0.0275417">
            <text:p>-0.0275417</text:p>
          </table:table-cell>
          <table:table-cell office:value-type="float" office:value="0.215246">
            <text:p>0.215246</text:p>
          </table:table-cell>
          <table:table-cell office:value-type="float" office:value="-0.339191">
            <text:p>-0.339191</text:p>
          </table:table-cell>
          <table:table-cell office:value-type="float" office:value="0.0811416">
            <text:p>0.0811416</text:p>
          </table:table-cell>
          <table:table-cell/>
          <table:table-cell office:value-type="float" office:value="8.72089">
            <text:p>8.72089</text:p>
          </table:table-cell>
          <table:table-cell office:value-type="float" office:value="-0.00336579">
            <text:p>-0.00336579</text:p>
          </table:table-cell>
          <table:table-cell office:value-type="float" office:value="0.130415">
            <text:p>0.130415</text:p>
          </table:table-cell>
          <table:table-cell office:value-type="float" office:value="0.813284">
            <text:p>0.813284</text:p>
          </table:table-cell>
          <table:table-cell office:value-type="float" office:value="0.195551">
            <text:p>0.195551</text:p>
          </table:table-cell>
          <table:table-cell office:value-type="float" office:value="-0.34488">
            <text:p>-0.34488</text:p>
          </table:table-cell>
          <table:table-cell office:value-type="float" office:value="0.328649">
            <text:p>0.328649</text:p>
          </table:table-cell>
          <table:table-cell office:value-type="float" office:value="-0.135983">
            <text:p>-0.135983</text:p>
          </table:table-cell>
          <table:table-cell office:value-type="float" office:value="-0.00864728">
            <text:p>-0.00864728</text:p>
          </table:table-cell>
          <table:table-cell office:value-type="float" office:value="-0.00184666">
            <text:p>-0.00184666</text:p>
          </table:table-cell>
          <table:table-cell table:style-name="ce1" office:value-type="float" office:value="0.00622129">
            <text:p>0.00622129</text:p>
          </table:table-cell>
          <table:table-cell office:value-type="float" office:value="-0.0637579">
            <text:p>-0.0637579</text:p>
          </table:table-cell>
          <table:table-cell office:value-type="float" office:value="-0.0840741">
            <text:p>-0.0840741</text:p>
          </table:table-cell>
          <table:table-cell office:value-type="float" office:value="-0.0147822">
            <text:p>-0.0147822</text:p>
          </table:table-cell>
        </table:table-row>
        <table:table-row table:style-name="ro4">
          <table:table-cell office:value-type="float" office:value="10.804">
            <text:p>10.804</text:p>
          </table:table-cell>
          <table:table-cell office:value-type="float" office:value="-0.00680142">
            <text:p>-0.00680142</text:p>
          </table:table-cell>
          <table:table-cell office:value-type="float" office:value="0.110086">
            <text:p>0.110086</text:p>
          </table:table-cell>
          <table:table-cell office:value-type="float" office:value="0.884827">
            <text:p>0.884827</text:p>
          </table:table-cell>
          <table:table-cell office:value-type="float" office:value="0.239648">
            <text:p>0.239648</text:p>
          </table:table-cell>
          <table:table-cell office:value-type="float" office:value="-0.217964">
            <text:p>-0.217964</text:p>
          </table:table-cell>
          <table:table-cell office:value-type="float" office:value="0.324827">
            <text:p>0.324827</text:p>
          </table:table-cell>
          <table:table-cell office:value-type="float" office:value="-0.165234">
            <text:p>-0.165234</text:p>
          </table:table-cell>
          <table:table-cell office:value-type="float" office:value="-0.138727">
            <text:p>-0.138727</text:p>
          </table:table-cell>
          <table:table-cell office:value-type="float" office:value="-0.224794">
            <text:p>-0.224794</text:p>
          </table:table-cell>
          <table:table-cell office:value-type="float" office:value="0.0438894">
            <text:p>0.0438894</text:p>
          </table:table-cell>
          <table:table-cell office:value-type="float" office:value="0.283172">
            <text:p>0.283172</text:p>
          </table:table-cell>
          <table:table-cell office:value-type="float" office:value="0.494841">
            <text:p>0.494841</text:p>
          </table:table-cell>
          <table:table-cell office:value-type="float" office:value="-0.102517">
            <text:p>-0.102517</text:p>
          </table:table-cell>
          <table:table-cell/>
          <table:table-cell office:value-type="float" office:value="9.91353">
            <text:p>9.91353</text:p>
          </table:table-cell>
          <table:table-cell office:value-type="float" office:value="0.0652082">
            <text:p>0.0652082</text:p>
          </table:table-cell>
          <table:table-cell office:value-type="float" office:value="0.101451">
            <text:p>0.101451</text:p>
          </table:table-cell>
          <table:table-cell office:value-type="float" office:value="0.859949">
            <text:p>0.859949</text:p>
          </table:table-cell>
          <table:table-cell office:value-type="float" office:value="0.265667">
            <text:p>0.265667</text:p>
          </table:table-cell>
          <table:table-cell office:value-type="float" office:value="-0.240451">
            <text:p>-0.240451</text:p>
          </table:table-cell>
          <table:table-cell office:value-type="float" office:value="0.302444">
            <text:p>0.302444</text:p>
          </table:table-cell>
          <table:table-cell office:value-type="float" office:value="-0.130014">
            <text:p>-0.130014</text:p>
          </table:table-cell>
          <table:table-cell office:value-type="float" office:value="-0.0463607">
            <text:p>-0.0463607</text:p>
          </table:table-cell>
          <table:table-cell office:value-type="float" office:value="0.0843826">
            <text:p>0.0843826</text:p>
          </table:table-cell>
          <table:table-cell office:value-type="float" office:value="-0.014043">
            <text:p>-0.014043</text:p>
          </table:table-cell>
          <table:table-cell office:value-type="float" office:value="0.013343">
            <text:p>0.013343</text:p>
          </table:table-cell>
          <table:table-cell office:value-type="float" office:value="-0.231264">
            <text:p>-0.231264</text:p>
          </table:table-cell>
          <table:table-cell office:value-type="float" office:value="0.137814">
            <text:p>0.137814</text:p>
          </table:table-cell>
          <table:table-cell/>
          <table:table-cell office:value-type="float" office:value="10.5418">
            <text:p>10.5418</text:p>
          </table:table-cell>
          <table:table-cell office:value-type="float" office:value="0.0153059">
            <text:p>0.0153059</text:p>
          </table:table-cell>
          <table:table-cell office:value-type="float" office:value="0.0540219">
            <text:p>0.0540219</text:p>
          </table:table-cell>
          <table:table-cell office:value-type="float" office:value="0.844654">
            <text:p>0.844654</text:p>
          </table:table-cell>
          <table:table-cell office:value-type="float" office:value="0.153738">
            <text:p>0.153738</text:p>
          </table:table-cell>
          <table:table-cell office:value-type="float" office:value="-0.313616">
            <text:p>-0.313616</text:p>
          </table:table-cell>
          <table:table-cell office:value-type="float" office:value="0.241384">
            <text:p>0.241384</text:p>
          </table:table-cell>
          <table:table-cell office:value-type="float" office:value="-0.172631">
            <text:p>-0.172631</text:p>
          </table:table-cell>
          <table:table-cell office:value-type="float" office:value="-0.0345426">
            <text:p>-0.0345426</text:p>
          </table:table-cell>
          <table:table-cell office:value-type="float" office:value="-0.0480891">
            <text:p>-0.0480891</text:p>
          </table:table-cell>
          <table:table-cell office:value-type="float" office:value="-0.0026621">
            <text:p>-0.0026621</text:p>
          </table:table-cell>
          <table:table-cell office:value-type="float" office:value="-0.0474652">
            <text:p>-0.0474652</text:p>
          </table:table-cell>
          <table:table-cell office:value-type="float" office:value="0.0621478">
            <text:p>0.0621478</text:p>
          </table:table-cell>
          <table:table-cell office:value-type="float" office:value="-0.0619817">
            <text:p>-0.0619817</text:p>
          </table:table-cell>
          <table:table-cell/>
          <table:table-cell office:value-type="float" office:value="11.7412">
            <text:p>11.7412</text:p>
          </table:table-cell>
          <table:table-cell office:value-type="float" office:value="0.0477553">
            <text:p>0.0477553</text:p>
          </table:table-cell>
          <table:table-cell office:value-type="float" office:value="0.124036">
            <text:p>0.124036</text:p>
          </table:table-cell>
          <table:table-cell office:value-type="float" office:value="0.860163">
            <text:p>0.860163</text:p>
          </table:table-cell>
          <table:table-cell office:value-type="float" office:value="0.152227">
            <text:p>0.152227</text:p>
          </table:table-cell>
          <table:table-cell office:value-type="float" office:value="-0.302855">
            <text:p>-0.302855</text:p>
          </table:table-cell>
          <table:table-cell office:value-type="float" office:value="0.344991">
            <text:p>0.344991</text:p>
          </table:table-cell>
          <table:table-cell office:value-type="float" office:value="-0.156226">
            <text:p>-0.156226</text:p>
          </table:table-cell>
          <table:table-cell office:value-type="float" office:value="-0.0167201">
            <text:p>-0.0167201</text:p>
          </table:table-cell>
          <table:table-cell office:value-type="float" office:value="-0.0161468">
            <text:p>-0.0161468</text:p>
          </table:table-cell>
          <table:table-cell office:value-type="float" office:value="-0.0115261">
            <text:p>-0.0115261</text:p>
          </table:table-cell>
          <table:table-cell office:value-type="float" office:value="0.03252">
            <text:p>0.03252</text:p>
          </table:table-cell>
          <table:table-cell office:value-type="float" office:value="0.0362764">
            <text:p>0.0362764</text:p>
          </table:table-cell>
          <table:table-cell office:value-type="float" office:value="0.0298761">
            <text:p>0.0298761</text:p>
          </table:table-cell>
          <table:table-cell/>
          <table:table-cell office:value-type="float" office:value="8.85475">
            <text:p>8.85475</text:p>
          </table:table-cell>
          <table:table-cell office:value-type="float" office:value="-0.00566568">
            <text:p>-0.00566568</text:p>
          </table:table-cell>
          <table:table-cell office:value-type="float" office:value="0.128662">
            <text:p>0.128662</text:p>
          </table:table-cell>
          <table:table-cell office:value-type="float" office:value="0.813852">
            <text:p>0.813852</text:p>
          </table:table-cell>
          <table:table-cell office:value-type="float" office:value="0.190713">
            <text:p>0.190713</text:p>
          </table:table-cell>
          <table:table-cell office:value-type="float" office:value="-0.339874">
            <text:p>-0.339874</text:p>
          </table:table-cell>
          <table:table-cell office:value-type="float" office:value="0.333552">
            <text:p>0.333552</text:p>
          </table:table-cell>
          <table:table-cell office:value-type="float" office:value="-0.13427">
            <text:p>-0.13427</text:p>
          </table:table-cell>
          <table:table-cell office:value-type="float" office:value="-0.0171817">
            <text:p>-0.0171817</text:p>
          </table:table-cell>
          <table:table-cell office:value-type="float" office:value="-0.0131006">
            <text:p>-0.0131006</text:p>
          </table:table-cell>
          <table:table-cell office:value-type="float" office:value="0.00424259">
            <text:p>0.00424259</text:p>
          </table:table-cell>
          <table:table-cell office:value-type="float" office:value="0.104316">
            <text:p>0.104316</text:p>
          </table:table-cell>
          <table:table-cell office:value-type="float" office:value="0.0725741">
            <text:p>0.0725741</text:p>
          </table:table-cell>
          <table:table-cell office:value-type="float" office:value="0.0137191">
            <text:p>0.0137191</text:p>
          </table:table-cell>
        </table:table-row>
        <table:table-row table:style-name="ro4">
          <table:table-cell office:value-type="float" office:value="11.1836">
            <text:p>11.1836</text:p>
          </table:table-cell>
          <table:table-cell office:value-type="float" office:value="-0.0186602">
            <text:p>-0.0186602</text:p>
          </table:table-cell>
          <table:table-cell office:value-type="float" office:value="0.0960553">
            <text:p>0.0960553</text:p>
          </table:table-cell>
          <table:table-cell office:value-type="float" office:value="0.886716">
            <text:p>0.886716</text:p>
          </table:table-cell>
          <table:table-cell office:value-type="float" office:value="0.227916">
            <text:p>0.227916</text:p>
          </table:table-cell>
          <table:table-cell office:value-type="float" office:value="-0.240029">
            <text:p>-0.240029</text:p>
          </table:table-cell>
          <table:table-cell office:value-type="float" office:value="0.293955">
            <text:p>0.293955</text:p>
          </table:table-cell>
          <table:table-cell office:value-type="float" office:value="-0.159208">
            <text:p>-0.159208</text:p>
          </table:table-cell>
          <table:table-cell office:value-type="float" office:value="-0.0312423">
            <text:p>-0.0312423</text:p>
          </table:table-cell>
          <table:table-cell office:value-type="float" office:value="-0.036964">
            <text:p>-0.036964</text:p>
          </table:table-cell>
          <table:table-cell office:value-type="float" office:value="0.00497632">
            <text:p>0.00497632</text:p>
          </table:table-cell>
          <table:table-cell office:value-type="float" office:value="0.00237407">
            <text:p>0.00237407</text:p>
          </table:table-cell>
          <table:table-cell office:value-type="float" office:value="0.0168541">
            <text:p>0.0168541</text:p>
          </table:table-cell>
          <table:table-cell office:value-type="float" office:value="0.0143755">
            <text:p>0.0143755</text:p>
          </table:table-cell>
          <table:table-cell/>
          <table:table-cell office:value-type="float" office:value="10.0164">
            <text:p>10.0164</text:p>
          </table:table-cell>
          <table:table-cell office:value-type="float" office:value="0.0605808">
            <text:p>0.0605808</text:p>
          </table:table-cell>
          <table:table-cell office:value-type="float" office:value="0.107684">
            <text:p>0.107684</text:p>
          </table:table-cell>
          <table:table-cell office:value-type="float" office:value="0.859963">
            <text:p>0.859963</text:p>
          </table:table-cell>
          <table:table-cell office:value-type="float" office:value="0.262039">
            <text:p>0.262039</text:p>
          </table:table-cell>
          <table:table-cell office:value-type="float" office:value="-0.23596">
            <text:p>-0.23596</text:p>
          </table:table-cell>
          <table:table-cell office:value-type="float" office:value="0.310666">
            <text:p>0.310666</text:p>
          </table:table-cell>
          <table:table-cell office:value-type="float" office:value="-0.132392">
            <text:p>-0.132392</text:p>
          </table:table-cell>
          <table:table-cell office:value-type="float" office:value="-0.0449882">
            <text:p>-0.0449882</text:p>
          </table:table-cell>
          <table:table-cell office:value-type="float" office:value="0.0605952">
            <text:p>0.0605952</text:p>
          </table:table-cell>
          <table:table-cell office:value-type="float" office:value="0.000132194">
            <text:p>0.000132194</text:p>
          </table:table-cell>
          <table:table-cell office:value-type="float" office:value="0.150448">
            <text:p>0.150448</text:p>
          </table:table-cell>
          <table:table-cell office:value-type="float" office:value="-0.170773">
            <text:p>-0.170773</text:p>
          </table:table-cell>
          <table:table-cell office:value-type="float" office:value="0.0867518">
            <text:p>0.0867518</text:p>
          </table:table-cell>
          <table:table-cell/>
          <table:table-cell office:value-type="float" office:value="10.7454">
            <text:p>10.7454</text:p>
          </table:table-cell>
          <table:table-cell office:value-type="float" office:value="0.0063059">
            <text:p>0.0063059</text:p>
          </table:table-cell>
          <table:table-cell office:value-type="float" office:value="0.0468074">
            <text:p>0.0468074</text:p>
          </table:table-cell>
          <table:table-cell office:value-type="float" office:value="0.841543">
            <text:p>0.841543</text:p>
          </table:table-cell>
          <table:table-cell office:value-type="float" office:value="0.148277">
            <text:p>0.148277</text:p>
          </table:table-cell>
          <table:table-cell office:value-type="float" office:value="-0.321042">
            <text:p>-0.321042</text:p>
          </table:table-cell>
          <table:table-cell office:value-type="float" office:value="0.228569">
            <text:p>0.228569</text:p>
          </table:table-cell>
          <table:table-cell office:value-type="float" office:value="-0.171512">
            <text:p>-0.171512</text:p>
          </table:table-cell>
          <table:table-cell office:value-type="float" office:value="-0.0442061">
            <text:p>-0.0442061</text:p>
          </table:table-cell>
          <table:table-cell office:value-type="float" office:value="-0.0354363">
            <text:p>-0.0354363</text:p>
          </table:table-cell>
          <table:table-cell office:value-type="float" office:value="-0.0152811">
            <text:p>-0.0152811</text:p>
          </table:table-cell>
          <table:table-cell office:value-type="float" office:value="0.000554888">
            <text:p>0.000554888</text:p>
          </table:table-cell>
          <table:table-cell office:value-type="float" office:value="-0.0639535">
            <text:p>-0.0639535</text:p>
          </table:table-cell>
          <table:table-cell office:value-type="float" office:value="0.0405786">
            <text:p>0.0405786</text:p>
          </table:table-cell>
          <table:table-cell/>
          <table:table-cell office:value-type="float" office:value="12.2396">
            <text:p>12.2396</text:p>
          </table:table-cell>
          <table:table-cell office:value-type="float" office:value="0.0475003">
            <text:p>0.0475003</text:p>
          </table:table-cell>
          <table:table-cell office:value-type="float" office:value="0.125">
            <text:p>0.125</text:p>
          </table:table-cell>
          <table:table-cell office:value-type="float" office:value="0.86184">
            <text:p>0.86184</text:p>
          </table:table-cell>
          <table:table-cell office:value-type="float" office:value="0.140537">
            <text:p>0.140537</text:p>
          </table:table-cell>
          <table:table-cell office:value-type="float" office:value="-0.305533">
            <text:p>-0.305533</text:p>
          </table:table-cell>
          <table:table-cell office:value-type="float" office:value="0.345115">
            <text:p>0.345115</text:p>
          </table:table-cell>
          <table:table-cell office:value-type="float" office:value="-0.155415">
            <text:p>-0.155415</text:p>
          </table:table-cell>
          <table:table-cell table:style-name="ce1" office:value-type="float" office:value="-0.000511652">
            <text:p>-0.000511652</text:p>
          </table:table-cell>
          <table:table-cell office:value-type="float" office:value="0.00193397">
            <text:p>0.00193397</text:p>
          </table:table-cell>
          <table:table-cell office:value-type="float" office:value="0.00336467">
            <text:p>0.00336467</text:p>
          </table:table-cell>
          <table:table-cell office:value-type="float" office:value="-0.0286393">
            <text:p>-0.0286393</text:p>
          </table:table-cell>
          <table:table-cell office:value-type="float" office:value="-0.00315267">
            <text:p>-0.00315267</text:p>
          </table:table-cell>
          <table:table-cell office:value-type="float" office:value="-0.0206922">
            <text:p>-0.0206922</text:p>
          </table:table-cell>
          <table:table-cell/>
          <table:table-cell office:value-type="float" office:value="9.05325">
            <text:p>9.05325</text:p>
          </table:table-cell>
          <table:table-cell office:value-type="float" office:value="-0.00496597">
            <text:p>-0.00496597</text:p>
          </table:table-cell>
          <table:table-cell office:value-type="float" office:value="0.128921">
            <text:p>0.128921</text:p>
          </table:table-cell>
          <table:table-cell office:value-type="float" office:value="0.815235">
            <text:p>0.815235</text:p>
          </table:table-cell>
          <table:table-cell office:value-type="float" office:value="0.183759">
            <text:p>0.183759</text:p>
          </table:table-cell>
          <table:table-cell office:value-type="float" office:value="-0.346392">
            <text:p>-0.346392</text:p>
          </table:table-cell>
          <table:table-cell office:value-type="float" office:value="0.326605">
            <text:p>0.326605</text:p>
          </table:table-cell>
          <table:table-cell office:value-type="float" office:value="-0.133224">
            <text:p>-0.133224</text:p>
          </table:table-cell>
          <table:table-cell office:value-type="float" office:value="0.00352497">
            <text:p>0.00352497</text:p>
          </table:table-cell>
          <table:table-cell office:value-type="float" office:value="0.00130538">
            <text:p>0.00130538</text:p>
          </table:table-cell>
          <table:table-cell office:value-type="float" office:value="0.00696583">
            <text:p>0.00696583</text:p>
          </table:table-cell>
          <table:table-cell office:value-type="float" office:value="-0.0740386">
            <text:p>-0.0740386</text:p>
          </table:table-cell>
          <table:table-cell office:value-type="float" office:value="-0.0986414">
            <text:p>-0.0986414</text:p>
          </table:table-cell>
          <table:table-cell office:value-type="float" office:value="0.00429767">
            <text:p>0.00429767</text:p>
          </table:table-cell>
        </table:table-row>
        <table:table-row table:style-name="ro4">
          <table:table-cell office:value-type="float" office:value="11.5371">
            <text:p>11.5371</text:p>
          </table:table-cell>
          <table:table-cell office:value-type="float" office:value="-0.0294078">
            <text:p>-0.0294078</text:p>
          </table:table-cell>
          <table:table-cell office:value-type="float" office:value="0.0850946">
            <text:p>0.0850946</text:p>
          </table:table-cell>
          <table:table-cell office:value-type="float" office:value="0.890272">
            <text:p>0.890272</text:p>
          </table:table-cell>
          <table:table-cell office:value-type="float" office:value="0.217508">
            <text:p>0.217508</text:p>
          </table:table-cell>
          <table:table-cell office:value-type="float" office:value="-0.246213">
            <text:p>-0.246213</text:p>
          </table:table-cell>
          <table:table-cell office:value-type="float" office:value="0.289372">
            <text:p>0.289372</text:p>
          </table:table-cell>
          <table:table-cell office:value-type="float" office:value="-0.16823">
            <text:p>-0.16823</text:p>
          </table:table-cell>
          <table:table-cell office:value-type="float" office:value="-0.030403">
            <text:p>-0.030403</text:p>
          </table:table-cell>
          <table:table-cell office:value-type="float" office:value="-0.0310061">
            <text:p>-0.0310061</text:p>
          </table:table-cell>
          <table:table-cell office:value-type="float" office:value="0.0100581">
            <text:p>0.0100581</text:p>
          </table:table-cell>
          <table:table-cell office:value-type="float" office:value="0.0701259">
            <text:p>0.0701259</text:p>
          </table:table-cell>
          <table:table-cell office:value-type="float" office:value="0.105183">
            <text:p>0.105183</text:p>
          </table:table-cell>
          <table:table-cell office:value-type="float" office:value="-0.166026">
            <text:p>-0.166026</text:p>
          </table:table-cell>
          <table:table-cell/>
          <table:table-cell office:value-type="float" office:value="10.1118">
            <text:p>10.1118</text:p>
          </table:table-cell>
          <table:table-cell office:value-type="float" office:value="0.0576578">
            <text:p>0.0576578</text:p>
          </table:table-cell>
          <table:table-cell office:value-type="float" office:value="0.111911">
            <text:p>0.111911</text:p>
          </table:table-cell>
          <table:table-cell office:value-type="float" office:value="0.860765">
            <text:p>0.860765</text:p>
          </table:table-cell>
          <table:table-cell office:value-type="float" office:value="0.258717">
            <text:p>0.258717</text:p>
          </table:table-cell>
          <table:table-cell office:value-type="float" office:value="-0.24441">
            <text:p>-0.24441</text:p>
          </table:table-cell>
          <table:table-cell office:value-type="float" office:value="0.326356">
            <text:p>0.326356</text:p>
          </table:table-cell>
          <table:table-cell office:value-type="float" office:value="-0.137378">
            <text:p>-0.137378</text:p>
          </table:table-cell>
          <table:table-cell office:value-type="float" office:value="-0.0306326">
            <text:p>-0.0306326</text:p>
          </table:table-cell>
          <table:table-cell office:value-type="float" office:value="0.0443002">
            <text:p>0.0443002</text:p>
          </table:table-cell>
          <table:table-cell office:value-type="float" office:value="0.00840995">
            <text:p>0.00840995</text:p>
          </table:table-cell>
          <table:table-cell office:value-type="float" office:value="0.0575239">
            <text:p>0.0575239</text:p>
          </table:table-cell>
          <table:table-cell office:value-type="float" office:value="0.0174559">
            <text:p>0.0174559</text:p>
          </table:table-cell>
          <table:table-cell office:value-type="float" office:value="-0.0061455">
            <text:p>-0.0061455</text:p>
          </table:table-cell>
          <table:table-cell/>
          <table:table-cell office:value-type="float" office:value="11.078">
            <text:p>11.078</text:p>
          </table:table-cell>
          <table:table-cell office:value-type="float" office:value="-0.00833702">
            <text:p>-0.00833702</text:p>
          </table:table-cell>
          <table:table-cell office:value-type="float" office:value="0.0279441">
            <text:p>0.0279441</text:p>
          </table:table-cell>
          <table:table-cell office:value-type="float" office:value="0.84095">
            <text:p>0.84095</text:p>
          </table:table-cell>
          <table:table-cell office:value-type="float" office:value="0.13977">
            <text:p>0.13977</text:p>
          </table:table-cell>
          <table:table-cell office:value-type="float" office:value="-0.333091">
            <text:p>-0.333091</text:p>
          </table:table-cell>
          <table:table-cell office:value-type="float" office:value="0.21142">
            <text:p>0.21142</text:p>
          </table:table-cell>
          <table:table-cell office:value-type="float" office:value="-0.169867">
            <text:p>-0.169867</text:p>
          </table:table-cell>
          <table:table-cell office:value-type="float" office:value="-0.0440216">
            <text:p>-0.0440216</text:p>
          </table:table-cell>
          <table:table-cell office:value-type="float" office:value="-0.0567092">
            <text:p>-0.0567092</text:p>
          </table:table-cell>
          <table:table-cell office:value-type="float" office:value="-0.00178339">
            <text:p>-0.00178339</text:p>
          </table:table-cell>
          <table:table-cell office:value-type="float" office:value="0.0518329">
            <text:p>0.0518329</text:p>
          </table:table-cell>
          <table:table-cell office:value-type="float" office:value="0.011596">
            <text:p>0.011596</text:p>
          </table:table-cell>
          <table:table-cell office:value-type="float" office:value="0.0592555">
            <text:p>0.0592555</text:p>
          </table:table-cell>
          <table:table-cell/>
          <table:table-cell office:value-type="float" office:value="12.6386">
            <text:p>12.6386</text:p>
          </table:table-cell>
          <table:table-cell office:value-type="float" office:value="0.0427387">
            <text:p>0.0427387</text:p>
          </table:table-cell>
          <table:table-cell office:value-type="float" office:value="0.12527">
            <text:p>0.12527</text:p>
          </table:table-cell>
          <table:table-cell office:value-type="float" office:value="0.859889">
            <text:p>0.859889</text:p>
          </table:table-cell>
          <table:table-cell office:value-type="float" office:value="0.13183">
            <text:p>0.13183</text:p>
          </table:table-cell>
          <table:table-cell office:value-type="float" office:value="-0.31072">
            <text:p>-0.31072</text:p>
          </table:table-cell>
          <table:table-cell office:value-type="float" office:value="0.335038">
            <text:p>0.335038</text:p>
          </table:table-cell>
          <table:table-cell office:value-type="float" office:value="-0.152092">
            <text:p>-0.152092</text:p>
          </table:table-cell>
          <table:table-cell office:value-type="float" office:value="-0.0119363">
            <text:p>-0.0119363</text:p>
          </table:table-cell>
          <table:table-cell office:value-type="float" office:value="0.000676319">
            <text:p>0.000676319</text:p>
          </table:table-cell>
          <table:table-cell office:value-type="float" office:value="-0.0048898">
            <text:p>-0.0048898</text:p>
          </table:table-cell>
          <table:table-cell office:value-type="float" office:value="-0.0136089">
            <text:p>-0.0136089</text:p>
          </table:table-cell>
          <table:table-cell office:value-type="float" office:value="-0.178802">
            <text:p>-0.178802</text:p>
          </table:table-cell>
          <table:table-cell office:value-type="float" office:value="0.0747946">
            <text:p>0.0747946</text:p>
          </table:table-cell>
          <table:table-cell/>
          <table:table-cell office:value-type="float" office:value="9.32229">
            <text:p>9.32229</text:p>
          </table:table-cell>
          <table:table-cell office:value-type="float" office:value="-0.00937683">
            <text:p>-0.00937683</text:p>
          </table:table-cell>
          <table:table-cell office:value-type="float" office:value="0.122132">
            <text:p>0.122132</text:p>
          </table:table-cell>
          <table:table-cell office:value-type="float" office:value="0.81742">
            <text:p>0.81742</text:p>
          </table:table-cell>
          <table:table-cell office:value-type="float" office:value="0.174737">
            <text:p>0.174737</text:p>
          </table:table-cell>
          <table:table-cell office:value-type="float" office:value="-0.350707">
            <text:p>-0.350707</text:p>
          </table:table-cell>
          <table:table-cell office:value-type="float" office:value="0.317163">
            <text:p>0.317163</text:p>
          </table:table-cell>
          <table:table-cell office:value-type="float" office:value="-0.130041">
            <text:p>-0.130041</text:p>
          </table:table-cell>
          <table:table-cell office:value-type="float" office:value="-0.0163946">
            <text:p>-0.0163946</text:p>
          </table:table-cell>
          <table:table-cell office:value-type="float" office:value="-0.0252334">
            <text:p>-0.0252334</text:p>
          </table:table-cell>
          <table:table-cell office:value-type="float" office:value="0.00812209">
            <text:p>0.00812209</text:p>
          </table:table-cell>
          <table:table-cell office:value-type="float" office:value="-0.0282095">
            <text:p>-0.0282095</text:p>
          </table:table-cell>
          <table:table-cell office:value-type="float" office:value="-0.102555">
            <text:p>-0.102555</text:p>
          </table:table-cell>
          <table:table-cell office:value-type="float" office:value="0.0255588">
            <text:p>0.0255588</text:p>
          </table:table-cell>
        </table:table-row>
        <table:table-row table:style-name="ro4">
          <table:table-cell office:value-type="float" office:value="11.636">
            <text:p>11.636</text:p>
          </table:table-cell>
          <table:table-cell office:value-type="float" office:value="-0.031729">
            <text:p>-0.031729</text:p>
          </table:table-cell>
          <table:table-cell office:value-type="float" office:value="0.0830567">
            <text:p>0.0830567</text:p>
          </table:table-cell>
          <table:table-cell office:value-type="float" office:value="0.889642">
            <text:p>0.889642</text:p>
          </table:table-cell>
          <table:table-cell office:value-type="float" office:value="0.214682">
            <text:p>0.214682</text:p>
          </table:table-cell>
          <table:table-cell office:value-type="float" office:value="-0.256526">
            <text:p>-0.256526</text:p>
          </table:table-cell>
          <table:table-cell office:value-type="float" office:value="0.264709">
            <text:p>0.264709</text:p>
          </table:table-cell>
          <table:table-cell office:value-type="float" office:value="-0.152331">
            <text:p>-0.152331</text:p>
          </table:table-cell>
          <table:table-cell office:value-type="float" office:value="-0.0234663">
            <text:p>-0.0234663</text:p>
          </table:table-cell>
          <table:table-cell office:value-type="float" office:value="-0.0206014">
            <text:p>-0.0206014</text:p>
          </table:table-cell>
          <table:table-cell office:value-type="float" office:value="-0.00636506">
            <text:p>-0.00636506</text:p>
          </table:table-cell>
          <table:table-cell office:value-type="float" office:value="-0.052614">
            <text:p>-0.052614</text:p>
          </table:table-cell>
          <table:table-cell office:value-type="float" office:value="-0.231792">
            <text:p>-0.231792</text:p>
          </table:table-cell>
          <table:table-cell office:value-type="float" office:value="0.0941743">
            <text:p>0.0941743</text:p>
          </table:table-cell>
          <table:table-cell/>
          <table:table-cell office:value-type="float" office:value="10.4789">
            <text:p>10.4789</text:p>
          </table:table-cell>
          <table:table-cell office:value-type="float" office:value="0.0541651">
            <text:p>0.0541651</text:p>
          </table:table-cell>
          <table:table-cell office:value-type="float" office:value="0.130529">
            <text:p>0.130529</text:p>
          </table:table-cell>
          <table:table-cell office:value-type="float" office:value="0.863025">
            <text:p>0.863025</text:p>
          </table:table-cell>
          <table:table-cell office:value-type="float" office:value="0.246323">
            <text:p>0.246323</text:p>
          </table:table-cell>
          <table:table-cell office:value-type="float" office:value="-0.248845">
            <text:p>-0.248845</text:p>
          </table:table-cell>
          <table:table-cell office:value-type="float" office:value="0.314335">
            <text:p>0.314335</text:p>
          </table:table-cell>
          <table:table-cell office:value-type="float" office:value="-0.139388">
            <text:p>-0.139388</text:p>
          </table:table-cell>
          <table:table-cell office:value-type="float" office:value="-0.00951332">
            <text:p>-0.00951332</text:p>
          </table:table-cell>
          <table:table-cell office:value-type="float" office:value="0.050709">
            <text:p>0.050709</text:p>
          </table:table-cell>
          <table:table-cell office:value-type="float" office:value="0.0061537">
            <text:p>0.0061537</text:p>
          </table:table-cell>
          <table:table-cell office:value-type="float" office:value="0.0386497">
            <text:p>0.0386497</text:p>
          </table:table-cell>
          <table:table-cell office:value-type="float" office:value="-0.433166">
            <text:p>-0.433166</text:p>
          </table:table-cell>
          <table:table-cell office:value-type="float" office:value="-0.0581664">
            <text:p>-0.0581664</text:p>
          </table:table-cell>
          <table:table-cell/>
          <table:table-cell office:value-type="float" office:value="11.1786">
            <text:p>11.1786</text:p>
          </table:table-cell>
          <table:table-cell office:value-type="float" office:value="-0.0122413">
            <text:p>-0.0122413</text:p>
          </table:table-cell>
          <table:table-cell office:value-type="float" office:value="0.022356">
            <text:p>0.022356</text:p>
          </table:table-cell>
          <table:table-cell office:value-type="float" office:value="0.84137">
            <text:p>0.84137</text:p>
          </table:table-cell>
          <table:table-cell office:value-type="float" office:value="0.137295">
            <text:p>0.137295</text:p>
          </table:table-cell>
          <table:table-cell office:value-type="float" office:value="-0.342542">
            <text:p>-0.342542</text:p>
          </table:table-cell>
          <table:table-cell office:value-type="float" office:value="0.203858">
            <text:p>0.203858</text:p>
          </table:table-cell>
          <table:table-cell office:value-type="float" office:value="-0.172356">
            <text:p>-0.172356</text:p>
          </table:table-cell>
          <table:table-cell office:value-type="float" office:value="-0.0388067">
            <text:p>-0.0388067</text:p>
          </table:table-cell>
          <table:table-cell office:value-type="float" office:value="-0.0555426">
            <text:p>-0.0555426</text:p>
          </table:table-cell>
          <table:table-cell office:value-type="float" office:value="0.00417825">
            <text:p>0.00417825</text:p>
          </table:table-cell>
          <table:table-cell office:value-type="float" office:value="-0.0636829">
            <text:p>-0.0636829</text:p>
          </table:table-cell>
          <table:table-cell office:value-type="float" office:value="-0.0268059">
            <text:p>-0.0268059</text:p>
          </table:table-cell>
          <table:table-cell office:value-type="float" office:value="-0.00749543">
            <text:p>-0.00749543</text:p>
          </table:table-cell>
          <table:table-cell/>
          <table:table-cell office:value-type="float" office:value="12.7386">
            <text:p>12.7386</text:p>
          </table:table-cell>
          <table:table-cell office:value-type="float" office:value="0.0414086">
            <text:p>0.0414086</text:p>
          </table:table-cell>
          <table:table-cell office:value-type="float" office:value="0.123549">
            <text:p>0.123549</text:p>
          </table:table-cell>
          <table:table-cell office:value-type="float" office:value="0.860148">
            <text:p>0.860148</text:p>
          </table:table-cell>
          <table:table-cell office:value-type="float" office:value="0.129733">
            <text:p>0.129733</text:p>
          </table:table-cell>
          <table:table-cell office:value-type="float" office:value="-0.314353">
            <text:p>-0.314353</text:p>
          </table:table-cell>
          <table:table-cell office:value-type="float" office:value="0.340566">
            <text:p>0.340566</text:p>
          </table:table-cell>
          <table:table-cell office:value-type="float" office:value="-0.156142">
            <text:p>-0.156142</text:p>
          </table:table-cell>
          <table:table-cell office:value-type="float" office:value="-0.0132976">
            <text:p>-0.0132976</text:p>
          </table:table-cell>
          <table:table-cell office:value-type="float" office:value="-0.017209">
            <text:p>-0.017209</text:p>
          </table:table-cell>
          <table:table-cell office:value-type="float" office:value="0.00259183">
            <text:p>0.00259183</text:p>
          </table:table-cell>
          <table:table-cell office:value-type="float" office:value="-0.0504664">
            <text:p>-0.0504664</text:p>
          </table:table-cell>
          <table:table-cell office:value-type="float" office:value="-0.0241727">
            <text:p>-0.0241727</text:p>
          </table:table-cell>
          <table:table-cell office:value-type="float" office:value="-0.0140742">
            <text:p>-0.0140742</text:p>
          </table:table-cell>
          <table:table-cell/>
          <table:table-cell office:value-type="float" office:value="9.62034">
            <text:p>9.62034</text:p>
          </table:table-cell>
          <table:table-cell office:value-type="float" office:value="-0.0167693">
            <text:p>-0.0167693</text:p>
          </table:table-cell>
          <table:table-cell office:value-type="float" office:value="0.1055">
            <text:p>0.1055</text:p>
          </table:table-cell>
          <table:table-cell office:value-type="float" office:value="0.822111">
            <text:p>0.822111</text:p>
          </table:table-cell>
          <table:table-cell office:value-type="float" office:value="0.165258">
            <text:p>0.165258</text:p>
          </table:table-cell>
          <table:table-cell office:value-type="float" office:value="-0.620981">
            <text:p>-0.620981</text:p>
          </table:table-cell>
          <table:table-cell office:value-type="float" office:value="-0.00946272">
            <text:p>-0.00946272</text:p>
          </table:table-cell>
          <table:table-cell office:value-type="float" office:value="-0.0922957">
            <text:p>-0.0922957</text:p>
          </table:table-cell>
          <table:table-cell office:value-type="float" office:value="-0.0248025">
            <text:p>-0.0248025</text:p>
          </table:table-cell>
          <table:table-cell office:value-type="float" office:value="-0.0558003">
            <text:p>-0.0558003</text:p>
          </table:table-cell>
          <table:table-cell office:value-type="float" office:value="0.01574">
            <text:p>0.01574</text:p>
          </table:table-cell>
          <table:table-cell office:value-type="float" office:value="-5.3459">
            <text:p>-5.3459</text:p>
          </table:table-cell>
          <table:table-cell office:value-type="float" office:value="-6.34339">
            <text:p>-6.34339</text:p>
          </table:table-cell>
          <table:table-cell office:value-type="float" office:value="0.686518">
            <text:p>0.686518</text:p>
          </table:table-cell>
        </table:table-row>
        <table:table-row table:style-name="ro4">
          <table:table-cell office:value-type="float" office:value="11.7777">
            <text:p>11.7777</text:p>
          </table:table-cell>
          <table:table-cell office:value-type="float" office:value="-0.0361081">
            <text:p>-0.0361081</text:p>
          </table:table-cell>
          <table:table-cell office:value-type="float" office:value="0.075489">
            <text:p>0.075489</text:p>
          </table:table-cell>
          <table:table-cell office:value-type="float" office:value="0.89063">
            <text:p>0.89063</text:p>
          </table:table-cell>
          <table:table-cell office:value-type="float" office:value="0.210699">
            <text:p>0.210699</text:p>
          </table:table-cell>
          <table:table-cell office:value-type="float" office:value="-0.254144">
            <text:p>-0.254144</text:p>
          </table:table-cell>
          <table:table-cell office:value-type="float" office:value="0.277124">
            <text:p>0.277124</text:p>
          </table:table-cell>
          <table:table-cell office:value-type="float" office:value="-0.157291">
            <text:p>-0.157291</text:p>
          </table:table-cell>
          <table:table-cell office:value-type="float" office:value="-0.0309182">
            <text:p>-0.0309182</text:p>
          </table:table-cell>
          <table:table-cell office:value-type="float" office:value="-0.0534311">
            <text:p>-0.0534311</text:p>
          </table:table-cell>
          <table:table-cell office:value-type="float" office:value="0.00697323">
            <text:p>0.00697323</text:p>
          </table:table-cell>
          <table:table-cell office:value-type="float" office:value="0.05529">
            <text:p>0.05529</text:p>
          </table:table-cell>
          <table:table-cell office:value-type="float" office:value="0.0989352">
            <text:p>0.0989352</text:p>
          </table:table-cell>
          <table:table-cell office:value-type="float" office:value="-0.00577605">
            <text:p>-0.00577605</text:p>
          </table:table-cell>
          <table:table-cell/>
          <table:table-cell office:value-type="float" office:value="10.5803">
            <text:p>10.5803</text:p>
          </table:table-cell>
          <table:table-cell office:value-type="float" office:value="0.0535979">
            <text:p>0.0535979</text:p>
          </table:table-cell>
          <table:table-cell office:value-type="float" office:value="0.131217">
            <text:p>0.131217</text:p>
          </table:table-cell>
          <table:table-cell office:value-type="float" office:value="0.863051">
            <text:p>0.863051</text:p>
          </table:table-cell>
          <table:table-cell office:value-type="float" office:value="0.243006">
            <text:p>0.243006</text:p>
          </table:table-cell>
          <table:table-cell office:value-type="float" office:value="-0.248307">
            <text:p>-0.248307</text:p>
          </table:table-cell>
          <table:table-cell office:value-type="float" office:value="0.343497">
            <text:p>0.343497</text:p>
          </table:table-cell>
          <table:table-cell office:value-type="float" office:value="-0.126334">
            <text:p>-0.126334</text:p>
          </table:table-cell>
          <table:table-cell office:value-type="float" office:value="-0.00559439">
            <text:p>-0.00559439</text:p>
          </table:table-cell>
          <table:table-cell office:value-type="float" office:value="0.0067877">
            <text:p>0.0067877</text:p>
          </table:table-cell>
          <table:table-cell office:value-type="float" office:value="0.000255859">
            <text:p>0.000255859</text:p>
          </table:table-cell>
          <table:table-cell office:value-type="float" office:value="0.0555615">
            <text:p>0.0555615</text:p>
          </table:table-cell>
          <table:table-cell office:value-type="float" office:value="0.0378805">
            <text:p>0.0378805</text:p>
          </table:table-cell>
          <table:table-cell office:value-type="float" office:value="0.140497">
            <text:p>0.140497</text:p>
          </table:table-cell>
          <table:table-cell/>
          <table:table-cell office:value-type="float" office:value="11.3101">
            <text:p>11.3101</text:p>
          </table:table-cell>
          <table:table-cell office:value-type="float" office:value="-0.0184438">
            <text:p>-0.0184438</text:p>
          </table:table-cell>
          <table:table-cell office:value-type="float" office:value="0.0145907">
            <text:p>0.0145907</text:p>
          </table:table-cell>
          <table:table-cell office:value-type="float" office:value="0.84179">
            <text:p>0.84179</text:p>
          </table:table-cell>
          <table:table-cell office:value-type="float" office:value="0.134126">
            <text:p>0.134126</text:p>
          </table:table-cell>
          <table:table-cell office:value-type="float" office:value="-0.348044">
            <text:p>-0.348044</text:p>
          </table:table-cell>
          <table:table-cell office:value-type="float" office:value="0.198551">
            <text:p>0.198551</text:p>
          </table:table-cell>
          <table:table-cell office:value-type="float" office:value="-0.173078">
            <text:p>-0.173078</text:p>
          </table:table-cell>
          <table:table-cell office:value-type="float" office:value="-0.0471789">
            <text:p>-0.0471789</text:p>
          </table:table-cell>
          <table:table-cell office:value-type="float" office:value="-0.0590666">
            <text:p>-0.0590666</text:p>
          </table:table-cell>
          <table:table-cell office:value-type="float" office:value="0.00319284">
            <text:p>0.00319284</text:p>
          </table:table-cell>
          <table:table-cell office:value-type="float" office:value="-0.0351429">
            <text:p>-0.0351429</text:p>
          </table:table-cell>
          <table:table-cell office:value-type="float" office:value="0.0288482">
            <text:p>0.0288482</text:p>
          </table:table-cell>
          <table:table-cell office:value-type="float" office:value="-0.0282714">
            <text:p>-0.0282714</text:p>
          </table:table-cell>
          <table:table-cell/>
          <table:table-cell office:value-type="float" office:value="12.9071">
            <text:p>12.9071</text:p>
          </table:table-cell>
          <table:table-cell office:value-type="float" office:value="0.0377339">
            <text:p>0.0377339</text:p>
          </table:table-cell>
          <table:table-cell office:value-type="float" office:value="0.119962">
            <text:p>0.119962</text:p>
          </table:table-cell>
          <table:table-cell office:value-type="float" office:value="0.860185">
            <text:p>0.860185</text:p>
          </table:table-cell>
          <table:table-cell office:value-type="float" office:value="0.126274">
            <text:p>0.126274</text:p>
          </table:table-cell>
          <table:table-cell office:value-type="float" office:value="-0.426">
            <text:p>-0.426</text:p>
          </table:table-cell>
          <table:table-cell office:value-type="float" office:value="0.124535">
            <text:p>0.124535</text:p>
          </table:table-cell>
          <table:table-cell office:value-type="float" office:value="-0.113448">
            <text:p>-0.113448</text:p>
          </table:table-cell>
          <table:table-cell office:value-type="float" office:value="-0.0218032">
            <text:p>-0.0218032</text:p>
          </table:table-cell>
          <table:table-cell office:value-type="float" office:value="-0.0212831">
            <text:p>-0.0212831</text:p>
          </table:table-cell>
          <table:table-cell office:value-type="float" office:value="0.000219758">
            <text:p>0.000219758</text:p>
          </table:table-cell>
          <table:table-cell office:value-type="float" office:value="-1.91482">
            <text:p>-1.91482</text:p>
          </table:table-cell>
          <table:table-cell office:value-type="float" office:value="-3.71481">
            <text:p>-3.71481</text:p>
          </table:table-cell>
          <table:table-cell office:value-type="float" office:value="0.728498">
            <text:p>0.728498</text:p>
          </table:table-cell>
          <table:table-cell/>
          <table:table-cell office:value-type="float" office:value="9.65281">
            <text:p>9.65281</text:p>
          </table:table-cell>
          <table:table-cell office:value-type="float" office:value="-0.0232089">
            <text:p>-0.0232089</text:p>
          </table:table-cell>
          <table:table-cell office:value-type="float" office:value="0.0970031">
            <text:p>0.0970031</text:p>
          </table:table-cell>
          <table:table-cell office:value-type="float" office:value="0.823346">
            <text:p>0.823346</text:p>
          </table:table-cell>
          <table:table-cell office:value-type="float" office:value="0.164257">
            <text:p>0.164257</text:p>
          </table:table-cell>
          <table:table-cell office:value-type="float" office:value="-0.359026">
            <text:p>-0.359026</text:p>
          </table:table-cell>
          <table:table-cell office:value-type="float" office:value="0.316047">
            <text:p>0.316047</text:p>
          </table:table-cell>
          <table:table-cell office:value-type="float" office:value="-0.130971">
            <text:p>-0.130971</text:p>
          </table:table-cell>
          <table:table-cell office:value-type="float" office:value="-0.198357">
            <text:p>-0.198357</text:p>
          </table:table-cell>
          <table:table-cell office:value-type="float" office:value="-0.261738">
            <text:p>-0.261738</text:p>
          </table:table-cell>
          <table:table-cell office:value-type="float" office:value="0.0380277">
            <text:p>0.0380277</text:p>
          </table:table-cell>
          <table:table-cell office:value-type="float" office:value="0.423413">
            <text:p>0.423413</text:p>
          </table:table-cell>
          <table:table-cell office:value-type="float" office:value="0.817171">
            <text:p>0.817171</text:p>
          </table:table-cell>
          <table:table-cell office:value-type="float" office:value="-0.164513">
            <text:p>-0.164513</text:p>
          </table:table-cell>
        </table:table-row>
        <table:table-row table:style-name="ro4">
          <table:table-cell office:value-type="float" office:value="12.1721">
            <text:p>12.1721</text:p>
          </table:table-cell>
          <table:table-cell office:value-type="float" office:value="-0.0397014">
            <text:p>-0.0397014</text:p>
          </table:table-cell>
          <table:table-cell office:value-type="float" office:value="0.0698061">
            <text:p>0.0698061</text:p>
          </table:table-cell>
          <table:table-cell office:value-type="float" office:value="0.892482">
            <text:p>0.892482</text:p>
          </table:table-cell>
          <table:table-cell office:value-type="float" office:value="0.199991">
            <text:p>0.199991</text:p>
          </table:table-cell>
          <table:table-cell office:value-type="float" office:value="-0.263863">
            <text:p>-0.263863</text:p>
          </table:table-cell>
          <table:table-cell office:value-type="float" office:value="0.263719">
            <text:p>0.263719</text:p>
          </table:table-cell>
          <table:table-cell office:value-type="float" office:value="-0.14955">
            <text:p>-0.14955</text:p>
          </table:table-cell>
          <table:table-cell office:value-type="float" office:value="-0.00910995">
            <text:p>-0.00910995</text:p>
          </table:table-cell>
          <table:table-cell office:value-type="float" office:value="-0.0144077">
            <text:p>-0.0144077</text:p>
          </table:table-cell>
          <table:table-cell office:value-type="float" office:value="0.00469496">
            <text:p>0.00469496</text:p>
          </table:table-cell>
          <table:table-cell office:value-type="float" office:value="-0.0572376">
            <text:p>-0.0572376</text:p>
          </table:table-cell>
          <table:table-cell office:value-type="float" office:value="-0.0574978">
            <text:p>-0.0574978</text:p>
          </table:table-cell>
          <table:table-cell office:value-type="float" office:value="0.0885882">
            <text:p>0.0885882</text:p>
          </table:table-cell>
          <table:table-cell/>
          <table:table-cell office:value-type="float" office:value="10.6489">
            <text:p>10.6489</text:p>
          </table:table-cell>
          <table:table-cell office:value-type="float" office:value="0.0534755">
            <text:p>0.0534755</text:p>
          </table:table-cell>
          <table:table-cell office:value-type="float" office:value="0.13186">
            <text:p>0.13186</text:p>
          </table:table-cell>
          <table:table-cell office:value-type="float" office:value="0.863728">
            <text:p>0.863728</text:p>
          </table:table-cell>
          <table:table-cell office:value-type="float" office:value="0.240789">
            <text:p>0.240789</text:p>
          </table:table-cell>
          <table:table-cell office:value-type="float" office:value="-0.261232">
            <text:p>-0.261232</text:p>
          </table:table-cell>
          <table:table-cell office:value-type="float" office:value="0.351228">
            <text:p>0.351228</text:p>
          </table:table-cell>
          <table:table-cell office:value-type="float" office:value="-0.146279">
            <text:p>-0.146279</text:p>
          </table:table-cell>
          <table:table-cell office:value-type="float" office:value="-0.0017856">
            <text:p>-0.0017856</text:p>
          </table:table-cell>
          <table:table-cell office:value-type="float" office:value="0.00938444">
            <text:p>0.00938444</text:p>
          </table:table-cell>
          <table:table-cell office:value-type="float" office:value="0.00988704">
            <text:p>0.00988704</text:p>
          </table:table-cell>
          <table:table-cell office:value-type="float" office:value="-0.131261">
            <text:p>-0.131261</text:p>
          </table:table-cell>
          <table:table-cell office:value-type="float" office:value="0.137842">
            <text:p>0.137842</text:p>
          </table:table-cell>
          <table:table-cell office:value-type="float" office:value="-0.170137">
            <text:p>-0.170137</text:p>
          </table:table-cell>
          <table:table-cell/>
          <table:table-cell office:value-type="float" office:value="11.6336">
            <text:p>11.6336</text:p>
          </table:table-cell>
          <table:table-cell office:value-type="float" office:value="-0.0373847">
            <text:p>-0.0373847</text:p>
          </table:table-cell>
          <table:table-cell office:value-type="float" office:value="-0.00149871">
            <text:p>-0.00149871</text:p>
          </table:table-cell>
          <table:table-cell office:value-type="float" office:value="0.839864">
            <text:p>0.839864</text:p>
          </table:table-cell>
          <table:table-cell office:value-type="float" office:value="0.126635">
            <text:p>0.126635</text:p>
          </table:table-cell>
          <table:table-cell office:value-type="float" office:value="-0.359587">
            <text:p>-0.359587</text:p>
          </table:table-cell>
          <table:table-cell office:value-type="float" office:value="0.186776">
            <text:p>0.186776</text:p>
          </table:table-cell>
          <table:table-cell office:value-type="float" office:value="-0.172584">
            <text:p>-0.172584</text:p>
          </table:table-cell>
          <table:table-cell office:value-type="float" office:value="-0.058548">
            <text:p>-0.058548</text:p>
          </table:table-cell>
          <table:table-cell office:value-type="float" office:value="-0.0497339">
            <text:p>-0.0497339</text:p>
          </table:table-cell>
          <table:table-cell office:value-type="float" office:value="-0.00595323">
            <text:p>-0.00595323</text:p>
          </table:table-cell>
          <table:table-cell office:value-type="float" office:value="0.128508">
            <text:p>0.128508</text:p>
          </table:table-cell>
          <table:table-cell office:value-type="float" office:value="0.10107">
            <text:p>0.10107</text:p>
          </table:table-cell>
          <table:table-cell office:value-type="float" office:value="0.0331208">
            <text:p>0.0331208</text:p>
          </table:table-cell>
          <table:table-cell/>
          <table:table-cell office:value-type="float" office:value="12.9429">
            <text:p>12.9429</text:p>
          </table:table-cell>
          <table:table-cell office:value-type="float" office:value="0.0345044">
            <text:p>0.0345044</text:p>
          </table:table-cell>
          <table:table-cell office:value-type="float" office:value="0.114448">
            <text:p>0.114448</text:p>
          </table:table-cell>
          <table:table-cell office:value-type="float" office:value="0.861125">
            <text:p>0.861125</text:p>
          </table:table-cell>
          <table:table-cell office:value-type="float" office:value="0.125552">
            <text:p>0.125552</text:p>
          </table:table-cell>
          <table:table-cell office:value-type="float" office:value="-0.312576">
            <text:p>-0.312576</text:p>
          </table:table-cell>
          <table:table-cell office:value-type="float" office:value="0.347583">
            <text:p>0.347583</text:p>
          </table:table-cell>
          <table:table-cell office:value-type="float" office:value="-0.161677">
            <text:p>-0.161677</text:p>
          </table:table-cell>
          <table:table-cell office:value-type="float" office:value="-0.0902908">
            <text:p>-0.0902908</text:p>
          </table:table-cell>
          <table:table-cell office:value-type="float" office:value="-0.154151">
            <text:p>-0.154151</text:p>
          </table:table-cell>
          <table:table-cell office:value-type="float" office:value="0.026276">
            <text:p>0.026276</text:p>
          </table:table-cell>
          <table:table-cell office:value-type="float" office:value="0.222751">
            <text:p>0.222751</text:p>
          </table:table-cell>
          <table:table-cell office:value-type="float" office:value="0.470791">
            <text:p>0.470791</text:p>
          </table:table-cell>
          <table:table-cell office:value-type="float" office:value="-0.168706">
            <text:p>-0.168706</text:p>
          </table:table-cell>
          <table:table-cell/>
          <table:table-cell office:value-type="float" office:value="9.82036">
            <text:p>9.82036</text:p>
          </table:table-cell>
          <table:table-cell office:value-type="float" office:value="-0.0445573">
            <text:p>-0.0445573</text:p>
          </table:table-cell>
          <table:table-cell office:value-type="float" office:value="0.0760895">
            <text:p>0.0760895</text:p>
          </table:table-cell>
          <table:table-cell office:value-type="float" office:value="0.825099">
            <text:p>0.825099</text:p>
          </table:table-cell>
          <table:table-cell office:value-type="float" office:value="0.159187">
            <text:p>0.159187</text:p>
          </table:table-cell>
          <table:table-cell office:value-type="float" office:value="-0.382233">
            <text:p>-0.382233</text:p>
          </table:table-cell>
          <table:table-cell office:value-type="float" office:value="0.265021">
            <text:p>0.265021</text:p>
          </table:table-cell>
          <table:table-cell office:value-type="float" office:value="-0.117216">
            <text:p>-0.117216</text:p>
          </table:table-cell>
          <table:table-cell office:value-type="float" office:value="-0.127412">
            <text:p>-0.127412</text:p>
          </table:table-cell>
          <table:table-cell office:value-type="float" office:value="-0.124817">
            <text:p>-0.124817</text:p>
          </table:table-cell>
          <table:table-cell office:value-type="float" office:value="0.0104628">
            <text:p>0.0104628</text:p>
          </table:table-cell>
          <table:table-cell office:value-type="float" office:value="0.26104">
            <text:p>0.26104</text:p>
          </table:table-cell>
          <table:table-cell office:value-type="float" office:value="-0.0424421">
            <text:p>-0.0424421</text:p>
          </table:table-cell>
          <table:table-cell office:value-type="float" office:value="0.131175">
            <text:p>0.131175</text:p>
          </table:table-cell>
        </table:table-row>
        <table:table-row table:style-name="ro4">
          <table:table-cell office:value-type="float" office:value="12.2818">
            <text:p>12.2818</text:p>
          </table:table-cell>
          <table:table-cell office:value-type="float" office:value="-0.0413888">
            <text:p>-0.0413888</text:p>
          </table:table-cell>
          <table:table-cell office:value-type="float" office:value="0.0675346">
            <text:p>0.0675346</text:p>
          </table:table-cell>
          <table:table-cell office:value-type="float" office:value="0.894062">
            <text:p>0.894062</text:p>
          </table:table-cell>
          <table:table-cell office:value-type="float" office:value="0.197112">
            <text:p>0.197112</text:p>
          </table:table-cell>
          <table:table-cell office:value-type="float" office:value="-0.259943">
            <text:p>-0.259943</text:p>
          </table:table-cell>
          <table:table-cell office:value-type="float" office:value="0.265891">
            <text:p>0.265891</text:p>
          </table:table-cell>
          <table:table-cell office:value-type="float" office:value="-0.155133">
            <text:p>-0.155133</text:p>
          </table:table-cell>
          <table:table-cell office:value-type="float" office:value="-0.0153869">
            <text:p>-0.0153869</text:p>
          </table:table-cell>
          <table:table-cell office:value-type="float" office:value="-0.0207132">
            <text:p>-0.0207132</text:p>
          </table:table-cell>
          <table:table-cell office:value-type="float" office:value="0.0144099">
            <text:p>0.0144099</text:p>
          </table:table-cell>
          <table:table-cell office:value-type="float" office:value="0.0322306">
            <text:p>0.0322306</text:p>
          </table:table-cell>
          <table:table-cell office:value-type="float" office:value="0.0156225">
            <text:p>0.0156225</text:p>
          </table:table-cell>
          <table:table-cell office:value-type="float" office:value="-0.0248805">
            <text:p>-0.0248805</text:p>
          </table:table-cell>
          <table:table-cell/>
          <table:table-cell office:value-type="float" office:value="10.7563">
            <text:p>10.7563</text:p>
          </table:table-cell>
          <table:table-cell office:value-type="float" office:value="0.0517689">
            <text:p>0.0517689</text:p>
          </table:table-cell>
          <table:table-cell office:value-type="float" office:value="0.134459">
            <text:p>0.134459</text:p>
          </table:table-cell>
          <table:table-cell office:value-type="float" office:value="0.862827">
            <text:p>0.862827</text:p>
          </table:table-cell>
          <table:table-cell office:value-type="float" office:value="0.237355">
            <text:p>0.237355</text:p>
          </table:table-cell>
          <table:table-cell office:value-type="float" office:value="-0.254365">
            <text:p>-0.254365</text:p>
          </table:table-cell>
          <table:table-cell office:value-type="float" office:value="0.344748">
            <text:p>0.344748</text:p>
          </table:table-cell>
          <table:table-cell office:value-type="float" office:value="-0.135849">
            <text:p>-0.135849</text:p>
          </table:table-cell>
          <table:table-cell office:value-type="float" office:value="-0.0158861">
            <text:p>-0.0158861</text:p>
          </table:table-cell>
          <table:table-cell office:value-type="float" office:value="0.0241918">
            <text:p>0.0241918</text:p>
          </table:table-cell>
          <table:table-cell office:value-type="float" office:value="-0.00838964">
            <text:p>-0.00838964</text:p>
          </table:table-cell>
          <table:table-cell office:value-type="float" office:value="0.0176692">
            <text:p>0.0176692</text:p>
          </table:table-cell>
          <table:table-cell office:value-type="float" office:value="-0.0124927">
            <text:p>-0.0124927</text:p>
          </table:table-cell>
          <table:table-cell office:value-type="float" office:value="0.0200399">
            <text:p>0.0200399</text:p>
          </table:table-cell>
          <table:table-cell/>
          <table:table-cell office:value-type="float" office:value="11.8799">
            <text:p>11.8799</text:p>
          </table:table-cell>
          <table:table-cell office:value-type="float" office:value="-0.0440091">
            <text:p>-0.0440091</text:p>
          </table:table-cell>
          <table:table-cell office:value-type="float" office:value="-0.00761692">
            <text:p>-0.00761692</text:p>
          </table:table-cell>
          <table:table-cell office:value-type="float" office:value="0.840407">
            <text:p>0.840407</text:p>
          </table:table-cell>
          <table:table-cell office:value-type="float" office:value="0.121214">
            <text:p>0.121214</text:p>
          </table:table-cell>
          <table:table-cell office:value-type="float" office:value="-0.374869">
            <text:p>-0.374869</text:p>
          </table:table-cell>
          <table:table-cell office:value-type="float" office:value="0.170396">
            <text:p>0.170396</text:p>
          </table:table-cell>
          <table:table-cell office:value-type="float" office:value="-0.166279">
            <text:p>-0.166279</text:p>
          </table:table-cell>
          <table:table-cell office:value-type="float" office:value="-0.0268933">
            <text:p>-0.0268933</text:p>
          </table:table-cell>
          <table:table-cell office:value-type="float" office:value="-0.024838">
            <text:p>-0.024838</text:p>
          </table:table-cell>
          <table:table-cell office:value-type="float" office:value="0.00220525">
            <text:p>0.00220525</text:p>
          </table:table-cell>
          <table:table-cell office:value-type="float" office:value="-0.0920509">
            <text:p>-0.0920509</text:p>
          </table:table-cell>
          <table:table-cell office:value-type="float" office:value="-0.1361">
            <text:p>-0.1361</text:p>
          </table:table-cell>
          <table:table-cell office:value-type="float" office:value="0.129394">
            <text:p>0.129394</text:p>
          </table:table-cell>
          <table:table-cell/>
          <table:table-cell office:value-type="float" office:value="13.1724">
            <text:p>13.1724</text:p>
          </table:table-cell>
          <table:table-cell office:value-type="float" office:value="0.0255146">
            <text:p>0.0255146</text:p>
          </table:table-cell>
          <table:table-cell office:value-type="float" office:value="0.103865">
            <text:p>0.103865</text:p>
          </table:table-cell>
          <table:table-cell office:value-type="float" office:value="0.858272">
            <text:p>0.858272</text:p>
          </table:table-cell>
          <table:table-cell office:value-type="float" office:value="0.121017">
            <text:p>0.121017</text:p>
          </table:table-cell>
          <table:table-cell office:value-type="float" office:value="-0.339836">
            <text:p>-0.339836</text:p>
          </table:table-cell>
          <table:table-cell office:value-type="float" office:value="0.310631">
            <text:p>0.310631</text:p>
          </table:table-cell>
          <table:table-cell office:value-type="float" office:value="-0.155254">
            <text:p>-0.155254</text:p>
          </table:table-cell>
          <table:table-cell office:value-type="float" office:value="-0.0391782">
            <text:p>-0.0391782</text:p>
          </table:table-cell>
          <table:table-cell office:value-type="float" office:value="-0.0461231">
            <text:p>-0.0461231</text:p>
          </table:table-cell>
          <table:table-cell office:value-type="float" office:value="-0.0124353">
            <text:p>-0.0124353</text:p>
          </table:table-cell>
          <table:table-cell office:value-type="float" office:value="-0.172422">
            <text:p>-0.172422</text:p>
          </table:table-cell>
          <table:table-cell office:value-type="float" office:value="-0.155097">
            <text:p>-0.155097</text:p>
          </table:table-cell>
          <table:table-cell office:value-type="float" office:value="0.0482686">
            <text:p>0.0482686</text:p>
          </table:table-cell>
          <table:table-cell/>
          <table:table-cell office:value-type="float" office:value="9.99011">
            <text:p>9.99011</text:p>
          </table:table-cell>
          <table:table-cell office:value-type="float" office:value="-0.0586634">
            <text:p>-0.0586634</text:p>
          </table:table-cell>
          <table:table-cell office:value-type="float" office:value="0.0536796">
            <text:p>0.0536796</text:p>
          </table:table-cell>
          <table:table-cell office:value-type="float" office:value="0.830654">
            <text:p>0.830654</text:p>
          </table:table-cell>
          <table:table-cell office:value-type="float" office:value="0.15421">
            <text:p>0.15421</text:p>
          </table:table-cell>
          <table:table-cell office:value-type="float" office:value="-0.396279">
            <text:p>-0.396279</text:p>
          </table:table-cell>
          <table:table-cell office:value-type="float" office:value="0.257723">
            <text:p>0.257723</text:p>
          </table:table-cell>
          <table:table-cell office:value-type="float" office:value="-0.120434">
            <text:p>-0.120434</text:p>
          </table:table-cell>
          <table:table-cell office:value-type="float" office:value="-0.0831019">
            <text:p>-0.0831019</text:p>
          </table:table-cell>
          <table:table-cell office:value-type="float" office:value="-0.132022">
            <text:p>-0.132022</text:p>
          </table:table-cell>
          <table:table-cell office:value-type="float" office:value="0.0327291">
            <text:p>0.0327291</text:p>
          </table:table-cell>
          <table:table-cell office:value-type="float" office:value="0.185993">
            <text:p>0.185993</text:p>
          </table:table-cell>
          <table:table-cell office:value-type="float" office:value="0.27865">
            <text:p>0.27865</text:p>
          </table:table-cell>
          <table:table-cell office:value-type="float" office:value="-0.085863">
            <text:p>-0.085863</text:p>
          </table:table-cell>
        </table:table-row>
        <table:table-row table:style-name="ro4">
          <table:table-cell office:value-type="float" office:value="12.5719">
            <text:p>12.5719</text:p>
          </table:table-cell>
          <table:table-cell office:value-type="float" office:value="-0.0431399">
            <text:p>-0.0431399</text:p>
          </table:table-cell>
          <table:table-cell office:value-type="float" office:value="0.0628401">
            <text:p>0.0628401</text:p>
          </table:table-cell>
          <table:table-cell office:value-type="float" office:value="0.896148">
            <text:p>0.896148</text:p>
          </table:table-cell>
          <table:table-cell office:value-type="float" office:value="0.189693">
            <text:p>0.189693</text:p>
          </table:table-cell>
          <table:table-cell office:value-type="float" office:value="-0.268516">
            <text:p>-0.268516</text:p>
          </table:table-cell>
          <table:table-cell office:value-type="float" office:value="0.254913">
            <text:p>0.254913</text:p>
          </table:table-cell>
          <table:table-cell office:value-type="float" office:value="-0.152919">
            <text:p>-0.152919</text:p>
          </table:table-cell>
          <table:table-cell office:value-type="float" office:value="-0.00603561">
            <text:p>-0.00603561</text:p>
          </table:table-cell>
          <table:table-cell office:value-type="float" office:value="-0.0161805">
            <text:p>-0.0161805</text:p>
          </table:table-cell>
          <table:table-cell office:value-type="float" office:value="0.00719118">
            <text:p>0.00719118</text:p>
          </table:table-cell>
          <table:table-cell office:value-type="float" office:value="-0.0753405">
            <text:p>-0.0753405</text:p>
          </table:table-cell>
          <table:table-cell office:value-type="float" office:value="-0.0772619">
            <text:p>-0.0772619</text:p>
          </table:table-cell>
          <table:table-cell office:value-type="float" office:value="-0.00900558">
            <text:p>-0.00900558</text:p>
          </table:table-cell>
          <table:table-cell/>
          <table:table-cell office:value-type="float" office:value="11.2806">
            <text:p>11.2806</text:p>
          </table:table-cell>
          <table:table-cell office:value-type="float" office:value="0.048297">
            <text:p>0.048297</text:p>
          </table:table-cell>
          <table:table-cell office:value-type="float" office:value="0.143709">
            <text:p>0.143709</text:p>
          </table:table-cell>
          <table:table-cell office:value-type="float" office:value="0.863938">
            <text:p>0.863938</text:p>
          </table:table-cell>
          <table:table-cell office:value-type="float" office:value="0.221285">
            <text:p>0.221285</text:p>
          </table:table-cell>
          <table:table-cell office:value-type="float" office:value="-0.259167">
            <text:p>-0.259167</text:p>
          </table:table-cell>
          <table:table-cell office:value-type="float" office:value="0.357698">
            <text:p>0.357698</text:p>
          </table:table-cell>
          <table:table-cell office:value-type="float" office:value="-0.140277">
            <text:p>-0.140277</text:p>
          </table:table-cell>
          <table:table-cell office:value-type="float" office:value="-0.00662178">
            <text:p>-0.00662178</text:p>
          </table:table-cell>
          <table:table-cell office:value-type="float" office:value="0.0176417">
            <text:p>0.0176417</text:p>
          </table:table-cell>
          <table:table-cell office:value-type="float" office:value="0.00211768">
            <text:p>0.00211768</text:p>
          </table:table-cell>
          <table:table-cell office:value-type="float" office:value="0.0151557">
            <text:p>0.0151557</text:p>
          </table:table-cell>
          <table:table-cell office:value-type="float" office:value="0.0529268">
            <text:p>0.0529268</text:p>
          </table:table-cell>
          <table:table-cell office:value-type="float" office:value="-0.0648885">
            <text:p>-0.0648885</text:p>
          </table:table-cell>
          <table:table-cell/>
          <table:table-cell office:value-type="float" office:value="12.0139">
            <text:p>12.0139</text:p>
          </table:table-cell>
          <table:table-cell office:value-type="float" office:value="-0.0492634">
            <text:p>-0.0492634</text:p>
          </table:table-cell>
          <table:table-cell office:value-type="float" office:value="-0.0133863">
            <text:p>-0.0133863</text:p>
          </table:table-cell>
          <table:table-cell office:value-type="float" office:value="0.843025">
            <text:p>0.843025</text:p>
          </table:table-cell>
          <table:table-cell office:value-type="float" office:value="0.118364">
            <text:p>0.118364</text:p>
          </table:table-cell>
          <table:table-cell office:value-type="float" office:value="-0.436196">
            <text:p>-0.436196</text:p>
          </table:table-cell>
          <table:table-cell office:value-type="float" office:value="0.078723">
            <text:p>0.078723</text:p>
          </table:table-cell>
          <table:table-cell office:value-type="float" office:value="-0.14302">
            <text:p>-0.14302</text:p>
          </table:table-cell>
          <table:table-cell office:value-type="float" office:value="-0.039224">
            <text:p>-0.039224</text:p>
          </table:table-cell>
          <table:table-cell office:value-type="float" office:value="-0.0430694">
            <text:p>-0.0430694</text:p>
          </table:table-cell>
          <table:table-cell office:value-type="float" office:value="0.0195384">
            <text:p>0.0195384</text:p>
          </table:table-cell>
          <table:table-cell office:value-type="float" office:value="-1.15166">
            <text:p>-1.15166</text:p>
          </table:table-cell>
          <table:table-cell office:value-type="float" office:value="-1.75941">
            <text:p>-1.75941</text:p>
          </table:table-cell>
          <table:table-cell office:value-type="float" office:value="0.497172">
            <text:p>0.497172</text:p>
          </table:table-cell>
          <table:table-cell/>
          <table:table-cell office:value-type="float" office:value="13.4071">
            <text:p>13.4071</text:p>
          </table:table-cell>
          <table:table-cell office:value-type="float" office:value="0.00681442">
            <text:p>0.00681442</text:p>
          </table:table-cell>
          <table:table-cell office:value-type="float" office:value="0.084489">
            <text:p>0.084489</text:p>
          </table:table-cell>
          <table:table-cell office:value-type="float" office:value="0.858013">
            <text:p>0.858013</text:p>
          </table:table-cell>
          <table:table-cell office:value-type="float" office:value="0.116547">
            <text:p>0.116547</text:p>
          </table:table-cell>
          <table:table-cell office:value-type="float" office:value="-0.342454">
            <text:p>-0.342454</text:p>
          </table:table-cell>
          <table:table-cell office:value-type="float" office:value="0.307516">
            <text:p>0.307516</text:p>
          </table:table-cell>
          <table:table-cell office:value-type="float" office:value="-0.156196">
            <text:p>-0.156196</text:p>
          </table:table-cell>
          <table:table-cell office:value-type="float" office:value="-0.0796562">
            <text:p>-0.0796562</text:p>
          </table:table-cell>
          <table:table-cell table:style-name="ce1" office:value-type="float" office:value="-0.0825339">
            <text:p>-0.0825339</text:p>
          </table:table-cell>
          <table:table-cell office:value-type="float" office:value="-0.0011037">
            <text:p>-0.0011037</text:p>
          </table:table-cell>
          <table:table-cell office:value-type="float" office:value="0.172928">
            <text:p>0.172928</text:p>
          </table:table-cell>
          <table:table-cell office:value-type="float" office:value="0.185916">
            <text:p>0.185916</text:p>
          </table:table-cell>
          <table:table-cell office:value-type="float" office:value="0.0140399">
            <text:p>0.0140399</text:p>
          </table:table-cell>
          <table:table-cell/>
          <table:table-cell office:value-type="float" office:value="10.1549">
            <text:p>10.1549</text:p>
          </table:table-cell>
          <table:table-cell office:value-type="float" office:value="-0.0673068">
            <text:p>-0.0673068</text:p>
          </table:table-cell>
          <table:table-cell office:value-type="float" office:value="0.0394909">
            <text:p>0.0394909</text:p>
          </table:table-cell>
          <table:table-cell office:value-type="float" office:value="0.833716">
            <text:p>0.833716</text:p>
          </table:table-cell>
          <table:table-cell office:value-type="float" office:value="0.149527">
            <text:p>0.149527</text:p>
          </table:table-cell>
          <table:table-cell office:value-type="float" office:value="-0.404918">
            <text:p>-0.404918</text:p>
          </table:table-cell>
          <table:table-cell office:value-type="float" office:value="0.246682">
            <text:p>0.246682</text:p>
          </table:table-cell>
          <table:table-cell office:value-type="float" office:value="-0.117265">
            <text:p>-0.117265</text:p>
          </table:table-cell>
          <table:table-cell office:value-type="float" office:value="-0.0524532">
            <text:p>-0.0524532</text:p>
          </table:table-cell>
          <table:table-cell office:value-type="float" office:value="-0.0861046">
            <text:p>-0.0861046</text:p>
          </table:table-cell>
          <table:table-cell office:value-type="float" office:value="0.0185802">
            <text:p>0.0185802</text:p>
          </table:table-cell>
          <table:table-cell office:value-type="float" office:value="0.134372">
            <text:p>0.134372</text:p>
          </table:table-cell>
          <table:table-cell office:value-type="float" office:value="0.260093">
            <text:p>0.260093</text:p>
          </table:table-cell>
          <table:table-cell office:value-type="float" office:value="-0.0563677">
            <text:p>-0.0563677</text:p>
          </table:table-cell>
        </table:table-row>
        <table:table-row table:style-name="ro4">
          <table:table-cell office:value-type="float" office:value="12.94">
            <text:p>12.94</text:p>
          </table:table-cell>
          <table:table-cell office:value-type="float" office:value="-0.055572">
            <text:p>-0.055572</text:p>
          </table:table-cell>
          <table:table-cell office:value-type="float" office:value="0.046413">
            <text:p>0.046413</text:p>
          </table:table-cell>
          <table:table-cell office:value-type="float" office:value="0.897575">
            <text:p>0.897575</text:p>
          </table:table-cell>
          <table:table-cell office:value-type="float" office:value="0.180681">
            <text:p>0.180681</text:p>
          </table:table-cell>
          <table:table-cell office:value-type="float" office:value="-0.446301">
            <text:p>-0.446301</text:p>
          </table:table-cell>
          <table:table-cell office:value-type="float" office:value="0.0579985">
            <text:p>0.0579985</text:p>
          </table:table-cell>
          <table:table-cell office:value-type="float" office:value="-0.112153">
            <text:p>-0.112153</text:p>
          </table:table-cell>
          <table:table-cell office:value-type="float" office:value="-0.0337708">
            <text:p>-0.0337708</text:p>
          </table:table-cell>
          <table:table-cell office:value-type="float" office:value="-0.044623">
            <text:p>-0.044623</text:p>
          </table:table-cell>
          <table:table-cell office:value-type="float" office:value="0.00387594">
            <text:p>0.00387594</text:p>
          </table:table-cell>
          <table:table-cell office:value-type="float" office:value="-2.41072">
            <text:p>-2.41072</text:p>
          </table:table-cell>
          <table:table-cell office:value-type="float" office:value="-2.62806">
            <text:p>-2.62806</text:p>
          </table:table-cell>
          <table:table-cell office:value-type="float" office:value="0.565804">
            <text:p>0.565804</text:p>
          </table:table-cell>
          <table:table-cell/>
          <table:table-cell office:value-type="float" office:value="11.4589">
            <text:p>11.4589</text:p>
          </table:table-cell>
          <table:table-cell office:value-type="float" office:value="0.0475982">
            <text:p>0.0475982</text:p>
          </table:table-cell>
          <table:table-cell office:value-type="float" office:value="0.148535">
            <text:p>0.148535</text:p>
          </table:table-cell>
          <table:table-cell office:value-type="float" office:value="0.862253">
            <text:p>0.862253</text:p>
          </table:table-cell>
          <table:table-cell office:value-type="float" office:value="0.216074">
            <text:p>0.216074</text:p>
          </table:table-cell>
          <table:table-cell office:value-type="float" office:value="-0.260619">
            <text:p>-0.260619</text:p>
          </table:table-cell>
          <table:table-cell office:value-type="float" office:value="0.355669">
            <text:p>0.355669</text:p>
          </table:table-cell>
          <table:table-cell office:value-type="float" office:value="-0.129961">
            <text:p>-0.129961</text:p>
          </table:table-cell>
          <table:table-cell office:value-type="float" office:value="-0.00392021">
            <text:p>-0.00392021</text:p>
          </table:table-cell>
          <table:table-cell office:value-type="float" office:value="0.0270762">
            <text:p>0.0270762</text:p>
          </table:table-cell>
          <table:table-cell office:value-type="float" office:value="-0.00944902">
            <text:p>-0.00944902</text:p>
          </table:table-cell>
          <table:table-cell office:value-type="float" office:value="0.010061">
            <text:p>0.010061</text:p>
          </table:table-cell>
          <table:table-cell office:value-type="float" office:value="-0.05781">
            <text:p>-0.05781</text:p>
          </table:table-cell>
          <table:table-cell office:value-type="float" office:value="0.127296">
            <text:p>0.127296</text:p>
          </table:table-cell>
          <table:table-cell/>
          <table:table-cell office:value-type="float" office:value="12.0512">
            <text:p>12.0512</text:p>
          </table:table-cell>
          <table:table-cell office:value-type="float" office:value="-0.0523272">
            <text:p>-0.0523272</text:p>
          </table:table-cell>
          <table:table-cell office:value-type="float" office:value="-0.0174384">
            <text:p>-0.0174384</text:p>
          </table:table-cell>
          <table:table-cell office:value-type="float" office:value="0.844444">
            <text:p>0.844444</text:p>
          </table:table-cell>
          <table:table-cell office:value-type="float" office:value="0.117583">
            <text:p>0.117583</text:p>
          </table:table-cell>
          <table:table-cell office:value-type="float" office:value="-0.372326">
            <text:p>-0.372326</text:p>
          </table:table-cell>
          <table:table-cell office:value-type="float" office:value="0.171767">
            <text:p>0.171767</text:p>
          </table:table-cell>
          <table:table-cell office:value-type="float" office:value="-0.174351">
            <text:p>-0.174351</text:p>
          </table:table-cell>
          <table:table-cell office:value-type="float" office:value="-0.082166">
            <text:p>-0.082166</text:p>
          </table:table-cell>
          <table:table-cell office:value-type="float" office:value="-0.108672">
            <text:p>-0.108672</text:p>
          </table:table-cell>
          <table:table-cell office:value-type="float" office:value="0.0380764">
            <text:p>0.0380764</text:p>
          </table:table-cell>
          <table:table-cell office:value-type="float" office:value="0.213417">
            <text:p>0.213417</text:p>
          </table:table-cell>
          <table:table-cell office:value-type="float" office:value="0.226851">
            <text:p>0.226851</text:p>
          </table:table-cell>
          <table:table-cell office:value-type="float" office:value="-0.166532">
            <text:p>-0.166532</text:p>
          </table:table-cell>
          <table:table-cell/>
          <table:table-cell office:value-type="float" office:value="13.6718">
            <text:p>13.6718</text:p>
          </table:table-cell>
          <table:table-cell office:value-type="float" office:value="-0.00215493">
            <text:p>-0.00215493</text:p>
          </table:table-cell>
          <table:table-cell office:value-type="float" office:value="0.0756677">
            <text:p>0.0756677</text:p>
          </table:table-cell>
          <table:table-cell office:value-type="float" office:value="0.858704">
            <text:p>0.858704</text:p>
          </table:table-cell>
          <table:table-cell office:value-type="float" office:value="0.111706">
            <text:p>0.111706</text:p>
          </table:table-cell>
          <table:table-cell office:value-type="float" office:value="-0.352363">
            <text:p>-0.352363</text:p>
          </table:table-cell>
          <table:table-cell office:value-type="float" office:value="0.297392">
            <text:p>0.297392</text:p>
          </table:table-cell>
          <table:table-cell office:value-type="float" office:value="-0.161166">
            <text:p>-0.161166</text:p>
          </table:table-cell>
          <table:table-cell office:value-type="float" office:value="-0.0338925">
            <text:p>-0.0338925</text:p>
          </table:table-cell>
          <table:table-cell office:value-type="float" office:value="-0.0333329">
            <text:p>-0.0333329</text:p>
          </table:table-cell>
          <table:table-cell office:value-type="float" office:value="0.00261184">
            <text:p>0.00261184</text:p>
          </table:table-cell>
          <table:table-cell office:value-type="float" office:value="0.0879044">
            <text:p>0.0879044</text:p>
          </table:table-cell>
          <table:table-cell office:value-type="float" office:value="0.0880315">
            <text:p>0.0880315</text:p>
          </table:table-cell>
          <table:table-cell office:value-type="float" office:value="-0.0953915">
            <text:p>-0.0953915</text:p>
          </table:table-cell>
          <table:table-cell/>
          <table:table-cell office:value-type="float" office:value="10.3219">
            <text:p>10.3219</text:p>
          </table:table-cell>
          <table:table-cell office:value-type="float" office:value="-0.0723191">
            <text:p>-0.0723191</text:p>
          </table:table-cell>
          <table:table-cell office:value-type="float" office:value="0.0323652">
            <text:p>0.0323652</text:p>
          </table:table-cell>
          <table:table-cell office:value-type="float" office:value="0.835247">
            <text:p>0.835247</text:p>
          </table:table-cell>
          <table:table-cell office:value-type="float" office:value="0.144926">
            <text:p>0.144926</text:p>
          </table:table-cell>
          <table:table-cell office:value-type="float" office:value="-0.41644">
            <text:p>-0.41644</text:p>
          </table:table-cell>
          <table:table-cell office:value-type="float" office:value="0.228299">
            <text:p>0.228299</text:p>
          </table:table-cell>
          <table:table-cell office:value-type="float" office:value="-0.113717">
            <text:p>-0.113717</text:p>
          </table:table-cell>
          <table:table-cell office:value-type="float" office:value="-0.0300115">
            <text:p>-0.0300115</text:p>
          </table:table-cell>
          <table:table-cell office:value-type="float" office:value="-0.0426659">
            <text:p>-0.0426659</text:p>
          </table:table-cell>
          <table:table-cell office:value-type="float" office:value="0.00916615">
            <text:p>0.00916615</text:p>
          </table:table-cell>
          <table:table-cell office:value-type="float" office:value="-0.0347467">
            <text:p>-0.0347467</text:p>
          </table:table-cell>
          <table:table-cell office:value-type="float" office:value="-0.0466537">
            <text:p>-0.0466537</text:p>
          </table:table-cell>
          <table:table-cell office:value-type="float" office:value="0.00328812">
            <text:p>0.00328812</text:p>
          </table:table-cell>
        </table:table-row>
        <table:table-row table:style-name="ro4">
          <table:table-cell office:value-type="float" office:value="13.0038">
            <text:p>13.0038</text:p>
          </table:table-cell>
          <table:table-cell office:value-type="float" office:value="-0.0675308">
            <text:p>-0.0675308</text:p>
          </table:table-cell>
          <table:table-cell office:value-type="float" office:value="0.0328782">
            <text:p>0.0328782</text:p>
          </table:table-cell>
          <table:table-cell office:value-type="float" office:value="0.900123">
            <text:p>0.900123</text:p>
          </table:table-cell>
          <table:table-cell office:value-type="float" office:value="0.179164">
            <text:p>0.179164</text:p>
          </table:table-cell>
          <table:table-cell office:value-type="float" office:value="-0.244882">
            <text:p>-0.244882</text:p>
          </table:table-cell>
          <table:table-cell office:value-type="float" office:value="0.279441">
            <text:p>0.279441</text:p>
          </table:table-cell>
          <table:table-cell office:value-type="float" office:value="-0.160148">
            <text:p>-0.160148</text:p>
          </table:table-cell>
          <table:table-cell office:value-type="float" office:value="-0.187515">
            <text:p>-0.187515</text:p>
          </table:table-cell>
          <table:table-cell office:value-type="float" office:value="-0.212227">
            <text:p>-0.212227</text:p>
          </table:table-cell>
          <table:table-cell office:value-type="float" office:value="0.0399601">
            <text:p>0.0399601</text:p>
          </table:table-cell>
          <table:table-cell office:value-type="float" office:value="0.850503">
            <text:p>0.850503</text:p>
          </table:table-cell>
          <table:table-cell office:value-type="float" office:value="0.96122">
            <text:p>0.96122</text:p>
          </table:table-cell>
          <table:table-cell office:value-type="float" office:value="-0.20517">
            <text:p>-0.20517</text:p>
          </table:table-cell>
          <table:table-cell/>
          <table:table-cell office:value-type="float" office:value="11.6128">
            <text:p>11.6128</text:p>
          </table:table-cell>
          <table:table-cell office:value-type="float" office:value="0.0472331">
            <text:p>0.0472331</text:p>
          </table:table-cell>
          <table:table-cell office:value-type="float" office:value="0.151333">
            <text:p>0.151333</text:p>
          </table:table-cell>
          <table:table-cell office:value-type="float" office:value="0.863815">
            <text:p>0.863815</text:p>
          </table:table-cell>
          <table:table-cell office:value-type="float" office:value="0.211672">
            <text:p>0.211672</text:p>
          </table:table-cell>
          <table:table-cell office:value-type="float" office:value="-0.262736">
            <text:p>-0.262736</text:p>
          </table:table-cell>
          <table:table-cell office:value-type="float" office:value="0.344456">
            <text:p>0.344456</text:p>
          </table:table-cell>
          <table:table-cell office:value-type="float" office:value="-0.140648">
            <text:p>-0.140648</text:p>
          </table:table-cell>
          <table:table-cell office:value-type="float" office:value="-0.00237154">
            <text:p>-0.00237154</text:p>
          </table:table-cell>
          <table:table-cell office:value-type="float" office:value="0.0181776">
            <text:p>0.0181776</text:p>
          </table:table-cell>
          <table:table-cell office:value-type="float" office:value="0.0101454">
            <text:p>0.0101454</text:p>
          </table:table-cell>
          <table:table-cell office:value-type="float" office:value="-0.00948922">
            <text:p>-0.00948922</text:p>
          </table:table-cell>
          <table:table-cell office:value-type="float" office:value="-0.248764">
            <text:p>-0.248764</text:p>
          </table:table-cell>
          <table:table-cell office:value-type="float" office:value="-0.0734777">
            <text:p>-0.0734777</text:p>
          </table:table-cell>
          <table:table-cell/>
          <table:table-cell office:value-type="float" office:value="12.2174">
            <text:p>12.2174</text:p>
          </table:table-cell>
          <table:table-cell office:value-type="float" office:value="-0.060088">
            <text:p>-0.060088</text:p>
          </table:table-cell>
          <table:table-cell office:value-type="float" office:value="-0.0292333">
            <text:p>-0.0292333</text:p>
          </table:table-cell>
          <table:table-cell office:value-type="float" office:value="0.846173">
            <text:p>0.846173</text:p>
          </table:table-cell>
          <table:table-cell office:value-type="float" office:value="0.114162">
            <text:p>0.114162</text:p>
          </table:table-cell>
          <table:table-cell office:value-type="float" office:value="-0.380128">
            <text:p>-0.380128</text:p>
          </table:table-cell>
          <table:table-cell office:value-type="float" office:value="0.169086">
            <text:p>0.169086</text:p>
          </table:table-cell>
          <table:table-cell office:value-type="float" office:value="-0.1782">
            <text:p>-0.1782</text:p>
          </table:table-cell>
          <table:table-cell office:value-type="float" office:value="-0.0466973">
            <text:p>-0.0466973</text:p>
          </table:table-cell>
          <table:table-cell office:value-type="float" office:value="-0.0709709">
            <text:p>-0.0709709</text:p>
          </table:table-cell>
          <table:table-cell office:value-type="float" office:value="0.0103998">
            <text:p>0.0103998</text:p>
          </table:table-cell>
          <table:table-cell office:value-type="float" office:value="0.152068">
            <text:p>0.152068</text:p>
          </table:table-cell>
          <table:table-cell office:value-type="float" office:value="0.339911">
            <text:p>0.339911</text:p>
          </table:table-cell>
          <table:table-cell office:value-type="float" office:value="-0.226855">
            <text:p>-0.226855</text:p>
          </table:table-cell>
          <table:table-cell/>
          <table:table-cell office:value-type="float" office:value="13.8391">
            <text:p>13.8391</text:p>
          </table:table-cell>
          <table:table-cell office:value-type="float" office:value="-0.00536501">
            <text:p>-0.00536501</text:p>
          </table:table-cell>
          <table:table-cell office:value-type="float" office:value="0.0725549">
            <text:p>0.0725549</text:p>
          </table:table-cell>
          <table:table-cell office:value-type="float" office:value="0.856469">
            <text:p>0.856469</text:p>
          </table:table-cell>
          <table:table-cell office:value-type="float" office:value="0.108749">
            <text:p>0.108749</text:p>
          </table:table-cell>
          <table:table-cell office:value-type="float" office:value="-0.375058">
            <text:p>-0.375058</text:p>
          </table:table-cell>
          <table:table-cell office:value-type="float" office:value="0.274562">
            <text:p>0.274562</text:p>
          </table:table-cell>
          <table:table-cell office:value-type="float" office:value="-0.156281">
            <text:p>-0.156281</text:p>
          </table:table-cell>
          <table:table-cell office:value-type="float" office:value="-0.0191814">
            <text:p>-0.0191814</text:p>
          </table:table-cell>
          <table:table-cell office:value-type="float" office:value="-0.0186005">
            <text:p>-0.0186005</text:p>
          </table:table-cell>
          <table:table-cell office:value-type="float" office:value="-0.0133523">
            <text:p>-0.0133523</text:p>
          </table:table-cell>
          <table:table-cell office:value-type="float" office:value="-0.272595">
            <text:p>-0.272595</text:p>
          </table:table-cell>
          <table:table-cell office:value-type="float" office:value="-0.277287">
            <text:p>-0.277287</text:p>
          </table:table-cell>
          <table:table-cell office:value-type="float" office:value="0.0502795">
            <text:p>0.0502795</text:p>
          </table:table-cell>
          <table:table-cell/>
          <table:table-cell office:value-type="float" office:value="10.6584">
            <text:p>10.6584</text:p>
          </table:table-cell>
          <table:table-cell office:value-type="float" office:value="-0.0863526">
            <text:p>-0.0863526</text:p>
          </table:table-cell>
          <table:table-cell office:value-type="float" office:value="0.0127251">
            <text:p>0.0127251</text:p>
          </table:table-cell>
          <table:table-cell office:value-type="float" office:value="0.838704">
            <text:p>0.838704</text:p>
          </table:table-cell>
          <table:table-cell office:value-type="float" office:value="0.136081">
            <text:p>0.136081</text:p>
          </table:table-cell>
          <table:table-cell office:value-type="float" office:value="-0.428365">
            <text:p>-0.428365</text:p>
          </table:table-cell>
          <table:table-cell office:value-type="float" office:value="0.210183">
            <text:p>0.210183</text:p>
          </table:table-cell>
          <table:table-cell office:value-type="float" office:value="-0.110445">
            <text:p>-0.110445</text:p>
          </table:table-cell>
          <table:table-cell office:value-type="float" office:value="-0.0417039">
            <text:p>-0.0417039</text:p>
          </table:table-cell>
          <table:table-cell office:value-type="float" office:value="-0.058365">
            <text:p>-0.058365</text:p>
          </table:table-cell>
          <table:table-cell office:value-type="float" office:value="0.0102726">
            <text:p>0.0102726</text:p>
          </table:table-cell>
          <table:table-cell office:value-type="float" office:value="0.0368791">
            <text:p>0.0368791</text:p>
          </table:table-cell>
          <table:table-cell office:value-type="float" office:value="0.0145761">
            <text:p>0.0145761</text:p>
          </table:table-cell>
          <table:table-cell office:value-type="float" office:value="0.000560131">
            <text:p>0.000560131</text:p>
          </table:table-cell>
        </table:table-row>
        <table:table-row table:style-name="ro4">
          <table:table-cell office:value-type="float" office:value="13.2043">
            <text:p>13.2043</text:p>
          </table:table-cell>
          <table:table-cell office:value-type="float" office:value="-0.0709367">
            <text:p>-0.0709367</text:p>
          </table:table-cell>
          <table:table-cell office:value-type="float" office:value="0.0289683">
            <text:p>0.0289683</text:p>
          </table:table-cell>
          <table:table-cell office:value-type="float" office:value="0.899888">
            <text:p>0.899888</text:p>
          </table:table-cell>
          <table:table-cell office:value-type="float" office:value="0.174476">
            <text:p>0.174476</text:p>
          </table:table-cell>
          <table:table-cell office:value-type="float" office:value="-0.315641">
            <text:p>-0.315641</text:p>
          </table:table-cell>
          <table:table-cell office:value-type="float" office:value="0.177396">
            <text:p>0.177396</text:p>
          </table:table-cell>
          <table:table-cell office:value-type="float" office:value="-0.132156">
            <text:p>-0.132156</text:p>
          </table:table-cell>
          <table:table-cell office:value-type="float" office:value="-0.0169871">
            <text:p>-0.0169871</text:p>
          </table:table-cell>
          <table:table-cell office:value-type="float" office:value="-0.0195008">
            <text:p>-0.0195008</text:p>
          </table:table-cell>
          <table:table-cell office:value-type="float" office:value="-0.00117682">
            <text:p>-0.00117682</text:p>
          </table:table-cell>
          <table:table-cell office:value-type="float" office:value="-0.333911">
            <text:p>-0.333911</text:p>
          </table:table-cell>
          <table:table-cell office:value-type="float" office:value="-0.693118">
            <text:p>-0.693118</text:p>
          </table:table-cell>
          <table:table-cell office:value-type="float" office:value="0.255916">
            <text:p>0.255916</text:p>
          </table:table-cell>
          <table:table-cell/>
          <table:table-cell office:value-type="float" office:value="11.7113">
            <text:p>11.7113</text:p>
          </table:table-cell>
          <table:table-cell office:value-type="float" office:value="0.0469075">
            <text:p>0.0469075</text:p>
          </table:table-cell>
          <table:table-cell office:value-type="float" office:value="0.15071">
            <text:p>0.15071</text:p>
          </table:table-cell>
          <table:table-cell office:value-type="float" office:value="0.864101">
            <text:p>0.864101</text:p>
          </table:table-cell>
          <table:table-cell office:value-type="float" office:value="0.208903">
            <text:p>0.208903</text:p>
          </table:table-cell>
          <table:table-cell office:value-type="float" office:value="-0.263048">
            <text:p>-0.263048</text:p>
          </table:table-cell>
          <table:table-cell office:value-type="float" office:value="0.36229">
            <text:p>0.36229</text:p>
          </table:table-cell>
          <table:table-cell office:value-type="float" office:value="-0.136889">
            <text:p>-0.136889</text:p>
          </table:table-cell>
          <table:table-cell office:value-type="float" office:value="-0.00330616">
            <text:p>-0.00330616</text:p>
          </table:table-cell>
          <table:table-cell office:value-type="float" office:value="-0.00632402">
            <text:p>-0.00632402</text:p>
          </table:table-cell>
          <table:table-cell office:value-type="float" office:value="0.00290829">
            <text:p>0.00290829</text:p>
          </table:table-cell>
          <table:table-cell office:value-type="float" office:value="-0.00309868">
            <text:p>-0.00309868</text:p>
          </table:table-cell>
          <table:table-cell office:value-type="float" office:value="0.0515375">
            <text:p>0.0515375</text:p>
          </table:table-cell>
          <table:table-cell office:value-type="float" office:value="-0.0121008">
            <text:p>-0.0121008</text:p>
          </table:table-cell>
          <table:table-cell/>
          <table:table-cell office:value-type="float" office:value="12.3193">
            <text:p>12.3193</text:p>
          </table:table-cell>
          <table:table-cell office:value-type="float" office:value="-0.0632676">
            <text:p>-0.0632676</text:p>
          </table:table-cell>
          <table:table-cell office:value-type="float" office:value="-0.0329358">
            <text:p>-0.0329358</text:p>
          </table:table-cell>
          <table:table-cell office:value-type="float" office:value="0.844877">
            <text:p>0.844877</text:p>
          </table:table-cell>
          <table:table-cell office:value-type="float" office:value="0.112114">
            <text:p>0.112114</text:p>
          </table:table-cell>
          <table:table-cell office:value-type="float" office:value="-0.389121">
            <text:p>-0.389121</text:p>
          </table:table-cell>
          <table:table-cell office:value-type="float" office:value="0.153466">
            <text:p>0.153466</text:p>
          </table:table-cell>
          <table:table-cell office:value-type="float" office:value="-0.168408">
            <text:p>-0.168408</text:p>
          </table:table-cell>
          <table:table-cell office:value-type="float" office:value="-0.0311997">
            <text:p>-0.0311997</text:p>
          </table:table-cell>
          <table:table-cell office:value-type="float" office:value="-0.0363295">
            <text:p>-0.0363295</text:p>
          </table:table-cell>
          <table:table-cell office:value-type="float" office:value="-0.0127196">
            <text:p>-0.0127196</text:p>
          </table:table-cell>
          <table:table-cell office:value-type="float" office:value="0.013601">
            <text:p>0.013601</text:p>
          </table:table-cell>
          <table:table-cell office:value-type="float" office:value="0.0517078">
            <text:p>0.0517078</text:p>
          </table:table-cell>
          <table:table-cell office:value-type="float" office:value="0.026588">
            <text:p>0.026588</text:p>
          </table:table-cell>
          <table:table-cell/>
          <table:table-cell office:value-type="float" office:value="14.047">
            <text:p>14.047</text:p>
          </table:table-cell>
          <table:table-cell office:value-type="float" office:value="-0.0211397">
            <text:p>-0.0211397</text:p>
          </table:table-cell>
          <table:table-cell office:value-type="float" office:value="0.0566981">
            <text:p>0.0566981</text:p>
          </table:table-cell>
          <table:table-cell office:value-type="float" office:value="0.855867">
            <text:p>0.855867</text:p>
          </table:table-cell>
          <table:table-cell office:value-type="float" office:value="0.105183">
            <text:p>0.105183</text:p>
          </table:table-cell>
          <table:table-cell office:value-type="float" office:value="-0.373281">
            <text:p>-0.373281</text:p>
          </table:table-cell>
          <table:table-cell office:value-type="float" office:value="0.276152">
            <text:p>0.276152</text:p>
          </table:table-cell>
          <table:table-cell office:value-type="float" office:value="-0.15918">
            <text:p>-0.15918</text:p>
          </table:table-cell>
          <table:table-cell office:value-type="float" office:value="-0.0758635">
            <text:p>-0.0758635</text:p>
          </table:table-cell>
          <table:table-cell office:value-type="float" office:value="-0.0762581">
            <text:p>-0.0762581</text:p>
          </table:table-cell>
          <table:table-cell office:value-type="float" office:value="-0.00289742">
            <text:p>-0.00289742</text:p>
          </table:table-cell>
          <table:table-cell office:value-type="float" office:value="0.123088">
            <text:p>0.123088</text:p>
          </table:table-cell>
          <table:table-cell office:value-type="float" office:value="0.117203">
            <text:p>0.117203</text:p>
          </table:table-cell>
          <table:table-cell office:value-type="float" office:value="-0.00972405">
            <text:p>-0.00972405</text:p>
          </table:table-cell>
          <table:table-cell/>
          <table:table-cell office:value-type="float" office:value="10.9261">
            <text:p>10.9261</text:p>
          </table:table-cell>
          <table:table-cell office:value-type="float" office:value="-0.0948739">
            <text:p>-0.0948739</text:p>
          </table:table-cell>
          <table:table-cell office:value-type="float" office:value="-0.00185469">
            <text:p>-0.00185469</text:p>
          </table:table-cell>
          <table:table-cell office:value-type="float" office:value="0.841494">
            <text:p>0.841494</text:p>
          </table:table-cell>
          <table:table-cell office:value-type="float" office:value="0.129432">
            <text:p>0.129432</text:p>
          </table:table-cell>
          <table:table-cell office:value-type="float" office:value="-0.514625">
            <text:p>-0.514625</text:p>
          </table:table-cell>
          <table:table-cell office:value-type="float" office:value="0.0922258">
            <text:p>0.0922258</text:p>
          </table:table-cell>
          <table:table-cell office:value-type="float" office:value="-0.0780926">
            <text:p>-0.0780926</text:p>
          </table:table-cell>
          <table:table-cell office:value-type="float" office:value="-0.0318313">
            <text:p>-0.0318313</text:p>
          </table:table-cell>
          <table:table-cell office:value-type="float" office:value="-0.054463">
            <text:p>-0.054463</text:p>
          </table:table-cell>
          <table:table-cell office:value-type="float" office:value="0.0104226">
            <text:p>0.0104226</text:p>
          </table:table-cell>
          <table:table-cell office:value-type="float" office:value="-1.55484">
            <text:p>-1.55484</text:p>
          </table:table-cell>
          <table:table-cell office:value-type="float" office:value="-2.09156">
            <text:p>-2.09156</text:p>
          </table:table-cell>
          <table:table-cell office:value-type="float" office:value="0.603175">
            <text:p>0.603175</text:p>
          </table:table-cell>
        </table:table-row>
        <table:table-row table:style-name="ro4">
          <table:table-cell office:value-type="float" office:value="13.3738">
            <text:p>13.3738</text:p>
          </table:table-cell>
          <table:table-cell office:value-type="float" office:value="-0.0834047">
            <text:p>-0.0834047</text:p>
          </table:table-cell>
          <table:table-cell office:value-type="float" office:value="0.00575856">
            <text:p>0.00575856</text:p>
          </table:table-cell>
          <table:table-cell office:value-type="float" office:value="0.907038">
            <text:p>0.907038</text:p>
          </table:table-cell>
          <table:table-cell office:value-type="float" office:value="0.17061">
            <text:p>0.17061</text:p>
          </table:table-cell>
          <table:table-cell office:value-type="float" office:value="-0.307204">
            <text:p>-0.307204</text:p>
          </table:table-cell>
          <table:table-cell office:value-type="float" office:value="0.202715">
            <text:p>0.202715</text:p>
          </table:table-cell>
          <table:table-cell office:value-type="float" office:value="-0.142324">
            <text:p>-0.142324</text:p>
          </table:table-cell>
          <table:table-cell office:value-type="float" office:value="-0.073573">
            <text:p>-0.073573</text:p>
          </table:table-cell>
          <table:table-cell office:value-type="float" office:value="-0.136959">
            <text:p>-0.136959</text:p>
          </table:table-cell>
          <table:table-cell office:value-type="float" office:value="0.0421918">
            <text:p>0.0421918</text:p>
          </table:table-cell>
          <table:table-cell office:value-type="float" office:value="0.0400951">
            <text:p>0.0400951</text:p>
          </table:table-cell>
          <table:table-cell office:value-type="float" office:value="0.156044">
            <text:p>0.156044</text:p>
          </table:table-cell>
          <table:table-cell office:value-type="float" office:value="-0.0459142">
            <text:p>-0.0459142</text:p>
          </table:table-cell>
          <table:table-cell/>
          <table:table-cell office:value-type="float" office:value="11.9825">
            <text:p>11.9825</text:p>
          </table:table-cell>
          <table:table-cell office:value-type="float" office:value="0.045783">
            <text:p>0.045783</text:p>
          </table:table-cell>
          <table:table-cell office:value-type="float" office:value="0.152786">
            <text:p>0.152786</text:p>
          </table:table-cell>
          <table:table-cell office:value-type="float" office:value="0.864">
            <text:p>0.864</text:p>
          </table:table-cell>
          <table:table-cell office:value-type="float" office:value="0.201463">
            <text:p>0.201463</text:p>
          </table:table-cell>
          <table:table-cell office:value-type="float" office:value="-0.263458">
            <text:p>-0.263458</text:p>
          </table:table-cell>
          <table:table-cell office:value-type="float" office:value="0.358874">
            <text:p>0.358874</text:p>
          </table:table-cell>
          <table:table-cell office:value-type="float" office:value="-0.137256">
            <text:p>-0.137256</text:p>
          </table:table-cell>
          <table:table-cell office:value-type="float" office:value="-0.00414651">
            <text:p>-0.00414651</text:p>
          </table:table-cell>
          <table:table-cell office:value-type="float" office:value="0.0076527">
            <text:p>0.0076527</text:p>
          </table:table-cell>
          <table:table-cell office:value-type="float" office:value="-0.000373393">
            <text:p>-0.000373393</text:p>
          </table:table-cell>
          <table:table-cell office:value-type="float" office:value="0.0217053">
            <text:p>0.0217053</text:p>
          </table:table-cell>
          <table:table-cell office:value-type="float" office:value="-0.0448401">
            <text:p>-0.0448401</text:p>
          </table:table-cell>
          <table:table-cell office:value-type="float" office:value="-0.00747965">
            <text:p>-0.00747965</text:p>
          </table:table-cell>
          <table:table-cell/>
          <table:table-cell office:value-type="float" office:value="12.6561">
            <text:p>12.6561</text:p>
          </table:table-cell>
          <table:table-cell office:value-type="float" office:value="-0.0722334">
            <text:p>-0.0722334</text:p>
          </table:table-cell>
          <table:table-cell office:value-type="float" office:value="-0.0393062">
            <text:p>-0.0393062</text:p>
          </table:table-cell>
          <table:table-cell office:value-type="float" office:value="0.843609">
            <text:p>0.843609</text:p>
          </table:table-cell>
          <table:table-cell office:value-type="float" office:value="0.105603">
            <text:p>0.105603</text:p>
          </table:table-cell>
          <table:table-cell office:value-type="float" office:value="-0.402606">
            <text:p>-0.402606</text:p>
          </table:table-cell>
          <table:table-cell office:value-type="float" office:value="0.138026">
            <text:p>0.138026</text:p>
          </table:table-cell>
          <table:table-cell office:value-type="float" office:value="-0.166939">
            <text:p>-0.166939</text:p>
          </table:table-cell>
          <table:table-cell office:value-type="float" office:value="-0.0266186">
            <text:p>-0.0266186</text:p>
          </table:table-cell>
          <table:table-cell office:value-type="float" office:value="-0.0189132">
            <text:p>-0.0189132</text:p>
          </table:table-cell>
          <table:table-cell office:value-type="float" office:value="-0.00376414">
            <text:p>-0.00376414</text:p>
          </table:table-cell>
          <table:table-cell office:value-type="float" office:value="-0.0802692">
            <text:p>-0.0802692</text:p>
          </table:table-cell>
          <table:table-cell office:value-type="float" office:value="-0.148809">
            <text:p>-0.148809</text:p>
          </table:table-cell>
          <table:table-cell office:value-type="float" office:value="0.0629791">
            <text:p>0.0629791</text:p>
          </table:table-cell>
          <table:table-cell/>
          <table:table-cell office:value-type="float" office:value="14.4756">
            <text:p>14.4756</text:p>
          </table:table-cell>
          <table:table-cell office:value-type="float" office:value="-0.0310463">
            <text:p>-0.0310463</text:p>
          </table:table-cell>
          <table:table-cell office:value-type="float" office:value="0.0455418">
            <text:p>0.0455418</text:p>
          </table:table-cell>
          <table:table-cell office:value-type="float" office:value="0.85284">
            <text:p>0.85284</text:p>
          </table:table-cell>
          <table:table-cell office:value-type="float" office:value="0.0981995">
            <text:p>0.0981995</text:p>
          </table:table-cell>
          <table:table-cell office:value-type="float" office:value="-0.413769">
            <text:p>-0.413769</text:p>
          </table:table-cell>
          <table:table-cell office:value-type="float" office:value="0.231004">
            <text:p>0.231004</text:p>
          </table:table-cell>
          <table:table-cell office:value-type="float" office:value="-0.15279">
            <text:p>-0.15279</text:p>
          </table:table-cell>
          <table:table-cell office:value-type="float" office:value="-0.0231184">
            <text:p>-0.0231184</text:p>
          </table:table-cell>
          <table:table-cell office:value-type="float" office:value="-0.0260349">
            <text:p>-0.0260349</text:p>
          </table:table-cell>
          <table:table-cell office:value-type="float" office:value="-0.00706431">
            <text:p>-0.00706431</text:p>
          </table:table-cell>
          <table:table-cell office:value-type="float" office:value="-0.487625">
            <text:p>-0.487625</text:p>
          </table:table-cell>
          <table:table-cell office:value-type="float" office:value="-0.550682">
            <text:p>-0.550682</text:p>
          </table:table-cell>
          <table:table-cell office:value-type="float" office:value="0.153338">
            <text:p>0.153338</text:p>
          </table:table-cell>
          <table:table-cell/>
          <table:table-cell office:value-type="float" office:value="10.9578">
            <text:p>10.9578</text:p>
          </table:table-cell>
          <table:table-cell office:value-type="float" office:value="-0.0974501">
            <text:p>-0.0974501</text:p>
          </table:table-cell>
          <table:table-cell office:value-type="float" office:value="-0.0056897">
            <text:p>-0.0056897</text:p>
          </table:table-cell>
          <table:table-cell office:value-type="float" office:value="0.842432">
            <text:p>0.842432</text:p>
          </table:table-cell>
          <table:table-cell office:value-type="float" office:value="0.128666">
            <text:p>0.128666</text:p>
          </table:table-cell>
          <table:table-cell office:value-type="float" office:value="-0.430571">
            <text:p>-0.430571</text:p>
          </table:table-cell>
          <table:table-cell office:value-type="float" office:value="0.205014">
            <text:p>0.205014</text:p>
          </table:table-cell>
          <table:table-cell office:value-type="float" office:value="-0.109316">
            <text:p>-0.109316</text:p>
          </table:table-cell>
          <table:table-cell office:value-type="float" office:value="-0.0811758">
            <text:p>-0.0811758</text:p>
          </table:table-cell>
          <table:table-cell office:value-type="float" office:value="-0.120841">
            <text:p>-0.120841</text:p>
          </table:table-cell>
          <table:table-cell office:value-type="float" office:value="0.029565">
            <text:p>0.029565</text:p>
          </table:table-cell>
          <table:table-cell office:value-type="float" office:value="0.29559">
            <text:p>0.29559</text:p>
          </table:table-cell>
          <table:table-cell office:value-type="float" office:value="0.398683">
            <text:p>0.398683</text:p>
          </table:table-cell>
          <table:table-cell office:value-type="float" office:value="-0.0847956">
            <text:p>-0.0847956</text:p>
          </table:table-cell>
        </table:table-row>
        <table:table-row table:style-name="ro4">
          <table:table-cell office:value-type="float" office:value="13.9397">
            <text:p>13.9397</text:p>
          </table:table-cell>
          <table:table-cell office:value-type="float" office:value="-0.1122">
            <text:p>-0.1122</text:p>
          </table:table-cell>
          <table:table-cell office:value-type="float" office:value="-0.0217736">
            <text:p>-0.0217736</text:p>
          </table:table-cell>
          <table:table-cell office:value-type="float" office:value="0.91621">
            <text:p>0.91621</text:p>
          </table:table-cell>
          <table:table-cell office:value-type="float" office:value="0.158309">
            <text:p>0.158309</text:p>
          </table:table-cell>
          <table:table-cell office:value-type="float" office:value="-0.325059">
            <text:p>-0.325059</text:p>
          </table:table-cell>
          <table:table-cell office:value-type="float" office:value="0.182606">
            <text:p>0.182606</text:p>
          </table:table-cell>
          <table:table-cell office:value-type="float" office:value="-0.13562">
            <text:p>-0.13562</text:p>
          </table:table-cell>
          <table:table-cell office:value-type="float" office:value="-0.050882">
            <text:p>-0.050882</text:p>
          </table:table-cell>
          <table:table-cell office:value-type="float" office:value="-0.0486496">
            <text:p>-0.0486496</text:p>
          </table:table-cell>
          <table:table-cell office:value-type="float" office:value="0.0162077">
            <text:p>0.0162077</text:p>
          </table:table-cell>
          <table:table-cell office:value-type="float" office:value="0.171942">
            <text:p>0.171942</text:p>
          </table:table-cell>
          <table:table-cell office:value-type="float" office:value="0.154439">
            <text:p>0.154439</text:p>
          </table:table-cell>
          <table:table-cell office:value-type="float" office:value="-0.0400729">
            <text:p>-0.0400729</text:p>
          </table:table-cell>
          <table:table-cell/>
          <table:table-cell office:value-type="float" office:value="12.2173">
            <text:p>12.2173</text:p>
          </table:table-cell>
          <table:table-cell office:value-type="float" office:value="0.046006">
            <text:p>0.046006</text:p>
          </table:table-cell>
          <table:table-cell office:value-type="float" office:value="0.152111">
            <text:p>0.152111</text:p>
          </table:table-cell>
          <table:table-cell office:value-type="float" office:value="0.8635">
            <text:p>0.8635</text:p>
          </table:table-cell>
          <table:table-cell office:value-type="float" office:value="0.195237">
            <text:p>0.195237</text:p>
          </table:table-cell>
          <table:table-cell office:value-type="float" office:value="-0.266395">
            <text:p>-0.266395</text:p>
          </table:table-cell>
          <table:table-cell office:value-type="float" office:value="0.36051">
            <text:p>0.36051</text:p>
          </table:table-cell>
          <table:table-cell office:value-type="float" office:value="-0.136785">
            <text:p>-0.136785</text:p>
          </table:table-cell>
          <table:table-cell office:value-type="float" office:value="0.000949688">
            <text:p>0.000949688</text:p>
          </table:table-cell>
          <table:table-cell office:value-type="float" office:value="-0.00287536">
            <text:p>-0.00287536</text:p>
          </table:table-cell>
          <table:table-cell office:value-type="float" office:value="-0.00212955">
            <text:p>-0.00212955</text:p>
          </table:table-cell>
          <table:table-cell office:value-type="float" office:value="-0.0196205">
            <text:p>-0.0196205</text:p>
          </table:table-cell>
          <table:table-cell office:value-type="float" office:value="0.00361289">
            <text:p>0.00361289</text:p>
          </table:table-cell>
          <table:table-cell office:value-type="float" office:value="0.0124254">
            <text:p>0.0124254</text:p>
          </table:table-cell>
          <table:table-cell/>
          <table:table-cell office:value-type="float" office:value="13.2881">
            <text:p>13.2881</text:p>
          </table:table-cell>
          <table:table-cell office:value-type="float" office:value="-0.121114">
            <text:p>-0.121114</text:p>
          </table:table-cell>
          <table:table-cell office:value-type="float" office:value="-0.110691">
            <text:p>-0.110691</text:p>
          </table:table-cell>
          <table:table-cell office:value-type="float" office:value="0.866383">
            <text:p>0.866383</text:p>
          </table:table-cell>
          <table:table-cell office:value-type="float" office:value="0.0943899">
            <text:p>0.0943899</text:p>
          </table:table-cell>
          <table:table-cell office:value-type="float" office:value="-0.442805">
            <text:p>-0.442805</text:p>
          </table:table-cell>
          <table:table-cell office:value-type="float" office:value="0.0788263">
            <text:p>0.0788263</text:p>
          </table:table-cell>
          <table:table-cell office:value-type="float" office:value="-0.144259">
            <text:p>-0.144259</text:p>
          </table:table-cell>
          <table:table-cell office:value-type="float" office:value="-0.0773461">
            <text:p>-0.0773461</text:p>
          </table:table-cell>
          <table:table-cell office:value-type="float" office:value="-0.112956">
            <text:p>-0.112956</text:p>
          </table:table-cell>
          <table:table-cell office:value-type="float" office:value="0.0360367">
            <text:p>0.0360367</text:p>
          </table:table-cell>
          <table:table-cell office:value-type="float" office:value="0.176719">
            <text:p>0.176719</text:p>
          </table:table-cell>
          <table:table-cell office:value-type="float" office:value="0.256049">
            <text:p>0.256049</text:p>
          </table:table-cell>
          <table:table-cell office:value-type="float" office:value="-0.00907996">
            <text:p>-0.00907996</text:p>
          </table:table-cell>
          <table:table-cell/>
          <table:table-cell office:value-type="float" office:value="14.5801">
            <text:p>14.5801</text:p>
          </table:table-cell>
          <table:table-cell office:value-type="float" office:value="-0.0387971">
            <text:p>-0.0387971</text:p>
          </table:table-cell>
          <table:table-cell office:value-type="float" office:value="0.0367963">
            <text:p>0.0367963</text:p>
          </table:table-cell>
          <table:table-cell office:value-type="float" office:value="0.853778">
            <text:p>0.853778</text:p>
          </table:table-cell>
          <table:table-cell office:value-type="float" office:value="0.0965668">
            <text:p>0.0965668</text:p>
          </table:table-cell>
          <table:table-cell office:value-type="float" office:value="-0.384728">
            <text:p>-0.384728</text:p>
          </table:table-cell>
          <table:table-cell office:value-type="float" office:value="0.262803">
            <text:p>0.262803</text:p>
          </table:table-cell>
          <table:table-cell office:value-type="float" office:value="-0.163044">
            <text:p>-0.163044</text:p>
          </table:table-cell>
          <table:table-cell office:value-type="float" office:value="-0.0741143">
            <text:p>-0.0741143</text:p>
          </table:table-cell>
          <table:table-cell office:value-type="float" office:value="-0.0836253">
            <text:p>-0.0836253</text:p>
          </table:table-cell>
          <table:table-cell office:value-type="float" office:value="0.0089718">
            <text:p>0.0089718</text:p>
          </table:table-cell>
          <table:table-cell office:value-type="float" office:value="0.233062">
            <text:p>0.233062</text:p>
          </table:table-cell>
          <table:table-cell office:value-type="float" office:value="0.245205">
            <text:p>0.245205</text:p>
          </table:table-cell>
          <table:table-cell office:value-type="float" office:value="-0.0681593">
            <text:p>-0.0681593</text:p>
          </table:table-cell>
          <table:table-cell/>
          <table:table-cell office:value-type="float" office:value="11.0945">
            <text:p>11.0945</text:p>
          </table:table-cell>
          <table:table-cell office:value-type="float" office:value="-0.103023">
            <text:p>-0.103023</text:p>
          </table:table-cell>
          <table:table-cell office:value-type="float" office:value="-0.0147582">
            <text:p>-0.0147582</text:p>
          </table:table-cell>
          <table:table-cell office:value-type="float" office:value="0.844889">
            <text:p>0.844889</text:p>
          </table:table-cell>
          <table:table-cell office:value-type="float" office:value="0.125417">
            <text:p>0.125417</text:p>
          </table:table-cell>
          <table:table-cell office:value-type="float" office:value="-0.442862">
            <text:p>-0.442862</text:p>
          </table:table-cell>
          <table:table-cell office:value-type="float" office:value="0.185594">
            <text:p>0.185594</text:p>
          </table:table-cell>
          <table:table-cell office:value-type="float" office:value="-0.104101">
            <text:p>-0.104101</text:p>
          </table:table-cell>
          <table:table-cell office:value-type="float" office:value="-0.0407769">
            <text:p>-0.0407769</text:p>
          </table:table-cell>
          <table:table-cell office:value-type="float" office:value="-0.066352">
            <text:p>-0.066352</text:p>
          </table:table-cell>
          <table:table-cell office:value-type="float" office:value="0.0179758">
            <text:p>0.0179758</text:p>
          </table:table-cell>
          <table:table-cell office:value-type="float" office:value="0.0884532">
            <text:p>0.0884532</text:p>
          </table:table-cell>
          <table:table-cell office:value-type="float" office:value="0.0899814">
            <text:p>0.0899814</text:p>
          </table:table-cell>
          <table:table-cell office:value-type="float" office:value="-0.00658189">
            <text:p>-0.00658189</text:p>
          </table:table-cell>
        </table:table-row>
        <table:table-row table:style-name="ro4">
          <table:table-cell office:value-type="float" office:value="14.108">
            <text:p>14.108</text:p>
          </table:table-cell>
          <table:table-cell office:value-type="float" office:value="-0.115894">
            <text:p>-0.115894</text:p>
          </table:table-cell>
          <table:table-cell office:value-type="float" office:value="-0.025587">
            <text:p>-0.025587</text:p>
          </table:table-cell>
          <table:table-cell office:value-type="float" office:value="0.917803">
            <text:p>0.917803</text:p>
          </table:table-cell>
          <table:table-cell office:value-type="float" office:value="0.154826">
            <text:p>0.154826</text:p>
          </table:table-cell>
          <table:table-cell office:value-type="float" office:value="-0.360168">
            <text:p>-0.360168</text:p>
          </table:table-cell>
          <table:table-cell office:value-type="float" office:value="0.114187">
            <text:p>0.114187</text:p>
          </table:table-cell>
          <table:table-cell office:value-type="float" office:value="-0.126942">
            <text:p>-0.126942</text:p>
          </table:table-cell>
          <table:table-cell office:value-type="float" office:value="-0.0219503">
            <text:p>-0.0219503</text:p>
          </table:table-cell>
          <table:table-cell office:value-type="float" office:value="-0.0226629">
            <text:p>-0.0226629</text:p>
          </table:table-cell>
          <table:table-cell office:value-type="float" office:value="0.0094648">
            <text:p>0.0094648</text:p>
          </table:table-cell>
          <table:table-cell office:value-type="float" office:value="-0.315113">
            <text:p>-0.315113</text:p>
          </table:table-cell>
          <table:table-cell office:value-type="float" office:value="-0.804964">
            <text:p>-0.804964</text:p>
          </table:table-cell>
          <table:table-cell office:value-type="float" office:value="0.0725495">
            <text:p>0.0725495</text:p>
          </table:table-cell>
          <table:table-cell/>
          <table:table-cell office:value-type="float" office:value="12.4804">
            <text:p>12.4804</text:p>
          </table:table-cell>
          <table:table-cell office:value-type="float" office:value="0.0448973">
            <text:p>0.0448973</text:p>
          </table:table-cell>
          <table:table-cell office:value-type="float" office:value="0.151604">
            <text:p>0.151604</text:p>
          </table:table-cell>
          <table:table-cell office:value-type="float" office:value="0.8638">
            <text:p>0.8638</text:p>
          </table:table-cell>
          <table:table-cell office:value-type="float" office:value="0.188487">
            <text:p>0.188487</text:p>
          </table:table-cell>
          <table:table-cell office:value-type="float" office:value="-0.266682">
            <text:p>-0.266682</text:p>
          </table:table-cell>
          <table:table-cell office:value-type="float" office:value="0.359543">
            <text:p>0.359543</text:p>
          </table:table-cell>
          <table:table-cell office:value-type="float" office:value="-0.137736">
            <text:p>-0.137736</text:p>
          </table:table-cell>
          <table:table-cell office:value-type="float" office:value="-0.00421323">
            <text:p>-0.00421323</text:p>
          </table:table-cell>
          <table:table-cell office:value-type="float" office:value="-0.00192466">
            <text:p>-0.00192466</text:p>
          </table:table-cell>
          <table:table-cell office:value-type="float" office:value="0.00114007">
            <text:p>0.00114007</text:p>
          </table:table-cell>
          <table:table-cell office:value-type="float" office:value="0.0111232">
            <text:p>0.0111232</text:p>
          </table:table-cell>
          <table:table-cell office:value-type="float" office:value="-0.00296156">
            <text:p>-0.00296156</text:p>
          </table:table-cell>
          <table:table-cell office:value-type="float" office:value="-0.00614748">
            <text:p>-0.00614748</text:p>
          </table:table-cell>
          <table:table-cell/>
          <table:table-cell office:value-type="float" office:value="13.3825">
            <text:p>13.3825</text:p>
          </table:table-cell>
          <table:table-cell office:value-type="float" office:value="-0.12684">
            <text:p>-0.12684</text:p>
          </table:table-cell>
          <table:table-cell office:value-type="float" office:value="-0.119072">
            <text:p>-0.119072</text:p>
          </table:table-cell>
          <table:table-cell office:value-type="float" office:value="0.869704">
            <text:p>0.869704</text:p>
          </table:table-cell>
          <table:table-cell office:value-type="float" office:value="0.0928204">
            <text:p>0.0928204</text:p>
          </table:table-cell>
          <table:table-cell office:value-type="float" office:value="-0.454393">
            <text:p>-0.454393</text:p>
          </table:table-cell>
          <table:table-cell office:value-type="float" office:value="0.0600826">
            <text:p>0.0600826</text:p>
          </table:table-cell>
          <table:table-cell office:value-type="float" office:value="-0.141861">
            <text:p>-0.141861</text:p>
          </table:table-cell>
          <table:table-cell office:value-type="float" office:value="-0.0606637">
            <text:p>-0.0606637</text:p>
          </table:table-cell>
          <table:table-cell office:value-type="float" office:value="-0.0887847">
            <text:p>-0.0887847</text:p>
          </table:table-cell>
          <table:table-cell office:value-type="float" office:value="0.0351795">
            <text:p>0.0351795</text:p>
          </table:table-cell>
          <table:table-cell office:value-type="float" office:value="0.0351881">
            <text:p>0.0351881</text:p>
          </table:table-cell>
          <table:table-cell office:value-type="float" office:value="0.015581">
            <text:p>0.015581</text:p>
          </table:table-cell>
          <table:table-cell office:value-type="float" office:value="-0.0256165">
            <text:p>-0.0256165</text:p>
          </table:table-cell>
          <table:table-cell/>
          <table:table-cell office:value-type="float" office:value="14.775">
            <text:p>14.775</text:p>
          </table:table-cell>
          <table:table-cell office:value-type="float" office:value="-0.0443898">
            <text:p>-0.0443898</text:p>
          </table:table-cell>
          <table:table-cell office:value-type="float" office:value="0.0298114">
            <text:p>0.0298114</text:p>
          </table:table-cell>
          <table:table-cell office:value-type="float" office:value="0.852938">
            <text:p>0.852938</text:p>
          </table:table-cell>
          <table:table-cell office:value-type="float" office:value="0.0935969">
            <text:p>0.0935969</text:p>
          </table:table-cell>
          <table:table-cell office:value-type="float" office:value="-0.404964">
            <text:p>-0.404964</text:p>
          </table:table-cell>
          <table:table-cell office:value-type="float" office:value="0.241461">
            <text:p>0.241461</text:p>
          </table:table-cell>
          <table:table-cell office:value-type="float" office:value="-0.158333">
            <text:p>-0.158333</text:p>
          </table:table-cell>
          <table:table-cell office:value-type="float" office:value="-0.0287035">
            <text:p>-0.0287035</text:p>
          </table:table-cell>
          <table:table-cell office:value-type="float" office:value="-0.0358486">
            <text:p>-0.0358486</text:p>
          </table:table-cell>
          <table:table-cell office:value-type="float" office:value="-0.00430863">
            <text:p>-0.00430863</text:p>
          </table:table-cell>
          <table:table-cell office:value-type="float" office:value="-0.0909339">
            <text:p>-0.0909339</text:p>
          </table:table-cell>
          <table:table-cell office:value-type="float" office:value="-0.0782387">
            <text:p>-0.0782387</text:p>
          </table:table-cell>
          <table:table-cell office:value-type="float" office:value="0.0460043">
            <text:p>0.0460043</text:p>
          </table:table-cell>
          <table:table-cell/>
          <table:table-cell office:value-type="float" office:value="11.3885">
            <text:p>11.3885</text:p>
          </table:table-cell>
          <table:table-cell office:value-type="float" office:value="-0.107366">
            <text:p>-0.107366</text:p>
          </table:table-cell>
          <table:table-cell office:value-type="float" office:value="-0.0264881">
            <text:p>-0.0264881</text:p>
          </table:table-cell>
          <table:table-cell office:value-type="float" office:value="0.849605">
            <text:p>0.849605</text:p>
          </table:table-cell>
          <table:table-cell office:value-type="float" office:value="0.118703">
            <text:p>0.118703</text:p>
          </table:table-cell>
          <table:table-cell office:value-type="float" office:value="-0.455589">
            <text:p>-0.455589</text:p>
          </table:table-cell>
          <table:table-cell office:value-type="float" office:value="0.168958">
            <text:p>0.168958</text:p>
          </table:table-cell>
          <table:table-cell office:value-type="float" office:value="-0.101254">
            <text:p>-0.101254</text:p>
          </table:table-cell>
          <table:table-cell office:value-type="float" office:value="-0.0147712">
            <text:p>-0.0147712</text:p>
          </table:table-cell>
          <table:table-cell office:value-type="float" office:value="-0.039897">
            <text:p>-0.039897</text:p>
          </table:table-cell>
          <table:table-cell office:value-type="float" office:value="0.0160407">
            <text:p>0.0160407</text:p>
          </table:table-cell>
          <table:table-cell office:value-type="float" office:value="-0.123428">
            <text:p>-0.123428</text:p>
          </table:table-cell>
          <table:table-cell office:value-type="float" office:value="-0.0564512">
            <text:p>-0.0564512</text:p>
          </table:table-cell>
          <table:table-cell office:value-type="float" office:value="-0.0387511">
            <text:p>-0.0387511</text:p>
          </table:table-cell>
        </table:table-row>
        <table:table-row table:style-name="ro4">
          <table:table-cell office:value-type="float" office:value="14.1717">
            <text:p>14.1717</text:p>
          </table:table-cell>
          <table:table-cell office:value-type="float" office:value="-0.118571">
            <text:p>-0.118571</text:p>
          </table:table-cell>
          <table:table-cell office:value-type="float" office:value="-0.0302985">
            <text:p>-0.0302985</text:p>
          </table:table-cell>
          <table:table-cell office:value-type="float" office:value="0.9187">
            <text:p>0.9187</text:p>
          </table:table-cell>
          <table:table-cell office:value-type="float" office:value="0.153527">
            <text:p>0.153527</text:p>
          </table:table-cell>
          <table:table-cell office:value-type="float" office:value="-0.342605">
            <text:p>-0.342605</text:p>
          </table:table-cell>
          <table:table-cell office:value-type="float" office:value="0.163317">
            <text:p>0.163317</text:p>
          </table:table-cell>
          <table:table-cell office:value-type="float" office:value="-0.13016">
            <text:p>-0.13016</text:p>
          </table:table-cell>
          <table:table-cell office:value-type="float" office:value="-0.0420271">
            <text:p>-0.0420271</text:p>
          </table:table-cell>
          <table:table-cell office:value-type="float" office:value="-0.0739496">
            <text:p>-0.0739496</text:p>
          </table:table-cell>
          <table:table-cell office:value-type="float" office:value="0.0140871">
            <text:p>0.0140871</text:p>
          </table:table-cell>
          <table:table-cell office:value-type="float" office:value="0.00167048">
            <text:p>0.00167048</text:p>
          </table:table-cell>
          <table:table-cell office:value-type="float" office:value="0.0344219">
            <text:p>0.0344219</text:p>
          </table:table-cell>
          <table:table-cell office:value-type="float" office:value="0.00836906">
            <text:p>0.00836906</text:p>
          </table:table-cell>
          <table:table-cell/>
          <table:table-cell office:value-type="float" office:value="12.8483">
            <text:p>12.8483</text:p>
          </table:table-cell>
          <table:table-cell office:value-type="float" office:value="0.0448526">
            <text:p>0.0448526</text:p>
          </table:table-cell>
          <table:table-cell office:value-type="float" office:value="0.150495">
            <text:p>0.150495</text:p>
          </table:table-cell>
          <table:table-cell office:value-type="float" office:value="0.863388">
            <text:p>0.863388</text:p>
          </table:table-cell>
          <table:table-cell office:value-type="float" office:value="0.179441">
            <text:p>0.179441</text:p>
          </table:table-cell>
          <table:table-cell office:value-type="float" office:value="-0.270671">
            <text:p>-0.270671</text:p>
          </table:table-cell>
          <table:table-cell office:value-type="float" office:value="0.357741">
            <text:p>0.357741</text:p>
          </table:table-cell>
          <table:table-cell office:value-type="float" office:value="-0.135617">
            <text:p>-0.135617</text:p>
          </table:table-cell>
          <table:table-cell office:value-type="float" office:value="-0.000121455">
            <text:p>-0.000121455</text:p>
          </table:table-cell>
          <table:table-cell office:value-type="float" office:value="-0.00301411">
            <text:p>-0.00301411</text:p>
          </table:table-cell>
          <table:table-cell office:value-type="float" office:value="-0.00112135">
            <text:p>-0.00112135</text:p>
          </table:table-cell>
          <table:table-cell office:value-type="float" office:value="-0.035229">
            <text:p>-0.035229</text:p>
          </table:table-cell>
          <table:table-cell office:value-type="float" office:value="-0.00980661">
            <text:p>-0.00980661</text:p>
          </table:table-cell>
          <table:table-cell office:value-type="float" office:value="0.0386654">
            <text:p>0.0386654</text:p>
          </table:table-cell>
          <table:table-cell/>
          <table:table-cell office:value-type="float" office:value="13.614">
            <text:p>13.614</text:p>
          </table:table-cell>
          <table:table-cell office:value-type="float" office:value="-0.138998">
            <text:p>-0.138998</text:p>
          </table:table-cell>
          <table:table-cell office:value-type="float" office:value="-0.138791">
            <text:p>-0.138791</text:p>
          </table:table-cell>
          <table:table-cell office:value-type="float" office:value="0.876475">
            <text:p>0.876475</text:p>
          </table:table-cell>
          <table:table-cell office:value-type="float" office:value="0.0890809">
            <text:p>0.0890809</text:p>
          </table:table-cell>
          <table:table-cell office:value-type="float" office:value="-0.465701">
            <text:p>-0.465701</text:p>
          </table:table-cell>
          <table:table-cell office:value-type="float" office:value="0.0455541">
            <text:p>0.0455541</text:p>
          </table:table-cell>
          <table:table-cell office:value-type="float" office:value="-0.13793">
            <text:p>-0.13793</text:p>
          </table:table-cell>
          <table:table-cell office:value-type="float" office:value="-0.0525175">
            <text:p>-0.0525175</text:p>
          </table:table-cell>
          <table:table-cell office:value-type="float" office:value="-0.0851776">
            <text:p>-0.0851776</text:p>
          </table:table-cell>
          <table:table-cell office:value-type="float" office:value="0.0292492">
            <text:p>0.0292492</text:p>
          </table:table-cell>
          <table:table-cell office:value-type="float" office:value="0.038216">
            <text:p>0.038216</text:p>
          </table:table-cell>
          <table:table-cell office:value-type="float" office:value="0.112008">
            <text:p>0.112008</text:p>
          </table:table-cell>
          <table:table-cell office:value-type="float" office:value="-0.0707102">
            <text:p>-0.0707102</text:p>
          </table:table-cell>
          <table:table-cell/>
          <table:table-cell office:value-type="float" office:value="15.1785">
            <text:p>15.1785</text:p>
          </table:table-cell>
          <table:table-cell office:value-type="float" office:value="-0.0707817">
            <text:p>-0.0707817</text:p>
          </table:table-cell>
          <table:table-cell office:value-type="float" office:value="0.00260362">
            <text:p>0.00260362</text:p>
          </table:table-cell>
          <table:table-cell office:value-type="float" office:value="0.858691">
            <text:p>0.858691</text:p>
          </table:table-cell>
          <table:table-cell office:value-type="float" office:value="0.0877331">
            <text:p>0.0877331</text:p>
          </table:table-cell>
          <table:table-cell office:value-type="float" office:value="-0.42932">
            <text:p>-0.42932</text:p>
          </table:table-cell>
          <table:table-cell office:value-type="float" office:value="0.216358">
            <text:p>0.216358</text:p>
          </table:table-cell>
          <table:table-cell office:value-type="float" office:value="-0.152975">
            <text:p>-0.152975</text:p>
          </table:table-cell>
          <table:table-cell office:value-type="float" office:value="-0.0653997">
            <text:p>-0.0653997</text:p>
          </table:table-cell>
          <table:table-cell office:value-type="float" office:value="-0.0674216">
            <text:p>-0.0674216</text:p>
          </table:table-cell>
          <table:table-cell office:value-type="float" office:value="0.0142563">
            <text:p>0.0142563</text:p>
          </table:table-cell>
          <table:table-cell office:value-type="float" office:value="0.00475642">
            <text:p>0.00475642</text:p>
          </table:table-cell>
          <table:table-cell office:value-type="float" office:value="0.00922717">
            <text:p>0.00922717</text:p>
          </table:table-cell>
          <table:table-cell office:value-type="float" office:value="0.0040551">
            <text:p>0.0040551</text:p>
          </table:table-cell>
          <table:table-cell/>
          <table:table-cell office:value-type="float" office:value="11.694">
            <text:p>11.694</text:p>
          </table:table-cell>
          <table:table-cell office:value-type="float" office:value="-0.123396">
            <text:p>-0.123396</text:p>
          </table:table-cell>
          <table:table-cell office:value-type="float" office:value="-0.0439435">
            <text:p>-0.0439435</text:p>
          </table:table-cell>
          <table:table-cell office:value-type="float" office:value="0.850889">
            <text:p>0.850889</text:p>
          </table:table-cell>
          <table:table-cell office:value-type="float" office:value="0.112108">
            <text:p>0.112108</text:p>
          </table:table-cell>
          <table:table-cell office:value-type="float" office:value="-0.47025">
            <text:p>-0.47025</text:p>
          </table:table-cell>
          <table:table-cell office:value-type="float" office:value="0.150597">
            <text:p>0.150597</text:p>
          </table:table-cell>
          <table:table-cell table:style-name="ce1" office:value-type="float" office:value="-0.0986238">
            <text:p>-0.0986238</text:p>
          </table:table-cell>
          <table:table-cell office:value-type="float" office:value="-0.0524757">
            <text:p>-0.0524757</text:p>
          </table:table-cell>
          <table:table-cell office:value-type="float" office:value="-0.0571415">
            <text:p>-0.0571415</text:p>
          </table:table-cell>
          <table:table-cell office:value-type="float" office:value="0.00420309">
            <text:p>0.00420309</text:p>
          </table:table-cell>
          <table:table-cell office:value-type="float" office:value="-0.0214786">
            <text:p>-0.0214786</text:p>
          </table:table-cell>
          <table:table-cell office:value-type="float" office:value="-0.0422146">
            <text:p>-0.0422146</text:p>
          </table:table-cell>
          <table:table-cell office:value-type="float" office:value="0.0123696">
            <text:p>0.0123696</text:p>
          </table:table-cell>
        </table:table-row>
        <table:table-row table:style-name="ro4">
          <table:table-cell office:value-type="float" office:value="14.5719">
            <text:p>14.5719</text:p>
          </table:table-cell>
          <table:table-cell office:value-type="float" office:value="-0.135125">
            <text:p>-0.135125</text:p>
          </table:table-cell>
          <table:table-cell office:value-type="float" office:value="-0.0543822">
            <text:p>-0.0543822</text:p>
          </table:table-cell>
          <table:table-cell office:value-type="float" office:value="0.925679">
            <text:p>0.925679</text:p>
          </table:table-cell>
          <table:table-cell office:value-type="float" office:value="0.145613">
            <text:p>0.145613</text:p>
          </table:table-cell>
          <table:table-cell office:value-type="float" office:value="-0.345736">
            <text:p>-0.345736</text:p>
          </table:table-cell>
          <table:table-cell office:value-type="float" office:value="0.145892">
            <text:p>0.145892</text:p>
          </table:table-cell>
          <table:table-cell office:value-type="float" office:value="-0.129156">
            <text:p>-0.129156</text:p>
          </table:table-cell>
          <table:table-cell office:value-type="float" office:value="-0.0413585">
            <text:p>-0.0413585</text:p>
          </table:table-cell>
          <table:table-cell office:value-type="float" office:value="-0.0601724">
            <text:p>-0.0601724</text:p>
          </table:table-cell>
          <table:table-cell office:value-type="float" office:value="0.0174368">
            <text:p>0.0174368</text:p>
          </table:table-cell>
          <table:table-cell office:value-type="float" office:value="0.196033">
            <text:p>0.196033</text:p>
          </table:table-cell>
          <table:table-cell office:value-type="float" office:value="0.115682">
            <text:p>0.115682</text:p>
          </table:table-cell>
          <table:table-cell office:value-type="float" office:value="-0.0766247">
            <text:p>-0.0766247</text:p>
          </table:table-cell>
          <table:table-cell/>
          <table:table-cell office:value-type="float" office:value="13.0199">
            <text:p>13.0199</text:p>
          </table:table-cell>
          <table:table-cell office:value-type="float" office:value="0.0437947">
            <text:p>0.0437947</text:p>
          </table:table-cell>
          <table:table-cell office:value-type="float" office:value="0.14969">
            <text:p>0.14969</text:p>
          </table:table-cell>
          <table:table-cell office:value-type="float" office:value="0.864333">
            <text:p>0.864333</text:p>
          </table:table-cell>
          <table:table-cell office:value-type="float" office:value="0.175371">
            <text:p>0.175371</text:p>
          </table:table-cell>
          <table:table-cell office:value-type="float" office:value="-0.284545">
            <text:p>-0.284545</text:p>
          </table:table-cell>
          <table:table-cell office:value-type="float" office:value="0.355299">
            <text:p>0.355299</text:p>
          </table:table-cell>
          <table:table-cell office:value-type="float" office:value="-0.150589">
            <text:p>-0.150589</text:p>
          </table:table-cell>
          <table:table-cell office:value-type="float" office:value="-0.00616588">
            <text:p>-0.00616588</text:p>
          </table:table-cell>
          <table:table-cell office:value-type="float" office:value="-0.00469668">
            <text:p>-0.00469668</text:p>
          </table:table-cell>
          <table:table-cell office:value-type="float" office:value="0.00551267">
            <text:p>0.00551267</text:p>
          </table:table-cell>
          <table:table-cell office:value-type="float" office:value="-0.206123">
            <text:p>-0.206123</text:p>
          </table:table-cell>
          <table:table-cell office:value-type="float" office:value="-0.0305607">
            <text:p>-0.0305607</text:p>
          </table:table-cell>
          <table:table-cell office:value-type="float" office:value="-0.198721">
            <text:p>-0.198721</text:p>
          </table:table-cell>
          <table:table-cell/>
          <table:table-cell office:value-type="float" office:value="13.9465">
            <text:p>13.9465</text:p>
          </table:table-cell>
          <table:table-cell office:value-type="float" office:value="-0.152236">
            <text:p>-0.152236</text:p>
          </table:table-cell>
          <table:table-cell office:value-type="float" office:value="-0.154729">
            <text:p>-0.154729</text:p>
          </table:table-cell>
          <table:table-cell office:value-type="float" office:value="0.878383">
            <text:p>0.878383</text:p>
          </table:table-cell>
          <table:table-cell office:value-type="float" office:value="0.0839719">
            <text:p>0.0839719</text:p>
          </table:table-cell>
          <table:table-cell office:value-type="float" office:value="-0.490597">
            <text:p>-0.490597</text:p>
          </table:table-cell>
          <table:table-cell office:value-type="float" office:value="0.0248675">
            <text:p>0.0248675</text:p>
          </table:table-cell>
          <table:table-cell office:value-type="float" office:value="-0.1335">
            <text:p>-0.1335</text:p>
          </table:table-cell>
          <table:table-cell office:value-type="float" office:value="-0.0398103">
            <text:p>-0.0398103</text:p>
          </table:table-cell>
          <table:table-cell office:value-type="float" office:value="-0.0479337">
            <text:p>-0.0479337</text:p>
          </table:table-cell>
          <table:table-cell office:value-type="float" office:value="0.00573732">
            <text:p>0.00573732</text:p>
          </table:table-cell>
          <table:table-cell office:value-type="float" office:value="-0.207607">
            <text:p>-0.207607</text:p>
          </table:table-cell>
          <table:table-cell office:value-type="float" office:value="-0.0403259">
            <text:p>-0.0403259</text:p>
          </table:table-cell>
          <table:table-cell office:value-type="float" office:value="0.0177682">
            <text:p>0.0177682</text:p>
          </table:table-cell>
          <table:table-cell/>
          <table:table-cell office:value-type="float" office:value="15.6069">
            <text:p>15.6069</text:p>
          </table:table-cell>
          <table:table-cell office:value-type="float" office:value="-0.0979269">
            <text:p>-0.0979269</text:p>
          </table:table-cell>
          <table:table-cell office:value-type="float" office:value="-0.0245872">
            <text:p>-0.0245872</text:p>
          </table:table-cell>
          <table:table-cell office:value-type="float" office:value="0.865543">
            <text:p>0.865543</text:p>
          </table:table-cell>
          <table:table-cell office:value-type="float" office:value="0.0819095">
            <text:p>0.0819095</text:p>
          </table:table-cell>
          <table:table-cell office:value-type="float" office:value="-0.440698">
            <text:p>-0.440698</text:p>
          </table:table-cell>
          <table:table-cell office:value-type="float" office:value="0.200059">
            <text:p>0.200059</text:p>
          </table:table-cell>
          <table:table-cell office:value-type="float" office:value="-0.144842">
            <text:p>-0.144842</text:p>
          </table:table-cell>
          <table:table-cell office:value-type="float" office:value="-0.0633619">
            <text:p>-0.0633619</text:p>
          </table:table-cell>
          <table:table-cell office:value-type="float" office:value="-0.0634685">
            <text:p>-0.0634685</text:p>
          </table:table-cell>
          <table:table-cell office:value-type="float" office:value="0.0159935">
            <text:p>0.0159935</text:p>
          </table:table-cell>
          <table:table-cell office:value-type="float" office:value="0.279151">
            <text:p>0.279151</text:p>
          </table:table-cell>
          <table:table-cell office:value-type="float" office:value="0.194328">
            <text:p>0.194328</text:p>
          </table:table-cell>
          <table:table-cell office:value-type="float" office:value="0.0175208">
            <text:p>0.0175208</text:p>
          </table:table-cell>
          <table:table-cell/>
          <table:table-cell office:value-type="float" office:value="12.0611">
            <text:p>12.0611</text:p>
          </table:table-cell>
          <table:table-cell office:value-type="float" office:value="-0.145554">
            <text:p>-0.145554</text:p>
          </table:table-cell>
          <table:table-cell office:value-type="float" office:value="-0.070609">
            <text:p>-0.070609</text:p>
          </table:table-cell>
          <table:table-cell office:value-type="float" office:value="0.854099">
            <text:p>0.854099</text:p>
          </table:table-cell>
          <table:table-cell office:value-type="float" office:value="0.104665">
            <text:p>0.104665</text:p>
          </table:table-cell>
          <table:table-cell office:value-type="float" office:value="-0.478525">
            <text:p>-0.478525</text:p>
          </table:table-cell>
          <table:table-cell office:value-type="float" office:value="0.109853">
            <text:p>0.109853</text:p>
          </table:table-cell>
          <table:table-cell office:value-type="float" office:value="-0.0769264">
            <text:p>-0.0769264</text:p>
          </table:table-cell>
          <table:table-cell office:value-type="float" office:value="-0.0603605">
            <text:p>-0.0603605</text:p>
          </table:table-cell>
          <table:table-cell office:value-type="float" office:value="-0.0726384">
            <text:p>-0.0726384</text:p>
          </table:table-cell>
          <table:table-cell office:value-type="float" office:value="0.00874394">
            <text:p>0.00874394</text:p>
          </table:table-cell>
          <table:table-cell office:value-type="float" office:value="0.281261">
            <text:p>0.281261</text:p>
          </table:table-cell>
          <table:table-cell office:value-type="float" office:value="-0.298613">
            <text:p>-0.298613</text:p>
          </table:table-cell>
          <table:table-cell office:value-type="float" office:value="0.382273">
            <text:p>0.382273</text:p>
          </table:table-cell>
        </table:table-row>
        <table:table-row table:style-name="ro4">
          <table:table-cell office:value-type="float" office:value="14.7089">
            <text:p>14.7089</text:p>
          </table:table-cell>
          <table:table-cell office:value-type="float" office:value="-0.137112">
            <text:p>-0.137112</text:p>
          </table:table-cell>
          <table:table-cell office:value-type="float" office:value="-0.0604551">
            <text:p>-0.0604551</text:p>
          </table:table-cell>
          <table:table-cell office:value-type="float" office:value="0.92663">
            <text:p>0.92663</text:p>
          </table:table-cell>
          <table:table-cell office:value-type="float" office:value="0.142999">
            <text:p>0.142999</text:p>
          </table:table-cell>
          <table:table-cell office:value-type="float" office:value="-0.364417">
            <text:p>-0.364417</text:p>
          </table:table-cell>
          <table:table-cell office:value-type="float" office:value="0.129078">
            <text:p>0.129078</text:p>
          </table:table-cell>
          <table:table-cell office:value-type="float" office:value="-0.12101">
            <text:p>-0.12101</text:p>
          </table:table-cell>
          <table:table-cell office:value-type="float" office:value="-0.0144987">
            <text:p>-0.0144987</text:p>
          </table:table-cell>
          <table:table-cell office:value-type="float" office:value="-0.0443221">
            <text:p>-0.0443221</text:p>
          </table:table-cell>
          <table:table-cell office:value-type="float" office:value="0.00693802">
            <text:p>0.00693802</text:p>
          </table:table-cell>
          <table:table-cell office:value-type="float" office:value="-0.0772971">
            <text:p>-0.0772971</text:p>
          </table:table-cell>
          <table:table-cell office:value-type="float" office:value="-0.0577669">
            <text:p>-0.0577669</text:p>
          </table:table-cell>
          <table:table-cell office:value-type="float" office:value="0.0418418">
            <text:p>0.0418418</text:p>
          </table:table-cell>
          <table:table-cell/>
          <table:table-cell office:value-type="float" office:value="13.1157">
            <text:p>13.1157</text:p>
          </table:table-cell>
          <table:table-cell office:value-type="float" office:value="0.0413114">
            <text:p>0.0413114</text:p>
          </table:table-cell>
          <table:table-cell office:value-type="float" office:value="0.148959">
            <text:p>0.148959</text:p>
          </table:table-cell>
          <table:table-cell office:value-type="float" office:value="0.863037">
            <text:p>0.863037</text:p>
          </table:table-cell>
          <table:table-cell office:value-type="float" office:value="0.173139">
            <text:p>0.173139</text:p>
          </table:table-cell>
          <table:table-cell office:value-type="float" office:value="-0.273393">
            <text:p>-0.273393</text:p>
          </table:table-cell>
          <table:table-cell office:value-type="float" office:value="0.350753">
            <text:p>0.350753</text:p>
          </table:table-cell>
          <table:table-cell office:value-type="float" office:value="-0.144425">
            <text:p>-0.144425</text:p>
          </table:table-cell>
          <table:table-cell office:value-type="float" office:value="-0.0259164">
            <text:p>-0.0259164</text:p>
          </table:table-cell>
          <table:table-cell office:value-type="float" office:value="-0.00762498">
            <text:p>-0.00762498</text:p>
          </table:table-cell>
          <table:table-cell office:value-type="float" office:value="-0.0135286">
            <text:p>-0.0135286</text:p>
          </table:table-cell>
          <table:table-cell office:value-type="float" office:value="0.0214749">
            <text:p>0.0214749</text:p>
          </table:table-cell>
          <table:table-cell office:value-type="float" office:value="-0.0816912">
            <text:p>-0.0816912</text:p>
          </table:table-cell>
          <table:table-cell office:value-type="float" office:value="-0.0644333">
            <text:p>-0.0644333</text:p>
          </table:table-cell>
          <table:table-cell/>
          <table:table-cell office:value-type="float" office:value="14.0815">
            <text:p>14.0815</text:p>
          </table:table-cell>
          <table:table-cell office:value-type="float" office:value="-0.161397">
            <text:p>-0.161397</text:p>
          </table:table-cell>
          <table:table-cell office:value-type="float" office:value="-0.161938">
            <text:p>-0.161938</text:p>
          </table:table-cell>
          <table:table-cell office:value-type="float" office:value="0.879482">
            <text:p>0.879482</text:p>
          </table:table-cell>
          <table:table-cell office:value-type="float" office:value="0.0819816">
            <text:p>0.0819816</text:p>
          </table:table-cell>
          <table:table-cell office:value-type="float" office:value="-0.485635">
            <text:p>-0.485635</text:p>
          </table:table-cell>
          <table:table-cell office:value-type="float" office:value="0.0228872">
            <text:p>0.0228872</text:p>
          </table:table-cell>
          <table:table-cell office:value-type="float" office:value="-0.12998">
            <text:p>-0.12998</text:p>
          </table:table-cell>
          <table:table-cell office:value-type="float" office:value="-0.0678451">
            <text:p>-0.0678451</text:p>
          </table:table-cell>
          <table:table-cell office:value-type="float" office:value="-0.0533792">
            <text:p>-0.0533792</text:p>
          </table:table-cell>
          <table:table-cell office:value-type="float" office:value="0.0081367">
            <text:p>0.0081367</text:p>
          </table:table-cell>
          <table:table-cell office:value-type="float" office:value="0.113503">
            <text:p>0.113503</text:p>
          </table:table-cell>
          <table:table-cell office:value-type="float" office:value="0.0712468">
            <text:p>0.0712468</text:p>
          </table:table-cell>
          <table:table-cell office:value-type="float" office:value="0.0600435">
            <text:p>0.0600435</text:p>
          </table:table-cell>
          <table:table-cell/>
          <table:table-cell office:value-type="float" office:value="15.7427">
            <text:p>15.7427</text:p>
          </table:table-cell>
          <table:table-cell office:value-type="float" office:value="-0.101384">
            <text:p>-0.101384</text:p>
          </table:table-cell>
          <table:table-cell office:value-type="float" office:value="-0.0296219">
            <text:p>-0.0296219</text:p>
          </table:table-cell>
          <table:table-cell office:value-type="float" office:value="0.868037">
            <text:p>0.868037</text:p>
          </table:table-cell>
          <table:table-cell office:value-type="float" office:value="0.0801462">
            <text:p>0.0801462</text:p>
          </table:table-cell>
          <table:table-cell office:value-type="float" office:value="-0.470163">
            <text:p>-0.470163</text:p>
          </table:table-cell>
          <table:table-cell office:value-type="float" office:value="0.164822">
            <text:p>0.164822</text:p>
          </table:table-cell>
          <table:table-cell office:value-type="float" office:value="-0.144472">
            <text:p>-0.144472</text:p>
          </table:table-cell>
          <table:table-cell office:value-type="float" office:value="-0.0254697">
            <text:p>-0.0254697</text:p>
          </table:table-cell>
          <table:table-cell office:value-type="float" office:value="-0.0370902">
            <text:p>-0.0370902</text:p>
          </table:table-cell>
          <table:table-cell office:value-type="float" office:value="0.0183718">
            <text:p>0.0183718</text:p>
          </table:table-cell>
          <table:table-cell office:value-type="float" office:value="-0.231604">
            <text:p>-0.231604</text:p>
          </table:table-cell>
          <table:table-cell office:value-type="float" office:value="-0.371967">
            <text:p>-0.371967</text:p>
          </table:table-cell>
          <table:table-cell office:value-type="float" office:value="-0.0250043">
            <text:p>-0.0250043</text:p>
          </table:table-cell>
          <table:table-cell/>
          <table:table-cell office:value-type="float" office:value="12.132">
            <text:p>12.132</text:p>
          </table:table-cell>
          <table:table-cell office:value-type="float" office:value="-0.148421">
            <text:p>-0.148421</text:p>
          </table:table-cell>
          <table:table-cell office:value-type="float" office:value="-0.0772632">
            <text:p>-0.0772632</text:p>
          </table:table-cell>
          <table:table-cell office:value-type="float" office:value="0.856642">
            <text:p>0.856642</text:p>
          </table:table-cell>
          <table:table-cell office:value-type="float" office:value="0.103285">
            <text:p>0.103285</text:p>
          </table:table-cell>
          <table:table-cell office:value-type="float" office:value="-0.478438">
            <text:p>-0.478438</text:p>
          </table:table-cell>
          <table:table-cell office:value-type="float" office:value="0.152123">
            <text:p>0.152123</text:p>
          </table:table-cell>
          <table:table-cell office:value-type="float" office:value="-0.102205">
            <text:p>-0.102205</text:p>
          </table:table-cell>
          <table:table-cell office:value-type="float" office:value="-0.0404117">
            <text:p>-0.0404117</text:p>
          </table:table-cell>
          <table:table-cell office:value-type="float" office:value="-0.0938179">
            <text:p>-0.0938179</text:p>
          </table:table-cell>
          <table:table-cell office:value-type="float" office:value="0.0358571">
            <text:p>0.0358571</text:p>
          </table:table-cell>
          <table:table-cell office:value-type="float" office:value="0.30619">
            <text:p>0.30619</text:p>
          </table:table-cell>
          <table:table-cell office:value-type="float" office:value="0.734143">
            <text:p>0.734143</text:p>
          </table:table-cell>
          <table:table-cell office:value-type="float" office:value="-0.231788">
            <text:p>-0.231788</text:p>
          </table:table-cell>
        </table:table-row>
        <table:table-row table:style-name="ro4">
          <table:table-cell office:value-type="float" office:value="15.0095">
            <text:p>15.0095</text:p>
          </table:table-cell>
          <table:table-cell office:value-type="float" office:value="-0.14845">
            <text:p>-0.14845</text:p>
          </table:table-cell>
          <table:table-cell office:value-type="float" office:value="-0.0789927">
            <text:p>-0.0789927</text:p>
          </table:table-cell>
          <table:table-cell office:value-type="float" office:value="0.932494">
            <text:p>0.932494</text:p>
          </table:table-cell>
          <table:table-cell office:value-type="float" office:value="0.137428">
            <text:p>0.137428</text:p>
          </table:table-cell>
          <table:table-cell office:value-type="float" office:value="-0.352045">
            <text:p>-0.352045</text:p>
          </table:table-cell>
          <table:table-cell office:value-type="float" office:value="0.138279">
            <text:p>0.138279</text:p>
          </table:table-cell>
          <table:table-cell office:value-type="float" office:value="-0.123479">
            <text:p>-0.123479</text:p>
          </table:table-cell>
          <table:table-cell office:value-type="float" office:value="-0.0377289">
            <text:p>-0.0377289</text:p>
          </table:table-cell>
          <table:table-cell office:value-type="float" office:value="-0.0616828">
            <text:p>-0.0616828</text:p>
          </table:table-cell>
          <table:table-cell office:value-type="float" office:value="0.0195128">
            <text:p>0.0195128</text:p>
          </table:table-cell>
          <table:table-cell office:value-type="float" office:value="0.29471">
            <text:p>0.29471</text:p>
          </table:table-cell>
          <table:table-cell office:value-type="float" office:value="0.365112">
            <text:p>0.365112</text:p>
          </table:table-cell>
          <table:table-cell office:value-type="float" office:value="-0.0903639">
            <text:p>-0.0903639</text:p>
          </table:table-cell>
          <table:table-cell/>
          <table:table-cell office:value-type="float" office:value="13.3195">
            <text:p>13.3195</text:p>
          </table:table-cell>
          <table:table-cell office:value-type="float" office:value="0.0369222">
            <text:p>0.0369222</text:p>
          </table:table-cell>
          <table:table-cell office:value-type="float" office:value="0.144013">
            <text:p>0.144013</text:p>
          </table:table-cell>
          <table:table-cell office:value-type="float" office:value="0.857605">
            <text:p>0.857605</text:p>
          </table:table-cell>
          <table:table-cell office:value-type="float" office:value="0.168485">
            <text:p>0.168485</text:p>
          </table:table-cell>
          <table:table-cell office:value-type="float" office:value="-0.381308">
            <text:p>-0.381308</text:p>
          </table:table-cell>
          <table:table-cell office:value-type="float" office:value="0.272566">
            <text:p>0.272566</text:p>
          </table:table-cell>
          <table:table-cell office:value-type="float" office:value="-0.126946">
            <text:p>-0.126946</text:p>
          </table:table-cell>
          <table:table-cell office:value-type="float" office:value="-0.0215404">
            <text:p>-0.0215404</text:p>
          </table:table-cell>
          <table:table-cell office:value-type="float" office:value="-0.0242711">
            <text:p>-0.0242711</text:p>
          </table:table-cell>
          <table:table-cell office:value-type="float" office:value="-0.0266581">
            <text:p>-0.0266581</text:p>
          </table:table-cell>
          <table:table-cell office:value-type="float" office:value="-1.47876">
            <text:p>-1.47876</text:p>
          </table:table-cell>
          <table:table-cell office:value-type="float" office:value="-1.1224">
            <text:p>-1.1224</text:p>
          </table:table-cell>
          <table:table-cell office:value-type="float" office:value="0.287862">
            <text:p>0.287862</text:p>
          </table:table-cell>
          <table:table-cell/>
          <table:table-cell office:value-type="float" office:value="14.314">
            <text:p>14.314</text:p>
          </table:table-cell>
          <table:table-cell office:value-type="float" office:value="-0.171035">
            <text:p>-0.171035</text:p>
          </table:table-cell>
          <table:table-cell office:value-type="float" office:value="-0.170496">
            <text:p>-0.170496</text:p>
          </table:table-cell>
          <table:table-cell office:value-type="float" office:value="0.884617">
            <text:p>0.884617</text:p>
          </table:table-cell>
          <table:table-cell office:value-type="float" office:value="0.0786656">
            <text:p>0.0786656</text:p>
          </table:table-cell>
          <table:table-cell office:value-type="float" office:value="-0.502553">
            <text:p>-0.502553</text:p>
          </table:table-cell>
          <table:table-cell office:value-type="float" office:value="0.00775019">
            <text:p>0.00775019</text:p>
          </table:table-cell>
          <table:table-cell office:value-type="float" office:value="-0.127327">
            <text:p>-0.127327</text:p>
          </table:table-cell>
          <table:table-cell office:value-type="float" office:value="-0.0414611">
            <text:p>-0.0414611</text:p>
          </table:table-cell>
          <table:table-cell office:value-type="float" office:value="-0.0368177">
            <text:p>-0.0368177</text:p>
          </table:table-cell>
          <table:table-cell office:value-type="float" office:value="0.022094">
            <text:p>0.022094</text:p>
          </table:table-cell>
          <table:table-cell office:value-type="float" office:value="-0.0718075">
            <text:p>-0.0718075</text:p>
          </table:table-cell>
          <table:table-cell office:value-type="float" office:value="-0.0819339">
            <text:p>-0.0819339</text:p>
          </table:table-cell>
          <table:table-cell office:value-type="float" office:value="-0.0123981">
            <text:p>-0.0123981</text:p>
          </table:table-cell>
          <table:table-cell/>
          <table:table-cell office:value-type="float" office:value="15.8777">
            <text:p>15.8777</text:p>
          </table:table-cell>
          <table:table-cell office:value-type="float" office:value="-0.109045">
            <text:p>-0.109045</text:p>
          </table:table-cell>
          <table:table-cell office:value-type="float" office:value="-0.0414105">
            <text:p>-0.0414105</text:p>
          </table:table-cell>
          <table:table-cell office:value-type="float" office:value="0.870062">
            <text:p>0.870062</text:p>
          </table:table-cell>
          <table:table-cell office:value-type="float" office:value="0.07843">
            <text:p>0.07843</text:p>
          </table:table-cell>
          <table:table-cell office:value-type="float" office:value="-0.462722">
            <text:p>-0.462722</text:p>
          </table:table-cell>
          <table:table-cell office:value-type="float" office:value="0.180155">
            <text:p>0.180155</text:p>
          </table:table-cell>
          <table:table-cell office:value-type="float" office:value="-0.14305">
            <text:p>-0.14305</text:p>
          </table:table-cell>
          <table:table-cell office:value-type="float" office:value="-0.0567401">
            <text:p>-0.0567401</text:p>
          </table:table-cell>
          <table:table-cell office:value-type="float" office:value="-0.0873121">
            <text:p>-0.0873121</text:p>
          </table:table-cell>
          <table:table-cell office:value-type="float" office:value="0.0149958">
            <text:p>0.0149958</text:p>
          </table:table-cell>
          <table:table-cell office:value-type="float" office:value="0.0808777">
            <text:p>0.0808777</text:p>
          </table:table-cell>
          <table:table-cell office:value-type="float" office:value="0.178816">
            <text:p>0.178816</text:p>
          </table:table-cell>
          <table:table-cell office:value-type="float" office:value="-0.0320441">
            <text:p>-0.0320441</text:p>
          </table:table-cell>
          <table:table-cell/>
          <table:table-cell office:value-type="float" office:value="12.2246">
            <text:p>12.2246</text:p>
          </table:table-cell>
          <table:table-cell office:value-type="float" office:value="-0.149538">
            <text:p>-0.149538</text:p>
          </table:table-cell>
          <table:table-cell office:value-type="float" office:value="-0.0796585">
            <text:p>-0.0796585</text:p>
          </table:table-cell>
          <table:table-cell office:value-type="float" office:value="0.857975">
            <text:p>0.857975</text:p>
          </table:table-cell>
          <table:table-cell office:value-type="float" office:value="0.101512">
            <text:p>0.101512</text:p>
          </table:table-cell>
          <table:table-cell office:value-type="float" office:value="-0.503435">
            <text:p>-0.503435</text:p>
          </table:table-cell>
          <table:table-cell office:value-type="float" office:value="0.110234">
            <text:p>0.110234</text:p>
          </table:table-cell>
          <table:table-cell office:value-type="float" office:value="-0.0941514">
            <text:p>-0.0941514</text:p>
          </table:table-cell>
          <table:table-cell office:value-type="float" office:value="-0.0120797">
            <text:p>-0.0120797</text:p>
          </table:table-cell>
          <table:table-cell office:value-type="float" office:value="-0.025887">
            <text:p>-0.025887</text:p>
          </table:table-cell>
          <table:table-cell office:value-type="float" office:value="0.0144095">
            <text:p>0.0144095</text:p>
          </table:table-cell>
          <table:table-cell office:value-type="float" office:value="-0.228947">
            <text:p>-0.228947</text:p>
          </table:table-cell>
          <table:table-cell office:value-type="float" office:value="-0.191353">
            <text:p>-0.191353</text:p>
          </table:table-cell>
          <table:table-cell office:value-type="float" office:value="-0.0556708">
            <text:p>-0.0556708</text:p>
          </table:table-cell>
        </table:table-row>
        <table:table-row table:style-name="ro4">
          <table:table-cell office:value-type="float" office:value="15.1403">
            <text:p>15.1403</text:p>
          </table:table-cell>
          <table:table-cell office:value-type="float" office:value="-0.148342">
            <text:p>-0.148342</text:p>
          </table:table-cell>
          <table:table-cell office:value-type="float" office:value="-0.0808135">
            <text:p>-0.0808135</text:p>
          </table:table-cell>
          <table:table-cell office:value-type="float" office:value="0.9335">
            <text:p>0.9335</text:p>
          </table:table-cell>
          <table:table-cell office:value-type="float" office:value="0.135071">
            <text:p>0.135071</text:p>
          </table:table-cell>
          <table:table-cell office:value-type="float" office:value="-0.386563">
            <text:p>-0.386563</text:p>
          </table:table-cell>
          <table:table-cell office:value-type="float" office:value="0.105082">
            <text:p>0.105082</text:p>
          </table:table-cell>
          <table:table-cell office:value-type="float" office:value="-0.115359">
            <text:p>-0.115359</text:p>
          </table:table-cell>
          <table:table-cell office:value-type="float" office:value="0.00082602">
            <text:p>0.00082602</text:p>
          </table:table-cell>
          <table:table-cell office:value-type="float" office:value="-0.0139178">
            <text:p>-0.0139178</text:p>
          </table:table-cell>
          <table:table-cell office:value-type="float" office:value="0.00769108">
            <text:p>0.00769108</text:p>
          </table:table-cell>
          <table:table-cell office:value-type="float" office:value="-0.251158">
            <text:p>-0.251158</text:p>
          </table:table-cell>
          <table:table-cell office:value-type="float" office:value="-0.145666">
            <text:p>-0.145666</text:p>
          </table:table-cell>
          <table:table-cell office:value-type="float" office:value="0.0284565">
            <text:p>0.0284565</text:p>
          </table:table-cell>
          <table:table-cell/>
          <table:table-cell office:value-type="float" office:value="13.4164">
            <text:p>13.4164</text:p>
          </table:table-cell>
          <table:table-cell office:value-type="float" office:value="0.0209466">
            <text:p>0.0209466</text:p>
          </table:table-cell>
          <table:table-cell office:value-type="float" office:value="0.13112">
            <text:p>0.13112</text:p>
          </table:table-cell>
          <table:table-cell office:value-type="float" office:value="0.857725">
            <text:p>0.857725</text:p>
          </table:table-cell>
          <table:table-cell office:value-type="float" office:value="0.166316">
            <text:p>0.166316</text:p>
          </table:table-cell>
          <table:table-cell office:value-type="float" office:value="-0.297678">
            <text:p>-0.297678</text:p>
          </table:table-cell>
          <table:table-cell office:value-type="float" office:value="0.333254">
            <text:p>0.333254</text:p>
          </table:table-cell>
          <table:table-cell office:value-type="float" office:value="-0.145189">
            <text:p>-0.145189</text:p>
          </table:table-cell>
          <table:table-cell office:value-type="float" office:value="-0.164848">
            <text:p>-0.164848</text:p>
          </table:table-cell>
          <table:table-cell office:value-type="float" office:value="-0.133044">
            <text:p>-0.133044</text:p>
          </table:table-cell>
          <table:table-cell office:value-type="float" office:value="0.00123886">
            <text:p>0.00123886</text:p>
          </table:table-cell>
          <table:table-cell office:value-type="float" office:value="0.157198">
            <text:p>0.157198</text:p>
          </table:table-cell>
          <table:table-cell office:value-type="float" office:value="0.0874438">
            <text:p>0.0874438</text:p>
          </table:table-cell>
          <table:table-cell office:value-type="float" office:value="-0.0137084">
            <text:p>-0.0137084</text:p>
          </table:table-cell>
          <table:table-cell/>
          <table:table-cell office:value-type="float" office:value="14.5512">
            <text:p>14.5512</text:p>
          </table:table-cell>
          <table:table-cell office:value-type="float" office:value="-0.18491">
            <text:p>-0.18491</text:p>
          </table:table-cell>
          <table:table-cell office:value-type="float" office:value="-0.18384">
            <text:p>-0.18384</text:p>
          </table:table-cell>
          <table:table-cell office:value-type="float" office:value="0.889161">
            <text:p>0.889161</text:p>
          </table:table-cell>
          <table:table-cell office:value-type="float" office:value="0.0754199">
            <text:p>0.0754199</text:p>
          </table:table-cell>
          <table:table-cell office:value-type="float" office:value="-0.512415">
            <text:p>-0.512415</text:p>
          </table:table-cell>
          <table:table-cell office:value-type="float" office:value="-0.000275611">
            <text:p>-0.000275611</text:p>
          </table:table-cell>
          <table:table-cell office:value-type="float" office:value="-0.123323">
            <text:p>-0.123323</text:p>
          </table:table-cell>
          <table:table-cell office:value-type="float" office:value="-0.0584942">
            <text:p>-0.0584942</text:p>
          </table:table-cell>
          <table:table-cell office:value-type="float" office:value="-0.0562528">
            <text:p>-0.0562528</text:p>
          </table:table-cell>
          <table:table-cell office:value-type="float" office:value="0.0191531">
            <text:p>0.0191531</text:p>
          </table:table-cell>
          <table:table-cell office:value-type="float" office:value="0.0355642">
            <text:p>0.0355642</text:p>
          </table:table-cell>
          <table:table-cell office:value-type="float" office:value="0.0563568">
            <text:p>0.0563568</text:p>
          </table:table-cell>
          <table:table-cell office:value-type="float" office:value="-0.0181767">
            <text:p>-0.0181767</text:p>
          </table:table-cell>
          <table:table-cell/>
          <table:table-cell office:value-type="float" office:value="16.0434">
            <text:p>16.0434</text:p>
          </table:table-cell>
          <table:table-cell office:value-type="float" office:value="-0.116226">
            <text:p>-0.116226</text:p>
          </table:table-cell>
          <table:table-cell office:value-type="float" office:value="-0.0509682">
            <text:p>-0.0509682</text:p>
          </table:table-cell>
          <table:table-cell office:value-type="float" office:value="0.871667">
            <text:p>0.871667</text:p>
          </table:table-cell>
          <table:table-cell office:value-type="float" office:value="0.076374">
            <text:p>0.076374</text:p>
          </table:table-cell>
          <table:table-cell office:value-type="float" office:value="-0.470916">
            <text:p>-0.470916</text:p>
          </table:table-cell>
          <table:table-cell office:value-type="float" office:value="0.169792">
            <text:p>0.169792</text:p>
          </table:table-cell>
          <table:table-cell office:value-type="float" office:value="-0.138343">
            <text:p>-0.138343</text:p>
          </table:table-cell>
          <table:table-cell office:value-type="float" office:value="-0.0433395">
            <text:p>-0.0433395</text:p>
          </table:table-cell>
          <table:table-cell office:value-type="float" office:value="-0.0576842">
            <text:p>-0.0576842</text:p>
          </table:table-cell>
          <table:table-cell office:value-type="float" office:value="0.00968643">
            <text:p>0.00968643</text:p>
          </table:table-cell>
          <table:table-cell office:value-type="float" office:value="0.043467">
            <text:p>0.043467</text:p>
          </table:table-cell>
          <table:table-cell office:value-type="float" office:value="0.119257">
            <text:p>0.119257</text:p>
          </table:table-cell>
          <table:table-cell office:value-type="float" office:value="0.0280514">
            <text:p>0.0280514</text:p>
          </table:table-cell>
          <table:table-cell/>
          <table:table-cell office:value-type="float" office:value="12.4566">
            <text:p>12.4566</text:p>
          </table:table-cell>
          <table:table-cell office:value-type="float" office:value="-0.164673">
            <text:p>-0.164673</text:p>
          </table:table-cell>
          <table:table-cell office:value-type="float" office:value="-0.0959727">
            <text:p>-0.0959727</text:p>
          </table:table-cell>
          <table:table-cell office:value-type="float" office:value="0.858321">
            <text:p>0.858321</text:p>
          </table:table-cell>
          <table:table-cell office:value-type="float" office:value="0.0971982">
            <text:p>0.0971982</text:p>
          </table:table-cell>
          <table:table-cell office:value-type="float" office:value="-0.531449">
            <text:p>-0.531449</text:p>
          </table:table-cell>
          <table:table-cell office:value-type="float" office:value="0.0841229">
            <text:p>0.0841229</text:p>
          </table:table-cell>
          <table:table-cell table:style-name="ce1" office:value-type="float" office:value="-0.0918163">
            <text:p>-0.0918163</text:p>
          </table:table-cell>
          <table:table-cell office:value-type="float" office:value="-0.0652134">
            <text:p>-0.0652134</text:p>
          </table:table-cell>
          <table:table-cell office:value-type="float" office:value="-0.0702959">
            <text:p>-0.0702959</text:p>
          </table:table-cell>
          <table:table-cell office:value-type="float" office:value="0.00148948">
            <text:p>0.00148948</text:p>
          </table:table-cell>
          <table:table-cell office:value-type="float" office:value="-0.390379">
            <text:p>-0.390379</text:p>
          </table:table-cell>
          <table:table-cell office:value-type="float" office:value="-0.308849">
            <text:p>-0.308849</text:p>
          </table:table-cell>
          <table:table-cell office:value-type="float" office:value="0.00970006">
            <text:p>0.00970006</text:p>
          </table:table-cell>
        </table:table-row>
        <table:table-row table:style-name="ro4">
          <table:table-cell office:value-type="float" office:value="15.3764">
            <text:p>15.3764</text:p>
          </table:table-cell>
          <table:table-cell office:value-type="float" office:value="-0.162143">
            <text:p>-0.162143</text:p>
          </table:table-cell>
          <table:table-cell office:value-type="float" office:value="-0.0922158">
            <text:p>-0.0922158</text:p>
          </table:table-cell>
          <table:table-cell office:value-type="float" office:value="0.936901">
            <text:p>0.936901</text:p>
          </table:table-cell>
          <table:table-cell office:value-type="float" office:value="0.13092">
            <text:p>0.13092</text:p>
          </table:table-cell>
          <table:table-cell office:value-type="float" office:value="-0.378392">
            <text:p>-0.378392</text:p>
          </table:table-cell>
          <table:table-cell office:value-type="float" office:value="0.109833">
            <text:p>0.109833</text:p>
          </table:table-cell>
          <table:table-cell office:value-type="float" office:value="-0.113812">
            <text:p>-0.113812</text:p>
          </table:table-cell>
          <table:table-cell table:style-name="ce1" office:value-type="float" office:value="-0.0584617">
            <text:p>-0.0584617</text:p>
          </table:table-cell>
          <table:table-cell office:value-type="float" office:value="-0.0483034">
            <text:p>-0.0483034</text:p>
          </table:table-cell>
          <table:table-cell office:value-type="float" office:value="0.0144085">
            <text:p>0.0144085</text:p>
          </table:table-cell>
          <table:table-cell office:value-type="float" office:value="0.141734">
            <text:p>0.141734</text:p>
          </table:table-cell>
          <table:table-cell office:value-type="float" office:value="0.13216">
            <text:p>0.13216</text:p>
          </table:table-cell>
          <table:table-cell office:value-type="float" office:value="-0.00411173">
            <text:p>-0.00411173</text:p>
          </table:table-cell>
          <table:table-cell/>
          <table:table-cell office:value-type="float" office:value="13.9848">
            <text:p>13.9848</text:p>
          </table:table-cell>
          <table:table-cell office:value-type="float" office:value="-0.0219655">
            <text:p>-0.0219655</text:p>
          </table:table-cell>
          <table:table-cell office:value-type="float" office:value="0.0837482">
            <text:p>0.0837482</text:p>
          </table:table-cell>
          <table:table-cell office:value-type="float" office:value="0.854">
            <text:p>0.854</text:p>
          </table:table-cell>
          <table:table-cell office:value-type="float" office:value="0.154144">
            <text:p>0.154144</text:p>
          </table:table-cell>
          <table:table-cell office:value-type="float" office:value="-0.337697">
            <text:p>-0.337697</text:p>
          </table:table-cell>
          <table:table-cell office:value-type="float" office:value="0.252448">
            <text:p>0.252448</text:p>
          </table:table-cell>
          <table:table-cell office:value-type="float" office:value="-0.126602">
            <text:p>-0.126602</text:p>
          </table:table-cell>
          <table:table-cell office:value-type="float" office:value="-0.0754938">
            <text:p>-0.0754938</text:p>
          </table:table-cell>
          <table:table-cell office:value-type="float" office:value="-0.0833392">
            <text:p>-0.0833392</text:p>
          </table:table-cell>
          <table:table-cell office:value-type="float" office:value="-0.00655326">
            <text:p>-0.00655326</text:p>
          </table:table-cell>
          <table:table-cell office:value-type="float" office:value="0.105005">
            <text:p>0.105005</text:p>
          </table:table-cell>
          <table:table-cell office:value-type="float" office:value="-0.460028">
            <text:p>-0.460028</text:p>
          </table:table-cell>
          <table:table-cell office:value-type="float" office:value="0.327203">
            <text:p>0.327203</text:p>
          </table:table-cell>
          <table:table-cell/>
          <table:table-cell office:value-type="float" office:value="14.8498">
            <text:p>14.8498</text:p>
          </table:table-cell>
          <table:table-cell office:value-type="float" office:value="-0.199207">
            <text:p>-0.199207</text:p>
          </table:table-cell>
          <table:table-cell office:value-type="float" office:value="-0.195613">
            <text:p>-0.195613</text:p>
          </table:table-cell>
          <table:table-cell office:value-type="float" office:value="0.893259">
            <text:p>0.893259</text:p>
          </table:table-cell>
          <table:table-cell office:value-type="float" office:value="0.0715234">
            <text:p>0.0715234</text:p>
          </table:table-cell>
          <table:table-cell office:value-type="float" office:value="-0.516306">
            <text:p>-0.516306</text:p>
          </table:table-cell>
          <table:table-cell office:value-type="float" office:value="-0.00423087">
            <text:p>-0.00423087</text:p>
          </table:table-cell>
          <table:table-cell office:value-type="float" office:value="-0.122334">
            <text:p>-0.122334</text:p>
          </table:table-cell>
          <table:table-cell office:value-type="float" office:value="-0.0478733">
            <text:p>-0.0478733</text:p>
          </table:table-cell>
          <table:table-cell office:value-type="float" office:value="-0.0394225">
            <text:p>-0.0394225</text:p>
          </table:table-cell>
          <table:table-cell office:value-type="float" office:value="0.0137248">
            <text:p>0.0137248</text:p>
          </table:table-cell>
          <table:table-cell office:value-type="float" office:value="0.218649">
            <text:p>0.218649</text:p>
          </table:table-cell>
          <table:table-cell office:value-type="float" office:value="0.180752">
            <text:p>0.180752</text:p>
          </table:table-cell>
          <table:table-cell office:value-type="float" office:value="-0.0693427">
            <text:p>-0.0693427</text:p>
          </table:table-cell>
          <table:table-cell/>
          <table:table-cell office:value-type="float" office:value="16.1789">
            <text:p>16.1789</text:p>
          </table:table-cell>
          <table:table-cell office:value-type="float" office:value="-0.1213">
            <text:p>-0.1213</text:p>
          </table:table-cell>
          <table:table-cell office:value-type="float" office:value="-0.0565943">
            <text:p>-0.0565943</text:p>
          </table:table-cell>
          <table:table-cell office:value-type="float" office:value="0.873494">
            <text:p>0.873494</text:p>
          </table:table-cell>
          <table:table-cell office:value-type="float" office:value="0.074733">
            <text:p>0.074733</text:p>
          </table:table-cell>
          <table:table-cell office:value-type="float" office:value="-0.494711">
            <text:p>-0.494711</text:p>
          </table:table-cell>
          <table:table-cell office:value-type="float" office:value="0.143592">
            <text:p>0.143592</text:p>
          </table:table-cell>
          <table:table-cell office:value-type="float" office:value="-0.137921">
            <text:p>-0.137921</text:p>
          </table:table-cell>
          <table:table-cell office:value-type="float" office:value="-0.0374507">
            <text:p>-0.0374507</text:p>
          </table:table-cell>
          <table:table-cell office:value-type="float" office:value="-0.0415274">
            <text:p>-0.0415274</text:p>
          </table:table-cell>
          <table:table-cell office:value-type="float" office:value="0.0134868">
            <text:p>0.0134868</text:p>
          </table:table-cell>
          <table:table-cell office:value-type="float" office:value="-0.290687">
            <text:p>-0.290687</text:p>
          </table:table-cell>
          <table:table-cell office:value-type="float" office:value="-0.263554">
            <text:p>-0.263554</text:p>
          </table:table-cell>
          <table:table-cell office:value-type="float" office:value="-0.00405394">
            <text:p>-0.00405394</text:p>
          </table:table-cell>
          <table:table-cell/>
          <table:table-cell office:value-type="float" office:value="12.6652">
            <text:p>12.6652</text:p>
          </table:table-cell>
          <table:table-cell office:value-type="float" office:value="-0.195245">
            <text:p>-0.195245</text:p>
          </table:table-cell>
          <table:table-cell office:value-type="float" office:value="-0.12406">
            <text:p>-0.12406</text:p>
          </table:table-cell>
          <table:table-cell office:value-type="float" office:value="0.859053">
            <text:p>0.859053</text:p>
          </table:table-cell>
          <table:table-cell office:value-type="float" office:value="0.0934786">
            <text:p>0.0934786</text:p>
          </table:table-cell>
          <table:table-cell office:value-type="float" office:value="-0.539189">
            <text:p>-0.539189</text:p>
          </table:table-cell>
          <table:table-cell office:value-type="float" office:value="0.0743592">
            <text:p>0.0743592</text:p>
          </table:table-cell>
          <table:table-cell office:value-type="float" office:value="-0.0916294">
            <text:p>-0.0916294</text:p>
          </table:table-cell>
          <table:table-cell office:value-type="float" office:value="-0.146615">
            <text:p>-0.146615</text:p>
          </table:table-cell>
          <table:table-cell office:value-type="float" office:value="-0.134697">
            <text:p>-0.134697</text:p>
          </table:table-cell>
          <table:table-cell office:value-type="float" office:value="0.00351212">
            <text:p>0.00351212</text:p>
          </table:table-cell>
          <table:table-cell office:value-type="float" office:value="0.224596">
            <text:p>0.224596</text:p>
          </table:table-cell>
          <table:table-cell office:value-type="float" office:value="0.181191">
            <text:p>0.181191</text:p>
          </table:table-cell>
          <table:table-cell office:value-type="float" office:value="-0.00378782">
            <text:p>-0.00378782</text:p>
          </table:table-cell>
        </table:table-row>
        <table:table-row table:style-name="ro4">
          <table:table-cell office:value-type="float" office:value="15.6105">
            <text:p>15.6105</text:p>
          </table:table-cell>
          <table:table-cell office:value-type="float" office:value="-0.168061">
            <text:p>-0.168061</text:p>
          </table:table-cell>
          <table:table-cell office:value-type="float" office:value="-0.0962804">
            <text:p>-0.0962804</text:p>
          </table:table-cell>
          <table:table-cell office:value-type="float" office:value="0.940049">
            <text:p>0.940049</text:p>
          </table:table-cell>
          <table:table-cell office:value-type="float" office:value="0.126929">
            <text:p>0.126929</text:p>
          </table:table-cell>
          <table:table-cell office:value-type="float" office:value="-0.39042">
            <text:p>-0.39042</text:p>
          </table:table-cell>
          <table:table-cell office:value-type="float" office:value="0.0953742">
            <text:p>0.0953742</text:p>
          </table:table-cell>
          <table:table-cell office:value-type="float" office:value="-0.110052">
            <text:p>-0.110052</text:p>
          </table:table-cell>
          <table:table-cell office:value-type="float" office:value="-0.0252766">
            <text:p>-0.0252766</text:p>
          </table:table-cell>
          <table:table-cell office:value-type="float" office:value="-0.0173599">
            <text:p>-0.0173599</text:p>
          </table:table-cell>
          <table:table-cell office:value-type="float" office:value="0.0134458">
            <text:p>0.0134458</text:p>
          </table:table-cell>
          <table:table-cell office:value-type="float" office:value="0.0126781">
            <text:p>0.0126781</text:p>
          </table:table-cell>
          <table:table-cell table:style-name="ce1" office:value-type="float" office:value="-0.0551089">
            <text:p>-0.0551089</text:p>
          </table:table-cell>
          <table:table-cell office:value-type="float" office:value="0.00846944">
            <text:p>0.00846944</text:p>
          </table:table-cell>
          <table:table-cell/>
          <table:table-cell office:value-type="float" office:value="14.0167">
            <text:p>14.0167</text:p>
          </table:table-cell>
          <table:table-cell office:value-type="float" office:value="-0.0242647">
            <text:p>-0.0242647</text:p>
          </table:table-cell>
          <table:table-cell office:value-type="float" office:value="0.0806252">
            <text:p>0.0806252</text:p>
          </table:table-cell>
          <table:table-cell office:value-type="float" office:value="0.854124">
            <text:p>0.854124</text:p>
          </table:table-cell>
          <table:table-cell office:value-type="float" office:value="0.153489">
            <text:p>0.153489</text:p>
          </table:table-cell>
          <table:table-cell office:value-type="float" office:value="-0.350217">
            <text:p>-0.350217</text:p>
          </table:table-cell>
          <table:table-cell office:value-type="float" office:value="0.190653">
            <text:p>0.190653</text:p>
          </table:table-cell>
          <table:table-cell office:value-type="float" office:value="-0.110614">
            <text:p>-0.110614</text:p>
          </table:table-cell>
          <table:table-cell office:value-type="float" office:value="-0.0721475">
            <text:p>-0.0721475</text:p>
          </table:table-cell>
          <table:table-cell office:value-type="float" office:value="-0.0979994">
            <text:p>-0.0979994</text:p>
          </table:table-cell>
          <table:table-cell office:value-type="float" office:value="0.00387401">
            <text:p>0.00387401</text:p>
          </table:table-cell>
          <table:table-cell office:value-type="float" office:value="-0.0465464">
            <text:p>-0.0465464</text:p>
          </table:table-cell>
          <table:table-cell office:value-type="float" office:value="-1.29261">
            <text:p>-1.29261</text:p>
          </table:table-cell>
          <table:table-cell office:value-type="float" office:value="0.544339">
            <text:p>0.544339</text:p>
          </table:table-cell>
          <table:table-cell/>
          <table:table-cell office:value-type="float" office:value="14.9501">
            <text:p>14.9501</text:p>
          </table:table-cell>
          <table:table-cell office:value-type="float" office:value="-0.201809">
            <text:p>-0.201809</text:p>
          </table:table-cell>
          <table:table-cell office:value-type="float" office:value="-0.197748">
            <text:p>-0.197748</text:p>
          </table:table-cell>
          <table:table-cell office:value-type="float" office:value="0.893938">
            <text:p>0.893938</text:p>
          </table:table-cell>
          <table:table-cell office:value-type="float" office:value="0.070261">
            <text:p>0.070261</text:p>
          </table:table-cell>
          <table:table-cell office:value-type="float" office:value="-0.530649">
            <text:p>-0.530649</text:p>
          </table:table-cell>
          <table:table-cell office:value-type="float" office:value="-0.0159689">
            <text:p>-0.0159689</text:p>
          </table:table-cell>
          <table:table-cell office:value-type="float" office:value="-0.12041">
            <text:p>-0.12041</text:p>
          </table:table-cell>
          <table:table-cell office:value-type="float" office:value="-0.025952">
            <text:p>-0.025952</text:p>
          </table:table-cell>
          <table:table-cell office:value-type="float" office:value="-0.0213006">
            <text:p>-0.0213006</text:p>
          </table:table-cell>
          <table:table-cell office:value-type="float" office:value="0.00677265">
            <text:p>0.00677265</text:p>
          </table:table-cell>
          <table:table-cell office:value-type="float" office:value="-0.0453774">
            <text:p>-0.0453774</text:p>
          </table:table-cell>
          <table:table-cell office:value-type="float" office:value="-0.034836">
            <text:p>-0.034836</text:p>
          </table:table-cell>
          <table:table-cell office:value-type="float" office:value="-0.0335283">
            <text:p>-0.0335283</text:p>
          </table:table-cell>
          <table:table-cell/>
          <table:table-cell office:value-type="float" office:value="16.3775">
            <text:p>16.3775</text:p>
          </table:table-cell>
          <table:table-cell office:value-type="float" office:value="-0.140202">
            <text:p>-0.140202</text:p>
          </table:table-cell>
          <table:table-cell office:value-type="float" office:value="-0.0752359">
            <text:p>-0.0752359</text:p>
          </table:table-cell>
          <table:table-cell office:value-type="float" office:value="0.876012">
            <text:p>0.876012</text:p>
          </table:table-cell>
          <table:table-cell office:value-type="float" office:value="0.0723911">
            <text:p>0.0723911</text:p>
          </table:table-cell>
          <table:table-cell office:value-type="float" office:value="-0.498066">
            <text:p>-0.498066</text:p>
          </table:table-cell>
          <table:table-cell office:value-type="float" office:value="0.138136">
            <text:p>0.138136</text:p>
          </table:table-cell>
          <table:table-cell office:value-type="float" office:value="-0.133787">
            <text:p>-0.133787</text:p>
          </table:table-cell>
          <table:table-cell office:value-type="float" office:value="-0.0951796">
            <text:p>-0.0951796</text:p>
          </table:table-cell>
          <table:table-cell office:value-type="float" office:value="-0.0938679">
            <text:p>-0.0938679</text:p>
          </table:table-cell>
          <table:table-cell office:value-type="float" office:value="0.0126817">
            <text:p>0.0126817</text:p>
          </table:table-cell>
          <table:table-cell office:value-type="float" office:value="0.0710681">
            <text:p>0.0710681</text:p>
          </table:table-cell>
          <table:table-cell office:value-type="float" office:value="0.0481253">
            <text:p>0.0481253</text:p>
          </table:table-cell>
          <table:table-cell office:value-type="float" office:value="0.0228613">
            <text:p>0.0228613</text:p>
          </table:table-cell>
          <table:table-cell/>
          <table:table-cell office:value-type="float" office:value="13.1581">
            <text:p>13.1581</text:p>
          </table:table-cell>
          <table:table-cell office:value-type="float" office:value="-0.212943">
            <text:p>-0.212943</text:p>
          </table:table-cell>
          <table:table-cell office:value-type="float" office:value="-0.14643">
            <text:p>-0.14643</text:p>
          </table:table-cell>
          <table:table-cell office:value-type="float" office:value="0.859864">
            <text:p>0.859864</text:p>
          </table:table-cell>
          <table:table-cell office:value-type="float" office:value="0.0852417">
            <text:p>0.0852417</text:p>
          </table:table-cell>
          <table:table-cell office:value-type="float" office:value="-0.556305">
            <text:p>-0.556305</text:p>
          </table:table-cell>
          <table:table-cell office:value-type="float" office:value="0.049226">
            <text:p>0.049226</text:p>
          </table:table-cell>
          <table:table-cell office:value-type="float" office:value="-0.0917204">
            <text:p>-0.0917204</text:p>
          </table:table-cell>
          <table:table-cell office:value-type="float" office:value="-0.0359044">
            <text:p>-0.0359044</text:p>
          </table:table-cell>
          <table:table-cell office:value-type="float" office:value="-0.0453821">
            <text:p>-0.0453821</text:p>
          </table:table-cell>
          <table:table-cell office:value-type="float" office:value="0.00164499">
            <text:p>0.00164499</text:p>
          </table:table-cell>
          <table:table-cell office:value-type="float" office:value="0.0422607">
            <text:p>0.0422607</text:p>
          </table:table-cell>
          <table:table-cell office:value-type="float" office:value="-0.03563">
            <text:p>-0.03563</text:p>
          </table:table-cell>
          <table:table-cell office:value-type="float" office:value="-0.0159077">
            <text:p>-0.0159077</text:p>
          </table:table-cell>
        </table:table-row>
        <table:table-row table:style-name="ro4">
          <table:table-cell office:value-type="float" office:value="16.0127">
            <text:p>16.0127</text:p>
          </table:table-cell>
          <table:table-cell office:value-type="float" office:value="-0.176176">
            <text:p>-0.176176</text:p>
          </table:table-cell>
          <table:table-cell office:value-type="float" office:value="-0.112177">
            <text:p>-0.112177</text:p>
          </table:table-cell>
          <table:table-cell office:value-type="float" office:value="0.946827">
            <text:p>0.946827</text:p>
          </table:table-cell>
          <table:table-cell office:value-type="float" office:value="0.120355">
            <text:p>0.120355</text:p>
          </table:table-cell>
          <table:table-cell office:value-type="float" office:value="-0.39769">
            <text:p>-0.39769</text:p>
          </table:table-cell>
          <table:table-cell office:value-type="float" office:value="0.0838479">
            <text:p>0.0838479</text:p>
          </table:table-cell>
          <table:table-cell office:value-type="float" office:value="-0.106174">
            <text:p>-0.106174</text:p>
          </table:table-cell>
          <table:table-cell office:value-type="float" office:value="-0.0201775">
            <text:p>-0.0201775</text:p>
          </table:table-cell>
          <table:table-cell office:value-type="float" office:value="-0.0395242">
            <text:p>-0.0395242</text:p>
          </table:table-cell>
          <table:table-cell office:value-type="float" office:value="0.0168521">
            <text:p>0.0168521</text:p>
          </table:table-cell>
          <table:table-cell office:value-type="float" office:value="0.0203559">
            <text:p>0.0203559</text:p>
          </table:table-cell>
          <table:table-cell office:value-type="float" office:value="0.0388795">
            <text:p>0.0388795</text:p>
          </table:table-cell>
          <table:table-cell office:value-type="float" office:value="-0.0333042">
            <text:p>-0.0333042</text:p>
          </table:table-cell>
          <table:table-cell/>
          <table:table-cell office:value-type="float" office:value="14.0502">
            <text:p>14.0502</text:p>
          </table:table-cell>
          <table:table-cell office:value-type="float" office:value="-0.026734">
            <text:p>-0.026734</text:p>
          </table:table-cell>
          <table:table-cell office:value-type="float" office:value="0.0758912">
            <text:p>0.0758912</text:p>
          </table:table-cell>
          <table:table-cell office:value-type="float" office:value="0.854864">
            <text:p>0.854864</text:p>
          </table:table-cell>
          <table:table-cell office:value-type="float" office:value="0.152803">
            <text:p>0.152803</text:p>
          </table:table-cell>
          <table:table-cell office:value-type="float" office:value="-0.3405">
            <text:p>-0.3405</text:p>
          </table:table-cell>
          <table:table-cell office:value-type="float" office:value="0.291725">
            <text:p>0.291725</text:p>
          </table:table-cell>
          <table:table-cell office:value-type="float" office:value="-0.150151">
            <text:p>-0.150151</text:p>
          </table:table-cell>
          <table:table-cell office:value-type="float" office:value="-0.0737069">
            <text:p>-0.0737069</text:p>
          </table:table-cell>
          <table:table-cell office:value-type="float" office:value="-0.141304">
            <text:p>-0.141304</text:p>
          </table:table-cell>
          <table:table-cell office:value-type="float" office:value="0.0221104">
            <text:p>0.0221104</text:p>
          </table:table-cell>
          <table:table-cell office:value-type="float" office:value="0.133618">
            <text:p>0.133618</text:p>
          </table:table-cell>
          <table:table-cell office:value-type="float" office:value="0.299747">
            <text:p>0.299747</text:p>
          </table:table-cell>
          <table:table-cell office:value-type="float" office:value="-0.0636655">
            <text:p>-0.0636655</text:p>
          </table:table-cell>
          <table:table-cell/>
          <table:table-cell office:value-type="float" office:value="15.1502">
            <text:p>15.1502</text:p>
          </table:table-cell>
          <table:table-cell office:value-type="float" office:value="-0.208821">
            <text:p>-0.208821</text:p>
          </table:table-cell>
          <table:table-cell office:value-type="float" office:value="-0.203407">
            <text:p>-0.203407</text:p>
          </table:table-cell>
          <table:table-cell office:value-type="float" office:value="0.893951">
            <text:p>0.893951</text:p>
          </table:table-cell>
          <table:table-cell office:value-type="float" office:value="0.0678068">
            <text:p>0.0678068</text:p>
          </table:table-cell>
          <table:table-cell office:value-type="float" office:value="-0.547183">
            <text:p>-0.547183</text:p>
          </table:table-cell>
          <table:table-cell office:value-type="float" office:value="-0.0323301">
            <text:p>-0.0323301</text:p>
          </table:table-cell>
          <table:table-cell office:value-type="float" office:value="-0.114916">
            <text:p>-0.114916</text:p>
          </table:table-cell>
          <table:table-cell office:value-type="float" office:value="-0.0350346">
            <text:p>-0.0350346</text:p>
          </table:table-cell>
          <table:table-cell office:value-type="float" office:value="-0.0282733">
            <text:p>-0.0282733</text:p>
          </table:table-cell>
          <table:table-cell table:style-name="ce1" office:value-type="string">
            <text:p>6.16862e-05</text:p>
          </table:table-cell>
          <table:table-cell office:value-type="float" office:value="-0.212875">
            <text:p>-0.212875</text:p>
          </table:table-cell>
          <table:table-cell office:value-type="float" office:value="-0.227532">
            <text:p>-0.227532</text:p>
          </table:table-cell>
          <table:table-cell office:value-type="float" office:value="0.0834202">
            <text:p>0.0834202</text:p>
          </table:table-cell>
          <table:table-cell/>
          <table:table-cell office:value-type="float" office:value="16.8131">
            <text:p>16.8131</text:p>
          </table:table-cell>
          <table:table-cell office:value-type="float" office:value="-0.168179">
            <text:p>-0.168179</text:p>
          </table:table-cell>
          <table:table-cell office:value-type="float" office:value="-0.106997">
            <text:p>-0.106997</text:p>
          </table:table-cell>
          <table:table-cell office:value-type="float" office:value="0.885877">
            <text:p>0.885877</text:p>
          </table:table-cell>
          <table:table-cell office:value-type="float" office:value="0.0675073">
            <text:p>0.0675073</text:p>
          </table:table-cell>
          <table:table-cell office:value-type="float" office:value="-0.537913">
            <text:p>-0.537913</text:p>
          </table:table-cell>
          <table:table-cell office:value-type="float" office:value="0.0988092">
            <text:p>0.0988092</text:p>
          </table:table-cell>
          <table:table-cell office:value-type="float" office:value="-0.125776">
            <text:p>-0.125776</text:p>
          </table:table-cell>
          <table:table-cell office:value-type="float" office:value="-0.0642176">
            <text:p>-0.0642176</text:p>
          </table:table-cell>
          <table:table-cell office:value-type="float" office:value="-0.0729012">
            <text:p>-0.0729012</text:p>
          </table:table-cell>
          <table:table-cell office:value-type="float" office:value="0.0226416">
            <text:p>0.0226416</text:p>
          </table:table-cell>
          <table:table-cell office:value-type="float" office:value="-0.18115">
            <text:p>-0.18115</text:p>
          </table:table-cell>
          <table:table-cell office:value-type="float" office:value="-0.114814">
            <text:p>-0.114814</text:p>
          </table:table-cell>
          <table:table-cell office:value-type="float" office:value="-0.0300427">
            <text:p>-0.0300427</text:p>
          </table:table-cell>
          <table:table-cell/>
          <table:table-cell office:value-type="float" office:value="13.2284">
            <text:p>13.2284</text:p>
          </table:table-cell>
          <table:table-cell office:value-type="float" office:value="-0.215258">
            <text:p>-0.215258</text:p>
          </table:table-cell>
          <table:table-cell office:value-type="float" office:value="-0.149795">
            <text:p>-0.149795</text:p>
          </table:table-cell>
          <table:table-cell office:value-type="float" office:value="0.859901">
            <text:p>0.859901</text:p>
          </table:table-cell>
          <table:table-cell office:value-type="float" office:value="0.0841281">
            <text:p>0.0841281</text:p>
          </table:table-cell>
          <table:table-cell office:value-type="float" office:value="-0.576281">
            <text:p>-0.576281</text:p>
          </table:table-cell>
          <table:table-cell office:value-type="float" office:value="0.0383505">
            <text:p>0.0383505</text:p>
          </table:table-cell>
          <table:table-cell table:style-name="ce1" office:value-type="float" office:value="-0.0865654">
            <text:p>-0.0865654</text:p>
          </table:table-cell>
          <table:table-cell office:value-type="float" office:value="-0.0329346">
            <text:p>-0.0329346</text:p>
          </table:table-cell>
          <table:table-cell office:value-type="float" office:value="-0.047886">
            <text:p>-0.047886</text:p>
          </table:table-cell>
          <table:table-cell office:value-type="float" office:value="0.000527111">
            <text:p>0.000527111</text:p>
          </table:table-cell>
          <table:table-cell office:value-type="float" office:value="-0.321027">
            <text:p>-0.321027</text:p>
          </table:table-cell>
          <table:table-cell office:value-type="float" office:value="-0.183453">
            <text:p>-0.183453</text:p>
          </table:table-cell>
          <table:table-cell office:value-type="float" office:value="0.0904878">
            <text:p>0.0904878</text:p>
          </table:table-cell>
        </table:table-row>
        <table:table-row table:style-name="ro4">
          <table:table-cell office:value-type="float" office:value="16.2408">
            <text:p>16.2408</text:p>
          </table:table-cell>
          <table:table-cell office:value-type="float" office:value="-0.179719">
            <text:p>-0.179719</text:p>
          </table:table-cell>
          <table:table-cell office:value-type="float" office:value="-0.119169">
            <text:p>-0.119169</text:p>
          </table:table-cell>
          <table:table-cell office:value-type="float" office:value="0.948938">
            <text:p>0.948938</text:p>
          </table:table-cell>
          <table:table-cell office:value-type="float" office:value="0.11678">
            <text:p>0.11678</text:p>
          </table:table-cell>
          <table:table-cell office:value-type="float" office:value="-0.402883">
            <text:p>-0.402883</text:p>
          </table:table-cell>
          <table:table-cell office:value-type="float" office:value="0.0751179">
            <text:p>0.0751179</text:p>
          </table:table-cell>
          <table:table-cell office:value-type="float" office:value="-0.102956">
            <text:p>-0.102956</text:p>
          </table:table-cell>
          <table:table-cell office:value-type="float" office:value="-0.0155349">
            <text:p>-0.0155349</text:p>
          </table:table-cell>
          <table:table-cell office:value-type="float" office:value="-0.0306569">
            <text:p>-0.0306569</text:p>
          </table:table-cell>
          <table:table-cell office:value-type="float" office:value="0.00925635">
            <text:p>0.00925635</text:p>
          </table:table-cell>
          <table:table-cell office:value-type="float" office:value="-0.00815133">
            <text:p>-0.00815133</text:p>
          </table:table-cell>
          <table:table-cell office:value-type="float" office:value="0.00406003">
            <text:p>0.00406003</text:p>
          </table:table-cell>
          <table:table-cell office:value-type="float" office:value="-0.00536251">
            <text:p>-0.00536251</text:p>
          </table:table-cell>
          <table:table-cell/>
          <table:table-cell office:value-type="float" office:value="14.3156">
            <text:p>14.3156</text:p>
          </table:table-cell>
          <table:table-cell office:value-type="float" office:value="-0.0368844">
            <text:p>-0.0368844</text:p>
          </table:table-cell>
          <table:table-cell office:value-type="float" office:value="0.0595039">
            <text:p>0.0595039</text:p>
          </table:table-cell>
          <table:table-cell office:value-type="float" office:value="0.856247">
            <text:p>0.856247</text:p>
          </table:table-cell>
          <table:table-cell office:value-type="float" office:value="0.147474">
            <text:p>0.147474</text:p>
          </table:table-cell>
          <table:table-cell office:value-type="float" office:value="-0.476961">
            <text:p>-0.476961</text:p>
          </table:table-cell>
          <table:table-cell office:value-type="float" office:value="0.0811213">
            <text:p>0.0811213</text:p>
          </table:table-cell>
          <table:table-cell office:value-type="float" office:value="-0.117823">
            <text:p>-0.117823</text:p>
          </table:table-cell>
          <table:table-cell office:value-type="float" office:value="-0.0382334">
            <text:p>-0.0382334</text:p>
          </table:table-cell>
          <table:table-cell office:value-type="float" office:value="-0.0617263">
            <text:p>-0.0617263</text:p>
          </table:table-cell>
          <table:table-cell office:value-type="float" office:value="0.00520826">
            <text:p>0.00520826</text:p>
          </table:table-cell>
          <table:table-cell office:value-type="float" office:value="-1.73653">
            <text:p>-1.73653</text:p>
          </table:table-cell>
          <table:table-cell office:value-type="float" office:value="-2.62197">
            <text:p>-2.62197</text:p>
          </table:table-cell>
          <table:table-cell office:value-type="float" office:value="0.410548">
            <text:p>0.410548</text:p>
          </table:table-cell>
          <table:table-cell/>
          <table:table-cell office:value-type="float" office:value="15.2494">
            <text:p>15.2494</text:p>
          </table:table-cell>
          <table:table-cell office:value-type="float" office:value="-0.214392">
            <text:p>-0.214392</text:p>
          </table:table-cell>
          <table:table-cell office:value-type="float" office:value="-0.208452">
            <text:p>-0.208452</text:p>
          </table:table-cell>
          <table:table-cell office:value-type="float" office:value="0.894778">
            <text:p>0.894778</text:p>
          </table:table-cell>
          <table:table-cell office:value-type="float" office:value="0.0666224">
            <text:p>0.0666224</text:p>
          </table:table-cell>
          <table:table-cell office:value-type="float" office:value="-0.545698">
            <text:p>-0.545698</text:p>
          </table:table-cell>
          <table:table-cell office:value-type="float" office:value="-0.0232198">
            <text:p>-0.0232198</text:p>
          </table:table-cell>
          <table:table-cell office:value-type="float" office:value="-0.117651">
            <text:p>-0.117651</text:p>
          </table:table-cell>
          <table:table-cell office:value-type="float" office:value="-0.0561535">
            <text:p>-0.0561535</text:p>
          </table:table-cell>
          <table:table-cell office:value-type="float" office:value="-0.0508463">
            <text:p>-0.0508463</text:p>
          </table:table-cell>
          <table:table-cell office:value-type="float" office:value="0.00833763">
            <text:p>0.00833763</text:p>
          </table:table-cell>
          <table:table-cell office:value-type="float" office:value="-0.0401524">
            <text:p>-0.0401524</text:p>
          </table:table-cell>
          <table:table-cell office:value-type="float" office:value="0.0851941">
            <text:p>0.0851941</text:p>
          </table:table-cell>
          <table:table-cell office:value-type="float" office:value="0.00027334">
            <text:p>0.00027334</text:p>
          </table:table-cell>
          <table:table-cell/>
          <table:table-cell office:value-type="float" office:value="16.9749">
            <text:p>16.9749</text:p>
          </table:table-cell>
          <table:table-cell office:value-type="float" office:value="-0.18331">
            <text:p>-0.18331</text:p>
          </table:table-cell>
          <table:table-cell office:value-type="float" office:value="-0.121796">
            <text:p>-0.121796</text:p>
          </table:table-cell>
          <table:table-cell office:value-type="float" office:value="0.888753">
            <text:p>0.888753</text:p>
          </table:table-cell>
          <table:table-cell office:value-type="float" office:value="0.0657788">
            <text:p>0.0657788</text:p>
          </table:table-cell>
          <table:table-cell office:value-type="float" office:value="-0.493714">
            <text:p>-0.493714</text:p>
          </table:table-cell>
          <table:table-cell office:value-type="float" office:value="0.130892">
            <text:p>0.130892</text:p>
          </table:table-cell>
          <table:table-cell office:value-type="float" office:value="-0.155053">
            <text:p>-0.155053</text:p>
          </table:table-cell>
          <table:table-cell office:value-type="float" office:value="-0.0935247">
            <text:p>-0.0935247</text:p>
          </table:table-cell>
          <table:table-cell office:value-type="float" office:value="-0.0914763">
            <text:p>-0.0914763</text:p>
          </table:table-cell>
          <table:table-cell office:value-type="float" office:value="0.0177812">
            <text:p>0.0177812</text:p>
          </table:table-cell>
          <table:table-cell office:value-type="float" office:value="0.898144">
            <text:p>0.898144</text:p>
          </table:table-cell>
          <table:table-cell office:value-type="float" office:value="0.730664">
            <text:p>0.730664</text:p>
          </table:table-cell>
          <table:table-cell office:value-type="float" office:value="-0.583989">
            <text:p>-0.583989</text:p>
          </table:table-cell>
          <table:table-cell/>
          <table:table-cell office:value-type="float" office:value="13.2926">
            <text:p>13.2926</text:p>
          </table:table-cell>
          <table:table-cell office:value-type="float" office:value="-0.218699">
            <text:p>-0.218699</text:p>
          </table:table-cell>
          <table:table-cell office:value-type="float" office:value="-0.153629">
            <text:p>-0.153629</text:p>
          </table:table-cell>
          <table:table-cell office:value-type="float" office:value="0.860309">
            <text:p>0.860309</text:p>
          </table:table-cell>
          <table:table-cell office:value-type="float" office:value="0.0831227">
            <text:p>0.0831227</text:p>
          </table:table-cell>
          <table:table-cell office:value-type="float" office:value="-0.553847">
            <text:p>-0.553847</text:p>
          </table:table-cell>
          <table:table-cell office:value-type="float" office:value="0.0546379">
            <text:p>0.0546379</text:p>
          </table:table-cell>
          <table:table-cell office:value-type="float" office:value="-0.0977654">
            <text:p>-0.0977654</text:p>
          </table:table-cell>
          <table:table-cell table:style-name="ce1" office:value-type="float" office:value="-0.0535606">
            <text:p>-0.0535606</text:p>
          </table:table-cell>
          <table:table-cell table:style-name="ce1" office:value-type="float" office:value="-0.0596728">
            <text:p>-0.0596728</text:p>
          </table:table-cell>
          <table:table-cell office:value-type="float" office:value="0.00634094">
            <text:p>0.00634094</text:p>
          </table:table-cell>
          <table:table-cell office:value-type="float" office:value="0.243029">
            <text:p>0.243029</text:p>
          </table:table-cell>
          <table:table-cell office:value-type="float" office:value="0.246977">
            <text:p>0.246977</text:p>
          </table:table-cell>
          <table:table-cell office:value-type="float" office:value="-0.155566">
            <text:p>-0.155566</text:p>
          </table:table-cell>
        </table:table-row>
        <table:table-row table:style-name="ro4">
          <table:table-cell office:value-type="float" office:value="16.7438">
            <text:p>16.7438</text:p>
          </table:table-cell>
          <table:table-cell office:value-type="float" office:value="-0.189596">
            <text:p>-0.189596</text:p>
          </table:table-cell>
          <table:table-cell office:value-type="float" office:value="-0.133562">
            <text:p>-0.133562</text:p>
          </table:table-cell>
          <table:table-cell office:value-type="float" office:value="0.952238">
            <text:p>0.952238</text:p>
          </table:table-cell>
          <table:table-cell office:value-type="float" office:value="0.109265">
            <text:p>0.109265</text:p>
          </table:table-cell>
          <table:table-cell office:value-type="float" office:value="-0.412374">
            <text:p>-0.412374</text:p>
          </table:table-cell>
          <table:table-cell office:value-type="float" office:value="0.0608473">
            <text:p>0.0608473</text:p>
          </table:table-cell>
          <table:table-cell office:value-type="float" office:value="-0.0999576">
            <text:p>-0.0999576</text:p>
          </table:table-cell>
          <table:table-cell office:value-type="float" office:value="-0.0196352">
            <text:p>-0.0196352</text:p>
          </table:table-cell>
          <table:table-cell office:value-type="float" office:value="-0.0286146">
            <text:p>-0.0286146</text:p>
          </table:table-cell>
          <table:table-cell office:value-type="float" office:value="0.00655893">
            <text:p>0.00655893</text:p>
          </table:table-cell>
          <table:table-cell office:value-type="float" office:value="0.00504723">
            <text:p>0.00504723</text:p>
          </table:table-cell>
          <table:table-cell office:value-type="float" office:value="0.00639112">
            <text:p>0.00639112</text:p>
          </table:table-cell>
          <table:table-cell office:value-type="float" office:value="-0.00138732">
            <text:p>-0.00138732</text:p>
          </table:table-cell>
          <table:table-cell/>
          <table:table-cell office:value-type="float" office:value="14.3834">
            <text:p>14.3834</text:p>
          </table:table-cell>
          <table:table-cell office:value-type="float" office:value="-0.0474332">
            <text:p>-0.0474332</text:p>
          </table:table-cell>
          <table:table-cell office:value-type="float" office:value="0.0433056">
            <text:p>0.0433056</text:p>
          </table:table-cell>
          <table:table-cell office:value-type="float" office:value="0.858482">
            <text:p>0.858482</text:p>
          </table:table-cell>
          <table:table-cell office:value-type="float" office:value="0.146145">
            <text:p>0.146145</text:p>
          </table:table-cell>
          <table:table-cell office:value-type="float" office:value="-0.360884">
            <text:p>-0.360884</text:p>
          </table:table-cell>
          <table:table-cell office:value-type="float" office:value="0.258765">
            <text:p>0.258765</text:p>
          </table:table-cell>
          <table:table-cell office:value-type="float" office:value="-0.144638">
            <text:p>-0.144638</text:p>
          </table:table-cell>
          <table:table-cell office:value-type="float" office:value="-0.155805">
            <text:p>-0.155805</text:p>
          </table:table-cell>
          <table:table-cell office:value-type="float" office:value="-0.239247">
            <text:p>-0.239247</text:p>
          </table:table-cell>
          <table:table-cell office:value-type="float" office:value="0.0330045">
            <text:p>0.0330045</text:p>
          </table:table-cell>
          <table:table-cell office:value-type="float" office:value="0.256737">
            <text:p>0.256737</text:p>
          </table:table-cell>
          <table:table-cell office:value-type="float" office:value="0.422823">
            <text:p>0.422823</text:p>
          </table:table-cell>
          <table:table-cell office:value-type="float" office:value="-0.0465079">
            <text:p>-0.0465079</text:p>
          </table:table-cell>
          <table:table-cell/>
          <table:table-cell office:value-type="float" office:value="15.451">
            <text:p>15.451</text:p>
          </table:table-cell>
          <table:table-cell office:value-type="float" office:value="-0.227339">
            <text:p>-0.227339</text:p>
          </table:table-cell>
          <table:table-cell office:value-type="float" office:value="-0.215239">
            <text:p>-0.215239</text:p>
          </table:table-cell>
          <table:table-cell office:value-type="float" office:value="0.896469">
            <text:p>0.896469</text:p>
          </table:table-cell>
          <table:table-cell office:value-type="float" office:value="0.0642797">
            <text:p>0.0642797</text:p>
          </table:table-cell>
          <table:table-cell office:value-type="float" office:value="-0.54975">
            <text:p>-0.54975</text:p>
          </table:table-cell>
          <table:table-cell office:value-type="float" office:value="-0.0291008">
            <text:p>-0.0291008</text:p>
          </table:table-cell>
          <table:table-cell office:value-type="float" office:value="-0.117221">
            <text:p>-0.117221</text:p>
          </table:table-cell>
          <table:table-cell office:value-type="float" office:value="-0.0642453">
            <text:p>-0.0642453</text:p>
          </table:table-cell>
          <table:table-cell office:value-type="float" office:value="-0.0336774">
            <text:p>-0.0336774</text:p>
          </table:table-cell>
          <table:table-cell office:value-type="float" office:value="0.00839272">
            <text:p>0.00839272</text:p>
          </table:table-cell>
          <table:table-cell office:value-type="float" office:value="0.145779">
            <text:p>0.145779</text:p>
          </table:table-cell>
          <table:table-cell office:value-type="float" office:value="0.0746457">
            <text:p>0.0746457</text:p>
          </table:table-cell>
          <table:table-cell office:value-type="float" office:value="-0.0244848">
            <text:p>-0.0244848</text:p>
          </table:table-cell>
          <table:table-cell/>
          <table:table-cell office:value-type="float" office:value="17.0449">
            <text:p>17.0449</text:p>
          </table:table-cell>
          <table:table-cell office:value-type="float" office:value="-0.185456">
            <text:p>-0.185456</text:p>
          </table:table-cell>
          <table:table-cell office:value-type="float" office:value="-0.124619">
            <text:p>-0.124619</text:p>
          </table:table-cell>
          <table:table-cell office:value-type="float" office:value="0.887136">
            <text:p>0.887136</text:p>
          </table:table-cell>
          <table:table-cell office:value-type="float" office:value="0.0650447">
            <text:p>0.0650447</text:p>
          </table:table-cell>
          <table:table-cell office:value-type="float" office:value="-0.538634">
            <text:p>-0.538634</text:p>
          </table:table-cell>
          <table:table-cell office:value-type="float" office:value="0.0930536">
            <text:p>0.0930536</text:p>
          </table:table-cell>
          <table:table-cell office:value-type="float" office:value="-0.11521">
            <text:p>-0.11521</text:p>
          </table:table-cell>
          <table:table-cell office:value-type="float" office:value="-0.0306465">
            <text:p>-0.0306465</text:p>
          </table:table-cell>
          <table:table-cell office:value-type="float" office:value="-0.0403231">
            <text:p>-0.0403231</text:p>
          </table:table-cell>
          <table:table-cell office:value-type="float" office:value="-0.0231034">
            <text:p>-0.0231034</text:p>
          </table:table-cell>
          <table:table-cell office:value-type="float" office:value="0.0560716">
            <text:p>0.0560716</text:p>
          </table:table-cell>
          <table:table-cell office:value-type="float" office:value="0.0417309">
            <text:p>0.0417309</text:p>
          </table:table-cell>
          <table:table-cell office:value-type="float" office:value="0.200573">
            <text:p>0.200573</text:p>
          </table:table-cell>
          <table:table-cell/>
          <table:table-cell office:value-type="float" office:value="13.3923">
            <text:p>13.3923</text:p>
          </table:table-cell>
          <table:table-cell office:value-type="float" office:value="-0.221623">
            <text:p>-0.221623</text:p>
          </table:table-cell>
          <table:table-cell office:value-type="float" office:value="-0.157123">
            <text:p>-0.157123</text:p>
          </table:table-cell>
          <table:table-cell office:value-type="float" office:value="0.859395">
            <text:p>0.859395</text:p>
          </table:table-cell>
          <table:table-cell office:value-type="float" office:value="0.0815866">
            <text:p>0.0815866</text:p>
          </table:table-cell>
          <table:table-cell office:value-type="float" office:value="-0.568808">
            <text:p>-0.568808</text:p>
          </table:table-cell>
          <table:table-cell office:value-type="float" office:value="0.0369185">
            <text:p>0.0369185</text:p>
          </table:table-cell>
          <table:table-cell office:value-type="float" office:value="-0.0899758">
            <text:p>-0.0899758</text:p>
          </table:table-cell>
          <table:table-cell office:value-type="float" office:value="-0.0293362">
            <text:p>-0.0293362</text:p>
          </table:table-cell>
          <table:table-cell office:value-type="float" office:value="-0.0350548">
            <text:p>-0.0350548</text:p>
          </table:table-cell>
          <table:table-cell office:value-type="float" office:value="-0.00916538">
            <text:p>-0.00916538</text:p>
          </table:table-cell>
          <table:table-cell office:value-type="float" office:value="-0.0442343">
            <text:p>-0.0442343</text:p>
          </table:table-cell>
          <table:table-cell office:value-type="float" office:value="-0.0864761">
            <text:p>-0.0864761</text:p>
          </table:table-cell>
          <table:table-cell office:value-type="float" office:value="0.0499625">
            <text:p>0.0499625</text:p>
          </table:table-cell>
        </table:table-row>
        <table:table-row table:style-name="ro4">
          <table:table-cell office:value-type="float" office:value="18.1767">
            <text:p>18.1767</text:p>
          </table:table-cell>
          <table:table-cell office:value-type="float" office:value="-0.207368">
            <text:p>-0.207368</text:p>
          </table:table-cell>
          <table:table-cell office:value-type="float" office:value="-0.161442">
            <text:p>-0.161442</text:p>
          </table:table-cell>
          <table:table-cell office:value-type="float" office:value="0.958788">
            <text:p>0.958788</text:p>
          </table:table-cell>
          <table:table-cell office:value-type="float" office:value="0.090405">
            <text:p>0.090405</text:p>
          </table:table-cell>
          <table:table-cell office:value-type="float" office:value="-0.430075">
            <text:p>-0.430075</text:p>
          </table:table-cell>
          <table:table-cell office:value-type="float" office:value="0.0322588">
            <text:p>0.0322588</text:p>
          </table:table-cell>
          <table:table-cell office:value-type="float" office:value="-0.0941255">
            <text:p>-0.0941255</text:p>
          </table:table-cell>
          <table:table-cell office:value-type="float" office:value="-0.0124027">
            <text:p>-0.0124027</text:p>
          </table:table-cell>
          <table:table-cell office:value-type="float" office:value="-0.0194564">
            <text:p>-0.0194564</text:p>
          </table:table-cell>
          <table:table-cell office:value-type="float" office:value="0.00457096">
            <text:p>0.00457096</text:p>
          </table:table-cell>
          <table:table-cell office:value-type="float" office:value="0.00279998">
            <text:p>0.00279998</text:p>
          </table:table-cell>
          <table:table-cell office:value-type="float" office:value="-0.00753027">
            <text:p>-0.00753027</text:p>
          </table:table-cell>
          <table:table-cell office:value-type="float" office:value="0.00298672">
            <text:p>0.00298672</text:p>
          </table:table-cell>
          <table:table-cell/>
          <table:table-cell office:value-type="float" office:value="14.7197">
            <text:p>14.7197</text:p>
          </table:table-cell>
          <table:table-cell office:value-type="float" office:value="-0.0707938">
            <text:p>-0.0707938</text:p>
          </table:table-cell>
          <table:table-cell office:value-type="float" office:value="0.0106683">
            <text:p>0.0106683</text:p>
          </table:table-cell>
          <table:table-cell office:value-type="float" office:value="0.864321">
            <text:p>0.864321</text:p>
          </table:table-cell>
          <table:table-cell office:value-type="float" office:value="0.139718">
            <text:p>0.139718</text:p>
          </table:table-cell>
          <table:table-cell office:value-type="float" office:value="-0.384163">
            <text:p>-0.384163</text:p>
          </table:table-cell>
          <table:table-cell office:value-type="float" office:value="0.222304">
            <text:p>0.222304</text:p>
          </table:table-cell>
          <table:table-cell office:value-type="float" office:value="-0.138738">
            <text:p>-0.138738</text:p>
          </table:table-cell>
          <table:table-cell office:value-type="float" office:value="-0.0694587">
            <text:p>-0.0694587</text:p>
          </table:table-cell>
          <table:table-cell office:value-type="float" office:value="-0.0970413">
            <text:p>-0.0970413</text:p>
          </table:table-cell>
          <table:table-cell office:value-type="float" office:value="0.0173627">
            <text:p>0.0173627</text:p>
          </table:table-cell>
          <table:table-cell office:value-type="float" office:value="0.157336">
            <text:p>0.157336</text:p>
          </table:table-cell>
          <table:table-cell office:value-type="float" office:value="0.183946">
            <text:p>0.183946</text:p>
          </table:table-cell>
          <table:table-cell office:value-type="float" office:value="-0.0216871">
            <text:p>-0.0216871</text:p>
          </table:table-cell>
          <table:table-cell/>
          <table:table-cell office:value-type="float" office:value="15.8184">
            <text:p>15.8184</text:p>
          </table:table-cell>
          <table:table-cell office:value-type="float" office:value="-0.231262">
            <text:p>-0.231262</text:p>
          </table:table-cell>
          <table:table-cell office:value-type="float" office:value="-0.217534">
            <text:p>-0.217534</text:p>
          </table:table-cell>
          <table:table-cell office:value-type="float" office:value="0.896247">
            <text:p>0.896247</text:p>
          </table:table-cell>
          <table:table-cell office:value-type="float" office:value="0.060218">
            <text:p>0.060218</text:p>
          </table:table-cell>
          <table:table-cell office:value-type="float" office:value="-0.554259">
            <text:p>-0.554259</text:p>
          </table:table-cell>
          <table:table-cell office:value-type="float" office:value="-0.0325511">
            <text:p>-0.0325511</text:p>
          </table:table-cell>
          <table:table-cell office:value-type="float" office:value="-0.115939">
            <text:p>-0.115939</text:p>
          </table:table-cell>
          <table:table-cell office:value-type="float" office:value="-0.0106756">
            <text:p>-0.0106756</text:p>
          </table:table-cell>
          <table:table-cell office:value-type="float" office:value="-0.00624724">
            <text:p>-0.00624724</text:p>
          </table:table-cell>
          <table:table-cell office:value-type="float" office:value="-0.000604746">
            <text:p>-0.000604746</text:p>
          </table:table-cell>
          <table:table-cell office:value-type="float" office:value="0.0428127">
            <text:p>0.0428127</text:p>
          </table:table-cell>
          <table:table-cell office:value-type="float" office:value="0.0078295">
            <text:p>0.0078295</text:p>
          </table:table-cell>
          <table:table-cell office:value-type="float" office:value="0.0194644">
            <text:p>0.0194644</text:p>
          </table:table-cell>
          <table:table-cell/>
          <table:table-cell office:value-type="float" office:value="17.2431">
            <text:p>17.2431</text:p>
          </table:table-cell>
          <table:table-cell office:value-type="float" office:value="-0.189327">
            <text:p>-0.189327</text:p>
          </table:table-cell>
          <table:table-cell office:value-type="float" office:value="-0.13097">
            <text:p>-0.13097</text:p>
          </table:table-cell>
          <table:table-cell office:value-type="float" office:value="0.890432">
            <text:p>0.890432</text:p>
          </table:table-cell>
          <table:table-cell office:value-type="float" office:value="0.063011">
            <text:p>0.063011</text:p>
          </table:table-cell>
          <table:table-cell office:value-type="float" office:value="-0.548327">
            <text:p>-0.548327</text:p>
          </table:table-cell>
          <table:table-cell office:value-type="float" office:value="0.0824491">
            <text:p>0.0824491</text:p>
          </table:table-cell>
          <table:table-cell office:value-type="float" office:value="-0.120343">
            <text:p>-0.120343</text:p>
          </table:table-cell>
          <table:table-cell office:value-type="float" office:value="-0.0195368">
            <text:p>-0.0195368</text:p>
          </table:table-cell>
          <table:table-cell office:value-type="float" office:value="-0.0320549">
            <text:p>-0.0320549</text:p>
          </table:table-cell>
          <table:table-cell office:value-type="float" office:value="0.0166368">
            <text:p>0.0166368</text:p>
          </table:table-cell>
          <table:table-cell office:value-type="float" office:value="-0.0614719">
            <text:p>-0.0614719</text:p>
          </table:table-cell>
          <table:table-cell office:value-type="float" office:value="-0.0445961">
            <text:p>-0.0445961</text:p>
          </table:table-cell>
          <table:table-cell office:value-type="float" office:value="-0.0101603">
            <text:p>-0.0101603</text:p>
          </table:table-cell>
          <table:table-cell/>
          <table:table-cell office:value-type="float" office:value="13.7568">
            <text:p>13.7568</text:p>
          </table:table-cell>
          <table:table-cell office:value-type="float" office:value="-0.238191">
            <text:p>-0.238191</text:p>
          </table:table-cell>
          <table:table-cell office:value-type="float" office:value="-0.181386">
            <text:p>-0.181386</text:p>
          </table:table-cell>
          <table:table-cell office:value-type="float" office:value="0.862691">
            <text:p>0.862691</text:p>
          </table:table-cell>
          <table:table-cell office:value-type="float" office:value="0.0762077">
            <text:p>0.0762077</text:p>
          </table:table-cell>
          <table:table-cell office:value-type="float" office:value="-0.582367">
            <text:p>-0.582367</text:p>
          </table:table-cell>
          <table:table-cell office:value-type="float" office:value="0.0137681">
            <text:p>0.0137681</text:p>
          </table:table-cell>
          <table:table-cell office:value-type="float" office:value="-0.0840179">
            <text:p>-0.0840179</text:p>
          </table:table-cell>
          <table:table-cell office:value-type="float" office:value="-0.045458">
            <text:p>-0.045458</text:p>
          </table:table-cell>
          <table:table-cell office:value-type="float" office:value="-0.0665723">
            <text:p>-0.0665723</text:p>
          </table:table-cell>
          <table:table-cell office:value-type="float" office:value="0.00904421">
            <text:p>0.00904421</text:p>
          </table:table-cell>
          <table:table-cell office:value-type="float" office:value="0.0507751">
            <text:p>0.0507751</text:p>
          </table:table-cell>
          <table:table-cell office:value-type="float" office:value="-0.00553151">
            <text:p>-0.00553151</text:p>
          </table:table-cell>
          <table:table-cell office:value-type="float" office:value="0.0727836">
            <text:p>0.0727836</text:p>
          </table:table-cell>
        </table:table-row>
        <table:table-row table:style-name="ro4">
          <table:table-cell office:value-type="float" office:value="19.0442">
            <text:p>19.0442</text:p>
          </table:table-cell>
          <table:table-cell office:value-type="float" office:value="-0.21602">
            <text:p>-0.21602</text:p>
          </table:table-cell>
          <table:table-cell office:value-type="float" office:value="-0.183986">
            <text:p>-0.183986</text:p>
          </table:table-cell>
          <table:table-cell office:value-type="float" office:value="0.965">
            <text:p>0.965</text:p>
          </table:table-cell>
          <table:table-cell office:value-type="float" office:value="0.0806081">
            <text:p>0.0806081</text:p>
          </table:table-cell>
          <table:table-cell office:value-type="float" office:value="-0.438838">
            <text:p>-0.438838</text:p>
          </table:table-cell>
          <table:table-cell office:value-type="float" office:value="0.0129285">
            <text:p>0.0129285</text:p>
          </table:table-cell>
          <table:table-cell office:value-type="float" office:value="-0.090265">
            <text:p>-0.090265</text:p>
          </table:table-cell>
          <table:table-cell office:value-type="float" office:value="-0.00997383">
            <text:p>-0.00997383</text:p>
          </table:table-cell>
          <table:table-cell office:value-type="float" office:value="-0.0259885">
            <text:p>-0.0259885</text:p>
          </table:table-cell>
          <table:table-cell office:value-type="float" office:value="0.00716179">
            <text:p>0.00716179</text:p>
          </table:table-cell>
          <table:table-cell office:value-type="float" office:value="0.00120242">
            <text:p>0.00120242</text:p>
          </table:table-cell>
          <table:table-cell office:value-type="float" office:value="0.0511492">
            <text:p>0.0511492</text:p>
          </table:table-cell>
          <table:table-cell office:value-type="float" office:value="-0.0278074">
            <text:p>-0.0278074</text:p>
          </table:table-cell>
          <table:table-cell/>
          <table:table-cell office:value-type="float" office:value="14.9154">
            <text:p>14.9154</text:p>
          </table:table-cell>
          <table:table-cell office:value-type="float" office:value="-0.0783617">
            <text:p>-0.0783617</text:p>
          </table:table-cell>
          <table:table-cell office:value-type="float" office:value="-0.00127948">
            <text:p>-0.00127948</text:p>
          </table:table-cell>
          <table:table-cell office:value-type="float" office:value="0.866889">
            <text:p>0.866889</text:p>
          </table:table-cell>
          <table:table-cell office:value-type="float" office:value="0.136109">
            <text:p>0.136109</text:p>
          </table:table-cell>
          <table:table-cell office:value-type="float" office:value="-0.435564">
            <text:p>-0.435564</text:p>
          </table:table-cell>
          <table:table-cell office:value-type="float" office:value="0.166949">
            <text:p>0.166949</text:p>
          </table:table-cell>
          <table:table-cell office:value-type="float" office:value="-0.127176">
            <text:p>-0.127176</text:p>
          </table:table-cell>
          <table:table-cell office:value-type="float" office:value="-0.0386576">
            <text:p>-0.0386576</text:p>
          </table:table-cell>
          <table:table-cell office:value-type="float" office:value="-0.0610308">
            <text:p>-0.0610308</text:p>
          </table:table-cell>
          <table:table-cell office:value-type="float" office:value="0.0131171">
            <text:p>0.0131171</text:p>
          </table:table-cell>
          <table:table-cell office:value-type="float" office:value="-0.512512">
            <text:p>-0.512512</text:p>
          </table:table-cell>
          <table:table-cell office:value-type="float" office:value="-0.492238">
            <text:p>-0.492238</text:p>
          </table:table-cell>
          <table:table-cell office:value-type="float" office:value="0.116445">
            <text:p>0.116445</text:p>
          </table:table-cell>
          <table:table-cell/>
          <table:table-cell office:value-type="float" office:value="16.0297">
            <text:p>16.0297</text:p>
          </table:table-cell>
          <table:table-cell office:value-type="float" office:value="-0.231607">
            <text:p>-0.231607</text:p>
          </table:table-cell>
          <table:table-cell office:value-type="float" office:value="-0.218505">
            <text:p>-0.218505</text:p>
          </table:table-cell>
          <table:table-cell office:value-type="float" office:value="0.896988">
            <text:p>0.896988</text:p>
          </table:table-cell>
          <table:table-cell office:value-type="float" office:value="0.0580004">
            <text:p>0.0580004</text:p>
          </table:table-cell>
          <table:table-cell office:value-type="float" office:value="-0.556188">
            <text:p>-0.556188</text:p>
          </table:table-cell>
          <table:table-cell office:value-type="float" office:value="-0.033143">
            <text:p>-0.033143</text:p>
          </table:table-cell>
          <table:table-cell office:value-type="float" office:value="-0.115886">
            <text:p>-0.115886</text:p>
          </table:table-cell>
          <table:table-cell office:value-type="float" office:value="-0.00163215">
            <text:p>-0.00163215</text:p>
          </table:table-cell>
          <table:table-cell office:value-type="float" office:value="-0.00459339">
            <text:p>-0.00459339</text:p>
          </table:table-cell>
          <table:table-cell office:value-type="float" office:value="0.00350678">
            <text:p>0.00350678</text:p>
          </table:table-cell>
          <table:table-cell office:value-type="float" office:value="-0.0029327">
            <text:p>-0.0029327</text:p>
          </table:table-cell>
          <table:table-cell office:value-type="float" office:value="0.0137854">
            <text:p>0.0137854</text:p>
          </table:table-cell>
          <table:table-cell office:value-type="float" office:value="-0.00120212">
            <text:p>-0.00120212</text:p>
          </table:table-cell>
          <table:table-cell/>
          <table:table-cell office:value-type="float" office:value="17.743">
            <text:p>17.743</text:p>
          </table:table-cell>
          <table:table-cell office:value-type="float" office:value="-0.214456">
            <text:p>-0.214456</text:p>
          </table:table-cell>
          <table:table-cell office:value-type="float" office:value="-0.15814">
            <text:p>-0.15814</text:p>
          </table:table-cell>
          <table:table-cell office:value-type="float" office:value="0.89621">
            <text:p>0.89621</text:p>
          </table:table-cell>
          <table:table-cell office:value-type="float" office:value="0.0581579">
            <text:p>0.0581579</text:p>
          </table:table-cell>
          <table:table-cell office:value-type="float" office:value="-0.571964">
            <text:p>-0.571964</text:p>
          </table:table-cell>
          <table:table-cell office:value-type="float" office:value="0.0533712">
            <text:p>0.0533712</text:p>
          </table:table-cell>
          <table:table-cell office:value-type="float" office:value="-0.113926">
            <text:p>-0.113926</text:p>
          </table:table-cell>
          <table:table-cell office:value-type="float" office:value="-0.0502677">
            <text:p>-0.0502677</text:p>
          </table:table-cell>
          <table:table-cell office:value-type="float" office:value="-0.0543492">
            <text:p>-0.0543492</text:p>
          </table:table-cell>
          <table:table-cell office:value-type="float" office:value="0.0115575">
            <text:p>0.0115575</text:p>
          </table:table-cell>
          <table:table-cell office:value-type="float" office:value="0.0149455">
            <text:p>0.0149455</text:p>
          </table:table-cell>
          <table:table-cell office:value-type="float" office:value="-0.0417053">
            <text:p>-0.0417053</text:p>
          </table:table-cell>
          <table:table-cell office:value-type="float" office:value="0.00376874">
            <text:p>0.00376874</text:p>
          </table:table-cell>
          <table:table-cell/>
          <table:table-cell office:value-type="float" office:value="14.0924">
            <text:p>14.0924</text:p>
          </table:table-cell>
          <table:table-cell office:value-type="float" office:value="-0.247729">
            <text:p>-0.247729</text:p>
          </table:table-cell>
          <table:table-cell office:value-type="float" office:value="-0.204353">
            <text:p>-0.204353</text:p>
          </table:table-cell>
          <table:table-cell office:value-type="float" office:value="0.873926">
            <text:p>0.873926</text:p>
          </table:table-cell>
          <table:table-cell office:value-type="float" office:value="0.0715686">
            <text:p>0.0715686</text:p>
          </table:table-cell>
          <table:table-cell office:value-type="float" office:value="-0.58729">
            <text:p>-0.58729</text:p>
          </table:table-cell>
          <table:table-cell office:value-type="float" office:value="0.0104476">
            <text:p>0.0104476</text:p>
          </table:table-cell>
          <table:table-cell office:value-type="float" office:value="-0.0866843">
            <text:p>-0.0866843</text:p>
          </table:table-cell>
          <table:table-cell office:value-type="float" office:value="-0.0284162">
            <text:p>-0.0284162</text:p>
          </table:table-cell>
          <table:table-cell office:value-type="float" office:value="-0.0684289">
            <text:p>-0.0684289</text:p>
          </table:table-cell>
          <table:table-cell office:value-type="float" office:value="0.0334728">
            <text:p>0.0334728</text:p>
          </table:table-cell>
          <table:table-cell office:value-type="float" office:value="0.117518">
            <text:p>0.117518</text:p>
          </table:table-cell>
          <table:table-cell office:value-type="float" office:value="0.397918">
            <text:p>0.397918</text:p>
          </table:table-cell>
          <table:table-cell office:value-type="float" office:value="-0.252455">
            <text:p>-0.252455</text:p>
          </table:table-cell>
        </table:table-row>
        <table:table-row table:style-name="ro4">
          <table:table-cell office:value-type="float" office:value="19.2439">
            <text:p>19.2439</text:p>
          </table:table-cell>
          <table:table-cell office:value-type="float" office:value="-0.217965">
            <text:p>-0.217965</text:p>
          </table:table-cell>
          <table:table-cell office:value-type="float" office:value="-0.187137">
            <text:p>-0.187137</text:p>
          </table:table-cell>
          <table:table-cell office:value-type="float" office:value="0.965321">
            <text:p>0.965321</text:p>
          </table:table-cell>
          <table:table-cell office:value-type="float" office:value="0.0785068">
            <text:p>0.0785068</text:p>
          </table:table-cell>
          <table:table-cell office:value-type="float" office:value="-0.441099">
            <text:p>-0.441099</text:p>
          </table:table-cell>
          <table:table-cell office:value-type="float" office:value="0.0106585">
            <text:p>0.0106585</text:p>
          </table:table-cell>
          <table:table-cell office:value-type="float" office:value="-0.0876926">
            <text:p>-0.0876926</text:p>
          </table:table-cell>
          <table:table-cell office:value-type="float" office:value="-0.00973363">
            <text:p>-0.00973363</text:p>
          </table:table-cell>
          <table:table-cell office:value-type="float" office:value="-0.0157706">
            <text:p>-0.0157706</text:p>
          </table:table-cell>
          <table:table-cell office:value-type="float" office:value="0.0016068">
            <text:p>0.0016068</text:p>
          </table:table-cell>
          <table:table-cell office:value-type="float" office:value="-0.0029814">
            <text:p>-0.0029814</text:p>
          </table:table-cell>
          <table:table-cell office:value-type="float" office:value="0.0515604">
            <text:p>0.0515604</text:p>
          </table:table-cell>
          <table:table-cell office:value-type="float" office:value="0.0129989">
            <text:p>0.0129989</text:p>
          </table:table-cell>
          <table:table-cell/>
          <table:table-cell office:value-type="float" office:value="15.0163">
            <text:p>15.0163</text:p>
          </table:table-cell>
          <table:table-cell office:value-type="float" office:value="-0.087469">
            <text:p>-0.087469</text:p>
          </table:table-cell>
          <table:table-cell office:value-type="float" office:value="-0.0124364">
            <text:p>-0.0124364</text:p>
          </table:table-cell>
          <table:table-cell office:value-type="float" office:value="0.869395">
            <text:p>0.869395</text:p>
          </table:table-cell>
          <table:table-cell office:value-type="float" office:value="0.134286">
            <text:p>0.134286</text:p>
          </table:table-cell>
          <table:table-cell office:value-type="float" office:value="-0.401563">
            <text:p>-0.401563</text:p>
          </table:table-cell>
          <table:table-cell office:value-type="float" office:value="0.200869">
            <text:p>0.200869</text:p>
          </table:table-cell>
          <table:table-cell office:value-type="float" office:value="-0.136404">
            <text:p>-0.136404</text:p>
          </table:table-cell>
          <table:table-cell office:value-type="float" office:value="-0.0903301">
            <text:p>-0.0903301</text:p>
          </table:table-cell>
          <table:table-cell office:value-type="float" office:value="-0.110659">
            <text:p>-0.110659</text:p>
          </table:table-cell>
          <table:table-cell office:value-type="float" office:value="0.0248573">
            <text:p>0.0248573</text:p>
          </table:table-cell>
          <table:table-cell office:value-type="float" office:value="0.183657">
            <text:p>0.183657</text:p>
          </table:table-cell>
          <table:table-cell office:value-type="float" office:value="0.226952">
            <text:p>0.226952</text:p>
          </table:table-cell>
          <table:table-cell office:value-type="float" office:value="-0.0681034">
            <text:p>-0.0681034</text:p>
          </table:table-cell>
          <table:table-cell/>
          <table:table-cell office:value-type="float" office:value="16.182">
            <text:p>16.182</text:p>
          </table:table-cell>
          <table:table-cell office:value-type="float" office:value="-0.231924">
            <text:p>-0.231924</text:p>
          </table:table-cell>
          <table:table-cell office:value-type="float" office:value="-0.218884">
            <text:p>-0.218884</text:p>
          </table:table-cell>
          <table:table-cell office:value-type="float" office:value="0.897494">
            <text:p>0.897494</text:p>
          </table:table-cell>
          <table:table-cell office:value-type="float" office:value="0.0564525">
            <text:p>0.0564525</text:p>
          </table:table-cell>
          <table:table-cell office:value-type="float" office:value="-0.557461">
            <text:p>-0.557461</text:p>
          </table:table-cell>
          <table:table-cell office:value-type="float" office:value="-0.0335117">
            <text:p>-0.0335117</text:p>
          </table:table-cell>
          <table:table-cell office:value-type="float" office:value="-0.117027">
            <text:p>-0.117027</text:p>
          </table:table-cell>
          <table:table-cell office:value-type="float" office:value="-0.00207877">
            <text:p>-0.00207877</text:p>
          </table:table-cell>
          <table:table-cell office:value-type="float" office:value="-0.00249399">
            <text:p>-0.00249399</text:p>
          </table:table-cell>
          <table:table-cell office:value-type="float" office:value="0.00332371">
            <text:p>0.00332371</text:p>
          </table:table-cell>
          <table:table-cell office:value-type="float" office:value="-0.0203219">
            <text:p>-0.0203219</text:p>
          </table:table-cell>
          <table:table-cell office:value-type="float" office:value="0.011434">
            <text:p>0.011434</text:p>
          </table:table-cell>
          <table:table-cell office:value-type="float" office:value="-0.0328633">
            <text:p>-0.0328633</text:p>
          </table:table-cell>
          <table:table-cell/>
          <table:table-cell office:value-type="float" office:value="18.1431">
            <text:p>18.1431</text:p>
          </table:table-cell>
          <table:table-cell office:value-type="float" office:value="-0.232176">
            <text:p>-0.232176</text:p>
          </table:table-cell>
          <table:table-cell office:value-type="float" office:value="-0.186563">
            <text:p>-0.186563</text:p>
          </table:table-cell>
          <table:table-cell office:value-type="float" office:value="0.901438">
            <text:p>0.901438</text:p>
          </table:table-cell>
          <table:table-cell office:value-type="float" office:value="0.0545443">
            <text:p>0.0545443</text:p>
          </table:table-cell>
          <table:table-cell office:value-type="float" office:value="-0.586263">
            <text:p>-0.586263</text:p>
          </table:table-cell>
          <table:table-cell office:value-type="float" office:value="0.0375501">
            <text:p>0.0375501</text:p>
          </table:table-cell>
          <table:table-cell office:value-type="float" office:value="-0.110804">
            <text:p>-0.110804</text:p>
          </table:table-cell>
          <table:table-cell office:value-type="float" office:value="-0.0442878">
            <text:p>-0.0442878</text:p>
          </table:table-cell>
          <table:table-cell office:value-type="float" office:value="-0.0710361">
            <text:p>-0.0710361</text:p>
          </table:table-cell>
          <table:table-cell office:value-type="float" office:value="0.0130654">
            <text:p>0.0130654</text:p>
          </table:table-cell>
          <table:table-cell office:value-type="float" office:value="0.0671191">
            <text:p>0.0671191</text:p>
          </table:table-cell>
          <table:table-cell office:value-type="float" office:value="0.204656">
            <text:p>0.204656</text:p>
          </table:table-cell>
          <table:table-cell office:value-type="float" office:value="-0.0390243">
            <text:p>-0.0390243</text:p>
          </table:table-cell>
          <table:table-cell/>
          <table:table-cell office:value-type="float" office:value="14.225">
            <text:p>14.225</text:p>
          </table:table-cell>
          <table:table-cell office:value-type="float" office:value="-0.24943">
            <text:p>-0.24943</text:p>
          </table:table-cell>
          <table:table-cell office:value-type="float" office:value="-0.206431">
            <text:p>-0.206431</text:p>
          </table:table-cell>
          <table:table-cell office:value-type="float" office:value="0.873926">
            <text:p>0.873926</text:p>
          </table:table-cell>
          <table:table-cell office:value-type="float" office:value="0.0698147">
            <text:p>0.0698147</text:p>
          </table:table-cell>
          <table:table-cell office:value-type="float" office:value="-0.595377">
            <text:p>-0.595377</text:p>
          </table:table-cell>
          <table:table-cell office:value-type="float" office:value="-0.00974874">
            <text:p>-0.00974874</text:p>
          </table:table-cell>
          <table:table-cell office:value-type="float" office:value="-0.0770831">
            <text:p>-0.0770831</text:p>
          </table:table-cell>
          <table:table-cell office:value-type="float" office:value="-0.0128346">
            <text:p>-0.0128346</text:p>
          </table:table-cell>
          <table:table-cell office:value-type="float" office:value="-0.0156693">
            <text:p>-0.0156693</text:p>
          </table:table-cell>
          <table:table-cell table:style-name="ce1" office:value-type="string">
            <text:p>-1.66498e-08</text:p>
          </table:table-cell>
          <table:table-cell office:value-type="float" office:value="-0.0390238">
            <text:p>-0.0390238</text:p>
          </table:table-cell>
          <table:table-cell office:value-type="float" office:value="-0.0657376">
            <text:p>-0.0657376</text:p>
          </table:table-cell>
          <table:table-cell office:value-type="float" office:value="0.00404296">
            <text:p>0.00404296</text:p>
          </table:table-cell>
        </table:table-row>
        <table:table-row table:style-name="ro4">
          <table:table-cell office:value-type="float" office:value="19.421">
            <text:p>19.421</text:p>
          </table:table-cell>
          <table:table-cell office:value-type="float" office:value="-0.219782">
            <text:p>-0.219782</text:p>
          </table:table-cell>
          <table:table-cell office:value-type="float" office:value="-0.188313">
            <text:p>-0.188313</text:p>
          </table:table-cell>
          <table:table-cell office:value-type="float" office:value="0.966013">
            <text:p>0.966013</text:p>
          </table:table-cell>
          <table:table-cell office:value-type="float" office:value="0.0766899">
            <text:p>0.0766899</text:p>
          </table:table-cell>
          <table:table-cell office:value-type="float" office:value="-0.441371">
            <text:p>-0.441371</text:p>
          </table:table-cell>
          <table:table-cell office:value-type="float" office:value="0.0031301">
            <text:p>0.0031301</text:p>
          </table:table-cell>
          <table:table-cell office:value-type="float" office:value="-0.088293">
            <text:p>-0.088293</text:p>
          </table:table-cell>
          <table:table-cell office:value-type="float" office:value="-0.0102616">
            <text:p>-0.0102616</text:p>
          </table:table-cell>
          <table:table-cell office:value-type="float" office:value="-0.0066401">
            <text:p>-0.0066401</text:p>
          </table:table-cell>
          <table:table-cell office:value-type="float" office:value="0.0039087">
            <text:p>0.0039087</text:p>
          </table:table-cell>
          <table:table-cell office:value-type="float" office:value="0.0204568">
            <text:p>0.0204568</text:p>
          </table:table-cell>
          <table:table-cell office:value-type="float" office:value="-0.0505923">
            <text:p>-0.0505923</text:p>
          </table:table-cell>
          <table:table-cell office:value-type="float" office:value="-0.00734451">
            <text:p>-0.00734451</text:p>
          </table:table-cell>
          <table:table-cell/>
          <table:table-cell office:value-type="float" office:value="15.3509">
            <text:p>15.3509</text:p>
          </table:table-cell>
          <table:table-cell office:value-type="float" office:value="-0.0971298">
            <text:p>-0.0971298</text:p>
          </table:table-cell>
          <table:table-cell office:value-type="float" office:value="-0.0240516">
            <text:p>-0.0240516</text:p>
          </table:table-cell>
          <table:table-cell office:value-type="float" office:value="0.870086">
            <text:p>0.870086</text:p>
          </table:table-cell>
          <table:table-cell office:value-type="float" office:value="0.12841">
            <text:p>0.12841</text:p>
          </table:table-cell>
          <table:table-cell office:value-type="float" office:value="-0.434347">
            <text:p>-0.434347</text:p>
          </table:table-cell>
          <table:table-cell office:value-type="float" office:value="0.157391">
            <text:p>0.157391</text:p>
          </table:table-cell>
          <table:table-cell office:value-type="float" office:value="-0.129238">
            <text:p>-0.129238</text:p>
          </table:table-cell>
          <table:table-cell office:value-type="float" office:value="-0.0288674">
            <text:p>-0.0288674</text:p>
          </table:table-cell>
          <table:table-cell office:value-type="float" office:value="-0.0347074">
            <text:p>-0.0347074</text:p>
          </table:table-cell>
          <table:table-cell office:value-type="float" office:value="0.00206585">
            <text:p>0.00206585</text:p>
          </table:table-cell>
          <table:table-cell office:value-type="float" office:value="-0.221283">
            <text:p>-0.221283</text:p>
          </table:table-cell>
          <table:table-cell office:value-type="float" office:value="-0.333051">
            <text:p>-0.333051</text:p>
          </table:table-cell>
          <table:table-cell office:value-type="float" office:value="0.0588034">
            <text:p>0.0588034</text:p>
          </table:table-cell>
          <table:table-cell/>
          <table:table-cell office:value-type="float" office:value="16.4525">
            <text:p>16.4525</text:p>
          </table:table-cell>
          <table:table-cell office:value-type="float" office:value="-0.233974">
            <text:p>-0.233974</text:p>
          </table:table-cell>
          <table:table-cell office:value-type="float" office:value="-0.218722">
            <text:p>-0.218722</text:p>
          </table:table-cell>
          <table:table-cell office:value-type="float" office:value="0.895988">
            <text:p>0.895988</text:p>
          </table:table-cell>
          <table:table-cell office:value-type="float" office:value="0.0538038">
            <text:p>0.0538038</text:p>
          </table:table-cell>
          <table:table-cell office:value-type="float" office:value="-0.551658">
            <text:p>-0.551658</text:p>
          </table:table-cell>
          <table:table-cell office:value-type="float" office:value="-0.0360358">
            <text:p>-0.0360358</text:p>
          </table:table-cell>
          <table:table-cell office:value-type="float" office:value="-0.116024">
            <text:p>-0.116024</text:p>
          </table:table-cell>
          <table:table-cell office:value-type="float" office:value="-0.00757672">
            <text:p>-0.00757672</text:p>
          </table:table-cell>
          <table:table-cell office:value-type="float" office:value="0.000599403">
            <text:p>0.000599403</text:p>
          </table:table-cell>
          <table:table-cell office:value-type="float" office:value="-0.00556722">
            <text:p>-0.00556722</text:p>
          </table:table-cell>
          <table:table-cell office:value-type="float" office:value="0.141106">
            <text:p>0.141106</text:p>
          </table:table-cell>
          <table:table-cell office:value-type="float" office:value="-0.0439042">
            <text:p>-0.0439042</text:p>
          </table:table-cell>
          <table:table-cell office:value-type="float" office:value="0.0304839">
            <text:p>0.0304839</text:p>
          </table:table-cell>
          <table:table-cell/>
          <table:table-cell office:value-type="float" office:value="18.3128">
            <text:p>18.3128</text:p>
          </table:table-cell>
          <table:table-cell office:value-type="float" office:value="-0.23776">
            <text:p>-0.23776</text:p>
          </table:table-cell>
          <table:table-cell office:value-type="float" office:value="-0.192724">
            <text:p>-0.192724</text:p>
          </table:table-cell>
          <table:table-cell office:value-type="float" office:value="0.902531">
            <text:p>0.902531</text:p>
          </table:table-cell>
          <table:table-cell office:value-type="float" office:value="0.0530802">
            <text:p>0.0530802</text:p>
          </table:table-cell>
          <table:table-cell office:value-type="float" office:value="-0.590308">
            <text:p>-0.590308</text:p>
          </table:table-cell>
          <table:table-cell office:value-type="float" office:value="0.0233904">
            <text:p>0.0233904</text:p>
          </table:table-cell>
          <table:table-cell office:value-type="float" office:value="-0.109111">
            <text:p>-0.109111</text:p>
          </table:table-cell>
          <table:table-cell office:value-type="float" office:value="-0.0328962">
            <text:p>-0.0328962</text:p>
          </table:table-cell>
          <table:table-cell office:value-type="float" office:value="-0.0363011">
            <text:p>-0.0363011</text:p>
          </table:table-cell>
          <table:table-cell office:value-type="float" office:value="0.00644204">
            <text:p>0.00644204</text:p>
          </table:table-cell>
          <table:table-cell office:value-type="float" office:value="0.0769432">
            <text:p>0.0769432</text:p>
          </table:table-cell>
          <table:table-cell office:value-type="float" office:value="0.0117673">
            <text:p>0.0117673</text:p>
          </table:table-cell>
          <table:table-cell office:value-type="float" office:value="-0.0198254">
            <text:p>-0.0198254</text:p>
          </table:table-cell>
          <table:table-cell/>
          <table:table-cell office:value-type="float" office:value="14.5565">
            <text:p>14.5565</text:p>
          </table:table-cell>
          <table:table-cell office:value-type="float" office:value="-0.257976">
            <text:p>-0.257976</text:p>
          </table:table-cell>
          <table:table-cell office:value-type="float" office:value="-0.218853">
            <text:p>-0.218853</text:p>
          </table:table-cell>
          <table:table-cell office:value-type="float" office:value="0.87437">
            <text:p>0.87437</text:p>
          </table:table-cell>
          <table:table-cell office:value-type="float" office:value="0.0656147">
            <text:p>0.0656147</text:p>
          </table:table-cell>
          <table:table-cell office:value-type="float" office:value="-0.599899">
            <text:p>-0.599899</text:p>
          </table:table-cell>
          <table:table-cell office:value-type="float" office:value="-0.0149527">
            <text:p>-0.0149527</text:p>
          </table:table-cell>
          <table:table-cell office:value-type="float" office:value="-0.0755772">
            <text:p>-0.0755772</text:p>
          </table:table-cell>
          <table:table-cell office:value-type="float" office:value="-0.0257734">
            <text:p>-0.0257734</text:p>
          </table:table-cell>
          <table:table-cell office:value-type="float" office:value="-0.0374653">
            <text:p>-0.0374653</text:p>
          </table:table-cell>
          <table:table-cell office:value-type="float" office:value="0.00134047">
            <text:p>0.00134047</text:p>
          </table:table-cell>
          <table:table-cell office:value-type="float" office:value="0.0698124">
            <text:p>0.0698124</text:p>
          </table:table-cell>
          <table:table-cell office:value-type="float" office:value="0.12135">
            <text:p>0.12135</text:p>
          </table:table-cell>
          <table:table-cell office:value-type="float" office:value="0.0246068">
            <text:p>0.0246068</text:p>
          </table:table-cell>
        </table:table-row>
        <table:table-row table:style-name="ro4">
          <table:table-cell office:value-type="float" office:value="19.6139">
            <text:p>19.6139</text:p>
          </table:table-cell>
          <table:table-cell office:value-type="float" office:value="-0.221">
            <text:p>-0.221</text:p>
          </table:table-cell>
          <table:table-cell office:value-type="float" office:value="-0.191475">
            <text:p>-0.191475</text:p>
          </table:table-cell>
          <table:table-cell office:value-type="float" office:value="0.966494">
            <text:p>0.966494</text:p>
          </table:table-cell>
          <table:table-cell office:value-type="float" office:value="0.0747588">
            <text:p>0.0747588</text:p>
          </table:table-cell>
          <table:table-cell office:value-type="float" office:value="-0.443426">
            <text:p>-0.443426</text:p>
          </table:table-cell>
          <table:table-cell office:value-type="float" office:value="0.00283447">
            <text:p>0.00283447</text:p>
          </table:table-cell>
          <table:table-cell office:value-type="float" office:value="-0.0875629">
            <text:p>-0.0875629</text:p>
          </table:table-cell>
          <table:table-cell office:value-type="float" office:value="-0.006316">
            <text:p>-0.006316</text:p>
          </table:table-cell>
          <table:table-cell office:value-type="float" office:value="-0.016398">
            <text:p>-0.016398</text:p>
          </table:table-cell>
          <table:table-cell office:value-type="float" office:value="0.00249214">
            <text:p>0.00249214</text:p>
          </table:table-cell>
          <table:table-cell office:value-type="float" office:value="0.00399392">
            <text:p>0.00399392</text:p>
          </table:table-cell>
          <table:table-cell office:value-type="float" office:value="0.00391884">
            <text:p>0.00391884</text:p>
          </table:table-cell>
          <table:table-cell office:value-type="float" office:value="-0.000703853">
            <text:p>-0.000703853</text:p>
          </table:table-cell>
          <table:table-cell/>
          <table:table-cell office:value-type="float" office:value="15.5538">
            <text:p>15.5538</text:p>
          </table:table-cell>
          <table:table-cell office:value-type="float" office:value="-0.112095">
            <text:p>-0.112095</text:p>
          </table:table-cell>
          <table:table-cell office:value-type="float" office:value="-0.0448016">
            <text:p>-0.0448016</text:p>
          </table:table-cell>
          <table:table-cell office:value-type="float" office:value="0.872926">
            <text:p>0.872926</text:p>
          </table:table-cell>
          <table:table-cell office:value-type="float" office:value="0.124973">
            <text:p>0.124973</text:p>
          </table:table-cell>
          <table:table-cell office:value-type="float" office:value="-0.379968">
            <text:p>-0.379968</text:p>
          </table:table-cell>
          <table:table-cell office:value-type="float" office:value="0.217817">
            <text:p>0.217817</text:p>
          </table:table-cell>
          <table:table-cell office:value-type="float" office:value="-0.147363">
            <text:p>-0.147363</text:p>
          </table:table-cell>
          <table:table-cell office:value-type="float" office:value="-0.0737614">
            <text:p>-0.0737614</text:p>
          </table:table-cell>
          <table:table-cell office:value-type="float" office:value="-0.102277">
            <text:p>-0.102277</text:p>
          </table:table-cell>
          <table:table-cell office:value-type="float" office:value="0.0139959">
            <text:p>0.0139959</text:p>
          </table:table-cell>
          <table:table-cell office:value-type="float" office:value="0.849835">
            <text:p>0.849835</text:p>
          </table:table-cell>
          <table:table-cell office:value-type="float" office:value="0.933814">
            <text:p>0.933814</text:p>
          </table:table-cell>
          <table:table-cell office:value-type="float" office:value="-0.25908">
            <text:p>-0.25908</text:p>
          </table:table-cell>
          <table:table-cell/>
          <table:table-cell office:value-type="float" office:value="16.618">
            <text:p>16.618</text:p>
          </table:table-cell>
          <table:table-cell office:value-type="float" office:value="-0.231363">
            <text:p>-0.231363</text:p>
          </table:table-cell>
          <table:table-cell office:value-type="float" office:value="-0.219826">
            <text:p>-0.219826</text:p>
          </table:table-cell>
          <table:table-cell office:value-type="float" office:value="0.895901">
            <text:p>0.895901</text:p>
          </table:table-cell>
          <table:table-cell office:value-type="float" office:value="0.0522451">
            <text:p>0.0522451</text:p>
          </table:table-cell>
          <table:table-cell office:value-type="float" office:value="-0.55534">
            <text:p>-0.55534</text:p>
          </table:table-cell>
          <table:table-cell office:value-type="float" office:value="-0.0354793">
            <text:p>-0.0354793</text:p>
          </table:table-cell>
          <table:table-cell office:value-type="float" office:value="-0.117113">
            <text:p>-0.117113</text:p>
          </table:table-cell>
          <table:table-cell office:value-type="float" office:value="0.015776">
            <text:p>0.015776</text:p>
          </table:table-cell>
          <table:table-cell office:value-type="float" office:value="-0.00666665">
            <text:p>-0.00666665</text:p>
          </table:table-cell>
          <table:table-cell office:value-type="float" office:value="-0.000522192">
            <text:p>-0.000522192</text:p>
          </table:table-cell>
          <table:table-cell office:value-type="float" office:value="-0.0202661">
            <text:p>-0.0202661</text:p>
          </table:table-cell>
          <table:table-cell office:value-type="float" office:value="0.00170183">
            <text:p>0.00170183</text:p>
          </table:table-cell>
          <table:table-cell office:value-type="float" office:value="0.00221022">
            <text:p>0.00221022</text:p>
          </table:table-cell>
          <table:table-cell/>
          <table:table-cell office:value-type="float" office:value="18.5431">
            <text:p>18.5431</text:p>
          </table:table-cell>
          <table:table-cell office:value-type="float" office:value="-0.241255">
            <text:p>-0.241255</text:p>
          </table:table-cell>
          <table:table-cell office:value-type="float" office:value="-0.20046">
            <text:p>-0.20046</text:p>
          </table:table-cell>
          <table:table-cell office:value-type="float" office:value="0.902963">
            <text:p>0.902963</text:p>
          </table:table-cell>
          <table:table-cell office:value-type="float" office:value="0.0511561">
            <text:p>0.0511561</text:p>
          </table:table-cell>
          <table:table-cell office:value-type="float" office:value="-0.597021">
            <text:p>-0.597021</text:p>
          </table:table-cell>
          <table:table-cell office:value-type="float" office:value="0.0145072">
            <text:p>0.0145072</text:p>
          </table:table-cell>
          <table:table-cell office:value-type="float" office:value="-0.107736">
            <text:p>-0.107736</text:p>
          </table:table-cell>
          <table:table-cell office:value-type="float" office:value="-0.015176">
            <text:p>-0.015176</text:p>
          </table:table-cell>
          <table:table-cell office:value-type="float" office:value="-0.0335911">
            <text:p>-0.0335911</text:p>
          </table:table-cell>
          <table:table-cell office:value-type="float" office:value="0.00187622">
            <text:p>0.00187622</text:p>
          </table:table-cell>
          <table:table-cell office:value-type="float" office:value="-0.0056275">
            <text:p>-0.0056275</text:p>
          </table:table-cell>
          <table:table-cell office:value-type="float" office:value="-0.0118682">
            <text:p>-0.0118682</text:p>
          </table:table-cell>
          <table:table-cell office:value-type="float" office:value="0.00166754">
            <text:p>0.00166754</text:p>
          </table:table-cell>
          <table:table-cell/>
          <table:table-cell office:value-type="float" office:value="14.7658">
            <text:p>14.7658</text:p>
          </table:table-cell>
          <table:table-cell office:value-type="float" office:value="-0.260312">
            <text:p>-0.260312</text:p>
          </table:table-cell>
          <table:table-cell office:value-type="float" office:value="-0.221379">
            <text:p>-0.221379</text:p>
          </table:table-cell>
          <table:table-cell office:value-type="float" office:value="0.875728">
            <text:p>0.875728</text:p>
          </table:table-cell>
          <table:table-cell office:value-type="float" office:value="0.063095">
            <text:p>0.063095</text:p>
          </table:table-cell>
          <table:table-cell office:value-type="float" office:value="-0.610439">
            <text:p>-0.610439</text:p>
          </table:table-cell>
          <table:table-cell office:value-type="float" office:value="-0.0266768">
            <text:p>-0.0266768</text:p>
          </table:table-cell>
          <table:table-cell office:value-type="float" office:value="-0.074909">
            <text:p>-0.074909</text:p>
          </table:table-cell>
          <table:table-cell office:value-type="float" office:value="-0.0111645">
            <text:p>-0.0111645</text:p>
          </table:table-cell>
          <table:table-cell office:value-type="float" office:value="-0.0120718">
            <text:p>-0.0120718</text:p>
          </table:table-cell>
          <table:table-cell office:value-type="float" office:value="0.00648967">
            <text:p>0.00648967</text:p>
          </table:table-cell>
          <table:table-cell office:value-type="float" office:value="-0.121269">
            <text:p>-0.121269</text:p>
          </table:table-cell>
          <table:table-cell office:value-type="float" office:value="-0.111179">
            <text:p>-0.111179</text:p>
          </table:table-cell>
          <table:table-cell office:value-type="float" office:value="0.00209266">
            <text:p>0.00209266</text:p>
          </table:table-cell>
        </table:table-row>
        <table:table-row table:style-name="ro4">
          <table:table-cell office:value-type="float" office:value="21.7">
            <text:p>21.7</text:p>
          </table:table-cell>
          <table:table-cell office:value-type="float" office:value="-0.216795">
            <text:p>-0.216795</text:p>
          </table:table-cell>
          <table:table-cell office:value-type="float" office:value="-0.208629">
            <text:p>-0.208629</text:p>
          </table:table-cell>
          <table:table-cell office:value-type="float" office:value="0.96863">
            <text:p>0.96863</text:p>
          </table:table-cell>
          <table:table-cell office:value-type="float" office:value="0.056737">
            <text:p>0.056737</text:p>
          </table:table-cell>
          <table:table-cell office:value-type="float" office:value="-0.437012">
            <text:p>-0.437012</text:p>
          </table:table-cell>
          <table:table-cell office:value-type="float" office:value="-0.0141546">
            <text:p>-0.0141546</text:p>
          </table:table-cell>
          <table:table-cell office:value-type="float" office:value="-0.0861664">
            <text:p>-0.0861664</text:p>
          </table:table-cell>
          <table:table-cell office:value-type="float" office:value="0.00201574">
            <text:p>0.00201574</text:p>
          </table:table-cell>
          <table:table-cell office:value-type="float" office:value="-0.00822294">
            <text:p>-0.00822294</text:p>
          </table:table-cell>
          <table:table-cell office:value-type="float" office:value="0.00102383">
            <text:p>0.00102383</text:p>
          </table:table-cell>
          <table:table-cell office:value-type="float" office:value="0.0307523">
            <text:p>0.0307523</text:p>
          </table:table-cell>
          <table:table-cell office:value-type="float" office:value="0.00343813">
            <text:p>0.00343813</text:p>
          </table:table-cell>
          <table:table-cell office:value-type="float" office:value="0.00215569">
            <text:p>0.00215569</text:p>
          </table:table-cell>
          <table:table-cell/>
          <table:table-cell office:value-type="float" office:value="15.6235">
            <text:p>15.6235</text:p>
          </table:table-cell>
          <table:table-cell office:value-type="float" office:value="-0.113105">
            <text:p>-0.113105</text:p>
          </table:table-cell>
          <table:table-cell office:value-type="float" office:value="-0.0473927">
            <text:p>-0.0473927</text:p>
          </table:table-cell>
          <table:table-cell office:value-type="float" office:value="0.872642">
            <text:p>0.872642</text:p>
          </table:table-cell>
          <table:table-cell office:value-type="float" office:value="0.123813">
            <text:p>0.123813</text:p>
          </table:table-cell>
          <table:table-cell office:value-type="float" office:value="-0.444392">
            <text:p>-0.444392</text:p>
          </table:table-cell>
          <table:table-cell office:value-type="float" office:value="0.152004">
            <text:p>0.152004</text:p>
          </table:table-cell>
          <table:table-cell office:value-type="float" office:value="-0.127878">
            <text:p>-0.127878</text:p>
          </table:table-cell>
          <table:table-cell office:value-type="float" office:value="-0.0144957">
            <text:p>-0.0144957</text:p>
          </table:table-cell>
          <table:table-cell office:value-type="float" office:value="-0.0371548">
            <text:p>-0.0371548</text:p>
          </table:table-cell>
          <table:table-cell office:value-type="float" office:value="-0.00407175">
            <text:p>-0.00407175</text:p>
          </table:table-cell>
          <table:table-cell office:value-type="float" office:value="-0.145598">
            <text:p>-0.145598</text:p>
          </table:table-cell>
          <table:table-cell office:value-type="float" office:value="-0.068316">
            <text:p>-0.068316</text:p>
          </table:table-cell>
          <table:table-cell office:value-type="float" office:value="0.0520211">
            <text:p>0.0520211</text:p>
          </table:table-cell>
          <table:table-cell/>
          <table:table-cell office:value-type="float" office:value="17.3502">
            <text:p>17.3502</text:p>
          </table:table-cell>
          <table:table-cell office:value-type="float" office:value="-0.230676">
            <text:p>-0.230676</text:p>
          </table:table-cell>
          <table:table-cell office:value-type="float" office:value="-0.223794">
            <text:p>-0.223794</text:p>
          </table:table-cell>
          <table:table-cell office:value-type="float" office:value="0.896704">
            <text:p>0.896704</text:p>
          </table:table-cell>
          <table:table-cell office:value-type="float" office:value="0.0458739">
            <text:p>0.0458739</text:p>
          </table:table-cell>
          <table:table-cell office:value-type="float" office:value="-0.555453">
            <text:p>-0.555453</text:p>
          </table:table-cell>
          <table:table-cell office:value-type="float" office:value="-0.0412023">
            <text:p>-0.0412023</text:p>
          </table:table-cell>
          <table:table-cell office:value-type="float" office:value="-0.118038">
            <text:p>-0.118038</text:p>
          </table:table-cell>
          <table:table-cell office:value-type="float" office:value="0.000938091">
            <text:p>0.000938091</text:p>
          </table:table-cell>
          <table:table-cell office:value-type="float" office:value="-0.00542064">
            <text:p>-0.00542064</text:p>
          </table:table-cell>
          <table:table-cell office:value-type="float" office:value="0.00109604">
            <text:p>0.00109604</text:p>
          </table:table-cell>
          <table:table-cell office:value-type="float" office:value="-0.00892002">
            <text:p>-0.00892002</text:p>
          </table:table-cell>
          <table:table-cell office:value-type="float" office:value="-0.029936">
            <text:p>-0.029936</text:p>
          </table:table-cell>
          <table:table-cell office:value-type="float" office:value="-0.0347979">
            <text:p>-0.0347979</text:p>
          </table:table-cell>
          <table:table-cell/>
          <table:table-cell office:value-type="float" office:value="18.8428">
            <text:p>18.8428</text:p>
          </table:table-cell>
          <table:table-cell office:value-type="float" office:value="-0.246308">
            <text:p>-0.246308</text:p>
          </table:table-cell>
          <table:table-cell office:value-type="float" office:value="-0.211593">
            <text:p>-0.211593</text:p>
          </table:table-cell>
          <table:table-cell office:value-type="float" office:value="0.903675">
            <text:p>0.903675</text:p>
          </table:table-cell>
          <table:table-cell office:value-type="float" office:value="0.0487563">
            <text:p>0.0487563</text:p>
          </table:table-cell>
          <table:table-cell office:value-type="float" office:value="-0.636111">
            <text:p>-0.636111</text:p>
          </table:table-cell>
          <table:table-cell office:value-type="float" office:value="0.0203104">
            <text:p>0.0203104</text:p>
          </table:table-cell>
          <table:table-cell office:value-type="float" office:value="-0.101875">
            <text:p>-0.101875</text:p>
          </table:table-cell>
          <table:table-cell office:value-type="float" office:value="-0.0168625">
            <text:p>-0.0168625</text:p>
          </table:table-cell>
          <table:table-cell office:value-type="float" office:value="-0.0371478">
            <text:p>-0.0371478</text:p>
          </table:table-cell>
          <table:table-cell office:value-type="float" office:value="0.00237596">
            <text:p>0.00237596</text:p>
          </table:table-cell>
          <table:table-cell office:value-type="float" office:value="-0.594188">
            <text:p>-0.594188</text:p>
          </table:table-cell>
          <table:table-cell office:value-type="float" office:value="0.289155">
            <text:p>0.289155</text:p>
          </table:table-cell>
          <table:table-cell office:value-type="float" office:value="0.0879884">
            <text:p>0.0879884</text:p>
          </table:table-cell>
          <table:table-cell/>
          <table:table-cell office:value-type="float" office:value="14.8937">
            <text:p>14.8937</text:p>
          </table:table-cell>
          <table:table-cell office:value-type="float" office:value="-0.263723">
            <text:p>-0.263723</text:p>
          </table:table-cell>
          <table:table-cell office:value-type="float" office:value="-0.224741">
            <text:p>-0.224741</text:p>
          </table:table-cell>
          <table:table-cell office:value-type="float" office:value="0.876593">
            <text:p>0.876593</text:p>
          </table:table-cell>
          <table:table-cell office:value-type="float" office:value="0.0616029">
            <text:p>0.0616029</text:p>
          </table:table-cell>
          <table:table-cell office:value-type="float" office:value="-0.612024">
            <text:p>-0.612024</text:p>
          </table:table-cell>
          <table:table-cell office:value-type="float" office:value="-0.0267037">
            <text:p>-0.0267037</text:p>
          </table:table-cell>
          <table:table-cell office:value-type="float" office:value="-0.0780844">
            <text:p>-0.0780844</text:p>
          </table:table-cell>
          <table:table-cell office:value-type="float" office:value="-0.0266738">
            <text:p>-0.0266738</text:p>
          </table:table-cell>
          <table:table-cell office:value-type="float" office:value="-0.0262906">
            <text:p>-0.0262906</text:p>
          </table:table-cell>
          <table:table-cell office:value-type="float" office:value="0.00675731">
            <text:p>0.00675731</text:p>
          </table:table-cell>
          <table:table-cell office:value-type="float" office:value="-0.0547028">
            <text:p>-0.0547028</text:p>
          </table:table-cell>
          <table:table-cell office:value-type="float" office:value="-0.0172804">
            <text:p>-0.0172804</text:p>
          </table:table-cell>
          <table:table-cell office:value-type="float" office:value="-0.0799574">
            <text:p>-0.0799574</text:p>
          </table:table-cell>
        </table:table-row>
        <table:table-row table:style-name="ro4">
          <table:table-cell office:value-type="float" office:value="22.9162">
            <text:p>22.9162</text:p>
          </table:table-cell>
          <table:table-cell office:value-type="float" office:value="-0.168857">
            <text:p>-0.168857</text:p>
          </table:table-cell>
          <table:table-cell office:value-type="float" office:value="-0.213544">
            <text:p>-0.213544</text:p>
          </table:table-cell>
          <table:table-cell office:value-type="float" office:value="0.973063">
            <text:p>0.973063</text:p>
          </table:table-cell>
          <table:table-cell office:value-type="float" office:value="0.0483088">
            <text:p>0.0483088</text:p>
          </table:table-cell>
          <table:table-cell office:value-type="float" office:value="-0.390923">
            <text:p>-0.390923</text:p>
          </table:table-cell>
          <table:table-cell office:value-type="float" office:value="-0.0188994">
            <text:p>-0.0188994</text:p>
          </table:table-cell>
          <table:table-cell office:value-type="float" office:value="-0.0816507">
            <text:p>-0.0816507</text:p>
          </table:table-cell>
          <table:table-cell office:value-type="float" office:value="0.0394162">
            <text:p>0.0394162</text:p>
          </table:table-cell>
          <table:table-cell office:value-type="float" office:value="-0.00404154">
            <text:p>-0.00404154</text:p>
          </table:table-cell>
          <table:table-cell office:value-type="float" office:value="0.00364554">
            <text:p>0.00364554</text:p>
          </table:table-cell>
          <table:table-cell office:value-type="float" office:value="-0.0411221">
            <text:p>-0.0411221</text:p>
          </table:table-cell>
          <table:table-cell office:value-type="float" office:value="0.00409259">
            <text:p>0.00409259</text:p>
          </table:table-cell>
          <table:table-cell office:value-type="float" office:value="0.00538641">
            <text:p>0.00538641</text:p>
          </table:table-cell>
          <table:table-cell/>
          <table:table-cell office:value-type="float" office:value="15.8846">
            <text:p>15.8846</text:p>
          </table:table-cell>
          <table:table-cell office:value-type="float" office:value="-0.126809">
            <text:p>-0.126809</text:p>
          </table:table-cell>
          <table:table-cell office:value-type="float" office:value="-0.0617454">
            <text:p>-0.0617454</text:p>
          </table:table-cell>
          <table:table-cell office:value-type="float" office:value="0.875123">
            <text:p>0.875123</text:p>
          </table:table-cell>
          <table:table-cell office:value-type="float" office:value="0.119567">
            <text:p>0.119567</text:p>
          </table:table-cell>
          <table:table-cell office:value-type="float" office:value="-0.444493">
            <text:p>-0.444493</text:p>
          </table:table-cell>
          <table:table-cell office:value-type="float" office:value="0.145192">
            <text:p>0.145192</text:p>
          </table:table-cell>
          <table:table-cell office:value-type="float" office:value="-0.128168">
            <text:p>-0.128168</text:p>
          </table:table-cell>
          <table:table-cell office:value-type="float" office:value="-0.0524997">
            <text:p>-0.0524997</text:p>
          </table:table-cell>
          <table:table-cell office:value-type="float" office:value="-0.0549867">
            <text:p>-0.0549867</text:p>
          </table:table-cell>
          <table:table-cell office:value-type="float" office:value="0.00950684">
            <text:p>0.00950684</text:p>
          </table:table-cell>
          <table:table-cell office:value-type="float" office:value="0.108831">
            <text:p>0.108831</text:p>
          </table:table-cell>
          <table:table-cell office:value-type="float" office:value="0.065158">
            <text:p>0.065158</text:p>
          </table:table-cell>
          <table:table-cell office:value-type="float" office:value="-0.00343022">
            <text:p>-0.00343022</text:p>
          </table:table-cell>
          <table:table-cell/>
          <table:table-cell office:value-type="float" office:value="17.4182">
            <text:p>17.4182</text:p>
          </table:table-cell>
          <table:table-cell office:value-type="float" office:value="-0.230653">
            <text:p>-0.230653</text:p>
          </table:table-cell>
          <table:table-cell office:value-type="float" office:value="-0.224301">
            <text:p>-0.224301</text:p>
          </table:table-cell>
          <table:table-cell office:value-type="float" office:value="0.896617">
            <text:p>0.896617</text:p>
          </table:table-cell>
          <table:table-cell office:value-type="float" office:value="0.045323">
            <text:p>0.045323</text:p>
          </table:table-cell>
          <table:table-cell office:value-type="float" office:value="-0.553917">
            <text:p>-0.553917</text:p>
          </table:table-cell>
          <table:table-cell office:value-type="float" office:value="-0.0386054">
            <text:p>-0.0386054</text:p>
          </table:table-cell>
          <table:table-cell office:value-type="float" office:value="-0.116295">
            <text:p>-0.116295</text:p>
          </table:table-cell>
          <table:table-cell office:value-type="float" office:value="0.000331415">
            <text:p>0.000331415</text:p>
          </table:table-cell>
          <table:table-cell office:value-type="float" office:value="-0.00745667">
            <text:p>-0.00745667</text:p>
          </table:table-cell>
          <table:table-cell table:style-name="ce1" office:value-type="float" office:value="-0.00127067">
            <text:p>-0.00127067</text:p>
          </table:table-cell>
          <table:table-cell office:value-type="float" office:value="0.0214173">
            <text:p>0.0214173</text:p>
          </table:table-cell>
          <table:table-cell office:value-type="float" office:value="0.0338141">
            <text:p>0.0338141</text:p>
          </table:table-cell>
          <table:table-cell office:value-type="float" office:value="0.00448613">
            <text:p>0.00448613</text:p>
          </table:table-cell>
          <table:table-cell/>
          <table:table-cell office:value-type="float" office:value="18.8831">
            <text:p>18.8831</text:p>
          </table:table-cell>
          <table:table-cell office:value-type="float" office:value="-0.247952">
            <text:p>-0.247952</text:p>
          </table:table-cell>
          <table:table-cell office:value-type="float" office:value="-0.21262">
            <text:p>-0.21262</text:p>
          </table:table-cell>
          <table:table-cell office:value-type="float" office:value="0.903914">
            <text:p>0.903914</text:p>
          </table:table-cell>
          <table:table-cell office:value-type="float" office:value="0.0484424">
            <text:p>0.0484424</text:p>
          </table:table-cell>
          <table:table-cell office:value-type="float" office:value="-0.611239">
            <text:p>-0.611239</text:p>
          </table:table-cell>
          <table:table-cell office:value-type="float" office:value="-0.00695806">
            <text:p>-0.00695806</text:p>
          </table:table-cell>
          <table:table-cell office:value-type="float" office:value="-0.107907">
            <text:p>-0.107907</text:p>
          </table:table-cell>
          <table:table-cell office:value-type="float" office:value="-0.0408036">
            <text:p>-0.0408036</text:p>
          </table:table-cell>
          <table:table-cell office:value-type="float" office:value="-0.0254971">
            <text:p>-0.0254971</text:p>
          </table:table-cell>
          <table:table-cell office:value-type="float" office:value="0.00592119">
            <text:p>0.00592119</text:p>
          </table:table-cell>
          <table:table-cell office:value-type="float" office:value="-0.0951936">
            <text:p>-0.0951936</text:p>
          </table:table-cell>
          <table:table-cell office:value-type="float" office:value="-0.185667">
            <text:p>-0.185667</text:p>
          </table:table-cell>
          <table:table-cell office:value-type="float" office:value="-0.0270003">
            <text:p>-0.0270003</text:p>
          </table:table-cell>
          <table:table-cell/>
          <table:table-cell office:value-type="float" office:value="15.0929">
            <text:p>15.0929</text:p>
          </table:table-cell>
          <table:table-cell office:value-type="float" office:value="-0.271208">
            <text:p>-0.271208</text:p>
          </table:table-cell>
          <table:table-cell office:value-type="float" office:value="-0.230665">
            <text:p>-0.230665</text:p>
          </table:table-cell>
          <table:table-cell office:value-type="float" office:value="0.874765">
            <text:p>0.874765</text:p>
          </table:table-cell>
          <table:table-cell office:value-type="float" office:value="0.0593487">
            <text:p>0.0593487</text:p>
          </table:table-cell>
          <table:table-cell office:value-type="float" office:value="-0.620053">
            <text:p>-0.620053</text:p>
          </table:table-cell>
          <table:table-cell office:value-type="float" office:value="-0.0297583">
            <text:p>-0.0297583</text:p>
          </table:table-cell>
          <table:table-cell office:value-type="float" office:value="-0.0733123">
            <text:p>-0.0733123</text:p>
          </table:table-cell>
          <table:table-cell office:value-type="float" office:value="-0.0375716">
            <text:p>-0.0375716</text:p>
          </table:table-cell>
          <table:table-cell office:value-type="float" office:value="-0.0297332">
            <text:p>-0.0297332</text:p>
          </table:table-cell>
          <table:table-cell office:value-type="float" office:value="-0.00917166">
            <text:p>-0.00917166</text:p>
          </table:table-cell>
          <table:table-cell office:value-type="float" office:value="-0.044045">
            <text:p>-0.044045</text:p>
          </table:table-cell>
          <table:table-cell office:value-type="float" office:value="0.0477062">
            <text:p>0.0477062</text:p>
          </table:table-cell>
          <table:table-cell office:value-type="float" office:value="0.0838375">
            <text:p>0.0838375</text:p>
          </table:table-cell>
        </table:table-row>
        <table:table-row table:style-name="ro4">
          <table:table-cell office:value-type="float" office:value="23.716">
            <text:p>23.716</text:p>
          </table:table-cell>
          <table:table-cell office:value-type="float" office:value="-0.163638">
            <text:p>-0.163638</text:p>
          </table:table-cell>
          <table:table-cell office:value-type="float" office:value="-0.214159">
            <text:p>-0.214159</text:p>
          </table:table-cell>
          <table:table-cell office:value-type="float" office:value="0.979425">
            <text:p>0.979425</text:p>
          </table:table-cell>
          <table:table-cell office:value-type="float" office:value="0.0434606">
            <text:p>0.0434606</text:p>
          </table:table-cell>
          <table:table-cell office:value-type="float" office:value="-0.382425">
            <text:p>-0.382425</text:p>
          </table:table-cell>
          <table:table-cell office:value-type="float" office:value="-0.0173762">
            <text:p>-0.0173762</text:p>
          </table:table-cell>
          <table:table-cell office:value-type="float" office:value="-0.0790168">
            <text:p>-0.0790168</text:p>
          </table:table-cell>
          <table:table-cell office:value-type="float" office:value="0.00652531">
            <text:p>0.00652531</text:p>
          </table:table-cell>
          <table:table-cell office:value-type="float" office:value="-0.00076814">
            <text:p>-0.00076814</text:p>
          </table:table-cell>
          <table:table-cell office:value-type="float" office:value="0.00795378">
            <text:p>0.00795378</text:p>
          </table:table-cell>
          <table:table-cell office:value-type="float" office:value="0.0497303">
            <text:p>0.0497303</text:p>
          </table:table-cell>
          <table:table-cell office:value-type="float" office:value="0.0326359">
            <text:p>0.0326359</text:p>
          </table:table-cell>
          <table:table-cell office:value-type="float" office:value="-0.0505458">
            <text:p>-0.0505458</text:p>
          </table:table-cell>
          <table:table-cell/>
          <table:table-cell office:value-type="float" office:value="16.1519">
            <text:p>16.1519</text:p>
          </table:table-cell>
          <table:table-cell office:value-type="float" office:value="-0.133066">
            <text:p>-0.133066</text:p>
          </table:table-cell>
          <table:table-cell office:value-type="float" office:value="-0.0717884">
            <text:p>-0.0717884</text:p>
          </table:table-cell>
          <table:table-cell office:value-type="float" office:value="0.87742">
            <text:p>0.87742</text:p>
          </table:table-cell>
          <table:table-cell office:value-type="float" office:value="0.115368">
            <text:p>0.115368</text:p>
          </table:table-cell>
          <table:table-cell office:value-type="float" office:value="-0.457686">
            <text:p>-0.457686</text:p>
          </table:table-cell>
          <table:table-cell office:value-type="float" office:value="0.131113">
            <text:p>0.131113</text:p>
          </table:table-cell>
          <table:table-cell office:value-type="float" office:value="-0.125296">
            <text:p>-0.125296</text:p>
          </table:table-cell>
          <table:table-cell office:value-type="float" office:value="-0.0234061">
            <text:p>-0.0234061</text:p>
          </table:table-cell>
          <table:table-cell office:value-type="float" office:value="-0.0375681">
            <text:p>-0.0375681</text:p>
          </table:table-cell>
          <table:table-cell office:value-type="float" office:value="0.00858984">
            <text:p>0.00858984</text:p>
          </table:table-cell>
          <table:table-cell office:value-type="float" office:value="-0.0220989">
            <text:p>-0.0220989</text:p>
          </table:table-cell>
          <table:table-cell office:value-type="float" office:value="-0.0152222">
            <text:p>-0.0152222</text:p>
          </table:table-cell>
          <table:table-cell office:value-type="float" office:value="0.00849122">
            <text:p>0.00849122</text:p>
          </table:table-cell>
          <table:table-cell/>
          <table:table-cell office:value-type="float" office:value="17.588">
            <text:p>17.588</text:p>
          </table:table-cell>
          <table:table-cell office:value-type="float" office:value="-0.22998">
            <text:p>-0.22998</text:p>
          </table:table-cell>
          <table:table-cell office:value-type="float" office:value="-0.224593">
            <text:p>-0.224593</text:p>
          </table:table-cell>
          <table:table-cell office:value-type="float" office:value="0.896531">
            <text:p>0.896531</text:p>
          </table:table-cell>
          <table:table-cell office:value-type="float" office:value="0.0439765">
            <text:p>0.0439765</text:p>
          </table:table-cell>
          <table:table-cell office:value-type="float" office:value="-0.554932">
            <text:p>-0.554932</text:p>
          </table:table-cell>
          <table:table-cell office:value-type="float" office:value="-0.0414766">
            <text:p>-0.0414766</text:p>
          </table:table-cell>
          <table:table-cell office:value-type="float" office:value="-0.114363">
            <text:p>-0.114363</text:p>
          </table:table-cell>
          <table:table-cell office:value-type="float" office:value="0.00396787">
            <text:p>0.00396787</text:p>
          </table:table-cell>
          <table:table-cell office:value-type="float" office:value="-0.00171535">
            <text:p>-0.00171535</text:p>
          </table:table-cell>
          <table:table-cell office:value-type="float" office:value="-0.000508962">
            <text:p>-0.000508962</text:p>
          </table:table-cell>
          <table:table-cell office:value-type="float" office:value="-0.0171785">
            <text:p>-0.0171785</text:p>
          </table:table-cell>
          <table:table-cell office:value-type="float" office:value="-0.0249283">
            <text:p>-0.0249283</text:p>
          </table:table-cell>
          <table:table-cell office:value-type="float" office:value="0.0419116">
            <text:p>0.0419116</text:p>
          </table:table-cell>
          <table:table-cell/>
          <table:table-cell office:value-type="float" office:value="18.9811">
            <text:p>18.9811</text:p>
          </table:table-cell>
          <table:table-cell office:value-type="float" office:value="-0.252868">
            <text:p>-0.252868</text:p>
          </table:table-cell>
          <table:table-cell office:value-type="float" office:value="-0.216904">
            <text:p>-0.216904</text:p>
          </table:table-cell>
          <table:table-cell office:value-type="float" office:value="0.904235">
            <text:p>0.904235</text:p>
          </table:table-cell>
          <table:table-cell office:value-type="float" office:value="0.0476869">
            <text:p>0.0476869</text:p>
          </table:table-cell>
          <table:table-cell office:value-type="float" office:value="-0.589229">
            <text:p>-0.589229</text:p>
          </table:table-cell>
          <table:table-cell office:value-type="float" office:value="0.0165149">
            <text:p>0.0165149</text:p>
          </table:table-cell>
          <table:table-cell office:value-type="float" office:value="-0.114606">
            <text:p>-0.114606</text:p>
          </table:table-cell>
          <table:table-cell office:value-type="float" office:value="-0.0501363">
            <text:p>-0.0501363</text:p>
          </table:table-cell>
          <table:table-cell office:value-type="float" office:value="-0.0437">
            <text:p>-0.0437</text:p>
          </table:table-cell>
          <table:table-cell office:value-type="float" office:value="0.00327408">
            <text:p>0.00327408</text:p>
          </table:table-cell>
          <table:table-cell office:value-type="float" office:value="0.388432">
            <text:p>0.388432</text:p>
          </table:table-cell>
          <table:table-cell office:value-type="float" office:value="0.326054">
            <text:p>0.326054</text:p>
          </table:table-cell>
          <table:table-cell office:value-type="float" office:value="-0.145871">
            <text:p>-0.145871</text:p>
          </table:table-cell>
          <table:table-cell/>
          <table:table-cell office:value-type="float" office:value="15.2247">
            <text:p>15.2247</text:p>
          </table:table-cell>
          <table:table-cell office:value-type="float" office:value="-0.276923">
            <text:p>-0.276923</text:p>
          </table:table-cell>
          <table:table-cell office:value-type="float" office:value="-0.233754">
            <text:p>-0.233754</text:p>
          </table:table-cell>
          <table:table-cell office:value-type="float" office:value="0.875012">
            <text:p>0.875012</text:p>
          </table:table-cell>
          <table:table-cell office:value-type="float" office:value="0.0579033">
            <text:p>0.0579033</text:p>
          </table:table-cell>
          <table:table-cell office:value-type="float" office:value="-0.616698">
            <text:p>-0.616698</text:p>
          </table:table-cell>
          <table:table-cell office:value-type="float" office:value="-0.03377">
            <text:p>-0.03377</text:p>
          </table:table-cell>
          <table:table-cell table:style-name="ce1" office:value-type="float" office:value="-0.0759407">
            <text:p>-0.0759407</text:p>
          </table:table-cell>
          <table:table-cell office:value-type="float" office:value="-0.0433746">
            <text:p>-0.0433746</text:p>
          </table:table-cell>
          <table:table-cell office:value-type="float" office:value="-0.0234478">
            <text:p>-0.0234478</text:p>
          </table:table-cell>
          <table:table-cell office:value-type="float" office:value="0.00187409">
            <text:p>0.00187409</text:p>
          </table:table-cell>
          <table:table-cell office:value-type="float" office:value="0.152017">
            <text:p>0.152017</text:p>
          </table:table-cell>
          <table:table-cell office:value-type="float" office:value="0.0178282">
            <text:p>0.0178282</text:p>
          </table:table-cell>
          <table:table-cell office:value-type="float" office:value="0.00583922">
            <text:p>0.00583922</text:p>
          </table:table-cell>
        </table:table-row>
        <table:table-row table:style-name="ro4">
          <table:table-cell office:value-type="float" office:value="23.8221">
            <text:p>23.8221</text:p>
          </table:table-cell>
          <table:table-cell office:value-type="float" office:value="-0.162387">
            <text:p>-0.162387</text:p>
          </table:table-cell>
          <table:table-cell office:value-type="float" office:value="-0.213873">
            <text:p>-0.213873</text:p>
          </table:table-cell>
          <table:table-cell office:value-type="float" office:value="0.9797">
            <text:p>0.9797</text:p>
          </table:table-cell>
          <table:table-cell office:value-type="float" office:value="0.0428554">
            <text:p>0.0428554</text:p>
          </table:table-cell>
          <table:table-cell office:value-type="float" office:value="-0.263267">
            <text:p>-0.263267</text:p>
          </table:table-cell>
          <table:table-cell office:value-type="float" office:value="0.0171915">
            <text:p>0.0171915</text:p>
          </table:table-cell>
          <table:table-cell office:value-type="float" office:value="-0.0899796">
            <text:p>-0.0899796</text:p>
          </table:table-cell>
          <table:table-cell office:value-type="float" office:value="0.0117997">
            <text:p>0.0117997</text:p>
          </table:table-cell>
          <table:table-cell office:value-type="float" office:value="0.00269322">
            <text:p>0.00269322</text:p>
          </table:table-cell>
          <table:table-cell office:value-type="float" office:value="0.00259289">
            <text:p>0.00259289</text:p>
          </table:table-cell>
          <table:table-cell office:value-type="float" office:value="1.73586">
            <text:p>1.73586</text:p>
          </table:table-cell>
          <table:table-cell office:value-type="float" office:value="0.520614">
            <text:p>0.520614</text:p>
          </table:table-cell>
          <table:table-cell office:value-type="float" office:value="-0.204606">
            <text:p>-0.204606</text:p>
          </table:table-cell>
          <table:table-cell/>
          <table:table-cell office:value-type="float" office:value="16.8898">
            <text:p>16.8898</text:p>
          </table:table-cell>
          <table:table-cell office:value-type="float" office:value="-0.162373">
            <text:p>-0.162373</text:p>
          </table:table-cell>
          <table:table-cell office:value-type="float" office:value="-0.107801">
            <text:p>-0.107801</text:p>
          </table:table-cell>
          <table:table-cell office:value-type="float" office:value="0.888383">
            <text:p>0.888383</text:p>
          </table:table-cell>
          <table:table-cell office:value-type="float" office:value="0.104529">
            <text:p>0.104529</text:p>
          </table:table-cell>
          <table:table-cell office:value-type="float" office:value="-0.488598">
            <text:p>-0.488598</text:p>
          </table:table-cell>
          <table:table-cell office:value-type="float" office:value="0.0986473">
            <text:p>0.0986473</text:p>
          </table:table-cell>
          <table:table-cell office:value-type="float" office:value="-0.120897">
            <text:p>-0.120897</text:p>
          </table:table-cell>
          <table:table-cell office:value-type="float" office:value="-0.039714">
            <text:p>-0.039714</text:p>
          </table:table-cell>
          <table:table-cell office:value-type="float" office:value="-0.0488014">
            <text:p>-0.0488014</text:p>
          </table:table-cell>
          <table:table-cell office:value-type="float" office:value="0.014856">
            <text:p>0.014856</text:p>
          </table:table-cell>
          <table:table-cell office:value-type="float" office:value="-0.0047838">
            <text:p>-0.0047838</text:p>
          </table:table-cell>
          <table:table-cell office:value-type="float" office:value="0.053027">
            <text:p>0.053027</text:p>
          </table:table-cell>
          <table:table-cell office:value-type="float" office:value="-0.0887835">
            <text:p>-0.0887835</text:p>
          </table:table-cell>
          <table:table-cell/>
          <table:table-cell office:value-type="float" office:value="17.7891">
            <text:p>17.7891</text:p>
          </table:table-cell>
          <table:table-cell office:value-type="float" office:value="-0.229876">
            <text:p>-0.229876</text:p>
          </table:table-cell>
          <table:table-cell office:value-type="float" office:value="-0.225946">
            <text:p>-0.225946</text:p>
          </table:table-cell>
          <table:table-cell office:value-type="float" office:value="0.898123">
            <text:p>0.898123</text:p>
          </table:table-cell>
          <table:table-cell office:value-type="float" office:value="0.0424334">
            <text:p>0.0424334</text:p>
          </table:table-cell>
          <table:table-cell office:value-type="float" office:value="-0.551296">
            <text:p>-0.551296</text:p>
          </table:table-cell>
          <table:table-cell office:value-type="float" office:value="-0.0406543">
            <text:p>-0.0406543</text:p>
          </table:table-cell>
          <table:table-cell office:value-type="float" office:value="-0.115297">
            <text:p>-0.115297</text:p>
          </table:table-cell>
          <table:table-cell office:value-type="float" office:value="0.000513289">
            <text:p>0.000513289</text:p>
          </table:table-cell>
          <table:table-cell office:value-type="float" office:value="-0.0067284">
            <text:p>-0.0067284</text:p>
          </table:table-cell>
          <table:table-cell office:value-type="float" office:value="0.00791941">
            <text:p>0.00791941</text:p>
          </table:table-cell>
          <table:table-cell office:value-type="float" office:value="0.0572078">
            <text:p>0.0572078</text:p>
          </table:table-cell>
          <table:table-cell office:value-type="float" office:value="0.0267243">
            <text:p>0.0267243</text:p>
          </table:table-cell>
          <table:table-cell office:value-type="float" office:value="-0.0215784">
            <text:p>-0.0215784</text:p>
          </table:table-cell>
          <table:table-cell/>
          <table:table-cell office:value-type="float" office:value="19.0487">
            <text:p>19.0487</text:p>
          </table:table-cell>
          <table:table-cell office:value-type="float" office:value="-0.254482">
            <text:p>-0.254482</text:p>
          </table:table-cell>
          <table:table-cell office:value-type="float" office:value="-0.218368">
            <text:p>-0.218368</text:p>
          </table:table-cell>
          <table:table-cell office:value-type="float" office:value="0.90379">
            <text:p>0.90379</text:p>
          </table:table-cell>
          <table:table-cell office:value-type="float" office:value="0.0471733">
            <text:p>0.0471733</text:p>
          </table:table-cell>
          <table:table-cell office:value-type="float" office:value="-0.608755">
            <text:p>-0.608755</text:p>
          </table:table-cell>
          <table:table-cell office:value-type="float" office:value="-0.00137279">
            <text:p>-0.00137279</text:p>
          </table:table-cell>
          <table:table-cell office:value-type="float" office:value="-0.104285">
            <text:p>-0.104285</text:p>
          </table:table-cell>
          <table:table-cell office:value-type="float" office:value="-0.0238978">
            <text:p>-0.0238978</text:p>
          </table:table-cell>
          <table:table-cell office:value-type="float" office:value="-0.0216751">
            <text:p>-0.0216751</text:p>
          </table:table-cell>
          <table:table-cell office:value-type="float" office:value="-0.0065795">
            <text:p>-0.0065795</text:p>
          </table:table-cell>
          <table:table-cell office:value-type="float" office:value="0.0360584">
            <text:p>0.0360584</text:p>
          </table:table-cell>
          <table:table-cell office:value-type="float" office:value="0.00602938">
            <text:p>0.00602938</text:p>
          </table:table-cell>
          <table:table-cell office:value-type="float" office:value="0.0563254">
            <text:p>0.0563254</text:p>
          </table:table-cell>
          <table:table-cell/>
          <table:table-cell office:value-type="float" office:value="15.4325">
            <text:p>15.4325</text:p>
          </table:table-cell>
          <table:table-cell office:value-type="float" office:value="-0.27937">
            <text:p>-0.27937</text:p>
          </table:table-cell>
          <table:table-cell office:value-type="float" office:value="-0.237858">
            <text:p>-0.237858</text:p>
          </table:table-cell>
          <table:table-cell office:value-type="float" office:value="0.875654">
            <text:p>0.875654</text:p>
          </table:table-cell>
          <table:table-cell office:value-type="float" office:value="0.055694">
            <text:p>0.055694</text:p>
          </table:table-cell>
          <table:table-cell office:value-type="float" office:value="-0.621657">
            <text:p>-0.621657</text:p>
          </table:table-cell>
          <table:table-cell office:value-type="float" office:value="-0.0357161">
            <text:p>-0.0357161</text:p>
          </table:table-cell>
          <table:table-cell office:value-type="float" office:value="-0.0752255">
            <text:p>-0.0752255</text:p>
          </table:table-cell>
          <table:table-cell office:value-type="float" office:value="-0.0117714">
            <text:p>-0.0117714</text:p>
          </table:table-cell>
          <table:table-cell office:value-type="float" office:value="-0.0197414">
            <text:p>-0.0197414</text:p>
          </table:table-cell>
          <table:table-cell office:value-type="float" office:value="0.00308802">
            <text:p>0.00308802</text:p>
          </table:table-cell>
          <table:table-cell office:value-type="float" office:value="0.0454274">
            <text:p>0.0454274</text:p>
          </table:table-cell>
          <table:table-cell office:value-type="float" office:value="0.0553721">
            <text:p>0.0553721</text:p>
          </table:table-cell>
          <table:table-cell office:value-type="float" office:value="0.0058754">
            <text:p>0.0058754</text:p>
          </table:table-cell>
        </table:table-row>
        <table:table-row table:style-name="ro4">
          <table:table-cell office:value-type="float" office:value="23.8841">
            <text:p>23.8841</text:p>
          </table:table-cell>
          <table:table-cell office:value-type="float" office:value="-0.154981">
            <text:p>-0.154981</text:p>
          </table:table-cell>
          <table:table-cell office:value-type="float" office:value="-0.211704">
            <text:p>-0.211704</text:p>
          </table:table-cell>
          <table:table-cell office:value-type="float" office:value="0.979074">
            <text:p>0.979074</text:p>
          </table:table-cell>
          <table:table-cell office:value-type="float" office:value="0.0425054">
            <text:p>0.0425054</text:p>
          </table:table-cell>
          <table:table-cell office:value-type="float" office:value="-0.398003">
            <text:p>-0.398003</text:p>
          </table:table-cell>
          <table:table-cell office:value-type="float" office:value="-0.0262314">
            <text:p>-0.0262314</text:p>
          </table:table-cell>
          <table:table-cell office:value-type="float" office:value="-0.0724936">
            <text:p>-0.0724936</text:p>
          </table:table-cell>
          <table:table-cell office:value-type="float" office:value="0.119436">
            <text:p>0.119436</text:p>
          </table:table-cell>
          <table:table-cell office:value-type="float" office:value="0.0349754">
            <text:p>0.0349754</text:p>
          </table:table-cell>
          <table:table-cell office:value-type="float" office:value="-0.0100943">
            <text:p>-0.0100943</text:p>
          </table:table-cell>
          <table:table-cell office:value-type="float" office:value="-0.44288">
            <text:p>-0.44288</text:p>
          </table:table-cell>
          <table:table-cell office:value-type="float" office:value="-0.17522">
            <text:p>-0.17522</text:p>
          </table:table-cell>
          <table:table-cell office:value-type="float" office:value="0.0719314">
            <text:p>0.0719314</text:p>
          </table:table-cell>
          <table:table-cell/>
          <table:table-cell office:value-type="float" office:value="17.1228">
            <text:p>17.1228</text:p>
          </table:table-cell>
          <table:table-cell office:value-type="float" office:value="-0.171885">
            <text:p>-0.171885</text:p>
          </table:table-cell>
          <table:table-cell office:value-type="float" office:value="-0.116293">
            <text:p>-0.116293</text:p>
          </table:table-cell>
          <table:table-cell office:value-type="float" office:value="0.887025">
            <text:p>0.887025</text:p>
          </table:table-cell>
          <table:table-cell office:value-type="float" office:value="0.101323">
            <text:p>0.101323</text:p>
          </table:table-cell>
          <table:table-cell office:value-type="float" office:value="-0.496642">
            <text:p>-0.496642</text:p>
          </table:table-cell>
          <table:table-cell office:value-type="float" office:value="0.0886426">
            <text:p>0.0886426</text:p>
          </table:table-cell>
          <table:table-cell office:value-type="float" office:value="-0.113463">
            <text:p>-0.113463</text:p>
          </table:table-cell>
          <table:table-cell office:value-type="float" office:value="-0.0408285">
            <text:p>-0.0408285</text:p>
          </table:table-cell>
          <table:table-cell office:value-type="float" office:value="-0.0364471">
            <text:p>-0.0364471</text:p>
          </table:table-cell>
          <table:table-cell office:value-type="float" office:value="-0.00582891">
            <text:p>-0.00582891</text:p>
          </table:table-cell>
          <table:table-cell office:value-type="float" office:value="0.0237274">
            <text:p>0.0237274</text:p>
          </table:table-cell>
          <table:table-cell office:value-type="float" office:value="0.0156582">
            <text:p>0.0156582</text:p>
          </table:table-cell>
          <table:table-cell office:value-type="float" office:value="0.0675166">
            <text:p>0.0675166</text:p>
          </table:table-cell>
          <table:table-cell/>
          <table:table-cell office:value-type="float" office:value="18.3574">
            <text:p>18.3574</text:p>
          </table:table-cell>
          <table:table-cell office:value-type="float" office:value="-0.211106">
            <text:p>-0.211106</text:p>
          </table:table-cell>
          <table:table-cell office:value-type="float" office:value="-0.221138">
            <text:p>-0.221138</text:p>
          </table:table-cell>
          <table:table-cell office:value-type="float" office:value="0.895654">
            <text:p>0.895654</text:p>
          </table:table-cell>
          <table:table-cell office:value-type="float" office:value="0.0383587">
            <text:p>0.0383587</text:p>
          </table:table-cell>
          <table:table-cell office:value-type="float" office:value="-0.521651">
            <text:p>-0.521651</text:p>
          </table:table-cell>
          <table:table-cell office:value-type="float" office:value="-0.0385529">
            <text:p>-0.0385529</text:p>
          </table:table-cell>
          <table:table-cell office:value-type="float" office:value="-0.112121">
            <text:p>-0.112121</text:p>
          </table:table-cell>
          <table:table-cell office:value-type="float" office:value="0.0330267">
            <text:p>0.0330267</text:p>
          </table:table-cell>
          <table:table-cell office:value-type="float" office:value="0.0084601">
            <text:p>0.0084601</text:p>
          </table:table-cell>
          <table:table-cell office:value-type="float" office:value="-0.00434446">
            <text:p>-0.00434446</text:p>
          </table:table-cell>
          <table:table-cell office:value-type="float" office:value="0.211592">
            <text:p>0.211592</text:p>
          </table:table-cell>
          <table:table-cell office:value-type="float" office:value="-0.0489016">
            <text:p>-0.0489016</text:p>
          </table:table-cell>
          <table:table-cell office:value-type="float" office:value="0.107858">
            <text:p>0.107858</text:p>
          </table:table-cell>
          <table:table-cell/>
          <table:table-cell office:value-type="float" office:value="19.2788">
            <text:p>19.2788</text:p>
          </table:table-cell>
          <table:table-cell office:value-type="float" office:value="-0.258072">
            <text:p>-0.258072</text:p>
          </table:table-cell>
          <table:table-cell office:value-type="float" office:value="-0.223038">
            <text:p>-0.223038</text:p>
          </table:table-cell>
          <table:table-cell office:value-type="float" office:value="0.905259">
            <text:p>0.905259</text:p>
          </table:table-cell>
          <table:table-cell office:value-type="float" office:value="0.0454644">
            <text:p>0.0454644</text:p>
          </table:table-cell>
          <table:table-cell office:value-type="float" office:value="-0.61408">
            <text:p>-0.61408</text:p>
          </table:table-cell>
          <table:table-cell office:value-type="float" office:value="-0.00631939">
            <text:p>-0.00631939</text:p>
          </table:table-cell>
          <table:table-cell office:value-type="float" office:value="-0.105249">
            <text:p>-0.105249</text:p>
          </table:table-cell>
          <table:table-cell office:value-type="float" office:value="-0.0155992">
            <text:p>-0.0155992</text:p>
          </table:table-cell>
          <table:table-cell office:value-type="float" office:value="-0.0202874">
            <text:p>-0.0202874</text:p>
          </table:table-cell>
          <table:table-cell office:value-type="float" office:value="0.00638351">
            <text:p>0.00638351</text:p>
          </table:table-cell>
          <table:table-cell office:value-type="float" office:value="-0.00614145">
            <text:p>-0.00614145</text:p>
          </table:table-cell>
          <table:table-cell office:value-type="float" office:value="-0.000473223">
            <text:p>-0.000473223</text:p>
          </table:table-cell>
          <table:table-cell office:value-type="float" office:value="-0.00801128">
            <text:p>-0.00801128</text:p>
          </table:table-cell>
          <table:table-cell/>
          <table:table-cell office:value-type="float" office:value="15.661">
            <text:p>15.661</text:p>
          </table:table-cell>
          <table:table-cell office:value-type="float" office:value="-0.279688">
            <text:p>-0.279688</text:p>
          </table:table-cell>
          <table:table-cell office:value-type="float" office:value="-0.239478">
            <text:p>-0.239478</text:p>
          </table:table-cell>
          <table:table-cell office:value-type="float" office:value="0.876667">
            <text:p>0.876667</text:p>
          </table:table-cell>
          <table:table-cell office:value-type="float" office:value="0.0533628">
            <text:p>0.0533628</text:p>
          </table:table-cell>
          <table:table-cell office:value-type="float" office:value="-0.622991">
            <text:p>-0.622991</text:p>
          </table:table-cell>
          <table:table-cell office:value-type="float" office:value="-0.0374033">
            <text:p>-0.0374033</text:p>
          </table:table-cell>
          <table:table-cell office:value-type="float" office:value="-0.0761668">
            <text:p>-0.0761668</text:p>
          </table:table-cell>
          <table:table-cell office:value-type="float" office:value="-0.00139152">
            <text:p>-0.00139152</text:p>
          </table:table-cell>
          <table:table-cell office:value-type="float" office:value="-0.00708923">
            <text:p>-0.00708923</text:p>
          </table:table-cell>
          <table:table-cell office:value-type="float" office:value="0.00443052">
            <text:p>0.00443052</text:p>
          </table:table-cell>
          <table:table-cell office:value-type="float" office:value="0.00790215">
            <text:p>0.00790215</text:p>
          </table:table-cell>
          <table:table-cell office:value-type="float" office:value="0.0314697">
            <text:p>0.0314697</text:p>
          </table:table-cell>
          <table:table-cell office:value-type="float" office:value="-0.0354614">
            <text:p>-0.0354614</text:p>
          </table:table-cell>
        </table:table-row>
        <table:table-row table:style-name="ro4">
          <table:table-cell office:value-type="float" office:value="24.0844">
            <text:p>24.0844</text:p>
          </table:table-cell>
          <table:table-cell office:value-type="float" office:value="-0.148827">
            <text:p>-0.148827</text:p>
          </table:table-cell>
          <table:table-cell office:value-type="float" office:value="-0.211729">
            <text:p>-0.211729</text:p>
          </table:table-cell>
          <table:table-cell office:value-type="float" office:value="0.979938">
            <text:p>0.979938</text:p>
          </table:table-cell>
          <table:table-cell office:value-type="float" office:value="0.0413944">
            <text:p>0.0413944</text:p>
          </table:table-cell>
          <table:table-cell office:value-type="float" office:value="-0.368389">
            <text:p>-0.368389</text:p>
          </table:table-cell>
          <table:table-cell office:value-type="float" office:value="-0.0165874">
            <text:p>-0.0165874</text:p>
          </table:table-cell>
          <table:table-cell office:value-type="float" office:value="-0.0761833">
            <text:p>-0.0761833</text:p>
          </table:table-cell>
          <table:table-cell office:value-type="float" office:value="0.030723">
            <text:p>0.030723</text:p>
          </table:table-cell>
          <table:table-cell office:value-type="float" office:value="-0.00012303">
            <text:p>-0.00012303</text:p>
          </table:table-cell>
          <table:table-cell table:style-name="ce1" office:value-type="float" office:value="0.00431429">
            <text:p>0.00431429</text:p>
          </table:table-cell>
          <table:table-cell office:value-type="float" office:value="0.00817844">
            <text:p>0.00817844</text:p>
          </table:table-cell>
          <table:table-cell office:value-type="float" office:value="0.00912649">
            <text:p>0.00912649</text:p>
          </table:table-cell>
          <table:table-cell office:value-type="float" office:value="-0.0112337">
            <text:p>-0.0112337</text:p>
          </table:table-cell>
          <table:table-cell/>
          <table:table-cell office:value-type="float" office:value="17.2237">
            <text:p>17.2237</text:p>
          </table:table-cell>
          <table:table-cell office:value-type="float" office:value="-0.175761">
            <text:p>-0.175761</text:p>
          </table:table-cell>
          <table:table-cell office:value-type="float" office:value="-0.119809">
            <text:p>-0.119809</text:p>
          </table:table-cell>
          <table:table-cell office:value-type="float" office:value="0.887123">
            <text:p>0.887123</text:p>
          </table:table-cell>
          <table:table-cell office:value-type="float" office:value="0.0999657">
            <text:p>0.0999657</text:p>
          </table:table-cell>
          <table:table-cell office:value-type="float" office:value="-0.499116">
            <text:p>-0.499116</text:p>
          </table:table-cell>
          <table:table-cell office:value-type="float" office:value="0.0847995">
            <text:p>0.0847995</text:p>
          </table:table-cell>
          <table:table-cell office:value-type="float" office:value="-0.117015">
            <text:p>-0.117015</text:p>
          </table:table-cell>
          <table:table-cell office:value-type="float" office:value="-0.0384358">
            <text:p>-0.0384358</text:p>
          </table:table-cell>
          <table:table-cell office:value-type="float" office:value="-0.0348681">
            <text:p>-0.0348681</text:p>
          </table:table-cell>
          <table:table-cell office:value-type="float" office:value="0.000979408">
            <text:p>0.000979408</text:p>
          </table:table-cell>
          <table:table-cell office:value-type="float" office:value="0.0434085">
            <text:p>0.0434085</text:p>
          </table:table-cell>
          <table:table-cell office:value-type="float" office:value="0.00913049">
            <text:p>0.00913049</text:p>
          </table:table-cell>
          <table:table-cell office:value-type="float" office:value="0.00644898">
            <text:p>0.00644898</text:p>
          </table:table-cell>
          <table:table-cell/>
          <table:table-cell office:value-type="float" office:value="18.6244">
            <text:p>18.6244</text:p>
          </table:table-cell>
          <table:table-cell office:value-type="float" office:value="-0.187199">
            <text:p>-0.187199</text:p>
          </table:table-cell>
          <table:table-cell office:value-type="float" office:value="-0.222365">
            <text:p>-0.222365</text:p>
          </table:table-cell>
          <table:table-cell office:value-type="float" office:value="0.902185">
            <text:p>0.902185</text:p>
          </table:table-cell>
          <table:table-cell office:value-type="float" office:value="0.0365818">
            <text:p>0.0365818</text:p>
          </table:table-cell>
          <table:table-cell office:value-type="float" office:value="-0.517065">
            <text:p>-0.517065</text:p>
          </table:table-cell>
          <table:table-cell office:value-type="float" office:value="-0.0382222">
            <text:p>-0.0382222</text:p>
          </table:table-cell>
          <table:table-cell office:value-type="float" office:value="-0.111723">
            <text:p>-0.111723</text:p>
          </table:table-cell>
          <table:table-cell office:value-type="float" office:value="0.0895286">
            <text:p>0.0895286</text:p>
          </table:table-cell>
          <table:table-cell office:value-type="float" office:value="-0.00459822">
            <text:p>-0.00459822</text:p>
          </table:table-cell>
          <table:table-cell office:value-type="float" office:value="0.0244571">
            <text:p>0.0244571</text:p>
          </table:table-cell>
          <table:table-cell office:value-type="float" office:value="-0.258175">
            <text:p>-0.258175</text:p>
          </table:table-cell>
          <table:table-cell office:value-type="float" office:value="0.00489395">
            <text:p>0.00489395</text:p>
          </table:table-cell>
          <table:table-cell office:value-type="float" office:value="-0.0603538">
            <text:p>-0.0603538</text:p>
          </table:table-cell>
          <table:table-cell/>
          <table:table-cell office:value-type="float" office:value="19.6786">
            <text:p>19.6786</text:p>
          </table:table-cell>
          <table:table-cell office:value-type="float" office:value="-0.26529">
            <text:p>-0.26529</text:p>
          </table:table-cell>
          <table:table-cell office:value-type="float" office:value="-0.231224">
            <text:p>-0.231224</text:p>
          </table:table-cell>
          <table:table-cell office:value-type="float" office:value="0.906531">
            <text:p>0.906531</text:p>
          </table:table-cell>
          <table:table-cell office:value-type="float" office:value="0.0426417">
            <text:p>0.0426417</text:p>
          </table:table-cell>
          <table:table-cell office:value-type="float" office:value="-0.61929">
            <text:p>-0.61929</text:p>
          </table:table-cell>
          <table:table-cell office:value-type="float" office:value="-0.0125334">
            <text:p>-0.0125334</text:p>
          </table:table-cell>
          <table:table-cell office:value-type="float" office:value="-0.10294">
            <text:p>-0.10294</text:p>
          </table:table-cell>
          <table:table-cell office:value-type="float" office:value="-0.0180545">
            <text:p>-0.0180545</text:p>
          </table:table-cell>
          <table:table-cell office:value-type="float" office:value="-0.0204766">
            <text:p>-0.0204766</text:p>
          </table:table-cell>
          <table:table-cell office:value-type="float" office:value="0.0031806">
            <text:p>0.0031806</text:p>
          </table:table-cell>
          <table:table-cell office:value-type="float" office:value="0.0341394">
            <text:p>0.0341394</text:p>
          </table:table-cell>
          <table:table-cell office:value-type="float" office:value="0.0349646">
            <text:p>0.0349646</text:p>
          </table:table-cell>
          <table:table-cell office:value-type="float" office:value="0.0120542">
            <text:p>0.0120542</text:p>
          </table:table-cell>
          <table:table-cell/>
          <table:table-cell office:value-type="float" office:value="15.9323">
            <text:p>15.9323</text:p>
          </table:table-cell>
          <table:table-cell office:value-type="float" office:value="-0.279484">
            <text:p>-0.279484</text:p>
          </table:table-cell>
          <table:table-cell office:value-type="float" office:value="-0.239085">
            <text:p>-0.239085</text:p>
          </table:table-cell>
          <table:table-cell office:value-type="float" office:value="0.875259">
            <text:p>0.875259</text:p>
          </table:table-cell>
          <table:table-cell office:value-type="float" office:value="0.0507217">
            <text:p>0.0507217</text:p>
          </table:table-cell>
          <table:table-cell office:value-type="float" office:value="-0.623174">
            <text:p>-0.623174</text:p>
          </table:table-cell>
          <table:table-cell office:value-type="float" office:value="-0.0382672">
            <text:p>-0.0382672</text:p>
          </table:table-cell>
          <table:table-cell office:value-type="float" office:value="-0.0781628">
            <text:p>-0.0781628</text:p>
          </table:table-cell>
          <table:table-cell office:value-type="float" office:value="0.000751966">
            <text:p>0.000751966</text:p>
          </table:table-cell>
          <table:table-cell office:value-type="float" office:value="0.00144706">
            <text:p>0.00144706</text:p>
          </table:table-cell>
          <table:table-cell office:value-type="float" office:value="-0.00518853">
            <text:p>-0.00518853</text:p>
          </table:table-cell>
          <table:table-cell office:value-type="float" office:value="-0.00158625">
            <text:p>-0.00158625</text:p>
          </table:table-cell>
          <table:table-cell office:value-type="float" office:value="-0.00904906">
            <text:p>-0.00904906</text:p>
          </table:table-cell>
          <table:table-cell office:value-type="float" office:value="-0.0290368">
            <text:p>-0.0290368</text:p>
          </table:table-cell>
        </table:table-row>
        <table:table-row table:style-name="ro4">
          <table:table-cell office:value-type="float" office:value="24.3841">
            <text:p>24.3841</text:p>
          </table:table-cell>
          <table:table-cell office:value-type="float" office:value="-0.138884">
            <text:p>-0.138884</text:p>
          </table:table-cell>
          <table:table-cell office:value-type="float" office:value="-0.210946">
            <text:p>-0.210946</text:p>
          </table:table-cell>
          <table:table-cell office:value-type="float" office:value="0.980222">
            <text:p>0.980222</text:p>
          </table:table-cell>
          <table:table-cell office:value-type="float" office:value="0.039786">
            <text:p>0.039786</text:p>
          </table:table-cell>
          <table:table-cell office:value-type="float" office:value="-0.362484">
            <text:p>-0.362484</text:p>
          </table:table-cell>
          <table:table-cell office:value-type="float" office:value="-0.0168708">
            <text:p>-0.0168708</text:p>
          </table:table-cell>
          <table:table-cell office:value-type="float" office:value="-0.0755795">
            <text:p>-0.0755795</text:p>
          </table:table-cell>
          <table:table-cell office:value-type="float" office:value="0.0331742">
            <text:p>0.0331742</text:p>
          </table:table-cell>
          <table:table-cell office:value-type="float" office:value="0.0026123">
            <text:p>0.0026123</text:p>
          </table:table-cell>
          <table:table-cell office:value-type="float" office:value="0.000947413">
            <text:p>0.000947413</text:p>
          </table:table-cell>
          <table:table-cell office:value-type="float" office:value="-0.052414">
            <text:p>-0.052414</text:p>
          </table:table-cell>
          <table:table-cell office:value-type="float" office:value="-0.00901216">
            <text:p>-0.00901216</text:p>
          </table:table-cell>
          <table:table-cell office:value-type="float" office:value="-0.00128449">
            <text:p>-0.00128449</text:p>
          </table:table-cell>
          <table:table-cell/>
          <table:table-cell office:value-type="float" office:value="17.6854">
            <text:p>17.6854</text:p>
          </table:table-cell>
          <table:table-cell office:value-type="float" office:value="-0.184254">
            <text:p>-0.184254</text:p>
          </table:table-cell>
          <table:table-cell office:value-type="float" office:value="-0.133962">
            <text:p>-0.133962</text:p>
          </table:table-cell>
          <table:table-cell office:value-type="float" office:value="0.888951">
            <text:p>0.888951</text:p>
          </table:table-cell>
          <table:table-cell office:value-type="float" office:value="0.0939807">
            <text:p>0.0939807</text:p>
          </table:table-cell>
          <table:table-cell office:value-type="float" office:value="-0.513597">
            <text:p>-0.513597</text:p>
          </table:table-cell>
          <table:table-cell office:value-type="float" office:value="0.0591901">
            <text:p>0.0591901</text:p>
          </table:table-cell>
          <table:table-cell office:value-type="float" office:value="-0.109291">
            <text:p>-0.109291</text:p>
          </table:table-cell>
          <table:table-cell office:value-type="float" office:value="-0.0183925">
            <text:p>-0.0183925</text:p>
          </table:table-cell>
          <table:table-cell office:value-type="float" office:value="-0.0306522">
            <text:p>-0.0306522</text:p>
          </table:table-cell>
          <table:table-cell office:value-type="float" office:value="0.00395715">
            <text:p>0.00395715</text:p>
          </table:table-cell>
          <table:table-cell office:value-type="float" office:value="-0.0588231">
            <text:p>-0.0588231</text:p>
          </table:table-cell>
          <table:table-cell office:value-type="float" office:value="-0.161458">
            <text:p>-0.161458</text:p>
          </table:table-cell>
          <table:table-cell office:value-type="float" office:value="0.09158">
            <text:p>0.09158</text:p>
          </table:table-cell>
          <table:table-cell/>
          <table:table-cell office:value-type="float" office:value="18.8545">
            <text:p>18.8545</text:p>
          </table:table-cell>
          <table:table-cell office:value-type="float" office:value="-0.180268">
            <text:p>-0.180268</text:p>
          </table:table-cell>
          <table:table-cell office:value-type="float" office:value="-0.223164">
            <text:p>-0.223164</text:p>
          </table:table-cell>
          <table:table-cell office:value-type="float" office:value="0.904617">
            <text:p>0.904617</text:p>
          </table:table-cell>
          <table:table-cell office:value-type="float" office:value="0.0351168">
            <text:p>0.0351168</text:p>
          </table:table-cell>
          <table:table-cell office:value-type="float" office:value="-0.484133">
            <text:p>-0.484133</text:p>
          </table:table-cell>
          <table:table-cell office:value-type="float" office:value="-0.0359506">
            <text:p>-0.0359506</text:p>
          </table:table-cell>
          <table:table-cell office:value-type="float" office:value="-0.111913">
            <text:p>-0.111913</text:p>
          </table:table-cell>
          <table:table-cell office:value-type="float" office:value="0.0301234">
            <text:p>0.0301234</text:p>
          </table:table-cell>
          <table:table-cell office:value-type="float" office:value="-0.00347214">
            <text:p>-0.00347214</text:p>
          </table:table-cell>
          <table:table-cell office:value-type="float" office:value="0.0105699">
            <text:p>0.0105699</text:p>
          </table:table-cell>
          <table:table-cell office:value-type="float" office:value="0.34602">
            <text:p>0.34602</text:p>
          </table:table-cell>
          <table:table-cell office:value-type="float" office:value="0.0631655">
            <text:p>0.0631655</text:p>
          </table:table-cell>
          <table:table-cell office:value-type="float" office:value="-0.0871646">
            <text:p>-0.0871646</text:p>
          </table:table-cell>
          <table:table-cell/>
          <table:table-cell office:value-type="float" office:value="20.0793">
            <text:p>20.0793</text:p>
          </table:table-cell>
          <table:table-cell office:value-type="float" office:value="-0.267043">
            <text:p>-0.267043</text:p>
          </table:table-cell>
          <table:table-cell office:value-type="float" office:value="-0.233815">
            <text:p>-0.233815</text:p>
          </table:table-cell>
          <table:table-cell office:value-type="float" office:value="0.909741">
            <text:p>0.909741</text:p>
          </table:table-cell>
          <table:table-cell office:value-type="float" office:value="0.0399885">
            <text:p>0.0399885</text:p>
          </table:table-cell>
          <table:table-cell office:value-type="float" office:value="-0.618545">
            <text:p>-0.618545</text:p>
          </table:table-cell>
          <table:table-cell office:value-type="float" office:value="-0.0188797">
            <text:p>-0.0188797</text:p>
          </table:table-cell>
          <table:table-cell office:value-type="float" office:value="-0.0986481">
            <text:p>-0.0986481</text:p>
          </table:table-cell>
          <table:table-cell office:value-type="float" office:value="-0.00437491">
            <text:p>-0.00437491</text:p>
          </table:table-cell>
          <table:table-cell office:value-type="float" office:value="-0.00646638">
            <text:p>-0.00646638</text:p>
          </table:table-cell>
          <table:table-cell office:value-type="float" office:value="0.00801071">
            <text:p>0.00801071</text:p>
          </table:table-cell>
          <table:table-cell office:value-type="float" office:value="0.0577381">
            <text:p>0.0577381</text:p>
          </table:table-cell>
          <table:table-cell office:value-type="float" office:value="-0.0514554">
            <text:p>-0.0514554</text:p>
          </table:table-cell>
          <table:table-cell office:value-type="float" office:value="0.020582">
            <text:p>0.020582</text:p>
          </table:table-cell>
          <table:table-cell/>
          <table:table-cell office:value-type="float" office:value="16.0609">
            <text:p>16.0609</text:p>
          </table:table-cell>
          <table:table-cell office:value-type="float" office:value="-0.279414">
            <text:p>-0.279414</text:p>
          </table:table-cell>
          <table:table-cell office:value-type="float" office:value="-0.239049">
            <text:p>-0.239049</text:p>
          </table:table-cell>
          <table:table-cell office:value-type="float" office:value="0.874111">
            <text:p>0.874111</text:p>
          </table:table-cell>
          <table:table-cell office:value-type="float" office:value="0.0495152">
            <text:p>0.0495152</text:p>
          </table:table-cell>
          <table:table-cell office:value-type="float" office:value="-0.622685">
            <text:p>-0.622685</text:p>
          </table:table-cell>
          <table:table-cell office:value-type="float" office:value="-0.0401242">
            <text:p>-0.0401242</text:p>
          </table:table-cell>
          <table:table-cell office:value-type="float" office:value="-0.0722009">
            <text:p>-0.0722009</text:p>
          </table:table-cell>
          <table:table-cell office:value-type="float" office:value="0.000547887">
            <text:p>0.000547887</text:p>
          </table:table-cell>
          <table:table-cell office:value-type="float" office:value="0.000282854">
            <text:p>0.000282854</text:p>
          </table:table-cell>
          <table:table-cell office:value-type="float" office:value="-0.00892426">
            <text:p>-0.00892426</text:p>
          </table:table-cell>
          <table:table-cell office:value-type="float" office:value="0.00831683">
            <text:p>0.00831683</text:p>
          </table:table-cell>
          <table:table-cell office:value-type="float" office:value="-0.045165">
            <text:p>-0.045165</text:p>
          </table:table-cell>
          <table:table-cell office:value-type="float" office:value="0.12262">
            <text:p>0.12262</text:p>
          </table:table-cell>
        </table:table-row>
        <table:table-row table:style-name="ro4">
          <table:table-cell office:value-type="float" office:value="24.7909">
            <text:p>24.7909</text:p>
          </table:table-cell>
          <table:table-cell office:value-type="float" office:value="-0.134063">
            <text:p>-0.134063</text:p>
          </table:table-cell>
          <table:table-cell office:value-type="float" office:value="-0.211375">
            <text:p>-0.211375</text:p>
          </table:table-cell>
          <table:table-cell office:value-type="float" office:value="0.980395">
            <text:p>0.980395</text:p>
          </table:table-cell>
          <table:table-cell office:value-type="float" office:value="0.0377024">
            <text:p>0.0377024</text:p>
          </table:table-cell>
          <table:table-cell office:value-type="float" office:value="-0.348492">
            <text:p>-0.348492</text:p>
          </table:table-cell>
          <table:table-cell office:value-type="float" office:value="-0.0169939">
            <text:p>-0.0169939</text:p>
          </table:table-cell>
          <table:table-cell office:value-type="float" office:value="-0.0766288">
            <text:p>-0.0766288</text:p>
          </table:table-cell>
          <table:table-cell office:value-type="float" office:value="0.0118516">
            <text:p>0.0118516</text:p>
          </table:table-cell>
          <table:table-cell office:value-type="float" office:value="-0.00105395">
            <text:p>-0.00105395</text:p>
          </table:table-cell>
          <table:table-cell office:value-type="float" office:value="0.000424868">
            <text:p>0.000424868</text:p>
          </table:table-cell>
          <table:table-cell office:value-type="float" office:value="0.107283">
            <text:p>0.107283</text:p>
          </table:table-cell>
          <table:table-cell office:value-type="float" office:value="0.0009679">
            <text:p>0.0009679</text:p>
          </table:table-cell>
          <table:table-cell office:value-type="float" office:value="-0.0168184">
            <text:p>-0.0168184</text:p>
          </table:table-cell>
          <table:table-cell/>
          <table:table-cell office:value-type="float" office:value="17.7902">
            <text:p>17.7902</text:p>
          </table:table-cell>
          <table:table-cell office:value-type="float" office:value="-0.186826">
            <text:p>-0.186826</text:p>
          </table:table-cell>
          <table:table-cell office:value-type="float" office:value="-0.138946">
            <text:p>-0.138946</text:p>
          </table:table-cell>
          <table:table-cell office:value-type="float" office:value="0.89037">
            <text:p>0.89037</text:p>
          </table:table-cell>
          <table:table-cell office:value-type="float" office:value="0.0926734">
            <text:p>0.0926734</text:p>
          </table:table-cell>
          <table:table-cell office:value-type="float" office:value="-0.488921">
            <text:p>-0.488921</text:p>
          </table:table-cell>
          <table:table-cell office:value-type="float" office:value="0.0762345">
            <text:p>0.0762345</text:p>
          </table:table-cell>
          <table:table-cell office:value-type="float" office:value="-0.127281">
            <text:p>-0.127281</text:p>
          </table:table-cell>
          <table:table-cell office:value-type="float" office:value="-0.0245552">
            <text:p>-0.0245552</text:p>
          </table:table-cell>
          <table:table-cell office:value-type="float" office:value="-0.0475675">
            <text:p>-0.0475675</text:p>
          </table:table-cell>
          <table:table-cell office:value-type="float" office:value="0.0135516">
            <text:p>0.0135516</text:p>
          </table:table-cell>
          <table:table-cell office:value-type="float" office:value="0.347099">
            <text:p>0.347099</text:p>
          </table:table-cell>
          <table:table-cell office:value-type="float" office:value="0.180546">
            <text:p>0.180546</text:p>
          </table:table-cell>
          <table:table-cell office:value-type="float" office:value="-0.201908">
            <text:p>-0.201908</text:p>
          </table:table-cell>
          <table:table-cell/>
          <table:table-cell office:value-type="float" office:value="19.0175">
            <text:p>19.0175</text:p>
          </table:table-cell>
          <table:table-cell office:value-type="float" office:value="-0.166167">
            <text:p>-0.166167</text:p>
          </table:table-cell>
          <table:table-cell office:value-type="float" office:value="-0.222052">
            <text:p>-0.222052</text:p>
          </table:table-cell>
          <table:table-cell office:value-type="float" office:value="0.904025">
            <text:p>0.904025</text:p>
          </table:table-cell>
          <table:table-cell office:value-type="float" office:value="0.0341147">
            <text:p>0.0341147</text:p>
          </table:table-cell>
          <table:table-cell office:value-type="float" office:value="-0.496649">
            <text:p>-0.496649</text:p>
          </table:table-cell>
          <table:table-cell office:value-type="float" office:value="-0.0391233">
            <text:p>-0.0391233</text:p>
          </table:table-cell>
          <table:table-cell office:value-type="float" office:value="-0.110435">
            <text:p>-0.110435</text:p>
          </table:table-cell>
          <table:table-cell office:value-type="float" office:value="0.0865171">
            <text:p>0.0865171</text:p>
          </table:table-cell>
          <table:table-cell office:value-type="float" office:value="0.00682246">
            <text:p>0.00682246</text:p>
          </table:table-cell>
          <table:table-cell office:value-type="float" office:value="-0.00363602">
            <text:p>-0.00363602</text:p>
          </table:table-cell>
          <table:table-cell office:value-type="float" office:value="-0.264393">
            <text:p>-0.264393</text:p>
          </table:table-cell>
          <table:table-cell office:value-type="float" office:value="-0.0365409">
            <text:p>-0.0365409</text:p>
          </table:table-cell>
          <table:table-cell office:value-type="float" office:value="-0.0228759">
            <text:p>-0.0228759</text:p>
          </table:table-cell>
          <table:table-cell/>
          <table:table-cell office:value-type="float" office:value="20.2481">
            <text:p>20.2481</text:p>
          </table:table-cell>
          <table:table-cell office:value-type="float" office:value="-0.266137">
            <text:p>-0.266137</text:p>
          </table:table-cell>
          <table:table-cell office:value-type="float" office:value="-0.236372">
            <text:p>-0.236372</text:p>
          </table:table-cell>
          <table:table-cell office:value-type="float" office:value="0.911679">
            <text:p>0.911679</text:p>
          </table:table-cell>
          <table:table-cell office:value-type="float" office:value="0.038921">
            <text:p>0.038921</text:p>
          </table:table-cell>
          <table:table-cell office:value-type="float" office:value="-0.622358">
            <text:p>-0.622358</text:p>
          </table:table-cell>
          <table:table-cell office:value-type="float" office:value="-0.0143284">
            <text:p>-0.0143284</text:p>
          </table:table-cell>
          <table:table-cell office:value-type="float" office:value="-0.102261">
            <text:p>-0.102261</text:p>
          </table:table-cell>
          <table:table-cell office:value-type="float" office:value="0.00536979">
            <text:p>0.00536979</text:p>
          </table:table-cell>
          <table:table-cell office:value-type="float" office:value="-0.0151507">
            <text:p>-0.0151507</text:p>
          </table:table-cell>
          <table:table-cell office:value-type="float" office:value="0.0114844">
            <text:p>0.0114844</text:p>
          </table:table-cell>
          <table:table-cell office:value-type="float" office:value="-0.0390008">
            <text:p>-0.0390008</text:p>
          </table:table-cell>
          <table:table-cell office:value-type="float" office:value="0.0861039">
            <text:p>0.0861039</text:p>
          </table:table-cell>
          <table:table-cell office:value-type="float" office:value="-0.0825719">
            <text:p>-0.0825719</text:p>
          </table:table-cell>
          <table:table-cell/>
          <table:table-cell office:value-type="float" office:value="16.1926">
            <text:p>16.1926</text:p>
          </table:table-cell>
          <table:table-cell office:value-type="float" office:value="-0.279197">
            <text:p>-0.279197</text:p>
          </table:table-cell>
          <table:table-cell office:value-type="float" office:value="-0.239795">
            <text:p>-0.239795</text:p>
          </table:table-cell>
          <table:table-cell office:value-type="float" office:value="0.875062">
            <text:p>0.875062</text:p>
          </table:table-cell>
          <table:table-cell office:value-type="float" office:value="0.0483101">
            <text:p>0.0483101</text:p>
          </table:table-cell>
          <table:table-cell office:value-type="float" office:value="-0.620377">
            <text:p>-0.620377</text:p>
          </table:table-cell>
          <table:table-cell office:value-type="float" office:value="-0.036853">
            <text:p>-0.036853</text:p>
          </table:table-cell>
          <table:table-cell office:value-type="float" office:value="-0.0792197">
            <text:p>-0.0792197</text:p>
          </table:table-cell>
          <table:table-cell office:value-type="float" office:value="0.0016429">
            <text:p>0.0016429</text:p>
          </table:table-cell>
          <table:table-cell office:value-type="float" office:value="-0.00566366">
            <text:p>-0.00566366</text:p>
          </table:table-cell>
          <table:table-cell office:value-type="float" office:value="0.00722015">
            <text:p>0.00722015</text:p>
          </table:table-cell>
          <table:table-cell office:value-type="float" office:value="0.0498461">
            <text:p>0.0498461</text:p>
          </table:table-cell>
          <table:table-cell office:value-type="float" office:value="0.0474912">
            <text:p>0.0474912</text:p>
          </table:table-cell>
          <table:table-cell office:value-type="float" office:value="-0.0682235">
            <text:p>-0.0682235</text:p>
          </table:table-cell>
        </table:table-row>
        <table:table-row table:style-name="ro4">
          <table:table-cell office:value-type="float" office:value="24.9524">
            <text:p>24.9524</text:p>
          </table:table-cell>
          <table:table-cell office:value-type="float" office:value="-0.12935">
            <text:p>-0.12935</text:p>
          </table:table-cell>
          <table:table-cell office:value-type="float" office:value="-0.21152">
            <text:p>-0.21152</text:p>
          </table:table-cell>
          <table:table-cell office:value-type="float" office:value="0.980025">
            <text:p>0.980025</text:p>
          </table:table-cell>
          <table:table-cell office:value-type="float" office:value="0.0369058">
            <text:p>0.0369058</text:p>
          </table:table-cell>
          <table:table-cell office:value-type="float" office:value="-0.3447">
            <text:p>-0.3447</text:p>
          </table:table-cell>
          <table:table-cell office:value-type="float" office:value="-0.0168046">
            <text:p>-0.0168046</text:p>
          </table:table-cell>
          <table:table-cell office:value-type="float" office:value="-0.0759194">
            <text:p>-0.0759194</text:p>
          </table:table-cell>
          <table:table-cell office:value-type="float" office:value="0.0291783">
            <text:p>0.0291783</text:p>
          </table:table-cell>
          <table:table-cell office:value-type="float" office:value="-0.000897632">
            <text:p>-0.000897632</text:p>
          </table:table-cell>
          <table:table-cell office:value-type="float" office:value="-0.00229137">
            <text:p>-0.00229137</text:p>
          </table:table-cell>
          <table:table-cell office:value-type="float" office:value="0.0720725">
            <text:p>0.0720725</text:p>
          </table:table-cell>
          <table:table-cell office:value-type="float" office:value="0.00590466">
            <text:p>0.00590466</text:p>
          </table:table-cell>
          <table:table-cell office:value-type="float" office:value="0.00267775">
            <text:p>0.00267775</text:p>
          </table:table-cell>
          <table:table-cell/>
          <table:table-cell office:value-type="float" office:value="17.855">
            <text:p>17.855</text:p>
          </table:table-cell>
          <table:table-cell office:value-type="float" office:value="-0.186959">
            <text:p>-0.186959</text:p>
          </table:table-cell>
          <table:table-cell office:value-type="float" office:value="-0.141271">
            <text:p>-0.141271</text:p>
          </table:table-cell>
          <table:table-cell office:value-type="float" office:value="0.8904">
            <text:p>0.8904</text:p>
          </table:table-cell>
          <table:table-cell office:value-type="float" office:value="0.0918733">
            <text:p>0.0918733</text:p>
          </table:table-cell>
          <table:table-cell office:value-type="float" office:value="-0.516967">
            <text:p>-0.516967</text:p>
          </table:table-cell>
          <table:table-cell office:value-type="float" office:value="0.0584021">
            <text:p>0.0584021</text:p>
          </table:table-cell>
          <table:table-cell office:value-type="float" office:value="-0.110159">
            <text:p>-0.110159</text:p>
          </table:table-cell>
          <table:table-cell office:value-type="float" office:value="-0.00204403">
            <text:p>-0.00204403</text:p>
          </table:table-cell>
          <table:table-cell office:value-type="float" office:value="-0.0358582">
            <text:p>-0.0358582</text:p>
          </table:table-cell>
          <table:table-cell office:value-type="float" office:value="0.000456888">
            <text:p>0.000456888</text:p>
          </table:table-cell>
          <table:table-cell office:value-type="float" office:value="-0.085919">
            <text:p>-0.085919</text:p>
          </table:table-cell>
          <table:table-cell office:value-type="float" office:value="-0.0596121">
            <text:p>-0.0596121</text:p>
          </table:table-cell>
          <table:table-cell office:value-type="float" office:value="0.0636822">
            <text:p>0.0636822</text:p>
          </table:table-cell>
          <table:table-cell/>
          <table:table-cell office:value-type="float" office:value="19.1858">
            <text:p>19.1858</text:p>
          </table:table-cell>
          <table:table-cell office:value-type="float" office:value="-0.159095">
            <text:p>-0.159095</text:p>
          </table:table-cell>
          <table:table-cell office:value-type="float" office:value="-0.221939">
            <text:p>-0.221939</text:p>
          </table:table-cell>
          <table:table-cell office:value-type="float" office:value="0.902765">
            <text:p>0.902765</text:p>
          </table:table-cell>
          <table:table-cell office:value-type="float" office:value="0.0331103">
            <text:p>0.0331103</text:p>
          </table:table-cell>
          <table:table-cell office:value-type="float" office:value="-0.408273">
            <text:p>-0.408273</text:p>
          </table:table-cell>
          <table:table-cell office:value-type="float" office:value="-0.0259615">
            <text:p>-0.0259615</text:p>
          </table:table-cell>
          <table:table-cell office:value-type="float" office:value="-0.122557">
            <text:p>-0.122557</text:p>
          </table:table-cell>
          <table:table-cell office:value-type="float" office:value="0.0420345">
            <text:p>0.0420345</text:p>
          </table:table-cell>
          <table:table-cell office:value-type="float" office:value="0.000674669">
            <text:p>0.000674669</text:p>
          </table:table-cell>
          <table:table-cell office:value-type="float" office:value="-0.00748476">
            <text:p>-0.00748476</text:p>
          </table:table-cell>
          <table:table-cell office:value-type="float" office:value="1.38052">
            <text:p>1.38052</text:p>
          </table:table-cell>
          <table:table-cell office:value-type="float" office:value="0.226393">
            <text:p>0.226393</text:p>
          </table:table-cell>
          <table:table-cell office:value-type="float" office:value="-0.225871">
            <text:p>-0.225871</text:p>
          </table:table-cell>
          <table:table-cell/>
          <table:table-cell office:value-type="float" office:value="20.4791">
            <text:p>20.4791</text:p>
          </table:table-cell>
          <table:table-cell office:value-type="float" office:value="-0.266978">
            <text:p>-0.266978</text:p>
          </table:table-cell>
          <table:table-cell office:value-type="float" office:value="-0.235278">
            <text:p>-0.235278</text:p>
          </table:table-cell>
          <table:table-cell office:value-type="float" office:value="0.909926">
            <text:p>0.909926</text:p>
          </table:table-cell>
          <table:table-cell office:value-type="float" office:value="0.037506">
            <text:p>0.037506</text:p>
          </table:table-cell>
          <table:table-cell office:value-type="float" office:value="-0.618643">
            <text:p>-0.618643</text:p>
          </table:table-cell>
          <table:table-cell office:value-type="float" office:value="-0.0179273">
            <text:p>-0.0179273</text:p>
          </table:table-cell>
          <table:table-cell office:value-type="float" office:value="-0.0991444">
            <text:p>-0.0991444</text:p>
          </table:table-cell>
          <table:table-cell office:value-type="float" office:value="-0.0036392">
            <text:p>-0.0036392</text:p>
          </table:table-cell>
          <table:table-cell office:value-type="float" office:value="0.00473885">
            <text:p>0.00473885</text:p>
          </table:table-cell>
          <table:table-cell office:value-type="float" office:value="-0.00758929">
            <text:p>-0.00758929</text:p>
          </table:table-cell>
          <table:table-cell office:value-type="float" office:value="0.0550706">
            <text:p>0.0550706</text:p>
          </table:table-cell>
          <table:table-cell office:value-type="float" office:value="-0.0261569">
            <text:p>-0.0261569</text:p>
          </table:table-cell>
          <table:table-cell office:value-type="float" office:value="0.0303952">
            <text:p>0.0303952</text:p>
          </table:table-cell>
          <table:table-cell/>
          <table:table-cell office:value-type="float" office:value="16.4317">
            <text:p>16.4317</text:p>
          </table:table-cell>
          <table:table-cell office:value-type="float" office:value="-0.275956">
            <text:p>-0.275956</text:p>
          </table:table-cell>
          <table:table-cell office:value-type="float" office:value="-0.238435">
            <text:p>-0.238435</text:p>
          </table:table-cell>
          <table:table-cell office:value-type="float" office:value="0.872889">
            <text:p>0.872889</text:p>
          </table:table-cell>
          <table:table-cell office:value-type="float" office:value="0.0461966">
            <text:p>0.0461966</text:p>
          </table:table-cell>
          <table:table-cell office:value-type="float" office:value="-0.617778">
            <text:p>-0.617778</text:p>
          </table:table-cell>
          <table:table-cell office:value-type="float" office:value="-0.0335337">
            <text:p>-0.0335337</text:p>
          </table:table-cell>
          <table:table-cell office:value-type="float" office:value="-0.0967035">
            <text:p>-0.0967035</text:p>
          </table:table-cell>
          <table:table-cell office:value-type="float" office:value="0.013559">
            <text:p>0.013559</text:p>
          </table:table-cell>
          <table:table-cell office:value-type="float" office:value="0.00568949">
            <text:p>0.00568949</text:p>
          </table:table-cell>
          <table:table-cell office:value-type="float" office:value="-0.0090892">
            <text:p>-0.0090892</text:p>
          </table:table-cell>
          <table:table-cell office:value-type="float" office:value="0.0169391">
            <text:p>0.0169391</text:p>
          </table:table-cell>
          <table:table-cell office:value-type="float" office:value="0.0670797">
            <text:p>0.0670797</text:p>
          </table:table-cell>
          <table:table-cell office:value-type="float" office:value="-0.348942">
            <text:p>-0.348942</text:p>
          </table:table-cell>
        </table:table-row>
        <table:table-row table:style-name="ro4">
          <table:table-cell office:value-type="float" office:value="25.4915">
            <text:p>25.4915</text:p>
          </table:table-cell>
          <table:table-cell office:value-type="float" office:value="-0.0926825">
            <text:p>-0.0926825</text:p>
          </table:table-cell>
          <table:table-cell office:value-type="float" office:value="-0.210288">
            <text:p>-0.210288</text:p>
          </table:table-cell>
          <table:table-cell office:value-type="float" office:value="0.979568">
            <text:p>0.979568</text:p>
          </table:table-cell>
          <table:table-cell office:value-type="float" office:value="0.0343669">
            <text:p>0.0343669</text:p>
          </table:table-cell>
          <table:table-cell office:value-type="float" office:value="-0.30961">
            <text:p>-0.30961</text:p>
          </table:table-cell>
          <table:table-cell office:value-type="float" office:value="-0.0156942">
            <text:p>-0.0156942</text:p>
          </table:table-cell>
          <table:table-cell office:value-type="float" office:value="-0.0777193">
            <text:p>-0.0777193</text:p>
          </table:table-cell>
          <table:table-cell office:value-type="float" office:value="0.0680267">
            <text:p>0.0680267</text:p>
          </table:table-cell>
          <table:table-cell office:value-type="float" office:value="0.00228509">
            <text:p>0.00228509</text:p>
          </table:table-cell>
          <table:table-cell office:value-type="float" office:value="-0.000848016">
            <text:p>-0.000848016</text:p>
          </table:table-cell>
          <table:table-cell office:value-type="float" office:value="0.000355318">
            <text:p>0.000355318</text:p>
          </table:table-cell>
          <table:table-cell office:value-type="float" office:value="0.00115405">
            <text:p>0.00115405</text:p>
          </table:table-cell>
          <table:table-cell office:value-type="float" office:value="-0.0168199">
            <text:p>-0.0168199</text:p>
          </table:table-cell>
          <table:table-cell/>
          <table:table-cell office:value-type="float" office:value="18.2855">
            <text:p>18.2855</text:p>
          </table:table-cell>
          <table:table-cell office:value-type="float" office:value="-0.203757">
            <text:p>-0.203757</text:p>
          </table:table-cell>
          <table:table-cell office:value-type="float" office:value="-0.16775">
            <text:p>-0.16775</text:p>
          </table:table-cell>
          <table:table-cell office:value-type="float" office:value="0.902395">
            <text:p>0.902395</text:p>
          </table:table-cell>
          <table:table-cell office:value-type="float" office:value="0.0867351">
            <text:p>0.0867351</text:p>
          </table:table-cell>
          <table:table-cell office:value-type="float" office:value="-0.534772">
            <text:p>-0.534772</text:p>
          </table:table-cell>
          <table:table-cell office:value-type="float" office:value="0.00688159">
            <text:p>0.00688159</text:p>
          </table:table-cell>
          <table:table-cell office:value-type="float" office:value="-0.0925404">
            <text:p>-0.0925404</text:p>
          </table:table-cell>
          <table:table-cell office:value-type="float" office:value="-0.0390261">
            <text:p>-0.0390261</text:p>
          </table:table-cell>
          <table:table-cell office:value-type="float" office:value="-0.061517">
            <text:p>-0.061517</text:p>
          </table:table-cell>
          <table:table-cell office:value-type="float" office:value="0.0278676">
            <text:p>0.0278676</text:p>
          </table:table-cell>
          <table:table-cell office:value-type="float" office:value="-0.0432978">
            <text:p>-0.0432978</text:p>
          </table:table-cell>
          <table:table-cell office:value-type="float" office:value="-0.388803">
            <text:p>-0.388803</text:p>
          </table:table-cell>
          <table:table-cell office:value-type="float" office:value="0.112641">
            <text:p>0.112641</text:p>
          </table:table-cell>
          <table:table-cell/>
          <table:table-cell office:value-type="float" office:value="19.2548">
            <text:p>19.2548</text:p>
          </table:table-cell>
          <table:table-cell office:value-type="float" office:value="-0.149618">
            <text:p>-0.149618</text:p>
          </table:table-cell>
          <table:table-cell office:value-type="float" office:value="-0.220814">
            <text:p>-0.220814</text:p>
          </table:table-cell>
          <table:table-cell office:value-type="float" office:value="0.901173">
            <text:p>0.901173</text:p>
          </table:table-cell>
          <table:table-cell office:value-type="float" office:value="0.0327069">
            <text:p>0.0327069</text:p>
          </table:table-cell>
          <table:table-cell office:value-type="float" office:value="-0.486341">
            <text:p>-0.486341</text:p>
          </table:table-cell>
          <table:table-cell office:value-type="float" office:value="-0.035584">
            <text:p>-0.035584</text:p>
          </table:table-cell>
          <table:table-cell office:value-type="float" office:value="-0.108397">
            <text:p>-0.108397</text:p>
          </table:table-cell>
          <table:table-cell office:value-type="float" office:value="0.137318">
            <text:p>0.137318</text:p>
          </table:table-cell>
          <table:table-cell office:value-type="float" office:value="0.0163003">
            <text:p>0.0163003</text:p>
          </table:table-cell>
          <table:table-cell office:value-type="float" office:value="-0.0230744">
            <text:p>-0.0230744</text:p>
          </table:table-cell>
          <table:table-cell office:value-type="float" office:value="-0.472144">
            <text:p>-0.472144</text:p>
          </table:table-cell>
          <table:table-cell office:value-type="float" office:value="-0.00755769">
            <text:p>-0.00755769</text:p>
          </table:table-cell>
          <table:table-cell office:value-type="float" office:value="0.104758">
            <text:p>0.104758</text:p>
          </table:table-cell>
          <table:table-cell/>
          <table:table-cell office:value-type="float" office:value="20.8147">
            <text:p>20.8147</text:p>
          </table:table-cell>
          <table:table-cell office:value-type="float" office:value="-0.261996">
            <text:p>-0.261996</text:p>
          </table:table-cell>
          <table:table-cell office:value-type="float" office:value="-0.236633">
            <text:p>-0.236633</text:p>
          </table:table-cell>
          <table:table-cell office:value-type="float" office:value="0.910803">
            <text:p>0.910803</text:p>
          </table:table-cell>
          <table:table-cell office:value-type="float" office:value="0.0355413">
            <text:p>0.0355413</text:p>
          </table:table-cell>
          <table:table-cell office:value-type="float" office:value="-0.612122">
            <text:p>-0.612122</text:p>
          </table:table-cell>
          <table:table-cell office:value-type="float" office:value="-0.0191546">
            <text:p>-0.0191546</text:p>
          </table:table-cell>
          <table:table-cell office:value-type="float" office:value="-0.091866">
            <text:p>-0.091866</text:p>
          </table:table-cell>
          <table:table-cell office:value-type="float" office:value="0.0148432">
            <text:p>0.0148432</text:p>
          </table:table-cell>
          <table:table-cell office:value-type="float" office:value="-0.00403977">
            <text:p>-0.00403977</text:p>
          </table:table-cell>
          <table:table-cell office:value-type="float" office:value="0.00261176">
            <text:p>0.00261176</text:p>
          </table:table-cell>
          <table:table-cell office:value-type="float" office:value="0.0541442">
            <text:p>0.0541442</text:p>
          </table:table-cell>
          <table:table-cell office:value-type="float" office:value="-0.00968951">
            <text:p>-0.00968951</text:p>
          </table:table-cell>
          <table:table-cell office:value-type="float" office:value="0.123881">
            <text:p>0.123881</text:p>
          </table:table-cell>
          <table:table-cell/>
          <table:table-cell office:value-type="float" office:value="16.5054">
            <text:p>16.5054</text:p>
          </table:table-cell>
          <table:table-cell office:value-type="float" office:value="-0.274864">
            <text:p>-0.274864</text:p>
          </table:table-cell>
          <table:table-cell office:value-type="float" office:value="-0.23765">
            <text:p>-0.23765</text:p>
          </table:table-cell>
          <table:table-cell office:value-type="float" office:value="0.870321">
            <text:p>0.870321</text:p>
          </table:table-cell>
          <table:table-cell office:value-type="float" office:value="0.0455635">
            <text:p>0.0455635</text:p>
          </table:table-cell>
          <table:table-cell office:value-type="float" office:value="-0.615506">
            <text:p>-0.615506</text:p>
          </table:table-cell>
          <table:table-cell office:value-type="float" office:value="-0.0367667">
            <text:p>-0.0367667</text:p>
          </table:table-cell>
          <table:table-cell office:value-type="float" office:value="-0.0805948">
            <text:p>-0.0805948</text:p>
          </table:table-cell>
          <table:table-cell office:value-type="float" office:value="0.0148082">
            <text:p>0.0148082</text:p>
          </table:table-cell>
          <table:table-cell office:value-type="float" office:value="0.0106362">
            <text:p>0.0106362</text:p>
          </table:table-cell>
          <table:table-cell office:value-type="float" office:value="-0.0348217">
            <text:p>-0.0348217</text:p>
          </table:table-cell>
          <table:table-cell office:value-type="float" office:value="0.0391874">
            <text:p>0.0391874</text:p>
          </table:table-cell>
          <table:table-cell office:value-type="float" office:value="-0.0234062">
            <text:p>-0.0234062</text:p>
          </table:table-cell>
          <table:table-cell office:value-type="float" office:value="0.0774937">
            <text:p>0.0774937</text:p>
          </table:table-cell>
        </table:table-row>
        <table:table-row table:style-name="ro4">
          <table:table-cell office:value-type="float" office:value="26.084">
            <text:p>26.084</text:p>
          </table:table-cell>
          <table:table-cell office:value-type="float" office:value="-0.0522512">
            <text:p>-0.0522512</text:p>
          </table:table-cell>
          <table:table-cell office:value-type="float" office:value="-0.208529">
            <text:p>-0.208529</text:p>
          </table:table-cell>
          <table:table-cell office:value-type="float" office:value="0.973161">
            <text:p>0.973161</text:p>
          </table:table-cell>
          <table:table-cell office:value-type="float" office:value="0.0317772">
            <text:p>0.0317772</text:p>
          </table:table-cell>
          <table:table-cell office:value-type="float" office:value="-0.172725">
            <text:p>-0.172725</text:p>
          </table:table-cell>
          <table:table-cell office:value-type="float" office:value="0.00930656">
            <text:p>0.00930656</text:p>
          </table:table-cell>
          <table:table-cell office:value-type="float" office:value="-0.0601992">
            <text:p>-0.0601992</text:p>
          </table:table-cell>
          <table:table-cell office:value-type="float" office:value="0.0682372">
            <text:p>0.0682372</text:p>
          </table:table-cell>
          <table:table-cell office:value-type="float" office:value="0.00296888">
            <text:p>0.00296888</text:p>
          </table:table-cell>
          <table:table-cell office:value-type="float" office:value="-0.010814">
            <text:p>-0.010814</text:p>
          </table:table-cell>
          <table:table-cell office:value-type="float" office:value="1.38564">
            <text:p>1.38564</text:p>
          </table:table-cell>
          <table:table-cell office:value-type="float" office:value="0.335041">
            <text:p>0.335041</text:p>
          </table:table-cell>
          <table:table-cell office:value-type="float" office:value="0.341154">
            <text:p>0.341154</text:p>
          </table:table-cell>
          <table:table-cell/>
          <table:table-cell office:value-type="float" office:value="18.3611">
            <text:p>18.3611</text:p>
          </table:table-cell>
          <table:table-cell office:value-type="float" office:value="-0.206957">
            <text:p>-0.206957</text:p>
          </table:table-cell>
          <table:table-cell office:value-type="float" office:value="-0.17463">
            <text:p>-0.17463</text:p>
          </table:table-cell>
          <table:table-cell office:value-type="float" office:value="0.905148">
            <text:p>0.905148</text:p>
          </table:table-cell>
          <table:table-cell office:value-type="float" office:value="0.0858621">
            <text:p>0.0858621</text:p>
          </table:table-cell>
          <table:table-cell office:value-type="float" office:value="-0.526278">
            <text:p>-0.526278</text:p>
          </table:table-cell>
          <table:table-cell office:value-type="float" office:value="0.0384774">
            <text:p>0.0384774</text:p>
          </table:table-cell>
          <table:table-cell office:value-type="float" office:value="-0.10517">
            <text:p>-0.10517</text:p>
          </table:table-cell>
          <table:table-cell office:value-type="float" office:value="-0.0423019">
            <text:p>-0.0423019</text:p>
          </table:table-cell>
          <table:table-cell office:value-type="float" office:value="-0.0909323">
            <text:p>-0.0909323</text:p>
          </table:table-cell>
          <table:table-cell office:value-type="float" office:value="0.0363896">
            <text:p>0.0363896</text:p>
          </table:table-cell>
          <table:table-cell office:value-type="float" office:value="0.13229">
            <text:p>0.13229</text:p>
          </table:table-cell>
          <table:table-cell office:value-type="float" office:value="0.208115">
            <text:p>0.208115</text:p>
          </table:table-cell>
          <table:table-cell office:value-type="float" office:value="-0.121239">
            <text:p>-0.121239</text:p>
          </table:table-cell>
          <table:table-cell/>
          <table:table-cell office:value-type="float" office:value="19.3973">
            <text:p>19.3973</text:p>
          </table:table-cell>
          <table:table-cell office:value-type="float" office:value="-0.139637">
            <text:p>-0.139637</text:p>
          </table:table-cell>
          <table:table-cell office:value-type="float" office:value="-0.218644">
            <text:p>-0.218644</text:p>
          </table:table-cell>
          <table:table-cell office:value-type="float" office:value="0.900012">
            <text:p>0.900012</text:p>
          </table:table-cell>
          <table:table-cell office:value-type="float" office:value="0.0318891">
            <text:p>0.0318891</text:p>
          </table:table-cell>
          <table:table-cell office:value-type="float" office:value="-0.459924">
            <text:p>-0.459924</text:p>
          </table:table-cell>
          <table:table-cell office:value-type="float" office:value="-0.035678">
            <text:p>-0.035678</text:p>
          </table:table-cell>
          <table:table-cell office:value-type="float" office:value="-0.110322">
            <text:p>-0.110322</text:p>
          </table:table-cell>
          <table:table-cell office:value-type="float" office:value="0.0700117">
            <text:p>0.0700117</text:p>
          </table:table-cell>
          <table:table-cell office:value-type="float" office:value="0.0152229">
            <text:p>0.0152229</text:p>
          </table:table-cell>
          <table:table-cell office:value-type="float" office:value="-0.00814074">
            <text:p>-0.00814074</text:p>
          </table:table-cell>
          <table:table-cell office:value-type="float" office:value="-0.038903">
            <text:p>-0.038903</text:p>
          </table:table-cell>
          <table:table-cell office:value-type="float" office:value="-0.0488069">
            <text:p>-0.0488069</text:p>
          </table:table-cell>
          <table:table-cell office:value-type="float" office:value="0.0641318">
            <text:p>0.0641318</text:p>
          </table:table-cell>
          <table:table-cell/>
          <table:table-cell office:value-type="float" office:value="20.9499">
            <text:p>20.9499</text:p>
          </table:table-cell>
          <table:table-cell office:value-type="float" office:value="-0.259">
            <text:p>-0.259</text:p>
          </table:table-cell>
          <table:table-cell office:value-type="float" office:value="-0.237357">
            <text:p>-0.237357</text:p>
          </table:table-cell>
          <table:table-cell office:value-type="float" office:value="0.91342">
            <text:p>0.91342</text:p>
          </table:table-cell>
          <table:table-cell office:value-type="float" office:value="0.0347792">
            <text:p>0.0347792</text:p>
          </table:table-cell>
          <table:table-cell office:value-type="float" office:value="-0.546624">
            <text:p>-0.546624</text:p>
          </table:table-cell>
          <table:table-cell office:value-type="float" office:value="-0.0241419">
            <text:p>-0.0241419</text:p>
          </table:table-cell>
          <table:table-cell office:value-type="float" office:value="-0.104375">
            <text:p>-0.104375</text:p>
          </table:table-cell>
          <table:table-cell office:value-type="float" office:value="0.0221632">
            <text:p>0.0221632</text:p>
          </table:table-cell>
          <table:table-cell office:value-type="float" office:value="-0.00534972">
            <text:p>-0.00534972</text:p>
          </table:table-cell>
          <table:table-cell office:value-type="float" office:value="0.0193596">
            <text:p>0.0193596</text:p>
          </table:table-cell>
          <table:table-cell office:value-type="float" office:value="1.13111">
            <text:p>1.13111</text:p>
          </table:table-cell>
          <table:table-cell office:value-type="float" office:value="-0.0816567">
            <text:p>-0.0816567</text:p>
          </table:table-cell>
          <table:table-cell office:value-type="float" office:value="-0.166298">
            <text:p>-0.166298</text:p>
          </table:table-cell>
          <table:table-cell/>
          <table:table-cell office:value-type="float" office:value="16.9942">
            <text:p>16.9942</text:p>
          </table:table-cell>
          <table:table-cell office:value-type="float" office:value="-0.258264">
            <text:p>-0.258264</text:p>
          </table:table-cell>
          <table:table-cell office:value-type="float" office:value="-0.238043">
            <text:p>-0.238043</text:p>
          </table:table-cell>
          <table:table-cell office:value-type="float" office:value="0.871815">
            <text:p>0.871815</text:p>
          </table:table-cell>
          <table:table-cell office:value-type="float" office:value="0.0415809">
            <text:p>0.0415809</text:p>
          </table:table-cell>
          <table:table-cell office:value-type="float" office:value="-0.59046">
            <text:p>-0.59046</text:p>
          </table:table-cell>
          <table:table-cell office:value-type="float" office:value="-0.0400423">
            <text:p>-0.0400423</text:p>
          </table:table-cell>
          <table:table-cell office:value-type="float" office:value="-0.076204">
            <text:p>-0.076204</text:p>
          </table:table-cell>
          <table:table-cell office:value-type="float" office:value="0.0339624">
            <text:p>0.0339624</text:p>
          </table:table-cell>
          <table:table-cell office:value-type="float" office:value="-0.000804378">
            <text:p>-0.000804378</text:p>
          </table:table-cell>
          <table:table-cell office:value-type="float" office:value="0.00305618">
            <text:p>0.00305618</text:p>
          </table:table-cell>
          <table:table-cell office:value-type="float" office:value="0.179351">
            <text:p>0.179351</text:p>
          </table:table-cell>
          <table:table-cell office:value-type="float" office:value="-0.0603955">
            <text:p>-0.0603955</text:p>
          </table:table-cell>
          <table:table-cell office:value-type="float" office:value="0.0688799">
            <text:p>0.0688799</text:p>
          </table:table-cell>
        </table:table-row>
        <table:table-row table:style-name="ro4">
          <table:table-cell office:value-type="float" office:value="26.1206">
            <text:p>26.1206</text:p>
          </table:table-cell>
          <table:table-cell office:value-type="float" office:value="-0.0478913">
            <text:p>-0.0478913</text:p>
          </table:table-cell>
          <table:table-cell office:value-type="float" office:value="-0.207971">
            <text:p>-0.207971</text:p>
          </table:table-cell>
          <table:table-cell office:value-type="float" office:value="0.973222">
            <text:p>0.973222</text:p>
          </table:table-cell>
          <table:table-cell office:value-type="float" office:value="0.0316236">
            <text:p>0.0316236</text:p>
          </table:table-cell>
          <table:table-cell office:value-type="float" office:value="-0.284283">
            <text:p>-0.284283</text:p>
          </table:table-cell>
          <table:table-cell office:value-type="float" office:value="-0.0164014">
            <text:p>-0.0164014</text:p>
          </table:table-cell>
          <table:table-cell office:value-type="float" office:value="-0.0829625">
            <text:p>-0.0829625</text:p>
          </table:table-cell>
          <table:table-cell office:value-type="float" office:value="0.119003">
            <text:p>0.119003</text:p>
          </table:table-cell>
          <table:table-cell office:value-type="float" office:value="0.0152437">
            <text:p>0.0152437</text:p>
          </table:table-cell>
          <table:table-cell office:value-type="float" office:value="0.00168485">
            <text:p>0.00168485</text:p>
          </table:table-cell>
          <table:table-cell office:value-type="float" office:value="-0.343671">
            <text:p>-0.343671</text:p>
          </table:table-cell>
          <table:table-cell office:value-type="float" office:value="-0.0577473">
            <text:p>-0.0577473</text:p>
          </table:table-cell>
          <table:table-cell office:value-type="float" office:value="-0.00248177">
            <text:p>-0.00248177</text:p>
          </table:table-cell>
          <table:table-cell/>
          <table:table-cell office:value-type="float" office:value="18.59">
            <text:p>18.59</text:p>
          </table:table-cell>
          <table:table-cell office:value-type="float" office:value="-0.209708">
            <text:p>-0.209708</text:p>
          </table:table-cell>
          <table:table-cell office:value-type="float" office:value="-0.18454">
            <text:p>-0.18454</text:p>
          </table:table-cell>
          <table:table-cell office:value-type="float" office:value="0.907125">
            <text:p>0.907125</text:p>
          </table:table-cell>
          <table:table-cell office:value-type="float" office:value="0.0832738">
            <text:p>0.0832738</text:p>
          </table:table-cell>
          <table:table-cell office:value-type="float" office:value="-0.530767">
            <text:p>-0.530767</text:p>
          </table:table-cell>
          <table:table-cell office:value-type="float" office:value="0.00685092">
            <text:p>0.00685092</text:p>
          </table:table-cell>
          <table:table-cell office:value-type="float" office:value="-0.0972197">
            <text:p>-0.0972197</text:p>
          </table:table-cell>
          <table:table-cell office:value-type="float" office:value="-0.0120179">
            <text:p>-0.0120179</text:p>
          </table:table-cell>
          <table:table-cell office:value-type="float" office:value="-0.0432903">
            <text:p>-0.0432903</text:p>
          </table:table-cell>
          <table:table-cell office:value-type="float" office:value="0.00863551">
            <text:p>0.00863551</text:p>
          </table:table-cell>
          <table:table-cell office:value-type="float" office:value="0.0723846">
            <text:p>0.0723846</text:p>
          </table:table-cell>
          <table:table-cell office:value-type="float" office:value="-0.168488">
            <text:p>-0.168488</text:p>
          </table:table-cell>
          <table:table-cell office:value-type="float" office:value="0.00297991">
            <text:p>0.00297991</text:p>
          </table:table-cell>
          <table:table-cell/>
          <table:table-cell office:value-type="float" office:value="19.8262">
            <text:p>19.8262</text:p>
          </table:table-cell>
          <table:table-cell office:value-type="float" office:value="-0.116766">
            <text:p>-0.116766</text:p>
          </table:table-cell>
          <table:table-cell office:value-type="float" office:value="-0.221093">
            <text:p>-0.221093</text:p>
          </table:table-cell>
          <table:table-cell office:value-type="float" office:value="0.908317">
            <text:p>0.908317</text:p>
          </table:table-cell>
          <table:table-cell office:value-type="float" office:value="0.02955">
            <text:p>0.02955</text:p>
          </table:table-cell>
          <table:table-cell office:value-type="float" office:value="-0.416592">
            <text:p>-0.416592</text:p>
          </table:table-cell>
          <table:table-cell office:value-type="float" office:value="-0.0355827">
            <text:p>-0.0355827</text:p>
          </table:table-cell>
          <table:table-cell office:value-type="float" office:value="-0.107211">
            <text:p>-0.107211</text:p>
          </table:table-cell>
          <table:table-cell office:value-type="float" office:value="0.0533268">
            <text:p>0.0533268</text:p>
          </table:table-cell>
          <table:table-cell office:value-type="float" office:value="-0.00570962">
            <text:p>-0.00570962</text:p>
          </table:table-cell>
          <table:table-cell office:value-type="float" office:value="0.0193644">
            <text:p>0.0193644</text:p>
          </table:table-cell>
          <table:table-cell office:value-type="float" office:value="0.38491">
            <text:p>0.38491</text:p>
          </table:table-cell>
          <table:table-cell office:value-type="float" office:value="0.0379588">
            <text:p>0.0379588</text:p>
          </table:table-cell>
          <table:table-cell office:value-type="float" office:value="-0.0838017">
            <text:p>-0.0838017</text:p>
          </table:table-cell>
          <table:table-cell/>
          <table:table-cell office:value-type="float" office:value="21.0245">
            <text:p>21.0245</text:p>
          </table:table-cell>
          <table:table-cell office:value-type="float" office:value="-0.251043">
            <text:p>-0.251043</text:p>
          </table:table-cell>
          <table:table-cell office:value-type="float" office:value="-0.238211">
            <text:p>-0.238211</text:p>
          </table:table-cell>
          <table:table-cell office:value-type="float" office:value="0.913938">
            <text:p>0.913938</text:p>
          </table:table-cell>
          <table:table-cell office:value-type="float" office:value="0.0343655">
            <text:p>0.0343655</text:p>
          </table:table-cell>
          <table:table-cell office:value-type="float" office:value="-0.636786">
            <text:p>-0.636786</text:p>
          </table:table-cell>
          <table:table-cell office:value-type="float" office:value="-0.0168635">
            <text:p>-0.0168635</text:p>
          </table:table-cell>
          <table:table-cell office:value-type="float" office:value="-0.0948096">
            <text:p>-0.0948096</text:p>
          </table:table-cell>
          <table:table-cell office:value-type="float" office:value="0.106592">
            <text:p>0.106592</text:p>
          </table:table-cell>
          <table:table-cell office:value-type="float" office:value="-0.0114448">
            <text:p>-0.0114448</text:p>
          </table:table-cell>
          <table:table-cell office:value-type="float" office:value="0.00694662">
            <text:p>0.00694662</text:p>
          </table:table-cell>
          <table:table-cell office:value-type="float" office:value="-0.708041">
            <text:p>-0.708041</text:p>
          </table:table-cell>
          <table:table-cell office:value-type="float" office:value="0.0695147">
            <text:p>0.0695147</text:p>
          </table:table-cell>
          <table:table-cell office:value-type="float" office:value="0.0100719">
            <text:p>0.0100719</text:p>
          </table:table-cell>
          <table:table-cell/>
          <table:table-cell office:value-type="float" office:value="17.3607">
            <text:p>17.3607</text:p>
          </table:table-cell>
          <table:table-cell office:value-type="float" office:value="-0.221731">
            <text:p>-0.221731</text:p>
          </table:table-cell>
          <table:table-cell office:value-type="float" office:value="-0.246449">
            <text:p>-0.246449</text:p>
          </table:table-cell>
          <table:table-cell office:value-type="float" office:value="0.882185">
            <text:p>0.882185</text:p>
          </table:table-cell>
          <table:table-cell office:value-type="float" office:value="0.038825">
            <text:p>0.038825</text:p>
          </table:table-cell>
          <table:table-cell office:value-type="float" office:value="-0.533686">
            <text:p>-0.533686</text:p>
          </table:table-cell>
          <table:table-cell office:value-type="float" office:value="-0.0510589">
            <text:p>-0.0510589</text:p>
          </table:table-cell>
          <table:table-cell office:value-type="float" office:value="-0.0924494">
            <text:p>-0.0924494</text:p>
          </table:table-cell>
          <table:table-cell office:value-type="float" office:value="0.0996885">
            <text:p>0.0996885</text:p>
          </table:table-cell>
          <table:table-cell office:value-type="float" office:value="-0.0229373">
            <text:p>-0.0229373</text:p>
          </table:table-cell>
          <table:table-cell office:value-type="float" office:value="0.0282983">
            <text:p>0.0282983</text:p>
          </table:table-cell>
          <table:table-cell office:value-type="float" office:value="0.473534">
            <text:p>0.473534</text:p>
          </table:table-cell>
          <table:table-cell office:value-type="float" office:value="-0.0726794">
            <text:p>-0.0726794</text:p>
          </table:table-cell>
          <table:table-cell office:value-type="float" office:value="-0.516812">
            <text:p>-0.516812</text:p>
          </table:table-cell>
        </table:table-row>
        <table:table-row table:style-name="ro4">
          <table:table-cell office:value-type="float" office:value="26.384">
            <text:p>26.384</text:p>
          </table:table-cell>
          <table:table-cell office:value-type="float" office:value="-0.0403897">
            <text:p>-0.0403897</text:p>
          </table:table-cell>
          <table:table-cell office:value-type="float" office:value="-0.207962">
            <text:p>-0.207962</text:p>
          </table:table-cell>
          <table:table-cell office:value-type="float" office:value="0.973494">
            <text:p>0.973494</text:p>
          </table:table-cell>
          <table:table-cell office:value-type="float" office:value="0.0305412">
            <text:p>0.0305412</text:p>
          </table:table-cell>
          <table:table-cell office:value-type="float" office:value="-0.207089">
            <text:p>-0.207089</text:p>
          </table:table-cell>
          <table:table-cell office:value-type="float" office:value="-0.00983038">
            <text:p>-0.00983038</text:p>
          </table:table-cell>
          <table:table-cell office:value-type="float" office:value="-0.0827268">
            <text:p>-0.0827268</text:p>
          </table:table-cell>
          <table:table-cell office:value-type="float" office:value="0.0284798">
            <text:p>0.0284798</text:p>
          </table:table-cell>
          <table:table-cell table:style-name="ce1" office:value-type="string">
            <text:p>3.312e-05</text:p>
          </table:table-cell>
          <table:table-cell office:value-type="float" office:value="0.00103115">
            <text:p>0.00103115</text:p>
          </table:table-cell>
          <table:table-cell office:value-type="float" office:value="0.773445">
            <text:p>0.773445</text:p>
          </table:table-cell>
          <table:table-cell office:value-type="float" office:value="0.0564553">
            <text:p>0.0564553</text:p>
          </table:table-cell>
          <table:table-cell office:value-type="float" office:value="-0.00146158">
            <text:p>-0.00146158</text:p>
          </table:table-cell>
          <table:table-cell/>
          <table:table-cell office:value-type="float" office:value="18.7251">
            <text:p>18.7251</text:p>
          </table:table-cell>
          <table:table-cell office:value-type="float" office:value="-0.210011">
            <text:p>-0.210011</text:p>
          </table:table-cell>
          <table:table-cell office:value-type="float" office:value="-0.19346">
            <text:p>-0.19346</text:p>
          </table:table-cell>
          <table:table-cell office:value-type="float" office:value="0.908346">
            <text:p>0.908346</text:p>
          </table:table-cell>
          <table:table-cell office:value-type="float" office:value="0.0817835">
            <text:p>0.0817835</text:p>
          </table:table-cell>
          <table:table-cell office:value-type="float" office:value="-0.530892">
            <text:p>-0.530892</text:p>
          </table:table-cell>
          <table:table-cell office:value-type="float" office:value="0.0211003">
            <text:p>0.0211003</text:p>
          </table:table-cell>
          <table:table-cell office:value-type="float" office:value="-0.0999436">
            <text:p>-0.0999436</text:p>
          </table:table-cell>
          <table:table-cell office:value-type="float" office:value="-0.00224154">
            <text:p>-0.00224154</text:p>
          </table:table-cell>
          <table:table-cell office:value-type="float" office:value="-0.0660464">
            <text:p>-0.0660464</text:p>
          </table:table-cell>
          <table:table-cell office:value-type="float" office:value="0.00903798">
            <text:p>0.00903798</text:p>
          </table:table-cell>
          <table:table-cell office:value-type="float" office:value="0.0649381">
            <text:p>0.0649381</text:p>
          </table:table-cell>
          <table:table-cell office:value-type="float" office:value="0.197713">
            <text:p>0.197713</text:p>
          </table:table-cell>
          <table:table-cell office:value-type="float" office:value="-0.0539612">
            <text:p>-0.0539612</text:p>
          </table:table-cell>
          <table:table-cell/>
          <table:table-cell office:value-type="float" office:value="20.0539">
            <text:p>20.0539</text:p>
          </table:table-cell>
          <table:table-cell office:value-type="float" office:value="-0.0846775">
            <text:p>-0.0846775</text:p>
          </table:table-cell>
          <table:table-cell office:value-type="float" office:value="-0.220425">
            <text:p>-0.220425</text:p>
          </table:table-cell>
          <table:table-cell office:value-type="float" office:value="0.908383">
            <text:p>0.908383</text:p>
          </table:table-cell>
          <table:table-cell office:value-type="float" office:value="0.0283789">
            <text:p>0.0283789</text:p>
          </table:table-cell>
          <table:table-cell office:value-type="float" office:value="-0.42295">
            <text:p>-0.42295</text:p>
          </table:table-cell>
          <table:table-cell office:value-type="float" office:value="-0.0342981">
            <text:p>-0.0342981</text:p>
          </table:table-cell>
          <table:table-cell office:value-type="float" office:value="-0.107935">
            <text:p>-0.107935</text:p>
          </table:table-cell>
          <table:table-cell office:value-type="float" office:value="0.140953">
            <text:p>0.140953</text:p>
          </table:table-cell>
          <table:table-cell office:value-type="float" office:value="0.00293184">
            <text:p>0.00293184</text:p>
          </table:table-cell>
          <table:table-cell office:value-type="float" office:value="0.000286651">
            <text:p>0.000286651</text:p>
          </table:table-cell>
          <table:table-cell office:value-type="float" office:value="-0.507485">
            <text:p>-0.507485</text:p>
          </table:table-cell>
          <table:table-cell office:value-type="float" office:value="0.0357536">
            <text:p>0.0357536</text:p>
          </table:table-cell>
          <table:table-cell office:value-type="float" office:value="-0.0662989">
            <text:p>-0.0662989</text:p>
          </table:table-cell>
          <table:table-cell/>
          <table:table-cell office:value-type="float" office:value="21.1151">
            <text:p>21.1151</text:p>
          </table:table-cell>
          <table:table-cell office:value-type="float" office:value="-0.247197">
            <text:p>-0.247197</text:p>
          </table:table-cell>
          <table:table-cell office:value-type="float" office:value="-0.238677">
            <text:p>-0.238677</text:p>
          </table:table-cell>
          <table:table-cell office:value-type="float" office:value="0.91465">
            <text:p>0.91465</text:p>
          </table:table-cell>
          <table:table-cell office:value-type="float" office:value="0.0338701">
            <text:p>0.0338701</text:p>
          </table:table-cell>
          <table:table-cell office:value-type="float" office:value="-0.600663">
            <text:p>-0.600663</text:p>
          </table:table-cell>
          <table:table-cell office:value-type="float" office:value="-0.0190754">
            <text:p>-0.0190754</text:p>
          </table:table-cell>
          <table:table-cell office:value-type="float" office:value="-0.0963814">
            <text:p>-0.0963814</text:p>
          </table:table-cell>
          <table:table-cell office:value-type="float" office:value="0.0424688">
            <text:p>0.0424688</text:p>
          </table:table-cell>
          <table:table-cell office:value-type="float" office:value="-0.00514923">
            <text:p>-0.00514923</text:p>
          </table:table-cell>
          <table:table-cell office:value-type="float" office:value="0.00785878">
            <text:p>0.00785878</text:p>
          </table:table-cell>
          <table:table-cell office:value-type="float" office:value="-0.0461028">
            <text:p>-0.0461028</text:p>
          </table:table-cell>
          <table:table-cell office:value-type="float" office:value="0.0294712">
            <text:p>0.0294712</text:p>
          </table:table-cell>
          <table:table-cell office:value-type="float" office:value="-0.0316187">
            <text:p>-0.0316187</text:p>
          </table:table-cell>
          <table:table-cell/>
          <table:table-cell office:value-type="float" office:value="17.3983">
            <text:p>17.3983</text:p>
          </table:table-cell>
          <table:table-cell office:value-type="float" office:value="-0.217313">
            <text:p>-0.217313</text:p>
          </table:table-cell>
          <table:table-cell office:value-type="float" office:value="-0.247415">
            <text:p>-0.247415</text:p>
          </table:table-cell>
          <table:table-cell office:value-type="float" office:value="0.882519">
            <text:p>0.882519</text:p>
          </table:table-cell>
          <table:table-cell office:value-type="float" office:value="0.0385528">
            <text:p>0.0385528</text:p>
          </table:table-cell>
          <table:table-cell office:value-type="float" office:value="-0.570296">
            <text:p>-0.570296</text:p>
          </table:table-cell>
          <table:table-cell office:value-type="float" office:value="-0.042633">
            <text:p>-0.042633</text:p>
          </table:table-cell>
          <table:table-cell office:value-type="float" office:value="-0.0689905">
            <text:p>-0.0689905</text:p>
          </table:table-cell>
          <table:table-cell table:style-name="ce1" office:value-type="float" office:value="0.117495">
            <text:p>0.117495</text:p>
          </table:table-cell>
          <table:table-cell office:value-type="float" office:value="-0.0256703">
            <text:p>-0.0256703</text:p>
          </table:table-cell>
          <table:table-cell office:value-type="float" office:value="0.00886461">
            <text:p>0.00886461</text:p>
          </table:table-cell>
          <table:table-cell office:value-type="float" office:value="-0.39219">
            <text:p>-0.39219</text:p>
          </table:table-cell>
          <table:table-cell office:value-type="float" office:value="0.123144">
            <text:p>0.123144</text:p>
          </table:table-cell>
          <table:table-cell office:value-type="float" office:value="-0.011554">
            <text:p>-0.011554</text:p>
          </table:table-cell>
        </table:table-row>
        <table:table-row table:style-name="ro4">
          <table:table-cell office:value-type="float" office:value="26.4839">
            <text:p>26.4839</text:p>
          </table:table-cell>
          <table:table-cell office:value-type="float" office:value="-0.0298186">
            <text:p>-0.0298186</text:p>
          </table:table-cell>
          <table:table-cell office:value-type="float" office:value="-0.207395">
            <text:p>-0.207395</text:p>
          </table:table-cell>
          <table:table-cell office:value-type="float" office:value="0.973582">
            <text:p>0.973582</text:p>
          </table:table-cell>
          <table:table-cell office:value-type="float" office:value="0.0301403">
            <text:p>0.0301403</text:p>
          </table:table-cell>
          <table:table-cell office:value-type="float" office:value="-0.254027">
            <text:p>-0.254027</text:p>
          </table:table-cell>
          <table:table-cell office:value-type="float" office:value="-0.015455">
            <text:p>-0.015455</text:p>
          </table:table-cell>
          <table:table-cell office:value-type="float" office:value="-0.0821122">
            <text:p>-0.0821122</text:p>
          </table:table-cell>
          <table:table-cell office:value-type="float" office:value="0.105776">
            <text:p>0.105776</text:p>
          </table:table-cell>
          <table:table-cell table:style-name="ce1" office:value-type="float" office:value="0.00567515">
            <text:p>0.00567515</text:p>
          </table:table-cell>
          <table:table-cell office:value-type="float" office:value="0.000885081">
            <text:p>0.000885081</text:p>
          </table:table-cell>
          <table:table-cell office:value-type="float" office:value="-0.151308">
            <text:p>-0.151308</text:p>
          </table:table-cell>
          <table:table-cell office:value-type="float" office:value="-0.0395103">
            <text:p>-0.0395103</text:p>
          </table:table-cell>
          <table:table-cell office:value-type="float" office:value="0.00653734">
            <text:p>0.00653734</text:p>
          </table:table-cell>
          <table:table-cell/>
          <table:table-cell office:value-type="float" office:value="18.9529">
            <text:p>18.9529</text:p>
          </table:table-cell>
          <table:table-cell office:value-type="float" office:value="-0.207153">
            <text:p>-0.207153</text:p>
          </table:table-cell>
          <table:table-cell office:value-type="float" office:value="-0.198246">
            <text:p>-0.198246</text:p>
          </table:table-cell>
          <table:table-cell office:value-type="float" office:value="0.907605">
            <text:p>0.907605</text:p>
          </table:table-cell>
          <table:table-cell office:value-type="float" office:value="0.0793305">
            <text:p>0.0793305</text:p>
          </table:table-cell>
          <table:table-cell office:value-type="float" office:value="-0.535825">
            <text:p>-0.535825</text:p>
          </table:table-cell>
          <table:table-cell office:value-type="float" office:value="0.0113834">
            <text:p>0.0113834</text:p>
          </table:table-cell>
          <table:table-cell office:value-type="float" office:value="-0.0955018">
            <text:p>-0.0955018</text:p>
          </table:table-cell>
          <table:table-cell office:value-type="float" office:value="0.0125488">
            <text:p>0.0125488</text:p>
          </table:table-cell>
          <table:table-cell office:value-type="float" office:value="-0.0210152">
            <text:p>-0.0210152</text:p>
          </table:table-cell>
          <table:table-cell office:value-type="float" office:value="-0.00325226">
            <text:p>-0.00325226</text:p>
          </table:table-cell>
          <table:table-cell office:value-type="float" office:value="-0.062975">
            <text:p>-0.062975</text:p>
          </table:table-cell>
          <table:table-cell office:value-type="float" office:value="0.068156">
            <text:p>0.068156</text:p>
          </table:table-cell>
          <table:table-cell office:value-type="float" office:value="0.0386231">
            <text:p>0.0386231</text:p>
          </table:table-cell>
          <table:table-cell/>
          <table:table-cell office:value-type="float" office:value="20.2221">
            <text:p>20.2221</text:p>
          </table:table-cell>
          <table:table-cell office:value-type="float" office:value="-0.0753261">
            <text:p>-0.0753261</text:p>
          </table:table-cell>
          <table:table-cell office:value-type="float" office:value="-0.218921">
            <text:p>-0.218921</text:p>
          </table:table-cell>
          <table:table-cell office:value-type="float" office:value="0.906556">
            <text:p>0.906556</text:p>
          </table:table-cell>
          <table:table-cell office:value-type="float" office:value="0.0275436">
            <text:p>0.0275436</text:p>
          </table:table-cell>
          <table:table-cell office:value-type="float" office:value="-0.384683">
            <text:p>-0.384683</text:p>
          </table:table-cell>
          <table:table-cell office:value-type="float" office:value="-0.0329933">
            <text:p>-0.0329933</text:p>
          </table:table-cell>
          <table:table-cell office:value-type="float" office:value="-0.105103">
            <text:p>-0.105103</text:p>
          </table:table-cell>
          <table:table-cell office:value-type="float" office:value="0.0556011">
            <text:p>0.0556011</text:p>
          </table:table-cell>
          <table:table-cell office:value-type="float" office:value="0.0089451">
            <text:p>0.0089451</text:p>
          </table:table-cell>
          <table:table-cell office:value-type="float" office:value="-0.0108639">
            <text:p>-0.0108639</text:p>
          </table:table-cell>
          <table:table-cell office:value-type="float" office:value="0.197544">
            <text:p>0.197544</text:p>
          </table:table-cell>
          <table:table-cell office:value-type="float" office:value="0.0221004">
            <text:p>0.0221004</text:p>
          </table:table-cell>
          <table:table-cell office:value-type="float" office:value="0.0426855">
            <text:p>0.0426855</text:p>
          </table:table-cell>
          <table:table-cell/>
          <table:table-cell office:value-type="float" office:value="21.2795">
            <text:p>21.2795</text:p>
          </table:table-cell>
          <table:table-cell office:value-type="float" office:value="-0.241462">
            <text:p>-0.241462</text:p>
          </table:table-cell>
          <table:table-cell office:value-type="float" office:value="-0.238727">
            <text:p>-0.238727</text:p>
          </table:table-cell>
          <table:table-cell office:value-type="float" office:value="0.915088">
            <text:p>0.915088</text:p>
          </table:table-cell>
          <table:table-cell office:value-type="float" office:value="0.0329892">
            <text:p>0.0329892</text:p>
          </table:table-cell>
          <table:table-cell office:value-type="float" office:value="-0.563272">
            <text:p>-0.563272</text:p>
          </table:table-cell>
          <table:table-cell office:value-type="float" office:value="-0.0182717">
            <text:p>-0.0182717</text:p>
          </table:table-cell>
          <table:table-cell office:value-type="float" office:value="-0.0999733">
            <text:p>-0.0999733</text:p>
          </table:table-cell>
          <table:table-cell office:value-type="float" office:value="0.0348911">
            <text:p>0.0348911</text:p>
          </table:table-cell>
          <table:table-cell office:value-type="float" office:value="-0.000305136">
            <text:p>-0.000305136</text:p>
          </table:table-cell>
          <table:table-cell office:value-type="float" office:value="0.0026617">
            <text:p>0.0026617</text:p>
          </table:table-cell>
          <table:table-cell office:value-type="float" office:value="0.517191">
            <text:p>0.517191</text:p>
          </table:table-cell>
          <table:table-cell office:value-type="float" office:value="0.037044">
            <text:p>0.037044</text:p>
          </table:table-cell>
          <table:table-cell office:value-type="float" office:value="-0.0945936">
            <text:p>-0.0945936</text:p>
          </table:table-cell>
          <table:table-cell/>
          <table:table-cell office:value-type="float" office:value="17.5967">
            <text:p>17.5967</text:p>
          </table:table-cell>
          <table:table-cell office:value-type="float" office:value="-0.209442">
            <text:p>-0.209442</text:p>
          </table:table-cell>
          <table:table-cell office:value-type="float" office:value="-0.247658">
            <text:p>-0.247658</text:p>
          </table:table-cell>
          <table:table-cell office:value-type="float" office:value="0.883823">
            <text:p>0.883823</text:p>
          </table:table-cell>
          <table:table-cell office:value-type="float" office:value="0.0371472">
            <text:p>0.0371472</text:p>
          </table:table-cell>
          <table:table-cell office:value-type="float" office:value="-0.545595">
            <text:p>-0.545595</text:p>
          </table:table-cell>
          <table:table-cell office:value-type="float" office:value="-0.0484268">
            <text:p>-0.0484268</text:p>
          </table:table-cell>
          <table:table-cell office:value-type="float" office:value="-0.0668247">
            <text:p>-0.0668247</text:p>
          </table:table-cell>
          <table:table-cell office:value-type="float" office:value="0.0396545">
            <text:p>0.0396545</text:p>
          </table:table-cell>
          <table:table-cell office:value-type="float" office:value="-0.00122916">
            <text:p>-0.00122916</text:p>
          </table:table-cell>
          <table:table-cell office:value-type="float" office:value="0.00657141">
            <text:p>0.00657141</text:p>
          </table:table-cell>
          <table:table-cell office:value-type="float" office:value="0.0924113">
            <text:p>0.0924113</text:p>
          </table:table-cell>
          <table:table-cell office:value-type="float" office:value="-0.0337525">
            <text:p>-0.0337525</text:p>
          </table:table-cell>
          <table:table-cell office:value-type="float" office:value="0.0105975">
            <text:p>0.0105975</text:p>
          </table:table-cell>
        </table:table-row>
        <table:table-row table:style-name="ro4">
          <table:table-cell office:value-type="float" office:value="26.7912">
            <text:p>26.7912</text:p>
          </table:table-cell>
          <table:table-cell office:value-type="float" office:value="-0.0116025">
            <text:p>-0.0116025</text:p>
          </table:table-cell>
          <table:table-cell office:value-type="float" office:value="-0.209381">
            <text:p>-0.209381</text:p>
          </table:table-cell>
          <table:table-cell office:value-type="float" office:value="0.974471">
            <text:p>0.974471</text:p>
          </table:table-cell>
          <table:table-cell office:value-type="float" office:value="0.0289402">
            <text:p>0.0289402</text:p>
          </table:table-cell>
          <table:table-cell office:value-type="float" office:value="-0.220722">
            <text:p>-0.220722</text:p>
          </table:table-cell>
          <table:table-cell office:value-type="float" office:value="-0.0134028">
            <text:p>-0.0134028</text:p>
          </table:table-cell>
          <table:table-cell office:value-type="float" office:value="-0.0801748">
            <text:p>-0.0801748</text:p>
          </table:table-cell>
          <table:table-cell office:value-type="float" office:value="0.059285">
            <text:p>0.059285</text:p>
          </table:table-cell>
          <table:table-cell office:value-type="float" office:value="-0.00646494">
            <text:p>-0.00646494</text:p>
          </table:table-cell>
          <table:table-cell office:value-type="float" office:value="0.00289377">
            <text:p>0.00289377</text:p>
          </table:table-cell>
          <table:table-cell office:value-type="float" office:value="0.125402">
            <text:p>0.125402</text:p>
          </table:table-cell>
          <table:table-cell office:value-type="float" office:value="0.0345677">
            <text:p>0.0345677</text:p>
          </table:table-cell>
          <table:table-cell office:value-type="float" office:value="0.0197797">
            <text:p>0.0197797</text:p>
          </table:table-cell>
          <table:table-cell/>
          <table:table-cell office:value-type="float" office:value="19.1921">
            <text:p>19.1921</text:p>
          </table:table-cell>
          <table:table-cell office:value-type="float" office:value="-0.207755">
            <text:p>-0.207755</text:p>
          </table:table-cell>
          <table:table-cell office:value-type="float" office:value="-0.199374">
            <text:p>-0.199374</text:p>
          </table:table-cell>
          <table:table-cell office:value-type="float" office:value="0.909037">
            <text:p>0.909037</text:p>
          </table:table-cell>
          <table:table-cell office:value-type="float" office:value="0.0768333">
            <text:p>0.0768333</text:p>
          </table:table-cell>
          <table:table-cell office:value-type="float" office:value="-0.53564">
            <text:p>-0.53564</text:p>
          </table:table-cell>
          <table:table-cell office:value-type="float" office:value="0.00597543">
            <text:p>0.00597543</text:p>
          </table:table-cell>
          <table:table-cell office:value-type="float" office:value="-0.0946952">
            <text:p>-0.0946952</text:p>
          </table:table-cell>
          <table:table-cell office:value-type="float" office:value="-0.00251543">
            <text:p>-0.00251543</text:p>
          </table:table-cell>
          <table:table-cell office:value-type="float" office:value="-0.00471158">
            <text:p>-0.00471158</text:p>
          </table:table-cell>
          <table:table-cell office:value-type="float" office:value="0.00598677">
            <text:p>0.00598677</text:p>
          </table:table-cell>
          <table:table-cell office:value-type="float" office:value="-0.0275069">
            <text:p>-0.0275069</text:p>
          </table:table-cell>
          <table:table-cell office:value-type="float" office:value="-0.0146616">
            <text:p>-0.0146616</text:p>
          </table:table-cell>
          <table:table-cell office:value-type="float" office:value="0.0189619">
            <text:p>0.0189619</text:p>
          </table:table-cell>
          <table:table-cell/>
          <table:table-cell office:value-type="float" office:value="20.5219">
            <text:p>20.5219</text:p>
          </table:table-cell>
          <table:table-cell office:value-type="float" office:value="-0.0408872">
            <text:p>-0.0408872</text:p>
          </table:table-cell>
          <table:table-cell office:value-type="float" office:value="-0.214251">
            <text:p>-0.214251</text:p>
          </table:table-cell>
          <table:table-cell office:value-type="float" office:value="0.907136">
            <text:p>0.907136</text:p>
          </table:table-cell>
          <table:table-cell office:value-type="float" office:value="0.0261148">
            <text:p>0.0261148</text:p>
          </table:table-cell>
          <table:table-cell office:value-type="float" office:value="-0.351317">
            <text:p>-0.351317</text:p>
          </table:table-cell>
          <table:table-cell office:value-type="float" office:value="-0.0291049">
            <text:p>-0.0291049</text:p>
          </table:table-cell>
          <table:table-cell office:value-type="float" office:value="-0.104344">
            <text:p>-0.104344</text:p>
          </table:table-cell>
          <table:table-cell office:value-type="float" office:value="0.114841">
            <text:p>0.114841</text:p>
          </table:table-cell>
          <table:table-cell office:value-type="float" office:value="0.0155726">
            <text:p>0.0155726</text:p>
          </table:table-cell>
          <table:table-cell office:value-type="float" office:value="0.00193677">
            <text:p>0.00193677</text:p>
          </table:table-cell>
          <table:table-cell office:value-type="float" office:value="0.0749421">
            <text:p>0.0749421</text:p>
          </table:table-cell>
          <table:table-cell office:value-type="float" office:value="-0.00343127">
            <text:p>-0.00343127</text:p>
          </table:table-cell>
          <table:table-cell office:value-type="float" office:value="0.0238391">
            <text:p>0.0238391</text:p>
          </table:table-cell>
          <table:table-cell/>
          <table:table-cell office:value-type="float" office:value="21.4471">
            <text:p>21.4471</text:p>
          </table:table-cell>
          <table:table-cell office:value-type="float" office:value="-0.221087">
            <text:p>-0.221087</text:p>
          </table:table-cell>
          <table:table-cell office:value-type="float" office:value="-0.237738">
            <text:p>-0.237738</text:p>
          </table:table-cell>
          <table:table-cell office:value-type="float" office:value="0.912877">
            <text:p>0.912877</text:p>
          </table:table-cell>
          <table:table-cell office:value-type="float" office:value="0.0321146">
            <text:p>0.0321146</text:p>
          </table:table-cell>
          <table:table-cell office:value-type="float" office:value="-0.580927">
            <text:p>-0.580927</text:p>
          </table:table-cell>
          <table:table-cell office:value-type="float" office:value="-0.0220377">
            <text:p>-0.0220377</text:p>
          </table:table-cell>
          <table:table-cell office:value-type="float" office:value="-0.0936241">
            <text:p>-0.0936241</text:p>
          </table:table-cell>
          <table:table-cell office:value-type="float" office:value="0.121571">
            <text:p>0.121571</text:p>
          </table:table-cell>
          <table:table-cell office:value-type="float" office:value="0.00590336">
            <text:p>0.00590336</text:p>
          </table:table-cell>
          <table:table-cell office:value-type="float" office:value="-0.013192">
            <text:p>-0.013192</text:p>
          </table:table-cell>
          <table:table-cell office:value-type="float" office:value="-0.279278">
            <text:p>-0.279278</text:p>
          </table:table-cell>
          <table:table-cell office:value-type="float" office:value="-0.0551483">
            <text:p>-0.0551483</text:p>
          </table:table-cell>
          <table:table-cell office:value-type="float" office:value="0.0781731">
            <text:p>0.0781731</text:p>
          </table:table-cell>
          <table:table-cell/>
          <table:table-cell office:value-type="float" office:value="17.7604">
            <text:p>17.7604</text:p>
          </table:table-cell>
          <table:table-cell office:value-type="float" office:value="-0.200479">
            <text:p>-0.200479</text:p>
          </table:table-cell>
          <table:table-cell office:value-type="float" office:value="-0.248763">
            <text:p>-0.248763</text:p>
          </table:table-cell>
          <table:table-cell office:value-type="float" office:value="0.885182">
            <text:p>0.885182</text:p>
          </table:table-cell>
          <table:table-cell office:value-type="float" office:value="0.0360269">
            <text:p>0.0360269</text:p>
          </table:table-cell>
          <table:table-cell office:value-type="float" office:value="-0.527003">
            <text:p>-0.527003</text:p>
          </table:table-cell>
          <table:table-cell office:value-type="float" office:value="-0.0456183">
            <text:p>-0.0456183</text:p>
          </table:table-cell>
          <table:table-cell office:value-type="float" office:value="-0.0673923">
            <text:p>-0.0673923</text:p>
          </table:table-cell>
          <table:table-cell office:value-type="float" office:value="0.0547759">
            <text:p>0.0547759</text:p>
          </table:table-cell>
          <table:table-cell office:value-type="float" office:value="-0.00675212">
            <text:p>-0.00675212</text:p>
          </table:table-cell>
          <table:table-cell office:value-type="float" office:value="0.00830549">
            <text:p>0.00830549</text:p>
          </table:table-cell>
          <table:table-cell office:value-type="float" office:value="0.261535">
            <text:p>0.261535</text:p>
          </table:table-cell>
          <table:table-cell office:value-type="float" office:value="0.056014">
            <text:p>0.056014</text:p>
          </table:table-cell>
          <table:table-cell office:value-type="float" office:value="-0.0313158">
            <text:p>-0.0313158</text:p>
          </table:table-cell>
        </table:table-row>
        <table:table-row table:style-name="ro4">
          <table:table-cell office:value-type="float" office:value="27.1204">
            <text:p>27.1204</text:p>
          </table:table-cell>
          <table:table-cell office:value-type="float" office:value="0.0215066">
            <text:p>0.0215066</text:p>
          </table:table-cell>
          <table:table-cell office:value-type="float" office:value="-0.207763">
            <text:p>-0.207763</text:p>
          </table:table-cell>
          <table:table-cell office:value-type="float" office:value="0.977568">
            <text:p>0.977568</text:p>
          </table:table-cell>
          <table:table-cell office:value-type="float" office:value="0.0277075">
            <text:p>0.0277075</text:p>
          </table:table-cell>
          <table:table-cell office:value-type="float" office:value="-0.198975">
            <text:p>-0.198975</text:p>
          </table:table-cell>
          <table:table-cell office:value-type="float" office:value="-0.0140076">
            <text:p>-0.0140076</text:p>
          </table:table-cell>
          <table:table-cell office:value-type="float" office:value="-0.0778026">
            <text:p>-0.0778026</text:p>
          </table:table-cell>
          <table:table-cell office:value-type="float" office:value="0.100569">
            <text:p>0.100569</text:p>
          </table:table-cell>
          <table:table-cell office:value-type="float" office:value="0.00491531">
            <text:p>0.00491531</text:p>
          </table:table-cell>
          <table:table-cell office:value-type="float" office:value="0.00940557">
            <text:p>0.00940557</text:p>
          </table:table-cell>
          <table:table-cell office:value-type="float" office:value="-0.0903439">
            <text:p>-0.0903439</text:p>
          </table:table-cell>
          <table:table-cell office:value-type="float" office:value="-0.0114359">
            <text:p>-0.0114359</text:p>
          </table:table-cell>
          <table:table-cell office:value-type="float" office:value="0.00181257">
            <text:p>0.00181257</text:p>
          </table:table-cell>
          <table:table-cell/>
          <table:table-cell office:value-type="float" office:value="19.4927">
            <text:p>19.4927</text:p>
          </table:table-cell>
          <table:table-cell office:value-type="float" office:value="-0.210996">
            <text:p>-0.210996</text:p>
          </table:table-cell>
          <table:table-cell office:value-type="float" office:value="-0.202115">
            <text:p>-0.202115</text:p>
          </table:table-cell>
          <table:table-cell office:value-type="float" office:value="0.91255">
            <text:p>0.91255</text:p>
          </table:table-cell>
          <table:table-cell office:value-type="float" office:value="0.0738065">
            <text:p>0.0738065</text:p>
          </table:table-cell>
          <table:table-cell office:value-type="float" office:value="-0.538275">
            <text:p>-0.538275</text:p>
          </table:table-cell>
          <table:table-cell office:value-type="float" office:value="0.00437004">
            <text:p>0.00437004</text:p>
          </table:table-cell>
          <table:table-cell office:value-type="float" office:value="-0.0946965">
            <text:p>-0.0946965</text:p>
          </table:table-cell>
          <table:table-cell office:value-type="float" office:value="-0.0107839">
            <text:p>-0.0107839</text:p>
          </table:table-cell>
          <table:table-cell office:value-type="float" office:value="-0.00911878">
            <text:p>-0.00911878</text:p>
          </table:table-cell>
          <table:table-cell office:value-type="float" office:value="0.0116866">
            <text:p>0.0116866</text:p>
          </table:table-cell>
          <table:table-cell office:value-type="float" office:value="-0.002542">
            <text:p>-0.002542</text:p>
          </table:table-cell>
          <table:table-cell office:value-type="float" office:value="0.00815156">
            <text:p>0.00815156</text:p>
          </table:table-cell>
          <table:table-cell office:value-type="float" office:value="-0.037741">
            <text:p>-0.037741</text:p>
          </table:table-cell>
          <table:table-cell/>
          <table:table-cell office:value-type="float" office:value="21.0058">
            <text:p>21.0058</text:p>
          </table:table-cell>
          <table:table-cell office:value-type="float" office:value="0.0322223">
            <text:p>0.0322223</text:p>
          </table:table-cell>
          <table:table-cell office:value-type="float" office:value="-0.207519">
            <text:p>-0.207519</text:p>
          </table:table-cell>
          <table:table-cell office:value-type="float" office:value="0.913654">
            <text:p>0.913654</text:p>
          </table:table-cell>
          <table:table-cell office:value-type="float" office:value="0.0239642">
            <text:p>0.0239642</text:p>
          </table:table-cell>
          <table:table-cell office:value-type="float" office:value="-0.306153">
            <text:p>-0.306153</text:p>
          </table:table-cell>
          <table:table-cell office:value-type="float" office:value="-0.0259834">
            <text:p>-0.0259834</text:p>
          </table:table-cell>
          <table:table-cell office:value-type="float" office:value="-0.0931291">
            <text:p>-0.0931291</text:p>
          </table:table-cell>
          <table:table-cell office:value-type="float" office:value="0.151101">
            <text:p>0.151101</text:p>
          </table:table-cell>
          <table:table-cell office:value-type="float" office:value="0.0139124">
            <text:p>0.0139124</text:p>
          </table:table-cell>
          <table:table-cell office:value-type="float" office:value="0.0134712">
            <text:p>0.0134712</text:p>
          </table:table-cell>
          <table:table-cell office:value-type="float" office:value="-0.526162">
            <text:p>-0.526162</text:p>
          </table:table-cell>
          <table:table-cell office:value-type="float" office:value="-0.0687222">
            <text:p>-0.0687222</text:p>
          </table:table-cell>
          <table:table-cell office:value-type="float" office:value="0.0942116">
            <text:p>0.0942116</text:p>
          </table:table-cell>
          <table:table-cell/>
          <table:table-cell office:value-type="float" office:value="21.6168">
            <text:p>21.6168</text:p>
          </table:table-cell>
          <table:table-cell office:value-type="float" office:value="-0.2085">
            <text:p>-0.2085</text:p>
          </table:table-cell>
          <table:table-cell office:value-type="float" office:value="-0.238324">
            <text:p>-0.238324</text:p>
          </table:table-cell>
          <table:table-cell office:value-type="float" office:value="0.912889">
            <text:p>0.912889</text:p>
          </table:table-cell>
          <table:table-cell office:value-type="float" office:value="0.0312528">
            <text:p>0.0312528</text:p>
          </table:table-cell>
          <table:table-cell office:value-type="float" office:value="-0.558822">
            <text:p>-0.558822</text:p>
          </table:table-cell>
          <table:table-cell office:value-type="float" office:value="-0.0210862">
            <text:p>-0.0210862</text:p>
          </table:table-cell>
          <table:table-cell office:value-type="float" office:value="-0.0968177">
            <text:p>-0.0968177</text:p>
          </table:table-cell>
          <table:table-cell office:value-type="float" office:value="0.0741822">
            <text:p>0.0741822</text:p>
          </table:table-cell>
          <table:table-cell office:value-type="float" office:value="-0.00345443">
            <text:p>-0.00345443</text:p>
          </table:table-cell>
          <table:table-cell table:style-name="ce1" office:value-type="string">
            <text:p>7.27299e-05</text:p>
          </table:table-cell>
          <table:table-cell office:value-type="float" office:value="-0.0393613">
            <text:p>-0.0393613</text:p>
          </table:table-cell>
          <table:table-cell office:value-type="float" office:value="-0.0135656">
            <text:p>-0.0135656</text:p>
          </table:table-cell>
          <table:table-cell office:value-type="float" office:value="0.000809091">
            <text:p>0.000809091</text:p>
          </table:table-cell>
          <table:table-cell/>
          <table:table-cell office:value-type="float" office:value="17.9292">
            <text:p>17.9292</text:p>
          </table:table-cell>
          <table:table-cell office:value-type="float" office:value="-0.183773">
            <text:p>-0.183773</text:p>
          </table:table-cell>
          <table:table-cell office:value-type="float" office:value="-0.248306">
            <text:p>-0.248306</text:p>
          </table:table-cell>
          <table:table-cell office:value-type="float" office:value="0.885691">
            <text:p>0.885691</text:p>
          </table:table-cell>
          <table:table-cell office:value-type="float" office:value="0.0349063">
            <text:p>0.0349063</text:p>
          </table:table-cell>
          <table:table-cell office:value-type="float" office:value="-0.456199">
            <text:p>-0.456199</text:p>
          </table:table-cell>
          <table:table-cell office:value-type="float" office:value="-0.0494509">
            <text:p>-0.0494509</text:p>
          </table:table-cell>
          <table:table-cell office:value-type="float" office:value="-0.084761">
            <text:p>-0.084761</text:p>
          </table:table-cell>
          <table:table-cell office:value-type="float" office:value="0.0989387">
            <text:p>0.0989387</text:p>
          </table:table-cell>
          <table:table-cell office:value-type="float" office:value="0.00270639">
            <text:p>0.00270639</text:p>
          </table:table-cell>
          <table:table-cell office:value-type="float" office:value="0.00301752">
            <text:p>0.00301752</text:p>
          </table:table-cell>
          <table:table-cell office:value-type="float" office:value="1.28134">
            <text:p>1.28134</text:p>
          </table:table-cell>
          <table:table-cell office:value-type="float" office:value="-0.0481068">
            <text:p>-0.0481068</text:p>
          </table:table-cell>
          <table:table-cell office:value-type="float" office:value="-0.384561">
            <text:p>-0.384561</text:p>
          </table:table-cell>
        </table:table-row>
        <table:table-row table:style-name="ro4">
          <table:table-cell office:value-type="float" office:value="27.6829">
            <text:p>27.6829</text:p>
          </table:table-cell>
          <table:table-cell office:value-type="float" office:value="0.0494915">
            <text:p>0.0494915</text:p>
          </table:table-cell>
          <table:table-cell office:value-type="float" office:value="-0.208616">
            <text:p>-0.208616</text:p>
          </table:table-cell>
          <table:table-cell office:value-type="float" office:value="0.983432">
            <text:p>0.983432</text:p>
          </table:table-cell>
          <table:table-cell office:value-type="float" office:value="0.0257214">
            <text:p>0.0257214</text:p>
          </table:table-cell>
          <table:table-cell office:value-type="float" office:value="-0.168259">
            <text:p>-0.168259</text:p>
          </table:table-cell>
          <table:table-cell office:value-type="float" office:value="-0.014318">
            <text:p>-0.014318</text:p>
          </table:table-cell>
          <table:table-cell office:value-type="float" office:value="-0.0714445">
            <text:p>-0.0714445</text:p>
          </table:table-cell>
          <table:table-cell table:style-name="ce1" office:value-type="float" office:value="0.0497505">
            <text:p>0.0497505</text:p>
          </table:table-cell>
          <table:table-cell office:value-type="float" office:value="-0.00151742">
            <text:p>-0.00151742</text:p>
          </table:table-cell>
          <table:table-cell office:value-type="float" office:value="0.0104252">
            <text:p>0.0104252</text:p>
          </table:table-cell>
          <table:table-cell office:value-type="float" office:value="0.0147529">
            <text:p>0.0147529</text:p>
          </table:table-cell>
          <table:table-cell office:value-type="float" office:value="0.00546365">
            <text:p>0.00546365</text:p>
          </table:table-cell>
          <table:table-cell office:value-type="float" office:value="0.00887055">
            <text:p>0.00887055</text:p>
          </table:table-cell>
          <table:table-cell/>
          <table:table-cell office:value-type="float" office:value="19.766">
            <text:p>19.766</text:p>
          </table:table-cell>
          <table:table-cell office:value-type="float" office:value="-0.214133">
            <text:p>-0.214133</text:p>
          </table:table-cell>
          <table:table-cell office:value-type="float" office:value="-0.203998">
            <text:p>-0.203998</text:p>
          </table:table-cell>
          <table:table-cell office:value-type="float" office:value="0.912925">
            <text:p>0.912925</text:p>
          </table:table-cell>
          <table:table-cell office:value-type="float" office:value="0.0711582">
            <text:p>0.0711582</text:p>
          </table:table-cell>
          <table:table-cell office:value-type="float" office:value="-0.540011">
            <text:p>-0.540011</text:p>
          </table:table-cell>
          <table:table-cell office:value-type="float" office:value="0.00229311">
            <text:p>0.00229311</text:p>
          </table:table-cell>
          <table:table-cell office:value-type="float" office:value="-0.0930165">
            <text:p>-0.0930165</text:p>
          </table:table-cell>
          <table:table-cell office:value-type="float" office:value="-0.0114786">
            <text:p>-0.0114786</text:p>
          </table:table-cell>
          <table:table-cell office:value-type="float" office:value="-0.00689099">
            <text:p>-0.00689099</text:p>
          </table:table-cell>
          <table:table-cell office:value-type="float" office:value="0.00137214">
            <text:p>0.00137214</text:p>
          </table:table-cell>
          <table:table-cell office:value-type="float" office:value="0.0234582">
            <text:p>0.0234582</text:p>
          </table:table-cell>
          <table:table-cell office:value-type="float" office:value="0.00297605">
            <text:p>0.00297605</text:p>
          </table:table-cell>
          <table:table-cell office:value-type="float" office:value="-0.00390202">
            <text:p>-0.00390202</text:p>
          </table:table-cell>
          <table:table-cell/>
          <table:table-cell office:value-type="float" office:value="21.09">
            <text:p>21.09</text:p>
          </table:table-cell>
          <table:table-cell office:value-type="float" office:value="0.0412153">
            <text:p>0.0412153</text:p>
          </table:table-cell>
          <table:table-cell office:value-type="float" office:value="-0.206835">
            <text:p>-0.206835</text:p>
          </table:table-cell>
          <table:table-cell office:value-type="float" office:value="0.915457">
            <text:p>0.915457</text:p>
          </table:table-cell>
          <table:table-cell office:value-type="float" office:value="0.0236084">
            <text:p>0.0236084</text:p>
          </table:table-cell>
          <table:table-cell office:value-type="float" office:value="-0.270821">
            <text:p>-0.270821</text:p>
          </table:table-cell>
          <table:table-cell office:value-type="float" office:value="-0.0216868">
            <text:p>-0.0216868</text:p>
          </table:table-cell>
          <table:table-cell office:value-type="float" office:value="-0.0962123">
            <text:p>-0.0962123</text:p>
          </table:table-cell>
          <table:table-cell office:value-type="float" office:value="0.106794">
            <text:p>0.106794</text:p>
          </table:table-cell>
          <table:table-cell office:value-type="float" office:value="0.0081254">
            <text:p>0.0081254</text:p>
          </table:table-cell>
          <table:table-cell office:value-type="float" office:value="0.0214047">
            <text:p>0.0214047</text:p>
          </table:table-cell>
          <table:table-cell office:value-type="float" office:value="0.0582973">
            <text:p>0.0582973</text:p>
          </table:table-cell>
          <table:table-cell office:value-type="float" office:value="0.0111688">
            <text:p>0.0111688</text:p>
          </table:table-cell>
          <table:table-cell office:value-type="float" office:value="-0.0137458">
            <text:p>-0.0137458</text:p>
          </table:table-cell>
          <table:table-cell/>
          <table:table-cell office:value-type="float" office:value="22.0831">
            <text:p>22.0831</text:p>
          </table:table-cell>
          <table:table-cell office:value-type="float" office:value="-0.182465">
            <text:p>-0.182465</text:p>
          </table:table-cell>
          <table:table-cell office:value-type="float" office:value="-0.242885">
            <text:p>-0.242885</text:p>
          </table:table-cell>
          <table:table-cell office:value-type="float" office:value="0.913099">
            <text:p>0.913099</text:p>
          </table:table-cell>
          <table:table-cell office:value-type="float" office:value="0.0290013">
            <text:p>0.0290013</text:p>
          </table:table-cell>
          <table:table-cell office:value-type="float" office:value="-0.52136">
            <text:p>-0.52136</text:p>
          </table:table-cell>
          <table:table-cell office:value-type="float" office:value="-0.0259755">
            <text:p>-0.0259755</text:p>
          </table:table-cell>
          <table:table-cell office:value-type="float" office:value="-0.096886">
            <text:p>-0.096886</text:p>
          </table:table-cell>
          <table:table-cell office:value-type="float" office:value="0.0558261">
            <text:p>0.0558261</text:p>
          </table:table-cell>
          <table:table-cell office:value-type="float" office:value="-0.00978073">
            <text:p>-0.00978073</text:p>
          </table:table-cell>
          <table:table-cell office:value-type="float" office:value="0.000450049">
            <text:p>0.000450049</text:p>
          </table:table-cell>
          <table:table-cell office:value-type="float" office:value="0.189327">
            <text:p>0.189327</text:p>
          </table:table-cell>
          <table:table-cell office:value-type="float" office:value="-0.00878277">
            <text:p>-0.00878277</text:p>
          </table:table-cell>
          <table:table-cell office:value-type="float" office:value="-0.00698968">
            <text:p>-0.00698968</text:p>
          </table:table-cell>
          <table:table-cell/>
          <table:table-cell office:value-type="float" office:value="17.9971">
            <text:p>17.9971</text:p>
          </table:table-cell>
          <table:table-cell office:value-type="float" office:value="-0.171148">
            <text:p>-0.171148</text:p>
          </table:table-cell>
          <table:table-cell office:value-type="float" office:value="-0.248344">
            <text:p>-0.248344</text:p>
          </table:table-cell>
          <table:table-cell office:value-type="float" office:value="0.884124">
            <text:p>0.884124</text:p>
          </table:table-cell>
          <table:table-cell office:value-type="float" office:value="0.0344656">
            <text:p>0.0344656</text:p>
          </table:table-cell>
          <table:table-cell office:value-type="float" office:value="-0.533638">
            <text:p>-0.533638</text:p>
          </table:table-cell>
          <table:table-cell office:value-type="float" office:value="-0.0484491">
            <text:p>-0.0484491</text:p>
          </table:table-cell>
          <table:table-cell office:value-type="float" office:value="-0.0614301">
            <text:p>-0.0614301</text:p>
          </table:table-cell>
          <table:table-cell office:value-type="float" office:value="0.185937">
            <text:p>0.185937</text:p>
          </table:table-cell>
          <table:table-cell office:value-type="float" office:value="-0.000559874">
            <text:p>-0.000559874</text:p>
          </table:table-cell>
          <table:table-cell office:value-type="float" office:value="-0.0230927">
            <text:p>-0.0230927</text:p>
          </table:table-cell>
          <table:table-cell office:value-type="float" office:value="-0.706232">
            <text:p>-0.706232</text:p>
          </table:table-cell>
          <table:table-cell office:value-type="float" office:value="-0.0209579">
            <text:p>-0.0209579</text:p>
          </table:table-cell>
          <table:table-cell office:value-type="float" office:value="0.168914">
            <text:p>0.168914</text:p>
          </table:table-cell>
        </table:table-row>
        <table:table-row table:style-name="ro4">
          <table:table-cell office:value-type="float" office:value="29.1252">
            <text:p>29.1252</text:p>
          </table:table-cell>
          <table:table-cell office:value-type="float" office:value="0.151936">
            <text:p>0.151936</text:p>
          </table:table-cell>
          <table:table-cell office:value-type="float" office:value="-0.199439">
            <text:p>-0.199439</text:p>
          </table:table-cell>
          <table:table-cell office:value-type="float" office:value="1.01692">
            <text:p>1.01692</text:p>
          </table:table-cell>
          <table:table-cell office:value-type="float" office:value="0.0212554">
            <text:p>0.0212554</text:p>
          </table:table-cell>
          <table:table-cell office:value-type="float" office:value="-0.066174">
            <text:p>-0.066174</text:p>
          </table:table-cell>
          <table:table-cell office:value-type="float" office:value="-0.0051291">
            <text:p>-0.0051291</text:p>
          </table:table-cell>
          <table:table-cell office:value-type="float" office:value="-0.0377803">
            <text:p>-0.0377803</text:p>
          </table:table-cell>
          <table:table-cell office:value-type="float" office:value="0.0710286">
            <text:p>0.0710286</text:p>
          </table:table-cell>
          <table:table-cell office:value-type="float" office:value="0.0063628">
            <text:p>0.0063628</text:p>
          </table:table-cell>
          <table:table-cell office:value-type="float" office:value="0.0232191">
            <text:p>0.0232191</text:p>
          </table:table-cell>
          <table:table-cell office:value-type="float" office:value="-0.0163016">
            <text:p>-0.0163016</text:p>
          </table:table-cell>
          <table:table-cell office:value-type="float" office:value="-0.00258884">
            <text:p>-0.00258884</text:p>
          </table:table-cell>
          <table:table-cell office:value-type="float" office:value="-0.00217046">
            <text:p>-0.00217046</text:p>
          </table:table-cell>
          <table:table-cell/>
          <table:table-cell office:value-type="float" office:value="20.492">
            <text:p>20.492</text:p>
          </table:table-cell>
          <table:table-cell office:value-type="float" office:value="-0.210101">
            <text:p>-0.210101</text:p>
          </table:table-cell>
          <table:table-cell office:value-type="float" office:value="-0.207432">
            <text:p>-0.207432</text:p>
          </table:table-cell>
          <table:table-cell office:value-type="float" office:value="0.911864">
            <text:p>0.911864</text:p>
          </table:table-cell>
          <table:table-cell office:value-type="float" office:value="0.0645747">
            <text:p>0.0645747</text:p>
          </table:table-cell>
          <table:table-cell office:value-type="float" office:value="-0.540689">
            <text:p>-0.540689</text:p>
          </table:table-cell>
          <table:table-cell office:value-type="float" office:value="-0.00778105">
            <text:p>-0.00778105</text:p>
          </table:table-cell>
          <table:table-cell office:value-type="float" office:value="-0.0868314">
            <text:p>-0.0868314</text:p>
          </table:table-cell>
          <table:table-cell office:value-type="float" office:value="0.00555378">
            <text:p>0.00555378</text:p>
          </table:table-cell>
          <table:table-cell office:value-type="float" office:value="-0.00473015">
            <text:p>-0.00473015</text:p>
          </table:table-cell>
          <table:table-cell office:value-type="float" office:value="-0.00146101">
            <text:p>-0.00146101</text:p>
          </table:table-cell>
          <table:table-cell office:value-type="float" office:value="-0.0552317">
            <text:p>-0.0552317</text:p>
          </table:table-cell>
          <table:table-cell office:value-type="float" office:value="-0.0949055">
            <text:p>-0.0949055</text:p>
          </table:table-cell>
          <table:table-cell office:value-type="float" office:value="0.108697">
            <text:p>0.108697</text:p>
          </table:table-cell>
          <table:table-cell/>
          <table:table-cell office:value-type="float" office:value="21.3226">
            <text:p>21.3226</text:p>
          </table:table-cell>
          <table:table-cell office:value-type="float" office:value="0.0692054">
            <text:p>0.0692054</text:p>
          </table:table-cell>
          <table:table-cell office:value-type="float" office:value="-0.204341">
            <text:p>-0.204341</text:p>
          </table:table-cell>
          <table:table-cell office:value-type="float" office:value="0.919691">
            <text:p>0.919691</text:p>
          </table:table-cell>
          <table:table-cell office:value-type="float" office:value="0.022653">
            <text:p>0.022653</text:p>
          </table:table-cell>
          <table:table-cell office:value-type="float" office:value="0.494159">
            <text:p>0.494159</text:p>
          </table:table-cell>
          <table:table-cell office:value-type="float" office:value="0.117299">
            <text:p>0.117299</text:p>
          </table:table-cell>
          <table:table-cell office:value-type="float" office:value="0.0965424">
            <text:p>0.0965424</text:p>
          </table:table-cell>
          <table:table-cell office:value-type="float" office:value="0.120352">
            <text:p>0.120352</text:p>
          </table:table-cell>
          <table:table-cell office:value-type="float" office:value="0.0107229">
            <text:p>0.0107229</text:p>
          </table:table-cell>
          <table:table-cell office:value-type="float" office:value="0.0182078">
            <text:p>0.0182078</text:p>
          </table:table-cell>
          <table:table-cell office:value-type="float" office:value="14.2484">
            <text:p>14.2484</text:p>
          </table:table-cell>
          <table:table-cell office:value-type="float" office:value="2.63968">
            <text:p>2.63968</text:p>
          </table:table-cell>
          <table:table-cell office:value-type="float" office:value="3.62736">
            <text:p>3.62736</text:p>
          </table:table-cell>
          <table:table-cell/>
          <table:table-cell office:value-type="float" office:value="22.315">
            <text:p>22.315</text:p>
          </table:table-cell>
          <table:table-cell office:value-type="float" office:value="-0.159333">
            <text:p>-0.159333</text:p>
          </table:table-cell>
          <table:table-cell office:value-type="float" office:value="-0.245626">
            <text:p>-0.245626</text:p>
          </table:table-cell>
          <table:table-cell office:value-type="float" office:value="0.912827">
            <text:p>0.912827</text:p>
          </table:table-cell>
          <table:table-cell office:value-type="float" office:value="0.0279428">
            <text:p>0.0279428</text:p>
          </table:table-cell>
          <table:table-cell office:value-type="float" office:value="-0.517898">
            <text:p>-0.517898</text:p>
          </table:table-cell>
          <table:table-cell office:value-type="float" office:value="-0.0263058">
            <text:p>-0.0263058</text:p>
          </table:table-cell>
          <table:table-cell office:value-type="float" office:value="-0.0993081">
            <text:p>-0.0993081</text:p>
          </table:table-cell>
          <table:table-cell office:value-type="float" office:value="0.0997366">
            <text:p>0.0997366</text:p>
          </table:table-cell>
          <table:table-cell office:value-type="float" office:value="-0.0118177">
            <text:p>-0.0118177</text:p>
          </table:table-cell>
          <table:table-cell office:value-type="float" office:value="-0.00117107">
            <text:p>-0.00117107</text:p>
          </table:table-cell>
          <table:table-cell office:value-type="float" office:value="-0.220862">
            <text:p>-0.220862</text:p>
          </table:table-cell>
          <table:table-cell office:value-type="float" office:value="0.0366514">
            <text:p>0.0366514</text:p>
          </table:table-cell>
          <table:table-cell office:value-type="float" office:value="-0.043013">
            <text:p>-0.043013</text:p>
          </table:table-cell>
          <table:table-cell/>
          <table:table-cell office:value-type="float" office:value="18.1663">
            <text:p>18.1663</text:p>
          </table:table-cell>
          <table:table-cell office:value-type="float" office:value="-0.159902">
            <text:p>-0.159902</text:p>
          </table:table-cell>
          <table:table-cell office:value-type="float" office:value="-0.249038">
            <text:p>-0.249038</text:p>
          </table:table-cell>
          <table:table-cell office:value-type="float" office:value="0.885049">
            <text:p>0.885049</text:p>
          </table:table-cell>
          <table:table-cell office:value-type="float" office:value="0.0333919">
            <text:p>0.0333919</text:p>
          </table:table-cell>
          <table:table-cell office:value-type="float" office:value="-0.495009">
            <text:p>-0.495009</text:p>
          </table:table-cell>
          <table:table-cell office:value-type="float" office:value="-0.0469819">
            <text:p>-0.0469819</text:p>
          </table:table-cell>
          <table:table-cell office:value-type="float" office:value="-0.0684105">
            <text:p>-0.0684105</text:p>
          </table:table-cell>
          <table:table-cell office:value-type="float" office:value="0.0664959">
            <text:p>0.0664959</text:p>
          </table:table-cell>
          <table:table-cell office:value-type="float" office:value="-0.00410435">
            <text:p>-0.00410435</text:p>
          </table:table-cell>
          <table:table-cell office:value-type="float" office:value="0.00547482">
            <text:p>0.00547482</text:p>
          </table:table-cell>
          <table:table-cell office:value-type="float" office:value="0.0680899">
            <text:p>0.0680899</text:p>
          </table:table-cell>
          <table:table-cell office:value-type="float" office:value="0.0296077">
            <text:p>0.0296077</text:p>
          </table:table-cell>
          <table:table-cell office:value-type="float" office:value="-0.0432676">
            <text:p>-0.0432676</text:p>
          </table:table-cell>
        </table:table-row>
        <table:table-row table:style-name="ro4">
          <table:table-cell office:value-type="float" office:value="31.7262">
            <text:p>31.7262</text:p>
          </table:table-cell>
          <table:table-cell office:value-type="float" office:value="0.226397">
            <text:p>0.226397</text:p>
          </table:table-cell>
          <table:table-cell office:value-type="float" office:value="-0.200404">
            <text:p>-0.200404</text:p>
          </table:table-cell>
          <table:table-cell office:value-type="float" office:value="1.06263">
            <text:p>1.06263</text:p>
          </table:table-cell>
          <table:table-cell office:value-type="float" office:value="0.0150697">
            <text:p>0.0150697</text:p>
          </table:table-cell>
          <table:table-cell office:value-type="float" office:value="0.00237043">
            <text:p>0.00237043</text:p>
          </table:table-cell>
          <table:table-cell office:value-type="float" office:value="-0.00623494">
            <text:p>-0.00623494</text:p>
          </table:table-cell>
          <table:table-cell office:value-type="float" office:value="0.00525867">
            <text:p>0.00525867</text:p>
          </table:table-cell>
          <table:table-cell office:value-type="float" office:value="0.0286276">
            <text:p>0.0286276</text:p>
          </table:table-cell>
          <table:table-cell office:value-type="float" office:value="-0.000370854">
            <text:p>-0.000370854</text:p>
          </table:table-cell>
          <table:table-cell office:value-type="float" office:value="0.0175737">
            <text:p>0.0175737</text:p>
          </table:table-cell>
          <table:table-cell office:value-type="float" office:value="-0.0448277">
            <text:p>-0.0448277</text:p>
          </table:table-cell>
          <table:table-cell office:value-type="float" office:value="0.00665563">
            <text:p>0.00665563</text:p>
          </table:table-cell>
          <table:table-cell office:value-type="float" office:value="-0.0292862">
            <text:p>-0.0292862</text:p>
          </table:table-cell>
          <table:table-cell/>
          <table:table-cell office:value-type="float" office:value="20.5568">
            <text:p>20.5568</text:p>
          </table:table-cell>
          <table:table-cell office:value-type="float" office:value="-0.209973">
            <text:p>-0.209973</text:p>
          </table:table-cell>
          <table:table-cell office:value-type="float" office:value="-0.208136">
            <text:p>-0.208136</text:p>
          </table:table-cell>
          <table:table-cell office:value-type="float" office:value="0.912225">
            <text:p>0.912225</text:p>
          </table:table-cell>
          <table:table-cell office:value-type="float" office:value="0.0640183">
            <text:p>0.0640183</text:p>
          </table:table-cell>
          <table:table-cell office:value-type="float" office:value="-0.537607">
            <text:p>-0.537607</text:p>
          </table:table-cell>
          <table:table-cell office:value-type="float" office:value="0.00191616">
            <text:p>0.00191616</text:p>
          </table:table-cell>
          <table:table-cell office:value-type="float" office:value="-0.0935019">
            <text:p>-0.0935019</text:p>
          </table:table-cell>
          <table:table-cell office:value-type="float" office:value="0.00197891">
            <text:p>0.00197891</text:p>
          </table:table-cell>
          <table:table-cell office:value-type="float" office:value="-0.0108729">
            <text:p>-0.0108729</text:p>
          </table:table-cell>
          <table:table-cell office:value-type="float" office:value="0.0055744">
            <text:p>0.0055744</text:p>
          </table:table-cell>
          <table:table-cell office:value-type="float" office:value="-0.00671519">
            <text:p>-0.00671519</text:p>
          </table:table-cell>
          <table:table-cell office:value-type="float" office:value="0.0641731">
            <text:p>0.0641731</text:p>
          </table:table-cell>
          <table:table-cell office:value-type="float" office:value="-0.00219567">
            <text:p>-0.00219567</text:p>
          </table:table-cell>
          <table:table-cell/>
          <table:table-cell office:value-type="float" office:value="21.3543">
            <text:p>21.3543</text:p>
          </table:table-cell>
          <table:table-cell office:value-type="float" office:value="0.0873735">
            <text:p>0.0873735</text:p>
          </table:table-cell>
          <table:table-cell office:value-type="float" office:value="-0.201343">
            <text:p>-0.201343</text:p>
          </table:table-cell>
          <table:table-cell office:value-type="float" office:value="0.923922">
            <text:p>0.923922</text:p>
          </table:table-cell>
          <table:table-cell office:value-type="float" office:value="0.0225256">
            <text:p>0.0225256</text:p>
          </table:table-cell>
          <table:table-cell office:value-type="float" office:value="-0.236381">
            <text:p>-0.236381</text:p>
          </table:table-cell>
          <table:table-cell office:value-type="float" office:value="-0.0186296">
            <text:p>-0.0186296</text:p>
          </table:table-cell>
          <table:table-cell office:value-type="float" office:value="-0.0886137">
            <text:p>-0.0886137</text:p>
          </table:table-cell>
          <table:table-cell office:value-type="float" office:value="0.572511">
            <text:p>0.572511</text:p>
          </table:table-cell>
          <table:table-cell office:value-type="float" office:value="0.0944906">
            <text:p>0.0944906</text:p>
          </table:table-cell>
          <table:table-cell office:value-type="float" office:value="0.133318">
            <text:p>0.133318</text:p>
          </table:table-cell>
          <table:table-cell office:value-type="float" office:value="-0.970836">
            <text:p>-0.970836</text:p>
          </table:table-cell>
          <table:table-cell office:value-type="float" office:value="-0.184033">
            <text:p>-0.184033</text:p>
          </table:table-cell>
          <table:table-cell office:value-type="float" office:value="-0.223662">
            <text:p>-0.223662</text:p>
          </table:table-cell>
          <table:table-cell/>
          <table:table-cell office:value-type="float" office:value="22.4836">
            <text:p>22.4836</text:p>
          </table:table-cell>
          <table:table-cell office:value-type="float" office:value="-0.148796">
            <text:p>-0.148796</text:p>
          </table:table-cell>
          <table:table-cell office:value-type="float" office:value="-0.246577">
            <text:p>-0.246577</text:p>
          </table:table-cell>
          <table:table-cell office:value-type="float" office:value="0.911407">
            <text:p>0.911407</text:p>
          </table:table-cell>
          <table:table-cell office:value-type="float" office:value="0.0271977">
            <text:p>0.0271977</text:p>
          </table:table-cell>
          <table:table-cell office:value-type="float" office:value="-0.500749">
            <text:p>-0.500749</text:p>
          </table:table-cell>
          <table:table-cell office:value-type="float" office:value="-0.0287087">
            <text:p>-0.0287087</text:p>
          </table:table-cell>
          <table:table-cell office:value-type="float" office:value="-0.0917077">
            <text:p>-0.0917077</text:p>
          </table:table-cell>
          <table:table-cell office:value-type="float" office:value="0.0625046">
            <text:p>0.0625046</text:p>
          </table:table-cell>
          <table:table-cell office:value-type="float" office:value="-0.00563917">
            <text:p>-0.00563917</text:p>
          </table:table-cell>
          <table:table-cell office:value-type="float" office:value="-0.00842203">
            <text:p>-0.00842203</text:p>
          </table:table-cell>
          <table:table-cell office:value-type="float" office:value="-0.0473967">
            <text:p>-0.0473967</text:p>
          </table:table-cell>
          <table:table-cell office:value-type="float" office:value="0.0019662">
            <text:p>0.0019662</text:p>
          </table:table-cell>
          <table:table-cell office:value-type="float" office:value="0.124504">
            <text:p>0.124504</text:p>
          </table:table-cell>
          <table:table-cell/>
          <table:table-cell office:value-type="float" office:value="18.5961">
            <text:p>18.5961</text:p>
          </table:table-cell>
          <table:table-cell office:value-type="float" office:value="-0.118735">
            <text:p>-0.118735</text:p>
          </table:table-cell>
          <table:table-cell office:value-type="float" office:value="-0.245332">
            <text:p>-0.245332</text:p>
          </table:table-cell>
          <table:table-cell office:value-type="float" office:value="0.879407">
            <text:p>0.879407</text:p>
          </table:table-cell>
          <table:table-cell office:value-type="float" office:value="0.030811">
            <text:p>0.030811</text:p>
          </table:table-cell>
          <table:table-cell office:value-type="float" office:value="-0.456352">
            <text:p>-0.456352</text:p>
          </table:table-cell>
          <table:table-cell office:value-type="float" office:value="-0.0439024">
            <text:p>-0.0439024</text:p>
          </table:table-cell>
          <table:table-cell office:value-type="float" office:value="-0.0718396">
            <text:p>-0.0718396</text:p>
          </table:table-cell>
          <table:table-cell office:value-type="float" office:value="0.0957659">
            <text:p>0.0957659</text:p>
          </table:table-cell>
          <table:table-cell office:value-type="float" office:value="0.00862317">
            <text:p>0.00862317</text:p>
          </table:table-cell>
          <table:table-cell office:value-type="float" office:value="-0.0131248">
            <text:p>-0.0131248</text:p>
          </table:table-cell>
          <table:table-cell office:value-type="float" office:value="-0.0339087">
            <text:p>-0.0339087</text:p>
          </table:table-cell>
          <table:table-cell office:value-type="float" office:value="-0.00576125">
            <text:p>-0.00576125</text:p>
          </table:table-cell>
          <table:table-cell office:value-type="float" office:value="0.0363718">
            <text:p>0.0363718</text:p>
          </table:table-cell>
        </table:table-row>
        <table:table-row table:style-name="ro4">
          <table:table-cell office:value-type="float" office:value="32.3374">
            <text:p>32.3374</text:p>
          </table:table-cell>
          <table:table-cell office:value-type="float" office:value="0.22715">
            <text:p>0.22715</text:p>
          </table:table-cell>
          <table:table-cell office:value-type="float" office:value="-0.198145">
            <text:p>-0.198145</text:p>
          </table:table-cell>
          <table:table-cell office:value-type="float" office:value="1.06243">
            <text:p>1.06243</text:p>
          </table:table-cell>
          <table:table-cell office:value-type="float" office:value="0.0138999">
            <text:p>0.0138999</text:p>
          </table:table-cell>
          <table:table-cell office:value-type="float" office:value="0.00539001">
            <text:p>0.00539001</text:p>
          </table:table-cell>
          <table:table-cell office:value-type="float" office:value="-0.00421868">
            <text:p>-0.00421868</text:p>
          </table:table-cell>
          <table:table-cell office:value-type="float" office:value="0.00423173">
            <text:p>0.00423173</text:p>
          </table:table-cell>
          <table:table-cell office:value-type="float" office:value="0.0012322">
            <text:p>0.0012322</text:p>
          </table:table-cell>
          <table:table-cell office:value-type="float" office:value="0.00369658">
            <text:p>0.00369658</text:p>
          </table:table-cell>
          <table:table-cell office:value-type="float" office:value="-0.000323898">
            <text:p>-0.000323898</text:p>
          </table:table-cell>
          <table:table-cell office:value-type="float" office:value="0.0232622">
            <text:p>0.0232622</text:p>
          </table:table-cell>
          <table:table-cell office:value-type="float" office:value="-0.00155666">
            <text:p>-0.00155666</text:p>
          </table:table-cell>
          <table:table-cell office:value-type="float" office:value="-0.0174537">
            <text:p>-0.0174537</text:p>
          </table:table-cell>
          <table:table-cell/>
          <table:table-cell office:value-type="float" office:value="20.6892">
            <text:p>20.6892</text:p>
          </table:table-cell>
          <table:table-cell office:value-type="float" office:value="-0.209828">
            <text:p>-0.209828</text:p>
          </table:table-cell>
          <table:table-cell office:value-type="float" office:value="-0.20845">
            <text:p>-0.20845</text:p>
          </table:table-cell>
          <table:table-cell office:value-type="float" office:value="0.912925">
            <text:p>0.912925</text:p>
          </table:table-cell>
          <table:table-cell office:value-type="float" office:value="0.0628942">
            <text:p>0.0628942</text:p>
          </table:table-cell>
          <table:table-cell office:value-type="float" office:value="-0.536424">
            <text:p>-0.536424</text:p>
          </table:table-cell>
          <table:table-cell office:value-type="float" office:value="-0.00369996">
            <text:p>-0.00369996</text:p>
          </table:table-cell>
          <table:table-cell office:value-type="float" office:value="-0.0920053">
            <text:p>-0.0920053</text:p>
          </table:table-cell>
          <table:table-cell office:value-type="float" office:value="0.00108923">
            <text:p>0.00108923</text:p>
          </table:table-cell>
          <table:table-cell office:value-type="float" office:value="-0.00237074">
            <text:p>-0.00237074</text:p>
          </table:table-cell>
          <table:table-cell office:value-type="float" office:value="0.00528349">
            <text:p>0.00528349</text:p>
          </table:table-cell>
          <table:table-cell office:value-type="float" office:value="0.0115394">
            <text:p>0.0115394</text:p>
          </table:table-cell>
          <table:table-cell office:value-type="float" office:value="-0.0236123">
            <text:p>-0.0236123</text:p>
          </table:table-cell>
          <table:table-cell office:value-type="float" office:value="0.0103837">
            <text:p>0.0103837</text:p>
          </table:table-cell>
          <table:table-cell/>
          <table:table-cell office:value-type="float" office:value="21.8546">
            <text:p>21.8546</text:p>
          </table:table-cell>
          <table:table-cell office:value-type="float" office:value="0.130815">
            <text:p>0.130815</text:p>
          </table:table-cell>
          <table:table-cell office:value-type="float" office:value="-0.200129">
            <text:p>-0.200129</text:p>
          </table:table-cell>
          <table:table-cell office:value-type="float" office:value="0.934642">
            <text:p>0.934642</text:p>
          </table:table-cell>
          <table:table-cell office:value-type="float" office:value="0.0206104">
            <text:p>0.0206104</text:p>
          </table:table-cell>
          <table:table-cell office:value-type="float" office:value="-0.185746">
            <text:p>-0.185746</text:p>
          </table:table-cell>
          <table:table-cell office:value-type="float" office:value="-0.0160899">
            <text:p>-0.0160899</text:p>
          </table:table-cell>
          <table:table-cell office:value-type="float" office:value="-0.0742492">
            <text:p>-0.0742492</text:p>
          </table:table-cell>
          <table:table-cell office:value-type="float" office:value="0.0868364">
            <text:p>0.0868364</text:p>
          </table:table-cell>
          <table:table-cell office:value-type="float" office:value="0.00242527">
            <text:p>0.00242527</text:p>
          </table:table-cell>
          <table:table-cell office:value-type="float" office:value="0.0214285">
            <text:p>0.0214285</text:p>
          </table:table-cell>
          <table:table-cell office:value-type="float" office:value="0.00602639">
            <text:p>0.00602639</text:p>
          </table:table-cell>
          <table:table-cell office:value-type="float" office:value="0.00166062">
            <text:p>0.00166062</text:p>
          </table:table-cell>
          <table:table-cell office:value-type="float" office:value="0.0393585">
            <text:p>0.0393585</text:p>
          </table:table-cell>
          <table:table-cell/>
          <table:table-cell office:value-type="float" office:value="22.6148">
            <text:p>22.6148</text:p>
          </table:table-cell>
          <table:table-cell office:value-type="float" office:value="-0.141414">
            <text:p>-0.141414</text:p>
          </table:table-cell>
          <table:table-cell office:value-type="float" office:value="-0.247283">
            <text:p>-0.247283</text:p>
          </table:table-cell>
          <table:table-cell office:value-type="float" office:value="0.912444">
            <text:p>0.912444</text:p>
          </table:table-cell>
          <table:table-cell office:value-type="float" office:value="0.0266318">
            <text:p>0.0266318</text:p>
          </table:table-cell>
          <table:table-cell office:value-type="float" office:value="-0.400465">
            <text:p>-0.400465</text:p>
          </table:table-cell>
          <table:table-cell office:value-type="float" office:value="-0.0218141">
            <text:p>-0.0218141</text:p>
          </table:table-cell>
          <table:table-cell office:value-type="float" office:value="-0.0987541">
            <text:p>-0.0987541</text:p>
          </table:table-cell>
          <table:table-cell office:value-type="float" office:value="0.0562884">
            <text:p>0.0562884</text:p>
          </table:table-cell>
          <table:table-cell office:value-type="float" office:value="-0.0053813">
            <text:p>-0.0053813</text:p>
          </table:table-cell>
          <table:table-cell office:value-type="float" office:value="0.00790708">
            <text:p>0.00790708</text:p>
          </table:table-cell>
          <table:table-cell office:value-type="float" office:value="1.57971">
            <text:p>1.57971</text:p>
          </table:table-cell>
          <table:table-cell office:value-type="float" office:value="0.134024">
            <text:p>0.134024</text:p>
          </table:table-cell>
          <table:table-cell office:value-type="float" office:value="-0.0422205">
            <text:p>-0.0422205</text:p>
          </table:table-cell>
          <table:table-cell/>
          <table:table-cell office:value-type="float" office:value="18.9644">
            <text:p>18.9644</text:p>
          </table:table-cell>
          <table:table-cell office:value-type="float" office:value="-0.0880694">
            <text:p>-0.0880694</text:p>
          </table:table-cell>
          <table:table-cell office:value-type="float" office:value="-0.242938">
            <text:p>-0.242938</text:p>
          </table:table-cell>
          <table:table-cell office:value-type="float" office:value="0.879506">
            <text:p>0.879506</text:p>
          </table:table-cell>
          <table:table-cell office:value-type="float" office:value="0.0287595">
            <text:p>0.0287595</text:p>
          </table:table-cell>
          <table:table-cell office:value-type="float" office:value="-0.412587">
            <text:p>-0.412587</text:p>
          </table:table-cell>
          <table:table-cell office:value-type="float" office:value="-0.0335603">
            <text:p>-0.0335603</text:p>
          </table:table-cell>
          <table:table-cell office:value-type="float" office:value="-0.0810674">
            <text:p>-0.0810674</text:p>
          </table:table-cell>
          <table:table-cell office:value-type="float" office:value="0.0832799">
            <text:p>0.0832799</text:p>
          </table:table-cell>
          <table:table-cell office:value-type="float" office:value="0.00650174">
            <text:p>0.00650174</text:p>
          </table:table-cell>
          <table:table-cell office:value-type="float" office:value="0.00026822">
            <text:p>0.00026822</text:p>
          </table:table-cell>
          <table:table-cell office:value-type="float" office:value="0.256686">
            <text:p>0.256686</text:p>
          </table:table-cell>
          <table:table-cell office:value-type="float" office:value="0.15998">
            <text:p>0.15998</text:p>
          </table:table-cell>
          <table:table-cell office:value-type="float" office:value="-0.176757">
            <text:p>-0.176757</text:p>
          </table:table-cell>
        </table:table-row>
        <table:table-row table:style-name="ro4">
          <table:table-cell office:value-type="float" office:value="32.5604">
            <text:p>32.5604</text:p>
          </table:table-cell>
          <table:table-cell office:value-type="float" office:value="0.228582">
            <text:p>0.228582</text:p>
          </table:table-cell>
          <table:table-cell office:value-type="float" office:value="-0.197398">
            <text:p>-0.197398</text:p>
          </table:table-cell>
          <table:table-cell office:value-type="float" office:value="1.06149">
            <text:p>1.06149</text:p>
          </table:table-cell>
          <table:table-cell office:value-type="float" office:value="0.013496">
            <text:p>0.013496</text:p>
          </table:table-cell>
          <table:table-cell office:value-type="float" office:value="0.00531589">
            <text:p>0.00531589</text:p>
          </table:table-cell>
          <table:table-cell office:value-type="float" office:value="-0.00346857">
            <text:p>-0.00346857</text:p>
          </table:table-cell>
          <table:table-cell table:style-name="ce1" office:value-type="float" office:value="0.00438294">
            <text:p>0.00438294</text:p>
          </table:table-cell>
          <table:table-cell office:value-type="float" office:value="0.00641999">
            <text:p>0.00641999</text:p>
          </table:table-cell>
          <table:table-cell office:value-type="float" office:value="0.00334943">
            <text:p>0.00334943</text:p>
          </table:table-cell>
          <table:table-cell office:value-type="float" office:value="-0.00421629">
            <text:p>-0.00421629</text:p>
          </table:table-cell>
          <table:table-cell office:value-type="float" office:value="-0.0048892">
            <text:p>-0.0048892</text:p>
          </table:table-cell>
          <table:table-cell office:value-type="float" office:value="-0.000894317">
            <text:p>-0.000894317</text:p>
          </table:table-cell>
          <table:table-cell office:value-type="float" office:value="0.00347422">
            <text:p>0.00347422</text:p>
          </table:table-cell>
          <table:table-cell/>
          <table:table-cell office:value-type="float" office:value="21.0246">
            <text:p>21.0246</text:p>
          </table:table-cell>
          <table:table-cell office:value-type="float" office:value="-0.208166">
            <text:p>-0.208166</text:p>
          </table:table-cell>
          <table:table-cell office:value-type="float" office:value="-0.2119">
            <text:p>-0.2119</text:p>
          </table:table-cell>
          <table:table-cell office:value-type="float" office:value="0.915864">
            <text:p>0.915864</text:p>
          </table:table-cell>
          <table:table-cell office:value-type="float" office:value="0.0601367">
            <text:p>0.0601367</text:p>
          </table:table-cell>
          <table:table-cell office:value-type="float" office:value="-0.533939">
            <text:p>-0.533939</text:p>
          </table:table-cell>
          <table:table-cell office:value-type="float" office:value="-0.00448677">
            <text:p>-0.00448677</text:p>
          </table:table-cell>
          <table:table-cell office:value-type="float" office:value="-0.0908125">
            <text:p>-0.0908125</text:p>
          </table:table-cell>
          <table:table-cell office:value-type="float" office:value="0.00495863">
            <text:p>0.00495863</text:p>
          </table:table-cell>
          <table:table-cell office:value-type="float" office:value="-0.0102884">
            <text:p>-0.0102884</text:p>
          </table:table-cell>
          <table:table-cell office:value-type="float" office:value="0.00876536">
            <text:p>0.00876536</text:p>
          </table:table-cell>
          <table:table-cell office:value-type="float" office:value="0.0233953">
            <text:p>0.0233953</text:p>
          </table:table-cell>
          <table:table-cell office:value-type="float" office:value="0.0258789">
            <text:p>0.0258789</text:p>
          </table:table-cell>
          <table:table-cell office:value-type="float" office:value="-0.0179282">
            <text:p>-0.0179282</text:p>
          </table:table-cell>
          <table:table-cell/>
          <table:table-cell office:value-type="float" office:value="22.4257">
            <text:p>22.4257</text:p>
          </table:table-cell>
          <table:table-cell office:value-type="float" office:value="0.182371">
            <text:p>0.182371</text:p>
          </table:table-cell>
          <table:table-cell office:value-type="float" office:value="-0.198203">
            <text:p>-0.198203</text:p>
          </table:table-cell>
          <table:table-cell office:value-type="float" office:value="0.959716">
            <text:p>0.959716</text:p>
          </table:table-cell>
          <table:table-cell office:value-type="float" office:value="0.0186222">
            <text:p>0.0186222</text:p>
          </table:table-cell>
          <table:table-cell office:value-type="float" office:value="-0.132999">
            <text:p>-0.132999</text:p>
          </table:table-cell>
          <table:table-cell office:value-type="float" office:value="-0.013082">
            <text:p>-0.013082</text:p>
          </table:table-cell>
          <table:table-cell office:value-type="float" office:value="-0.0489505">
            <text:p>-0.0489505</text:p>
          </table:table-cell>
          <table:table-cell office:value-type="float" office:value="0.090278">
            <text:p>0.090278</text:p>
          </table:table-cell>
          <table:table-cell office:value-type="float" office:value="0.00337363">
            <text:p>0.00337363</text:p>
          </table:table-cell>
          <table:table-cell office:value-type="float" office:value="0.0439057">
            <text:p>0.0439057</text:p>
          </table:table-cell>
          <table:table-cell office:value-type="float" office:value="0.023402">
            <text:p>0.023402</text:p>
          </table:table-cell>
          <table:table-cell office:value-type="float" office:value="0.0222321">
            <text:p>0.0222321</text:p>
          </table:table-cell>
          <table:table-cell office:value-type="float" office:value="0.00463559">
            <text:p>0.00463559</text:p>
          </table:table-cell>
          <table:table-cell/>
          <table:table-cell office:value-type="float" office:value="22.6468">
            <text:p>22.6468</text:p>
          </table:table-cell>
          <table:table-cell office:value-type="float" office:value="-0.137993">
            <text:p>-0.137993</text:p>
          </table:table-cell>
          <table:table-cell office:value-type="float" office:value="-0.247318">
            <text:p>-0.247318</text:p>
          </table:table-cell>
          <table:table-cell office:value-type="float" office:value="0.912654">
            <text:p>0.912654</text:p>
          </table:table-cell>
          <table:table-cell office:value-type="float" office:value="0.0264954">
            <text:p>0.0264954</text:p>
          </table:table-cell>
          <table:table-cell office:value-type="float" office:value="-0.510394">
            <text:p>-0.510394</text:p>
          </table:table-cell>
          <table:table-cell office:value-type="float" office:value="-0.0328746">
            <text:p>-0.0328746</text:p>
          </table:table-cell>
          <table:table-cell office:value-type="float" office:value="-0.0922717">
            <text:p>-0.0922717</text:p>
          </table:table-cell>
          <table:table-cell office:value-type="float" office:value="0.106865">
            <text:p>0.106865</text:p>
          </table:table-cell>
          <table:table-cell office:value-type="float" office:value="-0.00109036">
            <text:p>-0.00109036</text:p>
          </table:table-cell>
          <table:table-cell office:value-type="float" office:value="0.00655535">
            <text:p>0.00655535</text:p>
          </table:table-cell>
          <table:table-cell office:value-type="float" office:value="-0.472026">
            <text:p>-0.472026</text:p>
          </table:table-cell>
          <table:table-cell office:value-type="float" office:value="-0.0645374">
            <text:p>-0.0645374</text:p>
          </table:table-cell>
          <table:table-cell office:value-type="float" office:value="0.0689245">
            <text:p>0.0689245</text:p>
          </table:table-cell>
          <table:table-cell/>
          <table:table-cell office:value-type="float" office:value="19.0299">
            <text:p>19.0299</text:p>
          </table:table-cell>
          <table:table-cell office:value-type="float" office:value="-0.0815134">
            <text:p>-0.0815134</text:p>
          </table:table-cell>
          <table:table-cell office:value-type="float" office:value="-0.241825">
            <text:p>-0.241825</text:p>
          </table:table-cell>
          <table:table-cell office:value-type="float" office:value="0.878765">
            <text:p>0.878765</text:p>
          </table:table-cell>
          <table:table-cell office:value-type="float" office:value="0.0284091">
            <text:p>0.0284091</text:p>
          </table:table-cell>
          <table:table-cell office:value-type="float" office:value="-0.444997">
            <text:p>-0.444997</text:p>
          </table:table-cell>
          <table:table-cell office:value-type="float" office:value="-0.0457799">
            <text:p>-0.0457799</text:p>
          </table:table-cell>
          <table:table-cell office:value-type="float" office:value="-0.0746859">
            <text:p>-0.0746859</text:p>
          </table:table-cell>
          <table:table-cell office:value-type="float" office:value="0.100093">
            <text:p>0.100093</text:p>
          </table:table-cell>
          <table:table-cell office:value-type="float" office:value="0.0169803">
            <text:p>0.0169803</text:p>
          </table:table-cell>
          <table:table-cell office:value-type="float" office:value="-0.0113092">
            <text:p>-0.0113092</text:p>
          </table:table-cell>
          <table:table-cell office:value-type="float" office:value="-0.565266">
            <text:p>-0.565266</text:p>
          </table:table-cell>
          <table:table-cell office:value-type="float" office:value="-0.129859">
            <text:p>-0.129859</text:p>
          </table:table-cell>
          <table:table-cell office:value-type="float" office:value="-0.0108931">
            <text:p>-0.0108931</text:p>
          </table:table-cell>
        </table:table-row>
        <table:table-row table:style-name="ro4">
          <table:table-cell office:value-type="float" office:value="33.96">
            <text:p>33.96</text:p>
          </table:table-cell>
          <table:table-cell office:value-type="float" office:value="0.22799">
            <text:p>0.22799</text:p>
          </table:table-cell>
          <table:table-cell office:value-type="float" office:value="-0.194462">
            <text:p>-0.194462</text:p>
          </table:table-cell>
          <table:table-cell office:value-type="float" office:value="1.0624">
            <text:p>1.0624</text:p>
          </table:table-cell>
          <table:table-cell office:value-type="float" office:value="0.0112158">
            <text:p>0.0112158</text:p>
          </table:table-cell>
          <table:table-cell office:value-type="float" office:value="0.00512978">
            <text:p>0.00512978</text:p>
          </table:table-cell>
          <table:table-cell office:value-type="float" office:value="-0.00146265">
            <text:p>-0.00146265</text:p>
          </table:table-cell>
          <table:table-cell office:value-type="float" office:value="0.0046105">
            <text:p>0.0046105</text:p>
          </table:table-cell>
          <table:table-cell office:value-type="float" office:value="-0.000422989">
            <text:p>-0.000422989</text:p>
          </table:table-cell>
          <table:table-cell office:value-type="float" office:value="0.00209773">
            <text:p>0.00209773</text:p>
          </table:table-cell>
          <table:table-cell office:value-type="float" office:value="0.000646263">
            <text:p>0.000646263</text:p>
          </table:table-cell>
          <table:table-cell office:value-type="float" office:value="0.0104518">
            <text:p>0.0104518</text:p>
          </table:table-cell>
          <table:table-cell office:value-type="float" office:value="-0.0116719">
            <text:p>-0.0116719</text:p>
          </table:table-cell>
          <table:table-cell office:value-type="float" office:value="-0.0110222">
            <text:p>-0.0110222</text:p>
          </table:table-cell>
          <table:table-cell/>
          <table:table-cell office:value-type="float" office:value="21.3886">
            <text:p>21.3886</text:p>
          </table:table-cell>
          <table:table-cell office:value-type="float" office:value="-0.203259">
            <text:p>-0.203259</text:p>
          </table:table-cell>
          <table:table-cell office:value-type="float" office:value="-0.212215">
            <text:p>-0.212215</text:p>
          </table:table-cell>
          <table:table-cell office:value-type="float" office:value="0.916679">
            <text:p>0.916679</text:p>
          </table:table-cell>
          <table:table-cell office:value-type="float" office:value="0.0572793">
            <text:p>0.0572793</text:p>
          </table:table-cell>
          <table:table-cell office:value-type="float" office:value="-0.533282">
            <text:p>-0.533282</text:p>
          </table:table-cell>
          <table:table-cell office:value-type="float" office:value="-0.00966328">
            <text:p>-0.00966328</text:p>
          </table:table-cell>
          <table:table-cell office:value-type="float" office:value="-0.0736407">
            <text:p>-0.0736407</text:p>
          </table:table-cell>
          <table:table-cell office:value-type="float" office:value="0.0134765">
            <text:p>0.0134765</text:p>
          </table:table-cell>
          <table:table-cell office:value-type="float" office:value="-0.000866255">
            <text:p>-0.000866255</text:p>
          </table:table-cell>
          <table:table-cell office:value-type="float" office:value="0.00223796">
            <text:p>0.00223796</text:p>
          </table:table-cell>
          <table:table-cell office:value-type="float" office:value="-0.0442313">
            <text:p>-0.0442313</text:p>
          </table:table-cell>
          <table:table-cell office:value-type="float" office:value="-0.0563544">
            <text:p>-0.0563544</text:p>
          </table:table-cell>
          <table:table-cell office:value-type="float" office:value="0.229623">
            <text:p>0.229623</text:p>
          </table:table-cell>
          <table:table-cell/>
          <table:table-cell office:value-type="float" office:value="22.5947">
            <text:p>22.5947</text:p>
          </table:table-cell>
          <table:table-cell office:value-type="float" office:value="0.198303">
            <text:p>0.198303</text:p>
          </table:table-cell>
          <table:table-cell office:value-type="float" office:value="-0.196997">
            <text:p>-0.196997</text:p>
          </table:table-cell>
          <table:table-cell office:value-type="float" office:value="0.967272">
            <text:p>0.967272</text:p>
          </table:table-cell>
          <table:table-cell office:value-type="float" office:value="0.0180712">
            <text:p>0.0180712</text:p>
          </table:table-cell>
          <table:table-cell office:value-type="float" office:value="-0.123427">
            <text:p>-0.123427</text:p>
          </table:table-cell>
          <table:table-cell office:value-type="float" office:value="-0.0144807">
            <text:p>-0.0144807</text:p>
          </table:table-cell>
          <table:table-cell office:value-type="float" office:value="-0.0454274">
            <text:p>-0.0454274</text:p>
          </table:table-cell>
          <table:table-cell office:value-type="float" office:value="0.0942345">
            <text:p>0.0942345</text:p>
          </table:table-cell>
          <table:table-cell office:value-type="float" office:value="0.00713237">
            <text:p>0.00713237</text:p>
          </table:table-cell>
          <table:table-cell office:value-type="float" office:value="0.0446894">
            <text:p>0.0446894</text:p>
          </table:table-cell>
          <table:table-cell office:value-type="float" office:value="-0.105975">
            <text:p>-0.105975</text:p>
          </table:table-cell>
          <table:table-cell office:value-type="float" office:value="-0.0341057">
            <text:p>-0.0341057</text:p>
          </table:table-cell>
          <table:table-cell office:value-type="float" office:value="-0.0745638">
            <text:p>-0.0745638</text:p>
          </table:table-cell>
          <table:table-cell/>
          <table:table-cell office:value-type="float" office:value="22.7468">
            <text:p>22.7468</text:p>
          </table:table-cell>
          <table:table-cell office:value-type="float" office:value="-0.132026">
            <text:p>-0.132026</text:p>
          </table:table-cell>
          <table:table-cell office:value-type="float" office:value="-0.248073">
            <text:p>-0.248073</text:p>
          </table:table-cell>
          <table:table-cell office:value-type="float" office:value="0.914">
            <text:p>0.914</text:p>
          </table:table-cell>
          <table:table-cell office:value-type="float" office:value="0.0260738">
            <text:p>0.0260738</text:p>
          </table:table-cell>
          <table:table-cell office:value-type="float" office:value="-0.479559">
            <text:p>-0.479559</text:p>
          </table:table-cell>
          <table:table-cell office:value-type="float" office:value="-0.0305899">
            <text:p>-0.0305899</text:p>
          </table:table-cell>
          <table:table-cell office:value-type="float" office:value="-0.0951576">
            <text:p>-0.0951576</text:p>
          </table:table-cell>
          <table:table-cell office:value-type="float" office:value="0.0596411">
            <text:p>0.0596411</text:p>
          </table:table-cell>
          <table:table-cell office:value-type="float" office:value="-0.00754695">
            <text:p>-0.00754695</text:p>
          </table:table-cell>
          <table:table-cell office:value-type="float" office:value="0.0134508">
            <text:p>0.0134508</text:p>
          </table:table-cell>
          <table:table-cell office:value-type="float" office:value="0.0345883">
            <text:p>0.0345883</text:p>
          </table:table-cell>
          <table:table-cell office:value-type="float" office:value="-0.00145185">
            <text:p>-0.00145185</text:p>
          </table:table-cell>
          <table:table-cell office:value-type="float" office:value="-0.0159131">
            <text:p>-0.0159131</text:p>
          </table:table-cell>
          <table:table-cell/>
          <table:table-cell office:value-type="float" office:value="19.1288">
            <text:p>19.1288</text:p>
          </table:table-cell>
          <table:table-cell office:value-type="float" office:value="-0.0771441">
            <text:p>-0.0771441</text:p>
          </table:table-cell>
          <table:table-cell office:value-type="float" office:value="-0.241417">
            <text:p>-0.241417</text:p>
          </table:table-cell>
          <table:table-cell office:value-type="float" office:value="0.87754">
            <text:p>0.87754</text:p>
          </table:table-cell>
          <table:table-cell office:value-type="float" office:value="0.0278878">
            <text:p>0.0278878</text:p>
          </table:table-cell>
          <table:table-cell office:value-type="float" office:value="-0.409196">
            <text:p>-0.409196</text:p>
          </table:table-cell>
          <table:table-cell office:value-type="float" office:value="-0.03901">
            <text:p>-0.03901</text:p>
          </table:table-cell>
          <table:table-cell office:value-type="float" office:value="-0.0734584">
            <text:p>-0.0734584</text:p>
          </table:table-cell>
          <table:table-cell office:value-type="float" office:value="0.0441489">
            <text:p>0.0441489</text:p>
          </table:table-cell>
          <table:table-cell office:value-type="float" office:value="0.00412831">
            <text:p>0.00412831</text:p>
          </table:table-cell>
          <table:table-cell office:value-type="float" office:value="-0.0123873">
            <text:p>-0.0123873</text:p>
          </table:table-cell>
          <table:table-cell office:value-type="float" office:value="0.175454">
            <text:p>0.175454</text:p>
          </table:table-cell>
          <table:table-cell office:value-type="float" office:value="0.0228432">
            <text:p>0.0228432</text:p>
          </table:table-cell>
          <table:table-cell office:value-type="float" office:value="0.0410913">
            <text:p>0.0410913</text:p>
          </table:table-cell>
        </table:table-row>
        <table:table-row table:style-name="ro4">
          <table:table-cell office:value-type="float" office:value="34.1918">
            <text:p>34.1918</text:p>
          </table:table-cell>
          <table:table-cell office:value-type="float" office:value="0.228454">
            <text:p>0.228454</text:p>
          </table:table-cell>
          <table:table-cell office:value-type="float" office:value="-0.194603">
            <text:p>-0.194603</text:p>
          </table:table-cell>
          <table:table-cell office:value-type="float" office:value="1.06195">
            <text:p>1.06195</text:p>
          </table:table-cell>
          <table:table-cell office:value-type="float" office:value="0.0108772">
            <text:p>0.0108772</text:p>
          </table:table-cell>
          <table:table-cell table:style-name="ce1" office:value-type="float" office:value="0.00405384">
            <text:p>0.00405384</text:p>
          </table:table-cell>
          <table:table-cell office:value-type="float" office:value="-0.0007504">
            <text:p>-0.0007504</text:p>
          </table:table-cell>
          <table:table-cell office:value-type="float" office:value="0.00414744">
            <text:p>0.00414744</text:p>
          </table:table-cell>
          <table:table-cell office:value-type="float" office:value="0.00199993">
            <text:p>0.00199993</text:p>
          </table:table-cell>
          <table:table-cell office:value-type="float" office:value="-0.000608031">
            <text:p>-0.000608031</text:p>
          </table:table-cell>
          <table:table-cell office:value-type="float" office:value="-0.0019089">
            <text:p>-0.0019089</text:p>
          </table:table-cell>
          <table:table-cell office:value-type="float" office:value="-0.014654">
            <text:p>-0.014654</text:p>
          </table:table-cell>
          <table:table-cell office:value-type="float" office:value="0.00419515">
            <text:p>0.00419515</text:p>
          </table:table-cell>
          <table:table-cell office:value-type="float" office:value="-0.00781831">
            <text:p>-0.00781831</text:p>
          </table:table-cell>
          <table:table-cell/>
          <table:table-cell office:value-type="float" office:value="21.4901">
            <text:p>21.4901</text:p>
          </table:table-cell>
          <table:table-cell office:value-type="float" office:value="-0.202347">
            <text:p>-0.202347</text:p>
          </table:table-cell>
          <table:table-cell office:value-type="float" office:value="-0.212884">
            <text:p>-0.212884</text:p>
          </table:table-cell>
          <table:table-cell office:value-type="float" office:value="0.919272">
            <text:p>0.919272</text:p>
          </table:table-cell>
          <table:table-cell office:value-type="float" office:value="0.0565072">
            <text:p>0.0565072</text:p>
          </table:table-cell>
          <table:table-cell office:value-type="float" office:value="-0.401948">
            <text:p>-0.401948</text:p>
          </table:table-cell>
          <table:table-cell office:value-type="float" office:value="-0.00953702">
            <text:p>-0.00953702</text:p>
          </table:table-cell>
          <table:table-cell office:value-type="float" office:value="-0.102359">
            <text:p>-0.102359</text:p>
          </table:table-cell>
          <table:table-cell office:value-type="float" office:value="0.00898724">
            <text:p>0.00898724</text:p>
          </table:table-cell>
          <table:table-cell office:value-type="float" office:value="-0.00658601">
            <text:p>-0.00658601</text:p>
          </table:table-cell>
          <table:table-cell office:value-type="float" office:value="0.0255438">
            <text:p>0.0255438</text:p>
          </table:table-cell>
          <table:table-cell office:value-type="float" office:value="1.85633">
            <text:p>1.85633</text:p>
          </table:table-cell>
          <table:table-cell office:value-type="float" office:value="-0.0372368">
            <text:p>-0.0372368</text:p>
          </table:table-cell>
          <table:table-cell office:value-type="float" office:value="-0.254741">
            <text:p>-0.254741</text:p>
          </table:table-cell>
          <table:table-cell/>
          <table:table-cell office:value-type="float" office:value="22.8898">
            <text:p>22.8898</text:p>
          </table:table-cell>
          <table:table-cell office:value-type="float" office:value="0.216882">
            <text:p>0.216882</text:p>
          </table:table-cell>
          <table:table-cell office:value-type="float" office:value="-0.197861">
            <text:p>-0.197861</text:p>
          </table:table-cell>
          <table:table-cell office:value-type="float" office:value="0.973966">
            <text:p>0.973966</text:p>
          </table:table-cell>
          <table:table-cell office:value-type="float" office:value="0.0171485">
            <text:p>0.0171485</text:p>
          </table:table-cell>
          <table:table-cell office:value-type="float" office:value="-0.0997777">
            <text:p>-0.0997777</text:p>
          </table:table-cell>
          <table:table-cell office:value-type="float" office:value="-0.0131304">
            <text:p>-0.0131304</text:p>
          </table:table-cell>
          <table:table-cell office:value-type="float" office:value="-0.0373666">
            <text:p>-0.0373666</text:p>
          </table:table-cell>
          <table:table-cell office:value-type="float" office:value="0.0629669">
            <text:p>0.0629669</text:p>
          </table:table-cell>
          <table:table-cell office:value-type="float" office:value="-0.00293041">
            <text:p>-0.00293041</text:p>
          </table:table-cell>
          <table:table-cell office:value-type="float" office:value="0.0226896">
            <text:p>0.0226896</text:p>
          </table:table-cell>
          <table:table-cell office:value-type="float" office:value="0.0459224">
            <text:p>0.0459224</text:p>
          </table:table-cell>
          <table:table-cell office:value-type="float" office:value="0.0265959">
            <text:p>0.0265959</text:p>
          </table:table-cell>
          <table:table-cell office:value-type="float" office:value="-0.0103972">
            <text:p>-0.0103972</text:p>
          </table:table-cell>
          <table:table-cell/>
          <table:table-cell office:value-type="float" office:value="23.3547">
            <text:p>23.3547</text:p>
          </table:table-cell>
          <table:table-cell office:value-type="float" office:value="-0.08299">
            <text:p>-0.08299</text:p>
          </table:table-cell>
          <table:table-cell office:value-type="float" office:value="-0.253197">
            <text:p>-0.253197</text:p>
          </table:table-cell>
          <table:table-cell office:value-type="float" office:value="0.916296">
            <text:p>0.916296</text:p>
          </table:table-cell>
          <table:table-cell office:value-type="float" office:value="0.0236527">
            <text:p>0.0236527</text:p>
          </table:table-cell>
          <table:table-cell office:value-type="float" office:value="-0.425586">
            <text:p>-0.425586</text:p>
          </table:table-cell>
          <table:table-cell office:value-type="float" office:value="-0.0314942">
            <text:p>-0.0314942</text:p>
          </table:table-cell>
          <table:table-cell office:value-type="float" office:value="-0.0978643">
            <text:p>-0.0978643</text:p>
          </table:table-cell>
          <table:table-cell office:value-type="float" office:value="0.0806667">
            <text:p>0.0806667</text:p>
          </table:table-cell>
          <table:table-cell office:value-type="float" office:value="-0.0084295">
            <text:p>-0.0084295</text:p>
          </table:table-cell>
          <table:table-cell office:value-type="float" office:value="0.00377754">
            <text:p>0.00377754</text:p>
          </table:table-cell>
          <table:table-cell office:value-type="float" office:value="0.0890917">
            <text:p>0.0890917</text:p>
          </table:table-cell>
          <table:table-cell office:value-type="float" office:value="0.0740691">
            <text:p>0.0740691</text:p>
          </table:table-cell>
          <table:table-cell office:value-type="float" office:value="-0.0904873">
            <text:p>-0.0904873</text:p>
          </table:table-cell>
          <table:table-cell/>
          <table:table-cell office:value-type="float" office:value="19.3648">
            <text:p>19.3648</text:p>
          </table:table-cell>
          <table:table-cell office:value-type="float" office:value="-0.0569516">
            <text:p>-0.0569516</text:p>
          </table:table-cell>
          <table:table-cell office:value-type="float" office:value="-0.23917">
            <text:p>-0.23917</text:p>
          </table:table-cell>
          <table:table-cell office:value-type="float" office:value="0.876905">
            <text:p>0.876905</text:p>
          </table:table-cell>
          <table:table-cell office:value-type="float" office:value="0.026683">
            <text:p>0.026683</text:p>
          </table:table-cell>
          <table:table-cell office:value-type="float" office:value="-0.38217">
            <text:p>-0.38217</text:p>
          </table:table-cell>
          <table:table-cell office:value-type="float" office:value="-0.0374932">
            <text:p>-0.0374932</text:p>
          </table:table-cell>
          <table:table-cell office:value-type="float" office:value="-0.0748442">
            <text:p>-0.0748442</text:p>
          </table:table-cell>
          <table:table-cell office:value-type="float" office:value="0.0855578">
            <text:p>0.0855578</text:p>
          </table:table-cell>
          <table:table-cell office:value-type="float" office:value="0.00951954">
            <text:p>0.00951954</text:p>
          </table:table-cell>
          <table:table-cell office:value-type="float" office:value="-0.00268935">
            <text:p>-0.00268935</text:p>
          </table:table-cell>
          <table:table-cell office:value-type="float" office:value="0.240071">
            <text:p>0.240071</text:p>
          </table:table-cell>
          <table:table-cell office:value-type="float" office:value="-0.00154608">
            <text:p>-0.00154608</text:p>
          </table:table-cell>
          <table:table-cell office:value-type="float" office:value="0.00861984">
            <text:p>0.00861984</text:p>
          </table:table-cell>
        </table:table-row>
        <table:table-row table:style-name="ro4">
          <table:table-cell table:number-columns-repeated="15"/>
          <table:table-cell office:value-type="float" office:value="21.5571">
            <text:p>21.5571</text:p>
          </table:table-cell>
          <table:table-cell office:value-type="float" office:value="-0.193412">
            <text:p>-0.193412</text:p>
          </table:table-cell>
          <table:table-cell office:value-type="float" office:value="-0.213492">
            <text:p>-0.213492</text:p>
          </table:table-cell>
          <table:table-cell office:value-type="float" office:value="0.91984">
            <text:p>0.91984</text:p>
          </table:table-cell>
          <table:table-cell office:value-type="float" office:value="0.0560033">
            <text:p>0.0560033</text:p>
          </table:table-cell>
          <table:table-cell office:value-type="float" office:value="-0.515893">
            <text:p>-0.515893</text:p>
          </table:table-cell>
          <table:table-cell office:value-type="float" office:value="-0.00738479">
            <text:p>-0.00738479</text:p>
          </table:table-cell>
          <table:table-cell office:value-type="float" office:value="-0.0842108">
            <text:p>-0.0842108</text:p>
          </table:table-cell>
          <table:table-cell office:value-type="float" office:value="0.133362">
            <text:p>0.133362</text:p>
          </table:table-cell>
          <table:table-cell office:value-type="float" office:value="-0.00908087">
            <text:p>-0.00908087</text:p>
          </table:table-cell>
          <table:table-cell office:value-type="float" office:value="0.00847617">
            <text:p>0.00847617</text:p>
          </table:table-cell>
          <table:table-cell office:value-type="float" office:value="-0.0881178">
            <text:p>-0.0881178</text:p>
          </table:table-cell>
          <table:table-cell office:value-type="float" office:value="0.00617977">
            <text:p>0.00617977</text:p>
          </table:table-cell>
          <table:table-cell office:value-type="float" office:value="0.0229178">
            <text:p>0.0229178</text:p>
          </table:table-cell>
          <table:table-cell/>
          <table:table-cell office:value-type="float" office:value="23.295">
            <text:p>23.295</text:p>
          </table:table-cell>
          <table:table-cell office:value-type="float" office:value="0.249938">
            <text:p>0.249938</text:p>
          </table:table-cell>
          <table:table-cell office:value-type="float" office:value="-0.194682">
            <text:p>-0.194682</text:p>
          </table:table-cell>
          <table:table-cell office:value-type="float" office:value="0.981453">
            <text:p>0.981453</text:p>
          </table:table-cell>
          <table:table-cell office:value-type="float" office:value="0.0159576">
            <text:p>0.0159576</text:p>
          </table:table-cell>
          <table:table-cell office:value-type="float" office:value="-0.0805067">
            <text:p>-0.0805067</text:p>
          </table:table-cell>
          <table:table-cell office:value-type="float" office:value="-0.010652">
            <text:p>-0.010652</text:p>
          </table:table-cell>
          <table:table-cell office:value-type="float" office:value="-0.0265915">
            <text:p>-0.0265915</text:p>
          </table:table-cell>
          <table:table-cell office:value-type="float" office:value="0.0815756">
            <text:p>0.0815756</text:p>
          </table:table-cell>
          <table:table-cell office:value-type="float" office:value="0.00784677">
            <text:p>0.00784677</text:p>
          </table:table-cell>
          <table:table-cell office:value-type="float" office:value="0.0184764">
            <text:p>0.0184764</text:p>
          </table:table-cell>
          <table:table-cell office:value-type="float" office:value="-0.25181">
            <text:p>-0.25181</text:p>
          </table:table-cell>
          <table:table-cell office:value-type="float" office:value="-0.00470642">
            <text:p>-0.00470642</text:p>
          </table:table-cell>
          <table:table-cell office:value-type="float" office:value="0.0601141">
            <text:p>0.0601141</text:p>
          </table:table-cell>
          <table:table-cell/>
          <table:table-cell office:value-type="float" office:value="23.5507">
            <text:p>23.5507</text:p>
          </table:table-cell>
          <table:table-cell office:value-type="float" office:value="-0.0637609">
            <text:p>-0.0637609</text:p>
          </table:table-cell>
          <table:table-cell office:value-type="float" office:value="-0.252004">
            <text:p>-0.252004</text:p>
          </table:table-cell>
          <table:table-cell office:value-type="float" office:value="0.913562">
            <text:p>0.913562</text:p>
          </table:table-cell>
          <table:table-cell office:value-type="float" office:value="0.0229211">
            <text:p>0.0229211</text:p>
          </table:table-cell>
          <table:table-cell office:value-type="float" office:value="-0.405887">
            <text:p>-0.405887</text:p>
          </table:table-cell>
          <table:table-cell office:value-type="float" office:value="-0.0312251">
            <text:p>-0.0312251</text:p>
          </table:table-cell>
          <table:table-cell office:value-type="float" office:value="-0.0950143">
            <text:p>-0.0950143</text:p>
          </table:table-cell>
          <table:table-cell office:value-type="float" office:value="0.0981256">
            <text:p>0.0981256</text:p>
          </table:table-cell>
          <table:table-cell office:value-type="float" office:value="0.00608545">
            <text:p>0.00608545</text:p>
          </table:table-cell>
          <table:table-cell office:value-type="float" office:value="-0.0139548">
            <text:p>-0.0139548</text:p>
          </table:table-cell>
          <table:table-cell office:value-type="float" office:value="0.0704727">
            <text:p>0.0704727</text:p>
          </table:table-cell>
          <table:table-cell office:value-type="float" office:value="0.0356057">
            <text:p>0.0356057</text:p>
          </table:table-cell>
          <table:table-cell office:value-type="float" office:value="0.0335622">
            <text:p>0.0335622</text:p>
          </table:table-cell>
          <table:table-cell/>
          <table:table-cell office:value-type="float" office:value="19.6325">
            <text:p>19.6325</text:p>
          </table:table-cell>
          <table:table-cell office:value-type="float" office:value="-0.0168525">
            <text:p>-0.0168525</text:p>
          </table:table-cell>
          <table:table-cell office:value-type="float" office:value="-0.236733">
            <text:p>-0.236733</text:p>
          </table:table-cell>
          <table:table-cell office:value-type="float" office:value="0.876803">
            <text:p>0.876803</text:p>
          </table:table-cell>
          <table:table-cell office:value-type="float" office:value="0.0253794">
            <text:p>0.0253794</text:p>
          </table:table-cell>
          <table:table-cell office:value-type="float" office:value="-0.356656">
            <text:p>-0.356656</text:p>
          </table:table-cell>
          <table:table-cell office:value-type="float" office:value="-0.0362301">
            <text:p>-0.0362301</text:p>
          </table:table-cell>
          <table:table-cell office:value-type="float" office:value="-0.0726809">
            <text:p>-0.0726809</text:p>
          </table:table-cell>
          <table:table-cell office:value-type="float" office:value="0.149815">
            <text:p>0.149815</text:p>
          </table:table-cell>
          <table:table-cell office:value-type="float" office:value="0.00910572">
            <text:p>0.00910572</text:p>
          </table:table-cell>
          <table:table-cell office:value-type="float" office:value="-0.000382175">
            <text:p>-0.000382175</text:p>
          </table:table-cell>
          <table:table-cell office:value-type="float" office:value="-0.171913">
            <text:p>-0.171913</text:p>
          </table:table-cell>
          <table:table-cell office:value-type="float" office:value="-0.0243916">
            <text:p>-0.0243916</text:p>
          </table:table-cell>
          <table:table-cell office:value-type="float" office:value="0.0509029">
            <text:p>0.0509029</text:p>
          </table:table-cell>
        </table:table-row>
        <table:table-row table:style-name="ro4">
          <table:table-cell table:number-columns-repeated="15"/>
          <table:table-cell office:value-type="float" office:value="22.1248">
            <text:p>22.1248</text:p>
          </table:table-cell>
          <table:table-cell office:value-type="float" office:value="-0.146102">
            <text:p>-0.146102</text:p>
          </table:table-cell>
          <table:table-cell office:value-type="float" office:value="-0.216656">
            <text:p>-0.216656</text:p>
          </table:table-cell>
          <table:table-cell office:value-type="float" office:value="0.932037">
            <text:p>0.932037</text:p>
          </table:table-cell>
          <table:table-cell office:value-type="float" office:value="0.0519097">
            <text:p>0.0519097</text:p>
          </table:table-cell>
          <table:table-cell office:value-type="float" office:value="-0.51321">
            <text:p>-0.51321</text:p>
          </table:table-cell>
          <table:table-cell office:value-type="float" office:value="-0.0105235">
            <text:p>-0.0105235</text:p>
          </table:table-cell>
          <table:table-cell office:value-type="float" office:value="-0.100919">
            <text:p>-0.100919</text:p>
          </table:table-cell>
          <table:table-cell office:value-type="float" office:value="0.0833383">
            <text:p>0.0833383</text:p>
          </table:table-cell>
          <table:table-cell office:value-type="float" office:value="-0.00557269">
            <text:p>-0.00557269</text:p>
          </table:table-cell>
          <table:table-cell office:value-type="float" office:value="0.0214864">
            <text:p>0.0214864</text:p>
          </table:table-cell>
          <table:table-cell office:value-type="float" office:value="-0.663681">
            <text:p>-0.663681</text:p>
          </table:table-cell>
          <table:table-cell office:value-type="float" office:value="0.00280134">
            <text:p>0.00280134</text:p>
          </table:table-cell>
          <table:table-cell office:value-type="float" office:value="-0.411278">
            <text:p>-0.411278</text:p>
          </table:table-cell>
          <table:table-cell/>
          <table:table-cell office:value-type="float" office:value="23.4234">
            <text:p>23.4234</text:p>
          </table:table-cell>
          <table:table-cell office:value-type="float" office:value="0.25626">
            <text:p>0.25626</text:p>
          </table:table-cell>
          <table:table-cell office:value-type="float" office:value="-0.193752">
            <text:p>-0.193752</text:p>
          </table:table-cell>
          <table:table-cell office:value-type="float" office:value="0.984815">
            <text:p>0.984815</text:p>
          </table:table-cell>
          <table:table-cell office:value-type="float" office:value="0.0155979">
            <text:p>0.0155979</text:p>
          </table:table-cell>
          <table:table-cell office:value-type="float" office:value="-0.0644806">
            <text:p>-0.0644806</text:p>
          </table:table-cell>
          <table:table-cell office:value-type="float" office:value="-0.0095889">
            <text:p>-0.0095889</text:p>
          </table:table-cell>
          <table:table-cell office:value-type="float" office:value="-0.0259942">
            <text:p>-0.0259942</text:p>
          </table:table-cell>
          <table:table-cell office:value-type="float" office:value="0.049252">
            <text:p>0.049252</text:p>
          </table:table-cell>
          <table:table-cell office:value-type="float" office:value="0.00724263">
            <text:p>0.00724263</text:p>
          </table:table-cell>
          <table:table-cell office:value-type="float" office:value="0.026193">
            <text:p>0.026193</text:p>
          </table:table-cell>
          <table:table-cell office:value-type="float" office:value="-0.00884168">
            <text:p>-0.00884168</text:p>
          </table:table-cell>
          <table:table-cell office:value-type="float" office:value="-0.000846224">
            <text:p>-0.000846224</text:p>
          </table:table-cell>
          <table:table-cell office:value-type="float" office:value="-0.00657314">
            <text:p>-0.00657314</text:p>
          </table:table-cell>
          <table:table-cell/>
          <table:table-cell office:value-type="float" office:value="23.8829">
            <text:p>23.8829</text:p>
          </table:table-cell>
          <table:table-cell office:value-type="float" office:value="-0.0233873">
            <text:p>-0.0233873</text:p>
          </table:table-cell>
          <table:table-cell office:value-type="float" office:value="-0.246053">
            <text:p>-0.246053</text:p>
          </table:table-cell>
          <table:table-cell office:value-type="float" office:value="0.91263">
            <text:p>0.91263</text:p>
          </table:table-cell>
          <table:table-cell office:value-type="float" office:value="0.0217323">
            <text:p>0.0217323</text:p>
          </table:table-cell>
          <table:table-cell office:value-type="float" office:value="-0.383077">
            <text:p>-0.383077</text:p>
          </table:table-cell>
          <table:table-cell office:value-type="float" office:value="-0.0290666">
            <text:p>-0.0290666</text:p>
          </table:table-cell>
          <table:table-cell office:value-type="float" office:value="-0.0964278">
            <text:p>-0.0964278</text:p>
          </table:table-cell>
          <table:table-cell office:value-type="float" office:value="0.121536">
            <text:p>0.121536</text:p>
          </table:table-cell>
          <table:table-cell office:value-type="float" office:value="0.0179134">
            <text:p>0.0179134</text:p>
          </table:table-cell>
          <table:table-cell office:value-type="float" office:value="-0.00280562">
            <text:p>-0.00280562</text:p>
          </table:table-cell>
          <table:table-cell office:value-type="float" office:value="-0.271065">
            <text:p>-0.271065</text:p>
          </table:table-cell>
          <table:table-cell office:value-type="float" office:value="-0.0484793">
            <text:p>-0.0484793</text:p>
          </table:table-cell>
          <table:table-cell office:value-type="float" office:value="0.00657093">
            <text:p>0.00657093</text:p>
          </table:table-cell>
          <table:table-cell/>
          <table:table-cell office:value-type="float" office:value="20.0363">
            <text:p>20.0363</text:p>
          </table:table-cell>
          <table:table-cell office:value-type="float" office:value="0.0156121">
            <text:p>0.0156121</text:p>
          </table:table-cell>
          <table:table-cell office:value-type="float" office:value="-0.237034">
            <text:p>-0.237034</text:p>
          </table:table-cell>
          <table:table-cell office:value-type="float" office:value="0.884951">
            <text:p>0.884951</text:p>
          </table:table-cell>
          <table:table-cell office:value-type="float" office:value="0.0235321">
            <text:p>0.0235321</text:p>
          </table:table-cell>
          <table:table-cell office:value-type="float" office:value="-0.316322">
            <text:p>-0.316322</text:p>
          </table:table-cell>
          <table:table-cell office:value-type="float" office:value="-0.0337943">
            <text:p>-0.0337943</text:p>
          </table:table-cell>
          <table:table-cell office:value-type="float" office:value="-0.0664278">
            <text:p>-0.0664278</text:p>
          </table:table-cell>
          <table:table-cell office:value-type="float" office:value="0.0803854">
            <text:p>0.0803854</text:p>
          </table:table-cell>
          <table:table-cell office:value-type="float" office:value="-0.000745128">
            <text:p>-0.000745128</text:p>
          </table:table-cell>
          <table:table-cell office:value-type="float" office:value="0.0201756">
            <text:p>0.0201756</text:p>
          </table:table-cell>
          <table:table-cell office:value-type="float" office:value="0.115722">
            <text:p>0.115722</text:p>
          </table:table-cell>
          <table:table-cell office:value-type="float" office:value="0.0494749">
            <text:p>0.0494749</text:p>
          </table:table-cell>
          <table:table-cell office:value-type="float" office:value="-0.0243277">
            <text:p>-0.0243277</text:p>
          </table:table-cell>
        </table:table-row>
        <table:table-row table:style-name="ro4">
          <table:table-cell table:number-columns-repeated="15"/>
          <table:table-cell office:value-type="float" office:value="22.2244">
            <text:p>22.2244</text:p>
          </table:table-cell>
          <table:table-cell office:value-type="float" office:value="-0.144384">
            <text:p>-0.144384</text:p>
          </table:table-cell>
          <table:table-cell office:value-type="float" office:value="-0.217183">
            <text:p>-0.217183</text:p>
          </table:table-cell>
          <table:table-cell office:value-type="float" office:value="0.930099">
            <text:p>0.930099</text:p>
          </table:table-cell>
          <table:table-cell office:value-type="float" office:value="0.0512232">
            <text:p>0.0512232</text:p>
          </table:table-cell>
          <table:table-cell office:value-type="float" office:value="-0.466901">
            <text:p>-0.466901</text:p>
          </table:table-cell>
          <table:table-cell office:value-type="float" office:value="-0.0116486">
            <text:p>-0.0116486</text:p>
          </table:table-cell>
          <table:table-cell office:value-type="float" office:value="-0.0763205">
            <text:p>-0.0763205</text:p>
          </table:table-cell>
          <table:table-cell office:value-type="float" office:value="0.0172536">
            <text:p>0.0172536</text:p>
          </table:table-cell>
          <table:table-cell office:value-type="float" office:value="-0.00529375">
            <text:p>-0.00529375</text:p>
          </table:table-cell>
          <table:table-cell office:value-type="float" office:value="-0.0194658">
            <text:p>-0.0194658</text:p>
          </table:table-cell>
          <table:table-cell office:value-type="float" office:value="0.0706863">
            <text:p>0.0706863</text:p>
          </table:table-cell>
          <table:table-cell office:value-type="float" office:value="-0.00610411">
            <text:p>-0.00610411</text:p>
          </table:table-cell>
          <table:table-cell office:value-type="float" office:value="0.0275185">
            <text:p>0.0275185</text:p>
          </table:table-cell>
          <table:table-cell/>
          <table:table-cell office:value-type="float" office:value="25.7941">
            <text:p>25.7941</text:p>
          </table:table-cell>
          <table:table-cell office:value-type="float" office:value="0.32333">
            <text:p>0.32333</text:p>
          </table:table-cell>
          <table:table-cell office:value-type="float" office:value="-0.181338">
            <text:p>-0.181338</text:p>
          </table:table-cell>
          <table:table-cell office:value-type="float" office:value="1.00997">
            <text:p>1.00997</text:p>
          </table:table-cell>
          <table:table-cell office:value-type="float" office:value="0.0102371">
            <text:p>0.0102371</text:p>
          </table:table-cell>
          <table:table-cell office:value-type="float" office:value="-0.00551044">
            <text:p>-0.00551044</text:p>
          </table:table-cell>
          <table:table-cell office:value-type="float" office:value="-0.00453261">
            <text:p>-0.00453261</text:p>
          </table:table-cell>
          <table:table-cell office:value-type="float" office:value="0.00210101">
            <text:p>0.00210101</text:p>
          </table:table-cell>
          <table:table-cell office:value-type="float" office:value="0.0282904">
            <text:p>0.0282904</text:p>
          </table:table-cell>
          <table:table-cell office:value-type="float" office:value="0.00523643">
            <text:p>0.00523643</text:p>
          </table:table-cell>
          <table:table-cell office:value-type="float" office:value="0.0106096">
            <text:p>0.0106096</text:p>
          </table:table-cell>
          <table:table-cell office:value-type="float" office:value="-0.12791">
            <text:p>-0.12791</text:p>
          </table:table-cell>
          <table:table-cell office:value-type="float" office:value="-0.135637">
            <text:p>-0.135637</text:p>
          </table:table-cell>
          <table:table-cell office:value-type="float" office:value="0.0762886">
            <text:p>0.0762886</text:p>
          </table:table-cell>
          <table:table-cell/>
          <table:table-cell office:value-type="float" office:value="24.1513">
            <text:p>24.1513</text:p>
          </table:table-cell>
          <table:table-cell office:value-type="float" office:value="-0.0102952">
            <text:p>-0.0102952</text:p>
          </table:table-cell>
          <table:table-cell office:value-type="float" office:value="-0.244738">
            <text:p>-0.244738</text:p>
          </table:table-cell>
          <table:table-cell office:value-type="float" office:value="0.91235">
            <text:p>0.91235</text:p>
          </table:table-cell>
          <table:table-cell office:value-type="float" office:value="0.0208168">
            <text:p>0.0208168</text:p>
          </table:table-cell>
          <table:table-cell office:value-type="float" office:value="-0.33062">
            <text:p>-0.33062</text:p>
          </table:table-cell>
          <table:table-cell office:value-type="float" office:value="0.0150562">
            <text:p>0.0150562</text:p>
          </table:table-cell>
          <table:table-cell office:value-type="float" office:value="-0.128827">
            <text:p>-0.128827</text:p>
          </table:table-cell>
          <table:table-cell office:value-type="float" office:value="0.0487697">
            <text:p>0.0487697</text:p>
          </table:table-cell>
          <table:table-cell office:value-type="float" office:value="0.0048993">
            <text:p>0.0048993</text:p>
          </table:table-cell>
          <table:table-cell office:value-type="float" office:value="-0.00104167">
            <text:p>-0.00104167</text:p>
          </table:table-cell>
          <table:table-cell office:value-type="float" office:value="0.527945">
            <text:p>0.527945</text:p>
          </table:table-cell>
          <table:table-cell office:value-type="float" office:value="0.717185">
            <text:p>0.717185</text:p>
          </table:table-cell>
          <table:table-cell office:value-type="float" office:value="-0.556228">
            <text:p>-0.556228</text:p>
          </table:table-cell>
          <table:table-cell/>
          <table:table-cell office:value-type="float" office:value="20.3673">
            <text:p>20.3673</text:p>
          </table:table-cell>
          <table:table-cell office:value-type="float" office:value="0.0548827">
            <text:p>0.0548827</text:p>
          </table:table-cell>
          <table:table-cell office:value-type="float" office:value="-0.231863">
            <text:p>-0.231863</text:p>
          </table:table-cell>
          <table:table-cell office:value-type="float" office:value="0.888963">
            <text:p>0.888963</text:p>
          </table:table-cell>
          <table:table-cell office:value-type="float" office:value="0.0221192">
            <text:p>0.0221192</text:p>
          </table:table-cell>
          <table:table-cell office:value-type="float" office:value="-0.266801">
            <text:p>-0.266801</text:p>
          </table:table-cell>
          <table:table-cell office:value-type="float" office:value="-0.0193437">
            <text:p>-0.0193437</text:p>
          </table:table-cell>
          <table:table-cell office:value-type="float" office:value="-0.0663513">
            <text:p>-0.0663513</text:p>
          </table:table-cell>
          <table:table-cell office:value-type="float" office:value="0.118678">
            <text:p>0.118678</text:p>
          </table:table-cell>
          <table:table-cell office:value-type="float" office:value="0.0156262">
            <text:p>0.0156262</text:p>
          </table:table-cell>
          <table:table-cell office:value-type="float" office:value="0.0121255">
            <text:p>0.0121255</text:p>
          </table:table-cell>
          <table:table-cell office:value-type="float" office:value="0.255596">
            <text:p>0.255596</text:p>
          </table:table-cell>
          <table:table-cell office:value-type="float" office:value="0.208545">
            <text:p>0.208545</text:p>
          </table:table-cell>
          <table:table-cell office:value-type="float" office:value="-0.0891813">
            <text:p>-0.0891813</text:p>
          </table:table-cell>
        </table:table-row>
        <table:table-row table:style-name="ro4">
          <table:table-cell table:number-columns-repeated="15"/>
          <table:table-cell office:value-type="float" office:value="22.593">
            <text:p>22.593</text:p>
          </table:table-cell>
          <table:table-cell office:value-type="float" office:value="-0.128419">
            <text:p>-0.128419</text:p>
          </table:table-cell>
          <table:table-cell office:value-type="float" office:value="-0.219964">
            <text:p>-0.219964</text:p>
          </table:table-cell>
          <table:table-cell office:value-type="float" office:value="0.926663">
            <text:p>0.926663</text:p>
          </table:table-cell>
          <table:table-cell office:value-type="float" office:value="0.0487598">
            <text:p>0.0487598</text:p>
          </table:table-cell>
          <table:table-cell office:value-type="float" office:value="-0.462525">
            <text:p>-0.462525</text:p>
          </table:table-cell>
          <table:table-cell office:value-type="float" office:value="-0.0126143">
            <text:p>-0.0126143</text:p>
          </table:table-cell>
          <table:table-cell office:value-type="float" office:value="-0.0787812">
            <text:p>-0.0787812</text:p>
          </table:table-cell>
          <table:table-cell office:value-type="float" office:value="0.0433093">
            <text:p>0.0433093</text:p>
          </table:table-cell>
          <table:table-cell office:value-type="float" office:value="-0.0075438">
            <text:p>-0.0075438</text:p>
          </table:table-cell>
          <table:table-cell office:value-type="float" office:value="-0.0093222">
            <text:p>-0.0093222</text:p>
          </table:table-cell>
          <table:table-cell office:value-type="float" office:value="-0.126959">
            <text:p>-0.126959</text:p>
          </table:table-cell>
          <table:table-cell office:value-type="float" office:value="0.0236578">
            <text:p>0.0236578</text:p>
          </table:table-cell>
          <table:table-cell office:value-type="float" office:value="0.0299063">
            <text:p>0.0299063</text:p>
          </table:table-cell>
          <table:table-cell/>
          <table:table-cell office:value-type="float" office:value="18.5857">
            <text:p>18.5857</text:p>
          </table:table-cell>
          <table:table-cell office:value-type="float" office:value="-0.106846">
            <text:p>-0.106846</text:p>
          </table:table-cell>
          <table:table-cell office:value-type="float" office:value="0.0713359">
            <text:p>0.0713359</text:p>
          </table:table-cell>
          <table:table-cell office:value-type="float" office:value="0.789432">
            <text:p>0.789432</text:p>
          </table:table-cell>
          <table:table-cell office:value-type="float" office:value="0.0148087">
            <text:p>0.0148087</text:p>
          </table:table-cell>
          <table:table-cell office:value-type="float" office:value="-0.00822821">
            <text:p>-0.00822821</text:p>
          </table:table-cell>
          <table:table-cell office:value-type="float" office:value="-0.0225291">
            <text:p>-0.0225291</text:p>
          </table:table-cell>
          <table:table-cell office:value-type="float" office:value="0.00712517">
            <text:p>0.00712517</text:p>
          </table:table-cell>
          <table:table-cell office:value-type="float" office:value="0.0378781">
            <text:p>0.0378781</text:p>
          </table:table-cell>
          <table:table-cell office:value-type="float" office:value="0.0554248">
            <text:p>0.0554248</text:p>
          </table:table-cell>
          <table:table-cell office:value-type="float" office:value="-0.0376488">
            <text:p>-0.0376488</text:p>
          </table:table-cell>
          <table:table-cell office:value-type="float" office:value="-0.158412">
            <text:p>-0.158412</text:p>
          </table:table-cell>
          <table:table-cell office:value-type="float" office:value="-0.0971775">
            <text:p>-0.0971775</text:p>
          </table:table-cell>
          <table:table-cell office:value-type="float" office:value="0.129014">
            <text:p>0.129014</text:p>
          </table:table-cell>
          <table:table-cell/>
          <table:table-cell office:value-type="float" office:value="24.1831">
            <text:p>24.1831</text:p>
          </table:table-cell>
          <table:table-cell office:value-type="float" office:value="-0.00820748">
            <text:p>-0.00820748</text:p>
          </table:table-cell>
          <table:table-cell office:value-type="float" office:value="-0.243855">
            <text:p>-0.243855</text:p>
          </table:table-cell>
          <table:table-cell office:value-type="float" office:value="0.911753">
            <text:p>0.911753</text:p>
          </table:table-cell>
          <table:table-cell office:value-type="float" office:value="0.0207108">
            <text:p>0.0207108</text:p>
          </table:table-cell>
          <table:table-cell office:value-type="float" office:value="-0.374372">
            <text:p>-0.374372</text:p>
          </table:table-cell>
          <table:table-cell office:value-type="float" office:value="-0.0383033">
            <text:p>-0.0383033</text:p>
          </table:table-cell>
          <table:table-cell office:value-type="float" office:value="-0.0911232">
            <text:p>-0.0911232</text:p>
          </table:table-cell>
          <table:table-cell office:value-type="float" office:value="0.0655773">
            <text:p>0.0655773</text:p>
          </table:table-cell>
          <table:table-cell office:value-type="float" office:value="0.0277315">
            <text:p>0.0277315</text:p>
          </table:table-cell>
          <table:table-cell office:value-type="float" office:value="-0.0187497">
            <text:p>-0.0187497</text:p>
          </table:table-cell>
          <table:table-cell office:value-type="float" office:value="-0.2961">
            <text:p>-0.2961</text:p>
          </table:table-cell>
          <table:table-cell office:value-type="float" office:value="-0.262517">
            <text:p>-0.262517</text:p>
          </table:table-cell>
          <table:table-cell office:value-type="float" office:value="0.137914">
            <text:p>0.137914</text:p>
          </table:table-cell>
          <table:table-cell/>
          <table:table-cell office:value-type="float" office:value="20.4341">
            <text:p>20.4341</text:p>
          </table:table-cell>
          <table:table-cell office:value-type="float" office:value="0.0639519">
            <text:p>0.0639519</text:p>
          </table:table-cell>
          <table:table-cell office:value-type="float" office:value="-0.229888">
            <text:p>-0.229888</text:p>
          </table:table-cell>
          <table:table-cell office:value-type="float" office:value="0.889375">
            <text:p>0.889375</text:p>
          </table:table-cell>
          <table:table-cell office:value-type="float" office:value="0.0218444">
            <text:p>0.0218444</text:p>
          </table:table-cell>
          <table:table-cell office:value-type="float" office:value="-0.31565">
            <text:p>-0.31565</text:p>
          </table:table-cell>
          <table:table-cell office:value-type="float" office:value="-0.0564022">
            <text:p>-0.0564022</text:p>
          </table:table-cell>
          <table:table-cell office:value-type="float" office:value="-0.042138">
            <text:p>-0.042138</text:p>
          </table:table-cell>
          <table:table-cell office:value-type="float" office:value="0.135753">
            <text:p>0.135753</text:p>
          </table:table-cell>
          <table:table-cell office:value-type="float" office:value="0.0295582">
            <text:p>0.0295582</text:p>
          </table:table-cell>
          <table:table-cell office:value-type="float" office:value="0.00616767">
            <text:p>0.00616767</text:p>
          </table:table-cell>
          <table:table-cell office:value-type="float" office:value="-0.951943">
            <text:p>-0.951943</text:p>
          </table:table-cell>
          <table:table-cell office:value-type="float" office:value="-0.609767">
            <text:p>-0.609767</text:p>
          </table:table-cell>
          <table:table-cell office:value-type="float" office:value="0.405316">
            <text:p>0.405316</text:p>
          </table:table-cell>
        </table:table-row>
        <table:table-row table:style-name="ro4">
          <table:table-cell table:number-columns-repeated="15"/>
          <table:table-cell office:value-type="float" office:value="22.8254">
            <text:p>22.8254</text:p>
          </table:table-cell>
          <table:table-cell office:value-type="float" office:value="-0.125211">
            <text:p>-0.125211</text:p>
          </table:table-cell>
          <table:table-cell office:value-type="float" office:value="-0.220439">
            <text:p>-0.220439</text:p>
          </table:table-cell>
          <table:table-cell office:value-type="float" office:value="0.926111">
            <text:p>0.926111</text:p>
          </table:table-cell>
          <table:table-cell office:value-type="float" office:value="0.0472682">
            <text:p>0.0472682</text:p>
          </table:table-cell>
          <table:table-cell office:value-type="float" office:value="-0.451214">
            <text:p>-0.451214</text:p>
          </table:table-cell>
          <table:table-cell office:value-type="float" office:value="-0.0141251">
            <text:p>-0.0141251</text:p>
          </table:table-cell>
          <table:table-cell office:value-type="float" office:value="-0.0813449">
            <text:p>-0.0813449</text:p>
          </table:table-cell>
          <table:table-cell office:value-type="float" office:value="0.013808">
            <text:p>0.013808</text:p>
          </table:table-cell>
          <table:table-cell office:value-type="float" office:value="-0.00204646">
            <text:p>-0.00204646</text:p>
          </table:table-cell>
          <table:table-cell office:value-type="float" office:value="-0.0023729">
            <text:p>-0.0023729</text:p>
          </table:table-cell>
          <table:table-cell office:value-type="float" office:value="0.0316494">
            <text:p>0.0316494</text:p>
          </table:table-cell>
          <table:table-cell office:value-type="float" office:value="0.00178777">
            <text:p>0.00178777</text:p>
          </table:table-cell>
          <table:table-cell office:value-type="float" office:value="-0.00748435">
            <text:p>-0.00748435</text:p>
          </table:table-cell>
          <table:table-cell/>
          <table:table-cell office:value-type="float" office:value="18.8183">
            <text:p>18.8183</text:p>
          </table:table-cell>
          <table:table-cell office:value-type="float" office:value="-0.106605">
            <text:p>-0.106605</text:p>
          </table:table-cell>
          <table:table-cell office:value-type="float" office:value="0.0789698">
            <text:p>0.0789698</text:p>
          </table:table-cell>
          <table:table-cell office:value-type="float" office:value="0.787654">
            <text:p>0.787654</text:p>
          </table:table-cell>
          <table:table-cell office:value-type="float" office:value="0.0140483">
            <text:p>0.0140483</text:p>
          </table:table-cell>
          <table:table-cell office:value-type="float" office:value="0.00158256">
            <text:p>0.00158256</text:p>
          </table:table-cell>
          <table:table-cell office:value-type="float" office:value="0.00138952">
            <text:p>0.00138952</text:p>
          </table:table-cell>
          <table:table-cell office:value-type="float" office:value="0.00129122">
            <text:p>0.00129122</text:p>
          </table:table-cell>
          <table:table-cell office:value-type="float" office:value="0.0010364">
            <text:p>0.0010364</text:p>
          </table:table-cell>
          <table:table-cell office:value-type="float" office:value="0.0328243">
            <text:p>0.0328243</text:p>
          </table:table-cell>
          <table:table-cell office:value-type="float" office:value="-0.0076441">
            <text:p>-0.0076441</text:p>
          </table:table-cell>
          <table:table-cell office:value-type="float" office:value="0.151721">
            <text:p>0.151721</text:p>
          </table:table-cell>
          <table:table-cell office:value-type="float" office:value="0.352593">
            <text:p>0.352593</text:p>
          </table:table-cell>
          <table:table-cell office:value-type="float" office:value="-0.0365453">
            <text:p>-0.0365453</text:p>
          </table:table-cell>
          <table:table-cell/>
          <table:table-cell office:value-type="float" office:value="24.2831">
            <text:p>24.2831</text:p>
          </table:table-cell>
          <table:table-cell office:value-type="float" office:value="-0.00461111">
            <text:p>-0.00461111</text:p>
          </table:table-cell>
          <table:table-cell office:value-type="float" office:value="-0.243706">
            <text:p>-0.243706</text:p>
          </table:table-cell>
          <table:table-cell office:value-type="float" office:value="0.911257">
            <text:p>0.911257</text:p>
          </table:table-cell>
          <table:table-cell office:value-type="float" office:value="0.0203816">
            <text:p>0.0203816</text:p>
          </table:table-cell>
          <table:table-cell office:value-type="float" office:value="-0.33989">
            <text:p>-0.33989</text:p>
          </table:table-cell>
          <table:table-cell office:value-type="float" office:value="-0.0230691">
            <text:p>-0.0230691</text:p>
          </table:table-cell>
          <table:table-cell office:value-type="float" office:value="-0.0939388">
            <text:p>-0.0939388</text:p>
          </table:table-cell>
          <table:table-cell office:value-type="float" office:value="0.0359842">
            <text:p>0.0359842</text:p>
          </table:table-cell>
          <table:table-cell office:value-type="float" office:value="0.0014948">
            <text:p>0.0014948</text:p>
          </table:table-cell>
          <table:table-cell office:value-type="float" office:value="-0.00496613">
            <text:p>-0.00496613</text:p>
          </table:table-cell>
          <table:table-cell office:value-type="float" office:value="0.28777">
            <text:p>0.28777</text:p>
          </table:table-cell>
          <table:table-cell office:value-type="float" office:value="0.0410035">
            <text:p>0.0410035</text:p>
          </table:table-cell>
          <table:table-cell office:value-type="float" office:value="0.0757362">
            <text:p>0.0757362</text:p>
          </table:table-cell>
          <table:table-cell/>
          <table:table-cell office:value-type="float" office:value="20.4965">
            <text:p>20.4965</text:p>
          </table:table-cell>
          <table:table-cell office:value-type="float" office:value="0.0687174">
            <text:p>0.0687174</text:p>
          </table:table-cell>
          <table:table-cell office:value-type="float" office:value="-0.230422">
            <text:p>-0.230422</text:p>
          </table:table-cell>
          <table:table-cell office:value-type="float" office:value="0.891342">
            <text:p>0.891342</text:p>
          </table:table-cell>
          <table:table-cell office:value-type="float" office:value="0.0215905">
            <text:p>0.0215905</text:p>
          </table:table-cell>
          <table:table-cell office:value-type="float" office:value="-0.25649">
            <text:p>-0.25649</text:p>
          </table:table-cell>
          <table:table-cell office:value-type="float" office:value="-0.0276203">
            <text:p>-0.0276203</text:p>
          </table:table-cell>
          <table:table-cell office:value-type="float" office:value="-0.0548522">
            <text:p>-0.0548522</text:p>
          </table:table-cell>
          <table:table-cell office:value-type="float" office:value="0.0762842">
            <text:p>0.0762842</text:p>
          </table:table-cell>
          <table:table-cell office:value-type="float" office:value="-0.00853468">
            <text:p>-0.00853468</text:p>
          </table:table-cell>
          <table:table-cell office:value-type="float" office:value="0.0314882">
            <text:p>0.0314882</text:p>
          </table:table-cell>
          <table:table-cell office:value-type="float" office:value="0.261494">
            <text:p>0.261494</text:p>
          </table:table-cell>
          <table:table-cell office:value-type="float" office:value="0.0551103">
            <text:p>0.0551103</text:p>
          </table:table-cell>
          <table:table-cell office:value-type="float" office:value="0.0611055">
            <text:p>0.0611055</text:p>
          </table:table-cell>
        </table:table-row>
        <table:table-row table:style-name="ro4">
          <table:table-cell table:number-columns-repeated="15"/>
          <table:table-cell office:value-type="float" office:value="23.2571">
            <text:p>23.2571</text:p>
          </table:table-cell>
          <table:table-cell office:value-type="float" office:value="-0.113349">
            <text:p>-0.113349</text:p>
          </table:table-cell>
          <table:table-cell office:value-type="float" office:value="-0.22099">
            <text:p>-0.22099</text:p>
          </table:table-cell>
          <table:table-cell office:value-type="float" office:value="0.923691">
            <text:p>0.923691</text:p>
          </table:table-cell>
          <table:table-cell office:value-type="float" office:value="0.0446167">
            <text:p>0.0446167</text:p>
          </table:table-cell>
          <table:table-cell office:value-type="float" office:value="-0.435477">
            <text:p>-0.435477</text:p>
          </table:table-cell>
          <table:table-cell office:value-type="float" office:value="-0.0132654">
            <text:p>-0.0132654</text:p>
          </table:table-cell>
          <table:table-cell office:value-type="float" office:value="-0.0839051">
            <text:p>-0.0839051</text:p>
          </table:table-cell>
          <table:table-cell office:value-type="float" office:value="0.027473">
            <text:p>0.027473</text:p>
          </table:table-cell>
          <table:table-cell office:value-type="float" office:value="-0.00127457">
            <text:p>-0.00127457</text:p>
          </table:table-cell>
          <table:table-cell office:value-type="float" office:value="-0.00560436">
            <text:p>-0.00560436</text:p>
          </table:table-cell>
          <table:table-cell office:value-type="float" office:value="0.0749163">
            <text:p>0.0749163</text:p>
          </table:table-cell>
          <table:table-cell office:value-type="float" office:value="0.0217845">
            <text:p>0.0217845</text:p>
          </table:table-cell>
          <table:table-cell office:value-type="float" office:value="-0.00382509">
            <text:p>-0.00382509</text:p>
          </table:table-cell>
          <table:table-cell/>
          <table:table-cell office:value-type="float" office:value="18.8855">
            <text:p>18.8855</text:p>
          </table:table-cell>
          <table:table-cell office:value-type="float" office:value="-0.10585">
            <text:p>-0.10585</text:p>
          </table:table-cell>
          <table:table-cell office:value-type="float" office:value="0.0827697">
            <text:p>0.0827697</text:p>
          </table:table-cell>
          <table:table-cell office:value-type="float" office:value="0.786975">
            <text:p>0.786975</text:p>
          </table:table-cell>
          <table:table-cell office:value-type="float" office:value="0.0138359">
            <text:p>0.0138359</text:p>
          </table:table-cell>
          <table:table-cell office:value-type="float" office:value="-0.0036563">
            <text:p>-0.0036563</text:p>
          </table:table-cell>
          <table:table-cell office:value-type="float" office:value="-0.0101022">
            <text:p>-0.0101022</text:p>
          </table:table-cell>
          <table:table-cell office:value-type="float" office:value="0.00261798">
            <text:p>0.00261798</text:p>
          </table:table-cell>
          <table:table-cell office:value-type="float" office:value="0.0112355">
            <text:p>0.0112355</text:p>
          </table:table-cell>
          <table:table-cell office:value-type="float" office:value="0.0565267">
            <text:p>0.0565267</text:p>
          </table:table-cell>
          <table:table-cell office:value-type="float" office:value="-0.0101008">
            <text:p>-0.0101008</text:p>
          </table:table-cell>
          <table:table-cell office:value-type="float" office:value="-0.0200408">
            <text:p>-0.0200408</text:p>
          </table:table-cell>
          <table:table-cell office:value-type="float" office:value="-0.0760859">
            <text:p>-0.0760859</text:p>
          </table:table-cell>
          <table:table-cell office:value-type="float" office:value="0.0183053">
            <text:p>0.0183053</text:p>
          </table:table-cell>
          <table:table-cell/>
          <table:table-cell office:value-type="float" office:value="24.5509">
            <text:p>24.5509</text:p>
          </table:table-cell>
          <table:table-cell office:value-type="float" office:value="0.0256615">
            <text:p>0.0256615</text:p>
          </table:table-cell>
          <table:table-cell office:value-type="float" office:value="-0.240365">
            <text:p>-0.240365</text:p>
          </table:table-cell>
          <table:table-cell office:value-type="float" office:value="0.915358">
            <text:p>0.915358</text:p>
          </table:table-cell>
          <table:table-cell office:value-type="float" office:value="0.0195251">
            <text:p>0.0195251</text:p>
          </table:table-cell>
          <table:table-cell office:value-type="float" office:value="-0.327267">
            <text:p>-0.327267</text:p>
          </table:table-cell>
          <table:table-cell office:value-type="float" office:value="-0.0220141">
            <text:p>-0.0220141</text:p>
          </table:table-cell>
          <table:table-cell office:value-type="float" office:value="-0.0931823">
            <text:p>-0.0931823</text:p>
          </table:table-cell>
          <table:table-cell office:value-type="float" office:value="0.113046">
            <text:p>0.113046</text:p>
          </table:table-cell>
          <table:table-cell office:value-type="float" office:value="0.0124751">
            <text:p>0.0124751</text:p>
          </table:table-cell>
          <table:table-cell office:value-type="float" office:value="0.0153153">
            <text:p>0.0153153</text:p>
          </table:table-cell>
          <table:table-cell office:value-type="float" office:value="-0.138977">
            <text:p>-0.138977</text:p>
          </table:table-cell>
          <table:table-cell office:value-type="float" office:value="-0.0156322">
            <text:p>-0.0156322</text:p>
          </table:table-cell>
          <table:table-cell office:value-type="float" office:value="-0.014963">
            <text:p>-0.014963</text:p>
          </table:table-cell>
          <table:table-cell/>
          <table:table-cell office:value-type="float" office:value="20.7335">
            <text:p>20.7335</text:p>
          </table:table-cell>
          <table:table-cell office:value-type="float" office:value="0.101476">
            <text:p>0.101476</text:p>
          </table:table-cell>
          <table:table-cell office:value-type="float" office:value="-0.229349">
            <text:p>-0.229349</text:p>
          </table:table-cell>
          <table:table-cell office:value-type="float" office:value="0.902235">
            <text:p>0.902235</text:p>
          </table:table-cell>
          <table:table-cell office:value-type="float" office:value="0.020654">
            <text:p>0.020654</text:p>
          </table:table-cell>
          <table:table-cell office:value-type="float" office:value="-0.23814">
            <text:p>-0.23814</text:p>
          </table:table-cell>
          <table:table-cell office:value-type="float" office:value="-0.0297164">
            <text:p>-0.0297164</text:p>
          </table:table-cell>
          <table:table-cell office:value-type="float" office:value="-0.0491845">
            <text:p>-0.0491845</text:p>
          </table:table-cell>
          <table:table-cell office:value-type="float" office:value="0.138248">
            <text:p>0.138248</text:p>
          </table:table-cell>
          <table:table-cell office:value-type="float" office:value="0.00452421">
            <text:p>0.00452421</text:p>
          </table:table-cell>
          <table:table-cell office:value-type="float" office:value="0.0459677">
            <text:p>0.0459677</text:p>
          </table:table-cell>
          <table:table-cell office:value-type="float" office:value="-0.143061">
            <text:p>-0.143061</text:p>
          </table:table-cell>
          <table:table-cell office:value-type="float" office:value="-0.0328048">
            <text:p>-0.0328048</text:p>
          </table:table-cell>
          <table:table-cell office:value-type="float" office:value="-0.0710414">
            <text:p>-0.0710414</text:p>
          </table:table-cell>
        </table:table-row>
        <table:table-row table:style-name="ro4">
          <table:table-cell table:number-columns-repeated="15"/>
          <table:table-cell office:value-type="float" office:value="23.4251">
            <text:p>23.4251</text:p>
          </table:table-cell>
          <table:table-cell office:value-type="float" office:value="-0.10662">
            <text:p>-0.10662</text:p>
          </table:table-cell>
          <table:table-cell office:value-type="float" office:value="-0.220589">
            <text:p>-0.220589</text:p>
          </table:table-cell>
          <table:table-cell office:value-type="float" office:value="0.922642">
            <text:p>0.922642</text:p>
          </table:table-cell>
          <table:table-cell office:value-type="float" office:value="0.0436257">
            <text:p>0.0436257</text:p>
          </table:table-cell>
          <table:table-cell office:value-type="float" office:value="-0.431561">
            <text:p>-0.431561</text:p>
          </table:table-cell>
          <table:table-cell office:value-type="float" office:value="-0.014044">
            <text:p>-0.014044</text:p>
          </table:table-cell>
          <table:table-cell office:value-type="float" office:value="-0.0845213">
            <text:p>-0.0845213</text:p>
          </table:table-cell>
          <table:table-cell office:value-type="float" office:value="0.0400577">
            <text:p>0.0400577</text:p>
          </table:table-cell>
          <table:table-cell office:value-type="float" office:value="0.00238489">
            <text:p>0.00238489</text:p>
          </table:table-cell>
          <table:table-cell office:value-type="float" office:value="-0.00624692">
            <text:p>-0.00624692</text:p>
          </table:table-cell>
          <table:table-cell office:value-type="float" office:value="0.0195256">
            <text:p>0.0195256</text:p>
          </table:table-cell>
          <table:table-cell office:value-type="float" office:value="0.000111466">
            <text:p>0.000111466</text:p>
          </table:table-cell>
          <table:table-cell office:value-type="float" office:value="0.00386041">
            <text:p>0.00386041</text:p>
          </table:table-cell>
          <table:table-cell/>
          <table:table-cell office:value-type="float" office:value="19.5183">
            <text:p>19.5183</text:p>
          </table:table-cell>
          <table:table-cell office:value-type="float" office:value="-0.106765">
            <text:p>-0.106765</text:p>
          </table:table-cell>
          <table:table-cell office:value-type="float" office:value="0.0880724">
            <text:p>0.0880724</text:p>
          </table:table-cell>
          <table:table-cell office:value-type="float" office:value="0.787914">
            <text:p>0.787914</text:p>
          </table:table-cell>
          <table:table-cell office:value-type="float" office:value="0.0119872">
            <text:p>0.0119872</text:p>
          </table:table-cell>
          <table:table-cell office:value-type="float" office:value="-0.00393091">
            <text:p>-0.00393091</text:p>
          </table:table-cell>
          <table:table-cell office:value-type="float" office:value="-0.00633982">
            <text:p>-0.00633982</text:p>
          </table:table-cell>
          <table:table-cell office:value-type="float" office:value="0.00273417">
            <text:p>0.00273417</text:p>
          </table:table-cell>
          <table:table-cell office:value-type="float" office:value="-0.00144621">
            <text:p>-0.00144621</text:p>
          </table:table-cell>
          <table:table-cell office:value-type="float" office:value="0.00837982">
            <text:p>0.00837982</text:p>
          </table:table-cell>
          <table:table-cell office:value-type="float" office:value="0.00148274">
            <text:p>0.00148274</text:p>
          </table:table-cell>
          <table:table-cell office:value-type="float" office:value="0.00793479">
            <text:p>0.00793479</text:p>
          </table:table-cell>
          <table:table-cell office:value-type="float" office:value="-0.00977099">
            <text:p>-0.00977099</text:p>
          </table:table-cell>
          <table:table-cell office:value-type="float" office:value="-0.0266912">
            <text:p>-0.0266912</text:p>
          </table:table-cell>
          <table:table-cell/>
          <table:table-cell office:value-type="float" office:value="24.9234">
            <text:p>24.9234</text:p>
          </table:table-cell>
          <table:table-cell office:value-type="float" office:value="0.0484878">
            <text:p>0.0484878</text:p>
          </table:table-cell>
          <table:table-cell office:value-type="float" office:value="-0.237887">
            <text:p>-0.237887</text:p>
          </table:table-cell>
          <table:table-cell office:value-type="float" office:value="0.918987">
            <text:p>0.918987</text:p>
          </table:table-cell>
          <table:table-cell office:value-type="float" office:value="0.018393">
            <text:p>0.018393</text:p>
          </table:table-cell>
          <table:table-cell office:value-type="float" office:value="-0.218475">
            <text:p>-0.218475</text:p>
          </table:table-cell>
          <table:table-cell office:value-type="float" office:value="-0.0463041">
            <text:p>-0.0463041</text:p>
          </table:table-cell>
          <table:table-cell office:value-type="float" office:value="-0.12608">
            <text:p>-0.12608</text:p>
          </table:table-cell>
          <table:table-cell office:value-type="float" office:value="0.0612686">
            <text:p>0.0612686</text:p>
          </table:table-cell>
          <table:table-cell office:value-type="float" office:value="0.00665116">
            <text:p>0.00665116</text:p>
          </table:table-cell>
          <table:table-cell office:value-type="float" office:value="0.00974062">
            <text:p>0.00974062</text:p>
          </table:table-cell>
          <table:table-cell office:value-type="float" office:value="1.43863">
            <text:p>1.43863</text:p>
          </table:table-cell>
          <table:table-cell office:value-type="float" office:value="-0.472186">
            <text:p>-0.472186</text:p>
          </table:table-cell>
          <table:table-cell office:value-type="float" office:value="-0.643284">
            <text:p>-0.643284</text:p>
          </table:table-cell>
          <table:table-cell/>
          <table:table-cell office:value-type="float" office:value="21.0004">
            <text:p>21.0004</text:p>
          </table:table-cell>
          <table:table-cell office:value-type="float" office:value="0.128186">
            <text:p>0.128186</text:p>
          </table:table-cell>
          <table:table-cell office:value-type="float" office:value="-0.230479">
            <text:p>-0.230479</text:p>
          </table:table-cell>
          <table:table-cell office:value-type="float" office:value="0.909443">
            <text:p>0.909443</text:p>
          </table:table-cell>
          <table:table-cell office:value-type="float" office:value="0.0196476">
            <text:p>0.0196476</text:p>
          </table:table-cell>
          <table:table-cell office:value-type="float" office:value="-0.205529">
            <text:p>-0.205529</text:p>
          </table:table-cell>
          <table:table-cell office:value-type="float" office:value="-0.0316653">
            <text:p>-0.0316653</text:p>
          </table:table-cell>
          <table:table-cell office:value-type="float" office:value="-0.0499884">
            <text:p>-0.0499884</text:p>
          </table:table-cell>
          <table:table-cell office:value-type="float" office:value="0.100058">
            <text:p>0.100058</text:p>
          </table:table-cell>
          <table:table-cell office:value-type="float" office:value="-0.00423287">
            <text:p>-0.00423287</text:p>
          </table:table-cell>
          <table:table-cell office:value-type="float" office:value="0.0270036">
            <text:p>0.0270036</text:p>
          </table:table-cell>
          <table:table-cell office:value-type="float" office:value="0.047084">
            <text:p>0.047084</text:p>
          </table:table-cell>
          <table:table-cell office:value-type="float" office:value="-0.0333334">
            <text:p>-0.0333334</text:p>
          </table:table-cell>
          <table:table-cell office:value-type="float" office:value="-0.199025">
            <text:p>-0.199025</text:p>
          </table:table-cell>
        </table:table-row>
        <table:table-row table:style-name="ro4">
          <table:table-cell table:number-columns-repeated="15"/>
          <table:table-cell office:value-type="float" office:value="23.5927">
            <text:p>23.5927</text:p>
          </table:table-cell>
          <table:table-cell office:value-type="float" office:value="-0.0993603">
            <text:p>-0.0993603</text:p>
          </table:table-cell>
          <table:table-cell office:value-type="float" office:value="-0.220186">
            <text:p>-0.220186</text:p>
          </table:table-cell>
          <table:table-cell office:value-type="float" office:value="0.921704">
            <text:p>0.921704</text:p>
          </table:table-cell>
          <table:table-cell office:value-type="float" office:value="0.0426593">
            <text:p>0.0426593</text:p>
          </table:table-cell>
          <table:table-cell office:value-type="float" office:value="-0.431643">
            <text:p>-0.431643</text:p>
          </table:table-cell>
          <table:table-cell office:value-type="float" office:value="-0.01533">
            <text:p>-0.01533</text:p>
          </table:table-cell>
          <table:table-cell office:value-type="float" office:value="-0.0909107">
            <text:p>-0.0909107</text:p>
          </table:table-cell>
          <table:table-cell office:value-type="float" office:value="0.0433292">
            <text:p>0.0433292</text:p>
          </table:table-cell>
          <table:table-cell office:value-type="float" office:value="0.00240356">
            <text:p>0.00240356</text:p>
          </table:table-cell>
          <table:table-cell office:value-type="float" office:value="-0.00560013">
            <text:p>-0.00560013</text:p>
          </table:table-cell>
          <table:table-cell office:value-type="float" office:value="-0.0895653">
            <text:p>-0.0895653</text:p>
          </table:table-cell>
          <table:table-cell office:value-type="float" office:value="-0.0242349">
            <text:p>-0.0242349</text:p>
          </table:table-cell>
          <table:table-cell office:value-type="float" office:value="-0.0755663">
            <text:p>-0.0755663</text:p>
          </table:table-cell>
          <table:table-cell/>
          <table:table-cell office:value-type="float" office:value="19.8859">
            <text:p>19.8859</text:p>
          </table:table-cell>
          <table:table-cell office:value-type="float" office:value="-0.106225">
            <text:p>-0.106225</text:p>
          </table:table-cell>
          <table:table-cell office:value-type="float" office:value="0.0898325">
            <text:p>0.0898325</text:p>
          </table:table-cell>
          <table:table-cell office:value-type="float" office:value="0.784852">
            <text:p>0.784852</text:p>
          </table:table-cell>
          <table:table-cell office:value-type="float" office:value="0.0110289">
            <text:p>0.0110289</text:p>
          </table:table-cell>
          <table:table-cell office:value-type="float" office:value="-0.0045247">
            <text:p>-0.0045247</text:p>
          </table:table-cell>
          <table:table-cell office:value-type="float" office:value="0.00307616">
            <text:p>0.00307616</text:p>
          </table:table-cell>
          <table:table-cell office:value-type="float" office:value="0.00126896">
            <text:p>0.00126896</text:p>
          </table:table-cell>
          <table:table-cell office:value-type="float" office:value="0.00147062">
            <text:p>0.00147062</text:p>
          </table:table-cell>
          <table:table-cell office:value-type="float" office:value="0.004788">
            <text:p>0.004788</text:p>
          </table:table-cell>
          <table:table-cell office:value-type="float" office:value="-0.00832894">
            <text:p>-0.00832894</text:p>
          </table:table-cell>
          <table:table-cell office:value-type="float" office:value="-0.0345397">
            <text:p>-0.0345397</text:p>
          </table:table-cell>
          <table:table-cell office:value-type="float" office:value="0.185628">
            <text:p>0.185628</text:p>
          </table:table-cell>
          <table:table-cell office:value-type="float" office:value="0.0345715">
            <text:p>0.0345715</text:p>
          </table:table-cell>
          <table:table-cell/>
          <table:table-cell office:value-type="float" office:value="24.9518">
            <text:p>24.9518</text:p>
          </table:table-cell>
          <table:table-cell office:value-type="float" office:value="0.0513782">
            <text:p>0.0513782</text:p>
          </table:table-cell>
          <table:table-cell office:value-type="float" office:value="-0.238078">
            <text:p>-0.238078</text:p>
          </table:table-cell>
          <table:table-cell office:value-type="float" office:value="0.918747">
            <text:p>0.918747</text:p>
          </table:table-cell>
          <table:table-cell office:value-type="float" office:value="0.0183097">
            <text:p>0.0183097</text:p>
          </table:table-cell>
          <table:table-cell office:value-type="float" office:value="-0.357146">
            <text:p>-0.357146</text:p>
          </table:table-cell>
          <table:table-cell office:value-type="float" office:value="-0.0170144">
            <text:p>-0.0170144</text:p>
          </table:table-cell>
          <table:table-cell office:value-type="float" office:value="-0.0689529">
            <text:p>-0.0689529</text:p>
          </table:table-cell>
          <table:table-cell office:value-type="float" office:value="0.102025">
            <text:p>0.102025</text:p>
          </table:table-cell>
          <table:table-cell office:value-type="float" office:value="-0.00672587">
            <text:p>-0.00672587</text:p>
          </table:table-cell>
          <table:table-cell office:value-type="float" office:value="-0.00848361">
            <text:p>-0.00848361</text:p>
          </table:table-cell>
          <table:table-cell office:value-type="float" office:value="-1.0889">
            <text:p>-1.0889</text:p>
          </table:table-cell>
          <table:table-cell office:value-type="float" office:value="0.0618215">
            <text:p>0.0618215</text:p>
          </table:table-cell>
          <table:table-cell office:value-type="float" office:value="0.383581">
            <text:p>0.383581</text:p>
          </table:table-cell>
          <table:table-cell/>
          <table:table-cell office:value-type="float" office:value="21.1329">
            <text:p>21.1329</text:p>
          </table:table-cell>
          <table:table-cell office:value-type="float" office:value="0.142267">
            <text:p>0.142267</text:p>
          </table:table-cell>
          <table:table-cell office:value-type="float" office:value="-0.231625">
            <text:p>-0.231625</text:p>
          </table:table-cell>
          <table:table-cell office:value-type="float" office:value="0.909528">
            <text:p>0.909528</text:p>
          </table:table-cell>
          <table:table-cell office:value-type="float" office:value="0.0191666">
            <text:p>0.0191666</text:p>
          </table:table-cell>
          <table:table-cell office:value-type="float" office:value="-0.196625">
            <text:p>-0.196625</text:p>
          </table:table-cell>
          <table:table-cell office:value-type="float" office:value="-0.0331671">
            <text:p>-0.0331671</text:p>
          </table:table-cell>
          <table:table-cell office:value-type="float" office:value="-0.0276199">
            <text:p>-0.0276199</text:p>
          </table:table-cell>
          <table:table-cell office:value-type="float" office:value="0.106295">
            <text:p>0.106295</text:p>
          </table:table-cell>
          <table:table-cell office:value-type="float" office:value="-0.00864837">
            <text:p>-0.00864837</text:p>
          </table:table-cell>
          <table:table-cell office:value-type="float" office:value="0.00063971">
            <text:p>0.00063971</text:p>
          </table:table-cell>
          <table:table-cell office:value-type="float" office:value="-0.069009">
            <text:p>-0.069009</text:p>
          </table:table-cell>
          <table:table-cell office:value-type="float" office:value="-0.0324505">
            <text:p>-0.0324505</text:p>
          </table:table-cell>
          <table:table-cell office:value-type="float" office:value="0.301794">
            <text:p>0.301794</text:p>
          </table:table-cell>
        </table:table-row>
        <table:table-row table:style-name="ro4">
          <table:table-cell table:number-columns-repeated="15"/>
          <table:table-cell office:value-type="float" office:value="23.6999">
            <text:p>23.6999</text:p>
          </table:table-cell>
          <table:table-cell office:value-type="float" office:value="-0.0957442">
            <text:p>-0.0957442</text:p>
          </table:table-cell>
          <table:table-cell office:value-type="float" office:value="-0.220207">
            <text:p>-0.220207</text:p>
          </table:table-cell>
          <table:table-cell office:value-type="float" office:value="0.920235">
            <text:p>0.920235</text:p>
          </table:table-cell>
          <table:table-cell office:value-type="float" office:value="0.0420521">
            <text:p>0.0420521</text:p>
          </table:table-cell>
          <table:table-cell office:value-type="float" office:value="-0.435793">
            <text:p>-0.435793</text:p>
          </table:table-cell>
          <table:table-cell office:value-type="float" office:value="-0.0125738">
            <text:p>-0.0125738</text:p>
          </table:table-cell>
          <table:table-cell office:value-type="float" office:value="-0.0791175">
            <text:p>-0.0791175</text:p>
          </table:table-cell>
          <table:table-cell office:value-type="float" office:value="0.0337261">
            <text:p>0.0337261</text:p>
          </table:table-cell>
          <table:table-cell office:value-type="float" office:value="-0.000194876">
            <text:p>-0.000194876</text:p>
          </table:table-cell>
          <table:table-cell office:value-type="float" office:value="-0.0137023">
            <text:p>-0.0137023</text:p>
          </table:table-cell>
          <table:table-cell office:value-type="float" office:value="-0.188759">
            <text:p>-0.188759</text:p>
          </table:table-cell>
          <table:table-cell office:value-type="float" office:value="0.0195745">
            <text:p>0.0195745</text:p>
          </table:table-cell>
          <table:table-cell office:value-type="float" office:value="0.127828">
            <text:p>0.127828</text:p>
          </table:table-cell>
          <table:table-cell/>
          <table:table-cell office:value-type="float" office:value="20.0214">
            <text:p>20.0214</text:p>
          </table:table-cell>
          <table:table-cell office:value-type="float" office:value="-0.106659">
            <text:p>-0.106659</text:p>
          </table:table-cell>
          <table:table-cell office:value-type="float" office:value="0.0938897">
            <text:p>0.0938897</text:p>
          </table:table-cell>
          <table:table-cell office:value-type="float" office:value="0.784358">
            <text:p>0.784358</text:p>
          </table:table-cell>
          <table:table-cell office:value-type="float" office:value="0.0106953">
            <text:p>0.0106953</text:p>
          </table:table-cell>
          <table:table-cell office:value-type="float" office:value="-0.00347461">
            <text:p>-0.00347461</text:p>
          </table:table-cell>
          <table:table-cell office:value-type="float" office:value="-0.0020588">
            <text:p>-0.0020588</text:p>
          </table:table-cell>
          <table:table-cell office:value-type="float" office:value="0.000311783">
            <text:p>0.000311783</text:p>
          </table:table-cell>
          <table:table-cell office:value-type="float" office:value="-0.00320965">
            <text:p>-0.00320965</text:p>
          </table:table-cell>
          <table:table-cell office:value-type="float" office:value="0.0299413">
            <text:p>0.0299413</text:p>
          </table:table-cell>
          <table:table-cell office:value-type="float" office:value="-0.00364437">
            <text:p>-0.00364437</text:p>
          </table:table-cell>
          <table:table-cell office:value-type="float" office:value="0.00947299">
            <text:p>0.00947299</text:p>
          </table:table-cell>
          <table:table-cell office:value-type="float" office:value="-0.0962592">
            <text:p>-0.0962592</text:p>
          </table:table-cell>
          <table:table-cell office:value-type="float" office:value="0.0129897">
            <text:p>0.0129897</text:p>
          </table:table-cell>
          <table:table-cell/>
          <table:table-cell office:value-type="float" office:value="25.0231">
            <text:p>25.0231</text:p>
          </table:table-cell>
          <table:table-cell office:value-type="float" office:value="0.053118">
            <text:p>0.053118</text:p>
          </table:table-cell>
          <table:table-cell office:value-type="float" office:value="-0.238243">
            <text:p>-0.238243</text:p>
          </table:table-cell>
          <table:table-cell office:value-type="float" office:value="0.920091">
            <text:p>0.920091</text:p>
          </table:table-cell>
          <table:table-cell office:value-type="float" office:value="0.0181016">
            <text:p>0.0181016</text:p>
          </table:table-cell>
          <table:table-cell office:value-type="float" office:value="-0.296029">
            <text:p>-0.296029</text:p>
          </table:table-cell>
          <table:table-cell office:value-type="float" office:value="-0.0191295">
            <text:p>-0.0191295</text:p>
          </table:table-cell>
          <table:table-cell office:value-type="float" office:value="-0.0888151">
            <text:p>-0.0888151</text:p>
          </table:table-cell>
          <table:table-cell office:value-type="float" office:value="0.0244073">
            <text:p>0.0244073</text:p>
          </table:table-cell>
          <table:table-cell office:value-type="float" office:value="-0.00231918">
            <text:p>-0.00231918</text:p>
          </table:table-cell>
          <table:table-cell office:value-type="float" office:value="0.0188584">
            <text:p>0.0188584</text:p>
          </table:table-cell>
          <table:table-cell office:value-type="float" office:value="0.065625">
            <text:p>0.065625</text:p>
          </table:table-cell>
          <table:table-cell office:value-type="float" office:value="0.0210793">
            <text:p>0.0210793</text:p>
          </table:table-cell>
          <table:table-cell office:value-type="float" office:value="-0.0283424">
            <text:p>-0.0283424</text:p>
          </table:table-cell>
          <table:table-cell/>
          <table:table-cell office:value-type="float" office:value="21.2653">
            <text:p>21.2653</text:p>
          </table:table-cell>
          <table:table-cell office:value-type="float" office:value="0.155131">
            <text:p>0.155131</text:p>
          </table:table-cell>
          <table:table-cell office:value-type="float" office:value="-0.233339">
            <text:p>-0.233339</text:p>
          </table:table-cell>
          <table:table-cell office:value-type="float" office:value="0.914903">
            <text:p>0.914903</text:p>
          </table:table-cell>
          <table:table-cell office:value-type="float" office:value="0.0186976">
            <text:p>0.0186976</text:p>
          </table:table-cell>
          <table:table-cell office:value-type="float" office:value="-0.18214">
            <text:p>-0.18214</text:p>
          </table:table-cell>
          <table:table-cell office:value-type="float" office:value="-0.030814">
            <text:p>-0.030814</text:p>
          </table:table-cell>
          <table:table-cell office:value-type="float" office:value="-0.0373275">
            <text:p>-0.0373275</text:p>
          </table:table-cell>
          <table:table-cell office:value-type="float" office:value="0.0971584">
            <text:p>0.0971584</text:p>
          </table:table-cell>
          <table:table-cell office:value-type="float" office:value="-0.0129448">
            <text:p>-0.0129448</text:p>
          </table:table-cell>
          <table:table-cell office:value-type="float" office:value="0.0405969">
            <text:p>0.0405969</text:p>
          </table:table-cell>
          <table:table-cell office:value-type="float" office:value="-0.0190746">
            <text:p>-0.0190746</text:p>
          </table:table-cell>
          <table:table-cell office:value-type="float" office:value="0.0580785">
            <text:p>0.0580785</text:p>
          </table:table-cell>
          <table:table-cell office:value-type="float" office:value="-0.0770953">
            <text:p>-0.0770953</text:p>
          </table:table-cell>
        </table:table-row>
        <table:table-row table:style-name="ro4">
          <table:table-cell table:number-columns-repeated="15"/>
          <table:table-cell office:value-type="float" office:value="23.7926">
            <text:p>23.7926</text:p>
          </table:table-cell>
          <table:table-cell office:value-type="float" office:value="-0.0942398">
            <text:p>-0.0942398</text:p>
          </table:table-cell>
          <table:table-cell office:value-type="float" office:value="-0.220057">
            <text:p>-0.220057</text:p>
          </table:table-cell>
          <table:table-cell office:value-type="float" office:value="0.920063">
            <text:p>0.920063</text:p>
          </table:table-cell>
          <table:table-cell office:value-type="float" office:value="0.0415342">
            <text:p>0.0415342</text:p>
          </table:table-cell>
          <table:table-cell office:value-type="float" office:value="-0.405889">
            <text:p>-0.405889</text:p>
          </table:table-cell>
          <table:table-cell office:value-type="float" office:value="-0.0198596">
            <text:p>-0.0198596</text:p>
          </table:table-cell>
          <table:table-cell office:value-type="float" office:value="-0.0844346">
            <text:p>-0.0844346</text:p>
          </table:table-cell>
          <table:table-cell office:value-type="float" office:value="0.0162344">
            <text:p>0.0162344</text:p>
          </table:table-cell>
          <table:table-cell office:value-type="float" office:value="0.00161903">
            <text:p>0.00161903</text:p>
          </table:table-cell>
          <table:table-cell office:value-type="float" office:value="-0.00185682">
            <text:p>-0.00185682</text:p>
          </table:table-cell>
          <table:table-cell office:value-type="float" office:value="0.247169">
            <text:p>0.247169</text:p>
          </table:table-cell>
          <table:table-cell office:value-type="float" office:value="-0.0906231">
            <text:p>-0.0906231</text:p>
          </table:table-cell>
          <table:table-cell office:value-type="float" office:value="0.0380501">
            <text:p>0.0380501</text:p>
          </table:table-cell>
          <table:table-cell table:number-columns-repeated="16"/>
          <table:table-cell office:value-type="float" office:value="25.4587">
            <text:p>25.4587</text:p>
          </table:table-cell>
          <table:table-cell office:value-type="float" office:value="0.0762045">
            <text:p>0.0762045</text:p>
          </table:table-cell>
          <table:table-cell office:value-type="float" office:value="-0.235253">
            <text:p>-0.235253</text:p>
          </table:table-cell>
          <table:table-cell office:value-type="float" office:value="0.922928">
            <text:p>0.922928</text:p>
          </table:table-cell>
          <table:table-cell office:value-type="float" office:value="0.0168805">
            <text:p>0.0168805</text:p>
          </table:table-cell>
          <table:table-cell office:value-type="float" office:value="-0.265086">
            <text:p>-0.265086</text:p>
          </table:table-cell>
          <table:table-cell office:value-type="float" office:value="-0.0166242">
            <text:p>-0.0166242</text:p>
          </table:table-cell>
          <table:table-cell office:value-type="float" office:value="-0.0826894">
            <text:p>-0.0826894</text:p>
          </table:table-cell>
          <table:table-cell office:value-type="float" office:value="0.0529956">
            <text:p>0.0529956</text:p>
          </table:table-cell>
          <table:table-cell office:value-type="float" office:value="0.00686364">
            <text:p>0.00686364</text:p>
          </table:table-cell>
          <table:table-cell office:value-type="float" office:value="0.00651155">
            <text:p>0.00651155</text:p>
          </table:table-cell>
          <table:table-cell office:value-type="float" office:value="0.158517">
            <text:p>0.158517</text:p>
          </table:table-cell>
          <table:table-cell office:value-type="float" office:value="-0.00130488">
            <text:p>-0.00130488</text:p>
          </table:table-cell>
          <table:table-cell office:value-type="float" office:value="0.0468473">
            <text:p>0.0468473</text:p>
          </table:table-cell>
          <table:table-cell/>
          <table:table-cell office:value-type="float" office:value="21.5028">
            <text:p>21.5028</text:p>
          </table:table-cell>
          <table:table-cell office:value-type="float" office:value="0.177134">
            <text:p>0.177134</text:p>
          </table:table-cell>
          <table:table-cell office:value-type="float" office:value="-0.233137">
            <text:p>-0.233137</text:p>
          </table:table-cell>
          <table:table-cell office:value-type="float" office:value="0.920196">
            <text:p>0.920196</text:p>
          </table:table-cell>
          <table:table-cell office:value-type="float" office:value="0.0178846">
            <text:p>0.0178846</text:p>
          </table:table-cell>
          <table:table-cell office:value-type="float" office:value="-0.157857">
            <text:p>-0.157857</text:p>
          </table:table-cell>
          <table:table-cell office:value-type="float" office:value="-0.0312145">
            <text:p>-0.0312145</text:p>
          </table:table-cell>
          <table:table-cell office:value-type="float" office:value="-0.0302043">
            <text:p>-0.0302043</text:p>
          </table:table-cell>
          <table:table-cell office:value-type="float" office:value="0.0926273">
            <text:p>0.0926273</text:p>
          </table:table-cell>
          <table:table-cell office:value-type="float" office:value="0.000851707">
            <text:p>0.000851707</text:p>
          </table:table-cell>
          <table:table-cell office:value-type="float" office:value="0.022283">
            <text:p>0.022283</text:p>
          </table:table-cell>
          <table:table-cell office:value-type="float" office:value="0.0361798">
            <text:p>0.0361798</text:p>
          </table:table-cell>
          <table:table-cell office:value-type="float" office:value="0.0209196">
            <text:p>0.0209196</text:p>
          </table:table-cell>
          <table:table-cell office:value-type="float" office:value="-0.00635884">
            <text:p>-0.00635884</text:p>
          </table:table-cell>
        </table:table-row>
        <table:table-row table:style-name="ro4">
          <table:table-cell table:number-columns-repeated="15"/>
          <table:table-cell office:value-type="float" office:value="23.9269">
            <text:p>23.9269</text:p>
          </table:table-cell>
          <table:table-cell office:value-type="float" office:value="-0.0875957">
            <text:p>-0.0875957</text:p>
          </table:table-cell>
          <table:table-cell office:value-type="float" office:value="-0.221476">
            <text:p>-0.221476</text:p>
          </table:table-cell>
          <table:table-cell office:value-type="float" office:value="0.9205">
            <text:p>0.9205</text:p>
          </table:table-cell>
          <table:table-cell office:value-type="float" office:value="0.0407947">
            <text:p>0.0407947</text:p>
          </table:table-cell>
          <table:table-cell office:value-type="float" office:value="-0.41635">
            <text:p>-0.41635</text:p>
          </table:table-cell>
          <table:table-cell office:value-type="float" office:value="-0.0133862">
            <text:p>-0.0133862</text:p>
          </table:table-cell>
          <table:table-cell office:value-type="float" office:value="-0.0885535">
            <text:p>-0.0885535</text:p>
          </table:table-cell>
          <table:table-cell office:value-type="float" office:value="0.0494465">
            <text:p>0.0494465</text:p>
          </table:table-cell>
          <table:table-cell office:value-type="float" office:value="-0.010558">
            <text:p>-0.010558</text:p>
          </table:table-cell>
          <table:table-cell office:value-type="float" office:value="0.00325597">
            <text:p>0.00325597</text:p>
          </table:table-cell>
          <table:table-cell office:value-type="float" office:value="-0.0429472">
            <text:p>-0.0429472</text:p>
          </table:table-cell>
          <table:table-cell office:value-type="float" office:value="0.0399046">
            <text:p>0.0399046</text:p>
          </table:table-cell>
          <table:table-cell office:value-type="float" office:value="-0.0343152">
            <text:p>-0.0343152</text:p>
          </table:table-cell>
          <table:table-cell table:number-columns-repeated="16"/>
          <table:table-cell office:value-type="float" office:value="25.5925">
            <text:p>25.5925</text:p>
          </table:table-cell>
          <table:table-cell office:value-type="float" office:value="0.0861334">
            <text:p>0.0861334</text:p>
          </table:table-cell>
          <table:table-cell office:value-type="float" office:value="-0.234358">
            <text:p>-0.234358</text:p>
          </table:table-cell>
          <table:table-cell office:value-type="float" office:value="0.924638">
            <text:p>0.924638</text:p>
          </table:table-cell>
          <table:table-cell office:value-type="float" office:value="0.0165223">
            <text:p>0.0165223</text:p>
          </table:table-cell>
          <table:table-cell office:value-type="float" office:value="-0.264916">
            <text:p>-0.264916</text:p>
          </table:table-cell>
          <table:table-cell office:value-type="float" office:value="-0.0160719">
            <text:p>-0.0160719</text:p>
          </table:table-cell>
          <table:table-cell office:value-type="float" office:value="-0.0848946">
            <text:p>-0.0848946</text:p>
          </table:table-cell>
          <table:table-cell office:value-type="float" office:value="0.0742055">
            <text:p>0.0742055</text:p>
          </table:table-cell>
          <table:table-cell office:value-type="float" office:value="0.00668904">
            <text:p>0.00668904</text:p>
          </table:table-cell>
          <table:table-cell office:value-type="float" office:value="0.0127798">
            <text:p>0.0127798</text:p>
          </table:table-cell>
          <table:table-cell office:value-type="float" office:value="-0.0441806">
            <text:p>-0.0441806</text:p>
          </table:table-cell>
          <table:table-cell office:value-type="float" office:value="-0.00689485">
            <text:p>-0.00689485</text:p>
          </table:table-cell>
          <table:table-cell office:value-type="float" office:value="-0.03144">
            <text:p>-0.03144</text:p>
          </table:table-cell>
          <table:table-cell/>
          <table:table-cell office:value-type="float" office:value="22.1332">
            <text:p>22.1332</text:p>
          </table:table-cell>
          <table:table-cell office:value-type="float" office:value="0.249902">
            <text:p>0.249902</text:p>
          </table:table-cell>
          <table:table-cell office:value-type="float" office:value="-0.224287">
            <text:p>-0.224287</text:p>
          </table:table-cell>
          <table:table-cell office:value-type="float" office:value="0.931716">
            <text:p>0.931716</text:p>
          </table:table-cell>
          <table:table-cell office:value-type="float" office:value="0.0158946">
            <text:p>0.0158946</text:p>
          </table:table-cell>
          <table:table-cell office:value-type="float" office:value="-0.0879494">
            <text:p>-0.0879494</text:p>
          </table:table-cell>
          <table:table-cell office:value-type="float" office:value="-0.023739">
            <text:p>-0.023739</text:p>
          </table:table-cell>
          <table:table-cell office:value-type="float" office:value="-0.0170195">
            <text:p>-0.0170195</text:p>
          </table:table-cell>
          <table:table-cell office:value-type="float" office:value="0.115434">
            <text:p>0.115434</text:p>
          </table:table-cell>
          <table:table-cell office:value-type="float" office:value="0.0140391">
            <text:p>0.0140391</text:p>
          </table:table-cell>
          <table:table-cell office:value-type="float" office:value="0.0182745">
            <text:p>0.0182745</text:p>
          </table:table-cell>
          <table:table-cell office:value-type="float" office:value="-0.0616937">
            <text:p>-0.0616937</text:p>
          </table:table-cell>
          <table:table-cell office:value-type="float" office:value="-0.0305802">
            <text:p>-0.0305802</text:p>
          </table:table-cell>
          <table:table-cell office:value-type="float" office:value="0.03543">
            <text:p>0.03543</text:p>
          </table:table-cell>
        </table:table-row>
        <table:table-row table:style-name="ro4">
          <table:table-cell table:number-columns-repeated="15"/>
          <table:table-cell office:value-type="float" office:value="24.2627">
            <text:p>24.2627</text:p>
          </table:table-cell>
          <table:table-cell office:value-type="float" office:value="-0.0758354">
            <text:p>-0.0758354</text:p>
          </table:table-cell>
          <table:table-cell office:value-type="float" office:value="-0.220522">
            <text:p>-0.220522</text:p>
          </table:table-cell>
          <table:table-cell office:value-type="float" office:value="0.917725">
            <text:p>0.917725</text:p>
          </table:table-cell>
          <table:table-cell office:value-type="float" office:value="0.0390039">
            <text:p>0.0390039</text:p>
          </table:table-cell>
          <table:table-cell office:value-type="float" office:value="-0.388769">
            <text:p>-0.388769</text:p>
          </table:table-cell>
          <table:table-cell office:value-type="float" office:value="-0.0198198">
            <text:p>-0.0198198</text:p>
          </table:table-cell>
          <table:table-cell office:value-type="float" office:value="-0.0889983">
            <text:p>-0.0889983</text:p>
          </table:table-cell>
          <table:table-cell office:value-type="float" office:value="0.0350272">
            <text:p>0.0350272</text:p>
          </table:table-cell>
          <table:table-cell office:value-type="float" office:value="0.00283981">
            <text:p>0.00283981</text:p>
          </table:table-cell>
          <table:table-cell office:value-type="float" office:value="-0.00826521">
            <text:p>-0.00826521</text:p>
          </table:table-cell>
          <table:table-cell office:value-type="float" office:value="0.208663">
            <text:p>0.208663</text:p>
          </table:table-cell>
          <table:table-cell office:value-type="float" office:value="-0.0843716">
            <text:p>-0.0843716</text:p>
          </table:table-cell>
          <table:table-cell office:value-type="float" office:value="0.0154878">
            <text:p>0.0154878</text:p>
          </table:table-cell>
          <table:table-cell table:number-columns-repeated="16"/>
          <table:table-cell office:value-type="float" office:value="25.8225">
            <text:p>25.8225</text:p>
          </table:table-cell>
          <table:table-cell office:value-type="float" office:value="0.100867">
            <text:p>0.100867</text:p>
          </table:table-cell>
          <table:table-cell office:value-type="float" office:value="-0.233184">
            <text:p>-0.233184</text:p>
          </table:table-cell>
          <table:table-cell office:value-type="float" office:value="0.925914">
            <text:p>0.925914</text:p>
          </table:table-cell>
          <table:table-cell office:value-type="float" office:value="0.015924">
            <text:p>0.015924</text:p>
          </table:table-cell>
          <table:table-cell office:value-type="float" office:value="-0.245312">
            <text:p>-0.245312</text:p>
          </table:table-cell>
          <table:table-cell office:value-type="float" office:value="-0.0146709">
            <text:p>-0.0146709</text:p>
          </table:table-cell>
          <table:table-cell office:value-type="float" office:value="-0.0825728">
            <text:p>-0.0825728</text:p>
          </table:table-cell>
          <table:table-cell office:value-type="float" office:value="0.0640414">
            <text:p>0.0640414</text:p>
          </table:table-cell>
          <table:table-cell office:value-type="float" office:value="0.00510283">
            <text:p>0.00510283</text:p>
          </table:table-cell>
          <table:table-cell office:value-type="float" office:value="0.0055468">
            <text:p>0.0055468</text:p>
          </table:table-cell>
          <table:table-cell office:value-type="float" office:value="0.0567429">
            <text:p>0.0567429</text:p>
          </table:table-cell>
          <table:table-cell office:value-type="float" office:value="-0.000303015">
            <text:p>-0.000303015</text:p>
          </table:table-cell>
          <table:table-cell office:value-type="float" office:value="-0.0026055">
            <text:p>-0.0026055</text:p>
          </table:table-cell>
          <table:table-cell/>
          <table:table-cell office:value-type="float" office:value="22.6326">
            <text:p>22.6326</text:p>
          </table:table-cell>
          <table:table-cell office:value-type="float" office:value="0.292162">
            <text:p>0.292162</text:p>
          </table:table-cell>
          <table:table-cell office:value-type="float" office:value="-0.224902">
            <text:p>-0.224902</text:p>
          </table:table-cell>
          <table:table-cell office:value-type="float" office:value="0.949677">
            <text:p>0.949677</text:p>
          </table:table-cell>
          <table:table-cell office:value-type="float" office:value="0.0144766">
            <text:p>0.0144766</text:p>
          </table:table-cell>
          <table:table-cell office:value-type="float" office:value="-0.0449845">
            <text:p>-0.0449845</text:p>
          </table:table-cell>
          <table:table-cell office:value-type="float" office:value="-0.0241174">
            <text:p>-0.0241174</text:p>
          </table:table-cell>
          <table:table-cell office:value-type="float" office:value="-0.00353422">
            <text:p>-0.00353422</text:p>
          </table:table-cell>
          <table:table-cell office:value-type="float" office:value="0.0846271">
            <text:p>0.0846271</text:p>
          </table:table-cell>
          <table:table-cell office:value-type="float" office:value="-0.00123146">
            <text:p>-0.00123146</text:p>
          </table:table-cell>
          <table:table-cell office:value-type="float" office:value="0.0359669">
            <text:p>0.0359669</text:p>
          </table:table-cell>
          <table:table-cell office:value-type="float" office:value="0.00983191">
            <text:p>0.00983191</text:p>
          </table:table-cell>
          <table:table-cell office:value-type="float" office:value="0.00225583">
            <text:p>0.00225583</text:p>
          </table:table-cell>
          <table:table-cell office:value-type="float" office:value="-0.0871601">
            <text:p>-0.0871601</text:p>
          </table:table-cell>
        </table:table-row>
        <table:table-row table:style-name="ro4">
          <table:table-cell table:number-columns-repeated="15"/>
          <table:table-cell office:value-type="float" office:value="24.3983">
            <text:p>24.3983</text:p>
          </table:table-cell>
          <table:table-cell office:value-type="float" office:value="-0.0672461">
            <text:p>-0.0672461</text:p>
          </table:table-cell>
          <table:table-cell office:value-type="float" office:value="-0.221689">
            <text:p>-0.221689</text:p>
          </table:table-cell>
          <table:table-cell office:value-type="float" office:value="0.916889">
            <text:p>0.916889</text:p>
          </table:table-cell>
          <table:table-cell office:value-type="float" office:value="0.0383029">
            <text:p>0.0383029</text:p>
          </table:table-cell>
          <table:table-cell office:value-type="float" office:value="-0.391555">
            <text:p>-0.391555</text:p>
          </table:table-cell>
          <table:table-cell office:value-type="float" office:value="-0.0144378">
            <text:p>-0.0144378</text:p>
          </table:table-cell>
          <table:table-cell office:value-type="float" office:value="-0.0890917">
            <text:p>-0.0890917</text:p>
          </table:table-cell>
          <table:table-cell office:value-type="float" office:value="0.0633285">
            <text:p>0.0633285</text:p>
          </table:table-cell>
          <table:table-cell office:value-type="float" office:value="-0.00860368">
            <text:p>-0.00860368</text:p>
          </table:table-cell>
          <table:table-cell office:value-type="float" office:value="-0.00616457">
            <text:p>-0.00616457</text:p>
          </table:table-cell>
          <table:table-cell office:value-type="float" office:value="0.00802364">
            <text:p>0.00802364</text:p>
          </table:table-cell>
          <table:table-cell office:value-type="float" office:value="0.0256982">
            <text:p>0.0256982</text:p>
          </table:table-cell>
          <table:table-cell office:value-type="float" office:value="0.023939">
            <text:p>0.023939</text:p>
          </table:table-cell>
          <table:table-cell table:number-columns-repeated="16"/>
          <table:table-cell office:value-type="float" office:value="26.2876">
            <text:p>26.2876</text:p>
          </table:table-cell>
          <table:table-cell office:value-type="float" office:value="0.142919">
            <text:p>0.142919</text:p>
          </table:table-cell>
          <table:table-cell office:value-type="float" office:value="-0.230877">
            <text:p>-0.230877</text:p>
          </table:table-cell>
          <table:table-cell office:value-type="float" office:value="0.92793">
            <text:p>0.92793</text:p>
          </table:table-cell>
          <table:table-cell office:value-type="float" office:value="0.0147799">
            <text:p>0.0147799</text:p>
          </table:table-cell>
          <table:table-cell office:value-type="float" office:value="-0.223341">
            <text:p>-0.223341</text:p>
          </table:table-cell>
          <table:table-cell office:value-type="float" office:value="-0.0167787">
            <text:p>-0.0167787</text:p>
          </table:table-cell>
          <table:table-cell office:value-type="float" office:value="-0.0645019">
            <text:p>-0.0645019</text:p>
          </table:table-cell>
          <table:table-cell office:value-type="float" office:value="0.0904289">
            <text:p>0.0904289</text:p>
          </table:table-cell>
          <table:table-cell office:value-type="float" office:value="0.00496192">
            <text:p>0.00496192</text:p>
          </table:table-cell>
          <table:table-cell office:value-type="float" office:value="0.00433515">
            <text:p>0.00433515</text:p>
          </table:table-cell>
          <table:table-cell office:value-type="float" office:value="-0.333287">
            <text:p>-0.333287</text:p>
          </table:table-cell>
          <table:table-cell office:value-type="float" office:value="-0.0766117">
            <text:p>-0.0766117</text:p>
          </table:table-cell>
          <table:table-cell office:value-type="float" office:value="0.277541">
            <text:p>0.277541</text:p>
          </table:table-cell>
          <table:table-cell/>
          <table:table-cell office:value-type="float" office:value="22.8689">
            <text:p>22.8689</text:p>
          </table:table-cell>
          <table:table-cell office:value-type="float" office:value="0.312705">
            <text:p>0.312705</text:p>
          </table:table-cell>
          <table:table-cell office:value-type="float" office:value="-0.225067">
            <text:p>-0.225067</text:p>
          </table:table-cell>
          <table:table-cell office:value-type="float" office:value="0.953309">
            <text:p>0.953309</text:p>
          </table:table-cell>
          <table:table-cell office:value-type="float" office:value="0.0138505">
            <text:p>0.0138505</text:p>
          </table:table-cell>
          <table:table-cell office:value-type="float" office:value="-0.0245127">
            <text:p>-0.0245127</text:p>
          </table:table-cell>
          <table:table-cell office:value-type="float" office:value="-0.0211454">
            <text:p>-0.0211454</text:p>
          </table:table-cell>
          <table:table-cell office:value-type="float" office:value="0.00221902">
            <text:p>0.00221902</text:p>
          </table:table-cell>
          <table:table-cell office:value-type="float" office:value="0.08695">
            <text:p>0.08695</text:p>
          </table:table-cell>
          <table:table-cell office:value-type="float" office:value="-0.000698488">
            <text:p>-0.000698488</text:p>
          </table:table-cell>
          <table:table-cell office:value-type="float" office:value="0.0153742">
            <text:p>0.0153742</text:p>
          </table:table-cell>
          <table:table-cell office:value-type="float" office:value="0.00469686">
            <text:p>0.00469686</text:p>
          </table:table-cell>
          <table:table-cell office:value-type="float" office:value="0.0651462">
            <text:p>0.0651462</text:p>
          </table:table-cell>
          <table:table-cell office:value-type="float" office:value="-0.00643388">
            <text:p>-0.00643388</text:p>
          </table:table-cell>
        </table:table-row>
        <table:table-row table:style-name="ro4">
          <table:table-cell table:number-columns-repeated="15"/>
          <table:table-cell office:value-type="float" office:value="24.7632">
            <text:p>24.7632</text:p>
          </table:table-cell>
          <table:table-cell office:value-type="float" office:value="-0.0430679">
            <text:p>-0.0430679</text:p>
          </table:table-cell>
          <table:table-cell office:value-type="float" office:value="-0.221407">
            <text:p>-0.221407</text:p>
          </table:table-cell>
          <table:table-cell office:value-type="float" office:value="0.917827">
            <text:p>0.917827</text:p>
          </table:table-cell>
          <table:table-cell office:value-type="float" office:value="0.0364789">
            <text:p>0.0364789</text:p>
          </table:table-cell>
          <table:table-cell office:value-type="float" office:value="-0.373654">
            <text:p>-0.373654</text:p>
          </table:table-cell>
          <table:table-cell office:value-type="float" office:value="-0.0129667">
            <text:p>-0.0129667</text:p>
          </table:table-cell>
          <table:table-cell office:value-type="float" office:value="-0.088806">
            <text:p>-0.088806</text:p>
          </table:table-cell>
          <table:table-cell office:value-type="float" office:value="0.0662565">
            <text:p>0.0662565</text:p>
          </table:table-cell>
          <table:table-cell office:value-type="float" office:value="0.00077406">
            <text:p>0.00077406</text:p>
          </table:table-cell>
          <table:table-cell office:value-type="float" office:value="0.0025712">
            <text:p>0.0025712</text:p>
          </table:table-cell>
          <table:table-cell office:value-type="float" office:value="-0.0836326">
            <text:p>-0.0836326</text:p>
          </table:table-cell>
          <table:table-cell office:value-type="float" office:value="0.03114">
            <text:p>0.03114</text:p>
          </table:table-cell>
          <table:table-cell office:value-type="float" office:value="0.00415624">
            <text:p>0.00415624</text:p>
          </table:table-cell>
          <table:table-cell table:number-columns-repeated="16"/>
          <table:table-cell office:value-type="float" office:value="26.5243">
            <text:p>26.5243</text:p>
          </table:table-cell>
          <table:table-cell office:value-type="float" office:value="0.145649">
            <text:p>0.145649</text:p>
          </table:table-cell>
          <table:table-cell office:value-type="float" office:value="-0.233995">
            <text:p>-0.233995</text:p>
          </table:table-cell>
          <table:table-cell office:value-type="float" office:value="0.944509">
            <text:p>0.944509</text:p>
          </table:table-cell>
          <table:table-cell office:value-type="float" office:value="0.0142295">
            <text:p>0.0142295</text:p>
          </table:table-cell>
          <table:table-cell office:value-type="float" office:value="-0.197427">
            <text:p>-0.197427</text:p>
          </table:table-cell>
          <table:table-cell office:value-type="float" office:value="-0.0136347">
            <text:p>-0.0136347</text:p>
          </table:table-cell>
          <table:table-cell office:value-type="float" office:value="-0.0639439">
            <text:p>-0.0639439</text:p>
          </table:table-cell>
          <table:table-cell office:value-type="float" office:value="0.0115302">
            <text:p>0.0115302</text:p>
          </table:table-cell>
          <table:table-cell office:value-type="float" office:value="-0.0131743">
            <text:p>-0.0131743</text:p>
          </table:table-cell>
          <table:table-cell office:value-type="float" office:value="0.0700372">
            <text:p>0.0700372</text:p>
          </table:table-cell>
          <table:table-cell office:value-type="float" office:value="0.193414">
            <text:p>0.193414</text:p>
          </table:table-cell>
          <table:table-cell office:value-type="float" office:value="0.0607972">
            <text:p>0.0607972</text:p>
          </table:table-cell>
          <table:table-cell office:value-type="float" office:value="-0.104218">
            <text:p>-0.104218</text:p>
          </table:table-cell>
          <table:table-cell/>
          <table:table-cell office:value-type="float" office:value="23.2326">
            <text:p>23.2326</text:p>
          </table:table-cell>
          <table:table-cell office:value-type="float" office:value="0.344955">
            <text:p>0.344955</text:p>
          </table:table-cell>
          <table:table-cell office:value-type="float" office:value="-0.2167">
            <text:p>-0.2167</text:p>
          </table:table-cell>
          <table:table-cell office:value-type="float" office:value="0.95805">
            <text:p>0.95805</text:p>
          </table:table-cell>
          <table:table-cell office:value-type="float" office:value="0.0129391">
            <text:p>0.0129391</text:p>
          </table:table-cell>
          <table:table-cell office:value-type="float" office:value="-0.010616">
            <text:p>-0.010616</text:p>
          </table:table-cell>
          <table:table-cell office:value-type="float" office:value="-0.0156452">
            <text:p>-0.0156452</text:p>
          </table:table-cell>
          <table:table-cell office:value-type="float" office:value="0.00693019">
            <text:p>0.00693019</text:p>
          </table:table-cell>
          <table:table-cell office:value-type="float" office:value="0.0886586">
            <text:p>0.0886586</text:p>
          </table:table-cell>
          <table:table-cell office:value-type="float" office:value="0.022999">
            <text:p>0.022999</text:p>
          </table:table-cell>
          <table:table-cell office:value-type="float" office:value="0.0130338">
            <text:p>0.0130338</text:p>
          </table:table-cell>
          <table:table-cell office:value-type="float" office:value="-0.370528">
            <text:p>-0.370528</text:p>
          </table:table-cell>
          <table:table-cell office:value-type="float" office:value="-0.035966">
            <text:p>-0.035966</text:p>
          </table:table-cell>
          <table:table-cell office:value-type="float" office:value="-0.00247916">
            <text:p>-0.00247916</text:p>
          </table:table-cell>
        </table:table-row>
        <table:table-row table:style-name="ro4">
          <table:table-cell table:number-columns-repeated="15"/>
          <table:table-cell office:value-type="float" office:value="25.0612">
            <text:p>25.0612</text:p>
          </table:table-cell>
          <table:table-cell office:value-type="float" office:value="-0.0307503">
            <text:p>-0.0307503</text:p>
          </table:table-cell>
          <table:table-cell office:value-type="float" office:value="-0.218411">
            <text:p>-0.218411</text:p>
          </table:table-cell>
          <table:table-cell office:value-type="float" office:value="0.918963">
            <text:p>0.918963</text:p>
          </table:table-cell>
          <table:table-cell office:value-type="float" office:value="0.0350539">
            <text:p>0.0350539</text:p>
          </table:table-cell>
          <table:table-cell office:value-type="float" office:value="-0.333791">
            <text:p>-0.333791</text:p>
          </table:table-cell>
          <table:table-cell office:value-type="float" office:value="-0.0224798">
            <text:p>-0.0224798</text:p>
          </table:table-cell>
          <table:table-cell office:value-type="float" office:value="-0.0831866">
            <text:p>-0.0831866</text:p>
          </table:table-cell>
          <table:table-cell office:value-type="float" office:value="0.0413334">
            <text:p>0.0413334</text:p>
          </table:table-cell>
          <table:table-cell office:value-type="float" office:value="0.010054">
            <text:p>0.010054</text:p>
          </table:table-cell>
          <table:table-cell office:value-type="float" office:value="0.00380979">
            <text:p>0.00380979</text:p>
          </table:table-cell>
          <table:table-cell office:value-type="float" office:value="0.351167">
            <text:p>0.351167</text:p>
          </table:table-cell>
          <table:table-cell office:value-type="float" office:value="-0.162223">
            <text:p>-0.162223</text:p>
          </table:table-cell>
          <table:table-cell office:value-type="float" office:value="0.0684514">
            <text:p>0.0684514</text:p>
          </table:table-cell>
          <table:table-cell table:number-columns-repeated="16"/>
          <table:table-cell office:value-type="float" office:value="26.8546">
            <text:p>26.8546</text:p>
          </table:table-cell>
          <table:table-cell office:value-type="float" office:value="0.170559">
            <text:p>0.170559</text:p>
          </table:table-cell>
          <table:table-cell office:value-type="float" office:value="-0.231714">
            <text:p>-0.231714</text:p>
          </table:table-cell>
          <table:table-cell office:value-type="float" office:value="0.956273">
            <text:p>0.956273</text:p>
          </table:table-cell>
          <table:table-cell office:value-type="float" office:value="0.0134956">
            <text:p>0.0134956</text:p>
          </table:table-cell>
          <table:table-cell office:value-type="float" office:value="-0.0622077">
            <text:p>-0.0622077</text:p>
          </table:table-cell>
          <table:table-cell office:value-type="float" office:value="0.0216585">
            <text:p>0.0216585</text:p>
          </table:table-cell>
          <table:table-cell office:value-type="float" office:value="-0.0898224">
            <text:p>-0.0898224</text:p>
          </table:table-cell>
          <table:table-cell office:value-type="float" office:value="0.0754163">
            <text:p>0.0754163</text:p>
          </table:table-cell>
          <table:table-cell office:value-type="float" office:value="0.00690749">
            <text:p>0.00690749</text:p>
          </table:table-cell>
          <table:table-cell office:value-type="float" office:value="0.0356131">
            <text:p>0.0356131</text:p>
          </table:table-cell>
          <table:table-cell office:value-type="float" office:value="2.01446">
            <text:p>2.01446</text:p>
          </table:table-cell>
          <table:table-cell office:value-type="float" office:value="0.604367">
            <text:p>0.604367</text:p>
          </table:table-cell>
          <table:table-cell office:value-type="float" office:value="-0.706619">
            <text:p>-0.706619</text:p>
          </table:table-cell>
          <table:table-cell/>
          <table:table-cell office:value-type="float" office:value="23.4324">
            <text:p>23.4324</text:p>
          </table:table-cell>
          <table:table-cell office:value-type="float" office:value="0.347876">
            <text:p>0.347876</text:p>
          </table:table-cell>
          <table:table-cell office:value-type="float" office:value="-0.213541">
            <text:p>-0.213541</text:p>
          </table:table-cell>
          <table:table-cell office:value-type="float" office:value="0.960556">
            <text:p>0.960556</text:p>
          </table:table-cell>
          <table:table-cell office:value-type="float" office:value="0.0124642">
            <text:p>0.0124642</text:p>
          </table:table-cell>
          <table:table-cell office:value-type="float" office:value="0.00388426">
            <text:p>0.00388426</text:p>
          </table:table-cell>
          <table:table-cell office:value-type="float" office:value="-0.00750067">
            <text:p>-0.00750067</text:p>
          </table:table-cell>
          <table:table-cell office:value-type="float" office:value="0.00484858">
            <text:p>0.00484858</text:p>
          </table:table-cell>
          <table:table-cell office:value-type="float" office:value="0.0146159">
            <text:p>0.0146159</text:p>
          </table:table-cell>
          <table:table-cell office:value-type="float" office:value="0.015812">
            <text:p>0.015812</text:p>
          </table:table-cell>
          <table:table-cell office:value-type="float" office:value="0.0125384">
            <text:p>0.0125384</text:p>
          </table:table-cell>
          <table:table-cell office:value-type="float" office:value="-0.000304358">
            <text:p>-0.000304358</text:p>
          </table:table-cell>
          <table:table-cell office:value-type="float" office:value="0.0784661">
            <text:p>0.0784661</text:p>
          </table:table-cell>
          <table:table-cell office:value-type="float" office:value="-0.0946155">
            <text:p>-0.0946155</text:p>
          </table:table-cell>
        </table:table-row>
        <table:table-row table:style-name="ro4">
          <table:table-cell table:number-columns-repeated="15"/>
          <table:table-cell office:value-type="float" office:value="25.1287">
            <text:p>25.1287</text:p>
          </table:table-cell>
          <table:table-cell office:value-type="float" office:value="-0.0263649">
            <text:p>-0.0263649</text:p>
          </table:table-cell>
          <table:table-cell office:value-type="float" office:value="-0.218471">
            <text:p>-0.218471</text:p>
          </table:table-cell>
          <table:table-cell office:value-type="float" office:value="0.919531">
            <text:p>0.919531</text:p>
          </table:table-cell>
          <table:table-cell office:value-type="float" office:value="0.0347392">
            <text:p>0.0347392</text:p>
          </table:table-cell>
          <table:table-cell office:value-type="float" office:value="-0.363185">
            <text:p>-0.363185</text:p>
          </table:table-cell>
          <table:table-cell office:value-type="float" office:value="-0.00227553">
            <text:p>-0.00227553</text:p>
          </table:table-cell>
          <table:table-cell office:value-type="float" office:value="-0.0855618">
            <text:p>-0.0855618</text:p>
          </table:table-cell>
          <table:table-cell office:value-type="float" office:value="0.065019">
            <text:p>0.065019</text:p>
          </table:table-cell>
          <table:table-cell office:value-type="float" office:value="-0.000887639">
            <text:p>-0.000887639</text:p>
          </table:table-cell>
          <table:table-cell office:value-type="float" office:value="0.0084267">
            <text:p>0.0084267</text:p>
          </table:table-cell>
          <table:table-cell office:value-type="float" office:value="-0.169404">
            <text:p>-0.169404</text:p>
          </table:table-cell>
          <table:table-cell office:value-type="float" office:value="0.146224">
            <text:p>0.146224</text:p>
          </table:table-cell>
          <table:table-cell office:value-type="float" office:value="0.0199028">
            <text:p>0.0199028</text:p>
          </table:table-cell>
          <table:table-cell table:number-columns-repeated="16"/>
          <table:table-cell office:value-type="float" office:value="26.9553">
            <text:p>26.9553</text:p>
          </table:table-cell>
          <table:table-cell office:value-type="float" office:value="0.198591">
            <text:p>0.198591</text:p>
          </table:table-cell>
          <table:table-cell office:value-type="float" office:value="-0.224887">
            <text:p>-0.224887</text:p>
          </table:table-cell>
          <table:table-cell office:value-type="float" office:value="0.952691">
            <text:p>0.952691</text:p>
          </table:table-cell>
          <table:table-cell office:value-type="float" office:value="0.0132794">
            <text:p>0.0132794</text:p>
          </table:table-cell>
          <table:table-cell office:value-type="float" office:value="-0.173573">
            <text:p>-0.173573</text:p>
          </table:table-cell>
          <table:table-cell office:value-type="float" office:value="-0.0120878">
            <text:p>-0.0120878</text:p>
          </table:table-cell>
          <table:table-cell office:value-type="float" office:value="-0.0466973">
            <text:p>-0.0466973</text:p>
          </table:table-cell>
          <table:table-cell office:value-type="float" office:value="0.278313">
            <text:p>0.278313</text:p>
          </table:table-cell>
          <table:table-cell office:value-type="float" office:value="0.0677794">
            <text:p>0.0677794</text:p>
          </table:table-cell>
          <table:table-cell office:value-type="float" office:value="-0.0355576">
            <text:p>-0.0355576</text:p>
          </table:table-cell>
          <table:table-cell office:value-type="float" office:value="-0.727762">
            <text:p>-0.727762</text:p>
          </table:table-cell>
          <table:table-cell office:value-type="float" office:value="-0.19659">
            <text:p>-0.19659</text:p>
          </table:table-cell>
          <table:table-cell office:value-type="float" office:value="0.21697">
            <text:p>0.21697</text:p>
          </table:table-cell>
          <table:table-cell/>
          <table:table-cell office:value-type="float" office:value="23.8041">
            <text:p>23.8041</text:p>
          </table:table-cell>
          <table:table-cell office:value-type="float" office:value="0.353265">
            <text:p>0.353265</text:p>
          </table:table-cell>
          <table:table-cell office:value-type="float" office:value="-0.196827">
            <text:p>-0.196827</text:p>
          </table:table-cell>
          <table:table-cell office:value-type="float" office:value="0.952148">
            <text:p>0.952148</text:p>
          </table:table-cell>
          <table:table-cell office:value-type="float" office:value="0.0116268">
            <text:p>0.0116268</text:p>
          </table:table-cell>
          <table:table-cell office:value-type="float" office:value="0.00227293">
            <text:p>0.00227293</text:p>
          </table:table-cell>
          <table:table-cell office:value-type="float" office:value="-0.00684373">
            <text:p>-0.00684373</text:p>
          </table:table-cell>
          <table:table-cell office:value-type="float" office:value="0.004815">
            <text:p>0.004815</text:p>
          </table:table-cell>
          <table:table-cell office:value-type="float" office:value="0.0145028">
            <text:p>0.0145028</text:p>
          </table:table-cell>
          <table:table-cell office:value-type="float" office:value="0.0449729">
            <text:p>0.0449729</text:p>
          </table:table-cell>
          <table:table-cell office:value-type="float" office:value="-0.0226242">
            <text:p>-0.0226242</text:p>
          </table:table-cell>
          <table:table-cell office:value-type="float" office:value="-0.141629">
            <text:p>-0.141629</text:p>
          </table:table-cell>
          <table:table-cell office:value-type="float" office:value="-0.300589">
            <text:p>-0.300589</text:p>
          </table:table-cell>
          <table:table-cell office:value-type="float" office:value="0.139715">
            <text:p>0.139715</text:p>
          </table:table-cell>
        </table:table-row>
        <table:table-row table:style-name="ro4">
          <table:table-cell table:number-columns-repeated="15"/>
          <table:table-cell office:value-type="float" office:value="25.2605">
            <text:p>25.2605</text:p>
          </table:table-cell>
          <table:table-cell office:value-type="float" office:value="-0.0207382">
            <text:p>-0.0207382</text:p>
          </table:table-cell>
          <table:table-cell office:value-type="float" office:value="-0.216048">
            <text:p>-0.216048</text:p>
          </table:table-cell>
          <table:table-cell office:value-type="float" office:value="0.920987">
            <text:p>0.920987</text:p>
          </table:table-cell>
          <table:table-cell office:value-type="float" office:value="0.0341324">
            <text:p>0.0341324</text:p>
          </table:table-cell>
          <table:table-cell office:value-type="float" office:value="-0.347079">
            <text:p>-0.347079</text:p>
          </table:table-cell>
          <table:table-cell office:value-type="float" office:value="-0.0111621">
            <text:p>-0.0111621</text:p>
          </table:table-cell>
          <table:table-cell office:value-type="float" office:value="-0.0853928">
            <text:p>-0.0853928</text:p>
          </table:table-cell>
          <table:table-cell office:value-type="float" office:value="0.0426922">
            <text:p>0.0426922</text:p>
          </table:table-cell>
          <table:table-cell office:value-type="float" office:value="0.018384">
            <text:p>0.018384</text:p>
          </table:table-cell>
          <table:table-cell office:value-type="float" office:value="0.0110498">
            <text:p>0.0110498</text:p>
          </table:table-cell>
          <table:table-cell office:value-type="float" office:value="0.0128161">
            <text:p>0.0128161</text:p>
          </table:table-cell>
          <table:table-cell office:value-type="float" office:value="-0.0428601">
            <text:p>-0.0428601</text:p>
          </table:table-cell>
          <table:table-cell office:value-type="float" office:value="-0.00184706">
            <text:p>-0.00184706</text:p>
          </table:table-cell>
          <table:table-cell table:number-columns-repeated="16"/>
          <table:table-cell office:value-type="float" office:value="27.2547">
            <text:p>27.2547</text:p>
          </table:table-cell>
          <table:table-cell office:value-type="float" office:value="0.216695">
            <text:p>0.216695</text:p>
          </table:table-cell>
          <table:table-cell office:value-type="float" office:value="-0.222212">
            <text:p>-0.222212</text:p>
          </table:table-cell>
          <table:table-cell office:value-type="float" office:value="0.961487">
            <text:p>0.961487</text:p>
          </table:table-cell>
          <table:table-cell office:value-type="float" office:value="0.0126572">
            <text:p>0.0126572</text:p>
          </table:table-cell>
          <table:table-cell office:value-type="float" office:value="-0.147282">
            <text:p>-0.147282</text:p>
          </table:table-cell>
          <table:table-cell office:value-type="float" office:value="-0.0102837">
            <text:p>-0.0102837</text:p>
          </table:table-cell>
          <table:table-cell office:value-type="float" office:value="-0.0368072">
            <text:p>-0.0368072</text:p>
          </table:table-cell>
          <table:table-cell office:value-type="float" office:value="0.0604842">
            <text:p>0.0604842</text:p>
          </table:table-cell>
          <table:table-cell office:value-type="float" office:value="0.0089374">
            <text:p>0.0089374</text:p>
          </table:table-cell>
          <table:table-cell office:value-type="float" office:value="0.0293844">
            <text:p>0.0293844</text:p>
          </table:table-cell>
          <table:table-cell office:value-type="float" office:value="-0.245776">
            <text:p>-0.245776</text:p>
          </table:table-cell>
          <table:table-cell office:value-type="float" office:value="-0.119961">
            <text:p>-0.119961</text:p>
          </table:table-cell>
          <table:table-cell office:value-type="float" office:value="0.134267">
            <text:p>0.134267</text:p>
          </table:table-cell>
          <table:table-cell/>
          <table:table-cell office:value-type="float" office:value="24.0006">
            <text:p>24.0006</text:p>
          </table:table-cell>
          <table:table-cell office:value-type="float" office:value="0.350646">
            <text:p>0.350646</text:p>
          </table:table-cell>
          <table:table-cell office:value-type="float" office:value="-0.199597">
            <text:p>-0.199597</text:p>
          </table:table-cell>
          <table:table-cell office:value-type="float" office:value="0.953097">
            <text:p>0.953097</text:p>
          </table:table-cell>
          <table:table-cell office:value-type="float" office:value="0.011207">
            <text:p>0.011207</text:p>
          </table:table-cell>
          <table:table-cell office:value-type="float" office:value="0.00386309">
            <text:p>0.00386309</text:p>
          </table:table-cell>
          <table:table-cell office:value-type="float" office:value="0.00358963">
            <text:p>0.00358963</text:p>
          </table:table-cell>
          <table:table-cell office:value-type="float" office:value="-0.00168619">
            <text:p>-0.00168619</text:p>
          </table:table-cell>
          <table:table-cell office:value-type="float" office:value="-0.0133281">
            <text:p>-0.0133281</text:p>
          </table:table-cell>
          <table:table-cell office:value-type="float" office:value="-0.0140947">
            <text:p>-0.0140947</text:p>
          </table:table-cell>
          <table:table-cell office:value-type="float" office:value="0.00483055">
            <text:p>0.00483055</text:p>
          </table:table-cell>
          <table:table-cell office:value-type="float" office:value="-0.00517583">
            <text:p>-0.00517583</text:p>
          </table:table-cell>
          <table:table-cell office:value-type="float" office:value="0.0750834">
            <text:p>0.0750834</text:p>
          </table:table-cell>
          <table:table-cell office:value-type="float" office:value="-0.0614063">
            <text:p>-0.0614063</text:p>
          </table:table-cell>
        </table:table-row>
        <table:table-row table:style-name="ro4">
          <table:table-cell table:number-columns-repeated="15"/>
          <table:table-cell office:value-type="float" office:value="25.6607">
            <text:p>25.6607</text:p>
          </table:table-cell>
          <table:table-cell office:value-type="float" office:value="-0.00159771">
            <text:p>-0.00159771</text:p>
          </table:table-cell>
          <table:table-cell office:value-type="float" office:value="-0.215555">
            <text:p>-0.215555</text:p>
          </table:table-cell>
          <table:table-cell office:value-type="float" office:value="0.925114">
            <text:p>0.925114</text:p>
          </table:table-cell>
          <table:table-cell office:value-type="float" office:value="0.0323538">
            <text:p>0.0323538</text:p>
          </table:table-cell>
          <table:table-cell office:value-type="float" office:value="-0.327062">
            <text:p>-0.327062</text:p>
          </table:table-cell>
          <table:table-cell office:value-type="float" office:value="-0.00932519">
            <text:p>-0.00932519</text:p>
          </table:table-cell>
          <table:table-cell office:value-type="float" office:value="-0.0790486">
            <text:p>-0.0790486</text:p>
          </table:table-cell>
          <table:table-cell office:value-type="float" office:value="0.0478218">
            <text:p>0.0478218</text:p>
          </table:table-cell>
          <table:table-cell office:value-type="float" office:value="0.00122947">
            <text:p>0.00122947</text:p>
          </table:table-cell>
          <table:table-cell office:value-type="float" office:value="0.0103105">
            <text:p>0.0103105</text:p>
          </table:table-cell>
          <table:table-cell office:value-type="float" office:value="0.0220662">
            <text:p>0.0220662</text:p>
          </table:table-cell>
          <table:table-cell office:value-type="float" office:value="-0.000707558">
            <text:p>-0.000707558</text:p>
          </table:table-cell>
          <table:table-cell office:value-type="float" office:value="0.0323122">
            <text:p>0.0323122</text:p>
          </table:table-cell>
          <table:table-cell table:number-columns-repeated="16"/>
          <table:table-cell office:value-type="float" office:value="27.4644">
            <text:p>27.4644</text:p>
          </table:table-cell>
          <table:table-cell office:value-type="float" office:value="0.218568">
            <text:p>0.218568</text:p>
          </table:table-cell>
          <table:table-cell office:value-type="float" office:value="-0.225615">
            <text:p>-0.225615</text:p>
          </table:table-cell>
          <table:table-cell office:value-type="float" office:value="0.973557">
            <text:p>0.973557</text:p>
          </table:table-cell>
          <table:table-cell office:value-type="float" office:value="0.0122386">
            <text:p>0.0122386</text:p>
          </table:table-cell>
          <table:table-cell office:value-type="float" office:value="-0.0802553">
            <text:p>-0.0802553</text:p>
          </table:table-cell>
          <table:table-cell office:value-type="float" office:value="0.00120604">
            <text:p>0.00120604</text:p>
          </table:table-cell>
          <table:table-cell office:value-type="float" office:value="-0.0428336">
            <text:p>-0.0428336</text:p>
          </table:table-cell>
          <table:table-cell office:value-type="float" office:value="0.00893138">
            <text:p>0.00893138</text:p>
          </table:table-cell>
          <table:table-cell office:value-type="float" office:value="-0.0162249">
            <text:p>-0.0162249</text:p>
          </table:table-cell>
          <table:table-cell office:value-type="float" office:value="0.0575475">
            <text:p>0.0575475</text:p>
          </table:table-cell>
          <table:table-cell office:value-type="float" office:value="0.968814">
            <text:p>0.968814</text:p>
          </table:table-cell>
          <table:table-cell office:value-type="float" office:value="0.178573">
            <text:p>0.178573</text:p>
          </table:table-cell>
          <table:table-cell office:value-type="float" office:value="-0.225037">
            <text:p>-0.225037</text:p>
          </table:table-cell>
          <table:table-cell/>
          <table:table-cell office:value-type="float" office:value="24.1373">
            <text:p>24.1373</text:p>
          </table:table-cell>
          <table:table-cell office:value-type="float" office:value="0.348727">
            <text:p>0.348727</text:p>
          </table:table-cell>
          <table:table-cell office:value-type="float" office:value="-0.20012">
            <text:p>-0.20012</text:p>
          </table:table-cell>
          <table:table-cell office:value-type="float" office:value="0.952609">
            <text:p>0.952609</text:p>
          </table:table-cell>
          <table:table-cell office:value-type="float" office:value="0.0109239">
            <text:p>0.0109239</text:p>
          </table:table-cell>
          <table:table-cell office:value-type="float" office:value="0.00470309">
            <text:p>0.00470309</text:p>
          </table:table-cell>
          <table:table-cell office:value-type="float" office:value="0.000945349">
            <text:p>0.000945349</text:p>
          </table:table-cell>
          <table:table-cell office:value-type="float" office:value="0.00446695">
            <text:p>0.00446695</text:p>
          </table:table-cell>
          <table:table-cell office:value-type="float" office:value="-0.0140357">
            <text:p>-0.0140357</text:p>
          </table:table-cell>
          <table:table-cell office:value-type="float" office:value="-0.00382926">
            <text:p>-0.00382926</text:p>
          </table:table-cell>
          <table:table-cell office:value-type="float" office:value="-0.00356493">
            <text:p>-0.00356493</text:p>
          </table:table-cell>
          <table:table-cell office:value-type="float" office:value="0.0524062">
            <text:p>0.0524062</text:p>
          </table:table-cell>
          <table:table-cell office:value-type="float" office:value="0.0133967">
            <text:p>0.0133967</text:p>
          </table:table-cell>
          <table:table-cell office:value-type="float" office:value="0.0888648">
            <text:p>0.0888648</text:p>
          </table:table-cell>
        </table:table-row>
        <table:table-row table:style-name="ro4">
          <table:table-cell table:number-columns-repeated="15"/>
          <table:table-cell office:value-type="float" office:value="25.7608">
            <text:p>25.7608</text:p>
          </table:table-cell>
          <table:table-cell office:value-type="float" office:value="0.00340837">
            <text:p>0.00340837</text:p>
          </table:table-cell>
          <table:table-cell office:value-type="float" office:value="-0.21544">
            <text:p>-0.21544</text:p>
          </table:table-cell>
          <table:table-cell office:value-type="float" office:value="0.926469">
            <text:p>0.926469</text:p>
          </table:table-cell>
          <table:table-cell office:value-type="float" office:value="0.0319238">
            <text:p>0.0319238</text:p>
          </table:table-cell>
          <table:table-cell office:value-type="float" office:value="-0.318596">
            <text:p>-0.318596</text:p>
          </table:table-cell>
          <table:table-cell office:value-type="float" office:value="-0.00971853">
            <text:p>-0.00971853</text:p>
          </table:table-cell>
          <table:table-cell office:value-type="float" office:value="-0.0847066">
            <text:p>-0.0847066</text:p>
          </table:table-cell>
          <table:table-cell office:value-type="float" office:value="0.0500298">
            <text:p>0.0500298</text:p>
          </table:table-cell>
          <table:table-cell office:value-type="float" office:value="0.00115867">
            <text:p>0.00115867</text:p>
          </table:table-cell>
          <table:table-cell office:value-type="float" office:value="0.0135437">
            <text:p>0.0135437</text:p>
          </table:table-cell>
          <table:table-cell office:value-type="float" office:value="0.0702017">
            <text:p>0.0702017</text:p>
          </table:table-cell>
          <table:table-cell office:value-type="float" office:value="-0.00792314">
            <text:p>-0.00792314</text:p>
          </table:table-cell>
          <table:table-cell office:value-type="float" office:value="-0.073454">
            <text:p>-0.073454</text:p>
          </table:table-cell>
          <table:table-cell table:number-columns-repeated="16"/>
          <table:table-cell office:value-type="float" office:value="27.6567">
            <text:p>27.6567</text:p>
          </table:table-cell>
          <table:table-cell office:value-type="float" office:value="0.256118">
            <text:p>0.256118</text:p>
          </table:table-cell>
          <table:table-cell office:value-type="float" office:value="-0.222131">
            <text:p>-0.222131</text:p>
          </table:table-cell>
          <table:table-cell office:value-type="float" office:value="0.976302">
            <text:p>0.976302</text:p>
          </table:table-cell>
          <table:table-cell office:value-type="float" office:value="0.0118671">
            <text:p>0.0118671</text:p>
          </table:table-cell>
          <table:table-cell office:value-type="float" office:value="-0.087199">
            <text:p>-0.087199</text:p>
          </table:table-cell>
          <table:table-cell office:value-type="float" office:value="-0.00326013">
            <text:p>-0.00326013</text:p>
          </table:table-cell>
          <table:table-cell office:value-type="float" office:value="-0.0301867">
            <text:p>-0.0301867</text:p>
          </table:table-cell>
          <table:table-cell office:value-type="float" office:value="0.19525">
            <text:p>0.19525</text:p>
          </table:table-cell>
          <table:table-cell office:value-type="float" office:value="0.0181176">
            <text:p>0.0181176</text:p>
          </table:table-cell>
          <table:table-cell office:value-type="float" office:value="0.0142693">
            <text:p>0.0142693</text:p>
          </table:table-cell>
          <table:table-cell office:value-type="float" office:value="-0.0955543">
            <text:p>-0.0955543</text:p>
          </table:table-cell>
          <table:table-cell office:value-type="float" office:value="-0.0131803">
            <text:p>-0.0131803</text:p>
          </table:table-cell>
          <table:table-cell office:value-type="float" office:value="0.0143263">
            <text:p>0.0143263</text:p>
          </table:table-cell>
          <table:table-cell/>
          <table:table-cell office:value-type="float" office:value="24.3684">
            <text:p>24.3684</text:p>
          </table:table-cell>
          <table:table-cell office:value-type="float" office:value="0.348283">
            <text:p>0.348283</text:p>
          </table:table-cell>
          <table:table-cell office:value-type="float" office:value="-0.20029">
            <text:p>-0.20029</text:p>
          </table:table-cell>
          <table:table-cell office:value-type="float" office:value="0.956531">
            <text:p>0.956531</text:p>
          </table:table-cell>
          <table:table-cell office:value-type="float" office:value="0.0104616">
            <text:p>0.0104616</text:p>
          </table:table-cell>
          <table:table-cell office:value-type="float" office:value="-0.00291785">
            <text:p>-0.00291785</text:p>
          </table:table-cell>
          <table:table-cell table:style-name="ce1" office:value-type="string">
            <text:p>6.36001e-05</text:p>
          </table:table-cell>
          <table:table-cell office:value-type="float" office:value="-0.00774258">
            <text:p>-0.00774258</text:p>
          </table:table-cell>
          <table:table-cell office:value-type="float" office:value="-0.00192506">
            <text:p>-0.00192506</text:p>
          </table:table-cell>
          <table:table-cell office:value-type="float" office:value="-0.000733393">
            <text:p>-0.000733393</text:p>
          </table:table-cell>
          <table:table-cell office:value-type="float" office:value="0.016971">
            <text:p>0.016971</text:p>
          </table:table-cell>
          <table:table-cell office:value-type="float" office:value="-0.115006">
            <text:p>-0.115006</text:p>
          </table:table-cell>
          <table:table-cell office:value-type="float" office:value="-0.00660964">
            <text:p>-0.00660964</text:p>
          </table:table-cell>
          <table:table-cell office:value-type="float" office:value="-0.276043">
            <text:p>-0.276043</text:p>
          </table:table-cell>
        </table:table-row>
        <table:table-row table:style-name="ro4">
          <table:table-cell table:number-columns-repeated="15"/>
          <table:table-cell office:value-type="float" office:value="25.8285">
            <text:p>25.8285</text:p>
          </table:table-cell>
          <table:table-cell office:value-type="float" office:value="0.00711714">
            <text:p>0.00711714</text:p>
          </table:table-cell>
          <table:table-cell office:value-type="float" office:value="-0.215397">
            <text:p>-0.215397</text:p>
          </table:table-cell>
          <table:table-cell office:value-type="float" office:value="0.927049">
            <text:p>0.927049</text:p>
          </table:table-cell>
          <table:table-cell office:value-type="float" office:value="0.0316362">
            <text:p>0.0316362</text:p>
          </table:table-cell>
          <table:table-cell office:value-type="float" office:value="-0.319556">
            <text:p>-0.319556</text:p>
          </table:table-cell>
          <table:table-cell office:value-type="float" office:value="-0.00751851">
            <text:p>-0.00751851</text:p>
          </table:table-cell>
          <table:table-cell office:value-type="float" office:value="-0.0818588">
            <text:p>-0.0818588</text:p>
          </table:table-cell>
          <table:table-cell office:value-type="float" office:value="0.0547825">
            <text:p>0.0547825</text:p>
          </table:table-cell>
          <table:table-cell office:value-type="float" office:value="0.000622272">
            <text:p>0.000622272</text:p>
          </table:table-cell>
          <table:table-cell office:value-type="float" office:value="0.00857091">
            <text:p>0.00857091</text:p>
          </table:table-cell>
          <table:table-cell office:value-type="float" office:value="-0.00323777">
            <text:p>-0.00323777</text:p>
          </table:table-cell>
          <table:table-cell office:value-type="float" office:value="0.024157">
            <text:p>0.024157</text:p>
          </table:table-cell>
          <table:table-cell office:value-type="float" office:value="-0.0339159">
            <text:p>-0.0339159</text:p>
          </table:table-cell>
          <table:table-cell table:number-columns-repeated="31"/>
          <table:table-cell office:value-type="float" office:value="24.5016">
            <text:p>24.5016</text:p>
          </table:table-cell>
          <table:table-cell office:value-type="float" office:value="0.345985">
            <text:p>0.345985</text:p>
          </table:table-cell>
          <table:table-cell office:value-type="float" office:value="-0.200505">
            <text:p>-0.200505</text:p>
          </table:table-cell>
          <table:table-cell office:value-type="float" office:value="0.953892">
            <text:p>0.953892</text:p>
          </table:table-cell>
          <table:table-cell office:value-type="float" office:value="0.010204">
            <text:p>0.010204</text:p>
          </table:table-cell>
          <table:table-cell office:value-type="float" office:value="0.00617739">
            <text:p>0.00617739</text:p>
          </table:table-cell>
          <table:table-cell office:value-type="float" office:value="0.00024486">
            <text:p>0.00024486</text:p>
          </table:table-cell>
          <table:table-cell office:value-type="float" office:value="0.00255759">
            <text:p>0.00255759</text:p>
          </table:table-cell>
          <table:table-cell office:value-type="float" office:value="-0.0172477">
            <text:p>-0.0172477</text:p>
          </table:table-cell>
          <table:table-cell office:value-type="float" office:value="-0.00161401">
            <text:p>-0.00161401</text:p>
          </table:table-cell>
          <table:table-cell office:value-type="float" office:value="-0.019807">
            <text:p>-0.019807</text:p>
          </table:table-cell>
          <table:table-cell office:value-type="float" office:value="0.144537">
            <text:p>0.144537</text:p>
          </table:table-cell>
          <table:table-cell office:value-type="float" office:value="0.0030931">
            <text:p>0.0030931</text:p>
          </table:table-cell>
          <table:table-cell office:value-type="float" office:value="0.0537675">
            <text:p>0.0537675</text:p>
          </table:table-cell>
        </table:table-row>
        <table:table-row table:style-name="ro4">
          <table:table-cell table:number-columns-repeated="15"/>
          <table:table-cell office:value-type="float" office:value="26.2328">
            <text:p>26.2328</text:p>
          </table:table-cell>
          <table:table-cell office:value-type="float" office:value="0.028737">
            <text:p>0.028737</text:p>
          </table:table-cell>
          <table:table-cell office:value-type="float" office:value="-0.211197">
            <text:p>-0.211197</text:p>
          </table:table-cell>
          <table:table-cell office:value-type="float" office:value="0.924971">
            <text:p>0.924971</text:p>
          </table:table-cell>
          <table:table-cell office:value-type="float" office:value="0.0299713">
            <text:p>0.0299713</text:p>
          </table:table-cell>
          <table:table-cell office:value-type="float" office:value="-0.285153">
            <text:p>-0.285153</text:p>
          </table:table-cell>
          <table:table-cell office:value-type="float" office:value="-0.00212932">
            <text:p>-0.00212932</text:p>
          </table:table-cell>
          <table:table-cell office:value-type="float" office:value="-0.0816316">
            <text:p>-0.0816316</text:p>
          </table:table-cell>
          <table:table-cell office:value-type="float" office:value="0.0534734">
            <text:p>0.0534734</text:p>
          </table:table-cell>
          <table:table-cell office:value-type="float" office:value="0.0103892">
            <text:p>0.0103892</text:p>
          </table:table-cell>
          <table:table-cell office:value-type="float" office:value="-0.00514161">
            <text:p>-0.00514161</text:p>
          </table:table-cell>
          <table:table-cell office:value-type="float" office:value="0.187029">
            <text:p>0.187029</text:p>
          </table:table-cell>
          <table:table-cell office:value-type="float" office:value="0.0290643">
            <text:p>0.0290643</text:p>
          </table:table-cell>
          <table:table-cell office:value-type="float" office:value="0.0183094">
            <text:p>0.0183094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6.4331">
            <text:p>26.4331</text:p>
          </table:table-cell>
          <table:table-cell office:value-type="float" office:value="0.0469527">
            <text:p>0.0469527</text:p>
          </table:table-cell>
          <table:table-cell office:value-type="float" office:value="-0.20795">
            <text:p>-0.20795</text:p>
          </table:table-cell>
          <table:table-cell office:value-type="float" office:value="0.924675">
            <text:p>0.924675</text:p>
          </table:table-cell>
          <table:table-cell office:value-type="float" office:value="0.0291793">
            <text:p>0.0291793</text:p>
          </table:table-cell>
          <table:table-cell office:value-type="float" office:value="-0.289886">
            <text:p>-0.289886</text:p>
          </table:table-cell>
          <table:table-cell office:value-type="float" office:value="-0.0126911">
            <text:p>-0.0126911</text:p>
          </table:table-cell>
          <table:table-cell office:value-type="float" office:value="-0.0751282">
            <text:p>-0.0751282</text:p>
          </table:table-cell>
          <table:table-cell office:value-type="float" office:value="0.0909373">
            <text:p>0.0909373</text:p>
          </table:table-cell>
          <table:table-cell office:value-type="float" office:value="0.0162111">
            <text:p>0.0162111</text:p>
          </table:table-cell>
          <table:table-cell office:value-type="float" office:value="-0.00147404">
            <text:p>-0.00147404</text:p>
          </table:table-cell>
          <table:table-cell office:value-type="float" office:value="-0.19335">
            <text:p>-0.19335</text:p>
          </table:table-cell>
          <table:table-cell office:value-type="float" office:value="-0.178804">
            <text:p>-0.178804</text:p>
          </table:table-cell>
          <table:table-cell office:value-type="float" office:value="0.112693">
            <text:p>0.112693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6.5986">
            <text:p>26.5986</text:p>
          </table:table-cell>
          <table:table-cell office:value-type="float" office:value="0.0567073">
            <text:p>0.0567073</text:p>
          </table:table-cell>
          <table:table-cell office:value-type="float" office:value="-0.210165">
            <text:p>-0.210165</text:p>
          </table:table-cell>
          <table:table-cell office:value-type="float" office:value="0.927519">
            <text:p>0.927519</text:p>
          </table:table-cell>
          <table:table-cell office:value-type="float" office:value="0.0285406">
            <text:p>0.0285406</text:p>
          </table:table-cell>
          <table:table-cell office:value-type="float" office:value="-0.275142">
            <text:p>-0.275142</text:p>
          </table:table-cell>
          <table:table-cell office:value-type="float" office:value="-0.00363859">
            <text:p>-0.00363859</text:p>
          </table:table-cell>
          <table:table-cell office:value-type="float" office:value="-0.0800737">
            <text:p>-0.0800737</text:p>
          </table:table-cell>
          <table:table-cell office:value-type="float" office:value="0.0589353">
            <text:p>0.0589353</text:p>
          </table:table-cell>
          <table:table-cell office:value-type="float" office:value="-0.0133833">
            <text:p>-0.0133833</text:p>
          </table:table-cell>
          <table:table-cell office:value-type="float" office:value="0.0171781">
            <text:p>0.0171781</text:p>
          </table:table-cell>
          <table:table-cell office:value-type="float" office:value="-0.0782206">
            <text:p>-0.0782206</text:p>
          </table:table-cell>
          <table:table-cell office:value-type="float" office:value="0.0233228">
            <text:p>0.0233228</text:p>
          </table:table-cell>
          <table:table-cell office:value-type="float" office:value="-0.0242335">
            <text:p>-0.0242335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6.9301">
            <text:p>26.9301</text:p>
          </table:table-cell>
          <table:table-cell office:value-type="float" office:value="0.0676485">
            <text:p>0.0676485</text:p>
          </table:table-cell>
          <table:table-cell office:value-type="float" office:value="-0.212038">
            <text:p>-0.212038</text:p>
          </table:table-cell>
          <table:table-cell office:value-type="float" office:value="0.93055">
            <text:p>0.93055</text:p>
          </table:table-cell>
          <table:table-cell office:value-type="float" office:value="0.0273032">
            <text:p>0.0273032</text:p>
          </table:table-cell>
          <table:table-cell office:value-type="float" office:value="-0.270134">
            <text:p>-0.270134</text:p>
          </table:table-cell>
          <table:table-cell office:value-type="float" office:value="-0.00460364">
            <text:p>-0.00460364</text:p>
          </table:table-cell>
          <table:table-cell office:value-type="float" office:value="-0.0745168">
            <text:p>-0.0745168</text:p>
          </table:table-cell>
          <table:table-cell office:value-type="float" office:value="0.0330051">
            <text:p>0.0330051</text:p>
          </table:table-cell>
          <table:table-cell office:value-type="float" office:value="-0.00565171">
            <text:p>-0.00565171</text:p>
          </table:table-cell>
          <table:table-cell office:value-type="float" office:value="0.00914471">
            <text:p>0.00914471</text:p>
          </table:table-cell>
          <table:table-cell office:value-type="float" office:value="-0.128463">
            <text:p>-0.128463</text:p>
          </table:table-cell>
          <table:table-cell office:value-type="float" office:value="0.0267194">
            <text:p>0.0267194</text:p>
          </table:table-cell>
          <table:table-cell office:value-type="float" office:value="0.0235616">
            <text:p>0.0235616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7.0672">
            <text:p>27.0672</text:p>
          </table:table-cell>
          <table:table-cell office:value-type="float" office:value="0.0697589">
            <text:p>0.0697589</text:p>
          </table:table-cell>
          <table:table-cell office:value-type="float" office:value="-0.212311">
            <text:p>-0.212311</text:p>
          </table:table-cell>
          <table:table-cell office:value-type="float" office:value="0.932247">
            <text:p>0.932247</text:p>
          </table:table-cell>
          <table:table-cell office:value-type="float" office:value="0.0268072">
            <text:p>0.0268072</text:p>
          </table:table-cell>
          <table:table-cell office:value-type="float" office:value="-0.257454">
            <text:p>-0.257454</text:p>
          </table:table-cell>
          <table:table-cell office:value-type="float" office:value="-0.00655937">
            <text:p>-0.00655937</text:p>
          </table:table-cell>
          <table:table-cell office:value-type="float" office:value="-0.0751721">
            <text:p>-0.0751721</text:p>
          </table:table-cell>
          <table:table-cell office:value-type="float" office:value="0.0153905">
            <text:p>0.0153905</text:p>
          </table:table-cell>
          <table:table-cell office:value-type="float" office:value="-0.00198797">
            <text:p>-0.00198797</text:p>
          </table:table-cell>
          <table:table-cell office:value-type="float" office:value="0.0123754">
            <text:p>0.0123754</text:p>
          </table:table-cell>
          <table:table-cell office:value-type="float" office:value="0.0487349">
            <text:p>0.0487349</text:p>
          </table:table-cell>
          <table:table-cell office:value-type="float" office:value="-0.00237308">
            <text:p>-0.00237308</text:p>
          </table:table-cell>
          <table:table-cell office:value-type="float" office:value="-0.0144998">
            <text:p>-0.0144998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7.4665">
            <text:p>27.4665</text:p>
          </table:table-cell>
          <table:table-cell office:value-type="float" office:value="0.0836727">
            <text:p>0.0836727</text:p>
          </table:table-cell>
          <table:table-cell office:value-type="float" office:value="-0.213483">
            <text:p>-0.213483</text:p>
          </table:table-cell>
          <table:table-cell office:value-type="float" office:value="0.934877">
            <text:p>0.934877</text:p>
          </table:table-cell>
          <table:table-cell office:value-type="float" office:value="0.0254136">
            <text:p>0.0254136</text:p>
          </table:table-cell>
          <table:table-cell office:value-type="float" office:value="-0.246642">
            <text:p>-0.246642</text:p>
          </table:table-cell>
          <table:table-cell office:value-type="float" office:value="-0.00708535">
            <text:p>-0.00708535</text:p>
          </table:table-cell>
          <table:table-cell office:value-type="float" office:value="-0.0723504">
            <text:p>-0.0723504</text:p>
          </table:table-cell>
          <table:table-cell office:value-type="float" office:value="0.0348486">
            <text:p>0.0348486</text:p>
          </table:table-cell>
          <table:table-cell office:value-type="float" office:value="-0.00293546">
            <text:p>-0.00293546</text:p>
          </table:table-cell>
          <table:table-cell office:value-type="float" office:value="0.00658618">
            <text:p>0.00658618</text:p>
          </table:table-cell>
          <table:table-cell office:value-type="float" office:value="-0.0190557">
            <text:p>-0.0190557</text:p>
          </table:table-cell>
          <table:table-cell office:value-type="float" office:value="0.00851387">
            <text:p>0.00851387</text:p>
          </table:table-cell>
          <table:table-cell office:value-type="float" office:value="-0.0034047">
            <text:p>-0.0034047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7.7965">
            <text:p>27.7965</text:p>
          </table:table-cell>
          <table:table-cell office:value-type="float" office:value="0.0930965">
            <text:p>0.0930965</text:p>
          </table:table-cell>
          <table:table-cell office:value-type="float" office:value="-0.213525">
            <text:p>-0.213525</text:p>
          </table:table-cell>
          <table:table-cell office:value-type="float" office:value="0.936679">
            <text:p>0.936679</text:p>
          </table:table-cell>
          <table:table-cell office:value-type="float" office:value="0.0243168">
            <text:p>0.0243168</text:p>
          </table:table-cell>
          <table:table-cell office:value-type="float" office:value="-0.239581">
            <text:p>-0.239581</text:p>
          </table:table-cell>
          <table:table-cell office:value-type="float" office:value="-0.00953497">
            <text:p>-0.00953497</text:p>
          </table:table-cell>
          <table:table-cell office:value-type="float" office:value="-0.0672636">
            <text:p>-0.0672636</text:p>
          </table:table-cell>
          <table:table-cell office:value-type="float" office:value="0.0285611">
            <text:p>0.0285611</text:p>
          </table:table-cell>
          <table:table-cell office:value-type="float" office:value="-0.000126287">
            <text:p>-0.000126287</text:p>
          </table:table-cell>
          <table:table-cell office:value-type="float" office:value="0.00546279">
            <text:p>0.00546279</text:p>
          </table:table-cell>
          <table:table-cell office:value-type="float" office:value="-0.043227">
            <text:p>-0.043227</text:p>
          </table:table-cell>
          <table:table-cell office:value-type="float" office:value="-0.0298712">
            <text:p>-0.0298712</text:p>
          </table:table-cell>
          <table:table-cell office:value-type="float" office:value="0.0463549">
            <text:p>0.0463549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7.9366">
            <text:p>27.9366</text:p>
          </table:table-cell>
          <table:table-cell office:value-type="float" office:value="0.0962497">
            <text:p>0.0962497</text:p>
          </table:table-cell>
          <table:table-cell office:value-type="float" office:value="-0.214129">
            <text:p>-0.214129</text:p>
          </table:table-cell>
          <table:table-cell office:value-type="float" office:value="0.938354">
            <text:p>0.938354</text:p>
          </table:table-cell>
          <table:table-cell office:value-type="float" office:value="0.0238655">
            <text:p>0.0238655</text:p>
          </table:table-cell>
          <table:table-cell office:value-type="float" office:value="-0.23247">
            <text:p>-0.23247</text:p>
          </table:table-cell>
          <table:table-cell office:value-type="float" office:value="-0.054205">
            <text:p>-0.054205</text:p>
          </table:table-cell>
          <table:table-cell office:value-type="float" office:value="-0.0679217">
            <text:p>-0.0679217</text:p>
          </table:table-cell>
          <table:table-cell office:value-type="float" office:value="0.0225045">
            <text:p>0.0225045</text:p>
          </table:table-cell>
          <table:table-cell office:value-type="float" office:value="-0.00431161">
            <text:p>-0.00431161</text:p>
          </table:table-cell>
          <table:table-cell office:value-type="float" office:value="0.0119577">
            <text:p>0.0119577</text:p>
          </table:table-cell>
          <table:table-cell office:value-type="float" office:value="0.0229058">
            <text:p>0.0229058</text:p>
          </table:table-cell>
          <table:table-cell office:value-type="float" office:value="-0.664055">
            <text:p>-0.664055</text:p>
          </table:table-cell>
          <table:table-cell office:value-type="float" office:value="0.00430099">
            <text:p>0.00430099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7.9967">
            <text:p>27.9967</text:p>
          </table:table-cell>
          <table:table-cell office:value-type="float" office:value="0.0976849">
            <text:p>0.0976849</text:p>
          </table:table-cell>
          <table:table-cell office:value-type="float" office:value="-0.216786">
            <text:p>-0.216786</text:p>
          </table:table-cell>
          <table:table-cell office:value-type="float" office:value="0.939089">
            <text:p>0.939089</text:p>
          </table:table-cell>
          <table:table-cell office:value-type="float" office:value="0.0236745">
            <text:p>0.0236745</text:p>
          </table:table-cell>
          <table:table-cell office:value-type="float" office:value="-0.228266">
            <text:p>-0.228266</text:p>
          </table:table-cell>
          <table:table-cell office:value-type="float" office:value="-0.0085878">
            <text:p>-0.0085878</text:p>
          </table:table-cell>
          <table:table-cell office:value-type="float" office:value="-0.0677316">
            <text:p>-0.0677316</text:p>
          </table:table-cell>
          <table:table-cell office:value-type="float" office:value="0.0238811">
            <text:p>0.0238811</text:p>
          </table:table-cell>
          <table:table-cell office:value-type="float" office:value="-0.0442205">
            <text:p>-0.0442205</text:p>
          </table:table-cell>
          <table:table-cell office:value-type="float" office:value="0.0122162">
            <text:p>0.0122162</text:p>
          </table:table-cell>
          <table:table-cell office:value-type="float" office:value="0.0616489">
            <text:p>0.0616489</text:p>
          </table:table-cell>
          <table:table-cell office:value-type="float" office:value="0.0886115">
            <text:p>0.0886115</text:p>
          </table:table-cell>
          <table:table-cell office:value-type="float" office:value="-0.00382493">
            <text:p>-0.00382493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8.4966">
            <text:p>28.4966</text:p>
          </table:table-cell>
          <table:table-cell office:value-type="float" office:value="0.125027">
            <text:p>0.125027</text:p>
          </table:table-cell>
          <table:table-cell office:value-type="float" office:value="-0.216749">
            <text:p>-0.216749</text:p>
          </table:table-cell>
          <table:table-cell office:value-type="float" office:value="0.944239">
            <text:p>0.944239</text:p>
          </table:table-cell>
          <table:table-cell office:value-type="float" office:value="0.0221439">
            <text:p>0.0221439</text:p>
          </table:table-cell>
          <table:table-cell office:value-type="float" office:value="-0.202705">
            <text:p>-0.202705</text:p>
          </table:table-cell>
          <table:table-cell office:value-type="float" office:value="-0.0106102">
            <text:p>-0.0106102</text:p>
          </table:table-cell>
          <table:table-cell office:value-type="float" office:value="-0.062382">
            <text:p>-0.062382</text:p>
          </table:table-cell>
          <table:table-cell office:value-type="float" office:value="0.0546981">
            <text:p>0.0546981</text:p>
          </table:table-cell>
          <table:table-cell table:style-name="ce1" office:value-type="string">
            <text:p>7.45416e-05</text:p>
          </table:table-cell>
          <table:table-cell office:value-type="float" office:value="0.0103042">
            <text:p>0.0103042</text:p>
          </table:table-cell>
          <table:table-cell office:value-type="float" office:value="-0.00146828">
            <text:p>-0.00146828</text:p>
          </table:table-cell>
          <table:table-cell office:value-type="float" office:value="0.00150179">
            <text:p>0.00150179</text:p>
          </table:table-cell>
          <table:table-cell office:value-type="float" office:value="0.00241111">
            <text:p>0.00241111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9.4971">
            <text:p>29.4971</text:p>
          </table:table-cell>
          <table:table-cell office:value-type="float" office:value="0.178285">
            <text:p>0.178285</text:p>
          </table:table-cell>
          <table:table-cell office:value-type="float" office:value="-0.215171">
            <text:p>-0.215171</text:p>
          </table:table-cell>
          <table:table-cell office:value-type="float" office:value="0.956963">
            <text:p>0.956963</text:p>
          </table:table-cell>
          <table:table-cell office:value-type="float" office:value="0.0193711">
            <text:p>0.0193711</text:p>
          </table:table-cell>
          <table:table-cell office:value-type="float" office:value="-0.161063">
            <text:p>-0.161063</text:p>
          </table:table-cell>
          <table:table-cell office:value-type="float" office:value="-0.0130643">
            <text:p>-0.0130643</text:p>
          </table:table-cell>
          <table:table-cell office:value-type="float" office:value="-0.0584633">
            <text:p>-0.0584633</text:p>
          </table:table-cell>
          <table:table-cell office:value-type="float" office:value="0.053229">
            <text:p>0.053229</text:p>
          </table:table-cell>
          <table:table-cell office:value-type="float" office:value="0.00157715">
            <text:p>0.00157715</text:p>
          </table:table-cell>
          <table:table-cell office:value-type="float" office:value="0.0127166">
            <text:p>0.0127166</text:p>
          </table:table-cell>
          <table:table-cell office:value-type="float" office:value="-0.163219">
            <text:p>-0.163219</text:p>
          </table:table-cell>
          <table:table-cell office:value-type="float" office:value="-0.0584304">
            <text:p>-0.0584304</text:p>
          </table:table-cell>
          <table:table-cell office:value-type="float" office:value="-0.12697">
            <text:p>-0.12697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29.5973">
            <text:p>29.5973</text:p>
          </table:table-cell>
          <table:table-cell office:value-type="float" office:value="0.181979">
            <text:p>0.181979</text:p>
          </table:table-cell>
          <table:table-cell office:value-type="float" office:value="-0.215599">
            <text:p>-0.215599</text:p>
          </table:table-cell>
          <table:table-cell office:value-type="float" office:value="0.956963">
            <text:p>0.956963</text:p>
          </table:table-cell>
          <table:table-cell office:value-type="float" office:value="0.0191134">
            <text:p>0.0191134</text:p>
          </table:table-cell>
          <table:table-cell office:value-type="float" office:value="-0.142984">
            <text:p>-0.142984</text:p>
          </table:table-cell>
          <table:table-cell office:value-type="float" office:value="-0.00815021">
            <text:p>-0.00815021</text:p>
          </table:table-cell>
          <table:table-cell office:value-type="float" office:value="-0.0483931">
            <text:p>-0.0483931</text:p>
          </table:table-cell>
          <table:table-cell office:value-type="float" office:value="0.0368819">
            <text:p>0.0368819</text:p>
          </table:table-cell>
          <table:table-cell office:value-type="float" office:value="-0.00427489">
            <text:p>-0.00427489</text:p>
          </table:table-cell>
          <table:table-cell table:style-name="ce1" office:value-type="string">
            <text:p>1.46946e-08</text:p>
          </table:table-cell>
          <table:table-cell office:value-type="float" office:value="0.0672935">
            <text:p>0.0672935</text:p>
          </table:table-cell>
          <table:table-cell office:value-type="float" office:value="0.0267731">
            <text:p>0.0267731</text:p>
          </table:table-cell>
          <table:table-cell office:value-type="float" office:value="0.0358778">
            <text:p>0.0358778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30.1036">
            <text:p>30.1036</text:p>
          </table:table-cell>
          <table:table-cell office:value-type="float" office:value="0.217904">
            <text:p>0.217904</text:p>
          </table:table-cell>
          <table:table-cell office:value-type="float" office:value="-0.2109">
            <text:p>-0.2109</text:p>
          </table:table-cell>
          <table:table-cell office:value-type="float" office:value="0.966161">
            <text:p>0.966161</text:p>
          </table:table-cell>
          <table:table-cell office:value-type="float" office:value="0.0178623">
            <text:p>0.0178623</text:p>
          </table:table-cell>
          <table:table-cell office:value-type="float" office:value="-0.109282">
            <text:p>-0.109282</text:p>
          </table:table-cell>
          <table:table-cell office:value-type="float" office:value="-0.0101968">
            <text:p>-0.0101968</text:p>
          </table:table-cell>
          <table:table-cell office:value-type="float" office:value="-0.0307179">
            <text:p>-0.0307179</text:p>
          </table:table-cell>
          <table:table-cell office:value-type="float" office:value="0.0709538">
            <text:p>0.0709538</text:p>
          </table:table-cell>
          <table:table-cell office:value-type="float" office:value="0.00928077">
            <text:p>0.00928077</text:p>
          </table:table-cell>
          <table:table-cell office:value-type="float" office:value="0.0181655">
            <text:p>0.0181655</text:p>
          </table:table-cell>
          <table:table-cell office:value-type="float" office:value="-0.00698029">
            <text:p>-0.00698029</text:p>
          </table:table-cell>
          <table:table-cell office:value-type="float" office:value="-0.0885044">
            <text:p>-0.0885044</text:p>
          </table:table-cell>
          <table:table-cell office:value-type="float" office:value="0.136071">
            <text:p>0.136071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30.2687">
            <text:p>30.2687</text:p>
          </table:table-cell>
          <table:table-cell office:value-type="float" office:value="0.229432">
            <text:p>0.229432</text:p>
          </table:table-cell>
          <table:table-cell office:value-type="float" office:value="-0.211781">
            <text:p>-0.211781</text:p>
          </table:table-cell>
          <table:table-cell office:value-type="float" office:value="0.972871">
            <text:p>0.972871</text:p>
          </table:table-cell>
          <table:table-cell office:value-type="float" office:value="0.0174722">
            <text:p>0.0174722</text:p>
          </table:table-cell>
          <table:table-cell office:value-type="float" office:value="-0.115108">
            <text:p>-0.115108</text:p>
          </table:table-cell>
          <table:table-cell office:value-type="float" office:value="-0.00250421">
            <text:p>-0.00250421</text:p>
          </table:table-cell>
          <table:table-cell office:value-type="float" office:value="-0.0454654">
            <text:p>-0.0454654</text:p>
          </table:table-cell>
          <table:table-cell office:value-type="float" office:value="0.069801">
            <text:p>0.069801</text:p>
          </table:table-cell>
          <table:table-cell office:value-type="float" office:value="-0.0053352">
            <text:p>-0.0053352</text:p>
          </table:table-cell>
          <table:table-cell office:value-type="float" office:value="0.0406369">
            <text:p>0.0406369</text:p>
          </table:table-cell>
          <table:table-cell office:value-type="float" office:value="-0.256703">
            <text:p>-0.256703</text:p>
          </table:table-cell>
          <table:table-cell office:value-type="float" office:value="0.0550153">
            <text:p>0.0550153</text:p>
          </table:table-cell>
          <table:table-cell office:value-type="float" office:value="-0.204399">
            <text:p>-0.204399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30.4329">
            <text:p>30.4329</text:p>
          </table:table-cell>
          <table:table-cell office:value-type="float" office:value="0.233972">
            <text:p>0.233972</text:p>
          </table:table-cell>
          <table:table-cell office:value-type="float" office:value="-0.211175">
            <text:p>-0.211175</text:p>
          </table:table-cell>
          <table:table-cell office:value-type="float" office:value="0.974035">
            <text:p>0.974035</text:p>
          </table:table-cell>
          <table:table-cell office:value-type="float" office:value="0.0170929">
            <text:p>0.0170929</text:p>
          </table:table-cell>
          <table:table-cell office:value-type="float" office:value="-0.096437">
            <text:p>-0.096437</text:p>
          </table:table-cell>
          <table:table-cell office:value-type="float" office:value="-0.00543233">
            <text:p>-0.00543233</text:p>
          </table:table-cell>
          <table:table-cell office:value-type="float" office:value="-0.0325237">
            <text:p>-0.0325237</text:p>
          </table:table-cell>
          <table:table-cell office:value-type="float" office:value="0.027664">
            <text:p>0.027664</text:p>
          </table:table-cell>
          <table:table-cell office:value-type="float" office:value="0.00369539">
            <text:p>0.00369539</text:p>
          </table:table-cell>
          <table:table-cell office:value-type="float" office:value="0.00708545">
            <text:p>0.00708545</text:p>
          </table:table-cell>
          <table:table-cell office:value-type="float" office:value="0.00382372">
            <text:p>0.00382372</text:p>
          </table:table-cell>
          <table:table-cell office:value-type="float" office:value="-0.00794827">
            <text:p>-0.00794827</text:p>
          </table:table-cell>
          <table:table-cell office:value-type="float" office:value="0.0103717">
            <text:p>0.0103717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31.2699">
            <text:p>31.2699</text:p>
          </table:table-cell>
          <table:table-cell office:value-type="float" office:value="0.259807">
            <text:p>0.259807</text:p>
          </table:table-cell>
          <table:table-cell office:value-type="float" office:value="-0.21365">
            <text:p>-0.21365</text:p>
          </table:table-cell>
          <table:table-cell office:value-type="float" office:value="0.987232">
            <text:p>0.987232</text:p>
          </table:table-cell>
          <table:table-cell office:value-type="float" office:value="0.0152831">
            <text:p>0.0152831</text:p>
          </table:table-cell>
          <table:table-cell office:value-type="float" office:value="-0.0659014">
            <text:p>-0.0659014</text:p>
          </table:table-cell>
          <table:table-cell office:value-type="float" office:value="-0.00572022">
            <text:p>-0.00572022</text:p>
          </table:table-cell>
          <table:table-cell office:value-type="float" office:value="-0.0170397">
            <text:p>-0.0170397</text:p>
          </table:table-cell>
          <table:table-cell office:value-type="float" office:value="0.0308645">
            <text:p>0.0308645</text:p>
          </table:table-cell>
          <table:table-cell office:value-type="float" office:value="-0.00295757">
            <text:p>-0.00295757</text:p>
          </table:table-cell>
          <table:table-cell office:value-type="float" office:value="0.0157669">
            <text:p>0.0157669</text:p>
          </table:table-cell>
          <table:table-cell office:value-type="float" office:value="0.0711591">
            <text:p>0.0711591</text:p>
          </table:table-cell>
          <table:table-cell office:value-type="float" office:value="0.03281">
            <text:p>0.03281</text:p>
          </table:table-cell>
          <table:table-cell office:value-type="float" office:value="0.0333198">
            <text:p>0.0333198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31.8019">
            <text:p>31.8019</text:p>
          </table:table-cell>
          <table:table-cell office:value-type="float" office:value="0.296365">
            <text:p>0.296365</text:p>
          </table:table-cell>
          <table:table-cell office:value-type="float" office:value="-0.205938">
            <text:p>-0.205938</text:p>
          </table:table-cell>
          <table:table-cell office:value-type="float" office:value="1.00505">
            <text:p>1.00505</text:p>
          </table:table-cell>
          <table:table-cell office:value-type="float" office:value="0.0142338">
            <text:p>0.0142338</text:p>
          </table:table-cell>
          <table:table-cell office:value-type="float" office:value="-0.0354947">
            <text:p>-0.0354947</text:p>
          </table:table-cell>
          <table:table-cell office:value-type="float" office:value="-0.000826973">
            <text:p>-0.000826973</text:p>
          </table:table-cell>
          <table:table-cell office:value-type="float" office:value="-0.00498795">
            <text:p>-0.00498795</text:p>
          </table:table-cell>
          <table:table-cell office:value-type="float" office:value="0.0687201">
            <text:p>0.0687201</text:p>
          </table:table-cell>
          <table:table-cell office:value-type="float" office:value="0.0144968">
            <text:p>0.0144968</text:p>
          </table:table-cell>
          <table:table-cell office:value-type="float" office:value="0.0334925">
            <text:p>0.0334925</text:p>
          </table:table-cell>
          <table:table-cell office:value-type="float" office:value="-0.0654111">
            <text:p>-0.0654111</text:p>
          </table:table-cell>
          <table:table-cell office:value-type="float" office:value="-0.0305656">
            <text:p>-0.0305656</text:p>
          </table:table-cell>
          <table:table-cell office:value-type="float" office:value="-0.0728027">
            <text:p>-0.0728027</text:p>
          </table:table-cell>
          <table:table-cell table:number-columns-repeated="45"/>
        </table:table-row>
        <table:table-row table:style-name="ro4">
          <table:table-cell table:number-columns-repeated="15"/>
          <table:table-cell office:value-type="float" office:value="32.3045">
            <text:p>32.3045</text:p>
          </table:table-cell>
          <table:table-cell office:value-type="float" office:value="0.31438">
            <text:p>0.31438</text:p>
          </table:table-cell>
          <table:table-cell office:value-type="float" office:value="-0.206373">
            <text:p>-0.206373</text:p>
          </table:table-cell>
          <table:table-cell office:value-type="float" office:value="1.00349">
            <text:p>1.00349</text:p>
          </table:table-cell>
          <table:table-cell office:value-type="float" office:value="0.0133087">
            <text:p>0.0133087</text:p>
          </table:table-cell>
          <table:table-cell office:value-type="float" office:value="-0.0168686">
            <text:p>-0.0168686</text:p>
          </table:table-cell>
          <table:table-cell office:value-type="float" office:value="-0.00050523">
            <text:p>-0.00050523</text:p>
          </table:table-cell>
          <table:table-cell office:value-type="float" office:value="-0.00466181">
            <text:p>-0.00466181</text:p>
          </table:table-cell>
          <table:table-cell office:value-type="float" office:value="0.0358456">
            <text:p>0.0358456</text:p>
          </table:table-cell>
          <table:table-cell office:value-type="float" office:value="-0.000864902">
            <text:p>-0.000864902</text:p>
          </table:table-cell>
          <table:table-cell office:value-type="float" office:value="-0.00309686">
            <text:p>-0.00309686</text:p>
          </table:table-cell>
          <table:table-cell office:value-type="float" office:value="-0.0121992">
            <text:p>-0.0121992</text:p>
          </table:table-cell>
          <table:table-cell office:value-type="float" office:value="0.00054647">
            <text:p>0.00054647</text:p>
          </table:table-cell>
          <table:table-cell office:value-type="float" office:value="0.00256045">
            <text:p>0.00256045</text:p>
          </table:table-cell>
          <table:table-cell table:number-columns-repeated="45"/>
        </table:table-row>
        <table:table-row table:style-name="ro4" table:number-rows-repeated="1048448">
          <table:table-cell table:number-columns-repeated="74"/>
        </table:table-row>
        <table:table-row table:style-name="ro4">
          <table:table-cell table:number-columns-repeated="7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orgensen</meta:initial-creator>
    <meta:creation-date>2015-11-23T15:58:47</meta:creation-date>
    <dc:date>2015-11-23T21:26:33</dc:date>
    <dc:creator>Steven Jorgensen</dc:creator>
    <meta:editing-duration>PT20M19S</meta:editing-duration>
    <meta:editing-cycles>6</meta:editing-cycles>
    <meta:generator>LibreOffice/3.5$Linux_X86_64 LibreOffice_project/350m1$Build-2</meta:generator>
    <meta:document-statistic meta:table-count="3" meta:cell-count="74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B2:Sheet1.C95 Sheet1.C1:Sheet1.C1 Sheet1.R2:Sheet1.R127 Sheet1.AG2:Sheet1.AG89 Sheet1.BK2:Sheet1.BK89 Sheet1.AV2:Sheet1.AV89" chart:data-source-has-labels="row" svg:x="0.77cm" svg:y="0.855cm" svg:width="12.062cm" svg:height="7.545cm">
          <chartooo:coordinate-region svg:x="1.061cm" svg:y="1.055cm" svg:width="11.531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95" chart:label-cell-address="Sheet1.C1:Sheet1.C1" chart:class="chart:scatter">
            <chart:domain table:cell-range-address="Sheet1.B2:Sheet1.B95"/>
            <chart:data-point chart:repeated="94"/>
          </chart:series>
          <chart:series chart:style-name="ch7" chart:values-cell-range-address="Sheet1.R2:Sheet1.R127" chart:class="chart:scatter">
            <chart:domain table:cell-range-address="Sheet1.Q2:Sheet1.Q127"/>
            <chart:data-point chart:repeated="126"/>
          </chart:series>
          <chart:series chart:style-name="ch8" chart:values-cell-range-address="Sheet1.AG2:Sheet1.AG89" chart:class="chart:scatter">
            <chart:domain table:cell-range-address="Sheet1.AF2:Sheet1.AF89"/>
            <chart:data-point chart:repeated="88"/>
          </chart:series>
          <chart:series chart:style-name="ch9" chart:values-cell-range-address="Sheet1.BK2:Sheet1.BK89" chart:class="chart:scatter">
            <chart:domain table:cell-range-address="Sheet1.BJ2:Sheet1.BJ89"/>
            <chart:data-point chart:repeated="88"/>
          </chart:series>
          <chart:series chart:style-name="ch10" chart:values-cell-range-address="Sheet1.AV2:Sheet1.AV89" chart:class="chart:scatter">
            <chart:domain table:cell-range-address="Sheet1.AU2:Sheet1.AU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598">
                <text:p>0.201598</text:p>
                <draw:g>
                  <svg:desc>Sheet1.B2:Sheet1.B95</svg:desc>
                </draw:g>
              </table:table-cell>
              <table:table-cell office:value-type="float" office:value="-0.22286">
                <text:p>-0.22286</text:p>
                <draw:g>
                  <svg:desc>Sheet1.C2:Sheet1.C95</svg:desc>
                </draw:g>
              </table:table-cell>
              <table:table-cell office:value-type="float" office:value="0.211693">
                <text:p>0.211693</text:p>
                <draw:g>
                  <svg:desc>Sheet1.Q2:Sheet1.Q127</svg:desc>
                </draw:g>
              </table:table-cell>
              <table:table-cell office:value-type="float" office:value="-0.219467">
                <text:p>-0.219467</text:p>
                <draw:g>
                  <svg:desc>Sheet1.R2:Sheet1.R127</svg:desc>
                </draw:g>
              </table:table-cell>
              <table:table-cell office:value-type="float" office:value="0.315308">
                <text:p>0.315308</text:p>
                <draw:g>
                  <svg:desc>Sheet1.AF2:Sheet1.AF89</svg:desc>
                </draw:g>
              </table:table-cell>
              <table:table-cell office:value-type="float" office:value="-0.218343">
                <text:p>-0.218343</text:p>
                <draw:g>
                  <svg:desc>Sheet1.AG2:Sheet1.AG89</svg:desc>
                </draw:g>
              </table:table-cell>
              <table:table-cell office:value-type="float" office:value="0.303853">
                <text:p>0.303853</text:p>
                <draw:g>
                  <svg:desc>Sheet1.BJ2:Sheet1.BJ89</svg:desc>
                </draw:g>
              </table:table-cell>
              <table:table-cell office:value-type="float" office:value="-0.210328">
                <text:p>-0.210328</text:p>
                <draw:g>
                  <svg:desc>Sheet1.BK2:Sheet1.BK89</svg:desc>
                </draw:g>
              </table:table-cell>
              <table:table-cell office:value-type="float" office:value="0.324963">
                <text:p>0.324963</text:p>
                <draw:g>
                  <svg:desc>Sheet1.AU2:Sheet1.AU89</svg:desc>
                </draw:g>
              </table:table-cell>
              <table:table-cell office:value-type="float" office:value="-0.234251">
                <text:p>-0.234251</text:p>
                <draw:g>
                  <svg:desc>Sheet1.AV2:Sheet1.A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7298">
                <text:p>0.187298</text:p>
              </table:table-cell>
              <table:table-cell office:value-type="float" office:value="-0.220806">
                <text:p>-0.220806</text:p>
              </table:table-cell>
              <table:table-cell office:value-type="float" office:value="0.213984">
                <text:p>0.213984</text:p>
              </table:table-cell>
              <table:table-cell office:value-type="float" office:value="-0.224188">
                <text:p>-0.224188</text:p>
              </table:table-cell>
              <table:table-cell office:value-type="float" office:value="0.321271">
                <text:p>0.321271</text:p>
              </table:table-cell>
              <table:table-cell office:value-type="float" office:value="-0.213838">
                <text:p>-0.213838</text:p>
              </table:table-cell>
              <table:table-cell office:value-type="float" office:value="0.305959">
                <text:p>0.305959</text:p>
              </table:table-cell>
              <table:table-cell office:value-type="float" office:value="-0.208056">
                <text:p>-0.208056</text:p>
              </table:table-cell>
              <table:table-cell office:value-type="float" office:value="0.309002">
                <text:p>0.309002</text:p>
              </table:table-cell>
              <table:table-cell office:value-type="float" office:value="-0.235721">
                <text:p>-0.235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0484">
                <text:p>0.190484</text:p>
              </table:table-cell>
              <table:table-cell office:value-type="float" office:value="-0.223583">
                <text:p>-0.223583</text:p>
              </table:table-cell>
              <table:table-cell office:value-type="float" office:value="0.213807">
                <text:p>0.213807</text:p>
              </table:table-cell>
              <table:table-cell office:value-type="float" office:value="-0.220323">
                <text:p>-0.220323</text:p>
              </table:table-cell>
              <table:table-cell office:value-type="float" office:value="0.310687">
                <text:p>0.310687</text:p>
              </table:table-cell>
              <table:table-cell office:value-type="float" office:value="-0.215719">
                <text:p>-0.215719</text:p>
              </table:table-cell>
              <table:table-cell office:value-type="float" office:value="0.305952">
                <text:p>0.305952</text:p>
              </table:table-cell>
              <table:table-cell office:value-type="float" office:value="-0.206335">
                <text:p>-0.206335</text:p>
              </table:table-cell>
              <table:table-cell office:value-type="float" office:value="0.307821">
                <text:p>0.307821</text:p>
              </table:table-cell>
              <table:table-cell office:value-type="float" office:value="-0.235647">
                <text:p>-0.235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1418">
                <text:p>0.191418</text:p>
              </table:table-cell>
              <table:table-cell office:value-type="float" office:value="-0.223228">
                <text:p>-0.223228</text:p>
              </table:table-cell>
              <table:table-cell office:value-type="float" office:value="0.213772">
                <text:p>0.213772</text:p>
              </table:table-cell>
              <table:table-cell office:value-type="float" office:value="-0.219871">
                <text:p>-0.219871</text:p>
              </table:table-cell>
              <table:table-cell office:value-type="float" office:value="0.309946">
                <text:p>0.309946</text:p>
              </table:table-cell>
              <table:table-cell office:value-type="float" office:value="-0.214235">
                <text:p>-0.214235</text:p>
              </table:table-cell>
              <table:table-cell office:value-type="float" office:value="0.30471">
                <text:p>0.30471</text:p>
              </table:table-cell>
              <table:table-cell office:value-type="float" office:value="-0.206264">
                <text:p>-0.206264</text:p>
              </table:table-cell>
              <table:table-cell office:value-type="float" office:value="0.308481">
                <text:p>0.308481</text:p>
              </table:table-cell>
              <table:table-cell office:value-type="float" office:value="-0.235353">
                <text:p>-0.235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6401">
                <text:p>0.196401</text:p>
              </table:table-cell>
              <table:table-cell office:value-type="float" office:value="-0.221963">
                <text:p>-0.221963</text:p>
              </table:table-cell>
              <table:table-cell office:value-type="float" office:value="0.213844">
                <text:p>0.213844</text:p>
              </table:table-cell>
              <table:table-cell office:value-type="float" office:value="-0.220342">
                <text:p>-0.220342</text:p>
              </table:table-cell>
              <table:table-cell office:value-type="float" office:value="0.30902">
                <text:p>0.30902</text:p>
              </table:table-cell>
              <table:table-cell office:value-type="float" office:value="-0.216675">
                <text:p>-0.216675</text:p>
              </table:table-cell>
              <table:table-cell office:value-type="float" office:value="0.30526">
                <text:p>0.30526</text:p>
              </table:table-cell>
              <table:table-cell office:value-type="float" office:value="-0.206829">
                <text:p>-0.206829</text:p>
              </table:table-cell>
              <table:table-cell office:value-type="float" office:value="0.306284">
                <text:p>0.306284</text:p>
              </table:table-cell>
              <table:table-cell office:value-type="float" office:value="-0.236214">
                <text:p>-0.23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797">
                <text:p>0.19797</text:p>
              </table:table-cell>
              <table:table-cell office:value-type="float" office:value="-0.221617">
                <text:p>-0.221617</text:p>
              </table:table-cell>
              <table:table-cell office:value-type="float" office:value="0.212502">
                <text:p>0.212502</text:p>
              </table:table-cell>
              <table:table-cell office:value-type="float" office:value="-0.220984">
                <text:p>-0.220984</text:p>
              </table:table-cell>
              <table:table-cell office:value-type="float" office:value="0.306065">
                <text:p>0.306065</text:p>
              </table:table-cell>
              <table:table-cell office:value-type="float" office:value="-0.214924">
                <text:p>-0.214924</text:p>
              </table:table-cell>
              <table:table-cell office:value-type="float" office:value="0.305749">
                <text:p>0.305749</text:p>
              </table:table-cell>
              <table:table-cell office:value-type="float" office:value="-0.206661">
                <text:p>-0.206661</text:p>
              </table:table-cell>
              <table:table-cell office:value-type="float" office:value="0.304252">
                <text:p>0.304252</text:p>
              </table:table-cell>
              <table:table-cell office:value-type="float" office:value="-0.238782">
                <text:p>-0.238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7445">
                <text:p>0.197445</text:p>
              </table:table-cell>
              <table:table-cell office:value-type="float" office:value="-0.220308">
                <text:p>-0.220308</text:p>
              </table:table-cell>
              <table:table-cell office:value-type="float" office:value="0.209432">
                <text:p>0.209432</text:p>
              </table:table-cell>
              <table:table-cell office:value-type="float" office:value="-0.221368">
                <text:p>-0.221368</text:p>
              </table:table-cell>
              <table:table-cell office:value-type="float" office:value="0.306173">
                <text:p>0.306173</text:p>
              </table:table-cell>
              <table:table-cell office:value-type="float" office:value="-0.213035">
                <text:p>-0.213035</text:p>
              </table:table-cell>
              <table:table-cell office:value-type="float" office:value="0.30593">
                <text:p>0.30593</text:p>
              </table:table-cell>
              <table:table-cell office:value-type="float" office:value="-0.20752">
                <text:p>-0.20752</text:p>
              </table:table-cell>
              <table:table-cell office:value-type="float" office:value="0.303097">
                <text:p>0.303097</text:p>
              </table:table-cell>
              <table:table-cell office:value-type="float" office:value="-0.239982">
                <text:p>-0.239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9113">
                <text:p>0.199113</text:p>
              </table:table-cell>
              <table:table-cell office:value-type="float" office:value="-0.218914">
                <text:p>-0.218914</text:p>
              </table:table-cell>
              <table:table-cell office:value-type="float" office:value="0.208262">
                <text:p>0.208262</text:p>
              </table:table-cell>
              <table:table-cell office:value-type="float" office:value="-0.221083">
                <text:p>-0.221083</text:p>
              </table:table-cell>
              <table:table-cell office:value-type="float" office:value="0.302464">
                <text:p>0.302464</text:p>
              </table:table-cell>
              <table:table-cell office:value-type="float" office:value="-0.205361">
                <text:p>-0.205361</text:p>
              </table:table-cell>
              <table:table-cell office:value-type="float" office:value="0.306484">
                <text:p>0.306484</text:p>
              </table:table-cell>
              <table:table-cell office:value-type="float" office:value="-0.206044">
                <text:p>-0.206044</text:p>
              </table:table-cell>
              <table:table-cell office:value-type="float" office:value="0.304158">
                <text:p>0.304158</text:p>
              </table:table-cell>
              <table:table-cell office:value-type="float" office:value="-0.239279">
                <text:p>-0.239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2336">
                <text:p>0.192336</text:p>
              </table:table-cell>
              <table:table-cell office:value-type="float" office:value="-0.204795">
                <text:p>-0.204795</text:p>
              </table:table-cell>
              <table:table-cell office:value-type="float" office:value="0.208381">
                <text:p>0.208381</text:p>
              </table:table-cell>
              <table:table-cell office:value-type="float" office:value="-0.220406">
                <text:p>-0.220406</text:p>
              </table:table-cell>
              <table:table-cell office:value-type="float" office:value="0.275415">
                <text:p>0.275415</text:p>
              </table:table-cell>
              <table:table-cell office:value-type="float" office:value="-0.190315">
                <text:p>-0.190315</text:p>
              </table:table-cell>
              <table:table-cell office:value-type="float" office:value="0.298511">
                <text:p>0.298511</text:p>
              </table:table-cell>
              <table:table-cell office:value-type="float" office:value="-0.210059">
                <text:p>-0.210059</text:p>
              </table:table-cell>
              <table:table-cell office:value-type="float" office:value="0.24641">
                <text:p>0.24641</text:p>
              </table:table-cell>
              <table:table-cell office:value-type="float" office:value="-0.129347">
                <text:p>-0.129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8408">
                <text:p>0.168408</text:p>
              </table:table-cell>
              <table:table-cell office:value-type="float" office:value="-0.165687">
                <text:p>-0.165687</text:p>
              </table:table-cell>
              <table:table-cell office:value-type="float" office:value="0.206609">
                <text:p>0.206609</text:p>
              </table:table-cell>
              <table:table-cell office:value-type="float" office:value="-0.217696">
                <text:p>-0.217696</text:p>
              </table:table-cell>
              <table:table-cell office:value-type="float" office:value="0.272737">
                <text:p>0.272737</text:p>
              </table:table-cell>
              <table:table-cell office:value-type="float" office:value="-0.187694">
                <text:p>-0.187694</text:p>
              </table:table-cell>
              <table:table-cell office:value-type="float" office:value="0.294401">
                <text:p>0.294401</text:p>
              </table:table-cell>
              <table:table-cell office:value-type="float" office:value="-0.21193">
                <text:p>-0.21193</text:p>
              </table:table-cell>
              <table:table-cell office:value-type="float" office:value="0.245857">
                <text:p>0.245857</text:p>
              </table:table-cell>
              <table:table-cell office:value-type="float" office:value="-0.117796">
                <text:p>-0.117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9561">
                <text:p>0.129561</text:p>
              </table:table-cell>
              <table:table-cell office:value-type="float" office:value="-0.0739306">
                <text:p>-0.0739306</text:p>
              </table:table-cell>
              <table:table-cell office:value-type="float" office:value="0.206719">
                <text:p>0.206719</text:p>
              </table:table-cell>
              <table:table-cell office:value-type="float" office:value="-0.212041">
                <text:p>-0.212041</text:p>
              </table:table-cell>
              <table:table-cell office:value-type="float" office:value="0.268039">
                <text:p>0.268039</text:p>
              </table:table-cell>
              <table:table-cell office:value-type="float" office:value="-0.180639">
                <text:p>-0.180639</text:p>
              </table:table-cell>
              <table:table-cell office:value-type="float" office:value="0.293291">
                <text:p>0.293291</text:p>
              </table:table-cell>
              <table:table-cell office:value-type="float" office:value="-0.211156">
                <text:p>-0.211156</text:p>
              </table:table-cell>
              <table:table-cell office:value-type="float" office:value="0.236082">
                <text:p>0.236082</text:p>
              </table:table-cell>
              <table:table-cell office:value-type="float" office:value="-0.104916">
                <text:p>-0.104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3786">
                <text:p>0.123786</text:p>
              </table:table-cell>
              <table:table-cell office:value-type="float" office:value="-0.0559494">
                <text:p>-0.0559494</text:p>
              </table:table-cell>
              <table:table-cell office:value-type="float" office:value="0.204872">
                <text:p>0.204872</text:p>
              </table:table-cell>
              <table:table-cell office:value-type="float" office:value="-0.210237">
                <text:p>-0.210237</text:p>
              </table:table-cell>
              <table:table-cell office:value-type="float" office:value="0.236049">
                <text:p>0.236049</text:p>
              </table:table-cell>
              <table:table-cell office:value-type="float" office:value="-0.135787">
                <text:p>-0.135787</text:p>
              </table:table-cell>
              <table:table-cell office:value-type="float" office:value="0.291198">
                <text:p>0.291198</text:p>
              </table:table-cell>
              <table:table-cell office:value-type="float" office:value="-0.209837">
                <text:p>-0.209837</text:p>
              </table:table-cell>
              <table:table-cell office:value-type="float" office:value="0.232692">
                <text:p>0.232692</text:p>
              </table:table-cell>
              <table:table-cell office:value-type="float" office:value="-0.108009">
                <text:p>-0.108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078">
                <text:p>0.120078</text:p>
              </table:table-cell>
              <table:table-cell office:value-type="float" office:value="-0.038976">
                <text:p>-0.038976</text:p>
              </table:table-cell>
              <table:table-cell office:value-type="float" office:value="0.205288">
                <text:p>0.205288</text:p>
              </table:table-cell>
              <table:table-cell office:value-type="float" office:value="-0.208856">
                <text:p>-0.208856</text:p>
              </table:table-cell>
              <table:table-cell office:value-type="float" office:value="0.219261">
                <text:p>0.219261</text:p>
              </table:table-cell>
              <table:table-cell office:value-type="float" office:value="-0.113885">
                <text:p>-0.113885</text:p>
              </table:table-cell>
              <table:table-cell office:value-type="float" office:value="0.284704">
                <text:p>0.284704</text:p>
              </table:table-cell>
              <table:table-cell office:value-type="float" office:value="-0.205807">
                <text:p>-0.205807</text:p>
              </table:table-cell>
              <table:table-cell office:value-type="float" office:value="0.227137">
                <text:p>0.227137</text:p>
              </table:table-cell>
              <table:table-cell office:value-type="float" office:value="-0.109132">
                <text:p>-0.109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2625">
                <text:p>0.112625</text:p>
              </table:table-cell>
              <table:table-cell office:value-type="float" office:value="-0.0243371">
                <text:p>-0.0243371</text:p>
              </table:table-cell>
              <table:table-cell office:value-type="float" office:value="0.20085">
                <text:p>0.20085</text:p>
              </table:table-cell>
              <table:table-cell office:value-type="float" office:value="-0.184446">
                <text:p>-0.184446</text:p>
              </table:table-cell>
              <table:table-cell office:value-type="float" office:value="0.21169">
                <text:p>0.21169</text:p>
              </table:table-cell>
              <table:table-cell office:value-type="float" office:value="-0.0947628">
                <text:p>-0.0947628</text:p>
              </table:table-cell>
              <table:table-cell office:value-type="float" office:value="0.240156">
                <text:p>0.240156</text:p>
              </table:table-cell>
              <table:table-cell office:value-type="float" office:value="-0.174455">
                <text:p>-0.174455</text:p>
              </table:table-cell>
              <table:table-cell office:value-type="float" office:value="0.209949">
                <text:p>0.209949</text:p>
              </table:table-cell>
              <table:table-cell office:value-type="float" office:value="-0.102912">
                <text:p>-0.102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5715">
                <text:p>0.105715</text:p>
              </table:table-cell>
              <table:table-cell office:value-type="float" office:value="-0.00885505">
                <text:p>-0.00885505</text:p>
              </table:table-cell>
              <table:table-cell office:value-type="float" office:value="0.199665">
                <text:p>0.199665</text:p>
              </table:table-cell>
              <table:table-cell office:value-type="float" office:value="-0.176359">
                <text:p>-0.176359</text:p>
              </table:table-cell>
              <table:table-cell office:value-type="float" office:value="0.204724">
                <text:p>0.204724</text:p>
              </table:table-cell>
              <table:table-cell office:value-type="float" office:value="-0.0845907">
                <text:p>-0.0845907</text:p>
              </table:table-cell>
              <table:table-cell office:value-type="float" office:value="0.231239">
                <text:p>0.231239</text:p>
              </table:table-cell>
              <table:table-cell office:value-type="float" office:value="-0.167412">
                <text:p>-0.167412</text:p>
              </table:table-cell>
              <table:table-cell office:value-type="float" office:value="0.208395">
                <text:p>0.208395</text:p>
              </table:table-cell>
              <table:table-cell office:value-type="float" office:value="-0.102131">
                <text:p>-0.102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59112">
                <text:p>0.0959112</text:p>
              </table:table-cell>
              <table:table-cell office:value-type="float" office:value="NaN">
                <text:p>NaN</text:p>
              </table:table-cell>
              <table:table-cell office:value-type="float" office:value="0.195362">
                <text:p>0.195362</text:p>
              </table:table-cell>
              <table:table-cell office:value-type="float" office:value="-0.168561">
                <text:p>-0.168561</text:p>
              </table:table-cell>
              <table:table-cell office:value-type="float" office:value="0.189564">
                <text:p>0.189564</text:p>
              </table:table-cell>
              <table:table-cell office:value-type="float" office:value="-0.0692492">
                <text:p>-0.0692492</text:p>
              </table:table-cell>
              <table:table-cell office:value-type="float" office:value="0.217165">
                <text:p>0.217165</text:p>
              </table:table-cell>
              <table:table-cell office:value-type="float" office:value="-0.149937">
                <text:p>-0.149937</text:p>
              </table:table-cell>
              <table:table-cell office:value-type="float" office:value="0.206778">
                <text:p>0.206778</text:p>
              </table:table-cell>
              <table:table-cell office:value-type="float" office:value="-0.0963227">
                <text:p>-0.0963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6714">
                <text:p>0.0906714</text:p>
              </table:table-cell>
              <table:table-cell office:value-type="float" office:value="0.0105148">
                <text:p>0.0105148</text:p>
              </table:table-cell>
              <table:table-cell office:value-type="float" office:value="0.188779">
                <text:p>0.188779</text:p>
              </table:table-cell>
              <table:table-cell office:value-type="float" office:value="-0.145658">
                <text:p>-0.145658</text:p>
              </table:table-cell>
              <table:table-cell office:value-type="float" office:value="0.180783">
                <text:p>0.180783</text:p>
              </table:table-cell>
              <table:table-cell office:value-type="float" office:value="-0.0584998">
                <text:p>-0.0584998</text:p>
              </table:table-cell>
              <table:table-cell office:value-type="float" office:value="0.212858">
                <text:p>0.212858</text:p>
              </table:table-cell>
              <table:table-cell office:value-type="float" office:value="-0.137868">
                <text:p>-0.137868</text:p>
              </table:table-cell>
              <table:table-cell office:value-type="float" office:value="0.201959">
                <text:p>0.201959</text:p>
              </table:table-cell>
              <table:table-cell office:value-type="float" office:value="-0.0866801">
                <text:p>-0.0866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92753">
                <text:p>0.0792753</text:p>
              </table:table-cell>
              <table:table-cell office:value-type="float" office:value="0.0346824">
                <text:p>0.0346824</text:p>
              </table:table-cell>
              <table:table-cell office:value-type="float" office:value="0.182047">
                <text:p>0.182047</text:p>
              </table:table-cell>
              <table:table-cell office:value-type="float" office:value="-0.134656">
                <text:p>-0.134656</text:p>
              </table:table-cell>
              <table:table-cell office:value-type="float" office:value="0.153598">
                <text:p>0.153598</text:p>
              </table:table-cell>
              <table:table-cell office:value-type="float" office:value="-0.00232201">
                <text:p>-0.00232201</text:p>
              </table:table-cell>
              <table:table-cell office:value-type="float" office:value="0.197666">
                <text:p>0.197666</text:p>
              </table:table-cell>
              <table:table-cell office:value-type="float" office:value="-0.114069">
                <text:p>-0.114069</text:p>
              </table:table-cell>
              <table:table-cell office:value-type="float" office:value="0.190762">
                <text:p>0.190762</text:p>
              </table:table-cell>
              <table:table-cell office:value-type="float" office:value="-0.0730162">
                <text:p>-0.0730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10308">
                <text:p>0.0710308</text:p>
              </table:table-cell>
              <table:table-cell office:value-type="float" office:value="0.0553745">
                <text:p>0.0553745</text:p>
              </table:table-cell>
              <table:table-cell office:value-type="float" office:value="0.173493">
                <text:p>0.173493</text:p>
              </table:table-cell>
              <table:table-cell office:value-type="float" office:value="-0.127258">
                <text:p>-0.127258</text:p>
              </table:table-cell>
              <table:table-cell office:value-type="float" office:value="0.127016">
                <text:p>0.127016</text:p>
              </table:table-cell>
              <table:table-cell office:value-type="float" office:value="0.0285949">
                <text:p>0.0285949</text:p>
              </table:table-cell>
              <table:table-cell office:value-type="float" office:value="0.185549">
                <text:p>0.185549</text:p>
              </table:table-cell>
              <table:table-cell office:value-type="float" office:value="-0.103127">
                <text:p>-0.103127</text:p>
              </table:table-cell>
              <table:table-cell office:value-type="float" office:value="0.175615">
                <text:p>0.175615</text:p>
              </table:table-cell>
              <table:table-cell office:value-type="float" office:value="-0.0469047">
                <text:p>-0.0469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67281">
                <text:p>0.0667281</text:p>
              </table:table-cell>
              <table:table-cell office:value-type="float" office:value="0.0590296">
                <text:p>0.0590296</text:p>
              </table:table-cell>
              <table:table-cell office:value-type="float" office:value="0.173204">
                <text:p>0.173204</text:p>
              </table:table-cell>
              <table:table-cell office:value-type="float" office:value="-0.126232">
                <text:p>-0.126232</text:p>
              </table:table-cell>
              <table:table-cell office:value-type="float" office:value="0.12462">
                <text:p>0.12462</text:p>
              </table:table-cell>
              <table:table-cell office:value-type="float" office:value="0.0305993">
                <text:p>0.0305993</text:p>
              </table:table-cell>
              <table:table-cell office:value-type="float" office:value="0.169862">
                <text:p>0.169862</text:p>
              </table:table-cell>
              <table:table-cell office:value-type="float" office:value="-0.0806196">
                <text:p>-0.0806196</text:p>
              </table:table-cell>
              <table:table-cell office:value-type="float" office:value="0.174982">
                <text:p>0.174982</text:p>
              </table:table-cell>
              <table:table-cell office:value-type="float" office:value="-0.0445827">
                <text:p>-0.04458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1688">
                <text:p>0.0251688</text:p>
              </table:table-cell>
              <table:table-cell office:value-type="float" office:value="0.121157">
                <text:p>0.121157</text:p>
              </table:table-cell>
              <table:table-cell office:value-type="float" office:value="0.172205">
                <text:p>0.172205</text:p>
              </table:table-cell>
              <table:table-cell office:value-type="float" office:value="-0.125056">
                <text:p>-0.125056</text:p>
              </table:table-cell>
              <table:table-cell office:value-type="float" office:value="0.121426">
                <text:p>0.121426</text:p>
              </table:table-cell>
              <table:table-cell office:value-type="float" office:value="0.0320625">
                <text:p>0.0320625</text:p>
              </table:table-cell>
              <table:table-cell office:value-type="float" office:value="0.15382">
                <text:p>0.15382</text:p>
              </table:table-cell>
              <table:table-cell office:value-type="float" office:value="-0.0577143">
                <text:p>-0.0577143</text:p>
              </table:table-cell>
              <table:table-cell office:value-type="float" office:value="0.16297">
                <text:p>0.16297</text:p>
              </table:table-cell>
              <table:table-cell office:value-type="float" office:value="-0.026478">
                <text:p>-0.026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5558">
                <text:p>0.025558</text:p>
              </table:table-cell>
              <table:table-cell office:value-type="float" office:value="0.130766">
                <text:p>0.130766</text:p>
              </table:table-cell>
              <table:table-cell office:value-type="float" office:value="0.167392">
                <text:p>0.167392</text:p>
              </table:table-cell>
              <table:table-cell office:value-type="float" office:value="-0.119926">
                <text:p>-0.119926</text:p>
              </table:table-cell>
              <table:table-cell office:value-type="float" office:value="0.111288">
                <text:p>0.111288</text:p>
              </table:table-cell>
              <table:table-cell office:value-type="float" office:value="0.0495288">
                <text:p>0.0495288</text:p>
              </table:table-cell>
              <table:table-cell office:value-type="float" office:value="0.150295">
                <text:p>0.150295</text:p>
              </table:table-cell>
              <table:table-cell office:value-type="float" office:value="-0.0490609">
                <text:p>-0.0490609</text:p>
              </table:table-cell>
              <table:table-cell office:value-type="float" office:value="0.161796">
                <text:p>0.161796</text:p>
              </table:table-cell>
              <table:table-cell office:value-type="float" office:value="-0.0245983">
                <text:p>-0.0245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6779">
                <text:p>0.0246779</text:p>
              </table:table-cell>
              <table:table-cell office:value-type="float" office:value="0.134747">
                <text:p>0.134747</text:p>
              </table:table-cell>
              <table:table-cell office:value-type="float" office:value="0.154301">
                <text:p>0.154301</text:p>
              </table:table-cell>
              <table:table-cell office:value-type="float" office:value="-0.100121">
                <text:p>-0.100121</text:p>
              </table:table-cell>
              <table:table-cell office:value-type="float" office:value="0.107448">
                <text:p>0.107448</text:p>
              </table:table-cell>
              <table:table-cell office:value-type="float" office:value="0.0588037">
                <text:p>0.0588037</text:p>
              </table:table-cell>
              <table:table-cell office:value-type="float" office:value="0.148246">
                <text:p>0.148246</text:p>
              </table:table-cell>
              <table:table-cell office:value-type="float" office:value="-0.0409599">
                <text:p>-0.0409599</text:p>
              </table:table-cell>
              <table:table-cell office:value-type="float" office:value="0.158611">
                <text:p>0.158611</text:p>
              </table:table-cell>
              <table:table-cell office:value-type="float" office:value="-0.0192661">
                <text:p>-0.0192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39">
                <text:p>0.02339</text:p>
              </table:table-cell>
              <table:table-cell office:value-type="float" office:value="0.140001">
                <text:p>0.140001</text:p>
              </table:table-cell>
              <table:table-cell office:value-type="float" office:value="0.15423">
                <text:p>0.15423</text:p>
              </table:table-cell>
              <table:table-cell office:value-type="float" office:value="-0.0958982">
                <text:p>-0.0958982</text:p>
              </table:table-cell>
              <table:table-cell office:value-type="float" office:value="0.0856218">
                <text:p>0.0856218</text:p>
              </table:table-cell>
              <table:table-cell office:value-type="float" office:value="0.0951679">
                <text:p>0.0951679</text:p>
              </table:table-cell>
              <table:table-cell office:value-type="float" office:value="0.143181">
                <text:p>0.143181</text:p>
              </table:table-cell>
              <table:table-cell office:value-type="float" office:value="-0.0265836">
                <text:p>-0.0265836</text:p>
              </table:table-cell>
              <table:table-cell office:value-type="float" office:value="0.154527">
                <text:p>0.154527</text:p>
              </table:table-cell>
              <table:table-cell office:value-type="float" office:value="-0.015776">
                <text:p>-0.015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19344">
                <text:p>0.0219344</text:p>
              </table:table-cell>
              <table:table-cell office:value-type="float" office:value="0.153515">
                <text:p>0.153515</text:p>
              </table:table-cell>
              <table:table-cell office:value-type="float" office:value="0.150019">
                <text:p>0.150019</text:p>
              </table:table-cell>
              <table:table-cell office:value-type="float" office:value="-0.0926677">
                <text:p>-0.0926677</text:p>
              </table:table-cell>
              <table:table-cell office:value-type="float" office:value="0.0836227">
                <text:p>0.0836227</text:p>
              </table:table-cell>
              <table:table-cell office:value-type="float" office:value="0.097938">
                <text:p>0.097938</text:p>
              </table:table-cell>
              <table:table-cell office:value-type="float" office:value="0.136264">
                <text:p>0.136264</text:p>
              </table:table-cell>
              <table:table-cell office:value-type="float" office:value="-0.0182487">
                <text:p>-0.0182487</text:p>
              </table:table-cell>
              <table:table-cell office:value-type="float" office:value="0.151949">
                <text:p>0.151949</text:p>
              </table:table-cell>
              <table:table-cell office:value-type="float" office:value="-0.00965419">
                <text:p>-0.00965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19851">
                <text:p>0.0219851</text:p>
              </table:table-cell>
              <table:table-cell office:value-type="float" office:value="0.160207">
                <text:p>0.160207</text:p>
              </table:table-cell>
              <table:table-cell office:value-type="float" office:value="0.148022">
                <text:p>0.148022</text:p>
              </table:table-cell>
              <table:table-cell office:value-type="float" office:value="-0.0807766">
                <text:p>-0.0807766</text:p>
              </table:table-cell>
              <table:table-cell office:value-type="float" office:value="0.0779367">
                <text:p>0.0779367</text:p>
              </table:table-cell>
              <table:table-cell office:value-type="float" office:value="0.109229">
                <text:p>0.109229</text:p>
              </table:table-cell>
              <table:table-cell office:value-type="float" office:value="0.103429">
                <text:p>0.103429</text:p>
              </table:table-cell>
              <table:table-cell office:value-type="float" office:value="0.0284653">
                <text:p>0.0284653</text:p>
              </table:table-cell>
              <table:table-cell office:value-type="float" office:value="0.146739">
                <text:p>0.146739</text:p>
              </table:table-cell>
              <table:table-cell office:value-type="float" office:value="0.00932655">
                <text:p>0.00932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10407">
                <text:p>0.0210407</text:p>
              </table:table-cell>
              <table:table-cell office:value-type="float" office:value="0.160066">
                <text:p>0.160066</text:p>
              </table:table-cell>
              <table:table-cell office:value-type="float" office:value="0.127457">
                <text:p>0.127457</text:p>
              </table:table-cell>
              <table:table-cell office:value-type="float" office:value="-0.0307988">
                <text:p>-0.0307988</text:p>
              </table:table-cell>
              <table:table-cell office:value-type="float" office:value="0.0741799">
                <text:p>0.0741799</text:p>
              </table:table-cell>
              <table:table-cell office:value-type="float" office:value="0.121605">
                <text:p>0.121605</text:p>
              </table:table-cell>
              <table:table-cell office:value-type="float" office:value="0.078936">
                <text:p>0.078936</text:p>
              </table:table-cell>
              <table:table-cell office:value-type="float" office:value="0.0449657">
                <text:p>0.0449657</text:p>
              </table:table-cell>
              <table:table-cell office:value-type="float" office:value="0.139887">
                <text:p>0.139887</text:p>
              </table:table-cell>
              <table:table-cell office:value-type="float" office:value="0.0368343">
                <text:p>0.0368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96266">
                <text:p>0.0196266</text:p>
              </table:table-cell>
              <table:table-cell office:value-type="float" office:value="0.158828">
                <text:p>0.158828</text:p>
              </table:table-cell>
              <table:table-cell office:value-type="float" office:value="0.125389">
                <text:p>0.125389</text:p>
              </table:table-cell>
              <table:table-cell office:value-type="float" office:value="-0.0266063">
                <text:p>-0.0266063</text:p>
              </table:table-cell>
              <table:table-cell office:value-type="float" office:value="0.0730353">
                <text:p>0.0730353</text:p>
              </table:table-cell>
              <table:table-cell office:value-type="float" office:value="0.123083">
                <text:p>0.123083</text:p>
              </table:table-cell>
              <table:table-cell office:value-type="float" office:value="0.0754565">
                <text:p>0.0754565</text:p>
              </table:table-cell>
              <table:table-cell office:value-type="float" office:value="0.0504666">
                <text:p>0.0504666</text:p>
              </table:table-cell>
              <table:table-cell office:value-type="float" office:value="0.137164">
                <text:p>0.137164</text:p>
              </table:table-cell>
              <table:table-cell office:value-type="float" office:value="0.040031">
                <text:p>0.0400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804">
                <text:p>0.019804</text:p>
              </table:table-cell>
              <table:table-cell office:value-type="float" office:value="0.15721">
                <text:p>0.15721</text:p>
              </table:table-cell>
              <table:table-cell office:value-type="float" office:value="0.123598">
                <text:p>0.123598</text:p>
              </table:table-cell>
              <table:table-cell office:value-type="float" office:value="-0.0181594">
                <text:p>-0.0181594</text:p>
              </table:table-cell>
              <table:table-cell office:value-type="float" office:value="0.0729496">
                <text:p>0.0729496</text:p>
              </table:table-cell>
              <table:table-cell office:value-type="float" office:value="0.123646">
                <text:p>0.123646</text:p>
              </table:table-cell>
              <table:table-cell office:value-type="float" office:value="0.0546403">
                <text:p>0.0546403</text:p>
              </table:table-cell>
              <table:table-cell office:value-type="float" office:value="0.0851467">
                <text:p>0.0851467</text:p>
              </table:table-cell>
              <table:table-cell office:value-type="float" office:value="0.126549">
                <text:p>0.126549</text:p>
              </table:table-cell>
              <table:table-cell office:value-type="float" office:value="0.0497223">
                <text:p>0.0497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9202">
                <text:p>0.0199202</text:p>
              </table:table-cell>
              <table:table-cell office:value-type="float" office:value="0.15594">
                <text:p>0.15594</text:p>
              </table:table-cell>
              <table:table-cell office:value-type="float" office:value="0.11751">
                <text:p>0.11751</text:p>
              </table:table-cell>
              <table:table-cell office:value-type="float" office:value="-0.00229033">
                <text:p>-0.00229033</text:p>
              </table:table-cell>
              <table:table-cell office:value-type="float" office:value="0.072744">
                <text:p>0.072744</text:p>
              </table:table-cell>
              <table:table-cell office:value-type="float" office:value="0.124519">
                <text:p>0.124519</text:p>
              </table:table-cell>
              <table:table-cell office:value-type="float" office:value="0.0391071">
                <text:p>0.0391071</text:p>
              </table:table-cell>
              <table:table-cell office:value-type="float" office:value="0.106523">
                <text:p>0.106523</text:p>
              </table:table-cell>
              <table:table-cell office:value-type="float" office:value="0.117029">
                <text:p>0.117029</text:p>
              </table:table-cell>
              <table:table-cell office:value-type="float" office:value="0.0707746">
                <text:p>0.0707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4152">
                <text:p>0.0194152</text:p>
              </table:table-cell>
              <table:table-cell office:value-type="float" office:value="0.155635">
                <text:p>0.155635</text:p>
              </table:table-cell>
              <table:table-cell office:value-type="float" office:value="0.112681">
                <text:p>0.112681</text:p>
              </table:table-cell>
              <table:table-cell office:value-type="float" office:value="0.00949857">
                <text:p>0.00949857</text:p>
              </table:table-cell>
              <table:table-cell office:value-type="float" office:value="0.0704581">
                <text:p>0.0704581</text:p>
              </table:table-cell>
              <table:table-cell office:value-type="float" office:value="0.124312">
                <text:p>0.124312</text:p>
              </table:table-cell>
              <table:table-cell office:value-type="float" office:value="0.0322295">
                <text:p>0.0322295</text:p>
              </table:table-cell>
              <table:table-cell office:value-type="float" office:value="0.114527">
                <text:p>0.114527</text:p>
              </table:table-cell>
              <table:table-cell office:value-type="float" office:value="0.111632">
                <text:p>0.111632</text:p>
              </table:table-cell>
              <table:table-cell office:value-type="float" office:value="0.0746472">
                <text:p>0.07464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4138">
                <text:p>0.0194138</text:p>
              </table:table-cell>
              <table:table-cell office:value-type="float" office:value="0.155718">
                <text:p>0.155718</text:p>
              </table:table-cell>
              <table:table-cell office:value-type="float" office:value="0.108625">
                <text:p>0.108625</text:p>
              </table:table-cell>
              <table:table-cell office:value-type="float" office:value="0.0181322">
                <text:p>0.0181322</text:p>
              </table:table-cell>
              <table:table-cell office:value-type="float" office:value="0.0671194">
                <text:p>0.0671194</text:p>
              </table:table-cell>
              <table:table-cell office:value-type="float" office:value="0.122994">
                <text:p>0.122994</text:p>
              </table:table-cell>
              <table:table-cell office:value-type="float" office:value="0.0131481">
                <text:p>0.0131481</text:p>
              </table:table-cell>
              <table:table-cell office:value-type="float" office:value="0.118086">
                <text:p>0.118086</text:p>
              </table:table-cell>
              <table:table-cell office:value-type="float" office:value="0.102155">
                <text:p>0.102155</text:p>
              </table:table-cell>
              <table:table-cell office:value-type="float" office:value="0.0761437">
                <text:p>0.0761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4898">
                <text:p>0.0124898</text:p>
              </table:table-cell>
              <table:table-cell office:value-type="float" office:value="0.145208">
                <text:p>0.145208</text:p>
              </table:table-cell>
              <table:table-cell office:value-type="float" office:value="0.107456">
                <text:p>0.107456</text:p>
              </table:table-cell>
              <table:table-cell office:value-type="float" office:value="0.0242817">
                <text:p>0.0242817</text:p>
              </table:table-cell>
              <table:table-cell office:value-type="float" office:value="0.0655373">
                <text:p>0.0655373</text:p>
              </table:table-cell>
              <table:table-cell office:value-type="float" office:value="0.121039">
                <text:p>0.121039</text:p>
              </table:table-cell>
              <table:table-cell office:value-type="float" office:value="0.00385016">
                <text:p>0.00385016</text:p>
              </table:table-cell>
              <table:table-cell office:value-type="float" office:value="0.13036">
                <text:p>0.13036</text:p>
              </table:table-cell>
              <table:table-cell office:value-type="float" office:value="0.0974971">
                <text:p>0.0974971</text:p>
              </table:table-cell>
              <table:table-cell office:value-type="float" office:value="0.0824713">
                <text:p>0.0824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32011">
                <text:p>0.00832011</text:p>
              </table:table-cell>
              <table:table-cell office:value-type="float" office:value="0.138551">
                <text:p>0.138551</text:p>
              </table:table-cell>
              <table:table-cell office:value-type="float" office:value="0.101759">
                <text:p>0.101759</text:p>
              </table:table-cell>
              <table:table-cell office:value-type="float" office:value="0.039077">
                <text:p>0.039077</text:p>
              </table:table-cell>
              <table:table-cell office:value-type="float" office:value="0.0414536">
                <text:p>0.0414536</text:p>
              </table:table-cell>
              <table:table-cell office:value-type="float" office:value="0.0915445">
                <text:p>0.0915445</text:p>
              </table:table-cell>
              <table:table-cell office:value-type="float" office:value="NaN">
                <text:p>NaN</text:p>
              </table:table-cell>
              <table:table-cell office:value-type="float" office:value="0.131321">
                <text:p>0.131321</text:p>
              </table:table-cell>
              <table:table-cell office:value-type="float" office:value="0.0939716">
                <text:p>0.0939716</text:p>
              </table:table-cell>
              <table:table-cell office:value-type="float" office:value="0.0879815">
                <text:p>0.087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14376">
                <text:p>0.00214376</text:p>
              </table:table-cell>
              <table:table-cell office:value-type="float" office:value="0.125423">
                <text:p>0.125423</text:p>
              </table:table-cell>
              <table:table-cell office:value-type="float" office:value="0.0978506">
                <text:p>0.0978506</text:p>
              </table:table-cell>
              <table:table-cell office:value-type="float" office:value="0.0477087">
                <text:p>0.0477087</text:p>
              </table:table-cell>
              <table:table-cell office:value-type="float" office:value="0.0392578">
                <text:p>0.0392578</text:p>
              </table:table-cell>
              <table:table-cell office:value-type="float" office:value="0.0879182">
                <text:p>0.0879182</text:p>
              </table:table-cell>
              <table:table-cell office:value-type="float" office:value="-0.00163263">
                <text:p>-0.00163263</text:p>
              </table:table-cell>
              <table:table-cell office:value-type="float" office:value="0.130785">
                <text:p>0.130785</text:p>
              </table:table-cell>
              <table:table-cell office:value-type="float" office:value="0.088968">
                <text:p>0.088968</text:p>
              </table:table-cell>
              <table:table-cell office:value-type="float" office:value="0.0946917">
                <text:p>0.0946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180653">
                <text:p>-0.00180653</text:p>
              </table:table-cell>
              <table:table-cell office:value-type="float" office:value="0.11818">
                <text:p>0.11818</text:p>
              </table:table-cell>
              <table:table-cell office:value-type="float" office:value="0.0941906">
                <text:p>0.0941906</text:p>
              </table:table-cell>
              <table:table-cell office:value-type="float" office:value="0.0486996">
                <text:p>0.0486996</text:p>
              </table:table-cell>
              <table:table-cell office:value-type="float" office:value="0.0256304">
                <text:p>0.0256304</text:p>
              </table:table-cell>
              <table:table-cell office:value-type="float" office:value="0.0683954">
                <text:p>0.0683954</text:p>
              </table:table-cell>
              <table:table-cell office:value-type="float" office:value="-0.00336579">
                <text:p>-0.00336579</text:p>
              </table:table-cell>
              <table:table-cell office:value-type="float" office:value="0.130415">
                <text:p>0.130415</text:p>
              </table:table-cell>
              <table:table-cell office:value-type="float" office:value="0.0510555">
                <text:p>0.0510555</text:p>
              </table:table-cell>
              <table:table-cell office:value-type="float" office:value="0.127223">
                <text:p>0.127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680142">
                <text:p>-0.00680142</text:p>
              </table:table-cell>
              <table:table-cell office:value-type="float" office:value="0.110086">
                <text:p>0.110086</text:p>
              </table:table-cell>
              <table:table-cell office:value-type="float" office:value="0.0652082">
                <text:p>0.0652082</text:p>
              </table:table-cell>
              <table:table-cell office:value-type="float" office:value="0.101451">
                <text:p>0.101451</text:p>
              </table:table-cell>
              <table:table-cell office:value-type="float" office:value="0.0153059">
                <text:p>0.0153059</text:p>
              </table:table-cell>
              <table:table-cell office:value-type="float" office:value="0.0540219">
                <text:p>0.0540219</text:p>
              </table:table-cell>
              <table:table-cell office:value-type="float" office:value="-0.00566568">
                <text:p>-0.00566568</text:p>
              </table:table-cell>
              <table:table-cell office:value-type="float" office:value="0.128662">
                <text:p>0.128662</text:p>
              </table:table-cell>
              <table:table-cell office:value-type="float" office:value="0.0477553">
                <text:p>0.0477553</text:p>
              </table:table-cell>
              <table:table-cell office:value-type="float" office:value="0.124036">
                <text:p>0.124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86602">
                <text:p>-0.0186602</text:p>
              </table:table-cell>
              <table:table-cell office:value-type="float" office:value="0.0960553">
                <text:p>0.0960553</text:p>
              </table:table-cell>
              <table:table-cell office:value-type="float" office:value="0.0605808">
                <text:p>0.0605808</text:p>
              </table:table-cell>
              <table:table-cell office:value-type="float" office:value="0.107684">
                <text:p>0.107684</text:p>
              </table:table-cell>
              <table:table-cell office:value-type="float" office:value="0.0063059">
                <text:p>0.0063059</text:p>
              </table:table-cell>
              <table:table-cell office:value-type="float" office:value="0.0468074">
                <text:p>0.0468074</text:p>
              </table:table-cell>
              <table:table-cell office:value-type="float" office:value="-0.00496597">
                <text:p>-0.00496597</text:p>
              </table:table-cell>
              <table:table-cell office:value-type="float" office:value="0.128921">
                <text:p>0.128921</text:p>
              </table:table-cell>
              <table:table-cell office:value-type="float" office:value="0.0475003">
                <text:p>0.047500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94078">
                <text:p>-0.0294078</text:p>
              </table:table-cell>
              <table:table-cell office:value-type="float" office:value="0.0850946">
                <text:p>0.0850946</text:p>
              </table:table-cell>
              <table:table-cell office:value-type="float" office:value="0.0576578">
                <text:p>0.0576578</text:p>
              </table:table-cell>
              <table:table-cell office:value-type="float" office:value="0.111911">
                <text:p>0.111911</text:p>
              </table:table-cell>
              <table:table-cell office:value-type="float" office:value="-0.00833702">
                <text:p>-0.00833702</text:p>
              </table:table-cell>
              <table:table-cell office:value-type="float" office:value="0.0279441">
                <text:p>0.0279441</text:p>
              </table:table-cell>
              <table:table-cell office:value-type="float" office:value="-0.00937683">
                <text:p>-0.00937683</text:p>
              </table:table-cell>
              <table:table-cell office:value-type="float" office:value="0.122132">
                <text:p>0.122132</text:p>
              </table:table-cell>
              <table:table-cell office:value-type="float" office:value="0.0427387">
                <text:p>0.0427387</text:p>
              </table:table-cell>
              <table:table-cell office:value-type="float" office:value="0.12527">
                <text:p>0.12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1729">
                <text:p>-0.031729</text:p>
              </table:table-cell>
              <table:table-cell office:value-type="float" office:value="0.0830567">
                <text:p>0.0830567</text:p>
              </table:table-cell>
              <table:table-cell office:value-type="float" office:value="0.0541651">
                <text:p>0.0541651</text:p>
              </table:table-cell>
              <table:table-cell office:value-type="float" office:value="0.130529">
                <text:p>0.130529</text:p>
              </table:table-cell>
              <table:table-cell office:value-type="float" office:value="-0.0122413">
                <text:p>-0.0122413</text:p>
              </table:table-cell>
              <table:table-cell office:value-type="float" office:value="0.022356">
                <text:p>0.022356</text:p>
              </table:table-cell>
              <table:table-cell office:value-type="float" office:value="-0.0167693">
                <text:p>-0.0167693</text:p>
              </table:table-cell>
              <table:table-cell office:value-type="float" office:value="0.1055">
                <text:p>0.1055</text:p>
              </table:table-cell>
              <table:table-cell office:value-type="float" office:value="0.0414086">
                <text:p>0.0414086</text:p>
              </table:table-cell>
              <table:table-cell office:value-type="float" office:value="0.123549">
                <text:p>0.1235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61081">
                <text:p>-0.0361081</text:p>
              </table:table-cell>
              <table:table-cell office:value-type="float" office:value="0.075489">
                <text:p>0.075489</text:p>
              </table:table-cell>
              <table:table-cell office:value-type="float" office:value="0.0535979">
                <text:p>0.0535979</text:p>
              </table:table-cell>
              <table:table-cell office:value-type="float" office:value="0.131217">
                <text:p>0.131217</text:p>
              </table:table-cell>
              <table:table-cell office:value-type="float" office:value="-0.0184438">
                <text:p>-0.0184438</text:p>
              </table:table-cell>
              <table:table-cell office:value-type="float" office:value="0.0145907">
                <text:p>0.0145907</text:p>
              </table:table-cell>
              <table:table-cell office:value-type="float" office:value="-0.0232089">
                <text:p>-0.0232089</text:p>
              </table:table-cell>
              <table:table-cell office:value-type="float" office:value="0.0970031">
                <text:p>0.0970031</text:p>
              </table:table-cell>
              <table:table-cell office:value-type="float" office:value="0.0377339">
                <text:p>0.0377339</text:p>
              </table:table-cell>
              <table:table-cell office:value-type="float" office:value="0.119962">
                <text:p>0.119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397014">
                <text:p>-0.0397014</text:p>
              </table:table-cell>
              <table:table-cell office:value-type="float" office:value="0.0698061">
                <text:p>0.0698061</text:p>
              </table:table-cell>
              <table:table-cell office:value-type="float" office:value="0.0534755">
                <text:p>0.0534755</text:p>
              </table:table-cell>
              <table:table-cell office:value-type="float" office:value="0.13186">
                <text:p>0.13186</text:p>
              </table:table-cell>
              <table:table-cell office:value-type="float" office:value="-0.0373847">
                <text:p>-0.0373847</text:p>
              </table:table-cell>
              <table:table-cell office:value-type="float" office:value="-0.00149871">
                <text:p>-0.00149871</text:p>
              </table:table-cell>
              <table:table-cell office:value-type="float" office:value="-0.0445573">
                <text:p>-0.0445573</text:p>
              </table:table-cell>
              <table:table-cell office:value-type="float" office:value="0.0760895">
                <text:p>0.0760895</text:p>
              </table:table-cell>
              <table:table-cell office:value-type="float" office:value="0.0345044">
                <text:p>0.0345044</text:p>
              </table:table-cell>
              <table:table-cell office:value-type="float" office:value="0.114448">
                <text:p>0.114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413888">
                <text:p>-0.0413888</text:p>
              </table:table-cell>
              <table:table-cell office:value-type="float" office:value="0.0675346">
                <text:p>0.0675346</text:p>
              </table:table-cell>
              <table:table-cell office:value-type="float" office:value="0.0517689">
                <text:p>0.0517689</text:p>
              </table:table-cell>
              <table:table-cell office:value-type="float" office:value="0.134459">
                <text:p>0.134459</text:p>
              </table:table-cell>
              <table:table-cell office:value-type="float" office:value="-0.0440091">
                <text:p>-0.0440091</text:p>
              </table:table-cell>
              <table:table-cell office:value-type="float" office:value="-0.00761692">
                <text:p>-0.00761692</text:p>
              </table:table-cell>
              <table:table-cell office:value-type="float" office:value="-0.0586634">
                <text:p>-0.0586634</text:p>
              </table:table-cell>
              <table:table-cell office:value-type="float" office:value="0.0536796">
                <text:p>0.0536796</text:p>
              </table:table-cell>
              <table:table-cell office:value-type="float" office:value="0.0255146">
                <text:p>0.0255146</text:p>
              </table:table-cell>
              <table:table-cell office:value-type="float" office:value="0.103865">
                <text:p>0.1038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431399">
                <text:p>-0.0431399</text:p>
              </table:table-cell>
              <table:table-cell office:value-type="float" office:value="0.0628401">
                <text:p>0.0628401</text:p>
              </table:table-cell>
              <table:table-cell office:value-type="float" office:value="0.048297">
                <text:p>0.048297</text:p>
              </table:table-cell>
              <table:table-cell office:value-type="float" office:value="0.143709">
                <text:p>0.143709</text:p>
              </table:table-cell>
              <table:table-cell office:value-type="float" office:value="-0.0492634">
                <text:p>-0.0492634</text:p>
              </table:table-cell>
              <table:table-cell office:value-type="float" office:value="-0.0133863">
                <text:p>-0.0133863</text:p>
              </table:table-cell>
              <table:table-cell office:value-type="float" office:value="-0.0673068">
                <text:p>-0.0673068</text:p>
              </table:table-cell>
              <table:table-cell office:value-type="float" office:value="0.0394909">
                <text:p>0.0394909</text:p>
              </table:table-cell>
              <table:table-cell office:value-type="float" office:value="0.00681442">
                <text:p>0.00681442</text:p>
              </table:table-cell>
              <table:table-cell office:value-type="float" office:value="0.084489">
                <text:p>0.084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55572">
                <text:p>-0.055572</text:p>
              </table:table-cell>
              <table:table-cell office:value-type="float" office:value="0.046413">
                <text:p>0.046413</text:p>
              </table:table-cell>
              <table:table-cell office:value-type="float" office:value="0.0475982">
                <text:p>0.0475982</text:p>
              </table:table-cell>
              <table:table-cell office:value-type="float" office:value="0.148535">
                <text:p>0.148535</text:p>
              </table:table-cell>
              <table:table-cell office:value-type="float" office:value="-0.0523272">
                <text:p>-0.0523272</text:p>
              </table:table-cell>
              <table:table-cell office:value-type="float" office:value="-0.0174384">
                <text:p>-0.0174384</text:p>
              </table:table-cell>
              <table:table-cell office:value-type="float" office:value="-0.0723191">
                <text:p>-0.0723191</text:p>
              </table:table-cell>
              <table:table-cell office:value-type="float" office:value="0.0323652">
                <text:p>0.0323652</text:p>
              </table:table-cell>
              <table:table-cell office:value-type="float" office:value="-0.00215493">
                <text:p>-0.00215493</text:p>
              </table:table-cell>
              <table:table-cell office:value-type="float" office:value="0.0756677">
                <text:p>0.07566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675308">
                <text:p>-0.0675308</text:p>
              </table:table-cell>
              <table:table-cell office:value-type="float" office:value="0.0328782">
                <text:p>0.0328782</text:p>
              </table:table-cell>
              <table:table-cell office:value-type="float" office:value="0.0472331">
                <text:p>0.0472331</text:p>
              </table:table-cell>
              <table:table-cell office:value-type="float" office:value="0.151333">
                <text:p>0.151333</text:p>
              </table:table-cell>
              <table:table-cell office:value-type="float" office:value="-0.060088">
                <text:p>-0.060088</text:p>
              </table:table-cell>
              <table:table-cell office:value-type="float" office:value="-0.0292333">
                <text:p>-0.0292333</text:p>
              </table:table-cell>
              <table:table-cell office:value-type="float" office:value="-0.0863526">
                <text:p>-0.0863526</text:p>
              </table:table-cell>
              <table:table-cell office:value-type="float" office:value="0.0127251">
                <text:p>0.0127251</text:p>
              </table:table-cell>
              <table:table-cell office:value-type="float" office:value="-0.00536501">
                <text:p>-0.00536501</text:p>
              </table:table-cell>
              <table:table-cell office:value-type="float" office:value="0.0725549">
                <text:p>0.07255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709367">
                <text:p>-0.0709367</text:p>
              </table:table-cell>
              <table:table-cell office:value-type="float" office:value="0.0289683">
                <text:p>0.0289683</text:p>
              </table:table-cell>
              <table:table-cell office:value-type="float" office:value="0.0469075">
                <text:p>0.0469075</text:p>
              </table:table-cell>
              <table:table-cell office:value-type="float" office:value="0.15071">
                <text:p>0.15071</text:p>
              </table:table-cell>
              <table:table-cell office:value-type="float" office:value="-0.0632676">
                <text:p>-0.0632676</text:p>
              </table:table-cell>
              <table:table-cell office:value-type="float" office:value="-0.0329358">
                <text:p>-0.0329358</text:p>
              </table:table-cell>
              <table:table-cell office:value-type="float" office:value="-0.0948739">
                <text:p>-0.0948739</text:p>
              </table:table-cell>
              <table:table-cell office:value-type="float" office:value="-0.00185469">
                <text:p>-0.00185469</text:p>
              </table:table-cell>
              <table:table-cell office:value-type="float" office:value="-0.0211397">
                <text:p>-0.0211397</text:p>
              </table:table-cell>
              <table:table-cell office:value-type="float" office:value="0.0566981">
                <text:p>0.0566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834047">
                <text:p>-0.0834047</text:p>
              </table:table-cell>
              <table:table-cell office:value-type="float" office:value="0.00575856">
                <text:p>0.00575856</text:p>
              </table:table-cell>
              <table:table-cell office:value-type="float" office:value="0.045783">
                <text:p>0.045783</text:p>
              </table:table-cell>
              <table:table-cell office:value-type="float" office:value="0.152786">
                <text:p>0.152786</text:p>
              </table:table-cell>
              <table:table-cell office:value-type="float" office:value="-0.0722334">
                <text:p>-0.0722334</text:p>
              </table:table-cell>
              <table:table-cell office:value-type="float" office:value="-0.0393062">
                <text:p>-0.0393062</text:p>
              </table:table-cell>
              <table:table-cell office:value-type="float" office:value="-0.0974501">
                <text:p>-0.0974501</text:p>
              </table:table-cell>
              <table:table-cell office:value-type="float" office:value="-0.0056897">
                <text:p>-0.0056897</text:p>
              </table:table-cell>
              <table:table-cell office:value-type="float" office:value="-0.0310463">
                <text:p>-0.0310463</text:p>
              </table:table-cell>
              <table:table-cell office:value-type="float" office:value="0.0455418">
                <text:p>0.0455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122">
                <text:p>-0.1122</text:p>
              </table:table-cell>
              <table:table-cell office:value-type="float" office:value="-0.0217736">
                <text:p>-0.0217736</text:p>
              </table:table-cell>
              <table:table-cell office:value-type="float" office:value="0.046006">
                <text:p>0.046006</text:p>
              </table:table-cell>
              <table:table-cell office:value-type="float" office:value="0.152111">
                <text:p>0.152111</text:p>
              </table:table-cell>
              <table:table-cell office:value-type="float" office:value="-0.121114">
                <text:p>-0.121114</text:p>
              </table:table-cell>
              <table:table-cell office:value-type="float" office:value="-0.110691">
                <text:p>-0.110691</text:p>
              </table:table-cell>
              <table:table-cell office:value-type="float" office:value="-0.103023">
                <text:p>-0.103023</text:p>
              </table:table-cell>
              <table:table-cell office:value-type="float" office:value="-0.0147582">
                <text:p>-0.0147582</text:p>
              </table:table-cell>
              <table:table-cell office:value-type="float" office:value="-0.0387971">
                <text:p>-0.0387971</text:p>
              </table:table-cell>
              <table:table-cell office:value-type="float" office:value="0.0367963">
                <text:p>0.0367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15894">
                <text:p>-0.115894</text:p>
              </table:table-cell>
              <table:table-cell office:value-type="float" office:value="-0.025587">
                <text:p>-0.025587</text:p>
              </table:table-cell>
              <table:table-cell office:value-type="float" office:value="0.0448973">
                <text:p>0.0448973</text:p>
              </table:table-cell>
              <table:table-cell office:value-type="float" office:value="0.151604">
                <text:p>0.151604</text:p>
              </table:table-cell>
              <table:table-cell office:value-type="float" office:value="-0.12684">
                <text:p>-0.12684</text:p>
              </table:table-cell>
              <table:table-cell office:value-type="float" office:value="-0.119072">
                <text:p>-0.119072</text:p>
              </table:table-cell>
              <table:table-cell office:value-type="float" office:value="-0.107366">
                <text:p>-0.107366</text:p>
              </table:table-cell>
              <table:table-cell office:value-type="float" office:value="-0.0264881">
                <text:p>-0.0264881</text:p>
              </table:table-cell>
              <table:table-cell office:value-type="float" office:value="-0.0443898">
                <text:p>-0.0443898</text:p>
              </table:table-cell>
              <table:table-cell office:value-type="float" office:value="0.0298114">
                <text:p>0.0298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18571">
                <text:p>-0.118571</text:p>
              </table:table-cell>
              <table:table-cell office:value-type="float" office:value="-0.0302985">
                <text:p>-0.0302985</text:p>
              </table:table-cell>
              <table:table-cell office:value-type="float" office:value="0.0448526">
                <text:p>0.0448526</text:p>
              </table:table-cell>
              <table:table-cell office:value-type="float" office:value="0.150495">
                <text:p>0.150495</text:p>
              </table:table-cell>
              <table:table-cell office:value-type="float" office:value="-0.138998">
                <text:p>-0.138998</text:p>
              </table:table-cell>
              <table:table-cell office:value-type="float" office:value="-0.138791">
                <text:p>-0.138791</text:p>
              </table:table-cell>
              <table:table-cell office:value-type="float" office:value="-0.123396">
                <text:p>-0.123396</text:p>
              </table:table-cell>
              <table:table-cell office:value-type="float" office:value="-0.0439435">
                <text:p>-0.0439435</text:p>
              </table:table-cell>
              <table:table-cell office:value-type="float" office:value="-0.0707817">
                <text:p>-0.0707817</text:p>
              </table:table-cell>
              <table:table-cell office:value-type="float" office:value="0.00260362">
                <text:p>0.00260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35125">
                <text:p>-0.135125</text:p>
              </table:table-cell>
              <table:table-cell office:value-type="float" office:value="-0.0543822">
                <text:p>-0.0543822</text:p>
              </table:table-cell>
              <table:table-cell office:value-type="float" office:value="0.0437947">
                <text:p>0.0437947</text:p>
              </table:table-cell>
              <table:table-cell office:value-type="float" office:value="0.14969">
                <text:p>0.14969</text:p>
              </table:table-cell>
              <table:table-cell office:value-type="float" office:value="-0.152236">
                <text:p>-0.152236</text:p>
              </table:table-cell>
              <table:table-cell office:value-type="float" office:value="-0.154729">
                <text:p>-0.154729</text:p>
              </table:table-cell>
              <table:table-cell office:value-type="float" office:value="-0.145554">
                <text:p>-0.145554</text:p>
              </table:table-cell>
              <table:table-cell office:value-type="float" office:value="-0.070609">
                <text:p>-0.070609</text:p>
              </table:table-cell>
              <table:table-cell office:value-type="float" office:value="-0.0979269">
                <text:p>-0.0979269</text:p>
              </table:table-cell>
              <table:table-cell office:value-type="float" office:value="-0.0245872">
                <text:p>-0.0245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7112">
                <text:p>-0.137112</text:p>
              </table:table-cell>
              <table:table-cell office:value-type="float" office:value="-0.0604551">
                <text:p>-0.0604551</text:p>
              </table:table-cell>
              <table:table-cell office:value-type="float" office:value="0.0413114">
                <text:p>0.0413114</text:p>
              </table:table-cell>
              <table:table-cell office:value-type="float" office:value="0.148959">
                <text:p>0.148959</text:p>
              </table:table-cell>
              <table:table-cell office:value-type="float" office:value="-0.161397">
                <text:p>-0.161397</text:p>
              </table:table-cell>
              <table:table-cell office:value-type="float" office:value="-0.161938">
                <text:p>-0.161938</text:p>
              </table:table-cell>
              <table:table-cell office:value-type="float" office:value="-0.148421">
                <text:p>-0.148421</text:p>
              </table:table-cell>
              <table:table-cell office:value-type="float" office:value="-0.0772632">
                <text:p>-0.0772632</text:p>
              </table:table-cell>
              <table:table-cell office:value-type="float" office:value="-0.101384">
                <text:p>-0.101384</text:p>
              </table:table-cell>
              <table:table-cell office:value-type="float" office:value="-0.0296219">
                <text:p>-0.02962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4845">
                <text:p>-0.14845</text:p>
              </table:table-cell>
              <table:table-cell office:value-type="float" office:value="-0.0789927">
                <text:p>-0.0789927</text:p>
              </table:table-cell>
              <table:table-cell office:value-type="float" office:value="0.0369222">
                <text:p>0.0369222</text:p>
              </table:table-cell>
              <table:table-cell office:value-type="float" office:value="0.144013">
                <text:p>0.144013</text:p>
              </table:table-cell>
              <table:table-cell office:value-type="float" office:value="-0.171035">
                <text:p>-0.171035</text:p>
              </table:table-cell>
              <table:table-cell office:value-type="float" office:value="-0.170496">
                <text:p>-0.170496</text:p>
              </table:table-cell>
              <table:table-cell office:value-type="float" office:value="-0.149538">
                <text:p>-0.149538</text:p>
              </table:table-cell>
              <table:table-cell office:value-type="float" office:value="-0.0796585">
                <text:p>-0.0796585</text:p>
              </table:table-cell>
              <table:table-cell office:value-type="float" office:value="-0.109045">
                <text:p>-0.109045</text:p>
              </table:table-cell>
              <table:table-cell office:value-type="float" office:value="-0.0414105">
                <text:p>-0.0414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48342">
                <text:p>-0.148342</text:p>
              </table:table-cell>
              <table:table-cell office:value-type="float" office:value="-0.0808135">
                <text:p>-0.0808135</text:p>
              </table:table-cell>
              <table:table-cell office:value-type="float" office:value="0.0209466">
                <text:p>0.0209466</text:p>
              </table:table-cell>
              <table:table-cell office:value-type="float" office:value="0.13112">
                <text:p>0.13112</text:p>
              </table:table-cell>
              <table:table-cell office:value-type="float" office:value="-0.18491">
                <text:p>-0.18491</text:p>
              </table:table-cell>
              <table:table-cell office:value-type="float" office:value="-0.18384">
                <text:p>-0.18384</text:p>
              </table:table-cell>
              <table:table-cell office:value-type="float" office:value="-0.164673">
                <text:p>-0.164673</text:p>
              </table:table-cell>
              <table:table-cell office:value-type="float" office:value="-0.0959727">
                <text:p>-0.0959727</text:p>
              </table:table-cell>
              <table:table-cell office:value-type="float" office:value="-0.116226">
                <text:p>-0.116226</text:p>
              </table:table-cell>
              <table:table-cell office:value-type="float" office:value="-0.0509682">
                <text:p>-0.05096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62143">
                <text:p>-0.162143</text:p>
              </table:table-cell>
              <table:table-cell office:value-type="float" office:value="-0.0922158">
                <text:p>-0.0922158</text:p>
              </table:table-cell>
              <table:table-cell office:value-type="float" office:value="-0.0219655">
                <text:p>-0.0219655</text:p>
              </table:table-cell>
              <table:table-cell office:value-type="float" office:value="0.0837482">
                <text:p>0.0837482</text:p>
              </table:table-cell>
              <table:table-cell office:value-type="float" office:value="-0.199207">
                <text:p>-0.199207</text:p>
              </table:table-cell>
              <table:table-cell office:value-type="float" office:value="-0.195613">
                <text:p>-0.195613</text:p>
              </table:table-cell>
              <table:table-cell office:value-type="float" office:value="-0.195245">
                <text:p>-0.195245</text:p>
              </table:table-cell>
              <table:table-cell office:value-type="float" office:value="-0.12406">
                <text:p>-0.12406</text:p>
              </table:table-cell>
              <table:table-cell office:value-type="float" office:value="-0.1213">
                <text:p>-0.1213</text:p>
              </table:table-cell>
              <table:table-cell office:value-type="float" office:value="-0.0565943">
                <text:p>-0.0565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68061">
                <text:p>-0.168061</text:p>
              </table:table-cell>
              <table:table-cell office:value-type="float" office:value="-0.0962804">
                <text:p>-0.0962804</text:p>
              </table:table-cell>
              <table:table-cell office:value-type="float" office:value="-0.0242647">
                <text:p>-0.0242647</text:p>
              </table:table-cell>
              <table:table-cell office:value-type="float" office:value="0.0806252">
                <text:p>0.0806252</text:p>
              </table:table-cell>
              <table:table-cell office:value-type="float" office:value="-0.201809">
                <text:p>-0.201809</text:p>
              </table:table-cell>
              <table:table-cell office:value-type="float" office:value="-0.197748">
                <text:p>-0.197748</text:p>
              </table:table-cell>
              <table:table-cell office:value-type="float" office:value="-0.212943">
                <text:p>-0.212943</text:p>
              </table:table-cell>
              <table:table-cell office:value-type="float" office:value="-0.14643">
                <text:p>-0.14643</text:p>
              </table:table-cell>
              <table:table-cell office:value-type="float" office:value="-0.140202">
                <text:p>-0.140202</text:p>
              </table:table-cell>
              <table:table-cell office:value-type="float" office:value="-0.0752359">
                <text:p>-0.0752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76176">
                <text:p>-0.176176</text:p>
              </table:table-cell>
              <table:table-cell office:value-type="float" office:value="-0.112177">
                <text:p>-0.112177</text:p>
              </table:table-cell>
              <table:table-cell office:value-type="float" office:value="-0.026734">
                <text:p>-0.026734</text:p>
              </table:table-cell>
              <table:table-cell office:value-type="float" office:value="0.0758912">
                <text:p>0.0758912</text:p>
              </table:table-cell>
              <table:table-cell office:value-type="float" office:value="-0.208821">
                <text:p>-0.208821</text:p>
              </table:table-cell>
              <table:table-cell office:value-type="float" office:value="-0.203407">
                <text:p>-0.203407</text:p>
              </table:table-cell>
              <table:table-cell office:value-type="float" office:value="-0.215258">
                <text:p>-0.215258</text:p>
              </table:table-cell>
              <table:table-cell office:value-type="float" office:value="-0.149795">
                <text:p>-0.149795</text:p>
              </table:table-cell>
              <table:table-cell office:value-type="float" office:value="-0.168179">
                <text:p>-0.168179</text:p>
              </table:table-cell>
              <table:table-cell office:value-type="float" office:value="-0.106997">
                <text:p>-0.106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79719">
                <text:p>-0.179719</text:p>
              </table:table-cell>
              <table:table-cell office:value-type="float" office:value="-0.119169">
                <text:p>-0.119169</text:p>
              </table:table-cell>
              <table:table-cell office:value-type="float" office:value="-0.0368844">
                <text:p>-0.0368844</text:p>
              </table:table-cell>
              <table:table-cell office:value-type="float" office:value="0.0595039">
                <text:p>0.0595039</text:p>
              </table:table-cell>
              <table:table-cell office:value-type="float" office:value="-0.214392">
                <text:p>-0.214392</text:p>
              </table:table-cell>
              <table:table-cell office:value-type="float" office:value="-0.208452">
                <text:p>-0.208452</text:p>
              </table:table-cell>
              <table:table-cell office:value-type="float" office:value="-0.218699">
                <text:p>-0.218699</text:p>
              </table:table-cell>
              <table:table-cell office:value-type="float" office:value="-0.153629">
                <text:p>-0.153629</text:p>
              </table:table-cell>
              <table:table-cell office:value-type="float" office:value="-0.18331">
                <text:p>-0.18331</text:p>
              </table:table-cell>
              <table:table-cell office:value-type="float" office:value="-0.121796">
                <text:p>-0.121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89596">
                <text:p>-0.189596</text:p>
              </table:table-cell>
              <table:table-cell office:value-type="float" office:value="-0.133562">
                <text:p>-0.133562</text:p>
              </table:table-cell>
              <table:table-cell office:value-type="float" office:value="-0.0474332">
                <text:p>-0.0474332</text:p>
              </table:table-cell>
              <table:table-cell office:value-type="float" office:value="0.0433056">
                <text:p>0.0433056</text:p>
              </table:table-cell>
              <table:table-cell office:value-type="float" office:value="-0.227339">
                <text:p>-0.227339</text:p>
              </table:table-cell>
              <table:table-cell office:value-type="float" office:value="-0.215239">
                <text:p>-0.215239</text:p>
              </table:table-cell>
              <table:table-cell office:value-type="float" office:value="-0.221623">
                <text:p>-0.221623</text:p>
              </table:table-cell>
              <table:table-cell office:value-type="float" office:value="-0.157123">
                <text:p>-0.157123</text:p>
              </table:table-cell>
              <table:table-cell office:value-type="float" office:value="-0.185456">
                <text:p>-0.185456</text:p>
              </table:table-cell>
              <table:table-cell office:value-type="float" office:value="-0.124619">
                <text:p>-0.1246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07368">
                <text:p>-0.207368</text:p>
              </table:table-cell>
              <table:table-cell office:value-type="float" office:value="-0.161442">
                <text:p>-0.161442</text:p>
              </table:table-cell>
              <table:table-cell office:value-type="float" office:value="-0.0707938">
                <text:p>-0.0707938</text:p>
              </table:table-cell>
              <table:table-cell office:value-type="float" office:value="0.0106683">
                <text:p>0.0106683</text:p>
              </table:table-cell>
              <table:table-cell office:value-type="float" office:value="-0.231262">
                <text:p>-0.231262</text:p>
              </table:table-cell>
              <table:table-cell office:value-type="float" office:value="-0.217534">
                <text:p>-0.217534</text:p>
              </table:table-cell>
              <table:table-cell office:value-type="float" office:value="-0.238191">
                <text:p>-0.238191</text:p>
              </table:table-cell>
              <table:table-cell office:value-type="float" office:value="-0.181386">
                <text:p>-0.181386</text:p>
              </table:table-cell>
              <table:table-cell office:value-type="float" office:value="-0.189327">
                <text:p>-0.189327</text:p>
              </table:table-cell>
              <table:table-cell office:value-type="float" office:value="-0.13097">
                <text:p>-0.130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1602">
                <text:p>-0.21602</text:p>
              </table:table-cell>
              <table:table-cell office:value-type="float" office:value="-0.183986">
                <text:p>-0.183986</text:p>
              </table:table-cell>
              <table:table-cell office:value-type="float" office:value="-0.0783617">
                <text:p>-0.0783617</text:p>
              </table:table-cell>
              <table:table-cell office:value-type="float" office:value="-0.00127948">
                <text:p>-0.00127948</text:p>
              </table:table-cell>
              <table:table-cell office:value-type="float" office:value="-0.231607">
                <text:p>-0.231607</text:p>
              </table:table-cell>
              <table:table-cell office:value-type="float" office:value="-0.218505">
                <text:p>-0.218505</text:p>
              </table:table-cell>
              <table:table-cell office:value-type="float" office:value="-0.247729">
                <text:p>-0.247729</text:p>
              </table:table-cell>
              <table:table-cell office:value-type="float" office:value="-0.204353">
                <text:p>-0.204353</text:p>
              </table:table-cell>
              <table:table-cell office:value-type="float" office:value="-0.214456">
                <text:p>-0.214456</text:p>
              </table:table-cell>
              <table:table-cell office:value-type="float" office:value="-0.15814">
                <text:p>-0.15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17965">
                <text:p>-0.217965</text:p>
              </table:table-cell>
              <table:table-cell office:value-type="float" office:value="-0.187137">
                <text:p>-0.187137</text:p>
              </table:table-cell>
              <table:table-cell office:value-type="float" office:value="-0.087469">
                <text:p>-0.087469</text:p>
              </table:table-cell>
              <table:table-cell office:value-type="float" office:value="-0.0124364">
                <text:p>-0.0124364</text:p>
              </table:table-cell>
              <table:table-cell office:value-type="float" office:value="-0.231924">
                <text:p>-0.231924</text:p>
              </table:table-cell>
              <table:table-cell office:value-type="float" office:value="-0.218884">
                <text:p>-0.218884</text:p>
              </table:table-cell>
              <table:table-cell office:value-type="float" office:value="-0.24943">
                <text:p>-0.24943</text:p>
              </table:table-cell>
              <table:table-cell office:value-type="float" office:value="-0.206431">
                <text:p>-0.206431</text:p>
              </table:table-cell>
              <table:table-cell office:value-type="float" office:value="-0.232176">
                <text:p>-0.232176</text:p>
              </table:table-cell>
              <table:table-cell office:value-type="float" office:value="-0.186563">
                <text:p>-0.186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19782">
                <text:p>-0.219782</text:p>
              </table:table-cell>
              <table:table-cell office:value-type="float" office:value="-0.188313">
                <text:p>-0.188313</text:p>
              </table:table-cell>
              <table:table-cell office:value-type="float" office:value="-0.0971298">
                <text:p>-0.0971298</text:p>
              </table:table-cell>
              <table:table-cell office:value-type="float" office:value="-0.0240516">
                <text:p>-0.0240516</text:p>
              </table:table-cell>
              <table:table-cell office:value-type="float" office:value="-0.233974">
                <text:p>-0.233974</text:p>
              </table:table-cell>
              <table:table-cell office:value-type="float" office:value="-0.218722">
                <text:p>-0.218722</text:p>
              </table:table-cell>
              <table:table-cell office:value-type="float" office:value="-0.257976">
                <text:p>-0.257976</text:p>
              </table:table-cell>
              <table:table-cell office:value-type="float" office:value="-0.218853">
                <text:p>-0.218853</text:p>
              </table:table-cell>
              <table:table-cell office:value-type="float" office:value="-0.23776">
                <text:p>-0.23776</text:p>
              </table:table-cell>
              <table:table-cell office:value-type="float" office:value="-0.192724">
                <text:p>-0.1927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21">
                <text:p>-0.221</text:p>
              </table:table-cell>
              <table:table-cell office:value-type="float" office:value="-0.191475">
                <text:p>-0.191475</text:p>
              </table:table-cell>
              <table:table-cell office:value-type="float" office:value="-0.112095">
                <text:p>-0.112095</text:p>
              </table:table-cell>
              <table:table-cell office:value-type="float" office:value="-0.0448016">
                <text:p>-0.0448016</text:p>
              </table:table-cell>
              <table:table-cell office:value-type="float" office:value="-0.231363">
                <text:p>-0.231363</text:p>
              </table:table-cell>
              <table:table-cell office:value-type="float" office:value="-0.219826">
                <text:p>-0.219826</text:p>
              </table:table-cell>
              <table:table-cell office:value-type="float" office:value="-0.260312">
                <text:p>-0.260312</text:p>
              </table:table-cell>
              <table:table-cell office:value-type="float" office:value="-0.221379">
                <text:p>-0.221379</text:p>
              </table:table-cell>
              <table:table-cell office:value-type="float" office:value="-0.241255">
                <text:p>-0.241255</text:p>
              </table:table-cell>
              <table:table-cell office:value-type="float" office:value="-0.20046">
                <text:p>-0.20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216795">
                <text:p>-0.216795</text:p>
              </table:table-cell>
              <table:table-cell office:value-type="float" office:value="-0.208629">
                <text:p>-0.208629</text:p>
              </table:table-cell>
              <table:table-cell office:value-type="float" office:value="-0.113105">
                <text:p>-0.113105</text:p>
              </table:table-cell>
              <table:table-cell office:value-type="float" office:value="-0.0473927">
                <text:p>-0.0473927</text:p>
              </table:table-cell>
              <table:table-cell office:value-type="float" office:value="-0.230676">
                <text:p>-0.230676</text:p>
              </table:table-cell>
              <table:table-cell office:value-type="float" office:value="-0.223794">
                <text:p>-0.223794</text:p>
              </table:table-cell>
              <table:table-cell office:value-type="float" office:value="-0.263723">
                <text:p>-0.263723</text:p>
              </table:table-cell>
              <table:table-cell office:value-type="float" office:value="-0.224741">
                <text:p>-0.224741</text:p>
              </table:table-cell>
              <table:table-cell office:value-type="float" office:value="-0.246308">
                <text:p>-0.246308</text:p>
              </table:table-cell>
              <table:table-cell office:value-type="float" office:value="-0.211593">
                <text:p>-0.211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68857">
                <text:p>-0.168857</text:p>
              </table:table-cell>
              <table:table-cell office:value-type="float" office:value="-0.213544">
                <text:p>-0.213544</text:p>
              </table:table-cell>
              <table:table-cell office:value-type="float" office:value="-0.126809">
                <text:p>-0.126809</text:p>
              </table:table-cell>
              <table:table-cell office:value-type="float" office:value="-0.0617454">
                <text:p>-0.0617454</text:p>
              </table:table-cell>
              <table:table-cell office:value-type="float" office:value="-0.230653">
                <text:p>-0.230653</text:p>
              </table:table-cell>
              <table:table-cell office:value-type="float" office:value="-0.224301">
                <text:p>-0.224301</text:p>
              </table:table-cell>
              <table:table-cell office:value-type="float" office:value="-0.271208">
                <text:p>-0.271208</text:p>
              </table:table-cell>
              <table:table-cell office:value-type="float" office:value="-0.230665">
                <text:p>-0.230665</text:p>
              </table:table-cell>
              <table:table-cell office:value-type="float" office:value="-0.247952">
                <text:p>-0.247952</text:p>
              </table:table-cell>
              <table:table-cell office:value-type="float" office:value="-0.21262">
                <text:p>-0.212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63638">
                <text:p>-0.163638</text:p>
              </table:table-cell>
              <table:table-cell office:value-type="float" office:value="-0.214159">
                <text:p>-0.214159</text:p>
              </table:table-cell>
              <table:table-cell office:value-type="float" office:value="-0.133066">
                <text:p>-0.133066</text:p>
              </table:table-cell>
              <table:table-cell office:value-type="float" office:value="-0.0717884">
                <text:p>-0.0717884</text:p>
              </table:table-cell>
              <table:table-cell office:value-type="float" office:value="-0.22998">
                <text:p>-0.22998</text:p>
              </table:table-cell>
              <table:table-cell office:value-type="float" office:value="-0.224593">
                <text:p>-0.224593</text:p>
              </table:table-cell>
              <table:table-cell office:value-type="float" office:value="-0.276923">
                <text:p>-0.276923</text:p>
              </table:table-cell>
              <table:table-cell office:value-type="float" office:value="-0.233754">
                <text:p>-0.233754</text:p>
              </table:table-cell>
              <table:table-cell office:value-type="float" office:value="-0.252868">
                <text:p>-0.252868</text:p>
              </table:table-cell>
              <table:table-cell office:value-type="float" office:value="-0.216904">
                <text:p>-0.216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62387">
                <text:p>-0.162387</text:p>
              </table:table-cell>
              <table:table-cell office:value-type="float" office:value="-0.213873">
                <text:p>-0.213873</text:p>
              </table:table-cell>
              <table:table-cell office:value-type="float" office:value="-0.162373">
                <text:p>-0.162373</text:p>
              </table:table-cell>
              <table:table-cell office:value-type="float" office:value="-0.107801">
                <text:p>-0.107801</text:p>
              </table:table-cell>
              <table:table-cell office:value-type="float" office:value="-0.229876">
                <text:p>-0.229876</text:p>
              </table:table-cell>
              <table:table-cell office:value-type="float" office:value="-0.225946">
                <text:p>-0.225946</text:p>
              </table:table-cell>
              <table:table-cell office:value-type="float" office:value="-0.27937">
                <text:p>-0.27937</text:p>
              </table:table-cell>
              <table:table-cell office:value-type="float" office:value="-0.237858">
                <text:p>-0.237858</text:p>
              </table:table-cell>
              <table:table-cell office:value-type="float" office:value="-0.254482">
                <text:p>-0.254482</text:p>
              </table:table-cell>
              <table:table-cell office:value-type="float" office:value="-0.218368">
                <text:p>-0.218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54981">
                <text:p>-0.154981</text:p>
              </table:table-cell>
              <table:table-cell office:value-type="float" office:value="-0.211704">
                <text:p>-0.211704</text:p>
              </table:table-cell>
              <table:table-cell office:value-type="float" office:value="-0.171885">
                <text:p>-0.171885</text:p>
              </table:table-cell>
              <table:table-cell office:value-type="float" office:value="-0.116293">
                <text:p>-0.116293</text:p>
              </table:table-cell>
              <table:table-cell office:value-type="float" office:value="-0.211106">
                <text:p>-0.211106</text:p>
              </table:table-cell>
              <table:table-cell office:value-type="float" office:value="-0.221138">
                <text:p>-0.221138</text:p>
              </table:table-cell>
              <table:table-cell office:value-type="float" office:value="-0.279688">
                <text:p>-0.279688</text:p>
              </table:table-cell>
              <table:table-cell office:value-type="float" office:value="-0.239478">
                <text:p>-0.239478</text:p>
              </table:table-cell>
              <table:table-cell office:value-type="float" office:value="-0.258072">
                <text:p>-0.258072</text:p>
              </table:table-cell>
              <table:table-cell office:value-type="float" office:value="-0.223038">
                <text:p>-0.2230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48827">
                <text:p>-0.148827</text:p>
              </table:table-cell>
              <table:table-cell office:value-type="float" office:value="-0.211729">
                <text:p>-0.211729</text:p>
              </table:table-cell>
              <table:table-cell office:value-type="float" office:value="-0.175761">
                <text:p>-0.175761</text:p>
              </table:table-cell>
              <table:table-cell office:value-type="float" office:value="-0.119809">
                <text:p>-0.119809</text:p>
              </table:table-cell>
              <table:table-cell office:value-type="float" office:value="-0.187199">
                <text:p>-0.187199</text:p>
              </table:table-cell>
              <table:table-cell office:value-type="float" office:value="-0.222365">
                <text:p>-0.222365</text:p>
              </table:table-cell>
              <table:table-cell office:value-type="float" office:value="-0.279484">
                <text:p>-0.279484</text:p>
              </table:table-cell>
              <table:table-cell office:value-type="float" office:value="-0.239085">
                <text:p>-0.239085</text:p>
              </table:table-cell>
              <table:table-cell office:value-type="float" office:value="-0.26529">
                <text:p>-0.26529</text:p>
              </table:table-cell>
              <table:table-cell office:value-type="float" office:value="-0.231224">
                <text:p>-0.231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38884">
                <text:p>-0.138884</text:p>
              </table:table-cell>
              <table:table-cell office:value-type="float" office:value="-0.210946">
                <text:p>-0.210946</text:p>
              </table:table-cell>
              <table:table-cell office:value-type="float" office:value="-0.184254">
                <text:p>-0.184254</text:p>
              </table:table-cell>
              <table:table-cell office:value-type="float" office:value="-0.133962">
                <text:p>-0.133962</text:p>
              </table:table-cell>
              <table:table-cell office:value-type="float" office:value="-0.180268">
                <text:p>-0.180268</text:p>
              </table:table-cell>
              <table:table-cell office:value-type="float" office:value="-0.223164">
                <text:p>-0.223164</text:p>
              </table:table-cell>
              <table:table-cell office:value-type="float" office:value="-0.279414">
                <text:p>-0.279414</text:p>
              </table:table-cell>
              <table:table-cell office:value-type="float" office:value="-0.239049">
                <text:p>-0.239049</text:p>
              </table:table-cell>
              <table:table-cell office:value-type="float" office:value="-0.267043">
                <text:p>-0.267043</text:p>
              </table:table-cell>
              <table:table-cell office:value-type="float" office:value="-0.233815">
                <text:p>-0.2338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34063">
                <text:p>-0.134063</text:p>
              </table:table-cell>
              <table:table-cell office:value-type="float" office:value="-0.211375">
                <text:p>-0.211375</text:p>
              </table:table-cell>
              <table:table-cell office:value-type="float" office:value="-0.186826">
                <text:p>-0.186826</text:p>
              </table:table-cell>
              <table:table-cell office:value-type="float" office:value="-0.138946">
                <text:p>-0.138946</text:p>
              </table:table-cell>
              <table:table-cell office:value-type="float" office:value="-0.166167">
                <text:p>-0.166167</text:p>
              </table:table-cell>
              <table:table-cell office:value-type="float" office:value="-0.222052">
                <text:p>-0.222052</text:p>
              </table:table-cell>
              <table:table-cell office:value-type="float" office:value="-0.279197">
                <text:p>-0.279197</text:p>
              </table:table-cell>
              <table:table-cell office:value-type="float" office:value="-0.239795">
                <text:p>-0.239795</text:p>
              </table:table-cell>
              <table:table-cell office:value-type="float" office:value="-0.266137">
                <text:p>-0.266137</text:p>
              </table:table-cell>
              <table:table-cell office:value-type="float" office:value="-0.236372">
                <text:p>-0.2363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2935">
                <text:p>-0.12935</text:p>
              </table:table-cell>
              <table:table-cell office:value-type="float" office:value="-0.21152">
                <text:p>-0.21152</text:p>
              </table:table-cell>
              <table:table-cell office:value-type="float" office:value="-0.186959">
                <text:p>-0.186959</text:p>
              </table:table-cell>
              <table:table-cell office:value-type="float" office:value="-0.141271">
                <text:p>-0.141271</text:p>
              </table:table-cell>
              <table:table-cell office:value-type="float" office:value="-0.159095">
                <text:p>-0.159095</text:p>
              </table:table-cell>
              <table:table-cell office:value-type="float" office:value="-0.221939">
                <text:p>-0.221939</text:p>
              </table:table-cell>
              <table:table-cell office:value-type="float" office:value="-0.275956">
                <text:p>-0.275956</text:p>
              </table:table-cell>
              <table:table-cell office:value-type="float" office:value="-0.238435">
                <text:p>-0.238435</text:p>
              </table:table-cell>
              <table:table-cell office:value-type="float" office:value="-0.266978">
                <text:p>-0.266978</text:p>
              </table:table-cell>
              <table:table-cell office:value-type="float" office:value="-0.235278">
                <text:p>-0.235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926825">
                <text:p>-0.0926825</text:p>
              </table:table-cell>
              <table:table-cell office:value-type="float" office:value="-0.210288">
                <text:p>-0.210288</text:p>
              </table:table-cell>
              <table:table-cell office:value-type="float" office:value="-0.203757">
                <text:p>-0.203757</text:p>
              </table:table-cell>
              <table:table-cell office:value-type="float" office:value="-0.16775">
                <text:p>-0.16775</text:p>
              </table:table-cell>
              <table:table-cell office:value-type="float" office:value="-0.149618">
                <text:p>-0.149618</text:p>
              </table:table-cell>
              <table:table-cell office:value-type="float" office:value="-0.220814">
                <text:p>-0.220814</text:p>
              </table:table-cell>
              <table:table-cell office:value-type="float" office:value="-0.274864">
                <text:p>-0.274864</text:p>
              </table:table-cell>
              <table:table-cell office:value-type="float" office:value="-0.23765">
                <text:p>-0.23765</text:p>
              </table:table-cell>
              <table:table-cell office:value-type="float" office:value="-0.261996">
                <text:p>-0.261996</text:p>
              </table:table-cell>
              <table:table-cell office:value-type="float" office:value="-0.236633">
                <text:p>-0.2366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522512">
                <text:p>-0.0522512</text:p>
              </table:table-cell>
              <table:table-cell office:value-type="float" office:value="-0.208529">
                <text:p>-0.208529</text:p>
              </table:table-cell>
              <table:table-cell office:value-type="float" office:value="-0.206957">
                <text:p>-0.206957</text:p>
              </table:table-cell>
              <table:table-cell office:value-type="float" office:value="-0.17463">
                <text:p>-0.17463</text:p>
              </table:table-cell>
              <table:table-cell office:value-type="float" office:value="-0.139637">
                <text:p>-0.139637</text:p>
              </table:table-cell>
              <table:table-cell office:value-type="float" office:value="-0.218644">
                <text:p>-0.218644</text:p>
              </table:table-cell>
              <table:table-cell office:value-type="float" office:value="-0.258264">
                <text:p>-0.258264</text:p>
              </table:table-cell>
              <table:table-cell office:value-type="float" office:value="-0.238043">
                <text:p>-0.238043</text:p>
              </table:table-cell>
              <table:table-cell office:value-type="float" office:value="-0.259">
                <text:p>-0.259</text:p>
              </table:table-cell>
              <table:table-cell office:value-type="float" office:value="-0.237357">
                <text:p>-0.237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78913">
                <text:p>-0.0478913</text:p>
              </table:table-cell>
              <table:table-cell office:value-type="float" office:value="-0.207971">
                <text:p>-0.207971</text:p>
              </table:table-cell>
              <table:table-cell office:value-type="float" office:value="-0.209708">
                <text:p>-0.209708</text:p>
              </table:table-cell>
              <table:table-cell office:value-type="float" office:value="-0.18454">
                <text:p>-0.18454</text:p>
              </table:table-cell>
              <table:table-cell office:value-type="float" office:value="-0.116766">
                <text:p>-0.116766</text:p>
              </table:table-cell>
              <table:table-cell office:value-type="float" office:value="-0.221093">
                <text:p>-0.221093</text:p>
              </table:table-cell>
              <table:table-cell office:value-type="float" office:value="-0.221731">
                <text:p>-0.221731</text:p>
              </table:table-cell>
              <table:table-cell office:value-type="float" office:value="-0.246449">
                <text:p>-0.246449</text:p>
              </table:table-cell>
              <table:table-cell office:value-type="float" office:value="-0.251043">
                <text:p>-0.251043</text:p>
              </table:table-cell>
              <table:table-cell office:value-type="float" office:value="-0.238211">
                <text:p>-0.2382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403897">
                <text:p>-0.0403897</text:p>
              </table:table-cell>
              <table:table-cell office:value-type="float" office:value="-0.207962">
                <text:p>-0.207962</text:p>
              </table:table-cell>
              <table:table-cell office:value-type="float" office:value="-0.210011">
                <text:p>-0.210011</text:p>
              </table:table-cell>
              <table:table-cell office:value-type="float" office:value="-0.19346">
                <text:p>-0.19346</text:p>
              </table:table-cell>
              <table:table-cell office:value-type="float" office:value="-0.0846775">
                <text:p>-0.0846775</text:p>
              </table:table-cell>
              <table:table-cell office:value-type="float" office:value="-0.220425">
                <text:p>-0.220425</text:p>
              </table:table-cell>
              <table:table-cell office:value-type="float" office:value="-0.217313">
                <text:p>-0.217313</text:p>
              </table:table-cell>
              <table:table-cell office:value-type="float" office:value="-0.247415">
                <text:p>-0.247415</text:p>
              </table:table-cell>
              <table:table-cell office:value-type="float" office:value="-0.247197">
                <text:p>-0.247197</text:p>
              </table:table-cell>
              <table:table-cell office:value-type="float" office:value="-0.238677">
                <text:p>-0.2386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98186">
                <text:p>-0.0298186</text:p>
              </table:table-cell>
              <table:table-cell office:value-type="float" office:value="-0.207395">
                <text:p>-0.207395</text:p>
              </table:table-cell>
              <table:table-cell office:value-type="float" office:value="-0.207153">
                <text:p>-0.207153</text:p>
              </table:table-cell>
              <table:table-cell office:value-type="float" office:value="-0.198246">
                <text:p>-0.198246</text:p>
              </table:table-cell>
              <table:table-cell office:value-type="float" office:value="-0.0753261">
                <text:p>-0.0753261</text:p>
              </table:table-cell>
              <table:table-cell office:value-type="float" office:value="-0.218921">
                <text:p>-0.218921</text:p>
              </table:table-cell>
              <table:table-cell office:value-type="float" office:value="-0.209442">
                <text:p>-0.209442</text:p>
              </table:table-cell>
              <table:table-cell office:value-type="float" office:value="-0.247658">
                <text:p>-0.247658</text:p>
              </table:table-cell>
              <table:table-cell office:value-type="float" office:value="-0.241462">
                <text:p>-0.241462</text:p>
              </table:table-cell>
              <table:table-cell office:value-type="float" office:value="-0.238727">
                <text:p>-0.238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116025">
                <text:p>-0.0116025</text:p>
              </table:table-cell>
              <table:table-cell office:value-type="float" office:value="-0.209381">
                <text:p>-0.209381</text:p>
              </table:table-cell>
              <table:table-cell office:value-type="float" office:value="-0.207755">
                <text:p>-0.207755</text:p>
              </table:table-cell>
              <table:table-cell office:value-type="float" office:value="-0.199374">
                <text:p>-0.199374</text:p>
              </table:table-cell>
              <table:table-cell office:value-type="float" office:value="-0.0408872">
                <text:p>-0.0408872</text:p>
              </table:table-cell>
              <table:table-cell office:value-type="float" office:value="-0.214251">
                <text:p>-0.214251</text:p>
              </table:table-cell>
              <table:table-cell office:value-type="float" office:value="-0.200479">
                <text:p>-0.200479</text:p>
              </table:table-cell>
              <table:table-cell office:value-type="float" office:value="-0.248763">
                <text:p>-0.248763</text:p>
              </table:table-cell>
              <table:table-cell office:value-type="float" office:value="-0.221087">
                <text:p>-0.221087</text:p>
              </table:table-cell>
              <table:table-cell office:value-type="float" office:value="-0.237738">
                <text:p>-0.2377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15066">
                <text:p>0.0215066</text:p>
              </table:table-cell>
              <table:table-cell office:value-type="float" office:value="-0.207763">
                <text:p>-0.207763</text:p>
              </table:table-cell>
              <table:table-cell office:value-type="float" office:value="-0.210996">
                <text:p>-0.210996</text:p>
              </table:table-cell>
              <table:table-cell office:value-type="float" office:value="-0.202115">
                <text:p>-0.202115</text:p>
              </table:table-cell>
              <table:table-cell office:value-type="float" office:value="0.0322223">
                <text:p>0.0322223</text:p>
              </table:table-cell>
              <table:table-cell office:value-type="float" office:value="-0.207519">
                <text:p>-0.207519</text:p>
              </table:table-cell>
              <table:table-cell office:value-type="float" office:value="-0.183773">
                <text:p>-0.183773</text:p>
              </table:table-cell>
              <table:table-cell office:value-type="float" office:value="-0.248306">
                <text:p>-0.248306</text:p>
              </table:table-cell>
              <table:table-cell office:value-type="float" office:value="-0.2085">
                <text:p>-0.2085</text:p>
              </table:table-cell>
              <table:table-cell office:value-type="float" office:value="-0.238324">
                <text:p>-0.2383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94915">
                <text:p>0.0494915</text:p>
              </table:table-cell>
              <table:table-cell office:value-type="float" office:value="-0.208616">
                <text:p>-0.208616</text:p>
              </table:table-cell>
              <table:table-cell office:value-type="float" office:value="-0.214133">
                <text:p>-0.214133</text:p>
              </table:table-cell>
              <table:table-cell office:value-type="float" office:value="-0.203998">
                <text:p>-0.203998</text:p>
              </table:table-cell>
              <table:table-cell office:value-type="float" office:value="0.0412153">
                <text:p>0.0412153</text:p>
              </table:table-cell>
              <table:table-cell office:value-type="float" office:value="-0.206835">
                <text:p>-0.206835</text:p>
              </table:table-cell>
              <table:table-cell office:value-type="float" office:value="-0.171148">
                <text:p>-0.171148</text:p>
              </table:table-cell>
              <table:table-cell office:value-type="float" office:value="-0.248344">
                <text:p>-0.248344</text:p>
              </table:table-cell>
              <table:table-cell office:value-type="float" office:value="-0.182465">
                <text:p>-0.182465</text:p>
              </table:table-cell>
              <table:table-cell office:value-type="float" office:value="-0.242885">
                <text:p>-0.2428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1936">
                <text:p>0.151936</text:p>
              </table:table-cell>
              <table:table-cell office:value-type="float" office:value="-0.199439">
                <text:p>-0.199439</text:p>
              </table:table-cell>
              <table:table-cell office:value-type="float" office:value="-0.210101">
                <text:p>-0.210101</text:p>
              </table:table-cell>
              <table:table-cell office:value-type="float" office:value="-0.207432">
                <text:p>-0.207432</text:p>
              </table:table-cell>
              <table:table-cell office:value-type="float" office:value="0.0692054">
                <text:p>0.0692054</text:p>
              </table:table-cell>
              <table:table-cell office:value-type="float" office:value="-0.204341">
                <text:p>-0.204341</text:p>
              </table:table-cell>
              <table:table-cell office:value-type="float" office:value="-0.159902">
                <text:p>-0.159902</text:p>
              </table:table-cell>
              <table:table-cell office:value-type="float" office:value="-0.249038">
                <text:p>-0.249038</text:p>
              </table:table-cell>
              <table:table-cell office:value-type="float" office:value="-0.159333">
                <text:p>-0.159333</text:p>
              </table:table-cell>
              <table:table-cell office:value-type="float" office:value="-0.245626">
                <text:p>-0.2456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26397">
                <text:p>0.226397</text:p>
              </table:table-cell>
              <table:table-cell office:value-type="float" office:value="-0.200404">
                <text:p>-0.200404</text:p>
              </table:table-cell>
              <table:table-cell office:value-type="float" office:value="-0.209973">
                <text:p>-0.209973</text:p>
              </table:table-cell>
              <table:table-cell office:value-type="float" office:value="-0.208136">
                <text:p>-0.208136</text:p>
              </table:table-cell>
              <table:table-cell office:value-type="float" office:value="0.0873735">
                <text:p>0.0873735</text:p>
              </table:table-cell>
              <table:table-cell office:value-type="float" office:value="-0.201343">
                <text:p>-0.201343</text:p>
              </table:table-cell>
              <table:table-cell office:value-type="float" office:value="-0.118735">
                <text:p>-0.118735</text:p>
              </table:table-cell>
              <table:table-cell office:value-type="float" office:value="-0.245332">
                <text:p>-0.245332</text:p>
              </table:table-cell>
              <table:table-cell office:value-type="float" office:value="-0.148796">
                <text:p>-0.148796</text:p>
              </table:table-cell>
              <table:table-cell office:value-type="float" office:value="-0.246577">
                <text:p>-0.2465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715">
                <text:p>0.22715</text:p>
              </table:table-cell>
              <table:table-cell office:value-type="float" office:value="-0.198145">
                <text:p>-0.198145</text:p>
              </table:table-cell>
              <table:table-cell office:value-type="float" office:value="-0.209828">
                <text:p>-0.209828</text:p>
              </table:table-cell>
              <table:table-cell office:value-type="float" office:value="-0.20845">
                <text:p>-0.20845</text:p>
              </table:table-cell>
              <table:table-cell office:value-type="float" office:value="0.130815">
                <text:p>0.130815</text:p>
              </table:table-cell>
              <table:table-cell office:value-type="float" office:value="-0.200129">
                <text:p>-0.200129</text:p>
              </table:table-cell>
              <table:table-cell office:value-type="float" office:value="-0.0880694">
                <text:p>-0.0880694</text:p>
              </table:table-cell>
              <table:table-cell office:value-type="float" office:value="-0.242938">
                <text:p>-0.242938</text:p>
              </table:table-cell>
              <table:table-cell office:value-type="float" office:value="-0.141414">
                <text:p>-0.141414</text:p>
              </table:table-cell>
              <table:table-cell office:value-type="float" office:value="-0.247283">
                <text:p>-0.2472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8582">
                <text:p>0.228582</text:p>
              </table:table-cell>
              <table:table-cell office:value-type="float" office:value="-0.197398">
                <text:p>-0.197398</text:p>
              </table:table-cell>
              <table:table-cell office:value-type="float" office:value="-0.208166">
                <text:p>-0.208166</text:p>
              </table:table-cell>
              <table:table-cell office:value-type="float" office:value="-0.2119">
                <text:p>-0.2119</text:p>
              </table:table-cell>
              <table:table-cell office:value-type="float" office:value="0.182371">
                <text:p>0.182371</text:p>
              </table:table-cell>
              <table:table-cell office:value-type="float" office:value="-0.198203">
                <text:p>-0.198203</text:p>
              </table:table-cell>
              <table:table-cell office:value-type="float" office:value="-0.0815134">
                <text:p>-0.0815134</text:p>
              </table:table-cell>
              <table:table-cell office:value-type="float" office:value="-0.241825">
                <text:p>-0.241825</text:p>
              </table:table-cell>
              <table:table-cell office:value-type="float" office:value="-0.137993">
                <text:p>-0.137993</text:p>
              </table:table-cell>
              <table:table-cell office:value-type="float" office:value="-0.247318">
                <text:p>-0.2473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799">
                <text:p>0.22799</text:p>
              </table:table-cell>
              <table:table-cell office:value-type="float" office:value="-0.194462">
                <text:p>-0.194462</text:p>
              </table:table-cell>
              <table:table-cell office:value-type="float" office:value="-0.203259">
                <text:p>-0.203259</text:p>
              </table:table-cell>
              <table:table-cell office:value-type="float" office:value="-0.212215">
                <text:p>-0.212215</text:p>
              </table:table-cell>
              <table:table-cell office:value-type="float" office:value="0.198303">
                <text:p>0.198303</text:p>
              </table:table-cell>
              <table:table-cell office:value-type="float" office:value="-0.196997">
                <text:p>-0.196997</text:p>
              </table:table-cell>
              <table:table-cell office:value-type="float" office:value="-0.0771441">
                <text:p>-0.0771441</text:p>
              </table:table-cell>
              <table:table-cell office:value-type="float" office:value="-0.241417">
                <text:p>-0.241417</text:p>
              </table:table-cell>
              <table:table-cell office:value-type="float" office:value="-0.132026">
                <text:p>-0.132026</text:p>
              </table:table-cell>
              <table:table-cell office:value-type="float" office:value="-0.248073">
                <text:p>-0.248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8454">
                <text:p>0.228454</text:p>
              </table:table-cell>
              <table:table-cell office:value-type="float" office:value="-0.194603">
                <text:p>-0.194603</text:p>
              </table:table-cell>
              <table:table-cell office:value-type="float" office:value="-0.202347">
                <text:p>-0.202347</text:p>
              </table:table-cell>
              <table:table-cell office:value-type="float" office:value="-0.212884">
                <text:p>-0.212884</text:p>
              </table:table-cell>
              <table:table-cell office:value-type="float" office:value="0.216882">
                <text:p>0.216882</text:p>
              </table:table-cell>
              <table:table-cell office:value-type="float" office:value="-0.197861">
                <text:p>-0.197861</text:p>
              </table:table-cell>
              <table:table-cell office:value-type="float" office:value="-0.0569516">
                <text:p>-0.0569516</text:p>
              </table:table-cell>
              <table:table-cell office:value-type="float" office:value="-0.23917">
                <text:p>-0.23917</text:p>
              </table:table-cell>
              <table:table-cell office:value-type="float" office:value="-0.08299">
                <text:p>-0.08299</text:p>
              </table:table-cell>
              <table:table-cell office:value-type="float" office:value="-0.253197">
                <text:p>-0.2531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3412">
                <text:p>-0.193412</text:p>
              </table:table-cell>
              <table:table-cell office:value-type="float" office:value="-0.213492">
                <text:p>-0.213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6102">
                <text:p>-0.146102</text:p>
              </table:table-cell>
              <table:table-cell office:value-type="float" office:value="-0.216656">
                <text:p>-0.216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4384">
                <text:p>-0.144384</text:p>
              </table:table-cell>
              <table:table-cell office:value-type="float" office:value="-0.217183">
                <text:p>-0.217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8419">
                <text:p>-0.128419</text:p>
              </table:table-cell>
              <table:table-cell office:value-type="float" office:value="-0.219964">
                <text:p>-0.219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5211">
                <text:p>-0.125211</text:p>
              </table:table-cell>
              <table:table-cell office:value-type="float" office:value="-0.220439">
                <text:p>-0.220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3349">
                <text:p>-0.113349</text:p>
              </table:table-cell>
              <table:table-cell office:value-type="float" office:value="-0.22099">
                <text:p>-0.2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662">
                <text:p>-0.10662</text:p>
              </table:table-cell>
              <table:table-cell office:value-type="float" office:value="-0.220589">
                <text:p>-0.22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93603">
                <text:p>-0.0993603</text:p>
              </table:table-cell>
              <table:table-cell office:value-type="float" office:value="-0.220186">
                <text:p>-0.22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57442">
                <text:p>-0.0957442</text:p>
              </table:table-cell>
              <table:table-cell office:value-type="float" office:value="-0.220207">
                <text:p>-0.220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42398">
                <text:p>-0.0942398</text:p>
              </table:table-cell>
              <table:table-cell office:value-type="float" office:value="-0.220057">
                <text:p>-0.22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75957">
                <text:p>-0.0875957</text:p>
              </table:table-cell>
              <table:table-cell office:value-type="float" office:value="-0.221476">
                <text:p>-0.22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8354">
                <text:p>-0.0758354</text:p>
              </table:table-cell>
              <table:table-cell office:value-type="float" office:value="-0.220522">
                <text:p>-0.22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2461">
                <text:p>-0.0672461</text:p>
              </table:table-cell>
              <table:table-cell office:value-type="float" office:value="-0.221689">
                <text:p>-0.22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30679">
                <text:p>-0.0430679</text:p>
              </table:table-cell>
              <table:table-cell office:value-type="float" office:value="-0.221407">
                <text:p>-0.22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07503">
                <text:p>-0.0307503</text:p>
              </table:table-cell>
              <table:table-cell office:value-type="float" office:value="-0.218411">
                <text:p>-0.21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63649">
                <text:p>-0.0263649</text:p>
              </table:table-cell>
              <table:table-cell office:value-type="float" office:value="-0.218471">
                <text:p>-0.218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07382">
                <text:p>-0.0207382</text:p>
              </table:table-cell>
              <table:table-cell office:value-type="float" office:value="-0.216048">
                <text:p>-0.21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59771">
                <text:p>-0.00159771</text:p>
              </table:table-cell>
              <table:table-cell office:value-type="float" office:value="-0.215555">
                <text:p>-0.21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0837">
                <text:p>0.00340837</text:p>
              </table:table-cell>
              <table:table-cell office:value-type="float" office:value="-0.21544">
                <text:p>-0.2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11714">
                <text:p>0.00711714</text:p>
              </table:table-cell>
              <table:table-cell office:value-type="float" office:value="-0.215397">
                <text:p>-0.215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737">
                <text:p>0.028737</text:p>
              </table:table-cell>
              <table:table-cell office:value-type="float" office:value="-0.211197">
                <text:p>-0.21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9527">
                <text:p>0.0469527</text:p>
              </table:table-cell>
              <table:table-cell office:value-type="float" office:value="-0.20795">
                <text:p>-0.2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7073">
                <text:p>0.0567073</text:p>
              </table:table-cell>
              <table:table-cell office:value-type="float" office:value="-0.210165">
                <text:p>-0.21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6485">
                <text:p>0.0676485</text:p>
              </table:table-cell>
              <table:table-cell office:value-type="float" office:value="-0.212038">
                <text:p>-0.21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7589">
                <text:p>0.0697589</text:p>
              </table:table-cell>
              <table:table-cell office:value-type="float" office:value="-0.212311">
                <text:p>-0.21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6727">
                <text:p>0.0836727</text:p>
              </table:table-cell>
              <table:table-cell office:value-type="float" office:value="-0.213483">
                <text:p>-0.213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0965">
                <text:p>0.0930965</text:p>
              </table:table-cell>
              <table:table-cell office:value-type="float" office:value="-0.213525">
                <text:p>-0.21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2497">
                <text:p>0.0962497</text:p>
              </table:table-cell>
              <table:table-cell office:value-type="float" office:value="-0.214129">
                <text:p>-0.214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6849">
                <text:p>0.0976849</text:p>
              </table:table-cell>
              <table:table-cell office:value-type="float" office:value="-0.216786">
                <text:p>-0.216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027">
                <text:p>0.125027</text:p>
              </table:table-cell>
              <table:table-cell office:value-type="float" office:value="-0.216749">
                <text:p>-0.216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8285">
                <text:p>0.178285</text:p>
              </table:table-cell>
              <table:table-cell office:value-type="float" office:value="-0.215171">
                <text:p>-0.215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979">
                <text:p>0.181979</text:p>
              </table:table-cell>
              <table:table-cell office:value-type="float" office:value="-0.215599">
                <text:p>-0.21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904">
                <text:p>0.217904</text:p>
              </table:table-cell>
              <table:table-cell office:value-type="float" office:value="-0.2109">
                <text:p>-0.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9432">
                <text:p>0.229432</text:p>
              </table:table-cell>
              <table:table-cell office:value-type="float" office:value="-0.211781">
                <text:p>-0.21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972">
                <text:p>0.233972</text:p>
              </table:table-cell>
              <table:table-cell office:value-type="float" office:value="-0.211175">
                <text:p>-0.21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9807">
                <text:p>0.259807</text:p>
              </table:table-cell>
              <table:table-cell office:value-type="float" office:value="-0.21365">
                <text:p>-0.2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365">
                <text:p>0.296365</text:p>
              </table:table-cell>
              <table:table-cell office:value-type="float" office:value="-0.205938">
                <text:p>-0.20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38">
                <text:p>0.31438</text:p>
              </table:table-cell>
              <table:table-cell office:value-type="float" office:value="-0.206373">
                <text:p>-0.206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9cm" svg:y="3.205cm" style:legend-expansion="high" chart:style-name="ch2"/>
        <chart:plot-area chart:style-name="ch3" table:cell-range-address="Sheet1.E2:Sheet1.F89 Sheet1.F1:Sheet1.F1 Sheet1.AY2:Sheet1.AY89 Sheet1.AJ2:Sheet1.AJ89 Sheet1.BN2:Sheet1.BN89 Sheet1.U2:Sheet1.U127" chart:data-source-has-labels="row" svg:x="0.77cm" svg:y="0.855cm" svg:width="12.089cm" svg:height="7.545cm">
          <chartooo:coordinate-region svg:x="1.603cm" svg:y="1.054cm" svg:width="11.016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9" chart:label-cell-address="Sheet1.F1:Sheet1.F1" chart:class="chart:scatter">
            <chart:domain table:cell-range-address="Sheet1.E2:Sheet1.E89"/>
            <chart:data-point chart:repeated="88"/>
          </chart:series>
          <chart:series chart:style-name="ch7" chart:values-cell-range-address="Sheet1.AY2:Sheet1.AY89" chart:class="chart:scatter">
            <chart:domain table:cell-range-address="Sheet1.AX2:Sheet1.AX89"/>
            <chart:data-point chart:repeated="88"/>
          </chart:series>
          <chart:series chart:style-name="ch8" chart:values-cell-range-address="Sheet1.AJ2:Sheet1.AJ89" chart:class="chart:scatter">
            <chart:domain table:cell-range-address="Sheet1.AI2:Sheet1.AI89"/>
            <chart:data-point chart:repeated="88"/>
          </chart:series>
          <chart:series chart:style-name="ch9" chart:values-cell-range-address="Sheet1.BN2:Sheet1.BN89" chart:class="chart:scatter">
            <chart:domain table:cell-range-address="Sheet1.BM2:Sheet1.BM89"/>
            <chart:data-point chart:repeated="88"/>
          </chart:series>
          <chart:series chart:style-name="ch10" chart:values-cell-range-address="Sheet1.U2:Sheet1.U127" chart:class="chart:scatter">
            <chart:domain table:cell-range-address="Sheet1.T2:Sheet1.T127"/>
            <chart:data-point chart:repeated="1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x</text:p>
                <draw:g>
                  <svg:desc>Sheet1.F1:Sheet1.F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-0.0270319">
                <text:p>-0.0270319</text:p>
                <draw:g>
                  <svg:desc>Sheet1.F2:Sheet1.F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059527">
                <text:p>-0.0059527</text:p>
                <draw:g>
                  <svg:desc>Sheet1.AY2:Sheet1.AY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0.00275368">
                <text:p>0.00275368</text:p>
                <draw:g>
                  <svg:desc>Sheet1.AJ2:Sheet1.AJ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0.0510194">
                <text:p>0.0510194</text:p>
                <draw:g>
                  <svg:desc>Sheet1.BN2:Sheet1.BN89</svg:desc>
                </draw:g>
              </table:table-cell>
              <table:table-cell office:value-type="float" office:value="1">
                <text:p>1</text:p>
                <draw:g>
                  <svg:desc>Sheet1.T2:Sheet1.T127</svg:desc>
                </draw:g>
              </table:table-cell>
              <table:table-cell office:value-type="float" office:value="0.000972403">
                <text:p>0.000972403</text:p>
                <draw:g>
                  <svg:desc>Sheet1.U2:Sheet1.U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4937">
                <text:p>0.974937</text:p>
              </table:table-cell>
              <table:table-cell office:value-type="float" office:value="0.0743401">
                <text:p>0.0743401</text:p>
              </table:table-cell>
              <table:table-cell office:value-type="float" office:value="0.939016">
                <text:p>0.939016</text:p>
              </table:table-cell>
              <table:table-cell office:value-type="float" office:value="-0.0137497">
                <text:p>-0.0137497</text:p>
              </table:table-cell>
              <table:table-cell office:value-type="float" office:value="0.942216">
                <text:p>0.942216</text:p>
              </table:table-cell>
              <table:table-cell office:value-type="float" office:value="0.0054697">
                <text:p>0.0054697</text:p>
              </table:table-cell>
              <table:table-cell office:value-type="float" office:value="0.991601">
                <text:p>0.991601</text:p>
              </table:table-cell>
              <table:table-cell office:value-type="float" office:value="0.00103779">
                <text:p>0.00103779</text:p>
              </table:table-cell>
              <table:table-cell office:value-type="float" office:value="0.947561">
                <text:p>0.947561</text:p>
              </table:table-cell>
              <table:table-cell office:value-type="float" office:value="-0.00405761">
                <text:p>-0.00405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4389">
                <text:p>0.964389</text:p>
              </table:table-cell>
              <table:table-cell office:value-type="float" office:value="-0.014558">
                <text:p>-0.014558</text:p>
              </table:table-cell>
              <table:table-cell office:value-type="float" office:value="0.899226">
                <text:p>0.899226</text:p>
              </table:table-cell>
              <table:table-cell office:value-type="float" office:value="-0.0176926">
                <text:p>-0.0176926</text:p>
              </table:table-cell>
              <table:table-cell office:value-type="float" office:value="0.793084">
                <text:p>0.793084</text:p>
              </table:table-cell>
              <table:table-cell office:value-type="float" office:value="-0.0078767">
                <text:p>-0.0078767</text:p>
              </table:table-cell>
              <table:table-cell office:value-type="float" office:value="0.908119">
                <text:p>0.908119</text:p>
              </table:table-cell>
              <table:table-cell office:value-type="float" office:value="-0.00409542">
                <text:p>-0.00409542</text:p>
              </table:table-cell>
              <table:table-cell office:value-type="float" office:value="0.821473">
                <text:p>0.821473</text:p>
              </table:table-cell>
              <table:table-cell office:value-type="float" office:value="-0.0200872">
                <text:p>-0.0200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2849">
                <text:p>0.912849</text:p>
              </table:table-cell>
              <table:table-cell office:value-type="float" office:value="-0.0104639">
                <text:p>-0.0104639</text:p>
              </table:table-cell>
              <table:table-cell office:value-type="float" office:value="0.875848">
                <text:p>0.875848</text:p>
              </table:table-cell>
              <table:table-cell office:value-type="float" office:value="-0.0289295">
                <text:p>-0.0289295</text:p>
              </table:table-cell>
              <table:table-cell office:value-type="float" office:value="0.783902">
                <text:p>0.783902</text:p>
              </table:table-cell>
              <table:table-cell office:value-type="float" office:value="-0.00673308">
                <text:p>-0.00673308</text:p>
              </table:table-cell>
              <table:table-cell office:value-type="float" office:value="0.881079">
                <text:p>0.881079</text:p>
              </table:table-cell>
              <table:table-cell office:value-type="float" office:value="-0.00162314">
                <text:p>-0.00162314</text:p>
              </table:table-cell>
              <table:table-cell office:value-type="float" office:value="0.810556">
                <text:p>0.810556</text:p>
              </table:table-cell>
              <table:table-cell office:value-type="float" office:value="-0.020695">
                <text:p>-0.020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1466">
                <text:p>0.861466</text:p>
              </table:table-cell>
              <table:table-cell office:value-type="float" office:value="-0.00868083">
                <text:p>-0.00868083</text:p>
              </table:table-cell>
              <table:table-cell office:value-type="float" office:value="0.857514">
                <text:p>0.857514</text:p>
              </table:table-cell>
              <table:table-cell office:value-type="float" office:value="-0.0259245">
                <text:p>-0.0259245</text:p>
              </table:table-cell>
              <table:table-cell office:value-type="float" office:value="0.765455">
                <text:p>0.765455</text:p>
              </table:table-cell>
              <table:table-cell office:value-type="float" office:value="-0.009138">
                <text:p>-0.009138</text:p>
              </table:table-cell>
              <table:table-cell office:value-type="float" office:value="0.853721">
                <text:p>0.853721</text:p>
              </table:table-cell>
              <table:table-cell office:value-type="float" office:value="-0.00345522">
                <text:p>-0.00345522</text:p>
              </table:table-cell>
              <table:table-cell office:value-type="float" office:value="0.799131">
                <text:p>0.799131</text:p>
              </table:table-cell>
              <table:table-cell office:value-type="float" office:value="-0.0246282">
                <text:p>-0.0246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7794">
                <text:p>0.827794</text:p>
              </table:table-cell>
              <table:table-cell office:value-type="float" office:value="-0.00785802">
                <text:p>-0.00785802</text:p>
              </table:table-cell>
              <table:table-cell office:value-type="float" office:value="0.843084">
                <text:p>0.843084</text:p>
              </table:table-cell>
              <table:table-cell office:value-type="float" office:value="-0.0229381">
                <text:p>-0.0229381</text:p>
              </table:table-cell>
              <table:table-cell office:value-type="float" office:value="0.709265">
                <text:p>0.709265</text:p>
              </table:table-cell>
              <table:table-cell office:value-type="float" office:value="-0.010708">
                <text:p>-0.010708</text:p>
              </table:table-cell>
              <table:table-cell office:value-type="float" office:value="0.838685">
                <text:p>0.838685</text:p>
              </table:table-cell>
              <table:table-cell office:value-type="float" office:value="-0.00498349">
                <text:p>-0.00498349</text:p>
              </table:table-cell>
              <table:table-cell office:value-type="float" office:value="0.775367">
                <text:p>0.775367</text:p>
              </table:table-cell>
              <table:table-cell office:value-type="float" office:value="-0.0273813">
                <text:p>-0.0273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4868">
                <text:p>0.774868</text:p>
              </table:table-cell>
              <table:table-cell office:value-type="float" office:value="-0.00889649">
                <text:p>-0.00889649</text:p>
              </table:table-cell>
              <table:table-cell office:value-type="float" office:value="0.830118">
                <text:p>0.830118</text:p>
              </table:table-cell>
              <table:table-cell office:value-type="float" office:value="-0.0241849">
                <text:p>-0.0241849</text:p>
              </table:table-cell>
              <table:table-cell office:value-type="float" office:value="0.684463">
                <text:p>0.684463</text:p>
              </table:table-cell>
              <table:table-cell office:value-type="float" office:value="-0.0138823">
                <text:p>-0.0138823</text:p>
              </table:table-cell>
              <table:table-cell office:value-type="float" office:value="0.777518">
                <text:p>0.777518</text:p>
              </table:table-cell>
              <table:table-cell office:value-type="float" office:value="-0.00155771">
                <text:p>-0.00155771</text:p>
              </table:table-cell>
              <table:table-cell office:value-type="float" office:value="0.715222">
                <text:p>0.715222</text:p>
              </table:table-cell>
              <table:table-cell office:value-type="float" office:value="-0.0375245">
                <text:p>-0.0375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722">
                <text:p>0.70722</text:p>
              </table:table-cell>
              <table:table-cell office:value-type="float" office:value="-0.0155893">
                <text:p>-0.0155893</text:p>
              </table:table-cell>
              <table:table-cell office:value-type="float" office:value="0.799061">
                <text:p>0.799061</text:p>
              </table:table-cell>
              <table:table-cell office:value-type="float" office:value="-0.0270022">
                <text:p>-0.0270022</text:p>
              </table:table-cell>
              <table:table-cell office:value-type="float" office:value="0.644829">
                <text:p>0.644829</text:p>
              </table:table-cell>
              <table:table-cell office:value-type="float" office:value="-0.0198261">
                <text:p>-0.0198261</text:p>
              </table:table-cell>
              <table:table-cell office:value-type="float" office:value="0.767758">
                <text:p>0.767758</text:p>
              </table:table-cell>
              <table:table-cell office:value-type="float" office:value="-0.010206">
                <text:p>-0.010206</text:p>
              </table:table-cell>
              <table:table-cell office:value-type="float" office:value="0.67213">
                <text:p>0.67213</text:p>
              </table:table-cell>
              <table:table-cell office:value-type="float" office:value="-0.0430946">
                <text:p>-0.0430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901">
                <text:p>0.681901</text:p>
              </table:table-cell>
              <table:table-cell office:value-type="float" office:value="-0.0188329">
                <text:p>-0.0188329</text:p>
              </table:table-cell>
              <table:table-cell office:value-type="float" office:value="0.486384">
                <text:p>0.486384</text:p>
              </table:table-cell>
              <table:table-cell office:value-type="float" office:value="-0.0898868">
                <text:p>-0.0898868</text:p>
              </table:table-cell>
              <table:table-cell office:value-type="float" office:value="0.576404">
                <text:p>0.576404</text:p>
              </table:table-cell>
              <table:table-cell office:value-type="float" office:value="-0.0445088">
                <text:p>-0.0445088</text:p>
              </table:table-cell>
              <table:table-cell office:value-type="float" office:value="0.71542">
                <text:p>0.71542</text:p>
              </table:table-cell>
              <table:table-cell office:value-type="float" office:value="-0.0178459">
                <text:p>-0.0178459</text:p>
              </table:table-cell>
              <table:table-cell office:value-type="float" office:value="0.654439">
                <text:p>0.654439</text:p>
              </table:table-cell>
              <table:table-cell office:value-type="float" office:value="-0.0530805">
                <text:p>-0.0530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9856">
                <text:p>0.609856</text:p>
              </table:table-cell>
              <table:table-cell office:value-type="float" office:value="-0.0454221">
                <text:p>-0.0454221</text:p>
              </table:table-cell>
              <table:table-cell office:value-type="float" office:value="0.475748">
                <text:p>0.475748</text:p>
              </table:table-cell>
              <table:table-cell office:value-type="float" office:value="-0.0967417">
                <text:p>-0.0967417</text:p>
              </table:table-cell>
              <table:table-cell office:value-type="float" office:value="0.569319">
                <text:p>0.569319</text:p>
              </table:table-cell>
              <table:table-cell office:value-type="float" office:value="-0.0490562">
                <text:p>-0.0490562</text:p>
              </table:table-cell>
              <table:table-cell office:value-type="float" office:value="0.669282">
                <text:p>0.669282</text:p>
              </table:table-cell>
              <table:table-cell office:value-type="float" office:value="-0.0280927">
                <text:p>-0.0280927</text:p>
              </table:table-cell>
              <table:table-cell office:value-type="float" office:value="0.642834">
                <text:p>0.642834</text:p>
              </table:table-cell>
              <table:table-cell office:value-type="float" office:value="-0.0468885">
                <text:p>-0.0468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9756">
                <text:p>0.539756</text:p>
              </table:table-cell>
              <table:table-cell office:value-type="float" office:value="-0.0966867">
                <text:p>-0.0966867</text:p>
              </table:table-cell>
              <table:table-cell office:value-type="float" office:value="0.432279">
                <text:p>0.432279</text:p>
              </table:table-cell>
              <table:table-cell office:value-type="float" office:value="-0.106784">
                <text:p>-0.106784</text:p>
              </table:table-cell>
              <table:table-cell office:value-type="float" office:value="0.556195">
                <text:p>0.556195</text:p>
              </table:table-cell>
              <table:table-cell office:value-type="float" office:value="-0.0546868">
                <text:p>-0.0546868</text:p>
              </table:table-cell>
              <table:table-cell office:value-type="float" office:value="0.660965">
                <text:p>0.660965</text:p>
              </table:table-cell>
              <table:table-cell office:value-type="float" office:value="-0.0253147">
                <text:p>-0.0253147</text:p>
              </table:table-cell>
              <table:table-cell office:value-type="float" office:value="0.620239">
                <text:p>0.620239</text:p>
              </table:table-cell>
              <table:table-cell office:value-type="float" office:value="-0.0566145">
                <text:p>-0.0566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2631">
                <text:p>0.532631</text:p>
              </table:table-cell>
              <table:table-cell office:value-type="float" office:value="-0.0791009">
                <text:p>-0.0791009</text:p>
              </table:table-cell>
              <table:table-cell office:value-type="float" office:value="0.4117">
                <text:p>0.4117</text:p>
              </table:table-cell>
              <table:table-cell office:value-type="float" office:value="-0.111331">
                <text:p>-0.111331</text:p>
              </table:table-cell>
              <table:table-cell office:value-type="float" office:value="0.474091">
                <text:p>0.474091</text:p>
              </table:table-cell>
              <table:table-cell office:value-type="float" office:value="-0.095154">
                <text:p>-0.095154</text:p>
              </table:table-cell>
              <table:table-cell office:value-type="float" office:value="0.579716">
                <text:p>0.579716</text:p>
              </table:table-cell>
              <table:table-cell office:value-type="float" office:value="-0.0339049">
                <text:p>-0.0339049</text:p>
              </table:table-cell>
              <table:table-cell office:value-type="float" office:value="0.606576">
                <text:p>0.606576</text:p>
              </table:table-cell>
              <table:table-cell office:value-type="float" office:value="-0.0507312">
                <text:p>-0.0507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5615">
                <text:p>0.525615</text:p>
              </table:table-cell>
              <table:table-cell office:value-type="float" office:value="-0.0939023">
                <text:p>-0.0939023</text:p>
              </table:table-cell>
              <table:table-cell office:value-type="float" office:value="0.380259">
                <text:p>0.380259</text:p>
              </table:table-cell>
              <table:table-cell office:value-type="float" office:value="-0.119778">
                <text:p>-0.119778</text:p>
              </table:table-cell>
              <table:table-cell office:value-type="float" office:value="0.454537">
                <text:p>0.454537</text:p>
              </table:table-cell>
              <table:table-cell office:value-type="float" office:value="-0.0997069">
                <text:p>-0.0997069</text:p>
              </table:table-cell>
              <table:table-cell office:value-type="float" office:value="0.54933">
                <text:p>0.54933</text:p>
              </table:table-cell>
              <table:table-cell office:value-type="float" office:value="-0.0420356">
                <text:p>-0.0420356</text:p>
              </table:table-cell>
              <table:table-cell office:value-type="float" office:value="0.593371">
                <text:p>0.593371</text:p>
              </table:table-cell>
              <table:table-cell office:value-type="float" office:value="-0.0587357">
                <text:p>-0.0587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9736">
                <text:p>0.509736</text:p>
              </table:table-cell>
              <table:table-cell office:value-type="float" office:value="-0.100166">
                <text:p>-0.100166</text:p>
              </table:table-cell>
              <table:table-cell office:value-type="float" office:value="0.347174">
                <text:p>0.347174</text:p>
              </table:table-cell>
              <table:table-cell office:value-type="float" office:value="-0.1297">
                <text:p>-0.1297</text:p>
              </table:table-cell>
              <table:table-cell office:value-type="float" office:value="0.430913">
                <text:p>0.430913</text:p>
              </table:table-cell>
              <table:table-cell office:value-type="float" office:value="-0.116362">
                <text:p>-0.116362</text:p>
              </table:table-cell>
              <table:table-cell office:value-type="float" office:value="0.471936">
                <text:p>0.471936</text:p>
              </table:table-cell>
              <table:table-cell office:value-type="float" office:value="-0.0902581">
                <text:p>-0.0902581</text:p>
              </table:table-cell>
              <table:table-cell office:value-type="float" office:value="0.562222">
                <text:p>0.562222</text:p>
              </table:table-cell>
              <table:table-cell office:value-type="float" office:value="-0.0643152">
                <text:p>-0.0643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4452">
                <text:p>0.484452</text:p>
              </table:table-cell>
              <table:table-cell office:value-type="float" office:value="-0.109838">
                <text:p>-0.109838</text:p>
              </table:table-cell>
              <table:table-cell office:value-type="float" office:value="0.339915">
                <text:p>0.339915</text:p>
              </table:table-cell>
              <table:table-cell office:value-type="float" office:value="-0.137767">
                <text:p>-0.137767</text:p>
              </table:table-cell>
              <table:table-cell office:value-type="float" office:value="0.418277">
                <text:p>0.418277</text:p>
              </table:table-cell>
              <table:table-cell office:value-type="float" office:value="-0.125252">
                <text:p>-0.125252</text:p>
              </table:table-cell>
              <table:table-cell office:value-type="float" office:value="0.457358">
                <text:p>0.457358</text:p>
              </table:table-cell>
              <table:table-cell office:value-type="float" office:value="-0.0999903">
                <text:p>-0.0999903</text:p>
              </table:table-cell>
              <table:table-cell office:value-type="float" office:value="0.549862">
                <text:p>0.549862</text:p>
              </table:table-cell>
              <table:table-cell office:value-type="float" office:value="-0.0733409">
                <text:p>-0.0733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8336">
                <text:p>0.458336</text:p>
              </table:table-cell>
              <table:table-cell office:value-type="float" office:value="-0.118005">
                <text:p>-0.118005</text:p>
              </table:table-cell>
              <table:table-cell office:value-type="float" office:value="0.332343">
                <text:p>0.332343</text:p>
              </table:table-cell>
              <table:table-cell office:value-type="float" office:value="-0.143441">
                <text:p>-0.143441</text:p>
              </table:table-cell>
              <table:table-cell office:value-type="float" office:value="0.401468">
                <text:p>0.401468</text:p>
              </table:table-cell>
              <table:table-cell office:value-type="float" office:value="-0.137642">
                <text:p>-0.137642</text:p>
              </table:table-cell>
              <table:table-cell office:value-type="float" office:value="0.434932">
                <text:p>0.434932</text:p>
              </table:table-cell>
              <table:table-cell office:value-type="float" office:value="-0.107745">
                <text:p>-0.107745</text:p>
              </table:table-cell>
              <table:table-cell office:value-type="float" office:value="0.535466">
                <text:p>0.535466</text:p>
              </table:table-cell>
              <table:table-cell office:value-type="float" office:value="-0.0744609">
                <text:p>-0.0744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4333">
                <text:p>0.434333</text:p>
              </table:table-cell>
              <table:table-cell office:value-type="float" office:value="-0.132548">
                <text:p>-0.132548</text:p>
              </table:table-cell>
              <table:table-cell office:value-type="float" office:value="0.32197">
                <text:p>0.32197</text:p>
              </table:table-cell>
              <table:table-cell office:value-type="float" office:value="-0.147653">
                <text:p>-0.147653</text:p>
              </table:table-cell>
              <table:table-cell office:value-type="float" office:value="0.392158">
                <text:p>0.392158</text:p>
              </table:table-cell>
              <table:table-cell office:value-type="float" office:value="-0.144893">
                <text:p>-0.144893</text:p>
              </table:table-cell>
              <table:table-cell office:value-type="float" office:value="0.424388">
                <text:p>0.424388</text:p>
              </table:table-cell>
              <table:table-cell office:value-type="float" office:value="-0.12216">
                <text:p>-0.12216</text:p>
              </table:table-cell>
              <table:table-cell office:value-type="float" office:value="0.498256">
                <text:p>0.498256</text:p>
              </table:table-cell>
              <table:table-cell office:value-type="float" office:value="-0.088433">
                <text:p>-0.088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9372">
                <text:p>0.419372</text:p>
              </table:table-cell>
              <table:table-cell office:value-type="float" office:value="-0.142169">
                <text:p>-0.142169</text:p>
              </table:table-cell>
              <table:table-cell office:value-type="float" office:value="0.305366">
                <text:p>0.305366</text:p>
              </table:table-cell>
              <table:table-cell office:value-type="float" office:value="-0.158356">
                <text:p>-0.158356</text:p>
              </table:table-cell>
              <table:table-cell office:value-type="float" office:value="0.357951">
                <text:p>0.357951</text:p>
              </table:table-cell>
              <table:table-cell office:value-type="float" office:value="-0.175811">
                <text:p>-0.175811</text:p>
              </table:table-cell>
              <table:table-cell office:value-type="float" office:value="0.403201">
                <text:p>0.403201</text:p>
              </table:table-cell>
              <table:table-cell office:value-type="float" office:value="-0.135736">
                <text:p>-0.135736</text:p>
              </table:table-cell>
              <table:table-cell office:value-type="float" office:value="0.47887">
                <text:p>0.47887</text:p>
              </table:table-cell>
              <table:table-cell office:value-type="float" office:value="-0.09844">
                <text:p>-0.09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0382">
                <text:p>0.410382</text:p>
              </table:table-cell>
              <table:table-cell office:value-type="float" office:value="-0.165564">
                <text:p>-0.165564</text:p>
              </table:table-cell>
              <table:table-cell office:value-type="float" office:value="0.283245">
                <text:p>0.283245</text:p>
              </table:table-cell>
              <table:table-cell office:value-type="float" office:value="-0.15215">
                <text:p>-0.15215</text:p>
              </table:table-cell>
              <table:table-cell office:value-type="float" office:value="0.33614">
                <text:p>0.33614</text:p>
              </table:table-cell>
              <table:table-cell office:value-type="float" office:value="-0.189518">
                <text:p>-0.189518</text:p>
              </table:table-cell>
              <table:table-cell office:value-type="float" office:value="0.386446">
                <text:p>0.386446</text:p>
              </table:table-cell>
              <table:table-cell office:value-type="float" office:value="-0.148647">
                <text:p>-0.148647</text:p>
              </table:table-cell>
              <table:table-cell office:value-type="float" office:value="0.46201">
                <text:p>0.46201</text:p>
              </table:table-cell>
              <table:table-cell office:value-type="float" office:value="-0.0604039">
                <text:p>-0.06040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6885">
                <text:p>0.406885</text:p>
              </table:table-cell>
              <table:table-cell office:value-type="float" office:value="-0.153281">
                <text:p>-0.153281</text:p>
              </table:table-cell>
              <table:table-cell office:value-type="float" office:value="0.281834">
                <text:p>0.281834</text:p>
              </table:table-cell>
              <table:table-cell office:value-type="float" office:value="-0.175774">
                <text:p>-0.175774</text:p>
              </table:table-cell>
              <table:table-cell office:value-type="float" office:value="0.33401">
                <text:p>0.33401</text:p>
              </table:table-cell>
              <table:table-cell office:value-type="float" office:value="-0.187134">
                <text:p>-0.187134</text:p>
              </table:table-cell>
              <table:table-cell office:value-type="float" office:value="0.365373">
                <text:p>0.365373</text:p>
              </table:table-cell>
              <table:table-cell office:value-type="float" office:value="-0.163756">
                <text:p>-0.163756</text:p>
              </table:table-cell>
              <table:table-cell office:value-type="float" office:value="0.459893">
                <text:p>0.459893</text:p>
              </table:table-cell>
              <table:table-cell office:value-type="float" office:value="-0.113123">
                <text:p>-0.113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0941">
                <text:p>0.370941</text:p>
              </table:table-cell>
              <table:table-cell office:value-type="float" office:value="-0.17735">
                <text:p>-0.17735</text:p>
              </table:table-cell>
              <table:table-cell office:value-type="float" office:value="0.26571">
                <text:p>0.26571</text:p>
              </table:table-cell>
              <table:table-cell office:value-type="float" office:value="-0.189593">
                <text:p>-0.189593</text:p>
              </table:table-cell>
              <table:table-cell office:value-type="float" office:value="0.325338">
                <text:p>0.325338</text:p>
              </table:table-cell>
              <table:table-cell office:value-type="float" office:value="-0.2083">
                <text:p>-0.2083</text:p>
              </table:table-cell>
              <table:table-cell office:value-type="float" office:value="0.338752">
                <text:p>0.338752</text:p>
              </table:table-cell>
              <table:table-cell office:value-type="float" office:value="-0.193401">
                <text:p>-0.193401</text:p>
              </table:table-cell>
              <table:table-cell office:value-type="float" office:value="0.455873">
                <text:p>0.455873</text:p>
              </table:table-cell>
              <table:table-cell office:value-type="float" office:value="-0.109636">
                <text:p>-0.109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9744">
                <text:p>0.359744</text:p>
              </table:table-cell>
              <table:table-cell office:value-type="float" office:value="-0.197374">
                <text:p>-0.197374</text:p>
              </table:table-cell>
              <table:table-cell office:value-type="float" office:value="0.264241">
                <text:p>0.264241</text:p>
              </table:table-cell>
              <table:table-cell office:value-type="float" office:value="-0.187938">
                <text:p>-0.187938</text:p>
              </table:table-cell>
              <table:table-cell office:value-type="float" office:value="0.313072">
                <text:p>0.313072</text:p>
              </table:table-cell>
              <table:table-cell office:value-type="float" office:value="-0.209018">
                <text:p>-0.209018</text:p>
              </table:table-cell>
              <table:table-cell office:value-type="float" office:value="0.334736">
                <text:p>0.334736</text:p>
              </table:table-cell>
              <table:table-cell office:value-type="float" office:value="-0.168172">
                <text:p>-0.168172</text:p>
              </table:table-cell>
              <table:table-cell office:value-type="float" office:value="0.441786">
                <text:p>0.441786</text:p>
              </table:table-cell>
              <table:table-cell office:value-type="float" office:value="-0.11591">
                <text:p>-0.11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5008">
                <text:p>0.355008</text:p>
              </table:table-cell>
              <table:table-cell office:value-type="float" office:value="-0.192386">
                <text:p>-0.192386</text:p>
              </table:table-cell>
              <table:table-cell office:value-type="float" office:value="0.260124">
                <text:p>0.260124</text:p>
              </table:table-cell>
              <table:table-cell office:value-type="float" office:value="-0.190944">
                <text:p>-0.190944</text:p>
              </table:table-cell>
              <table:table-cell office:value-type="float" office:value="0.306953">
                <text:p>0.306953</text:p>
              </table:table-cell>
              <table:table-cell office:value-type="float" office:value="-0.217562">
                <text:p>-0.217562</text:p>
              </table:table-cell>
              <table:table-cell office:value-type="float" office:value="0.330489">
                <text:p>0.330489</text:p>
              </table:table-cell>
              <table:table-cell office:value-type="float" office:value="-0.189519">
                <text:p>-0.189519</text:p>
              </table:table-cell>
              <table:table-cell office:value-type="float" office:value="0.413321">
                <text:p>0.413321</text:p>
              </table:table-cell>
              <table:table-cell office:value-type="float" office:value="-0.106602">
                <text:p>-0.106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8692">
                <text:p>0.348692</text:p>
              </table:table-cell>
              <table:table-cell office:value-type="float" office:value="-0.192467">
                <text:p>-0.192467</text:p>
              </table:table-cell>
              <table:table-cell office:value-type="float" office:value="0.254529">
                <text:p>0.254529</text:p>
              </table:table-cell>
              <table:table-cell office:value-type="float" office:value="-0.191139">
                <text:p>-0.191139</text:p>
              </table:table-cell>
              <table:table-cell office:value-type="float" office:value="0.274455">
                <text:p>0.274455</text:p>
              </table:table-cell>
              <table:table-cell office:value-type="float" office:value="-0.232611">
                <text:p>-0.232611</text:p>
              </table:table-cell>
              <table:table-cell office:value-type="float" office:value="0.322437">
                <text:p>0.322437</text:p>
              </table:table-cell>
              <table:table-cell office:value-type="float" office:value="-0.196221">
                <text:p>-0.196221</text:p>
              </table:table-cell>
              <table:table-cell office:value-type="float" office:value="0.40959">
                <text:p>0.40959</text:p>
              </table:table-cell>
              <table:table-cell office:value-type="float" office:value="-0.137266">
                <text:p>-0.137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2299">
                <text:p>0.332299</text:p>
              </table:table-cell>
              <table:table-cell office:value-type="float" office:value="-0.194189">
                <text:p>-0.194189</text:p>
              </table:table-cell>
              <table:table-cell office:value-type="float" office:value="0.246064">
                <text:p>0.246064</text:p>
              </table:table-cell>
              <table:table-cell office:value-type="float" office:value="-0.20019">
                <text:p>-0.20019</text:p>
              </table:table-cell>
              <table:table-cell office:value-type="float" office:value="0.266546">
                <text:p>0.266546</text:p>
              </table:table-cell>
              <table:table-cell office:value-type="float" office:value="-0.240797">
                <text:p>-0.240797</text:p>
              </table:table-cell>
              <table:table-cell office:value-type="float" office:value="0.314031">
                <text:p>0.314031</text:p>
              </table:table-cell>
              <table:table-cell office:value-type="float" office:value="-0.211148">
                <text:p>-0.211148</text:p>
              </table:table-cell>
              <table:table-cell office:value-type="float" office:value="0.398677">
                <text:p>0.398677</text:p>
              </table:table-cell>
              <table:table-cell office:value-type="float" office:value="-0.147505">
                <text:p>-0.147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3663">
                <text:p>0.313663</text:p>
              </table:table-cell>
              <table:table-cell office:value-type="float" office:value="-0.209545">
                <text:p>-0.209545</text:p>
              </table:table-cell>
              <table:table-cell office:value-type="float" office:value="0.23749">
                <text:p>0.23749</text:p>
              </table:table-cell>
              <table:table-cell office:value-type="float" office:value="-0.202947">
                <text:p>-0.202947</text:p>
              </table:table-cell>
              <table:table-cell office:value-type="float" office:value="0.252267">
                <text:p>0.252267</text:p>
              </table:table-cell>
              <table:table-cell office:value-type="float" office:value="-0.24584">
                <text:p>-0.24584</text:p>
              </table:table-cell>
              <table:table-cell office:value-type="float" office:value="0.297166">
                <text:p>0.297166</text:p>
              </table:table-cell>
              <table:table-cell office:value-type="float" office:value="-0.233645">
                <text:p>-0.233645</text:p>
              </table:table-cell>
              <table:table-cell office:value-type="float" office:value="0.395162">
                <text:p>0.395162</text:p>
              </table:table-cell>
              <table:table-cell office:value-type="float" office:value="-0.140654">
                <text:p>-0.1406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089">
                <text:p>0.31089</text:p>
              </table:table-cell>
              <table:table-cell office:value-type="float" office:value="-0.194723">
                <text:p>-0.194723</text:p>
              </table:table-cell>
              <table:table-cell office:value-type="float" office:value="0.223783">
                <text:p>0.223783</text:p>
              </table:table-cell>
              <table:table-cell office:value-type="float" office:value="-0.209094">
                <text:p>-0.209094</text:p>
              </table:table-cell>
              <table:table-cell office:value-type="float" office:value="0.242605">
                <text:p>0.242605</text:p>
              </table:table-cell>
              <table:table-cell office:value-type="float" office:value="-0.246566">
                <text:p>-0.246566</text:p>
              </table:table-cell>
              <table:table-cell office:value-type="float" office:value="0.273187">
                <text:p>0.273187</text:p>
              </table:table-cell>
              <table:table-cell office:value-type="float" office:value="-0.253085">
                <text:p>-0.253085</text:p>
              </table:table-cell>
              <table:table-cell office:value-type="float" office:value="0.353516">
                <text:p>0.353516</text:p>
              </table:table-cell>
              <table:table-cell office:value-type="float" office:value="-0.163738">
                <text:p>-0.163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1484">
                <text:p>0.301484</text:p>
              </table:table-cell>
              <table:table-cell office:value-type="float" office:value="-0.194144">
                <text:p>-0.194144</text:p>
              </table:table-cell>
              <table:table-cell office:value-type="float" office:value="0.21654">
                <text:p>0.21654</text:p>
              </table:table-cell>
              <table:table-cell office:value-type="float" office:value="-0.219102">
                <text:p>-0.219102</text:p>
              </table:table-cell>
              <table:table-cell office:value-type="float" office:value="0.236973">
                <text:p>0.236973</text:p>
              </table:table-cell>
              <table:table-cell office:value-type="float" office:value="-0.246463">
                <text:p>-0.246463</text:p>
              </table:table-cell>
              <table:table-cell office:value-type="float" office:value="0.269034">
                <text:p>0.269034</text:p>
              </table:table-cell>
              <table:table-cell office:value-type="float" office:value="-0.270859">
                <text:p>-0.270859</text:p>
              </table:table-cell>
              <table:table-cell office:value-type="float" office:value="0.348889">
                <text:p>0.348889</text:p>
              </table:table-cell>
              <table:table-cell office:value-type="float" office:value="-0.166528">
                <text:p>-0.166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6222">
                <text:p>0.296222</text:p>
              </table:table-cell>
              <table:table-cell office:value-type="float" office:value="-0.197438">
                <text:p>-0.197438</text:p>
              </table:table-cell>
              <table:table-cell office:value-type="float" office:value="0.207689">
                <text:p>0.207689</text:p>
              </table:table-cell>
              <table:table-cell office:value-type="float" office:value="-0.224658">
                <text:p>-0.224658</text:p>
              </table:table-cell>
              <table:table-cell office:value-type="float" office:value="0.232573">
                <text:p>0.232573</text:p>
              </table:table-cell>
              <table:table-cell office:value-type="float" office:value="-0.249721">
                <text:p>-0.249721</text:p>
              </table:table-cell>
              <table:table-cell office:value-type="float" office:value="0.256723">
                <text:p>0.256723</text:p>
              </table:table-cell>
              <table:table-cell office:value-type="float" office:value="-0.28238">
                <text:p>-0.28238</text:p>
              </table:table-cell>
              <table:table-cell office:value-type="float" office:value="0.344259">
                <text:p>0.344259</text:p>
              </table:table-cell>
              <table:table-cell office:value-type="float" office:value="-0.171266">
                <text:p>-0.1712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483">
                <text:p>0.27483</text:p>
              </table:table-cell>
              <table:table-cell office:value-type="float" office:value="-0.20563">
                <text:p>-0.20563</text:p>
              </table:table-cell>
              <table:table-cell office:value-type="float" office:value="0.19796">
                <text:p>0.19796</text:p>
              </table:table-cell>
              <table:table-cell office:value-type="float" office:value="-0.23854">
                <text:p>-0.23854</text:p>
              </table:table-cell>
              <table:table-cell office:value-type="float" office:value="0.220454">
                <text:p>0.220454</text:p>
              </table:table-cell>
              <table:table-cell office:value-type="float" office:value="-0.250459">
                <text:p>-0.250459</text:p>
              </table:table-cell>
              <table:table-cell office:value-type="float" office:value="0.240437">
                <text:p>0.240437</text:p>
              </table:table-cell>
              <table:table-cell office:value-type="float" office:value="-0.312614">
                <text:p>-0.312614</text:p>
              </table:table-cell>
              <table:table-cell office:value-type="float" office:value="0.330718">
                <text:p>0.330718</text:p>
              </table:table-cell>
              <table:table-cell office:value-type="float" office:value="-0.181775">
                <text:p>-0.181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2378">
                <text:p>0.272378</text:p>
              </table:table-cell>
              <table:table-cell office:value-type="float" office:value="-0.19592">
                <text:p>-0.19592</text:p>
              </table:table-cell>
              <table:table-cell office:value-type="float" office:value="0.193652">
                <text:p>0.193652</text:p>
              </table:table-cell>
              <table:table-cell office:value-type="float" office:value="-0.255988">
                <text:p>-0.255988</text:p>
              </table:table-cell>
              <table:table-cell office:value-type="float" office:value="0.201782">
                <text:p>0.201782</text:p>
              </table:table-cell>
              <table:table-cell office:value-type="float" office:value="-0.253814">
                <text:p>-0.253814</text:p>
              </table:table-cell>
              <table:table-cell office:value-type="float" office:value="0.235981">
                <text:p>0.235981</text:p>
              </table:table-cell>
              <table:table-cell office:value-type="float" office:value="-0.312377">
                <text:p>-0.312377</text:p>
              </table:table-cell>
              <table:table-cell office:value-type="float" office:value="0.323176">
                <text:p>0.323176</text:p>
              </table:table-cell>
              <table:table-cell office:value-type="float" office:value="-0.183371">
                <text:p>-0.1833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6388">
                <text:p>0.266388</text:p>
              </table:table-cell>
              <table:table-cell office:value-type="float" office:value="-0.202791">
                <text:p>-0.202791</text:p>
              </table:table-cell>
              <table:table-cell office:value-type="float" office:value="0.18962">
                <text:p>0.18962</text:p>
              </table:table-cell>
              <table:table-cell office:value-type="float" office:value="-0.238069">
                <text:p>-0.238069</text:p>
              </table:table-cell>
              <table:table-cell office:value-type="float" office:value="0.190636">
                <text:p>0.190636</text:p>
              </table:table-cell>
              <table:table-cell office:value-type="float" office:value="-0.261116">
                <text:p>-0.261116</text:p>
              </table:table-cell>
              <table:table-cell office:value-type="float" office:value="0.225803">
                <text:p>0.225803</text:p>
              </table:table-cell>
              <table:table-cell office:value-type="float" office:value="-0.321758">
                <text:p>-0.321758</text:p>
              </table:table-cell>
              <table:table-cell office:value-type="float" office:value="0.315819">
                <text:p>0.315819</text:p>
              </table:table-cell>
              <table:table-cell office:value-type="float" office:value="-0.181708">
                <text:p>-0.1817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4876">
                <text:p>0.254876</text:p>
              </table:table-cell>
              <table:table-cell office:value-type="float" office:value="-0.249886">
                <text:p>-0.249886</text:p>
              </table:table-cell>
              <table:table-cell office:value-type="float" office:value="0.185662">
                <text:p>0.185662</text:p>
              </table:table-cell>
              <table:table-cell office:value-type="float" office:value="-0.251813">
                <text:p>-0.251813</text:p>
              </table:table-cell>
              <table:table-cell office:value-type="float" office:value="0.187647">
                <text:p>0.187647</text:p>
              </table:table-cell>
              <table:table-cell office:value-type="float" office:value="-0.261908">
                <text:p>-0.261908</text:p>
              </table:table-cell>
              <table:table-cell office:value-type="float" office:value="0.215999">
                <text:p>0.215999</text:p>
              </table:table-cell>
              <table:table-cell office:value-type="float" office:value="-0.331622">
                <text:p>-0.331622</text:p>
              </table:table-cell>
              <table:table-cell office:value-type="float" office:value="0.31098">
                <text:p>0.31098</text:p>
              </table:table-cell>
              <table:table-cell office:value-type="float" office:value="-0.205348">
                <text:p>-0.2053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2612">
                <text:p>0.252612</text:p>
              </table:table-cell>
              <table:table-cell office:value-type="float" office:value="-0.205039">
                <text:p>-0.205039</text:p>
              </table:table-cell>
              <table:table-cell office:value-type="float" office:value="0.181761">
                <text:p>0.181761</text:p>
              </table:table-cell>
              <table:table-cell office:value-type="float" office:value="-0.256781">
                <text:p>-0.256781</text:p>
              </table:table-cell>
              <table:table-cell office:value-type="float" office:value="0.17101">
                <text:p>0.17101</text:p>
              </table:table-cell>
              <table:table-cell office:value-type="float" office:value="-0.274732">
                <text:p>-0.274732</text:p>
              </table:table-cell>
              <table:table-cell office:value-type="float" office:value="0.206861">
                <text:p>0.206861</text:p>
              </table:table-cell>
              <table:table-cell office:value-type="float" office:value="-0.338311">
                <text:p>-0.338311</text:p>
              </table:table-cell>
              <table:table-cell office:value-type="float" office:value="0.305217">
                <text:p>0.305217</text:p>
              </table:table-cell>
              <table:table-cell office:value-type="float" office:value="-0.337925">
                <text:p>-0.337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708">
                <text:p>0.24708</text:p>
              </table:table-cell>
              <table:table-cell office:value-type="float" office:value="-0.213531">
                <text:p>-0.213531</text:p>
              </table:table-cell>
              <table:table-cell office:value-type="float" office:value="0.174109">
                <text:p>0.174109</text:p>
              </table:table-cell>
              <table:table-cell office:value-type="float" office:value="-0.26665">
                <text:p>-0.26665</text:p>
              </table:table-cell>
              <table:table-cell office:value-type="float" office:value="0.168852">
                <text:p>0.168852</text:p>
              </table:table-cell>
              <table:table-cell office:value-type="float" office:value="-0.293232">
                <text:p>-0.293232</text:p>
              </table:table-cell>
              <table:table-cell office:value-type="float" office:value="0.203024">
                <text:p>0.203024</text:p>
              </table:table-cell>
              <table:table-cell office:value-type="float" office:value="-0.338535">
                <text:p>-0.338535</text:p>
              </table:table-cell>
              <table:table-cell office:value-type="float" office:value="0.303788">
                <text:p>0.303788</text:p>
              </table:table-cell>
              <table:table-cell office:value-type="float" office:value="-0.191291">
                <text:p>-0.191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0791">
                <text:p>0.240791</text:p>
              </table:table-cell>
              <table:table-cell office:value-type="float" office:value="-0.451258">
                <text:p>-0.451258</text:p>
              </table:table-cell>
              <table:table-cell office:value-type="float" office:value="0.157122">
                <text:p>0.157122</text:p>
              </table:table-cell>
              <table:table-cell office:value-type="float" office:value="-0.292707">
                <text:p>-0.292707</text:p>
              </table:table-cell>
              <table:table-cell office:value-type="float" office:value="0.16212">
                <text:p>0.16212</text:p>
              </table:table-cell>
              <table:table-cell office:value-type="float" office:value="-0.298653">
                <text:p>-0.298653</text:p>
              </table:table-cell>
              <table:table-cell office:value-type="float" office:value="0.195551">
                <text:p>0.195551</text:p>
              </table:table-cell>
              <table:table-cell office:value-type="float" office:value="-0.34488">
                <text:p>-0.34488</text:p>
              </table:table-cell>
              <table:table-cell office:value-type="float" office:value="0.288828">
                <text:p>0.288828</text:p>
              </table:table-cell>
              <table:table-cell office:value-type="float" office:value="-0.210287">
                <text:p>-0.2102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39648">
                <text:p>0.239648</text:p>
              </table:table-cell>
              <table:table-cell office:value-type="float" office:value="-0.217964">
                <text:p>-0.217964</text:p>
              </table:table-cell>
              <table:table-cell office:value-type="float" office:value="0.152227">
                <text:p>0.152227</text:p>
              </table:table-cell>
              <table:table-cell office:value-type="float" office:value="-0.302855">
                <text:p>-0.302855</text:p>
              </table:table-cell>
              <table:table-cell office:value-type="float" office:value="0.153738">
                <text:p>0.153738</text:p>
              </table:table-cell>
              <table:table-cell office:value-type="float" office:value="-0.313616">
                <text:p>-0.313616</text:p>
              </table:table-cell>
              <table:table-cell office:value-type="float" office:value="0.190713">
                <text:p>0.190713</text:p>
              </table:table-cell>
              <table:table-cell office:value-type="float" office:value="-0.339874">
                <text:p>-0.339874</text:p>
              </table:table-cell>
              <table:table-cell office:value-type="float" office:value="0.265667">
                <text:p>0.265667</text:p>
              </table:table-cell>
              <table:table-cell office:value-type="float" office:value="-0.240451">
                <text:p>-0.2404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7916">
                <text:p>0.227916</text:p>
              </table:table-cell>
              <table:table-cell office:value-type="float" office:value="-0.240029">
                <text:p>-0.240029</text:p>
              </table:table-cell>
              <table:table-cell office:value-type="float" office:value="0.140537">
                <text:p>0.140537</text:p>
              </table:table-cell>
              <table:table-cell office:value-type="float" office:value="-0.305533">
                <text:p>-0.305533</text:p>
              </table:table-cell>
              <table:table-cell office:value-type="float" office:value="0.148277">
                <text:p>0.148277</text:p>
              </table:table-cell>
              <table:table-cell office:value-type="float" office:value="-0.321042">
                <text:p>-0.321042</text:p>
              </table:table-cell>
              <table:table-cell office:value-type="float" office:value="0.183759">
                <text:p>0.183759</text:p>
              </table:table-cell>
              <table:table-cell office:value-type="float" office:value="-0.346392">
                <text:p>-0.346392</text:p>
              </table:table-cell>
              <table:table-cell office:value-type="float" office:value="0.262039">
                <text:p>0.262039</text:p>
              </table:table-cell>
              <table:table-cell office:value-type="float" office:value="-0.23596">
                <text:p>-0.23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7508">
                <text:p>0.217508</text:p>
              </table:table-cell>
              <table:table-cell office:value-type="float" office:value="-0.246213">
                <text:p>-0.246213</text:p>
              </table:table-cell>
              <table:table-cell office:value-type="float" office:value="0.13183">
                <text:p>0.13183</text:p>
              </table:table-cell>
              <table:table-cell office:value-type="float" office:value="-0.31072">
                <text:p>-0.31072</text:p>
              </table:table-cell>
              <table:table-cell office:value-type="float" office:value="0.13977">
                <text:p>0.13977</text:p>
              </table:table-cell>
              <table:table-cell office:value-type="float" office:value="-0.333091">
                <text:p>-0.333091</text:p>
              </table:table-cell>
              <table:table-cell office:value-type="float" office:value="0.174737">
                <text:p>0.174737</text:p>
              </table:table-cell>
              <table:table-cell office:value-type="float" office:value="-0.350707">
                <text:p>-0.350707</text:p>
              </table:table-cell>
              <table:table-cell office:value-type="float" office:value="0.258717">
                <text:p>0.258717</text:p>
              </table:table-cell>
              <table:table-cell office:value-type="float" office:value="-0.24441">
                <text:p>-0.24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4682">
                <text:p>0.214682</text:p>
              </table:table-cell>
              <table:table-cell office:value-type="float" office:value="-0.256526">
                <text:p>-0.256526</text:p>
              </table:table-cell>
              <table:table-cell office:value-type="float" office:value="0.129733">
                <text:p>0.129733</text:p>
              </table:table-cell>
              <table:table-cell office:value-type="float" office:value="-0.314353">
                <text:p>-0.314353</text:p>
              </table:table-cell>
              <table:table-cell office:value-type="float" office:value="0.137295">
                <text:p>0.137295</text:p>
              </table:table-cell>
              <table:table-cell office:value-type="float" office:value="-0.342542">
                <text:p>-0.342542</text:p>
              </table:table-cell>
              <table:table-cell office:value-type="float" office:value="0.165258">
                <text:p>0.165258</text:p>
              </table:table-cell>
              <table:table-cell office:value-type="float" office:value="-0.620981">
                <text:p>-0.620981</text:p>
              </table:table-cell>
              <table:table-cell office:value-type="float" office:value="0.246323">
                <text:p>0.246323</text:p>
              </table:table-cell>
              <table:table-cell office:value-type="float" office:value="-0.248845">
                <text:p>-0.248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0699">
                <text:p>0.210699</text:p>
              </table:table-cell>
              <table:table-cell office:value-type="float" office:value="-0.254144">
                <text:p>-0.254144</text:p>
              </table:table-cell>
              <table:table-cell office:value-type="float" office:value="0.126274">
                <text:p>0.126274</text:p>
              </table:table-cell>
              <table:table-cell office:value-type="float" office:value="-0.426">
                <text:p>-0.426</text:p>
              </table:table-cell>
              <table:table-cell office:value-type="float" office:value="0.134126">
                <text:p>0.134126</text:p>
              </table:table-cell>
              <table:table-cell office:value-type="float" office:value="-0.348044">
                <text:p>-0.348044</text:p>
              </table:table-cell>
              <table:table-cell office:value-type="float" office:value="0.164257">
                <text:p>0.164257</text:p>
              </table:table-cell>
              <table:table-cell office:value-type="float" office:value="-0.359026">
                <text:p>-0.359026</text:p>
              </table:table-cell>
              <table:table-cell office:value-type="float" office:value="0.243006">
                <text:p>0.243006</text:p>
              </table:table-cell>
              <table:table-cell office:value-type="float" office:value="-0.248307">
                <text:p>-0.248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9991">
                <text:p>0.199991</text:p>
              </table:table-cell>
              <table:table-cell office:value-type="float" office:value="-0.263863">
                <text:p>-0.263863</text:p>
              </table:table-cell>
              <table:table-cell office:value-type="float" office:value="0.125552">
                <text:p>0.125552</text:p>
              </table:table-cell>
              <table:table-cell office:value-type="float" office:value="-0.312576">
                <text:p>-0.312576</text:p>
              </table:table-cell>
              <table:table-cell office:value-type="float" office:value="0.126635">
                <text:p>0.126635</text:p>
              </table:table-cell>
              <table:table-cell office:value-type="float" office:value="-0.359587">
                <text:p>-0.359587</text:p>
              </table:table-cell>
              <table:table-cell office:value-type="float" office:value="0.159187">
                <text:p>0.159187</text:p>
              </table:table-cell>
              <table:table-cell office:value-type="float" office:value="-0.382233">
                <text:p>-0.382233</text:p>
              </table:table-cell>
              <table:table-cell office:value-type="float" office:value="0.240789">
                <text:p>0.240789</text:p>
              </table:table-cell>
              <table:table-cell office:value-type="float" office:value="-0.261232">
                <text:p>-0.261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7112">
                <text:p>0.197112</text:p>
              </table:table-cell>
              <table:table-cell office:value-type="float" office:value="-0.259943">
                <text:p>-0.259943</text:p>
              </table:table-cell>
              <table:table-cell office:value-type="float" office:value="0.121017">
                <text:p>0.121017</text:p>
              </table:table-cell>
              <table:table-cell office:value-type="float" office:value="-0.339836">
                <text:p>-0.339836</text:p>
              </table:table-cell>
              <table:table-cell office:value-type="float" office:value="0.121214">
                <text:p>0.121214</text:p>
              </table:table-cell>
              <table:table-cell office:value-type="float" office:value="-0.374869">
                <text:p>-0.374869</text:p>
              </table:table-cell>
              <table:table-cell office:value-type="float" office:value="0.15421">
                <text:p>0.15421</text:p>
              </table:table-cell>
              <table:table-cell office:value-type="float" office:value="-0.396279">
                <text:p>-0.396279</text:p>
              </table:table-cell>
              <table:table-cell office:value-type="float" office:value="0.237355">
                <text:p>0.237355</text:p>
              </table:table-cell>
              <table:table-cell office:value-type="float" office:value="-0.254365">
                <text:p>-0.2543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9693">
                <text:p>0.189693</text:p>
              </table:table-cell>
              <table:table-cell office:value-type="float" office:value="-0.268516">
                <text:p>-0.268516</text:p>
              </table:table-cell>
              <table:table-cell office:value-type="float" office:value="0.116547">
                <text:p>0.116547</text:p>
              </table:table-cell>
              <table:table-cell office:value-type="float" office:value="-0.342454">
                <text:p>-0.342454</text:p>
              </table:table-cell>
              <table:table-cell office:value-type="float" office:value="0.118364">
                <text:p>0.118364</text:p>
              </table:table-cell>
              <table:table-cell office:value-type="float" office:value="-0.436196">
                <text:p>-0.436196</text:p>
              </table:table-cell>
              <table:table-cell office:value-type="float" office:value="0.149527">
                <text:p>0.149527</text:p>
              </table:table-cell>
              <table:table-cell office:value-type="float" office:value="-0.404918">
                <text:p>-0.404918</text:p>
              </table:table-cell>
              <table:table-cell office:value-type="float" office:value="0.221285">
                <text:p>0.221285</text:p>
              </table:table-cell>
              <table:table-cell office:value-type="float" office:value="-0.259167">
                <text:p>-0.259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681">
                <text:p>0.180681</text:p>
              </table:table-cell>
              <table:table-cell office:value-type="float" office:value="-0.446301">
                <text:p>-0.446301</text:p>
              </table:table-cell>
              <table:table-cell office:value-type="float" office:value="0.111706">
                <text:p>0.111706</text:p>
              </table:table-cell>
              <table:table-cell office:value-type="float" office:value="-0.352363">
                <text:p>-0.352363</text:p>
              </table:table-cell>
              <table:table-cell office:value-type="float" office:value="0.117583">
                <text:p>0.117583</text:p>
              </table:table-cell>
              <table:table-cell office:value-type="float" office:value="-0.372326">
                <text:p>-0.372326</text:p>
              </table:table-cell>
              <table:table-cell office:value-type="float" office:value="0.144926">
                <text:p>0.144926</text:p>
              </table:table-cell>
              <table:table-cell office:value-type="float" office:value="-0.41644">
                <text:p>-0.41644</text:p>
              </table:table-cell>
              <table:table-cell office:value-type="float" office:value="0.216074">
                <text:p>0.216074</text:p>
              </table:table-cell>
              <table:table-cell office:value-type="float" office:value="-0.260619">
                <text:p>-0.2606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9164">
                <text:p>0.179164</text:p>
              </table:table-cell>
              <table:table-cell office:value-type="float" office:value="-0.244882">
                <text:p>-0.244882</text:p>
              </table:table-cell>
              <table:table-cell office:value-type="float" office:value="0.108749">
                <text:p>0.108749</text:p>
              </table:table-cell>
              <table:table-cell office:value-type="float" office:value="-0.375058">
                <text:p>-0.375058</text:p>
              </table:table-cell>
              <table:table-cell office:value-type="float" office:value="0.114162">
                <text:p>0.114162</text:p>
              </table:table-cell>
              <table:table-cell office:value-type="float" office:value="-0.380128">
                <text:p>-0.380128</text:p>
              </table:table-cell>
              <table:table-cell office:value-type="float" office:value="0.136081">
                <text:p>0.136081</text:p>
              </table:table-cell>
              <table:table-cell office:value-type="float" office:value="-0.428365">
                <text:p>-0.428365</text:p>
              </table:table-cell>
              <table:table-cell office:value-type="float" office:value="0.211672">
                <text:p>0.211672</text:p>
              </table:table-cell>
              <table:table-cell office:value-type="float" office:value="-0.262736">
                <text:p>-0.2627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4476">
                <text:p>0.174476</text:p>
              </table:table-cell>
              <table:table-cell office:value-type="float" office:value="-0.315641">
                <text:p>-0.315641</text:p>
              </table:table-cell>
              <table:table-cell office:value-type="float" office:value="0.105183">
                <text:p>0.105183</text:p>
              </table:table-cell>
              <table:table-cell office:value-type="float" office:value="-0.373281">
                <text:p>-0.373281</text:p>
              </table:table-cell>
              <table:table-cell office:value-type="float" office:value="0.112114">
                <text:p>0.112114</text:p>
              </table:table-cell>
              <table:table-cell office:value-type="float" office:value="-0.389121">
                <text:p>-0.389121</text:p>
              </table:table-cell>
              <table:table-cell office:value-type="float" office:value="0.129432">
                <text:p>0.129432</text:p>
              </table:table-cell>
              <table:table-cell office:value-type="float" office:value="-0.514625">
                <text:p>-0.514625</text:p>
              </table:table-cell>
              <table:table-cell office:value-type="float" office:value="0.208903">
                <text:p>0.208903</text:p>
              </table:table-cell>
              <table:table-cell office:value-type="float" office:value="-0.263048">
                <text:p>-0.263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061">
                <text:p>0.17061</text:p>
              </table:table-cell>
              <table:table-cell office:value-type="float" office:value="-0.307204">
                <text:p>-0.307204</text:p>
              </table:table-cell>
              <table:table-cell office:value-type="float" office:value="0.0981995">
                <text:p>0.0981995</text:p>
              </table:table-cell>
              <table:table-cell office:value-type="float" office:value="-0.413769">
                <text:p>-0.413769</text:p>
              </table:table-cell>
              <table:table-cell office:value-type="float" office:value="0.105603">
                <text:p>0.105603</text:p>
              </table:table-cell>
              <table:table-cell office:value-type="float" office:value="-0.402606">
                <text:p>-0.402606</text:p>
              </table:table-cell>
              <table:table-cell office:value-type="float" office:value="0.128666">
                <text:p>0.128666</text:p>
              </table:table-cell>
              <table:table-cell office:value-type="float" office:value="-0.430571">
                <text:p>-0.430571</text:p>
              </table:table-cell>
              <table:table-cell office:value-type="float" office:value="0.201463">
                <text:p>0.201463</text:p>
              </table:table-cell>
              <table:table-cell office:value-type="float" office:value="-0.263458">
                <text:p>-0.2634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8309">
                <text:p>0.158309</text:p>
              </table:table-cell>
              <table:table-cell office:value-type="float" office:value="-0.325059">
                <text:p>-0.325059</text:p>
              </table:table-cell>
              <table:table-cell office:value-type="float" office:value="0.0965668">
                <text:p>0.0965668</text:p>
              </table:table-cell>
              <table:table-cell office:value-type="float" office:value="-0.384728">
                <text:p>-0.384728</text:p>
              </table:table-cell>
              <table:table-cell office:value-type="float" office:value="0.0943899">
                <text:p>0.0943899</text:p>
              </table:table-cell>
              <table:table-cell office:value-type="float" office:value="-0.442805">
                <text:p>-0.442805</text:p>
              </table:table-cell>
              <table:table-cell office:value-type="float" office:value="0.125417">
                <text:p>0.125417</text:p>
              </table:table-cell>
              <table:table-cell office:value-type="float" office:value="-0.442862">
                <text:p>-0.442862</text:p>
              </table:table-cell>
              <table:table-cell office:value-type="float" office:value="0.195237">
                <text:p>0.195237</text:p>
              </table:table-cell>
              <table:table-cell office:value-type="float" office:value="-0.266395">
                <text:p>-0.266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4826">
                <text:p>0.154826</text:p>
              </table:table-cell>
              <table:table-cell office:value-type="float" office:value="-0.360168">
                <text:p>-0.360168</text:p>
              </table:table-cell>
              <table:table-cell office:value-type="float" office:value="0.0935969">
                <text:p>0.0935969</text:p>
              </table:table-cell>
              <table:table-cell office:value-type="float" office:value="-0.404964">
                <text:p>-0.404964</text:p>
              </table:table-cell>
              <table:table-cell office:value-type="float" office:value="0.0928204">
                <text:p>0.0928204</text:p>
              </table:table-cell>
              <table:table-cell office:value-type="float" office:value="-0.454393">
                <text:p>-0.454393</text:p>
              </table:table-cell>
              <table:table-cell office:value-type="float" office:value="0.118703">
                <text:p>0.118703</text:p>
              </table:table-cell>
              <table:table-cell office:value-type="float" office:value="-0.455589">
                <text:p>-0.455589</text:p>
              </table:table-cell>
              <table:table-cell office:value-type="float" office:value="0.188487">
                <text:p>0.188487</text:p>
              </table:table-cell>
              <table:table-cell office:value-type="float" office:value="-0.266682">
                <text:p>-0.2666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3527">
                <text:p>0.153527</text:p>
              </table:table-cell>
              <table:table-cell office:value-type="float" office:value="-0.342605">
                <text:p>-0.342605</text:p>
              </table:table-cell>
              <table:table-cell office:value-type="float" office:value="0.0877331">
                <text:p>0.0877331</text:p>
              </table:table-cell>
              <table:table-cell office:value-type="float" office:value="-0.42932">
                <text:p>-0.42932</text:p>
              </table:table-cell>
              <table:table-cell office:value-type="float" office:value="0.0890809">
                <text:p>0.0890809</text:p>
              </table:table-cell>
              <table:table-cell office:value-type="float" office:value="-0.465701">
                <text:p>-0.465701</text:p>
              </table:table-cell>
              <table:table-cell office:value-type="float" office:value="0.112108">
                <text:p>0.112108</text:p>
              </table:table-cell>
              <table:table-cell office:value-type="float" office:value="-0.47025">
                <text:p>-0.47025</text:p>
              </table:table-cell>
              <table:table-cell office:value-type="float" office:value="0.179441">
                <text:p>0.179441</text:p>
              </table:table-cell>
              <table:table-cell office:value-type="float" office:value="-0.270671">
                <text:p>-0.2706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5613">
                <text:p>0.145613</text:p>
              </table:table-cell>
              <table:table-cell office:value-type="float" office:value="-0.345736">
                <text:p>-0.345736</text:p>
              </table:table-cell>
              <table:table-cell office:value-type="float" office:value="0.0819095">
                <text:p>0.0819095</text:p>
              </table:table-cell>
              <table:table-cell office:value-type="float" office:value="-0.440698">
                <text:p>-0.440698</text:p>
              </table:table-cell>
              <table:table-cell office:value-type="float" office:value="0.0839719">
                <text:p>0.0839719</text:p>
              </table:table-cell>
              <table:table-cell office:value-type="float" office:value="-0.490597">
                <text:p>-0.490597</text:p>
              </table:table-cell>
              <table:table-cell office:value-type="float" office:value="0.104665">
                <text:p>0.104665</text:p>
              </table:table-cell>
              <table:table-cell office:value-type="float" office:value="-0.478525">
                <text:p>-0.478525</text:p>
              </table:table-cell>
              <table:table-cell office:value-type="float" office:value="0.175371">
                <text:p>0.175371</text:p>
              </table:table-cell>
              <table:table-cell office:value-type="float" office:value="-0.284545">
                <text:p>-0.284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2999">
                <text:p>0.142999</text:p>
              </table:table-cell>
              <table:table-cell office:value-type="float" office:value="-0.364417">
                <text:p>-0.364417</text:p>
              </table:table-cell>
              <table:table-cell office:value-type="float" office:value="0.0801462">
                <text:p>0.0801462</text:p>
              </table:table-cell>
              <table:table-cell office:value-type="float" office:value="-0.470163">
                <text:p>-0.470163</text:p>
              </table:table-cell>
              <table:table-cell office:value-type="float" office:value="0.0819816">
                <text:p>0.0819816</text:p>
              </table:table-cell>
              <table:table-cell office:value-type="float" office:value="-0.485635">
                <text:p>-0.485635</text:p>
              </table:table-cell>
              <table:table-cell office:value-type="float" office:value="0.103285">
                <text:p>0.103285</text:p>
              </table:table-cell>
              <table:table-cell office:value-type="float" office:value="-0.478438">
                <text:p>-0.478438</text:p>
              </table:table-cell>
              <table:table-cell office:value-type="float" office:value="0.173139">
                <text:p>0.173139</text:p>
              </table:table-cell>
              <table:table-cell office:value-type="float" office:value="-0.273393">
                <text:p>-0.2733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7428">
                <text:p>0.137428</text:p>
              </table:table-cell>
              <table:table-cell office:value-type="float" office:value="-0.352045">
                <text:p>-0.352045</text:p>
              </table:table-cell>
              <table:table-cell office:value-type="float" office:value="0.07843">
                <text:p>0.07843</text:p>
              </table:table-cell>
              <table:table-cell office:value-type="float" office:value="-0.462722">
                <text:p>-0.462722</text:p>
              </table:table-cell>
              <table:table-cell office:value-type="float" office:value="0.0786656">
                <text:p>0.0786656</text:p>
              </table:table-cell>
              <table:table-cell office:value-type="float" office:value="-0.502553">
                <text:p>-0.502553</text:p>
              </table:table-cell>
              <table:table-cell office:value-type="float" office:value="0.101512">
                <text:p>0.101512</text:p>
              </table:table-cell>
              <table:table-cell office:value-type="float" office:value="-0.503435">
                <text:p>-0.503435</text:p>
              </table:table-cell>
              <table:table-cell office:value-type="float" office:value="0.168485">
                <text:p>0.168485</text:p>
              </table:table-cell>
              <table:table-cell office:value-type="float" office:value="-0.381308">
                <text:p>-0.381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5071">
                <text:p>0.135071</text:p>
              </table:table-cell>
              <table:table-cell office:value-type="float" office:value="-0.386563">
                <text:p>-0.386563</text:p>
              </table:table-cell>
              <table:table-cell office:value-type="float" office:value="0.076374">
                <text:p>0.076374</text:p>
              </table:table-cell>
              <table:table-cell office:value-type="float" office:value="-0.470916">
                <text:p>-0.470916</text:p>
              </table:table-cell>
              <table:table-cell office:value-type="float" office:value="0.0754199">
                <text:p>0.0754199</text:p>
              </table:table-cell>
              <table:table-cell office:value-type="float" office:value="-0.512415">
                <text:p>-0.512415</text:p>
              </table:table-cell>
              <table:table-cell office:value-type="float" office:value="0.0971982">
                <text:p>0.0971982</text:p>
              </table:table-cell>
              <table:table-cell office:value-type="float" office:value="-0.531449">
                <text:p>-0.531449</text:p>
              </table:table-cell>
              <table:table-cell office:value-type="float" office:value="0.166316">
                <text:p>0.166316</text:p>
              </table:table-cell>
              <table:table-cell office:value-type="float" office:value="-0.297678">
                <text:p>-0.2976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092">
                <text:p>0.13092</text:p>
              </table:table-cell>
              <table:table-cell office:value-type="float" office:value="-0.378392">
                <text:p>-0.378392</text:p>
              </table:table-cell>
              <table:table-cell office:value-type="float" office:value="0.074733">
                <text:p>0.074733</text:p>
              </table:table-cell>
              <table:table-cell office:value-type="float" office:value="-0.494711">
                <text:p>-0.494711</text:p>
              </table:table-cell>
              <table:table-cell office:value-type="float" office:value="0.0715234">
                <text:p>0.0715234</text:p>
              </table:table-cell>
              <table:table-cell office:value-type="float" office:value="-0.516306">
                <text:p>-0.516306</text:p>
              </table:table-cell>
              <table:table-cell office:value-type="float" office:value="0.0934786">
                <text:p>0.0934786</text:p>
              </table:table-cell>
              <table:table-cell office:value-type="float" office:value="-0.539189">
                <text:p>-0.539189</text:p>
              </table:table-cell>
              <table:table-cell office:value-type="float" office:value="0.154144">
                <text:p>0.154144</text:p>
              </table:table-cell>
              <table:table-cell office:value-type="float" office:value="-0.337697">
                <text:p>-0.3376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6929">
                <text:p>0.126929</text:p>
              </table:table-cell>
              <table:table-cell office:value-type="float" office:value="-0.39042">
                <text:p>-0.39042</text:p>
              </table:table-cell>
              <table:table-cell office:value-type="float" office:value="0.0723911">
                <text:p>0.0723911</text:p>
              </table:table-cell>
              <table:table-cell office:value-type="float" office:value="-0.498066">
                <text:p>-0.498066</text:p>
              </table:table-cell>
              <table:table-cell office:value-type="float" office:value="0.070261">
                <text:p>0.070261</text:p>
              </table:table-cell>
              <table:table-cell office:value-type="float" office:value="-0.530649">
                <text:p>-0.530649</text:p>
              </table:table-cell>
              <table:table-cell office:value-type="float" office:value="0.0852417">
                <text:p>0.0852417</text:p>
              </table:table-cell>
              <table:table-cell office:value-type="float" office:value="-0.556305">
                <text:p>-0.556305</text:p>
              </table:table-cell>
              <table:table-cell office:value-type="float" office:value="0.153489">
                <text:p>0.153489</text:p>
              </table:table-cell>
              <table:table-cell office:value-type="float" office:value="-0.350217">
                <text:p>-0.350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0355">
                <text:p>0.120355</text:p>
              </table:table-cell>
              <table:table-cell office:value-type="float" office:value="-0.39769">
                <text:p>-0.39769</text:p>
              </table:table-cell>
              <table:table-cell office:value-type="float" office:value="0.0675073">
                <text:p>0.0675073</text:p>
              </table:table-cell>
              <table:table-cell office:value-type="float" office:value="-0.537913">
                <text:p>-0.537913</text:p>
              </table:table-cell>
              <table:table-cell office:value-type="float" office:value="0.0678068">
                <text:p>0.0678068</text:p>
              </table:table-cell>
              <table:table-cell office:value-type="float" office:value="-0.547183">
                <text:p>-0.547183</text:p>
              </table:table-cell>
              <table:table-cell office:value-type="float" office:value="0.0841281">
                <text:p>0.0841281</text:p>
              </table:table-cell>
              <table:table-cell office:value-type="float" office:value="-0.576281">
                <text:p>-0.576281</text:p>
              </table:table-cell>
              <table:table-cell office:value-type="float" office:value="0.152803">
                <text:p>0.152803</text:p>
              </table:table-cell>
              <table:table-cell office:value-type="float" office:value="-0.3405">
                <text:p>-0.34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78">
                <text:p>0.11678</text:p>
              </table:table-cell>
              <table:table-cell office:value-type="float" office:value="-0.402883">
                <text:p>-0.402883</text:p>
              </table:table-cell>
              <table:table-cell office:value-type="float" office:value="0.0657788">
                <text:p>0.0657788</text:p>
              </table:table-cell>
              <table:table-cell office:value-type="float" office:value="-0.493714">
                <text:p>-0.493714</text:p>
              </table:table-cell>
              <table:table-cell office:value-type="float" office:value="0.0666224">
                <text:p>0.0666224</text:p>
              </table:table-cell>
              <table:table-cell office:value-type="float" office:value="-0.545698">
                <text:p>-0.545698</text:p>
              </table:table-cell>
              <table:table-cell office:value-type="float" office:value="0.0831227">
                <text:p>0.0831227</text:p>
              </table:table-cell>
              <table:table-cell office:value-type="float" office:value="-0.553847">
                <text:p>-0.553847</text:p>
              </table:table-cell>
              <table:table-cell office:value-type="float" office:value="0.147474">
                <text:p>0.147474</text:p>
              </table:table-cell>
              <table:table-cell office:value-type="float" office:value="-0.476961">
                <text:p>-0.4769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9265">
                <text:p>0.109265</text:p>
              </table:table-cell>
              <table:table-cell office:value-type="float" office:value="-0.412374">
                <text:p>-0.412374</text:p>
              </table:table-cell>
              <table:table-cell office:value-type="float" office:value="0.0650447">
                <text:p>0.0650447</text:p>
              </table:table-cell>
              <table:table-cell office:value-type="float" office:value="-0.538634">
                <text:p>-0.538634</text:p>
              </table:table-cell>
              <table:table-cell office:value-type="float" office:value="0.0642797">
                <text:p>0.0642797</text:p>
              </table:table-cell>
              <table:table-cell office:value-type="float" office:value="-0.54975">
                <text:p>-0.54975</text:p>
              </table:table-cell>
              <table:table-cell office:value-type="float" office:value="0.0815866">
                <text:p>0.0815866</text:p>
              </table:table-cell>
              <table:table-cell office:value-type="float" office:value="-0.568808">
                <text:p>-0.568808</text:p>
              </table:table-cell>
              <table:table-cell office:value-type="float" office:value="0.146145">
                <text:p>0.146145</text:p>
              </table:table-cell>
              <table:table-cell office:value-type="float" office:value="-0.360884">
                <text:p>-0.3608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0405">
                <text:p>0.090405</text:p>
              </table:table-cell>
              <table:table-cell office:value-type="float" office:value="-0.430075">
                <text:p>-0.430075</text:p>
              </table:table-cell>
              <table:table-cell office:value-type="float" office:value="0.063011">
                <text:p>0.063011</text:p>
              </table:table-cell>
              <table:table-cell office:value-type="float" office:value="-0.548327">
                <text:p>-0.548327</text:p>
              </table:table-cell>
              <table:table-cell office:value-type="float" office:value="0.060218">
                <text:p>0.060218</text:p>
              </table:table-cell>
              <table:table-cell office:value-type="float" office:value="-0.554259">
                <text:p>-0.554259</text:p>
              </table:table-cell>
              <table:table-cell office:value-type="float" office:value="0.0762077">
                <text:p>0.0762077</text:p>
              </table:table-cell>
              <table:table-cell office:value-type="float" office:value="-0.582367">
                <text:p>-0.582367</text:p>
              </table:table-cell>
              <table:table-cell office:value-type="float" office:value="0.139718">
                <text:p>0.139718</text:p>
              </table:table-cell>
              <table:table-cell office:value-type="float" office:value="-0.384163">
                <text:p>-0.3841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06081">
                <text:p>0.0806081</text:p>
              </table:table-cell>
              <table:table-cell office:value-type="float" office:value="-0.438838">
                <text:p>-0.438838</text:p>
              </table:table-cell>
              <table:table-cell office:value-type="float" office:value="0.0581579">
                <text:p>0.0581579</text:p>
              </table:table-cell>
              <table:table-cell office:value-type="float" office:value="-0.571964">
                <text:p>-0.571964</text:p>
              </table:table-cell>
              <table:table-cell office:value-type="float" office:value="0.0580004">
                <text:p>0.0580004</text:p>
              </table:table-cell>
              <table:table-cell office:value-type="float" office:value="-0.556188">
                <text:p>-0.556188</text:p>
              </table:table-cell>
              <table:table-cell office:value-type="float" office:value="0.0715686">
                <text:p>0.0715686</text:p>
              </table:table-cell>
              <table:table-cell office:value-type="float" office:value="-0.58729">
                <text:p>-0.58729</text:p>
              </table:table-cell>
              <table:table-cell office:value-type="float" office:value="0.136109">
                <text:p>0.136109</text:p>
              </table:table-cell>
              <table:table-cell office:value-type="float" office:value="-0.435564">
                <text:p>-0.4355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85068">
                <text:p>0.0785068</text:p>
              </table:table-cell>
              <table:table-cell office:value-type="float" office:value="-0.441099">
                <text:p>-0.441099</text:p>
              </table:table-cell>
              <table:table-cell office:value-type="float" office:value="0.0545443">
                <text:p>0.0545443</text:p>
              </table:table-cell>
              <table:table-cell office:value-type="float" office:value="-0.586263">
                <text:p>-0.586263</text:p>
              </table:table-cell>
              <table:table-cell office:value-type="float" office:value="0.0564525">
                <text:p>0.0564525</text:p>
              </table:table-cell>
              <table:table-cell office:value-type="float" office:value="-0.557461">
                <text:p>-0.557461</text:p>
              </table:table-cell>
              <table:table-cell office:value-type="float" office:value="0.0698147">
                <text:p>0.0698147</text:p>
              </table:table-cell>
              <table:table-cell office:value-type="float" office:value="-0.595377">
                <text:p>-0.595377</text:p>
              </table:table-cell>
              <table:table-cell office:value-type="float" office:value="0.134286">
                <text:p>0.134286</text:p>
              </table:table-cell>
              <table:table-cell office:value-type="float" office:value="-0.401563">
                <text:p>-0.401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66899">
                <text:p>0.0766899</text:p>
              </table:table-cell>
              <table:table-cell office:value-type="float" office:value="-0.441371">
                <text:p>-0.441371</text:p>
              </table:table-cell>
              <table:table-cell office:value-type="float" office:value="0.0530802">
                <text:p>0.0530802</text:p>
              </table:table-cell>
              <table:table-cell office:value-type="float" office:value="-0.590308">
                <text:p>-0.590308</text:p>
              </table:table-cell>
              <table:table-cell office:value-type="float" office:value="0.0538038">
                <text:p>0.0538038</text:p>
              </table:table-cell>
              <table:table-cell office:value-type="float" office:value="-0.551658">
                <text:p>-0.551658</text:p>
              </table:table-cell>
              <table:table-cell office:value-type="float" office:value="0.0656147">
                <text:p>0.0656147</text:p>
              </table:table-cell>
              <table:table-cell office:value-type="float" office:value="-0.599899">
                <text:p>-0.599899</text:p>
              </table:table-cell>
              <table:table-cell office:value-type="float" office:value="0.12841">
                <text:p>0.12841</text:p>
              </table:table-cell>
              <table:table-cell office:value-type="float" office:value="-0.434347">
                <text:p>-0.434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47588">
                <text:p>0.0747588</text:p>
              </table:table-cell>
              <table:table-cell office:value-type="float" office:value="-0.443426">
                <text:p>-0.443426</text:p>
              </table:table-cell>
              <table:table-cell office:value-type="float" office:value="0.0511561">
                <text:p>0.0511561</text:p>
              </table:table-cell>
              <table:table-cell office:value-type="float" office:value="-0.597021">
                <text:p>-0.597021</text:p>
              </table:table-cell>
              <table:table-cell office:value-type="float" office:value="0.0522451">
                <text:p>0.0522451</text:p>
              </table:table-cell>
              <table:table-cell office:value-type="float" office:value="-0.55534">
                <text:p>-0.55534</text:p>
              </table:table-cell>
              <table:table-cell office:value-type="float" office:value="0.063095">
                <text:p>0.063095</text:p>
              </table:table-cell>
              <table:table-cell office:value-type="float" office:value="-0.610439">
                <text:p>-0.610439</text:p>
              </table:table-cell>
              <table:table-cell office:value-type="float" office:value="0.124973">
                <text:p>0.124973</text:p>
              </table:table-cell>
              <table:table-cell office:value-type="float" office:value="-0.379968">
                <text:p>-0.3799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6737">
                <text:p>0.056737</text:p>
              </table:table-cell>
              <table:table-cell office:value-type="float" office:value="-0.437012">
                <text:p>-0.437012</text:p>
              </table:table-cell>
              <table:table-cell office:value-type="float" office:value="0.0487563">
                <text:p>0.0487563</text:p>
              </table:table-cell>
              <table:table-cell office:value-type="float" office:value="-0.636111">
                <text:p>-0.636111</text:p>
              </table:table-cell>
              <table:table-cell office:value-type="float" office:value="0.0458739">
                <text:p>0.0458739</text:p>
              </table:table-cell>
              <table:table-cell office:value-type="float" office:value="-0.555453">
                <text:p>-0.555453</text:p>
              </table:table-cell>
              <table:table-cell office:value-type="float" office:value="0.0616029">
                <text:p>0.0616029</text:p>
              </table:table-cell>
              <table:table-cell office:value-type="float" office:value="-0.612024">
                <text:p>-0.612024</text:p>
              </table:table-cell>
              <table:table-cell office:value-type="float" office:value="0.123813">
                <text:p>0.123813</text:p>
              </table:table-cell>
              <table:table-cell office:value-type="float" office:value="-0.444392">
                <text:p>-0.444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83088">
                <text:p>0.0483088</text:p>
              </table:table-cell>
              <table:table-cell office:value-type="float" office:value="-0.390923">
                <text:p>-0.390923</text:p>
              </table:table-cell>
              <table:table-cell office:value-type="float" office:value="0.0484424">
                <text:p>0.0484424</text:p>
              </table:table-cell>
              <table:table-cell office:value-type="float" office:value="-0.611239">
                <text:p>-0.611239</text:p>
              </table:table-cell>
              <table:table-cell office:value-type="float" office:value="0.045323">
                <text:p>0.045323</text:p>
              </table:table-cell>
              <table:table-cell office:value-type="float" office:value="-0.553917">
                <text:p>-0.553917</text:p>
              </table:table-cell>
              <table:table-cell office:value-type="float" office:value="0.0593487">
                <text:p>0.0593487</text:p>
              </table:table-cell>
              <table:table-cell office:value-type="float" office:value="-0.620053">
                <text:p>-0.620053</text:p>
              </table:table-cell>
              <table:table-cell office:value-type="float" office:value="0.119567">
                <text:p>0.119567</text:p>
              </table:table-cell>
              <table:table-cell office:value-type="float" office:value="-0.444493">
                <text:p>-0.4444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34606">
                <text:p>0.0434606</text:p>
              </table:table-cell>
              <table:table-cell office:value-type="float" office:value="-0.382425">
                <text:p>-0.382425</text:p>
              </table:table-cell>
              <table:table-cell office:value-type="float" office:value="0.0476869">
                <text:p>0.0476869</text:p>
              </table:table-cell>
              <table:table-cell office:value-type="float" office:value="-0.589229">
                <text:p>-0.589229</text:p>
              </table:table-cell>
              <table:table-cell office:value-type="float" office:value="0.0439765">
                <text:p>0.0439765</text:p>
              </table:table-cell>
              <table:table-cell office:value-type="float" office:value="-0.554932">
                <text:p>-0.554932</text:p>
              </table:table-cell>
              <table:table-cell office:value-type="float" office:value="0.0579033">
                <text:p>0.0579033</text:p>
              </table:table-cell>
              <table:table-cell office:value-type="float" office:value="-0.616698">
                <text:p>-0.616698</text:p>
              </table:table-cell>
              <table:table-cell office:value-type="float" office:value="0.115368">
                <text:p>0.115368</text:p>
              </table:table-cell>
              <table:table-cell office:value-type="float" office:value="-0.457686">
                <text:p>-0.4576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28554">
                <text:p>0.0428554</text:p>
              </table:table-cell>
              <table:table-cell office:value-type="float" office:value="-0.263267">
                <text:p>-0.263267</text:p>
              </table:table-cell>
              <table:table-cell office:value-type="float" office:value="0.0471733">
                <text:p>0.0471733</text:p>
              </table:table-cell>
              <table:table-cell office:value-type="float" office:value="-0.608755">
                <text:p>-0.608755</text:p>
              </table:table-cell>
              <table:table-cell office:value-type="float" office:value="0.0424334">
                <text:p>0.0424334</text:p>
              </table:table-cell>
              <table:table-cell office:value-type="float" office:value="-0.551296">
                <text:p>-0.551296</text:p>
              </table:table-cell>
              <table:table-cell office:value-type="float" office:value="0.055694">
                <text:p>0.055694</text:p>
              </table:table-cell>
              <table:table-cell office:value-type="float" office:value="-0.621657">
                <text:p>-0.621657</text:p>
              </table:table-cell>
              <table:table-cell office:value-type="float" office:value="0.104529">
                <text:p>0.104529</text:p>
              </table:table-cell>
              <table:table-cell office:value-type="float" office:value="-0.488598">
                <text:p>-0.4885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25054">
                <text:p>0.0425054</text:p>
              </table:table-cell>
              <table:table-cell office:value-type="float" office:value="-0.398003">
                <text:p>-0.398003</text:p>
              </table:table-cell>
              <table:table-cell office:value-type="float" office:value="0.0454644">
                <text:p>0.0454644</text:p>
              </table:table-cell>
              <table:table-cell office:value-type="float" office:value="-0.61408">
                <text:p>-0.61408</text:p>
              </table:table-cell>
              <table:table-cell office:value-type="float" office:value="0.0383587">
                <text:p>0.0383587</text:p>
              </table:table-cell>
              <table:table-cell office:value-type="float" office:value="-0.521651">
                <text:p>-0.521651</text:p>
              </table:table-cell>
              <table:table-cell office:value-type="float" office:value="0.0533628">
                <text:p>0.0533628</text:p>
              </table:table-cell>
              <table:table-cell office:value-type="float" office:value="-0.622991">
                <text:p>-0.622991</text:p>
              </table:table-cell>
              <table:table-cell office:value-type="float" office:value="0.101323">
                <text:p>0.101323</text:p>
              </table:table-cell>
              <table:table-cell office:value-type="float" office:value="-0.496642">
                <text:p>-0.4966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13944">
                <text:p>0.0413944</text:p>
              </table:table-cell>
              <table:table-cell office:value-type="float" office:value="-0.368389">
                <text:p>-0.368389</text:p>
              </table:table-cell>
              <table:table-cell office:value-type="float" office:value="0.0426417">
                <text:p>0.0426417</text:p>
              </table:table-cell>
              <table:table-cell office:value-type="float" office:value="-0.61929">
                <text:p>-0.61929</text:p>
              </table:table-cell>
              <table:table-cell office:value-type="float" office:value="0.0365818">
                <text:p>0.0365818</text:p>
              </table:table-cell>
              <table:table-cell office:value-type="float" office:value="-0.517065">
                <text:p>-0.517065</text:p>
              </table:table-cell>
              <table:table-cell office:value-type="float" office:value="0.0507217">
                <text:p>0.0507217</text:p>
              </table:table-cell>
              <table:table-cell office:value-type="float" office:value="-0.623174">
                <text:p>-0.623174</text:p>
              </table:table-cell>
              <table:table-cell office:value-type="float" office:value="0.0999657">
                <text:p>0.0999657</text:p>
              </table:table-cell>
              <table:table-cell office:value-type="float" office:value="-0.499116">
                <text:p>-0.499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9786">
                <text:p>0.039786</text:p>
              </table:table-cell>
              <table:table-cell office:value-type="float" office:value="-0.362484">
                <text:p>-0.362484</text:p>
              </table:table-cell>
              <table:table-cell office:value-type="float" office:value="0.0399885">
                <text:p>0.0399885</text:p>
              </table:table-cell>
              <table:table-cell office:value-type="float" office:value="-0.618545">
                <text:p>-0.618545</text:p>
              </table:table-cell>
              <table:table-cell office:value-type="float" office:value="0.0351168">
                <text:p>0.0351168</text:p>
              </table:table-cell>
              <table:table-cell office:value-type="float" office:value="-0.484133">
                <text:p>-0.484133</text:p>
              </table:table-cell>
              <table:table-cell office:value-type="float" office:value="0.0495152">
                <text:p>0.0495152</text:p>
              </table:table-cell>
              <table:table-cell office:value-type="float" office:value="-0.622685">
                <text:p>-0.622685</text:p>
              </table:table-cell>
              <table:table-cell office:value-type="float" office:value="0.0939807">
                <text:p>0.0939807</text:p>
              </table:table-cell>
              <table:table-cell office:value-type="float" office:value="-0.513597">
                <text:p>-0.5135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77024">
                <text:p>0.0377024</text:p>
              </table:table-cell>
              <table:table-cell office:value-type="float" office:value="-0.348492">
                <text:p>-0.348492</text:p>
              </table:table-cell>
              <table:table-cell office:value-type="float" office:value="0.038921">
                <text:p>0.038921</text:p>
              </table:table-cell>
              <table:table-cell office:value-type="float" office:value="-0.622358">
                <text:p>-0.622358</text:p>
              </table:table-cell>
              <table:table-cell office:value-type="float" office:value="0.0341147">
                <text:p>0.0341147</text:p>
              </table:table-cell>
              <table:table-cell office:value-type="float" office:value="-0.496649">
                <text:p>-0.496649</text:p>
              </table:table-cell>
              <table:table-cell office:value-type="float" office:value="0.0483101">
                <text:p>0.0483101</text:p>
              </table:table-cell>
              <table:table-cell office:value-type="float" office:value="-0.620377">
                <text:p>-0.620377</text:p>
              </table:table-cell>
              <table:table-cell office:value-type="float" office:value="0.0926734">
                <text:p>0.0926734</text:p>
              </table:table-cell>
              <table:table-cell office:value-type="float" office:value="-0.488921">
                <text:p>-0.48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69058">
                <text:p>0.0369058</text:p>
              </table:table-cell>
              <table:table-cell office:value-type="float" office:value="-0.3447">
                <text:p>-0.3447</text:p>
              </table:table-cell>
              <table:table-cell office:value-type="float" office:value="0.037506">
                <text:p>0.037506</text:p>
              </table:table-cell>
              <table:table-cell office:value-type="float" office:value="-0.618643">
                <text:p>-0.618643</text:p>
              </table:table-cell>
              <table:table-cell office:value-type="float" office:value="0.0331103">
                <text:p>0.0331103</text:p>
              </table:table-cell>
              <table:table-cell office:value-type="float" office:value="-0.408273">
                <text:p>-0.408273</text:p>
              </table:table-cell>
              <table:table-cell office:value-type="float" office:value="0.0461966">
                <text:p>0.0461966</text:p>
              </table:table-cell>
              <table:table-cell office:value-type="float" office:value="-0.617778">
                <text:p>-0.617778</text:p>
              </table:table-cell>
              <table:table-cell office:value-type="float" office:value="0.0918733">
                <text:p>0.0918733</text:p>
              </table:table-cell>
              <table:table-cell office:value-type="float" office:value="-0.516967">
                <text:p>-0.5169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43669">
                <text:p>0.0343669</text:p>
              </table:table-cell>
              <table:table-cell office:value-type="float" office:value="-0.30961">
                <text:p>-0.30961</text:p>
              </table:table-cell>
              <table:table-cell office:value-type="float" office:value="0.0355413">
                <text:p>0.0355413</text:p>
              </table:table-cell>
              <table:table-cell office:value-type="float" office:value="-0.612122">
                <text:p>-0.612122</text:p>
              </table:table-cell>
              <table:table-cell office:value-type="float" office:value="0.0327069">
                <text:p>0.0327069</text:p>
              </table:table-cell>
              <table:table-cell office:value-type="float" office:value="-0.486341">
                <text:p>-0.486341</text:p>
              </table:table-cell>
              <table:table-cell office:value-type="float" office:value="0.0455635">
                <text:p>0.0455635</text:p>
              </table:table-cell>
              <table:table-cell office:value-type="float" office:value="-0.615506">
                <text:p>-0.615506</text:p>
              </table:table-cell>
              <table:table-cell office:value-type="float" office:value="0.0867351">
                <text:p>0.0867351</text:p>
              </table:table-cell>
              <table:table-cell office:value-type="float" office:value="-0.534772">
                <text:p>-0.5347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17772">
                <text:p>0.0317772</text:p>
              </table:table-cell>
              <table:table-cell office:value-type="float" office:value="-0.172725">
                <text:p>-0.172725</text:p>
              </table:table-cell>
              <table:table-cell office:value-type="float" office:value="0.0347792">
                <text:p>0.0347792</text:p>
              </table:table-cell>
              <table:table-cell office:value-type="float" office:value="-0.546624">
                <text:p>-0.546624</text:p>
              </table:table-cell>
              <table:table-cell office:value-type="float" office:value="0.0318891">
                <text:p>0.0318891</text:p>
              </table:table-cell>
              <table:table-cell office:value-type="float" office:value="-0.459924">
                <text:p>-0.459924</text:p>
              </table:table-cell>
              <table:table-cell office:value-type="float" office:value="0.0415809">
                <text:p>0.0415809</text:p>
              </table:table-cell>
              <table:table-cell office:value-type="float" office:value="-0.59046">
                <text:p>-0.59046</text:p>
              </table:table-cell>
              <table:table-cell office:value-type="float" office:value="0.0858621">
                <text:p>0.0858621</text:p>
              </table:table-cell>
              <table:table-cell office:value-type="float" office:value="-0.526278">
                <text:p>-0.5262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16236">
                <text:p>0.0316236</text:p>
              </table:table-cell>
              <table:table-cell office:value-type="float" office:value="-0.284283">
                <text:p>-0.284283</text:p>
              </table:table-cell>
              <table:table-cell office:value-type="float" office:value="0.0343655">
                <text:p>0.0343655</text:p>
              </table:table-cell>
              <table:table-cell office:value-type="float" office:value="-0.636786">
                <text:p>-0.636786</text:p>
              </table:table-cell>
              <table:table-cell office:value-type="float" office:value="0.02955">
                <text:p>0.02955</text:p>
              </table:table-cell>
              <table:table-cell office:value-type="float" office:value="-0.416592">
                <text:p>-0.416592</text:p>
              </table:table-cell>
              <table:table-cell office:value-type="float" office:value="0.038825">
                <text:p>0.038825</text:p>
              </table:table-cell>
              <table:table-cell office:value-type="float" office:value="-0.533686">
                <text:p>-0.533686</text:p>
              </table:table-cell>
              <table:table-cell office:value-type="float" office:value="0.0832738">
                <text:p>0.0832738</text:p>
              </table:table-cell>
              <table:table-cell office:value-type="float" office:value="-0.530767">
                <text:p>-0.5307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05412">
                <text:p>0.0305412</text:p>
              </table:table-cell>
              <table:table-cell office:value-type="float" office:value="-0.207089">
                <text:p>-0.207089</text:p>
              </table:table-cell>
              <table:table-cell office:value-type="float" office:value="0.0338701">
                <text:p>0.0338701</text:p>
              </table:table-cell>
              <table:table-cell office:value-type="float" office:value="-0.600663">
                <text:p>-0.600663</text:p>
              </table:table-cell>
              <table:table-cell office:value-type="float" office:value="0.0283789">
                <text:p>0.0283789</text:p>
              </table:table-cell>
              <table:table-cell office:value-type="float" office:value="-0.42295">
                <text:p>-0.42295</text:p>
              </table:table-cell>
              <table:table-cell office:value-type="float" office:value="0.0385528">
                <text:p>0.0385528</text:p>
              </table:table-cell>
              <table:table-cell office:value-type="float" office:value="-0.570296">
                <text:p>-0.570296</text:p>
              </table:table-cell>
              <table:table-cell office:value-type="float" office:value="0.0817835">
                <text:p>0.0817835</text:p>
              </table:table-cell>
              <table:table-cell office:value-type="float" office:value="-0.530892">
                <text:p>-0.530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01403">
                <text:p>0.0301403</text:p>
              </table:table-cell>
              <table:table-cell office:value-type="float" office:value="-0.254027">
                <text:p>-0.254027</text:p>
              </table:table-cell>
              <table:table-cell office:value-type="float" office:value="0.0329892">
                <text:p>0.0329892</text:p>
              </table:table-cell>
              <table:table-cell office:value-type="float" office:value="-0.563272">
                <text:p>-0.563272</text:p>
              </table:table-cell>
              <table:table-cell office:value-type="float" office:value="0.0275436">
                <text:p>0.0275436</text:p>
              </table:table-cell>
              <table:table-cell office:value-type="float" office:value="-0.384683">
                <text:p>-0.384683</text:p>
              </table:table-cell>
              <table:table-cell office:value-type="float" office:value="0.0371472">
                <text:p>0.0371472</text:p>
              </table:table-cell>
              <table:table-cell office:value-type="float" office:value="-0.545595">
                <text:p>-0.545595</text:p>
              </table:table-cell>
              <table:table-cell office:value-type="float" office:value="0.0793305">
                <text:p>0.0793305</text:p>
              </table:table-cell>
              <table:table-cell office:value-type="float" office:value="-0.535825">
                <text:p>-0.5358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89402">
                <text:p>0.0289402</text:p>
              </table:table-cell>
              <table:table-cell office:value-type="float" office:value="-0.220722">
                <text:p>-0.220722</text:p>
              </table:table-cell>
              <table:table-cell office:value-type="float" office:value="0.0321146">
                <text:p>0.0321146</text:p>
              </table:table-cell>
              <table:table-cell office:value-type="float" office:value="-0.580927">
                <text:p>-0.580927</text:p>
              </table:table-cell>
              <table:table-cell office:value-type="float" office:value="0.0261148">
                <text:p>0.0261148</text:p>
              </table:table-cell>
              <table:table-cell office:value-type="float" office:value="-0.351317">
                <text:p>-0.351317</text:p>
              </table:table-cell>
              <table:table-cell office:value-type="float" office:value="0.0360269">
                <text:p>0.0360269</text:p>
              </table:table-cell>
              <table:table-cell office:value-type="float" office:value="-0.527003">
                <text:p>-0.527003</text:p>
              </table:table-cell>
              <table:table-cell office:value-type="float" office:value="0.0768333">
                <text:p>0.0768333</text:p>
              </table:table-cell>
              <table:table-cell office:value-type="float" office:value="-0.53564">
                <text:p>-0.535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77075">
                <text:p>0.0277075</text:p>
              </table:table-cell>
              <table:table-cell office:value-type="float" office:value="-0.198975">
                <text:p>-0.198975</text:p>
              </table:table-cell>
              <table:table-cell office:value-type="float" office:value="0.0312528">
                <text:p>0.0312528</text:p>
              </table:table-cell>
              <table:table-cell office:value-type="float" office:value="-0.558822">
                <text:p>-0.558822</text:p>
              </table:table-cell>
              <table:table-cell office:value-type="float" office:value="0.0239642">
                <text:p>0.0239642</text:p>
              </table:table-cell>
              <table:table-cell office:value-type="float" office:value="-0.306153">
                <text:p>-0.306153</text:p>
              </table:table-cell>
              <table:table-cell office:value-type="float" office:value="0.0349063">
                <text:p>0.0349063</text:p>
              </table:table-cell>
              <table:table-cell office:value-type="float" office:value="-0.456199">
                <text:p>-0.456199</text:p>
              </table:table-cell>
              <table:table-cell office:value-type="float" office:value="0.0738065">
                <text:p>0.0738065</text:p>
              </table:table-cell>
              <table:table-cell office:value-type="float" office:value="-0.538275">
                <text:p>-0.538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57214">
                <text:p>0.0257214</text:p>
              </table:table-cell>
              <table:table-cell office:value-type="float" office:value="-0.168259">
                <text:p>-0.168259</text:p>
              </table:table-cell>
              <table:table-cell office:value-type="float" office:value="0.0290013">
                <text:p>0.0290013</text:p>
              </table:table-cell>
              <table:table-cell office:value-type="float" office:value="-0.52136">
                <text:p>-0.52136</text:p>
              </table:table-cell>
              <table:table-cell office:value-type="float" office:value="0.0236084">
                <text:p>0.0236084</text:p>
              </table:table-cell>
              <table:table-cell office:value-type="float" office:value="-0.270821">
                <text:p>-0.270821</text:p>
              </table:table-cell>
              <table:table-cell office:value-type="float" office:value="0.0344656">
                <text:p>0.0344656</text:p>
              </table:table-cell>
              <table:table-cell office:value-type="float" office:value="-0.533638">
                <text:p>-0.533638</text:p>
              </table:table-cell>
              <table:table-cell office:value-type="float" office:value="0.0711582">
                <text:p>0.0711582</text:p>
              </table:table-cell>
              <table:table-cell office:value-type="float" office:value="-0.540011">
                <text:p>-0.5400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12554">
                <text:p>0.0212554</text:p>
              </table:table-cell>
              <table:table-cell office:value-type="float" office:value="-0.066174">
                <text:p>-0.066174</text:p>
              </table:table-cell>
              <table:table-cell office:value-type="float" office:value="0.0279428">
                <text:p>0.0279428</text:p>
              </table:table-cell>
              <table:table-cell office:value-type="float" office:value="-0.517898">
                <text:p>-0.517898</text:p>
              </table:table-cell>
              <table:table-cell office:value-type="float" office:value="0.022653">
                <text:p>0.022653</text:p>
              </table:table-cell>
              <table:table-cell office:value-type="float" office:value="0.494159">
                <text:p>0.494159</text:p>
              </table:table-cell>
              <table:table-cell office:value-type="float" office:value="0.0333919">
                <text:p>0.0333919</text:p>
              </table:table-cell>
              <table:table-cell office:value-type="float" office:value="-0.495009">
                <text:p>-0.495009</text:p>
              </table:table-cell>
              <table:table-cell office:value-type="float" office:value="0.0645747">
                <text:p>0.0645747</text:p>
              </table:table-cell>
              <table:table-cell office:value-type="float" office:value="-0.540689">
                <text:p>-0.540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50697">
                <text:p>0.0150697</text:p>
              </table:table-cell>
              <table:table-cell office:value-type="float" office:value="0.00237043">
                <text:p>0.00237043</text:p>
              </table:table-cell>
              <table:table-cell office:value-type="float" office:value="0.0271977">
                <text:p>0.0271977</text:p>
              </table:table-cell>
              <table:table-cell office:value-type="float" office:value="-0.500749">
                <text:p>-0.500749</text:p>
              </table:table-cell>
              <table:table-cell office:value-type="float" office:value="0.0225256">
                <text:p>0.0225256</text:p>
              </table:table-cell>
              <table:table-cell office:value-type="float" office:value="-0.236381">
                <text:p>-0.236381</text:p>
              </table:table-cell>
              <table:table-cell office:value-type="float" office:value="0.030811">
                <text:p>0.030811</text:p>
              </table:table-cell>
              <table:table-cell office:value-type="float" office:value="-0.456352">
                <text:p>-0.456352</text:p>
              </table:table-cell>
              <table:table-cell office:value-type="float" office:value="0.0640183">
                <text:p>0.0640183</text:p>
              </table:table-cell>
              <table:table-cell office:value-type="float" office:value="-0.537607">
                <text:p>-0.5376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8999">
                <text:p>0.0138999</text:p>
              </table:table-cell>
              <table:table-cell office:value-type="float" office:value="0.00539001">
                <text:p>0.00539001</text:p>
              </table:table-cell>
              <table:table-cell office:value-type="float" office:value="0.0266318">
                <text:p>0.0266318</text:p>
              </table:table-cell>
              <table:table-cell office:value-type="float" office:value="-0.400465">
                <text:p>-0.400465</text:p>
              </table:table-cell>
              <table:table-cell office:value-type="float" office:value="0.0206104">
                <text:p>0.0206104</text:p>
              </table:table-cell>
              <table:table-cell office:value-type="float" office:value="-0.185746">
                <text:p>-0.185746</text:p>
              </table:table-cell>
              <table:table-cell office:value-type="float" office:value="0.0287595">
                <text:p>0.0287595</text:p>
              </table:table-cell>
              <table:table-cell office:value-type="float" office:value="-0.412587">
                <text:p>-0.412587</text:p>
              </table:table-cell>
              <table:table-cell office:value-type="float" office:value="0.0628942">
                <text:p>0.0628942</text:p>
              </table:table-cell>
              <table:table-cell office:value-type="float" office:value="-0.536424">
                <text:p>-0.5364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3496">
                <text:p>0.013496</text:p>
              </table:table-cell>
              <table:table-cell office:value-type="float" office:value="0.00531589">
                <text:p>0.00531589</text:p>
              </table:table-cell>
              <table:table-cell office:value-type="float" office:value="0.0264954">
                <text:p>0.0264954</text:p>
              </table:table-cell>
              <table:table-cell office:value-type="float" office:value="-0.510394">
                <text:p>-0.510394</text:p>
              </table:table-cell>
              <table:table-cell office:value-type="float" office:value="0.0186222">
                <text:p>0.0186222</text:p>
              </table:table-cell>
              <table:table-cell office:value-type="float" office:value="-0.132999">
                <text:p>-0.132999</text:p>
              </table:table-cell>
              <table:table-cell office:value-type="float" office:value="0.0284091">
                <text:p>0.0284091</text:p>
              </table:table-cell>
              <table:table-cell office:value-type="float" office:value="-0.444997">
                <text:p>-0.444997</text:p>
              </table:table-cell>
              <table:table-cell office:value-type="float" office:value="0.0601367">
                <text:p>0.0601367</text:p>
              </table:table-cell>
              <table:table-cell office:value-type="float" office:value="-0.533939">
                <text:p>-0.5339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12158">
                <text:p>0.0112158</text:p>
              </table:table-cell>
              <table:table-cell office:value-type="float" office:value="0.00512978">
                <text:p>0.00512978</text:p>
              </table:table-cell>
              <table:table-cell office:value-type="float" office:value="0.0260738">
                <text:p>0.0260738</text:p>
              </table:table-cell>
              <table:table-cell office:value-type="float" office:value="-0.479559">
                <text:p>-0.479559</text:p>
              </table:table-cell>
              <table:table-cell office:value-type="float" office:value="0.0180712">
                <text:p>0.0180712</text:p>
              </table:table-cell>
              <table:table-cell office:value-type="float" office:value="-0.123427">
                <text:p>-0.123427</text:p>
              </table:table-cell>
              <table:table-cell office:value-type="float" office:value="0.0278878">
                <text:p>0.0278878</text:p>
              </table:table-cell>
              <table:table-cell office:value-type="float" office:value="-0.409196">
                <text:p>-0.409196</text:p>
              </table:table-cell>
              <table:table-cell office:value-type="float" office:value="0.0572793">
                <text:p>0.0572793</text:p>
              </table:table-cell>
              <table:table-cell office:value-type="float" office:value="-0.533282">
                <text:p>-0.5332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8772">
                <text:p>0.0108772</text:p>
              </table:table-cell>
              <table:table-cell office:value-type="float" office:value="0.00405384">
                <text:p>0.00405384</text:p>
              </table:table-cell>
              <table:table-cell office:value-type="float" office:value="0.0236527">
                <text:p>0.0236527</text:p>
              </table:table-cell>
              <table:table-cell office:value-type="float" office:value="-0.425586">
                <text:p>-0.425586</text:p>
              </table:table-cell>
              <table:table-cell office:value-type="float" office:value="0.0171485">
                <text:p>0.0171485</text:p>
              </table:table-cell>
              <table:table-cell office:value-type="float" office:value="-0.0997777">
                <text:p>-0.0997777</text:p>
              </table:table-cell>
              <table:table-cell office:value-type="float" office:value="0.026683">
                <text:p>0.026683</text:p>
              </table:table-cell>
              <table:table-cell office:value-type="float" office:value="-0.38217">
                <text:p>-0.38217</text:p>
              </table:table-cell>
              <table:table-cell office:value-type="float" office:value="0.0565072">
                <text:p>0.0565072</text:p>
              </table:table-cell>
              <table:table-cell office:value-type="float" office:value="-0.401948">
                <text:p>-0.401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0033">
                <text:p>0.0560033</text:p>
              </table:table-cell>
              <table:table-cell office:value-type="float" office:value="-0.515893">
                <text:p>-0.515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9097">
                <text:p>0.0519097</text:p>
              </table:table-cell>
              <table:table-cell office:value-type="float" office:value="-0.51321">
                <text:p>-0.51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2232">
                <text:p>0.0512232</text:p>
              </table:table-cell>
              <table:table-cell office:value-type="float" office:value="-0.466901">
                <text:p>-0.466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7598">
                <text:p>0.0487598</text:p>
              </table:table-cell>
              <table:table-cell office:value-type="float" office:value="-0.462525">
                <text:p>-0.462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2682">
                <text:p>0.0472682</text:p>
              </table:table-cell>
              <table:table-cell office:value-type="float" office:value="-0.451214">
                <text:p>-0.451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6167">
                <text:p>0.0446167</text:p>
              </table:table-cell>
              <table:table-cell office:value-type="float" office:value="-0.435477">
                <text:p>-0.435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6257">
                <text:p>0.0436257</text:p>
              </table:table-cell>
              <table:table-cell office:value-type="float" office:value="-0.431561">
                <text:p>-0.431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6593">
                <text:p>0.0426593</text:p>
              </table:table-cell>
              <table:table-cell office:value-type="float" office:value="-0.431643">
                <text:p>-0.431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0521">
                <text:p>0.0420521</text:p>
              </table:table-cell>
              <table:table-cell office:value-type="float" office:value="-0.435793">
                <text:p>-0.435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5342">
                <text:p>0.0415342</text:p>
              </table:table-cell>
              <table:table-cell office:value-type="float" office:value="-0.405889">
                <text:p>-0.405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7947">
                <text:p>0.0407947</text:p>
              </table:table-cell>
              <table:table-cell office:value-type="float" office:value="-0.41635">
                <text:p>-0.41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039">
                <text:p>0.0390039</text:p>
              </table:table-cell>
              <table:table-cell office:value-type="float" office:value="-0.388769">
                <text:p>-0.388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3029">
                <text:p>0.0383029</text:p>
              </table:table-cell>
              <table:table-cell office:value-type="float" office:value="-0.391555">
                <text:p>-0.391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789">
                <text:p>0.0364789</text:p>
              </table:table-cell>
              <table:table-cell office:value-type="float" office:value="-0.373654">
                <text:p>-0.373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0539">
                <text:p>0.0350539</text:p>
              </table:table-cell>
              <table:table-cell office:value-type="float" office:value="-0.333791">
                <text:p>-0.333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7392">
                <text:p>0.0347392</text:p>
              </table:table-cell>
              <table:table-cell office:value-type="float" office:value="-0.363185">
                <text:p>-0.363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1324">
                <text:p>0.0341324</text:p>
              </table:table-cell>
              <table:table-cell office:value-type="float" office:value="-0.347079">
                <text:p>-0.347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3538">
                <text:p>0.0323538</text:p>
              </table:table-cell>
              <table:table-cell office:value-type="float" office:value="-0.327062">
                <text:p>-0.327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9238">
                <text:p>0.0319238</text:p>
              </table:table-cell>
              <table:table-cell office:value-type="float" office:value="-0.318596">
                <text:p>-0.318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6362">
                <text:p>0.0316362</text:p>
              </table:table-cell>
              <table:table-cell office:value-type="float" office:value="-0.319556">
                <text:p>-0.319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9713">
                <text:p>0.0299713</text:p>
              </table:table-cell>
              <table:table-cell office:value-type="float" office:value="-0.285153">
                <text:p>-0.285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1793">
                <text:p>0.0291793</text:p>
              </table:table-cell>
              <table:table-cell office:value-type="float" office:value="-0.289886">
                <text:p>-0.289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406">
                <text:p>0.0285406</text:p>
              </table:table-cell>
              <table:table-cell office:value-type="float" office:value="-0.275142">
                <text:p>-0.27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3032">
                <text:p>0.0273032</text:p>
              </table:table-cell>
              <table:table-cell office:value-type="float" office:value="-0.270134">
                <text:p>-0.270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8072">
                <text:p>0.0268072</text:p>
              </table:table-cell>
              <table:table-cell office:value-type="float" office:value="-0.257454">
                <text:p>-0.257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136">
                <text:p>0.0254136</text:p>
              </table:table-cell>
              <table:table-cell office:value-type="float" office:value="-0.246642">
                <text:p>-0.246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3168">
                <text:p>0.0243168</text:p>
              </table:table-cell>
              <table:table-cell office:value-type="float" office:value="-0.239581">
                <text:p>-0.239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8655">
                <text:p>0.0238655</text:p>
              </table:table-cell>
              <table:table-cell office:value-type="float" office:value="-0.23247">
                <text:p>-0.23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745">
                <text:p>0.0236745</text:p>
              </table:table-cell>
              <table:table-cell office:value-type="float" office:value="-0.228266">
                <text:p>-0.228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1439">
                <text:p>0.0221439</text:p>
              </table:table-cell>
              <table:table-cell office:value-type="float" office:value="-0.202705">
                <text:p>-0.202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711">
                <text:p>0.0193711</text:p>
              </table:table-cell>
              <table:table-cell office:value-type="float" office:value="-0.161063">
                <text:p>-0.161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1134">
                <text:p>0.0191134</text:p>
              </table:table-cell>
              <table:table-cell office:value-type="float" office:value="-0.142984">
                <text:p>-0.142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623">
                <text:p>0.0178623</text:p>
              </table:table-cell>
              <table:table-cell office:value-type="float" office:value="-0.109282">
                <text:p>-0.109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722">
                <text:p>0.0174722</text:p>
              </table:table-cell>
              <table:table-cell office:value-type="float" office:value="-0.115108">
                <text:p>-0.115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929">
                <text:p>0.0170929</text:p>
              </table:table-cell>
              <table:table-cell office:value-type="float" office:value="-0.096437">
                <text:p>-0.096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2831">
                <text:p>0.0152831</text:p>
              </table:table-cell>
              <table:table-cell office:value-type="float" office:value="-0.0659014">
                <text:p>-0.0659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38">
                <text:p>0.0142338</text:p>
              </table:table-cell>
              <table:table-cell office:value-type="float" office:value="-0.0354947">
                <text:p>-0.0354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3087">
                <text:p>0.0133087</text:p>
              </table:table-cell>
              <table:table-cell office:value-type="float" office:value="-0.0168686">
                <text:p>-0.01686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E2:Sheet1.E95 Sheet1.G1:Sheet1.G95 Sheet1.AZ2:Sheet1.AZ100 Sheet1.AK2:Sheet1.AK89 Sheet1.BO2:Sheet1.BO89 Sheet1.V2:Sheet1.V89" chart:data-source-has-labels="row" svg:x="0.77cm" svg:y="0.855cm" svg:width="12.062cm" svg:height="7.545cm">
          <chartooo:coordinate-region svg:x="1.603cm" svg:y="1.055cm" svg:width="10.989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95" chart:label-cell-address="Sheet1.G1:Sheet1.G1" chart:class="chart:scatter">
            <chart:domain table:cell-range-address="Sheet1.E2:Sheet1.E95"/>
            <chart:data-point chart:repeated="94"/>
          </chart:series>
          <chart:series chart:style-name="ch7" chart:values-cell-range-address="Sheet1.AZ2:Sheet1.AZ100" chart:class="chart:scatter">
            <chart:domain table:cell-range-address="Sheet1.AX2:Sheet1.AX100"/>
            <chart:data-point chart:repeated="99"/>
          </chart:series>
          <chart:series chart:style-name="ch8" chart:values-cell-range-address="Sheet1.AK2:Sheet1.AK89" chart:class="chart:scatter">
            <chart:domain table:cell-range-address="Sheet1.AI2:Sheet1.AI89"/>
            <chart:data-point chart:repeated="88"/>
          </chart:series>
          <chart:series chart:style-name="ch9" chart:values-cell-range-address="Sheet1.BO2:Sheet1.BO89" chart:class="chart:scatter">
            <chart:domain table:cell-range-address="Sheet1.BM2:Sheet1.BM89"/>
            <chart:data-point chart:repeated="88"/>
          </chart:series>
          <chart:series chart:style-name="ch10" chart:values-cell-range-address="Sheet1.V2:Sheet1.V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y</text:p>
                <draw:g>
                  <svg:desc>Sheet1.G1:Sheet1.G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Z</text:p>
              </table:table-cell>
              <table:table-cell office:value-type="string">
                <text:p>Column AI</text:p>
              </table:table-cell>
              <table:table-cell office:value-type="string">
                <text:p>Column AK</text:p>
              </table:table-cell>
              <table:table-cell office:value-type="string">
                <text:p>Column BM</text:p>
              </table:table-cell>
              <table:table-cell office:value-type="string">
                <text:p>Column BO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95</svg:desc>
                </draw:g>
              </table:table-cell>
              <table:table-cell office:value-type="float" office:value="0.00388156">
                <text:p>0.00388156</text:p>
                <draw:g>
                  <svg:desc>Sheet1.G2:Sheet1.G95</svg:desc>
                </draw:g>
              </table:table-cell>
              <table:table-cell office:value-type="float" office:value="1">
                <text:p>1</text:p>
                <draw:g>
                  <svg:desc>Sheet1.AX2:Sheet1.AX100</svg:desc>
                </draw:g>
              </table:table-cell>
              <table:table-cell office:value-type="float" office:value="-0.000548228">
                <text:p>-0.000548228</text:p>
                <draw:g>
                  <svg:desc>Sheet1.AZ2:Sheet1.AZ100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0.00208028">
                <text:p>0.00208028</text:p>
                <draw:g>
                  <svg:desc>Sheet1.AK2:Sheet1.AK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0.0550288">
                <text:p>0.0550288</text:p>
                <draw:g>
                  <svg:desc>Sheet1.BO2:Sheet1.BO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-0.00200404">
                <text:p>-0.00200404</text:p>
                <draw:g>
                  <svg:desc>Sheet1.V2:Sheet1.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4937">
                <text:p>0.974937</text:p>
              </table:table-cell>
              <table:table-cell office:value-type="float" office:value="-0.0353613">
                <text:p>-0.0353613</text:p>
              </table:table-cell>
              <table:table-cell office:value-type="float" office:value="0.939016">
                <text:p>0.939016</text:p>
              </table:table-cell>
              <table:table-cell office:value-type="float" office:value="-0.00195258">
                <text:p>-0.00195258</text:p>
              </table:table-cell>
              <table:table-cell office:value-type="float" office:value="0.942216">
                <text:p>0.942216</text:p>
              </table:table-cell>
              <table:table-cell office:value-type="float" office:value="0.00284318">
                <text:p>0.00284318</text:p>
              </table:table-cell>
              <table:table-cell office:value-type="float" office:value="0.991601">
                <text:p>0.991601</text:p>
              </table:table-cell>
              <table:table-cell office:value-type="float" office:value="0.00180327">
                <text:p>0.00180327</text:p>
              </table:table-cell>
              <table:table-cell office:value-type="float" office:value="0.947561">
                <text:p>0.947561</text:p>
              </table:table-cell>
              <table:table-cell office:value-type="float" office:value="-0.00550099">
                <text:p>-0.00550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4389">
                <text:p>0.964389</text:p>
              </table:table-cell>
              <table:table-cell office:value-type="float" office:value="0.00100821">
                <text:p>0.00100821</text:p>
              </table:table-cell>
              <table:table-cell office:value-type="float" office:value="0.899226">
                <text:p>0.899226</text:p>
              </table:table-cell>
              <table:table-cell office:value-type="float" office:value="-0.00249833">
                <text:p>-0.00249833</text:p>
              </table:table-cell>
              <table:table-cell office:value-type="float" office:value="0.793084">
                <text:p>0.793084</text:p>
              </table:table-cell>
              <table:table-cell office:value-type="float" office:value="0.014579">
                <text:p>0.014579</text:p>
              </table:table-cell>
              <table:table-cell office:value-type="float" office:value="0.908119">
                <text:p>0.908119</text:p>
              </table:table-cell>
              <table:table-cell office:value-type="float" office:value="0.00244794">
                <text:p>0.00244794</text:p>
              </table:table-cell>
              <table:table-cell office:value-type="float" office:value="0.821473">
                <text:p>0.821473</text:p>
              </table:table-cell>
              <table:table-cell office:value-type="float" office:value="-0.00236676">
                <text:p>-0.00236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2849">
                <text:p>0.912849</text:p>
              </table:table-cell>
              <table:table-cell office:value-type="float" office:value="-0.00254533">
                <text:p>-0.00254533</text:p>
              </table:table-cell>
              <table:table-cell office:value-type="float" office:value="0.875848">
                <text:p>0.875848</text:p>
              </table:table-cell>
              <table:table-cell office:value-type="float" office:value="-0.00660066">
                <text:p>-0.00660066</text:p>
              </table:table-cell>
              <table:table-cell office:value-type="float" office:value="0.783902">
                <text:p>0.783902</text:p>
              </table:table-cell>
              <table:table-cell office:value-type="float" office:value="-0.0172979">
                <text:p>-0.0172979</text:p>
              </table:table-cell>
              <table:table-cell office:value-type="float" office:value="0.881079">
                <text:p>0.881079</text:p>
              </table:table-cell>
              <table:table-cell office:value-type="float" office:value="0.00184477">
                <text:p>0.00184477</text:p>
              </table:table-cell>
              <table:table-cell office:value-type="float" office:value="0.810556">
                <text:p>0.810556</text:p>
              </table:table-cell>
              <table:table-cell office:value-type="float" office:value="-0.0084176">
                <text:p>-0.0084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1466">
                <text:p>0.861466</text:p>
              </table:table-cell>
              <table:table-cell office:value-type="float" office:value="-0.00334253">
                <text:p>-0.00334253</text:p>
              </table:table-cell>
              <table:table-cell office:value-type="float" office:value="0.857514">
                <text:p>0.857514</text:p>
              </table:table-cell>
              <table:table-cell office:value-type="float" office:value="-0.0145198">
                <text:p>-0.0145198</text:p>
              </table:table-cell>
              <table:table-cell office:value-type="float" office:value="0.765455">
                <text:p>0.765455</text:p>
              </table:table-cell>
              <table:table-cell office:value-type="float" office:value="-0.00555599">
                <text:p>-0.00555599</text:p>
              </table:table-cell>
              <table:table-cell office:value-type="float" office:value="0.853721">
                <text:p>0.853721</text:p>
              </table:table-cell>
              <table:table-cell office:value-type="float" office:value="0.00443797">
                <text:p>0.00443797</text:p>
              </table:table-cell>
              <table:table-cell office:value-type="float" office:value="0.799131">
                <text:p>0.799131</text:p>
              </table:table-cell>
              <table:table-cell office:value-type="float" office:value="-0.00354516">
                <text:p>-0.0035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7794">
                <text:p>0.827794</text:p>
              </table:table-cell>
              <table:table-cell office:value-type="float" office:value="-0.00354101">
                <text:p>-0.00354101</text:p>
              </table:table-cell>
              <table:table-cell office:value-type="float" office:value="0.843084">
                <text:p>0.843084</text:p>
              </table:table-cell>
              <table:table-cell office:value-type="float" office:value="-0.0022353">
                <text:p>-0.0022353</text:p>
              </table:table-cell>
              <table:table-cell office:value-type="float" office:value="0.709265">
                <text:p>0.709265</text:p>
              </table:table-cell>
              <table:table-cell office:value-type="float" office:value="-0.00510496">
                <text:p>-0.00510496</text:p>
              </table:table-cell>
              <table:table-cell office:value-type="float" office:value="0.838685">
                <text:p>0.838685</text:p>
              </table:table-cell>
              <table:table-cell office:value-type="float" office:value="0.00178962">
                <text:p>0.00178962</text:p>
              </table:table-cell>
              <table:table-cell office:value-type="float" office:value="0.775367">
                <text:p>0.775367</text:p>
              </table:table-cell>
              <table:table-cell office:value-type="float" office:value="-0.00460679">
                <text:p>-0.00460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4868">
                <text:p>0.774868</text:p>
              </table:table-cell>
              <table:table-cell office:value-type="float" office:value="-0.00393131">
                <text:p>-0.00393131</text:p>
              </table:table-cell>
              <table:table-cell office:value-type="float" office:value="0.830118">
                <text:p>0.830118</text:p>
              </table:table-cell>
              <table:table-cell office:value-type="float" office:value="-0.005922">
                <text:p>-0.005922</text:p>
              </table:table-cell>
              <table:table-cell office:value-type="float" office:value="0.684463">
                <text:p>0.684463</text:p>
              </table:table-cell>
              <table:table-cell office:value-type="float" office:value="-0.00292533">
                <text:p>-0.00292533</text:p>
              </table:table-cell>
              <table:table-cell office:value-type="float" office:value="0.777518">
                <text:p>0.777518</text:p>
              </table:table-cell>
              <table:table-cell office:value-type="float" office:value="0.0179453">
                <text:p>0.0179453</text:p>
              </table:table-cell>
              <table:table-cell office:value-type="float" office:value="0.715222">
                <text:p>0.715222</text:p>
              </table:table-cell>
              <table:table-cell office:value-type="float" office:value="-0.0056864">
                <text:p>-0.0056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722">
                <text:p>0.70722</text:p>
              </table:table-cell>
              <table:table-cell office:value-type="float" office:value="0.00789651">
                <text:p>0.00789651</text:p>
              </table:table-cell>
              <table:table-cell office:value-type="float" office:value="0.799061">
                <text:p>0.799061</text:p>
              </table:table-cell>
              <table:table-cell office:value-type="float" office:value="-0.00746289">
                <text:p>-0.00746289</text:p>
              </table:table-cell>
              <table:table-cell office:value-type="float" office:value="0.644829">
                <text:p>0.644829</text:p>
              </table:table-cell>
              <table:table-cell office:value-type="float" office:value="0.00255584">
                <text:p>0.00255584</text:p>
              </table:table-cell>
              <table:table-cell office:value-type="float" office:value="0.767758">
                <text:p>0.767758</text:p>
              </table:table-cell>
              <table:table-cell office:value-type="float" office:value="-0.000249931">
                <text:p>-0.000249931</text:p>
              </table:table-cell>
              <table:table-cell office:value-type="float" office:value="0.67213">
                <text:p>0.67213</text:p>
              </table:table-cell>
              <table:table-cell office:value-type="float" office:value="-0.00510774">
                <text:p>-0.00510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901">
                <text:p>0.681901</text:p>
              </table:table-cell>
              <table:table-cell office:value-type="float" office:value="0.0128355">
                <text:p>0.0128355</text:p>
              </table:table-cell>
              <table:table-cell office:value-type="float" office:value="0.486384">
                <text:p>0.486384</text:p>
              </table:table-cell>
              <table:table-cell office:value-type="float" office:value="0.119736">
                <text:p>0.119736</text:p>
              </table:table-cell>
              <table:table-cell office:value-type="float" office:value="0.576404">
                <text:p>0.576404</text:p>
              </table:table-cell>
              <table:table-cell office:value-type="float" office:value="0.0254896">
                <text:p>0.0254896</text:p>
              </table:table-cell>
              <table:table-cell office:value-type="float" office:value="0.71542">
                <text:p>0.71542</text:p>
              </table:table-cell>
              <table:table-cell office:value-type="float" office:value="-0.00269435">
                <text:p>-0.00269435</text:p>
              </table:table-cell>
              <table:table-cell office:value-type="float" office:value="0.654439">
                <text:p>0.654439</text:p>
              </table:table-cell>
              <table:table-cell office:value-type="float" office:value="0.00329491">
                <text:p>0.00329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9856">
                <text:p>0.609856</text:p>
              </table:table-cell>
              <table:table-cell office:value-type="float" office:value="0.0537809">
                <text:p>0.0537809</text:p>
              </table:table-cell>
              <table:table-cell office:value-type="float" office:value="0.475748">
                <text:p>0.475748</text:p>
              </table:table-cell>
              <table:table-cell office:value-type="float" office:value="0.109349">
                <text:p>0.109349</text:p>
              </table:table-cell>
              <table:table-cell office:value-type="float" office:value="0.569319">
                <text:p>0.569319</text:p>
              </table:table-cell>
              <table:table-cell office:value-type="float" office:value="0.0251479">
                <text:p>0.0251479</text:p>
              </table:table-cell>
              <table:table-cell office:value-type="float" office:value="0.669282">
                <text:p>0.669282</text:p>
              </table:table-cell>
              <table:table-cell office:value-type="float" office:value="0.00712287">
                <text:p>0.00712287</text:p>
              </table:table-cell>
              <table:table-cell office:value-type="float" office:value="0.642834">
                <text:p>0.642834</text:p>
              </table:table-cell>
              <table:table-cell office:value-type="float" office:value="-0.00110012">
                <text:p>-0.00110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9756">
                <text:p>0.539756</text:p>
              </table:table-cell>
              <table:table-cell office:value-type="float" office:value="0.199355">
                <text:p>0.199355</text:p>
              </table:table-cell>
              <table:table-cell office:value-type="float" office:value="0.432279">
                <text:p>0.432279</text:p>
              </table:table-cell>
              <table:table-cell office:value-type="float" office:value="0.115941">
                <text:p>0.115941</text:p>
              </table:table-cell>
              <table:table-cell office:value-type="float" office:value="0.556195">
                <text:p>0.556195</text:p>
              </table:table-cell>
              <table:table-cell office:value-type="float" office:value="0.0266056">
                <text:p>0.0266056</text:p>
              </table:table-cell>
              <table:table-cell office:value-type="float" office:value="0.660965">
                <text:p>0.660965</text:p>
              </table:table-cell>
              <table:table-cell office:value-type="float" office:value="-0.003757">
                <text:p>-0.003757</text:p>
              </table:table-cell>
              <table:table-cell office:value-type="float" office:value="0.620239">
                <text:p>0.620239</text:p>
              </table:table-cell>
              <table:table-cell office:value-type="float" office:value="-0.000163251">
                <text:p>-0.000163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2631">
                <text:p>0.532631</text:p>
              </table:table-cell>
              <table:table-cell office:value-type="float" office:value="0.162383">
                <text:p>0.162383</text:p>
              </table:table-cell>
              <table:table-cell office:value-type="float" office:value="0.4117">
                <text:p>0.4117</text:p>
              </table:table-cell>
              <table:table-cell office:value-type="float" office:value="0.116578">
                <text:p>0.116578</text:p>
              </table:table-cell>
              <table:table-cell office:value-type="float" office:value="0.474091">
                <text:p>0.474091</text:p>
              </table:table-cell>
              <table:table-cell office:value-type="float" office:value="0.0777252">
                <text:p>0.0777252</text:p>
              </table:table-cell>
              <table:table-cell office:value-type="float" office:value="0.579716">
                <text:p>0.579716</text:p>
              </table:table-cell>
              <table:table-cell office:value-type="float" office:value="-0.00133684">
                <text:p>-0.00133684</text:p>
              </table:table-cell>
              <table:table-cell office:value-type="float" office:value="0.606576">
                <text:p>0.606576</text:p>
              </table:table-cell>
              <table:table-cell office:value-type="float" office:value="0.00377232">
                <text:p>0.00377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5615">
                <text:p>0.525615</text:p>
              </table:table-cell>
              <table:table-cell office:value-type="float" office:value="0.153123">
                <text:p>0.153123</text:p>
              </table:table-cell>
              <table:table-cell office:value-type="float" office:value="0.380259">
                <text:p>0.380259</text:p>
              </table:table-cell>
              <table:table-cell office:value-type="float" office:value="0.116067">
                <text:p>0.116067</text:p>
              </table:table-cell>
              <table:table-cell office:value-type="float" office:value="0.454537">
                <text:p>0.454537</text:p>
              </table:table-cell>
              <table:table-cell office:value-type="float" office:value="0.0884884">
                <text:p>0.0884884</text:p>
              </table:table-cell>
              <table:table-cell office:value-type="float" office:value="0.54933">
                <text:p>0.54933</text:p>
              </table:table-cell>
              <table:table-cell office:value-type="float" office:value="0.00290305">
                <text:p>0.00290305</text:p>
              </table:table-cell>
              <table:table-cell office:value-type="float" office:value="0.593371">
                <text:p>0.593371</text:p>
              </table:table-cell>
              <table:table-cell office:value-type="float" office:value="0.0146785">
                <text:p>0.0146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9736">
                <text:p>0.509736</text:p>
              </table:table-cell>
              <table:table-cell office:value-type="float" office:value="0.185532">
                <text:p>0.185532</text:p>
              </table:table-cell>
              <table:table-cell office:value-type="float" office:value="0.347174">
                <text:p>0.347174</text:p>
              </table:table-cell>
              <table:table-cell office:value-type="float" office:value="0.119397">
                <text:p>0.119397</text:p>
              </table:table-cell>
              <table:table-cell office:value-type="float" office:value="0.430913">
                <text:p>0.430913</text:p>
              </table:table-cell>
              <table:table-cell office:value-type="float" office:value="0.108256">
                <text:p>0.108256</text:p>
              </table:table-cell>
              <table:table-cell office:value-type="float" office:value="0.471936">
                <text:p>0.471936</text:p>
              </table:table-cell>
              <table:table-cell office:value-type="float" office:value="0.0352039">
                <text:p>0.0352039</text:p>
              </table:table-cell>
              <table:table-cell office:value-type="float" office:value="0.562222">
                <text:p>0.562222</text:p>
              </table:table-cell>
              <table:table-cell office:value-type="float" office:value="0.0294936">
                <text:p>0.0294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4452">
                <text:p>0.484452</text:p>
              </table:table-cell>
              <table:table-cell office:value-type="float" office:value="0.199167">
                <text:p>0.199167</text:p>
              </table:table-cell>
              <table:table-cell office:value-type="float" office:value="0.339915">
                <text:p>0.339915</text:p>
              </table:table-cell>
              <table:table-cell office:value-type="float" office:value="0.136273">
                <text:p>0.136273</text:p>
              </table:table-cell>
              <table:table-cell office:value-type="float" office:value="0.418277">
                <text:p>0.418277</text:p>
              </table:table-cell>
              <table:table-cell office:value-type="float" office:value="0.119914">
                <text:p>0.119914</text:p>
              </table:table-cell>
              <table:table-cell office:value-type="float" office:value="0.457358">
                <text:p>0.457358</text:p>
              </table:table-cell>
              <table:table-cell office:value-type="float" office:value="0.0456376">
                <text:p>0.0456376</text:p>
              </table:table-cell>
              <table:table-cell office:value-type="float" office:value="0.549862">
                <text:p>0.549862</text:p>
              </table:table-cell>
              <table:table-cell office:value-type="float" office:value="0.0380288">
                <text:p>0.0380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8336">
                <text:p>0.458336</text:p>
              </table:table-cell>
              <table:table-cell office:value-type="float" office:value="0.209526">
                <text:p>0.209526</text:p>
              </table:table-cell>
              <table:table-cell office:value-type="float" office:value="0.332343">
                <text:p>0.332343</text:p>
              </table:table-cell>
              <table:table-cell office:value-type="float" office:value="0.132805">
                <text:p>0.132805</text:p>
              </table:table-cell>
              <table:table-cell office:value-type="float" office:value="0.401468">
                <text:p>0.401468</text:p>
              </table:table-cell>
              <table:table-cell office:value-type="float" office:value="0.139753">
                <text:p>0.139753</text:p>
              </table:table-cell>
              <table:table-cell office:value-type="float" office:value="0.434932">
                <text:p>0.434932</text:p>
              </table:table-cell>
              <table:table-cell office:value-type="float" office:value="0.070863">
                <text:p>0.070863</text:p>
              </table:table-cell>
              <table:table-cell office:value-type="float" office:value="0.535466">
                <text:p>0.535466</text:p>
              </table:table-cell>
              <table:table-cell office:value-type="float" office:value="0.0484485">
                <text:p>0.0484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4333">
                <text:p>0.434333</text:p>
              </table:table-cell>
              <table:table-cell office:value-type="float" office:value="0.236106">
                <text:p>0.236106</text:p>
              </table:table-cell>
              <table:table-cell office:value-type="float" office:value="0.32197">
                <text:p>0.32197</text:p>
              </table:table-cell>
              <table:table-cell office:value-type="float" office:value="0.139502">
                <text:p>0.139502</text:p>
              </table:table-cell>
              <table:table-cell office:value-type="float" office:value="0.392158">
                <text:p>0.392158</text:p>
              </table:table-cell>
              <table:table-cell office:value-type="float" office:value="0.148465">
                <text:p>0.148465</text:p>
              </table:table-cell>
              <table:table-cell office:value-type="float" office:value="0.424388">
                <text:p>0.424388</text:p>
              </table:table-cell>
              <table:table-cell office:value-type="float" office:value="0.0742057">
                <text:p>0.0742057</text:p>
              </table:table-cell>
              <table:table-cell office:value-type="float" office:value="0.498256">
                <text:p>0.498256</text:p>
              </table:table-cell>
              <table:table-cell office:value-type="float" office:value="0.069451">
                <text:p>0.069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9372">
                <text:p>0.419372</text:p>
              </table:table-cell>
              <table:table-cell office:value-type="float" office:value="0.263444">
                <text:p>0.263444</text:p>
              </table:table-cell>
              <table:table-cell office:value-type="float" office:value="0.305366">
                <text:p>0.305366</text:p>
              </table:table-cell>
              <table:table-cell office:value-type="float" office:value="0.155268">
                <text:p>0.155268</text:p>
              </table:table-cell>
              <table:table-cell office:value-type="float" office:value="0.357951">
                <text:p>0.357951</text:p>
              </table:table-cell>
              <table:table-cell office:value-type="float" office:value="0.199893">
                <text:p>0.199893</text:p>
              </table:table-cell>
              <table:table-cell office:value-type="float" office:value="0.403201">
                <text:p>0.403201</text:p>
              </table:table-cell>
              <table:table-cell office:value-type="float" office:value="0.0898547">
                <text:p>0.0898547</text:p>
              </table:table-cell>
              <table:table-cell office:value-type="float" office:value="0.47887">
                <text:p>0.47887</text:p>
              </table:table-cell>
              <table:table-cell office:value-type="float" office:value="0.0785309">
                <text:p>0.07853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0382">
                <text:p>0.410382</text:p>
              </table:table-cell>
              <table:table-cell office:value-type="float" office:value="0.196991">
                <text:p>0.196991</text:p>
              </table:table-cell>
              <table:table-cell office:value-type="float" office:value="0.283245">
                <text:p>0.283245</text:p>
              </table:table-cell>
              <table:table-cell office:value-type="float" office:value="0.215296">
                <text:p>0.215296</text:p>
              </table:table-cell>
              <table:table-cell office:value-type="float" office:value="0.33614">
                <text:p>0.33614</text:p>
              </table:table-cell>
              <table:table-cell office:value-type="float" office:value="0.185876">
                <text:p>0.185876</text:p>
              </table:table-cell>
              <table:table-cell office:value-type="float" office:value="0.386446">
                <text:p>0.386446</text:p>
              </table:table-cell>
              <table:table-cell office:value-type="float" office:value="0.109986">
                <text:p>0.109986</text:p>
              </table:table-cell>
              <table:table-cell office:value-type="float" office:value="0.46201">
                <text:p>0.46201</text:p>
              </table:table-cell>
              <table:table-cell office:value-type="float" office:value="0.0918682">
                <text:p>0.09186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6885">
                <text:p>0.406885</text:p>
              </table:table-cell>
              <table:table-cell office:value-type="float" office:value="0.272625">
                <text:p>0.272625</text:p>
              </table:table-cell>
              <table:table-cell office:value-type="float" office:value="0.281834">
                <text:p>0.281834</text:p>
              </table:table-cell>
              <table:table-cell office:value-type="float" office:value="0.18058">
                <text:p>0.18058</text:p>
              </table:table-cell>
              <table:table-cell office:value-type="float" office:value="0.33401">
                <text:p>0.33401</text:p>
              </table:table-cell>
              <table:table-cell office:value-type="float" office:value="0.214271">
                <text:p>0.214271</text:p>
              </table:table-cell>
              <table:table-cell office:value-type="float" office:value="0.365373">
                <text:p>0.365373</text:p>
              </table:table-cell>
              <table:table-cell office:value-type="float" office:value="0.128034">
                <text:p>0.128034</text:p>
              </table:table-cell>
              <table:table-cell office:value-type="float" office:value="0.459893">
                <text:p>0.459893</text:p>
              </table:table-cell>
              <table:table-cell office:value-type="float" office:value="0.0759188">
                <text:p>0.0759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0941">
                <text:p>0.370941</text:p>
              </table:table-cell>
              <table:table-cell office:value-type="float" office:value="0.319128">
                <text:p>0.319128</text:p>
              </table:table-cell>
              <table:table-cell office:value-type="float" office:value="0.26571">
                <text:p>0.26571</text:p>
              </table:table-cell>
              <table:table-cell office:value-type="float" office:value="0.2086">
                <text:p>0.2086</text:p>
              </table:table-cell>
              <table:table-cell office:value-type="float" office:value="0.325338">
                <text:p>0.325338</text:p>
              </table:table-cell>
              <table:table-cell office:value-type="float" office:value="0.244429">
                <text:p>0.244429</text:p>
              </table:table-cell>
              <table:table-cell office:value-type="float" office:value="0.338752">
                <text:p>0.338752</text:p>
              </table:table-cell>
              <table:table-cell office:value-type="float" office:value="0.212381">
                <text:p>0.212381</text:p>
              </table:table-cell>
              <table:table-cell office:value-type="float" office:value="0.455873">
                <text:p>0.455873</text:p>
              </table:table-cell>
              <table:table-cell office:value-type="float" office:value="0.0896922">
                <text:p>0.08969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9744">
                <text:p>0.359744</text:p>
              </table:table-cell>
              <table:table-cell office:value-type="float" office:value="0.337196">
                <text:p>0.337196</text:p>
              </table:table-cell>
              <table:table-cell office:value-type="float" office:value="0.264241">
                <text:p>0.264241</text:p>
              </table:table-cell>
              <table:table-cell office:value-type="float" office:value="0.20246">
                <text:p>0.20246</text:p>
              </table:table-cell>
              <table:table-cell office:value-type="float" office:value="0.313072">
                <text:p>0.313072</text:p>
              </table:table-cell>
              <table:table-cell office:value-type="float" office:value="0.2521">
                <text:p>0.2521</text:p>
              </table:table-cell>
              <table:table-cell office:value-type="float" office:value="0.334736">
                <text:p>0.334736</text:p>
              </table:table-cell>
              <table:table-cell office:value-type="float" office:value="0.154659">
                <text:p>0.154659</text:p>
              </table:table-cell>
              <table:table-cell office:value-type="float" office:value="0.441786">
                <text:p>0.441786</text:p>
              </table:table-cell>
              <table:table-cell office:value-type="float" office:value="0.0963003">
                <text:p>0.0963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5008">
                <text:p>0.355008</text:p>
              </table:table-cell>
              <table:table-cell office:value-type="float" office:value="0.341567">
                <text:p>0.341567</text:p>
              </table:table-cell>
              <table:table-cell office:value-type="float" office:value="0.260124">
                <text:p>0.260124</text:p>
              </table:table-cell>
              <table:table-cell office:value-type="float" office:value="0.195531">
                <text:p>0.195531</text:p>
              </table:table-cell>
              <table:table-cell office:value-type="float" office:value="0.306953">
                <text:p>0.306953</text:p>
              </table:table-cell>
              <table:table-cell office:value-type="float" office:value="0.258004">
                <text:p>0.258004</text:p>
              </table:table-cell>
              <table:table-cell office:value-type="float" office:value="0.330489">
                <text:p>0.330489</text:p>
              </table:table-cell>
              <table:table-cell office:value-type="float" office:value="0.169899">
                <text:p>0.169899</text:p>
              </table:table-cell>
              <table:table-cell office:value-type="float" office:value="0.413321">
                <text:p>0.413321</text:p>
              </table:table-cell>
              <table:table-cell office:value-type="float" office:value="0.137709">
                <text:p>0.1377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8692">
                <text:p>0.348692</text:p>
              </table:table-cell>
              <table:table-cell office:value-type="float" office:value="0.346761">
                <text:p>0.346761</text:p>
              </table:table-cell>
              <table:table-cell office:value-type="float" office:value="0.254529">
                <text:p>0.254529</text:p>
              </table:table-cell>
              <table:table-cell office:value-type="float" office:value="0.209417">
                <text:p>0.209417</text:p>
              </table:table-cell>
              <table:table-cell office:value-type="float" office:value="0.274455">
                <text:p>0.274455</text:p>
              </table:table-cell>
              <table:table-cell office:value-type="float" office:value="0.280156">
                <text:p>0.280156</text:p>
              </table:table-cell>
              <table:table-cell office:value-type="float" office:value="0.322437">
                <text:p>0.322437</text:p>
              </table:table-cell>
              <table:table-cell office:value-type="float" office:value="0.169497">
                <text:p>0.169497</text:p>
              </table:table-cell>
              <table:table-cell office:value-type="float" office:value="0.40959">
                <text:p>0.40959</text:p>
              </table:table-cell>
              <table:table-cell office:value-type="float" office:value="0.105241">
                <text:p>0.1052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2299">
                <text:p>0.332299</text:p>
              </table:table-cell>
              <table:table-cell office:value-type="float" office:value="0.356477">
                <text:p>0.356477</text:p>
              </table:table-cell>
              <table:table-cell office:value-type="float" office:value="0.246064">
                <text:p>0.246064</text:p>
              </table:table-cell>
              <table:table-cell office:value-type="float" office:value="0.229548">
                <text:p>0.229548</text:p>
              </table:table-cell>
              <table:table-cell office:value-type="float" office:value="0.266546">
                <text:p>0.266546</text:p>
              </table:table-cell>
              <table:table-cell office:value-type="float" office:value="0.295148">
                <text:p>0.295148</text:p>
              </table:table-cell>
              <table:table-cell office:value-type="float" office:value="0.314031">
                <text:p>0.314031</text:p>
              </table:table-cell>
              <table:table-cell office:value-type="float" office:value="0.207289">
                <text:p>0.207289</text:p>
              </table:table-cell>
              <table:table-cell office:value-type="float" office:value="0.398677">
                <text:p>0.398677</text:p>
              </table:table-cell>
              <table:table-cell office:value-type="float" office:value="0.290038">
                <text:p>0.290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3663">
                <text:p>0.313663</text:p>
              </table:table-cell>
              <table:table-cell office:value-type="float" office:value="0.346061">
                <text:p>0.346061</text:p>
              </table:table-cell>
              <table:table-cell office:value-type="float" office:value="0.23749">
                <text:p>0.23749</text:p>
              </table:table-cell>
              <table:table-cell office:value-type="float" office:value="0.236917">
                <text:p>0.236917</text:p>
              </table:table-cell>
              <table:table-cell office:value-type="float" office:value="0.252267">
                <text:p>0.252267</text:p>
              </table:table-cell>
              <table:table-cell office:value-type="float" office:value="0.309095">
                <text:p>0.309095</text:p>
              </table:table-cell>
              <table:table-cell office:value-type="float" office:value="0.297166">
                <text:p>0.297166</text:p>
              </table:table-cell>
              <table:table-cell office:value-type="float" office:value="0.232832">
                <text:p>0.232832</text:p>
              </table:table-cell>
              <table:table-cell office:value-type="float" office:value="0.395162">
                <text:p>0.395162</text:p>
              </table:table-cell>
              <table:table-cell office:value-type="float" office:value="0.136551">
                <text:p>0.1365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089">
                <text:p>0.31089</text:p>
              </table:table-cell>
              <table:table-cell office:value-type="float" office:value="0.361396">
                <text:p>0.361396</text:p>
              </table:table-cell>
              <table:table-cell office:value-type="float" office:value="0.223783">
                <text:p>0.223783</text:p>
              </table:table-cell>
              <table:table-cell office:value-type="float" office:value="0.248554">
                <text:p>0.248554</text:p>
              </table:table-cell>
              <table:table-cell office:value-type="float" office:value="0.242605">
                <text:p>0.242605</text:p>
              </table:table-cell>
              <table:table-cell office:value-type="float" office:value="0.300532">
                <text:p>0.300532</text:p>
              </table:table-cell>
              <table:table-cell office:value-type="float" office:value="0.273187">
                <text:p>0.273187</text:p>
              </table:table-cell>
              <table:table-cell office:value-type="float" office:value="0.269879">
                <text:p>0.269879</text:p>
              </table:table-cell>
              <table:table-cell office:value-type="float" office:value="0.353516">
                <text:p>0.353516</text:p>
              </table:table-cell>
              <table:table-cell office:value-type="float" office:value="0.17295">
                <text:p>0.17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1484">
                <text:p>0.301484</text:p>
              </table:table-cell>
              <table:table-cell office:value-type="float" office:value="0.356992">
                <text:p>0.356992</text:p>
              </table:table-cell>
              <table:table-cell office:value-type="float" office:value="0.21654">
                <text:p>0.21654</text:p>
              </table:table-cell>
              <table:table-cell office:value-type="float" office:value="0.267575">
                <text:p>0.267575</text:p>
              </table:table-cell>
              <table:table-cell office:value-type="float" office:value="0.236973">
                <text:p>0.236973</text:p>
              </table:table-cell>
              <table:table-cell office:value-type="float" office:value="0.312592">
                <text:p>0.312592</text:p>
              </table:table-cell>
              <table:table-cell office:value-type="float" office:value="0.269034">
                <text:p>0.269034</text:p>
              </table:table-cell>
              <table:table-cell office:value-type="float" office:value="0.273755">
                <text:p>0.273755</text:p>
              </table:table-cell>
              <table:table-cell office:value-type="float" office:value="0.348889">
                <text:p>0.348889</text:p>
              </table:table-cell>
              <table:table-cell office:value-type="float" office:value="0.216671">
                <text:p>0.216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6222">
                <text:p>0.296222</text:p>
              </table:table-cell>
              <table:table-cell office:value-type="float" office:value="0.359393">
                <text:p>0.359393</text:p>
              </table:table-cell>
              <table:table-cell office:value-type="float" office:value="0.207689">
                <text:p>0.207689</text:p>
              </table:table-cell>
              <table:table-cell office:value-type="float" office:value="0.280638">
                <text:p>0.280638</text:p>
              </table:table-cell>
              <table:table-cell office:value-type="float" office:value="0.232573">
                <text:p>0.232573</text:p>
              </table:table-cell>
              <table:table-cell office:value-type="float" office:value="0.31493">
                <text:p>0.31493</text:p>
              </table:table-cell>
              <table:table-cell office:value-type="float" office:value="0.256723">
                <text:p>0.256723</text:p>
              </table:table-cell>
              <table:table-cell office:value-type="float" office:value="0.289775">
                <text:p>0.289775</text:p>
              </table:table-cell>
              <table:table-cell office:value-type="float" office:value="0.344259">
                <text:p>0.344259</text:p>
              </table:table-cell>
              <table:table-cell office:value-type="float" office:value="0.192589">
                <text:p>0.1925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483">
                <text:p>0.27483</text:p>
              </table:table-cell>
              <table:table-cell office:value-type="float" office:value="0.354833">
                <text:p>0.354833</text:p>
              </table:table-cell>
              <table:table-cell office:value-type="float" office:value="0.19796">
                <text:p>0.19796</text:p>
              </table:table-cell>
              <table:table-cell office:value-type="float" office:value="0.280496">
                <text:p>0.280496</text:p>
              </table:table-cell>
              <table:table-cell office:value-type="float" office:value="0.220454">
                <text:p>0.220454</text:p>
              </table:table-cell>
              <table:table-cell office:value-type="float" office:value="0.315231">
                <text:p>0.315231</text:p>
              </table:table-cell>
              <table:table-cell office:value-type="float" office:value="0.240437">
                <text:p>0.240437</text:p>
              </table:table-cell>
              <table:table-cell office:value-type="float" office:value="0.324324">
                <text:p>0.324324</text:p>
              </table:table-cell>
              <table:table-cell office:value-type="float" office:value="0.330718">
                <text:p>0.330718</text:p>
              </table:table-cell>
              <table:table-cell office:value-type="float" office:value="0.218882">
                <text:p>0.2188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2378">
                <text:p>0.272378</text:p>
              </table:table-cell>
              <table:table-cell office:value-type="float" office:value="0.358648">
                <text:p>0.358648</text:p>
              </table:table-cell>
              <table:table-cell office:value-type="float" office:value="0.193652">
                <text:p>0.193652</text:p>
              </table:table-cell>
              <table:table-cell office:value-type="float" office:value="0.290807">
                <text:p>0.290807</text:p>
              </table:table-cell>
              <table:table-cell office:value-type="float" office:value="0.201782">
                <text:p>0.201782</text:p>
              </table:table-cell>
              <table:table-cell office:value-type="float" office:value="0.313813">
                <text:p>0.313813</text:p>
              </table:table-cell>
              <table:table-cell office:value-type="float" office:value="0.235981">
                <text:p>0.235981</text:p>
              </table:table-cell>
              <table:table-cell office:value-type="float" office:value="0.311047">
                <text:p>0.311047</text:p>
              </table:table-cell>
              <table:table-cell office:value-type="float" office:value="0.323176">
                <text:p>0.323176</text:p>
              </table:table-cell>
              <table:table-cell office:value-type="float" office:value="0.218494">
                <text:p>0.218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6388">
                <text:p>0.266388</text:p>
              </table:table-cell>
              <table:table-cell office:value-type="float" office:value="0.35027">
                <text:p>0.35027</text:p>
              </table:table-cell>
              <table:table-cell office:value-type="float" office:value="0.18962">
                <text:p>0.18962</text:p>
              </table:table-cell>
              <table:table-cell office:value-type="float" office:value="0.314118">
                <text:p>0.314118</text:p>
              </table:table-cell>
              <table:table-cell office:value-type="float" office:value="0.190636">
                <text:p>0.190636</text:p>
              </table:table-cell>
              <table:table-cell office:value-type="float" office:value="0.301963">
                <text:p>0.301963</text:p>
              </table:table-cell>
              <table:table-cell office:value-type="float" office:value="0.225803">
                <text:p>0.225803</text:p>
              </table:table-cell>
              <table:table-cell office:value-type="float" office:value="0.32987">
                <text:p>0.32987</text:p>
              </table:table-cell>
              <table:table-cell office:value-type="float" office:value="0.315819">
                <text:p>0.315819</text:p>
              </table:table-cell>
              <table:table-cell office:value-type="float" office:value="0.234547">
                <text:p>0.2345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4876">
                <text:p>0.254876</text:p>
              </table:table-cell>
              <table:table-cell office:value-type="float" office:value="0.273891">
                <text:p>0.273891</text:p>
              </table:table-cell>
              <table:table-cell office:value-type="float" office:value="0.185662">
                <text:p>0.185662</text:p>
              </table:table-cell>
              <table:table-cell office:value-type="float" office:value="0.304816">
                <text:p>0.304816</text:p>
              </table:table-cell>
              <table:table-cell office:value-type="float" office:value="0.187647">
                <text:p>0.187647</text:p>
              </table:table-cell>
              <table:table-cell office:value-type="float" office:value="0.305294">
                <text:p>0.305294</text:p>
              </table:table-cell>
              <table:table-cell office:value-type="float" office:value="0.215999">
                <text:p>0.215999</text:p>
              </table:table-cell>
              <table:table-cell office:value-type="float" office:value="0.327584">
                <text:p>0.327584</text:p>
              </table:table-cell>
              <table:table-cell office:value-type="float" office:value="0.31098">
                <text:p>0.31098</text:p>
              </table:table-cell>
              <table:table-cell office:value-type="float" office:value="0.264895">
                <text:p>0.2648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2612">
                <text:p>0.252612</text:p>
              </table:table-cell>
              <table:table-cell office:value-type="float" office:value="0.338909">
                <text:p>0.338909</text:p>
              </table:table-cell>
              <table:table-cell office:value-type="float" office:value="0.181761">
                <text:p>0.181761</text:p>
              </table:table-cell>
              <table:table-cell office:value-type="float" office:value="0.308952">
                <text:p>0.308952</text:p>
              </table:table-cell>
              <table:table-cell office:value-type="float" office:value="0.17101">
                <text:p>0.17101</text:p>
              </table:table-cell>
              <table:table-cell office:value-type="float" office:value="0.279685">
                <text:p>0.279685</text:p>
              </table:table-cell>
              <table:table-cell office:value-type="float" office:value="0.206861">
                <text:p>0.206861</text:p>
              </table:table-cell>
              <table:table-cell office:value-type="float" office:value="0.329661">
                <text:p>0.329661</text:p>
              </table:table-cell>
              <table:table-cell office:value-type="float" office:value="0.305217">
                <text:p>0.305217</text:p>
              </table:table-cell>
              <table:table-cell office:value-type="float" office:value="0.533279">
                <text:p>0.5332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708">
                <text:p>0.24708</text:p>
              </table:table-cell>
              <table:table-cell office:value-type="float" office:value="0.333744">
                <text:p>0.333744</text:p>
              </table:table-cell>
              <table:table-cell office:value-type="float" office:value="0.174109">
                <text:p>0.174109</text:p>
              </table:table-cell>
              <table:table-cell office:value-type="float" office:value="0.319917">
                <text:p>0.319917</text:p>
              </table:table-cell>
              <table:table-cell office:value-type="float" office:value="0.168852">
                <text:p>0.168852</text:p>
              </table:table-cell>
              <table:table-cell office:value-type="float" office:value="0.264543">
                <text:p>0.264543</text:p>
              </table:table-cell>
              <table:table-cell office:value-type="float" office:value="0.203024">
                <text:p>0.203024</text:p>
              </table:table-cell>
              <table:table-cell office:value-type="float" office:value="0.333776">
                <text:p>0.333776</text:p>
              </table:table-cell>
              <table:table-cell office:value-type="float" office:value="0.303788">
                <text:p>0.303788</text:p>
              </table:table-cell>
              <table:table-cell office:value-type="float" office:value="0.235235">
                <text:p>0.235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0791">
                <text:p>0.240791</text:p>
              </table:table-cell>
              <table:table-cell office:value-type="float" office:value="-0.0477431">
                <text:p>-0.0477431</text:p>
              </table:table-cell>
              <table:table-cell office:value-type="float" office:value="0.157122">
                <text:p>0.157122</text:p>
              </table:table-cell>
              <table:table-cell office:value-type="float" office:value="0.332676">
                <text:p>0.332676</text:p>
              </table:table-cell>
              <table:table-cell office:value-type="float" office:value="0.16212">
                <text:p>0.16212</text:p>
              </table:table-cell>
              <table:table-cell office:value-type="float" office:value="0.255953">
                <text:p>0.255953</text:p>
              </table:table-cell>
              <table:table-cell office:value-type="float" office:value="0.195551">
                <text:p>0.195551</text:p>
              </table:table-cell>
              <table:table-cell office:value-type="float" office:value="0.328649">
                <text:p>0.328649</text:p>
              </table:table-cell>
              <table:table-cell office:value-type="float" office:value="0.288828">
                <text:p>0.288828</text:p>
              </table:table-cell>
              <table:table-cell office:value-type="float" office:value="0.267637">
                <text:p>0.2676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39648">
                <text:p>0.239648</text:p>
              </table:table-cell>
              <table:table-cell office:value-type="float" office:value="0.324827">
                <text:p>0.324827</text:p>
              </table:table-cell>
              <table:table-cell office:value-type="float" office:value="0.152227">
                <text:p>0.152227</text:p>
              </table:table-cell>
              <table:table-cell office:value-type="float" office:value="0.344991">
                <text:p>0.344991</text:p>
              </table:table-cell>
              <table:table-cell office:value-type="float" office:value="0.153738">
                <text:p>0.153738</text:p>
              </table:table-cell>
              <table:table-cell office:value-type="float" office:value="0.241384">
                <text:p>0.241384</text:p>
              </table:table-cell>
              <table:table-cell office:value-type="float" office:value="0.190713">
                <text:p>0.190713</text:p>
              </table:table-cell>
              <table:table-cell office:value-type="float" office:value="0.333552">
                <text:p>0.333552</text:p>
              </table:table-cell>
              <table:table-cell office:value-type="float" office:value="0.265667">
                <text:p>0.265667</text:p>
              </table:table-cell>
              <table:table-cell office:value-type="float" office:value="0.302444">
                <text:p>0.302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7916">
                <text:p>0.227916</text:p>
              </table:table-cell>
              <table:table-cell office:value-type="float" office:value="0.293955">
                <text:p>0.293955</text:p>
              </table:table-cell>
              <table:table-cell office:value-type="float" office:value="0.140537">
                <text:p>0.140537</text:p>
              </table:table-cell>
              <table:table-cell office:value-type="float" office:value="0.345115">
                <text:p>0.345115</text:p>
              </table:table-cell>
              <table:table-cell office:value-type="float" office:value="0.148277">
                <text:p>0.148277</text:p>
              </table:table-cell>
              <table:table-cell office:value-type="float" office:value="0.228569">
                <text:p>0.228569</text:p>
              </table:table-cell>
              <table:table-cell office:value-type="float" office:value="0.183759">
                <text:p>0.183759</text:p>
              </table:table-cell>
              <table:table-cell office:value-type="float" office:value="0.326605">
                <text:p>0.326605</text:p>
              </table:table-cell>
              <table:table-cell office:value-type="float" office:value="0.262039">
                <text:p>0.262039</text:p>
              </table:table-cell>
              <table:table-cell office:value-type="float" office:value="0.310666">
                <text:p>0.310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7508">
                <text:p>0.217508</text:p>
              </table:table-cell>
              <table:table-cell office:value-type="float" office:value="0.289372">
                <text:p>0.289372</text:p>
              </table:table-cell>
              <table:table-cell office:value-type="float" office:value="0.13183">
                <text:p>0.13183</text:p>
              </table:table-cell>
              <table:table-cell office:value-type="float" office:value="0.335038">
                <text:p>0.335038</text:p>
              </table:table-cell>
              <table:table-cell office:value-type="float" office:value="0.13977">
                <text:p>0.13977</text:p>
              </table:table-cell>
              <table:table-cell office:value-type="float" office:value="0.21142">
                <text:p>0.21142</text:p>
              </table:table-cell>
              <table:table-cell office:value-type="float" office:value="0.174737">
                <text:p>0.174737</text:p>
              </table:table-cell>
              <table:table-cell office:value-type="float" office:value="0.317163">
                <text:p>0.317163</text:p>
              </table:table-cell>
              <table:table-cell office:value-type="float" office:value="0.258717">
                <text:p>0.258717</text:p>
              </table:table-cell>
              <table:table-cell office:value-type="float" office:value="0.326356">
                <text:p>0.3263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4682">
                <text:p>0.214682</text:p>
              </table:table-cell>
              <table:table-cell office:value-type="float" office:value="0.264709">
                <text:p>0.264709</text:p>
              </table:table-cell>
              <table:table-cell office:value-type="float" office:value="0.129733">
                <text:p>0.129733</text:p>
              </table:table-cell>
              <table:table-cell office:value-type="float" office:value="0.340566">
                <text:p>0.340566</text:p>
              </table:table-cell>
              <table:table-cell office:value-type="float" office:value="0.137295">
                <text:p>0.137295</text:p>
              </table:table-cell>
              <table:table-cell office:value-type="float" office:value="0.203858">
                <text:p>0.203858</text:p>
              </table:table-cell>
              <table:table-cell office:value-type="float" office:value="0.165258">
                <text:p>0.165258</text:p>
              </table:table-cell>
              <table:table-cell office:value-type="float" office:value="-0.00946272">
                <text:p>-0.00946272</text:p>
              </table:table-cell>
              <table:table-cell office:value-type="float" office:value="0.246323">
                <text:p>0.246323</text:p>
              </table:table-cell>
              <table:table-cell office:value-type="float" office:value="0.314335">
                <text:p>0.314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0699">
                <text:p>0.210699</text:p>
              </table:table-cell>
              <table:table-cell office:value-type="float" office:value="0.277124">
                <text:p>0.277124</text:p>
              </table:table-cell>
              <table:table-cell office:value-type="float" office:value="0.126274">
                <text:p>0.126274</text:p>
              </table:table-cell>
              <table:table-cell office:value-type="float" office:value="0.124535">
                <text:p>0.124535</text:p>
              </table:table-cell>
              <table:table-cell office:value-type="float" office:value="0.134126">
                <text:p>0.134126</text:p>
              </table:table-cell>
              <table:table-cell office:value-type="float" office:value="0.198551">
                <text:p>0.198551</text:p>
              </table:table-cell>
              <table:table-cell office:value-type="float" office:value="0.164257">
                <text:p>0.164257</text:p>
              </table:table-cell>
              <table:table-cell office:value-type="float" office:value="0.316047">
                <text:p>0.316047</text:p>
              </table:table-cell>
              <table:table-cell office:value-type="float" office:value="0.243006">
                <text:p>0.243006</text:p>
              </table:table-cell>
              <table:table-cell office:value-type="float" office:value="0.343497">
                <text:p>0.343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9991">
                <text:p>0.199991</text:p>
              </table:table-cell>
              <table:table-cell office:value-type="float" office:value="0.263719">
                <text:p>0.263719</text:p>
              </table:table-cell>
              <table:table-cell office:value-type="float" office:value="0.125552">
                <text:p>0.125552</text:p>
              </table:table-cell>
              <table:table-cell office:value-type="float" office:value="0.347583">
                <text:p>0.347583</text:p>
              </table:table-cell>
              <table:table-cell office:value-type="float" office:value="0.126635">
                <text:p>0.126635</text:p>
              </table:table-cell>
              <table:table-cell office:value-type="float" office:value="0.186776">
                <text:p>0.186776</text:p>
              </table:table-cell>
              <table:table-cell office:value-type="float" office:value="0.159187">
                <text:p>0.159187</text:p>
              </table:table-cell>
              <table:table-cell office:value-type="float" office:value="0.265021">
                <text:p>0.265021</text:p>
              </table:table-cell>
              <table:table-cell office:value-type="float" office:value="0.240789">
                <text:p>0.240789</text:p>
              </table:table-cell>
              <table:table-cell office:value-type="float" office:value="0.351228">
                <text:p>0.3512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7112">
                <text:p>0.197112</text:p>
              </table:table-cell>
              <table:table-cell office:value-type="float" office:value="0.265891">
                <text:p>0.265891</text:p>
              </table:table-cell>
              <table:table-cell office:value-type="float" office:value="0.121017">
                <text:p>0.121017</text:p>
              </table:table-cell>
              <table:table-cell office:value-type="float" office:value="0.310631">
                <text:p>0.310631</text:p>
              </table:table-cell>
              <table:table-cell office:value-type="float" office:value="0.121214">
                <text:p>0.121214</text:p>
              </table:table-cell>
              <table:table-cell office:value-type="float" office:value="0.170396">
                <text:p>0.170396</text:p>
              </table:table-cell>
              <table:table-cell office:value-type="float" office:value="0.15421">
                <text:p>0.15421</text:p>
              </table:table-cell>
              <table:table-cell office:value-type="float" office:value="0.257723">
                <text:p>0.257723</text:p>
              </table:table-cell>
              <table:table-cell office:value-type="float" office:value="0.237355">
                <text:p>0.237355</text:p>
              </table:table-cell>
              <table:table-cell office:value-type="float" office:value="0.344748">
                <text:p>0.3447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9693">
                <text:p>0.189693</text:p>
              </table:table-cell>
              <table:table-cell office:value-type="float" office:value="0.254913">
                <text:p>0.254913</text:p>
              </table:table-cell>
              <table:table-cell office:value-type="float" office:value="0.116547">
                <text:p>0.116547</text:p>
              </table:table-cell>
              <table:table-cell office:value-type="float" office:value="0.307516">
                <text:p>0.307516</text:p>
              </table:table-cell>
              <table:table-cell office:value-type="float" office:value="0.118364">
                <text:p>0.118364</text:p>
              </table:table-cell>
              <table:table-cell office:value-type="float" office:value="0.078723">
                <text:p>0.078723</text:p>
              </table:table-cell>
              <table:table-cell office:value-type="float" office:value="0.149527">
                <text:p>0.149527</text:p>
              </table:table-cell>
              <table:table-cell office:value-type="float" office:value="0.246682">
                <text:p>0.246682</text:p>
              </table:table-cell>
              <table:table-cell office:value-type="float" office:value="0.221285">
                <text:p>0.221285</text:p>
              </table:table-cell>
              <table:table-cell office:value-type="float" office:value="0.357698">
                <text:p>0.35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681">
                <text:p>0.180681</text:p>
              </table:table-cell>
              <table:table-cell office:value-type="float" office:value="0.0579985">
                <text:p>0.0579985</text:p>
              </table:table-cell>
              <table:table-cell office:value-type="float" office:value="0.111706">
                <text:p>0.111706</text:p>
              </table:table-cell>
              <table:table-cell office:value-type="float" office:value="0.297392">
                <text:p>0.297392</text:p>
              </table:table-cell>
              <table:table-cell office:value-type="float" office:value="0.117583">
                <text:p>0.117583</text:p>
              </table:table-cell>
              <table:table-cell office:value-type="float" office:value="0.171767">
                <text:p>0.171767</text:p>
              </table:table-cell>
              <table:table-cell office:value-type="float" office:value="0.144926">
                <text:p>0.144926</text:p>
              </table:table-cell>
              <table:table-cell office:value-type="float" office:value="0.228299">
                <text:p>0.228299</text:p>
              </table:table-cell>
              <table:table-cell office:value-type="float" office:value="0.216074">
                <text:p>0.216074</text:p>
              </table:table-cell>
              <table:table-cell office:value-type="float" office:value="0.355669">
                <text:p>0.3556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9164">
                <text:p>0.179164</text:p>
              </table:table-cell>
              <table:table-cell office:value-type="float" office:value="0.279441">
                <text:p>0.279441</text:p>
              </table:table-cell>
              <table:table-cell office:value-type="float" office:value="0.108749">
                <text:p>0.108749</text:p>
              </table:table-cell>
              <table:table-cell office:value-type="float" office:value="0.274562">
                <text:p>0.274562</text:p>
              </table:table-cell>
              <table:table-cell office:value-type="float" office:value="0.114162">
                <text:p>0.114162</text:p>
              </table:table-cell>
              <table:table-cell office:value-type="float" office:value="0.169086">
                <text:p>0.169086</text:p>
              </table:table-cell>
              <table:table-cell office:value-type="float" office:value="0.136081">
                <text:p>0.136081</text:p>
              </table:table-cell>
              <table:table-cell office:value-type="float" office:value="0.210183">
                <text:p>0.210183</text:p>
              </table:table-cell>
              <table:table-cell office:value-type="float" office:value="0.211672">
                <text:p>0.211672</text:p>
              </table:table-cell>
              <table:table-cell office:value-type="float" office:value="0.344456">
                <text:p>0.344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4476">
                <text:p>0.174476</text:p>
              </table:table-cell>
              <table:table-cell office:value-type="float" office:value="0.177396">
                <text:p>0.177396</text:p>
              </table:table-cell>
              <table:table-cell office:value-type="float" office:value="0.105183">
                <text:p>0.105183</text:p>
              </table:table-cell>
              <table:table-cell office:value-type="float" office:value="0.276152">
                <text:p>0.276152</text:p>
              </table:table-cell>
              <table:table-cell office:value-type="float" office:value="0.112114">
                <text:p>0.112114</text:p>
              </table:table-cell>
              <table:table-cell office:value-type="float" office:value="0.153466">
                <text:p>0.153466</text:p>
              </table:table-cell>
              <table:table-cell office:value-type="float" office:value="0.129432">
                <text:p>0.129432</text:p>
              </table:table-cell>
              <table:table-cell office:value-type="float" office:value="0.0922258">
                <text:p>0.0922258</text:p>
              </table:table-cell>
              <table:table-cell office:value-type="float" office:value="0.208903">
                <text:p>0.208903</text:p>
              </table:table-cell>
              <table:table-cell office:value-type="float" office:value="0.36229">
                <text:p>0.362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061">
                <text:p>0.17061</text:p>
              </table:table-cell>
              <table:table-cell office:value-type="float" office:value="0.202715">
                <text:p>0.202715</text:p>
              </table:table-cell>
              <table:table-cell office:value-type="float" office:value="0.0981995">
                <text:p>0.0981995</text:p>
              </table:table-cell>
              <table:table-cell office:value-type="float" office:value="0.231004">
                <text:p>0.231004</text:p>
              </table:table-cell>
              <table:table-cell office:value-type="float" office:value="0.105603">
                <text:p>0.105603</text:p>
              </table:table-cell>
              <table:table-cell office:value-type="float" office:value="0.138026">
                <text:p>0.138026</text:p>
              </table:table-cell>
              <table:table-cell office:value-type="float" office:value="0.128666">
                <text:p>0.128666</text:p>
              </table:table-cell>
              <table:table-cell office:value-type="float" office:value="0.205014">
                <text:p>0.205014</text:p>
              </table:table-cell>
              <table:table-cell office:value-type="float" office:value="0.201463">
                <text:p>0.201463</text:p>
              </table:table-cell>
              <table:table-cell office:value-type="float" office:value="0.358874">
                <text:p>0.3588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8309">
                <text:p>0.158309</text:p>
              </table:table-cell>
              <table:table-cell office:value-type="float" office:value="0.182606">
                <text:p>0.182606</text:p>
              </table:table-cell>
              <table:table-cell office:value-type="float" office:value="0.0965668">
                <text:p>0.0965668</text:p>
              </table:table-cell>
              <table:table-cell office:value-type="float" office:value="0.262803">
                <text:p>0.262803</text:p>
              </table:table-cell>
              <table:table-cell office:value-type="float" office:value="0.0943899">
                <text:p>0.0943899</text:p>
              </table:table-cell>
              <table:table-cell office:value-type="float" office:value="0.0788263">
                <text:p>0.0788263</text:p>
              </table:table-cell>
              <table:table-cell office:value-type="float" office:value="0.125417">
                <text:p>0.125417</text:p>
              </table:table-cell>
              <table:table-cell office:value-type="float" office:value="0.185594">
                <text:p>0.185594</text:p>
              </table:table-cell>
              <table:table-cell office:value-type="float" office:value="0.195237">
                <text:p>0.195237</text:p>
              </table:table-cell>
              <table:table-cell office:value-type="float" office:value="0.36051">
                <text:p>0.360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4826">
                <text:p>0.154826</text:p>
              </table:table-cell>
              <table:table-cell office:value-type="float" office:value="0.114187">
                <text:p>0.114187</text:p>
              </table:table-cell>
              <table:table-cell office:value-type="float" office:value="0.0935969">
                <text:p>0.0935969</text:p>
              </table:table-cell>
              <table:table-cell office:value-type="float" office:value="0.241461">
                <text:p>0.241461</text:p>
              </table:table-cell>
              <table:table-cell office:value-type="float" office:value="0.0928204">
                <text:p>0.0928204</text:p>
              </table:table-cell>
              <table:table-cell office:value-type="float" office:value="0.0600826">
                <text:p>0.0600826</text:p>
              </table:table-cell>
              <table:table-cell office:value-type="float" office:value="0.118703">
                <text:p>0.118703</text:p>
              </table:table-cell>
              <table:table-cell office:value-type="float" office:value="0.168958">
                <text:p>0.168958</text:p>
              </table:table-cell>
              <table:table-cell office:value-type="float" office:value="0.188487">
                <text:p>0.188487</text:p>
              </table:table-cell>
              <table:table-cell office:value-type="float" office:value="0.359543">
                <text:p>0.3595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3527">
                <text:p>0.153527</text:p>
              </table:table-cell>
              <table:table-cell office:value-type="float" office:value="0.163317">
                <text:p>0.163317</text:p>
              </table:table-cell>
              <table:table-cell office:value-type="float" office:value="0.0877331">
                <text:p>0.0877331</text:p>
              </table:table-cell>
              <table:table-cell office:value-type="float" office:value="0.216358">
                <text:p>0.216358</text:p>
              </table:table-cell>
              <table:table-cell office:value-type="float" office:value="0.0890809">
                <text:p>0.0890809</text:p>
              </table:table-cell>
              <table:table-cell office:value-type="float" office:value="0.0455541">
                <text:p>0.0455541</text:p>
              </table:table-cell>
              <table:table-cell office:value-type="float" office:value="0.112108">
                <text:p>0.112108</text:p>
              </table:table-cell>
              <table:table-cell office:value-type="float" office:value="0.150597">
                <text:p>0.150597</text:p>
              </table:table-cell>
              <table:table-cell office:value-type="float" office:value="0.179441">
                <text:p>0.179441</text:p>
              </table:table-cell>
              <table:table-cell office:value-type="float" office:value="0.357741">
                <text:p>0.357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5613">
                <text:p>0.145613</text:p>
              </table:table-cell>
              <table:table-cell office:value-type="float" office:value="0.145892">
                <text:p>0.145892</text:p>
              </table:table-cell>
              <table:table-cell office:value-type="float" office:value="0.0819095">
                <text:p>0.0819095</text:p>
              </table:table-cell>
              <table:table-cell office:value-type="float" office:value="0.200059">
                <text:p>0.200059</text:p>
              </table:table-cell>
              <table:table-cell office:value-type="float" office:value="0.0839719">
                <text:p>0.0839719</text:p>
              </table:table-cell>
              <table:table-cell office:value-type="float" office:value="0.0248675">
                <text:p>0.0248675</text:p>
              </table:table-cell>
              <table:table-cell office:value-type="float" office:value="0.104665">
                <text:p>0.104665</text:p>
              </table:table-cell>
              <table:table-cell office:value-type="float" office:value="0.109853">
                <text:p>0.109853</text:p>
              </table:table-cell>
              <table:table-cell office:value-type="float" office:value="0.175371">
                <text:p>0.175371</text:p>
              </table:table-cell>
              <table:table-cell office:value-type="float" office:value="0.355299">
                <text:p>0.355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2999">
                <text:p>0.142999</text:p>
              </table:table-cell>
              <table:table-cell office:value-type="float" office:value="0.129078">
                <text:p>0.129078</text:p>
              </table:table-cell>
              <table:table-cell office:value-type="float" office:value="0.0801462">
                <text:p>0.0801462</text:p>
              </table:table-cell>
              <table:table-cell office:value-type="float" office:value="0.164822">
                <text:p>0.164822</text:p>
              </table:table-cell>
              <table:table-cell office:value-type="float" office:value="0.0819816">
                <text:p>0.0819816</text:p>
              </table:table-cell>
              <table:table-cell office:value-type="float" office:value="0.0228872">
                <text:p>0.0228872</text:p>
              </table:table-cell>
              <table:table-cell office:value-type="float" office:value="0.103285">
                <text:p>0.103285</text:p>
              </table:table-cell>
              <table:table-cell office:value-type="float" office:value="0.152123">
                <text:p>0.152123</text:p>
              </table:table-cell>
              <table:table-cell office:value-type="float" office:value="0.173139">
                <text:p>0.173139</text:p>
              </table:table-cell>
              <table:table-cell office:value-type="float" office:value="0.350753">
                <text:p>0.3507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7428">
                <text:p>0.137428</text:p>
              </table:table-cell>
              <table:table-cell office:value-type="float" office:value="0.138279">
                <text:p>0.138279</text:p>
              </table:table-cell>
              <table:table-cell office:value-type="float" office:value="0.07843">
                <text:p>0.07843</text:p>
              </table:table-cell>
              <table:table-cell office:value-type="float" office:value="0.180155">
                <text:p>0.180155</text:p>
              </table:table-cell>
              <table:table-cell office:value-type="float" office:value="0.0786656">
                <text:p>0.0786656</text:p>
              </table:table-cell>
              <table:table-cell office:value-type="float" office:value="0.00775019">
                <text:p>0.00775019</text:p>
              </table:table-cell>
              <table:table-cell office:value-type="float" office:value="0.101512">
                <text:p>0.101512</text:p>
              </table:table-cell>
              <table:table-cell office:value-type="float" office:value="0.110234">
                <text:p>0.110234</text:p>
              </table:table-cell>
              <table:table-cell office:value-type="float" office:value="0.168485">
                <text:p>0.168485</text:p>
              </table:table-cell>
              <table:table-cell office:value-type="float" office:value="0.272566">
                <text:p>0.2725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5071">
                <text:p>0.135071</text:p>
              </table:table-cell>
              <table:table-cell office:value-type="float" office:value="0.105082">
                <text:p>0.105082</text:p>
              </table:table-cell>
              <table:table-cell office:value-type="float" office:value="0.076374">
                <text:p>0.076374</text:p>
              </table:table-cell>
              <table:table-cell office:value-type="float" office:value="0.169792">
                <text:p>0.169792</text:p>
              </table:table-cell>
              <table:table-cell office:value-type="float" office:value="0.0754199">
                <text:p>0.0754199</text:p>
              </table:table-cell>
              <table:table-cell office:value-type="float" office:value="-0.000275611">
                <text:p>-0.000275611</text:p>
              </table:table-cell>
              <table:table-cell office:value-type="float" office:value="0.0971982">
                <text:p>0.0971982</text:p>
              </table:table-cell>
              <table:table-cell office:value-type="float" office:value="0.0841229">
                <text:p>0.0841229</text:p>
              </table:table-cell>
              <table:table-cell office:value-type="float" office:value="0.166316">
                <text:p>0.166316</text:p>
              </table:table-cell>
              <table:table-cell office:value-type="float" office:value="0.333254">
                <text:p>0.3332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092">
                <text:p>0.13092</text:p>
              </table:table-cell>
              <table:table-cell office:value-type="float" office:value="0.109833">
                <text:p>0.109833</text:p>
              </table:table-cell>
              <table:table-cell office:value-type="float" office:value="0.074733">
                <text:p>0.074733</text:p>
              </table:table-cell>
              <table:table-cell office:value-type="float" office:value="0.143592">
                <text:p>0.143592</text:p>
              </table:table-cell>
              <table:table-cell office:value-type="float" office:value="0.0715234">
                <text:p>0.0715234</text:p>
              </table:table-cell>
              <table:table-cell office:value-type="float" office:value="-0.00423087">
                <text:p>-0.00423087</text:p>
              </table:table-cell>
              <table:table-cell office:value-type="float" office:value="0.0934786">
                <text:p>0.0934786</text:p>
              </table:table-cell>
              <table:table-cell office:value-type="float" office:value="0.0743592">
                <text:p>0.0743592</text:p>
              </table:table-cell>
              <table:table-cell office:value-type="float" office:value="0.154144">
                <text:p>0.154144</text:p>
              </table:table-cell>
              <table:table-cell office:value-type="float" office:value="0.252448">
                <text:p>0.2524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6929">
                <text:p>0.126929</text:p>
              </table:table-cell>
              <table:table-cell office:value-type="float" office:value="0.0953742">
                <text:p>0.0953742</text:p>
              </table:table-cell>
              <table:table-cell office:value-type="float" office:value="0.0723911">
                <text:p>0.0723911</text:p>
              </table:table-cell>
              <table:table-cell office:value-type="float" office:value="0.138136">
                <text:p>0.138136</text:p>
              </table:table-cell>
              <table:table-cell office:value-type="float" office:value="0.070261">
                <text:p>0.070261</text:p>
              </table:table-cell>
              <table:table-cell office:value-type="float" office:value="-0.0159689">
                <text:p>-0.0159689</text:p>
              </table:table-cell>
              <table:table-cell office:value-type="float" office:value="0.0852417">
                <text:p>0.0852417</text:p>
              </table:table-cell>
              <table:table-cell office:value-type="float" office:value="0.049226">
                <text:p>0.049226</text:p>
              </table:table-cell>
              <table:table-cell office:value-type="float" office:value="0.153489">
                <text:p>0.153489</text:p>
              </table:table-cell>
              <table:table-cell office:value-type="float" office:value="0.190653">
                <text:p>0.190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0355">
                <text:p>0.120355</text:p>
              </table:table-cell>
              <table:table-cell office:value-type="float" office:value="0.0838479">
                <text:p>0.0838479</text:p>
              </table:table-cell>
              <table:table-cell office:value-type="float" office:value="0.0675073">
                <text:p>0.0675073</text:p>
              </table:table-cell>
              <table:table-cell office:value-type="float" office:value="0.0988092">
                <text:p>0.0988092</text:p>
              </table:table-cell>
              <table:table-cell office:value-type="float" office:value="0.0678068">
                <text:p>0.0678068</text:p>
              </table:table-cell>
              <table:table-cell office:value-type="float" office:value="-0.0323301">
                <text:p>-0.0323301</text:p>
              </table:table-cell>
              <table:table-cell office:value-type="float" office:value="0.0841281">
                <text:p>0.0841281</text:p>
              </table:table-cell>
              <table:table-cell office:value-type="float" office:value="0.0383505">
                <text:p>0.0383505</text:p>
              </table:table-cell>
              <table:table-cell office:value-type="float" office:value="0.152803">
                <text:p>0.152803</text:p>
              </table:table-cell>
              <table:table-cell office:value-type="float" office:value="0.291725">
                <text:p>0.291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78">
                <text:p>0.11678</text:p>
              </table:table-cell>
              <table:table-cell office:value-type="float" office:value="0.0751179">
                <text:p>0.0751179</text:p>
              </table:table-cell>
              <table:table-cell office:value-type="float" office:value="0.0657788">
                <text:p>0.0657788</text:p>
              </table:table-cell>
              <table:table-cell office:value-type="float" office:value="0.130892">
                <text:p>0.130892</text:p>
              </table:table-cell>
              <table:table-cell office:value-type="float" office:value="0.0666224">
                <text:p>0.0666224</text:p>
              </table:table-cell>
              <table:table-cell office:value-type="float" office:value="-0.0232198">
                <text:p>-0.0232198</text:p>
              </table:table-cell>
              <table:table-cell office:value-type="float" office:value="0.0831227">
                <text:p>0.0831227</text:p>
              </table:table-cell>
              <table:table-cell office:value-type="float" office:value="0.0546379">
                <text:p>0.0546379</text:p>
              </table:table-cell>
              <table:table-cell office:value-type="float" office:value="0.147474">
                <text:p>0.147474</text:p>
              </table:table-cell>
              <table:table-cell office:value-type="float" office:value="0.0811213">
                <text:p>0.08112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9265">
                <text:p>0.109265</text:p>
              </table:table-cell>
              <table:table-cell office:value-type="float" office:value="0.0608473">
                <text:p>0.0608473</text:p>
              </table:table-cell>
              <table:table-cell office:value-type="float" office:value="0.0650447">
                <text:p>0.0650447</text:p>
              </table:table-cell>
              <table:table-cell office:value-type="float" office:value="0.0930536">
                <text:p>0.0930536</text:p>
              </table:table-cell>
              <table:table-cell office:value-type="float" office:value="0.0642797">
                <text:p>0.0642797</text:p>
              </table:table-cell>
              <table:table-cell office:value-type="float" office:value="-0.0291008">
                <text:p>-0.0291008</text:p>
              </table:table-cell>
              <table:table-cell office:value-type="float" office:value="0.0815866">
                <text:p>0.0815866</text:p>
              </table:table-cell>
              <table:table-cell office:value-type="float" office:value="0.0369185">
                <text:p>0.0369185</text:p>
              </table:table-cell>
              <table:table-cell office:value-type="float" office:value="0.146145">
                <text:p>0.146145</text:p>
              </table:table-cell>
              <table:table-cell office:value-type="float" office:value="0.258765">
                <text:p>0.2587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0405">
                <text:p>0.090405</text:p>
              </table:table-cell>
              <table:table-cell office:value-type="float" office:value="0.0322588">
                <text:p>0.0322588</text:p>
              </table:table-cell>
              <table:table-cell office:value-type="float" office:value="0.063011">
                <text:p>0.063011</text:p>
              </table:table-cell>
              <table:table-cell office:value-type="float" office:value="0.0824491">
                <text:p>0.0824491</text:p>
              </table:table-cell>
              <table:table-cell office:value-type="float" office:value="0.060218">
                <text:p>0.060218</text:p>
              </table:table-cell>
              <table:table-cell office:value-type="float" office:value="-0.0325511">
                <text:p>-0.0325511</text:p>
              </table:table-cell>
              <table:table-cell office:value-type="float" office:value="0.0762077">
                <text:p>0.0762077</text:p>
              </table:table-cell>
              <table:table-cell office:value-type="float" office:value="0.0137681">
                <text:p>0.0137681</text:p>
              </table:table-cell>
              <table:table-cell office:value-type="float" office:value="0.139718">
                <text:p>0.139718</text:p>
              </table:table-cell>
              <table:table-cell office:value-type="float" office:value="0.222304">
                <text:p>0.222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06081">
                <text:p>0.0806081</text:p>
              </table:table-cell>
              <table:table-cell office:value-type="float" office:value="0.0129285">
                <text:p>0.0129285</text:p>
              </table:table-cell>
              <table:table-cell office:value-type="float" office:value="0.0581579">
                <text:p>0.0581579</text:p>
              </table:table-cell>
              <table:table-cell office:value-type="float" office:value="0.0533712">
                <text:p>0.0533712</text:p>
              </table:table-cell>
              <table:table-cell office:value-type="float" office:value="0.0580004">
                <text:p>0.0580004</text:p>
              </table:table-cell>
              <table:table-cell office:value-type="float" office:value="-0.033143">
                <text:p>-0.033143</text:p>
              </table:table-cell>
              <table:table-cell office:value-type="float" office:value="0.0715686">
                <text:p>0.0715686</text:p>
              </table:table-cell>
              <table:table-cell office:value-type="float" office:value="0.0104476">
                <text:p>0.0104476</text:p>
              </table:table-cell>
              <table:table-cell office:value-type="float" office:value="0.136109">
                <text:p>0.136109</text:p>
              </table:table-cell>
              <table:table-cell office:value-type="float" office:value="0.166949">
                <text:p>0.1669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85068">
                <text:p>0.0785068</text:p>
              </table:table-cell>
              <table:table-cell office:value-type="float" office:value="0.0106585">
                <text:p>0.0106585</text:p>
              </table:table-cell>
              <table:table-cell office:value-type="float" office:value="0.0545443">
                <text:p>0.0545443</text:p>
              </table:table-cell>
              <table:table-cell office:value-type="float" office:value="0.0375501">
                <text:p>0.0375501</text:p>
              </table:table-cell>
              <table:table-cell office:value-type="float" office:value="0.0564525">
                <text:p>0.0564525</text:p>
              </table:table-cell>
              <table:table-cell office:value-type="float" office:value="-0.0335117">
                <text:p>-0.0335117</text:p>
              </table:table-cell>
              <table:table-cell office:value-type="float" office:value="0.0698147">
                <text:p>0.0698147</text:p>
              </table:table-cell>
              <table:table-cell office:value-type="float" office:value="-0.00974874">
                <text:p>-0.00974874</text:p>
              </table:table-cell>
              <table:table-cell office:value-type="float" office:value="0.134286">
                <text:p>0.134286</text:p>
              </table:table-cell>
              <table:table-cell office:value-type="float" office:value="0.200869">
                <text:p>0.200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66899">
                <text:p>0.0766899</text:p>
              </table:table-cell>
              <table:table-cell office:value-type="float" office:value="0.0031301">
                <text:p>0.0031301</text:p>
              </table:table-cell>
              <table:table-cell office:value-type="float" office:value="0.0530802">
                <text:p>0.0530802</text:p>
              </table:table-cell>
              <table:table-cell office:value-type="float" office:value="0.0233904">
                <text:p>0.0233904</text:p>
              </table:table-cell>
              <table:table-cell office:value-type="float" office:value="0.0538038">
                <text:p>0.0538038</text:p>
              </table:table-cell>
              <table:table-cell office:value-type="float" office:value="-0.0360358">
                <text:p>-0.0360358</text:p>
              </table:table-cell>
              <table:table-cell office:value-type="float" office:value="0.0656147">
                <text:p>0.0656147</text:p>
              </table:table-cell>
              <table:table-cell office:value-type="float" office:value="-0.0149527">
                <text:p>-0.0149527</text:p>
              </table:table-cell>
              <table:table-cell office:value-type="float" office:value="0.12841">
                <text:p>0.12841</text:p>
              </table:table-cell>
              <table:table-cell office:value-type="float" office:value="0.157391">
                <text:p>0.1573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47588">
                <text:p>0.0747588</text:p>
              </table:table-cell>
              <table:table-cell office:value-type="float" office:value="0.00283447">
                <text:p>0.00283447</text:p>
              </table:table-cell>
              <table:table-cell office:value-type="float" office:value="0.0511561">
                <text:p>0.0511561</text:p>
              </table:table-cell>
              <table:table-cell office:value-type="float" office:value="0.0145072">
                <text:p>0.0145072</text:p>
              </table:table-cell>
              <table:table-cell office:value-type="float" office:value="0.0522451">
                <text:p>0.0522451</text:p>
              </table:table-cell>
              <table:table-cell office:value-type="float" office:value="-0.0354793">
                <text:p>-0.0354793</text:p>
              </table:table-cell>
              <table:table-cell office:value-type="float" office:value="0.063095">
                <text:p>0.063095</text:p>
              </table:table-cell>
              <table:table-cell office:value-type="float" office:value="-0.0266768">
                <text:p>-0.0266768</text:p>
              </table:table-cell>
              <table:table-cell office:value-type="float" office:value="0.124973">
                <text:p>0.124973</text:p>
              </table:table-cell>
              <table:table-cell office:value-type="float" office:value="0.217817">
                <text:p>0.2178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6737">
                <text:p>0.056737</text:p>
              </table:table-cell>
              <table:table-cell office:value-type="float" office:value="-0.0141546">
                <text:p>-0.0141546</text:p>
              </table:table-cell>
              <table:table-cell office:value-type="float" office:value="0.0487563">
                <text:p>0.0487563</text:p>
              </table:table-cell>
              <table:table-cell office:value-type="float" office:value="0.0203104">
                <text:p>0.0203104</text:p>
              </table:table-cell>
              <table:table-cell office:value-type="float" office:value="0.0458739">
                <text:p>0.0458739</text:p>
              </table:table-cell>
              <table:table-cell office:value-type="float" office:value="-0.0412023">
                <text:p>-0.0412023</text:p>
              </table:table-cell>
              <table:table-cell office:value-type="float" office:value="0.0616029">
                <text:p>0.0616029</text:p>
              </table:table-cell>
              <table:table-cell office:value-type="float" office:value="-0.0267037">
                <text:p>-0.0267037</text:p>
              </table:table-cell>
              <table:table-cell office:value-type="float" office:value="0.123813">
                <text:p>0.123813</text:p>
              </table:table-cell>
              <table:table-cell office:value-type="float" office:value="0.152004">
                <text:p>0.152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83088">
                <text:p>0.0483088</text:p>
              </table:table-cell>
              <table:table-cell office:value-type="float" office:value="-0.0188994">
                <text:p>-0.0188994</text:p>
              </table:table-cell>
              <table:table-cell office:value-type="float" office:value="0.0484424">
                <text:p>0.0484424</text:p>
              </table:table-cell>
              <table:table-cell office:value-type="float" office:value="-0.00695806">
                <text:p>-0.00695806</text:p>
              </table:table-cell>
              <table:table-cell office:value-type="float" office:value="0.045323">
                <text:p>0.045323</text:p>
              </table:table-cell>
              <table:table-cell office:value-type="float" office:value="-0.0386054">
                <text:p>-0.0386054</text:p>
              </table:table-cell>
              <table:table-cell office:value-type="float" office:value="0.0593487">
                <text:p>0.0593487</text:p>
              </table:table-cell>
              <table:table-cell office:value-type="float" office:value="-0.0297583">
                <text:p>-0.0297583</text:p>
              </table:table-cell>
              <table:table-cell office:value-type="float" office:value="0.119567">
                <text:p>0.119567</text:p>
              </table:table-cell>
              <table:table-cell office:value-type="float" office:value="0.145192">
                <text:p>0.1451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34606">
                <text:p>0.0434606</text:p>
              </table:table-cell>
              <table:table-cell office:value-type="float" office:value="-0.0173762">
                <text:p>-0.0173762</text:p>
              </table:table-cell>
              <table:table-cell office:value-type="float" office:value="0.0476869">
                <text:p>0.0476869</text:p>
              </table:table-cell>
              <table:table-cell office:value-type="float" office:value="0.0165149">
                <text:p>0.0165149</text:p>
              </table:table-cell>
              <table:table-cell office:value-type="float" office:value="0.0439765">
                <text:p>0.0439765</text:p>
              </table:table-cell>
              <table:table-cell office:value-type="float" office:value="-0.0414766">
                <text:p>-0.0414766</text:p>
              </table:table-cell>
              <table:table-cell office:value-type="float" office:value="0.0579033">
                <text:p>0.0579033</text:p>
              </table:table-cell>
              <table:table-cell office:value-type="float" office:value="-0.03377">
                <text:p>-0.03377</text:p>
              </table:table-cell>
              <table:table-cell office:value-type="float" office:value="0.115368">
                <text:p>0.115368</text:p>
              </table:table-cell>
              <table:table-cell office:value-type="float" office:value="0.131113">
                <text:p>0.1311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28554">
                <text:p>0.0428554</text:p>
              </table:table-cell>
              <table:table-cell office:value-type="float" office:value="0.0171915">
                <text:p>0.0171915</text:p>
              </table:table-cell>
              <table:table-cell office:value-type="float" office:value="0.0471733">
                <text:p>0.0471733</text:p>
              </table:table-cell>
              <table:table-cell office:value-type="float" office:value="-0.00137279">
                <text:p>-0.00137279</text:p>
              </table:table-cell>
              <table:table-cell office:value-type="float" office:value="0.0424334">
                <text:p>0.0424334</text:p>
              </table:table-cell>
              <table:table-cell office:value-type="float" office:value="-0.0406543">
                <text:p>-0.0406543</text:p>
              </table:table-cell>
              <table:table-cell office:value-type="float" office:value="0.055694">
                <text:p>0.055694</text:p>
              </table:table-cell>
              <table:table-cell office:value-type="float" office:value="-0.0357161">
                <text:p>-0.0357161</text:p>
              </table:table-cell>
              <table:table-cell office:value-type="float" office:value="0.104529">
                <text:p>0.104529</text:p>
              </table:table-cell>
              <table:table-cell office:value-type="float" office:value="0.0986473">
                <text:p>0.09864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25054">
                <text:p>0.0425054</text:p>
              </table:table-cell>
              <table:table-cell office:value-type="float" office:value="-0.0262314">
                <text:p>-0.0262314</text:p>
              </table:table-cell>
              <table:table-cell office:value-type="float" office:value="0.0454644">
                <text:p>0.0454644</text:p>
              </table:table-cell>
              <table:table-cell office:value-type="float" office:value="-0.00631939">
                <text:p>-0.00631939</text:p>
              </table:table-cell>
              <table:table-cell office:value-type="float" office:value="0.0383587">
                <text:p>0.0383587</text:p>
              </table:table-cell>
              <table:table-cell office:value-type="float" office:value="-0.0385529">
                <text:p>-0.0385529</text:p>
              </table:table-cell>
              <table:table-cell office:value-type="float" office:value="0.0533628">
                <text:p>0.0533628</text:p>
              </table:table-cell>
              <table:table-cell office:value-type="float" office:value="-0.0374033">
                <text:p>-0.0374033</text:p>
              </table:table-cell>
              <table:table-cell office:value-type="float" office:value="0.101323">
                <text:p>0.101323</text:p>
              </table:table-cell>
              <table:table-cell office:value-type="float" office:value="0.0886426">
                <text:p>0.08864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13944">
                <text:p>0.0413944</text:p>
              </table:table-cell>
              <table:table-cell office:value-type="float" office:value="-0.0165874">
                <text:p>-0.0165874</text:p>
              </table:table-cell>
              <table:table-cell office:value-type="float" office:value="0.0426417">
                <text:p>0.0426417</text:p>
              </table:table-cell>
              <table:table-cell office:value-type="float" office:value="-0.0125334">
                <text:p>-0.0125334</text:p>
              </table:table-cell>
              <table:table-cell office:value-type="float" office:value="0.0365818">
                <text:p>0.0365818</text:p>
              </table:table-cell>
              <table:table-cell office:value-type="float" office:value="-0.0382222">
                <text:p>-0.0382222</text:p>
              </table:table-cell>
              <table:table-cell office:value-type="float" office:value="0.0507217">
                <text:p>0.0507217</text:p>
              </table:table-cell>
              <table:table-cell office:value-type="float" office:value="-0.0382672">
                <text:p>-0.0382672</text:p>
              </table:table-cell>
              <table:table-cell office:value-type="float" office:value="0.0999657">
                <text:p>0.0999657</text:p>
              </table:table-cell>
              <table:table-cell office:value-type="float" office:value="0.0847995">
                <text:p>0.08479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9786">
                <text:p>0.039786</text:p>
              </table:table-cell>
              <table:table-cell office:value-type="float" office:value="-0.0168708">
                <text:p>-0.0168708</text:p>
              </table:table-cell>
              <table:table-cell office:value-type="float" office:value="0.0399885">
                <text:p>0.0399885</text:p>
              </table:table-cell>
              <table:table-cell office:value-type="float" office:value="-0.0188797">
                <text:p>-0.0188797</text:p>
              </table:table-cell>
              <table:table-cell office:value-type="float" office:value="0.0351168">
                <text:p>0.0351168</text:p>
              </table:table-cell>
              <table:table-cell office:value-type="float" office:value="-0.0359506">
                <text:p>-0.0359506</text:p>
              </table:table-cell>
              <table:table-cell office:value-type="float" office:value="0.0495152">
                <text:p>0.0495152</text:p>
              </table:table-cell>
              <table:table-cell office:value-type="float" office:value="-0.0401242">
                <text:p>-0.0401242</text:p>
              </table:table-cell>
              <table:table-cell office:value-type="float" office:value="0.0939807">
                <text:p>0.0939807</text:p>
              </table:table-cell>
              <table:table-cell office:value-type="float" office:value="0.0591901">
                <text:p>0.05919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77024">
                <text:p>0.0377024</text:p>
              </table:table-cell>
              <table:table-cell office:value-type="float" office:value="-0.0169939">
                <text:p>-0.0169939</text:p>
              </table:table-cell>
              <table:table-cell office:value-type="float" office:value="0.038921">
                <text:p>0.038921</text:p>
              </table:table-cell>
              <table:table-cell office:value-type="float" office:value="-0.0143284">
                <text:p>-0.0143284</text:p>
              </table:table-cell>
              <table:table-cell office:value-type="float" office:value="0.0341147">
                <text:p>0.0341147</text:p>
              </table:table-cell>
              <table:table-cell office:value-type="float" office:value="-0.0391233">
                <text:p>-0.0391233</text:p>
              </table:table-cell>
              <table:table-cell office:value-type="float" office:value="0.0483101">
                <text:p>0.0483101</text:p>
              </table:table-cell>
              <table:table-cell office:value-type="float" office:value="-0.036853">
                <text:p>-0.036853</text:p>
              </table:table-cell>
              <table:table-cell office:value-type="float" office:value="0.0926734">
                <text:p>0.0926734</text:p>
              </table:table-cell>
              <table:table-cell office:value-type="float" office:value="0.0762345">
                <text:p>0.0762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69058">
                <text:p>0.0369058</text:p>
              </table:table-cell>
              <table:table-cell office:value-type="float" office:value="-0.0168046">
                <text:p>-0.0168046</text:p>
              </table:table-cell>
              <table:table-cell office:value-type="float" office:value="0.037506">
                <text:p>0.037506</text:p>
              </table:table-cell>
              <table:table-cell office:value-type="float" office:value="-0.0179273">
                <text:p>-0.0179273</text:p>
              </table:table-cell>
              <table:table-cell office:value-type="float" office:value="0.0331103">
                <text:p>0.0331103</text:p>
              </table:table-cell>
              <table:table-cell office:value-type="float" office:value="-0.0259615">
                <text:p>-0.0259615</text:p>
              </table:table-cell>
              <table:table-cell office:value-type="float" office:value="0.0461966">
                <text:p>0.0461966</text:p>
              </table:table-cell>
              <table:table-cell office:value-type="float" office:value="-0.0335337">
                <text:p>-0.0335337</text:p>
              </table:table-cell>
              <table:table-cell office:value-type="float" office:value="0.0918733">
                <text:p>0.0918733</text:p>
              </table:table-cell>
              <table:table-cell office:value-type="float" office:value="0.0584021">
                <text:p>0.05840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43669">
                <text:p>0.0343669</text:p>
              </table:table-cell>
              <table:table-cell office:value-type="float" office:value="-0.0156942">
                <text:p>-0.0156942</text:p>
              </table:table-cell>
              <table:table-cell office:value-type="float" office:value="0.0355413">
                <text:p>0.0355413</text:p>
              </table:table-cell>
              <table:table-cell office:value-type="float" office:value="-0.0191546">
                <text:p>-0.0191546</text:p>
              </table:table-cell>
              <table:table-cell office:value-type="float" office:value="0.0327069">
                <text:p>0.0327069</text:p>
              </table:table-cell>
              <table:table-cell office:value-type="float" office:value="-0.035584">
                <text:p>-0.035584</text:p>
              </table:table-cell>
              <table:table-cell office:value-type="float" office:value="0.0455635">
                <text:p>0.0455635</text:p>
              </table:table-cell>
              <table:table-cell office:value-type="float" office:value="-0.0367667">
                <text:p>-0.0367667</text:p>
              </table:table-cell>
              <table:table-cell office:value-type="float" office:value="0.0867351">
                <text:p>0.0867351</text:p>
              </table:table-cell>
              <table:table-cell office:value-type="float" office:value="0.00688159">
                <text:p>0.006881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17772">
                <text:p>0.0317772</text:p>
              </table:table-cell>
              <table:table-cell office:value-type="float" office:value="0.00930656">
                <text:p>0.00930656</text:p>
              </table:table-cell>
              <table:table-cell office:value-type="float" office:value="0.0347792">
                <text:p>0.0347792</text:p>
              </table:table-cell>
              <table:table-cell office:value-type="float" office:value="-0.0241419">
                <text:p>-0.0241419</text:p>
              </table:table-cell>
              <table:table-cell office:value-type="float" office:value="0.0318891">
                <text:p>0.0318891</text:p>
              </table:table-cell>
              <table:table-cell office:value-type="float" office:value="-0.035678">
                <text:p>-0.035678</text:p>
              </table:table-cell>
              <table:table-cell office:value-type="float" office:value="0.0415809">
                <text:p>0.0415809</text:p>
              </table:table-cell>
              <table:table-cell office:value-type="float" office:value="-0.0400423">
                <text:p>-0.0400423</text:p>
              </table:table-cell>
              <table:table-cell office:value-type="float" office:value="0.0858621">
                <text:p>0.0858621</text:p>
              </table:table-cell>
              <table:table-cell office:value-type="float" office:value="0.0384774">
                <text:p>0.03847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16236">
                <text:p>0.0316236</text:p>
              </table:table-cell>
              <table:table-cell office:value-type="float" office:value="-0.0164014">
                <text:p>-0.0164014</text:p>
              </table:table-cell>
              <table:table-cell office:value-type="float" office:value="0.0343655">
                <text:p>0.0343655</text:p>
              </table:table-cell>
              <table:table-cell office:value-type="float" office:value="-0.0168635">
                <text:p>-0.0168635</text:p>
              </table:table-cell>
              <table:table-cell office:value-type="float" office:value="0.02955">
                <text:p>0.02955</text:p>
              </table:table-cell>
              <table:table-cell office:value-type="float" office:value="-0.0355827">
                <text:p>-0.0355827</text:p>
              </table:table-cell>
              <table:table-cell office:value-type="float" office:value="0.038825">
                <text:p>0.038825</text:p>
              </table:table-cell>
              <table:table-cell office:value-type="float" office:value="-0.0510589">
                <text:p>-0.0510589</text:p>
              </table:table-cell>
              <table:table-cell office:value-type="float" office:value="0.0832738">
                <text:p>0.0832738</text:p>
              </table:table-cell>
              <table:table-cell office:value-type="float" office:value="0.00685092">
                <text:p>0.006850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05412">
                <text:p>0.0305412</text:p>
              </table:table-cell>
              <table:table-cell office:value-type="float" office:value="-0.00983038">
                <text:p>-0.00983038</text:p>
              </table:table-cell>
              <table:table-cell office:value-type="float" office:value="0.0338701">
                <text:p>0.0338701</text:p>
              </table:table-cell>
              <table:table-cell office:value-type="float" office:value="-0.0190754">
                <text:p>-0.0190754</text:p>
              </table:table-cell>
              <table:table-cell office:value-type="float" office:value="0.0283789">
                <text:p>0.0283789</text:p>
              </table:table-cell>
              <table:table-cell office:value-type="float" office:value="-0.0342981">
                <text:p>-0.0342981</text:p>
              </table:table-cell>
              <table:table-cell office:value-type="float" office:value="0.0385528">
                <text:p>0.0385528</text:p>
              </table:table-cell>
              <table:table-cell office:value-type="float" office:value="-0.042633">
                <text:p>-0.042633</text:p>
              </table:table-cell>
              <table:table-cell office:value-type="float" office:value="0.0817835">
                <text:p>0.0817835</text:p>
              </table:table-cell>
              <table:table-cell office:value-type="float" office:value="0.0211003">
                <text:p>0.0211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01403">
                <text:p>0.0301403</text:p>
              </table:table-cell>
              <table:table-cell office:value-type="float" office:value="-0.015455">
                <text:p>-0.015455</text:p>
              </table:table-cell>
              <table:table-cell office:value-type="float" office:value="0.0329892">
                <text:p>0.0329892</text:p>
              </table:table-cell>
              <table:table-cell office:value-type="float" office:value="-0.0182717">
                <text:p>-0.0182717</text:p>
              </table:table-cell>
              <table:table-cell office:value-type="float" office:value="0.0275436">
                <text:p>0.0275436</text:p>
              </table:table-cell>
              <table:table-cell office:value-type="float" office:value="-0.0329933">
                <text:p>-0.0329933</text:p>
              </table:table-cell>
              <table:table-cell office:value-type="float" office:value="0.0371472">
                <text:p>0.0371472</text:p>
              </table:table-cell>
              <table:table-cell office:value-type="float" office:value="-0.0484268">
                <text:p>-0.0484268</text:p>
              </table:table-cell>
              <table:table-cell office:value-type="float" office:value="0.0793305">
                <text:p>0.0793305</text:p>
              </table:table-cell>
              <table:table-cell office:value-type="float" office:value="0.0113834">
                <text:p>0.01138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89402">
                <text:p>0.0289402</text:p>
              </table:table-cell>
              <table:table-cell office:value-type="float" office:value="-0.0134028">
                <text:p>-0.0134028</text:p>
              </table:table-cell>
              <table:table-cell office:value-type="float" office:value="0.0321146">
                <text:p>0.0321146</text:p>
              </table:table-cell>
              <table:table-cell office:value-type="float" office:value="-0.0220377">
                <text:p>-0.0220377</text:p>
              </table:table-cell>
              <table:table-cell office:value-type="float" office:value="0.0261148">
                <text:p>0.0261148</text:p>
              </table:table-cell>
              <table:table-cell office:value-type="float" office:value="-0.0291049">
                <text:p>-0.0291049</text:p>
              </table:table-cell>
              <table:table-cell office:value-type="float" office:value="0.0360269">
                <text:p>0.0360269</text:p>
              </table:table-cell>
              <table:table-cell office:value-type="float" office:value="-0.0456183">
                <text:p>-0.0456183</text:p>
              </table:table-cell>
              <table:table-cell office:value-type="float" office:value="0.0768333">
                <text:p>0.0768333</text:p>
              </table:table-cell>
              <table:table-cell office:value-type="float" office:value="0.00597543">
                <text:p>0.005975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77075">
                <text:p>0.0277075</text:p>
              </table:table-cell>
              <table:table-cell office:value-type="float" office:value="-0.0140076">
                <text:p>-0.0140076</text:p>
              </table:table-cell>
              <table:table-cell office:value-type="float" office:value="0.0312528">
                <text:p>0.0312528</text:p>
              </table:table-cell>
              <table:table-cell office:value-type="float" office:value="-0.0210862">
                <text:p>-0.0210862</text:p>
              </table:table-cell>
              <table:table-cell office:value-type="float" office:value="0.0239642">
                <text:p>0.0239642</text:p>
              </table:table-cell>
              <table:table-cell office:value-type="float" office:value="-0.0259834">
                <text:p>-0.0259834</text:p>
              </table:table-cell>
              <table:table-cell office:value-type="float" office:value="0.0349063">
                <text:p>0.0349063</text:p>
              </table:table-cell>
              <table:table-cell office:value-type="float" office:value="-0.0494509">
                <text:p>-0.0494509</text:p>
              </table:table-cell>
              <table:table-cell office:value-type="float" office:value="0.0738065">
                <text:p>0.0738065</text:p>
              </table:table-cell>
              <table:table-cell office:value-type="float" office:value="0.00437004">
                <text:p>0.00437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57214">
                <text:p>0.0257214</text:p>
              </table:table-cell>
              <table:table-cell office:value-type="float" office:value="-0.014318">
                <text:p>-0.014318</text:p>
              </table:table-cell>
              <table:table-cell office:value-type="float" office:value="0.0290013">
                <text:p>0.0290013</text:p>
              </table:table-cell>
              <table:table-cell office:value-type="float" office:value="-0.0259755">
                <text:p>-0.0259755</text:p>
              </table:table-cell>
              <table:table-cell office:value-type="float" office:value="0.0236084">
                <text:p>0.0236084</text:p>
              </table:table-cell>
              <table:table-cell office:value-type="float" office:value="-0.0216868">
                <text:p>-0.0216868</text:p>
              </table:table-cell>
              <table:table-cell office:value-type="float" office:value="0.0344656">
                <text:p>0.0344656</text:p>
              </table:table-cell>
              <table:table-cell office:value-type="float" office:value="-0.0484491">
                <text:p>-0.0484491</text:p>
              </table:table-cell>
              <table:table-cell office:value-type="float" office:value="0.0711582">
                <text:p>0.0711582</text:p>
              </table:table-cell>
              <table:table-cell office:value-type="float" office:value="0.00229311">
                <text:p>0.002293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12554">
                <text:p>0.0212554</text:p>
              </table:table-cell>
              <table:table-cell office:value-type="float" office:value="-0.0051291">
                <text:p>-0.0051291</text:p>
              </table:table-cell>
              <table:table-cell office:value-type="float" office:value="0.0279428">
                <text:p>0.0279428</text:p>
              </table:table-cell>
              <table:table-cell office:value-type="float" office:value="-0.0263058">
                <text:p>-0.0263058</text:p>
              </table:table-cell>
              <table:table-cell office:value-type="float" office:value="0.022653">
                <text:p>0.022653</text:p>
              </table:table-cell>
              <table:table-cell office:value-type="float" office:value="0.117299">
                <text:p>0.117299</text:p>
              </table:table-cell>
              <table:table-cell office:value-type="float" office:value="0.0333919">
                <text:p>0.0333919</text:p>
              </table:table-cell>
              <table:table-cell office:value-type="float" office:value="-0.0469819">
                <text:p>-0.0469819</text:p>
              </table:table-cell>
              <table:table-cell office:value-type="float" office:value="0.0645747">
                <text:p>0.0645747</text:p>
              </table:table-cell>
              <table:table-cell office:value-type="float" office:value="-0.00778105">
                <text:p>-0.00778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50697">
                <text:p>0.0150697</text:p>
              </table:table-cell>
              <table:table-cell office:value-type="float" office:value="-0.00623494">
                <text:p>-0.00623494</text:p>
              </table:table-cell>
              <table:table-cell office:value-type="float" office:value="0.0271977">
                <text:p>0.0271977</text:p>
              </table:table-cell>
              <table:table-cell office:value-type="float" office:value="-0.0287087">
                <text:p>-0.0287087</text:p>
              </table:table-cell>
              <table:table-cell office:value-type="float" office:value="0.0225256">
                <text:p>0.0225256</text:p>
              </table:table-cell>
              <table:table-cell office:value-type="float" office:value="-0.0186296">
                <text:p>-0.0186296</text:p>
              </table:table-cell>
              <table:table-cell office:value-type="float" office:value="0.030811">
                <text:p>0.030811</text:p>
              </table:table-cell>
              <table:table-cell office:value-type="float" office:value="-0.0439024">
                <text:p>-0.0439024</text:p>
              </table:table-cell>
              <table:table-cell office:value-type="float" office:value="0.0640183">
                <text:p>0.0640183</text:p>
              </table:table-cell>
              <table:table-cell office:value-type="float" office:value="0.00191616">
                <text:p>0.001916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8999">
                <text:p>0.0138999</text:p>
              </table:table-cell>
              <table:table-cell office:value-type="float" office:value="-0.00421868">
                <text:p>-0.00421868</text:p>
              </table:table-cell>
              <table:table-cell office:value-type="float" office:value="0.0266318">
                <text:p>0.0266318</text:p>
              </table:table-cell>
              <table:table-cell office:value-type="float" office:value="-0.0218141">
                <text:p>-0.0218141</text:p>
              </table:table-cell>
              <table:table-cell office:value-type="float" office:value="0.0206104">
                <text:p>0.0206104</text:p>
              </table:table-cell>
              <table:table-cell office:value-type="float" office:value="-0.0160899">
                <text:p>-0.0160899</text:p>
              </table:table-cell>
              <table:table-cell office:value-type="float" office:value="0.0287595">
                <text:p>0.0287595</text:p>
              </table:table-cell>
              <table:table-cell office:value-type="float" office:value="-0.0335603">
                <text:p>-0.0335603</text:p>
              </table:table-cell>
              <table:table-cell office:value-type="float" office:value="0.0628942">
                <text:p>0.0628942</text:p>
              </table:table-cell>
              <table:table-cell office:value-type="float" office:value="-0.00369996">
                <text:p>-0.003699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3496">
                <text:p>0.013496</text:p>
              </table:table-cell>
              <table:table-cell office:value-type="float" office:value="-0.00346857">
                <text:p>-0.00346857</text:p>
              </table:table-cell>
              <table:table-cell office:value-type="float" office:value="0.0264954">
                <text:p>0.0264954</text:p>
              </table:table-cell>
              <table:table-cell office:value-type="float" office:value="-0.0328746">
                <text:p>-0.0328746</text:p>
              </table:table-cell>
              <table:table-cell office:value-type="float" office:value="0.0186222">
                <text:p>0.0186222</text:p>
              </table:table-cell>
              <table:table-cell office:value-type="float" office:value="-0.013082">
                <text:p>-0.013082</text:p>
              </table:table-cell>
              <table:table-cell office:value-type="float" office:value="0.0284091">
                <text:p>0.0284091</text:p>
              </table:table-cell>
              <table:table-cell office:value-type="float" office:value="-0.0457799">
                <text:p>-0.0457799</text:p>
              </table:table-cell>
              <table:table-cell office:value-type="float" office:value="0.0601367">
                <text:p>0.0601367</text:p>
              </table:table-cell>
              <table:table-cell office:value-type="float" office:value="-0.00448677">
                <text:p>-0.004486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12158">
                <text:p>0.0112158</text:p>
              </table:table-cell>
              <table:table-cell office:value-type="float" office:value="-0.00146265">
                <text:p>-0.00146265</text:p>
              </table:table-cell>
              <table:table-cell office:value-type="float" office:value="0.0260738">
                <text:p>0.0260738</text:p>
              </table:table-cell>
              <table:table-cell office:value-type="float" office:value="-0.0305899">
                <text:p>-0.0305899</text:p>
              </table:table-cell>
              <table:table-cell office:value-type="float" office:value="0.0180712">
                <text:p>0.0180712</text:p>
              </table:table-cell>
              <table:table-cell office:value-type="float" office:value="-0.0144807">
                <text:p>-0.0144807</text:p>
              </table:table-cell>
              <table:table-cell office:value-type="float" office:value="0.0278878">
                <text:p>0.0278878</text:p>
              </table:table-cell>
              <table:table-cell office:value-type="float" office:value="-0.03901">
                <text:p>-0.03901</text:p>
              </table:table-cell>
              <table:table-cell office:value-type="float" office:value="0.0572793">
                <text:p>0.0572793</text:p>
              </table:table-cell>
              <table:table-cell office:value-type="float" office:value="-0.00966328">
                <text:p>-0.009663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8772">
                <text:p>0.0108772</text:p>
              </table:table-cell>
              <table:table-cell office:value-type="float" office:value="-0.0007504">
                <text:p>-0.0007504</text:p>
              </table:table-cell>
              <table:table-cell office:value-type="float" office:value="0.0236527">
                <text:p>0.0236527</text:p>
              </table:table-cell>
              <table:table-cell office:value-type="float" office:value="-0.0314942">
                <text:p>-0.0314942</text:p>
              </table:table-cell>
              <table:table-cell office:value-type="float" office:value="0.0171485">
                <text:p>0.0171485</text:p>
              </table:table-cell>
              <table:table-cell office:value-type="float" office:value="-0.0131304">
                <text:p>-0.0131304</text:p>
              </table:table-cell>
              <table:table-cell office:value-type="float" office:value="0.026683">
                <text:p>0.026683</text:p>
              </table:table-cell>
              <table:table-cell office:value-type="float" office:value="-0.0374932">
                <text:p>-0.0374932</text:p>
              </table:table-cell>
              <table:table-cell office:value-type="float" office:value="0.0565072">
                <text:p>0.0565072</text:p>
              </table:table-cell>
              <table:table-cell office:value-type="float" office:value="-0.00953702">
                <text:p>-0.009537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9211">
                <text:p>0.0229211</text:p>
              </table:table-cell>
              <table:table-cell office:value-type="float" office:value="-0.0312251">
                <text:p>-0.031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7323">
                <text:p>0.0217323</text:p>
              </table:table-cell>
              <table:table-cell office:value-type="float" office:value="-0.0290666">
                <text:p>-0.029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8168">
                <text:p>0.0208168</text:p>
              </table:table-cell>
              <table:table-cell office:value-type="float" office:value="0.0150562">
                <text:p>0.015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7108">
                <text:p>0.0207108</text:p>
              </table:table-cell>
              <table:table-cell office:value-type="float" office:value="-0.0383033">
                <text:p>-0.038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3816">
                <text:p>0.0203816</text:p>
              </table:table-cell>
              <table:table-cell office:value-type="float" office:value="-0.0230691">
                <text:p>-0.0230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251">
                <text:p>0.0195251</text:p>
              </table:table-cell>
              <table:table-cell office:value-type="float" office:value="-0.0220141">
                <text:p>-0.022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93">
                <text:p>0.018393</text:p>
              </table:table-cell>
              <table:table-cell office:value-type="float" office:value="-0.0463041">
                <text:p>-0.046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097">
                <text:p>0.0183097</text:p>
              </table:table-cell>
              <table:table-cell office:value-type="float" office:value="-0.0170144">
                <text:p>-0.017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1016">
                <text:p>0.0181016</text:p>
              </table:table-cell>
              <table:table-cell office:value-type="float" office:value="-0.0191295">
                <text:p>-0.019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805">
                <text:p>0.0168805</text:p>
              </table:table-cell>
              <table:table-cell office:value-type="float" office:value="-0.0166242">
                <text:p>-0.016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5223">
                <text:p>0.0165223</text:p>
              </table:table-cell>
              <table:table-cell office:value-type="float" office:value="-0.0160719">
                <text:p>-0.016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